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Default" style:data-style-name="N0"/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4" style:family="table-cell" style:parent-style-name="Default" style:data-style-name="N0"/>
    <style:style style:name="ce5" style:family="table-cell" style:parent-style-name="_21315__20998__20301__91_0_93_" style:data-style-name="N48"/>
    <style:style style:name="ce6" style:family="table-cell" style:parent-style-name="_21315__20998__20301__91_0_93_" style:data-style-name="N48"/>
    <style:style style:name="ce7" style:family="table-cell" style:parent-style-name="_21315__20998__20301__91_0_93_" style:data-style-name="N48">
      <style:table-cell-properties style:cell-protect="none"/>
    </style:style>
    <style:style style:name="ce8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none" fo:border-right="none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6" style:family="table-cell" style:parent-style-name="_21315__20998__20301__91_0_93_" style:data-style-name="N49">
      <style:table-cell-properties fo:border-top="none" fo:border-bottom="none" fo:border-left="thin solid #000000" fo:border-right="none"/>
    </style:style>
    <style:style style:name="ce17" style:family="table-cell" style:parent-style-name="_21315__20998__20301__91_0_93_" style:data-style-name="N49">
      <style:table-cell-properties fo:border-top="none" fo:border-bottom="none" fo:border-left="thin solid #000000" fo:border-right="thin solid #000000"/>
    </style:style>
    <style:style style:name="ce18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0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</style:style>
    <style:style style:name="ce2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</style:style>
    <style:style style:name="ce25" style:family="table-cell" style:parent-style-name="_21315__20998__20301__91_0_93_" style:data-style-name="N49">
      <style:table-cell-properties fo:border-top="none" fo:border-bottom="thin solid #000000" fo:border-left="thin solid #000000" fo:border-right="none"/>
    </style:style>
    <style:style style:name="ce2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28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</style:style>
    <style:style style:name="ce29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</style:style>
    <style:style style:name="ce30" style:family="table-cell" style:parent-style-name="_21315__20998__20301__91_0_93_" style:data-style-name="N49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3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3" style:family="table-cell" style:parent-style-name="_21315__20998__20301__91_0_93_" style:data-style-name="N49">
      <style:table-cell-properties fo:border-top="none" fo:border-bottom="thin solid #000000" fo:border-left="thin solid #000000" fo:border-right="none" style:cell-protect="none"/>
      <style:text-properties fo:font-weight="bold" style:font-weight-asian="bold" style:font-weight-complex="bold"/>
    </style:style>
    <style:style style:name="ce44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cell-protect="none"/>
      <style:text-properties fo:font-weight="bold" style:font-weight-asian="bold" style:font-weight-complex="bold"/>
    </style:style>
    <style:style style:name="ce45" style:family="table-cell" style:parent-style-name="_21315__20998__20301__91_0_93_" style:data-style-name="N49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46" style:family="table-cell" style:parent-style-name="_21315__20998__20301__91_0_93_" style:data-style-name="N49">
      <style:table-cell-properties fo:border-top="none" fo:border-bottom="none" fo:border-left="thin solid #000000" fo:border-right="thin solid #000000" style:cell-protect="none"/>
      <style:text-properties fo:font-weight="bold" style:font-weight-asian="bold" style:font-weight-complex="bold"/>
    </style:style>
    <style:style style:name="ce47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8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50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5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RCRPM10B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9" style:family="table-cell" style:parent-style-name="_19968__33324__RCRPM10B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0" style:family="table-cell" style:parent-style-name="_19968__33324__RCRPM10B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1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2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3" style:family="table-cell" style:parent-style-name="_19968__33324__RCRPM10B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4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5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6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6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1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2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73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5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6" style:family="table-cell" style:parent-style-name="_21315__20998__20301__91_0_93_" style:data-style-name="N48">
      <style:table-cell-properties fo:border-top="none" fo:border-bottom="thin solid #000000" fo:border-left="none" fo:border-right="none" style:vertical-align="top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77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8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79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8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1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82" style:family="table-cell" style:parent-style-name="_21315__20998__20301__91_0_93_" style:data-style-name="N48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069166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page" style:column-width="4.60375cm"/>
    </style:style>
    <style:style style:name="co6" style:family="table-column">
      <style:table-column-properties fo:break-before="page" style:column-width="2.96333333333333cm"/>
    </style:style>
    <style:style style:name="co7" style:family="table-column">
      <style:table-column-properties fo:break-before="auto" style:column-width="2.275416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7pt" style:use-optimal-row-height="false" fo:break-before="auto"/>
    </style:style>
    <style:style style:name="ro4" style:family="table-row">
      <style:table-row-properties style:row-height="14.7pt" style:use-optimal-row-height="false" fo:break-before="page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number-columns-repeated="2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1" table:default-cell-style-name="ce1"/>
        <table:table-column table:style-name="co6" table:default-cell-style-name="ce1"/>
        <table:table-column table:style-name="co4" table:number-columns-repeated="12" table:default-cell-style-name="ce1"/>
        <table:table-column table:style-name="co7" table:number-columns-repeated="16260" table:default-cell-style-name="ce1"/>
        <table:table-row table:style-name="ro1">
          <table:table-cell table:number-columns-repeated="2" table:style-name="ce15"/>
          <table:table-cell table:style-name="ce77"/>
          <table:table-cell table:style-name="ce66"/>
          <table:table-cell office:value-type="string" table:style-name="ce79">
            <text:p><text:s text:c="14"/>各縣市人口數按性別及單一年齡分</text:p>
          </table:table-cell>
          <table:table-cell table:number-columns-repeated="11" table:style-name="ce66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1" table:style-name="ce77"/>
          <table:table-cell table:style-name="ce78"/>
          <table:table-cell table:number-columns-repeated="12" table:style-name="ce77"/>
          <table:table-cell table:style-name="ce78"/>
          <table:table-cell table:number-columns-repeated="16270" table:style-name="ce77"/>
        </table:table-row>
        <table:table-row table:style-name="ro1">
          <table:table-cell table:number-columns-repeated="2" table:style-name="ce76"/>
          <table:table-cell table:style-name="ce66"/>
          <table:table-cell table:style-name="ce68"/>
          <table:table-cell table:style-name="ce66"/>
          <table:table-cell office:value-type="string" table:style-name="ce75">
            <text:p><text:s text:c="11"/>中 華 民 國 106 年 6 月 底<text:s/></text:p>
          </table:table-cell>
          <table:table-cell table:style-name="ce69"/>
          <table:table-cell table:number-columns-repeated="7" table:style-name="ce68"/>
          <table:table-cell table:style-name="ce74"/>
          <table:table-cell table:style-name="ce68"/>
          <table:table-cell table:number-columns-repeated="4" table:style-name="ce70"/>
          <table:table-cell table:number-columns-repeated="7" table:style-name="ce68"/>
          <table:table-cell table:style-name="ce73"/>
          <table:table-cell table:style-name="ce66"/>
          <table:table-cell table:number-columns-repeated="3"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number-columns-repeated="2" table:style-name="ce69"/>
          <table:table-cell table:number-columns-repeated="7" table:style-name="ce68"/>
          <table:table-cell table:style-name="ce66"/>
          <table:table-cell table:style-name="ce72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71"/>
          <table:table-cell table:style-name="ce70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8" table:style-name="ce68"/>
          <table:table-cell table:style-name="ce66"/>
          <table:table-cell table:style-name="ce69"/>
          <table:table-cell table:style-name="ce66"/>
          <table:table-cell table:style-name="ce69"/>
          <table:table-cell table:number-columns-repeated="9" table:style-name="ce68"/>
          <table:table-cell table:style-name="ce66"/>
          <table:table-cell table:style-name="ce69"/>
          <table:table-cell table:style-name="ce66"/>
          <table:table-cell table:style-name="ce69"/>
          <table:table-cell table:style-name="ce66"/>
          <table:table-cell table:number-columns-repeated="5" table:style-name="ce68"/>
          <table:table-cell office:value-type="string" table:style-name="ce67">
            <text:p><text:s text:c="4"/>單位：人</text:p>
          </table:table-cell>
          <table:table-cell table:number-columns-repeated="16260" table:style-name="ce66"/>
        </table:table-row>
        <table:table-row table:style-name="ro2">
          <table:table-cell office:value-type="string" table:number-columns-spanned="1" table:number-rows-spanned="2" table:style-name="ce81">
            <text:p>區<text:s/><text:span text:style-name="T4"><text:s/></text:span>域<text:span text:style-name="T4"><text:s text:c="2"/></text:span>別</text:p>
          </table:table-cell>
          <table:table-cell office:value-type="string" table:number-columns-spanned="1" table:number-rows-spanned="2" table:style-name="ce82">
            <text:p>性別</text:p>
          </table:table-cell>
          <table:table-cell office:value-type="string" table:number-columns-spanned="1" table:number-rows-spanned="2" table:style-name="ce80">
            <text:p>總　計</text:p>
          </table:table-cell>
          <table:table-cell office:value-type="string" table:number-columns-spanned="6" table:number-rows-spanned="1" table:style-name="ce80">
            <text:p>０　～　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　～　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０　～　１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１５　～　１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０　～　２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２５　～　２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０　～　３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３５　～　３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０　～　４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４５　～　４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０　～　５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５５　～　５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０　～　６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６５　～　６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０　～　７４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７５　～　７９<text:span text:style-name="T4"><text:s text:c="2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０　～　８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８５　～　８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０　～　９４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6" table:number-rows-spanned="1" table:style-name="ce80">
            <text:p>９５　～　９９<text:span text:style-name="T4"><text:s text:c="3"/></text:span><text:span text:style-name="T7">歲</text:span></text:p>
          </table:table-cell>
          <table:covered-table-cell table:number-columns-repeated="5"/>
          <table:table-cell office:value-type="string" table:number-columns-spanned="1" table:number-rows-spanned="2" table:style-name="ce62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55">
            <text:p>合　計</text:p>
          </table:table-cell>
          <table:table-cell office:value-type="float" office:value="0" table:style-name="ce54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2" table:style-name="ce54">
            <text:p>2</text:p>
          </table:table-cell>
          <table:table-cell office:value-type="float" office:value="3" table:style-name="ce54">
            <text:p>3</text:p>
          </table:table-cell>
          <table:table-cell office:value-type="float" office:value="4" table:style-name="ce54">
            <text:p>4</text:p>
          </table:table-cell>
          <table:table-cell office:value-type="string" table:style-name="ce55">
            <text:p>合　計</text:p>
          </table:table-cell>
          <table:table-cell office:value-type="float" office:value="5" table:style-name="ce54">
            <text:p>5</text:p>
          </table:table-cell>
          <table:table-cell office:value-type="float" office:value="6" table:style-name="ce54">
            <text:p>6</text:p>
          </table:table-cell>
          <table:table-cell office:value-type="float" office:value="7" table:style-name="ce54">
            <text:p>7</text:p>
          </table:table-cell>
          <table:table-cell office:value-type="float" office:value="8" table:style-name="ce54">
            <text:p>8</text:p>
          </table:table-cell>
          <table:table-cell office:value-type="float" office:value="9" table:style-name="ce54">
            <text:p>9</text:p>
          </table:table-cell>
          <table:table-cell office:value-type="string" table:style-name="ce54">
            <text:p>合計</text:p>
          </table:table-cell>
          <table:table-cell office:value-type="float" office:value="10" table:style-name="ce54">
            <text:p>10</text:p>
          </table:table-cell>
          <table:table-cell office:value-type="float" office:value="11" table:style-name="ce54">
            <text:p>11</text:p>
          </table:table-cell>
          <table:table-cell office:value-type="float" office:value="12" table:style-name="ce54">
            <text:p>1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4">
            <text:p>14</text:p>
          </table:table-cell>
          <table:table-cell office:value-type="string" table:style-name="ce54">
            <text:p>合　計</text:p>
          </table:table-cell>
          <table:table-cell office:value-type="float" office:value="15" table:style-name="ce54">
            <text:p>15</text:p>
          </table:table-cell>
          <table:table-cell office:value-type="float" office:value="16" table:style-name="ce54">
            <text:p>16</text:p>
          </table:table-cell>
          <table:table-cell office:value-type="float" office:value="17" table:style-name="ce54">
            <text:p>17</text:p>
          </table:table-cell>
          <table:table-cell office:value-type="float" office:value="18" table:style-name="ce54">
            <text:p>18</text:p>
          </table:table-cell>
          <table:table-cell office:value-type="float" office:value="19" table:style-name="ce54">
            <text:p>19</text:p>
          </table:table-cell>
          <table:table-cell office:value-type="string" table:style-name="ce54">
            <text:p>合　計</text:p>
          </table:table-cell>
          <table:table-cell office:value-type="float" office:value="20" table:style-name="ce54">
            <text:p>20</text:p>
          </table:table-cell>
          <table:table-cell office:value-type="float" office:value="21" table:style-name="ce54">
            <text:p>21</text:p>
          </table:table-cell>
          <table:table-cell office:value-type="float" office:value="22" table:style-name="ce54">
            <text:p>22</text:p>
          </table:table-cell>
          <table:table-cell office:value-type="float" office:value="23" table:style-name="ce54">
            <text:p>23</text:p>
          </table:table-cell>
          <table:table-cell office:value-type="float" office:value="24" table:style-name="ce54">
            <text:p>24</text:p>
          </table:table-cell>
          <table:table-cell office:value-type="string" table:style-name="ce54">
            <text:p>合　計</text:p>
          </table:table-cell>
          <table:table-cell office:value-type="float" office:value="25" table:style-name="ce54">
            <text:p>25</text:p>
          </table:table-cell>
          <table:table-cell office:value-type="float" office:value="26" table:style-name="ce54">
            <text:p>26</text:p>
          </table:table-cell>
          <table:table-cell office:value-type="float" office:value="27" table:style-name="ce54">
            <text:p>27</text:p>
          </table:table-cell>
          <table:table-cell office:value-type="float" office:value="28" table:style-name="ce54">
            <text:p>28</text:p>
          </table:table-cell>
          <table:table-cell office:value-type="float" office:value="29" table:style-name="ce54">
            <text:p>29</text:p>
          </table:table-cell>
          <table:table-cell office:value-type="string" table:style-name="ce54">
            <text:p>合　計</text:p>
          </table:table-cell>
          <table:table-cell office:value-type="float" office:value="30" table:style-name="ce54">
            <text:p>30</text:p>
          </table:table-cell>
          <table:table-cell office:value-type="float" office:value="31" table:style-name="ce54">
            <text:p>31</text:p>
          </table:table-cell>
          <table:table-cell office:value-type="float" office:value="32" table:style-name="ce54">
            <text:p>32</text:p>
          </table:table-cell>
          <table:table-cell office:value-type="float" office:value="33" table:style-name="ce54">
            <text:p>33</text:p>
          </table:table-cell>
          <table:table-cell office:value-type="float" office:value="34" table:style-name="ce54">
            <text:p>34</text:p>
          </table:table-cell>
          <table:table-cell office:value-type="string" table:style-name="ce54">
            <text:p>合　計</text:p>
          </table:table-cell>
          <table:table-cell office:value-type="float" office:value="35" table:style-name="ce54">
            <text:p>35</text:p>
          </table:table-cell>
          <table:table-cell office:value-type="float" office:value="36" table:style-name="ce54">
            <text:p>36</text:p>
          </table:table-cell>
          <table:table-cell office:value-type="float" office:value="37" table:style-name="ce54">
            <text:p>37</text:p>
          </table:table-cell>
          <table:table-cell office:value-type="float" office:value="38" table:style-name="ce54">
            <text:p>38</text:p>
          </table:table-cell>
          <table:table-cell office:value-type="float" office:value="39" table:style-name="ce54">
            <text:p>39</text:p>
          </table:table-cell>
          <table:table-cell office:value-type="string" table:style-name="ce54">
            <text:p>合　計</text:p>
          </table:table-cell>
          <table:table-cell office:value-type="float" office:value="40" table:style-name="ce54">
            <text:p>40</text:p>
          </table:table-cell>
          <table:table-cell office:value-type="float" office:value="41" table:style-name="ce54">
            <text:p>41</text:p>
          </table:table-cell>
          <table:table-cell office:value-type="float" office:value="42" table:style-name="ce54">
            <text:p>42</text:p>
          </table:table-cell>
          <table:table-cell office:value-type="float" office:value="43" table:style-name="ce54">
            <text:p>43</text:p>
          </table:table-cell>
          <table:table-cell office:value-type="float" office:value="44" table:style-name="ce54">
            <text:p>44</text:p>
          </table:table-cell>
          <table:table-cell office:value-type="string" table:style-name="ce54">
            <text:p>合　計</text:p>
          </table:table-cell>
          <table:table-cell office:value-type="float" office:value="45" table:style-name="ce54">
            <text:p>45</text:p>
          </table:table-cell>
          <table:table-cell office:value-type="float" office:value="46" table:style-name="ce54">
            <text:p>46</text:p>
          </table:table-cell>
          <table:table-cell office:value-type="float" office:value="47" table:style-name="ce54">
            <text:p>47</text:p>
          </table:table-cell>
          <table:table-cell office:value-type="float" office:value="48" table:style-name="ce54">
            <text:p>48</text:p>
          </table:table-cell>
          <table:table-cell office:value-type="float" office:value="49" table:style-name="ce54">
            <text:p>49</text:p>
          </table:table-cell>
          <table:table-cell office:value-type="string" table:style-name="ce54">
            <text:p>合　計</text:p>
          </table:table-cell>
          <table:table-cell office:value-type="float" office:value="50" table:style-name="ce54">
            <text:p>50</text:p>
          </table:table-cell>
          <table:table-cell office:value-type="float" office:value="51" table:style-name="ce54">
            <text:p>51</text:p>
          </table:table-cell>
          <table:table-cell office:value-type="float" office:value="52" table:style-name="ce54">
            <text:p>52</text:p>
          </table:table-cell>
          <table:table-cell office:value-type="float" office:value="53" table:style-name="ce54">
            <text:p>53</text:p>
          </table:table-cell>
          <table:table-cell office:value-type="float" office:value="54" table:style-name="ce54">
            <text:p>54</text:p>
          </table:table-cell>
          <table:table-cell office:value-type="string" table:style-name="ce54">
            <text:p>合　計</text:p>
          </table:table-cell>
          <table:table-cell office:value-type="float" office:value="55" table:style-name="ce54">
            <text:p>55</text:p>
          </table:table-cell>
          <table:table-cell office:value-type="float" office:value="56" table:style-name="ce54">
            <text:p>56</text:p>
          </table:table-cell>
          <table:table-cell office:value-type="float" office:value="57" table:style-name="ce54">
            <text:p>57</text:p>
          </table:table-cell>
          <table:table-cell office:value-type="float" office:value="58" table:style-name="ce54">
            <text:p>58</text:p>
          </table:table-cell>
          <table:table-cell office:value-type="float" office:value="59" table:style-name="ce54">
            <text:p>59</text:p>
          </table:table-cell>
          <table:table-cell office:value-type="string" table:style-name="ce54">
            <text:p>合　計</text:p>
          </table:table-cell>
          <table:table-cell office:value-type="float" office:value="60" table:style-name="ce54">
            <text:p>60</text:p>
          </table:table-cell>
          <table:table-cell office:value-type="float" office:value="61" table:style-name="ce54">
            <text:p>61</text:p>
          </table:table-cell>
          <table:table-cell office:value-type="float" office:value="62" table:style-name="ce54">
            <text:p>62</text:p>
          </table:table-cell>
          <table:table-cell office:value-type="float" office:value="63" table:style-name="ce54">
            <text:p>63</text:p>
          </table:table-cell>
          <table:table-cell office:value-type="float" office:value="64" table:style-name="ce54">
            <text:p>64</text:p>
          </table:table-cell>
          <table:table-cell office:value-type="string" table:style-name="ce54">
            <text:p>合　計</text:p>
          </table:table-cell>
          <table:table-cell office:value-type="float" office:value="65" table:style-name="ce54">
            <text:p>65</text:p>
          </table:table-cell>
          <table:table-cell office:value-type="float" office:value="66" table:style-name="ce54">
            <text:p>66</text:p>
          </table:table-cell>
          <table:table-cell office:value-type="float" office:value="67" table:style-name="ce54">
            <text:p>67</text:p>
          </table:table-cell>
          <table:table-cell office:value-type="float" office:value="68" table:style-name="ce54">
            <text:p>68</text:p>
          </table:table-cell>
          <table:table-cell office:value-type="float" office:value="69" table:style-name="ce54">
            <text:p>69</text:p>
          </table:table-cell>
          <table:table-cell office:value-type="string" table:style-name="ce54">
            <text:p>合　計</text:p>
          </table:table-cell>
          <table:table-cell office:value-type="float" office:value="70" table:style-name="ce54">
            <text:p>70</text:p>
          </table:table-cell>
          <table:table-cell office:value-type="float" office:value="71" table:style-name="ce54">
            <text:p>71</text:p>
          </table:table-cell>
          <table:table-cell office:value-type="float" office:value="72" table:style-name="ce54">
            <text:p>72</text:p>
          </table:table-cell>
          <table:table-cell office:value-type="float" office:value="73" table:style-name="ce54">
            <text:p>73</text:p>
          </table:table-cell>
          <table:table-cell office:value-type="float" office:value="74" table:style-name="ce54">
            <text:p>74</text:p>
          </table:table-cell>
          <table:table-cell office:value-type="string" table:style-name="ce54">
            <text:p>合　計</text:p>
          </table:table-cell>
          <table:table-cell office:value-type="float" office:value="75" table:style-name="ce54">
            <text:p>75</text:p>
          </table:table-cell>
          <table:table-cell office:value-type="float" office:value="76" table:style-name="ce54">
            <text:p>76</text:p>
          </table:table-cell>
          <table:table-cell office:value-type="float" office:value="77" table:style-name="ce54">
            <text:p>77</text:p>
          </table:table-cell>
          <table:table-cell office:value-type="float" office:value="78" table:style-name="ce54">
            <text:p>78</text:p>
          </table:table-cell>
          <table:table-cell office:value-type="float" office:value="79" table:style-name="ce54">
            <text:p>79</text:p>
          </table:table-cell>
          <table:table-cell office:value-type="string" table:style-name="ce54">
            <text:p>合　計</text:p>
          </table:table-cell>
          <table:table-cell office:value-type="float" office:value="80" table:style-name="ce54">
            <text:p>80</text:p>
          </table:table-cell>
          <table:table-cell office:value-type="float" office:value="81" table:style-name="ce54">
            <text:p>81</text:p>
          </table:table-cell>
          <table:table-cell office:value-type="float" office:value="82" table:style-name="ce54">
            <text:p>82</text:p>
          </table:table-cell>
          <table:table-cell office:value-type="float" office:value="83" table:style-name="ce54">
            <text:p>83</text:p>
          </table:table-cell>
          <table:table-cell office:value-type="float" office:value="84" table:style-name="ce54">
            <text:p>84</text:p>
          </table:table-cell>
          <table:table-cell office:value-type="string" table:style-name="ce54">
            <text:p>合　計</text:p>
          </table:table-cell>
          <table:table-cell office:value-type="float" office:value="85" table:style-name="ce54">
            <text:p>85</text:p>
          </table:table-cell>
          <table:table-cell office:value-type="float" office:value="86" table:style-name="ce54">
            <text:p>86</text:p>
          </table:table-cell>
          <table:table-cell office:value-type="float" office:value="87" table:style-name="ce54">
            <text:p>87</text:p>
          </table:table-cell>
          <table:table-cell office:value-type="float" office:value="88" table:style-name="ce54">
            <text:p>88</text:p>
          </table:table-cell>
          <table:table-cell office:value-type="float" office:value="89" table:style-name="ce54">
            <text:p>89</text:p>
          </table:table-cell>
          <table:table-cell office:value-type="string" table:style-name="ce54">
            <text:p>合　計</text:p>
          </table:table-cell>
          <table:table-cell office:value-type="float" office:value="90" table:style-name="ce54">
            <text:p>90</text:p>
          </table:table-cell>
          <table:table-cell office:value-type="float" office:value="91" table:style-name="ce54">
            <text:p>91</text:p>
          </table:table-cell>
          <table:table-cell office:value-type="float" office:value="92" table:style-name="ce54">
            <text:p>92</text:p>
          </table:table-cell>
          <table:table-cell office:value-type="float" office:value="93" table:style-name="ce54">
            <text:p>93</text:p>
          </table:table-cell>
          <table:table-cell office:value-type="float" office:value="94" table:style-name="ce54">
            <text:p>94</text:p>
          </table:table-cell>
          <table:table-cell office:value-type="string" table:style-name="ce54">
            <text:p>合　計</text:p>
          </table:table-cell>
          <table:table-cell office:value-type="float" office:value="95" table:style-name="ce54">
            <text:p>95</text:p>
          </table:table-cell>
          <table:table-cell office:value-type="float" office:value="96" table:style-name="ce54">
            <text:p>96</text:p>
          </table:table-cell>
          <table:table-cell office:value-type="float" office:value="97" table:style-name="ce54">
            <text:p>97</text:p>
          </table:table-cell>
          <table:table-cell office:value-type="float" office:value="98" table:style-name="ce54">
            <text:p>98</text:p>
          </table:table-cell>
          <table:table-cell office:value-type="float" office:value="99" table:style-name="ce54">
            <text:p>99</text:p>
          </table:table-cell>
          <table:covered-table-cell/>
          <table:table-cell table:number-columns-repeated="16260" table:style-name="ce3"/>
        </table:table-row>
        <table:table-row table:style-name="ro3">
          <table:table-cell table:style-name="ce21"/>
          <table:table-cell office:value-type="string" table:style-name="ce35">
            <text:p>計</text:p>
          </table:table-cell>
          <table:table-cell office:value-type="float" office:value="23552470" table:style-name="ce51">
            <text:p><text:s text:c="3"/>23,552,470</text:p>
          </table:table-cell>
          <table:table-cell office:value-type="float" office:value="1050793" table:style-name="ce51">
            <text:p><text:s text:c="3"/>1,050,793</text:p>
          </table:table-cell>
          <table:table-cell office:value-type="float" office:value="191722" table:style-name="ce51">
            <text:p><text:s text:c="3"/>191,722</text:p>
          </table:table-cell>
          <table:table-cell office:value-type="float" office:value="214635" table:style-name="ce51">
            <text:p><text:s text:c="3"/>214,635</text:p>
          </table:table-cell>
          <table:table-cell office:value-type="float" office:value="217254" table:style-name="ce51">
            <text:p><text:s text:c="3"/>217,254</text:p>
          </table:table-cell>
          <table:table-cell office:value-type="float" office:value="201031" table:style-name="ce51">
            <text:p><text:s text:c="3"/>201,031</text:p>
          </table:table-cell>
          <table:table-cell office:value-type="float" office:value="226151" table:style-name="ce51">
            <text:p><text:s text:c="3"/>226,151</text:p>
          </table:table-cell>
          <table:table-cell office:value-type="float" office:value="983611" table:style-name="ce51">
            <text:p><text:s text:c="3"/>983,611</text:p>
          </table:table-cell>
          <table:table-cell office:value-type="float" office:value="215459" table:style-name="ce51">
            <text:p><text:s text:c="3"/>215,459</text:p>
          </table:table-cell>
          <table:table-cell office:value-type="float" office:value="181405" table:style-name="ce51">
            <text:p><text:s text:c="3"/>181,405</text:p>
          </table:table-cell>
          <table:table-cell office:value-type="float" office:value="184934" table:style-name="ce51">
            <text:p><text:s text:c="3"/>184,934</text:p>
          </table:table-cell>
          <table:table-cell office:value-type="float" office:value="196288" table:style-name="ce51">
            <text:p><text:s text:c="3"/>196,288</text:p>
          </table:table-cell>
          <table:table-cell office:value-type="float" office:value="205525" table:style-name="ce51">
            <text:p><text:s text:c="3"/>205,525</text:p>
          </table:table-cell>
          <table:table-cell office:value-type="float" office:value="1084778" table:style-name="ce51">
            <text:p><text:s text:c="3"/>1,084,778</text:p>
          </table:table-cell>
          <table:table-cell office:value-type="float" office:value="204218" table:style-name="ce51">
            <text:p><text:s text:c="3"/>204,218</text:p>
          </table:table-cell>
          <table:table-cell office:value-type="float" office:value="206591" table:style-name="ce51">
            <text:p><text:s text:c="3"/>206,591</text:p>
          </table:table-cell>
          <table:table-cell office:value-type="float" office:value="215403" table:style-name="ce51">
            <text:p><text:s text:c="3"/>215,403</text:p>
          </table:table-cell>
          <table:table-cell office:value-type="float" office:value="220800" table:style-name="ce51">
            <text:p><text:s text:c="3"/>220,800</text:p>
          </table:table-cell>
          <table:table-cell office:value-type="float" office:value="237766" table:style-name="ce51">
            <text:p><text:s text:c="3"/>237,766</text:p>
          </table:table-cell>
          <table:table-cell office:value-type="float" office:value="1400197" table:style-name="ce51">
            <text:p><text:s text:c="3"/>1,400,197</text:p>
          </table:table-cell>
          <table:table-cell office:value-type="float" office:value="248214" table:style-name="ce51">
            <text:p><text:s text:c="3"/>248,214</text:p>
          </table:table-cell>
          <table:table-cell office:value-type="float" office:value="290069" table:style-name="ce51">
            <text:p><text:s text:c="3"/>290,069</text:p>
          </table:table-cell>
          <table:table-cell office:value-type="float" office:value="286323" table:style-name="ce51">
            <text:p><text:s text:c="3"/>286,323</text:p>
          </table:table-cell>
          <table:table-cell office:value-type="float" office:value="274217" table:style-name="ce51">
            <text:p><text:s text:c="3"/>274,217</text:p>
          </table:table-cell>
          <table:table-cell office:value-type="float" office:value="301374" table:style-name="ce51">
            <text:p><text:s text:c="3"/>301,374</text:p>
          </table:table-cell>
          <table:table-cell office:value-type="float" office:value="1612598" table:style-name="ce51">
            <text:p><text:s text:c="3"/>1,612,598</text:p>
          </table:table-cell>
          <table:table-cell office:value-type="float" office:value="321721" table:style-name="ce51">
            <text:p><text:s text:c="3"/>321,721</text:p>
          </table:table-cell>
          <table:table-cell office:value-type="float" office:value="322955" table:style-name="ce51">
            <text:p><text:s text:c="3"/>322,955</text:p>
          </table:table-cell>
          <table:table-cell office:value-type="float" office:value="322394" table:style-name="ce51">
            <text:p><text:s text:c="3"/>322,394</text:p>
          </table:table-cell>
          <table:table-cell office:value-type="float" office:value="323259" table:style-name="ce51">
            <text:p><text:s text:c="3"/>323,259</text:p>
          </table:table-cell>
          <table:table-cell office:value-type="float" office:value="322269" table:style-name="ce51">
            <text:p><text:s text:c="3"/>322,269</text:p>
          </table:table-cell>
          <table:table-cell office:value-type="float" office:value="1601778" table:style-name="ce51">
            <text:p><text:s text:c="3"/>1,601,778</text:p>
          </table:table-cell>
          <table:table-cell office:value-type="float" office:value="316046" table:style-name="ce51">
            <text:p><text:s text:c="3"/>316,046</text:p>
          </table:table-cell>
          <table:table-cell office:value-type="float" office:value="323786" table:style-name="ce51">
            <text:p><text:s text:c="3"/>323,786</text:p>
          </table:table-cell>
          <table:table-cell office:value-type="float" office:value="321781" table:style-name="ce51">
            <text:p><text:s text:c="3"/>321,781</text:p>
          </table:table-cell>
          <table:table-cell office:value-type="float" office:value="325699" table:style-name="ce51">
            <text:p><text:s text:c="3"/>325,699</text:p>
          </table:table-cell>
          <table:table-cell office:value-type="float" office:value="314466" table:style-name="ce51">
            <text:p><text:s text:c="3"/>314,466</text:p>
          </table:table-cell>
          <table:table-cell office:value-type="float" office:value="1748408" table:style-name="ce51">
            <text:p><text:s text:c="3"/>1,748,408</text:p>
          </table:table-cell>
          <table:table-cell office:value-type="float" office:value="304102" table:style-name="ce51">
            <text:p><text:s text:c="3"/>304,102</text:p>
          </table:table-cell>
          <table:table-cell office:value-type="float" office:value="322997" table:style-name="ce51">
            <text:p><text:s text:c="3"/>322,997</text:p>
          </table:table-cell>
          <table:table-cell office:value-type="float" office:value="359156" table:style-name="ce51">
            <text:p><text:s text:c="3"/>359,156</text:p>
          </table:table-cell>
          <table:table-cell office:value-type="float" office:value="367530" table:style-name="ce51">
            <text:p><text:s text:c="3"/>367,530</text:p>
          </table:table-cell>
          <table:table-cell office:value-type="float" office:value="394623" table:style-name="ce51">
            <text:p><text:s text:c="3"/>394,623</text:p>
          </table:table-cell>
          <table:table-cell office:value-type="float" office:value="2028679" table:style-name="ce51">
            <text:p><text:s text:c="3"/>2,028,679</text:p>
          </table:table-cell>
          <table:table-cell office:value-type="float" office:value="406332" table:style-name="ce51">
            <text:p><text:s text:c="3"/>406,332</text:p>
          </table:table-cell>
          <table:table-cell office:value-type="float" office:value="410774" table:style-name="ce51">
            <text:p><text:s text:c="3"/>410,774</text:p>
          </table:table-cell>
          <table:table-cell office:value-type="float" office:value="412915" table:style-name="ce51">
            <text:p><text:s text:c="3"/>412,915</text:p>
          </table:table-cell>
          <table:table-cell office:value-type="float" office:value="409746" table:style-name="ce51">
            <text:p><text:s text:c="3"/>409,746</text:p>
          </table:table-cell>
          <table:table-cell office:value-type="float" office:value="388912" table:style-name="ce51">
            <text:p><text:s text:c="3"/>388,912</text:p>
          </table:table-cell>
          <table:table-cell office:value-type="float" office:value="1846065" table:style-name="ce51">
            <text:p><text:s text:c="3"/>1,846,065</text:p>
          </table:table-cell>
          <table:table-cell office:value-type="float" office:value="411628" table:style-name="ce51">
            <text:p><text:s text:c="3"/>411,628</text:p>
          </table:table-cell>
          <table:table-cell office:value-type="float" office:value="376311" table:style-name="ce51">
            <text:p><text:s text:c="3"/>376,311</text:p>
          </table:table-cell>
          <table:table-cell office:value-type="float" office:value="358133" table:style-name="ce51">
            <text:p><text:s text:c="3"/>358,133</text:p>
          </table:table-cell>
          <table:table-cell office:value-type="float" office:value="348445" table:style-name="ce51">
            <text:p><text:s text:c="3"/>348,445</text:p>
          </table:table-cell>
          <table:table-cell office:value-type="float" office:value="351548" table:style-name="ce51">
            <text:p><text:s text:c="3"/>351,548</text:p>
          </table:table-cell>
          <table:table-cell office:value-type="float" office:value="1819302" table:style-name="ce51">
            <text:p><text:s text:c="3"/>1,819,302</text:p>
          </table:table-cell>
          <table:table-cell office:value-type="float" office:value="355528" table:style-name="ce51">
            <text:p><text:s text:c="3"/>355,528</text:p>
          </table:table-cell>
          <table:table-cell office:value-type="float" office:value="365493" table:style-name="ce51">
            <text:p><text:s text:c="3"/>365,493</text:p>
          </table:table-cell>
          <table:table-cell office:value-type="float" office:value="369494" table:style-name="ce51">
            <text:p><text:s text:c="3"/>369,494</text:p>
          </table:table-cell>
          <table:table-cell office:value-type="float" office:value="366830" table:style-name="ce51">
            <text:p><text:s text:c="3"/>366,830</text:p>
          </table:table-cell>
          <table:table-cell office:value-type="float" office:value="361957" table:style-name="ce51">
            <text:p><text:s text:c="3"/>361,957</text:p>
          </table:table-cell>
          <table:table-cell office:value-type="float" office:value="1848559" table:style-name="ce51">
            <text:p><text:s text:c="3"/>1,848,559</text:p>
          </table:table-cell>
          <table:table-cell office:value-type="float" office:value="359758" table:style-name="ce51">
            <text:p><text:s text:c="3"/>359,758</text:p>
          </table:table-cell>
          <table:table-cell office:value-type="float" office:value="365665" table:style-name="ce51">
            <text:p><text:s text:c="3"/>365,665</text:p>
          </table:table-cell>
          <table:table-cell office:value-type="float" office:value="374972" table:style-name="ce51">
            <text:p><text:s text:c="3"/>374,972</text:p>
          </table:table-cell>
          <table:table-cell office:value-type="float" office:value="373615" table:style-name="ce51">
            <text:p><text:s text:c="3"/>373,615</text:p>
          </table:table-cell>
          <table:table-cell office:value-type="float" office:value="374549" table:style-name="ce51">
            <text:p><text:s text:c="3"/>374,549</text:p>
          </table:table-cell>
          <table:table-cell office:value-type="float" office:value="1777669" table:style-name="ce51">
            <text:p><text:s text:c="3"/>1,777,669</text:p>
          </table:table-cell>
          <table:table-cell office:value-type="float" office:value="372553" table:style-name="ce51">
            <text:p><text:s text:c="3"/>372,553</text:p>
          </table:table-cell>
          <table:table-cell office:value-type="float" office:value="361363" table:style-name="ce51">
            <text:p><text:s text:c="3"/>361,363</text:p>
          </table:table-cell>
          <table:table-cell office:value-type="float" office:value="355477" table:style-name="ce51">
            <text:p><text:s text:c="3"/>355,477</text:p>
          </table:table-cell>
          <table:table-cell office:value-type="float" office:value="357440" table:style-name="ce51">
            <text:p><text:s text:c="3"/>357,440</text:p>
          </table:table-cell>
          <table:table-cell office:value-type="float" office:value="330836" table:style-name="ce51">
            <text:p><text:s text:c="3"/>330,836</text:p>
          </table:table-cell>
          <table:table-cell office:value-type="float" office:value="1565834" table:style-name="ce51">
            <text:p><text:s text:c="3"/>1,565,834</text:p>
          </table:table-cell>
          <table:table-cell office:value-type="float" office:value="329064" table:style-name="ce51">
            <text:p><text:s text:c="3"/>329,064</text:p>
          </table:table-cell>
          <table:table-cell office:value-type="float" office:value="328326" table:style-name="ce51">
            <text:p><text:s text:c="3"/>328,326</text:p>
          </table:table-cell>
          <table:table-cell office:value-type="float" office:value="320847" table:style-name="ce51">
            <text:p><text:s text:c="3"/>320,847</text:p>
          </table:table-cell>
          <table:table-cell office:value-type="float" office:value="301467" table:style-name="ce51">
            <text:p><text:s text:c="3"/>301,467</text:p>
          </table:table-cell>
          <table:table-cell office:value-type="float" office:value="286130" table:style-name="ce51">
            <text:p><text:s text:c="3"/>286,130</text:p>
          </table:table-cell>
          <table:table-cell office:value-type="float" office:value="1174989" table:style-name="ce51">
            <text:p><text:s text:c="3"/>1,174,989</text:p>
          </table:table-cell>
          <table:table-cell office:value-type="float" office:value="288185" table:style-name="ce51">
            <text:p><text:s text:c="3"/>288,185</text:p>
          </table:table-cell>
          <table:table-cell office:value-type="float" office:value="265824" table:style-name="ce51">
            <text:p><text:s text:c="3"/>265,824</text:p>
          </table:table-cell>
          <table:table-cell office:value-type="float" office:value="226074" table:style-name="ce51">
            <text:p><text:s text:c="3"/>226,074</text:p>
          </table:table-cell>
          <table:table-cell office:value-type="float" office:value="212992" table:style-name="ce51">
            <text:p><text:s text:c="3"/>212,992</text:p>
          </table:table-cell>
          <table:table-cell office:value-type="float" office:value="181914" table:style-name="ce51">
            <text:p><text:s text:c="3"/>181,914</text:p>
          </table:table-cell>
          <table:table-cell office:value-type="float" office:value="670822" table:style-name="ce51">
            <text:p><text:s text:c="3"/>670,822</text:p>
          </table:table-cell>
          <table:table-cell office:value-type="float" office:value="153201" table:style-name="ce51">
            <text:p><text:s text:c="3"/>153,201</text:p>
          </table:table-cell>
          <table:table-cell office:value-type="float" office:value="114868" table:style-name="ce51">
            <text:p><text:s text:c="3"/>114,868</text:p>
          </table:table-cell>
          <table:table-cell office:value-type="float" office:value="132073" table:style-name="ce51">
            <text:p><text:s text:c="3"/>132,073</text:p>
          </table:table-cell>
          <table:table-cell office:value-type="float" office:value="138212" table:style-name="ce51">
            <text:p><text:s text:c="3"/>138,212</text:p>
          </table:table-cell>
          <table:table-cell office:value-type="float" office:value="132468" table:style-name="ce51">
            <text:p><text:s text:c="3"/>132,468</text:p>
          </table:table-cell>
          <table:table-cell office:value-type="float" office:value="585602" table:style-name="ce51">
            <text:p><text:s text:c="3"/>585,602</text:p>
          </table:table-cell>
          <table:table-cell office:value-type="float" office:value="128249" table:style-name="ce51">
            <text:p><text:s text:c="3"/>128,249</text:p>
          </table:table-cell>
          <table:table-cell office:value-type="float" office:value="127104" table:style-name="ce51">
            <text:p><text:s text:c="3"/>127,104</text:p>
          </table:table-cell>
          <table:table-cell office:value-type="float" office:value="120300" table:style-name="ce51">
            <text:p><text:s text:c="3"/>120,300</text:p>
          </table:table-cell>
          <table:table-cell office:value-type="float" office:value="109527" table:style-name="ce51">
            <text:p><text:s text:c="3"/>109,527</text:p>
          </table:table-cell>
          <table:table-cell office:value-type="float" office:value="100422" table:style-name="ce51">
            <text:p><text:s text:c="3"/>100,422</text:p>
          </table:table-cell>
          <table:table-cell office:value-type="float" office:value="392317" table:style-name="ce51">
            <text:p><text:s text:c="3"/>392,317</text:p>
          </table:table-cell>
          <table:table-cell office:value-type="float" office:value="93124" table:style-name="ce51">
            <text:p><text:s text:c="3"/>93,124</text:p>
          </table:table-cell>
          <table:table-cell office:value-type="float" office:value="84824" table:style-name="ce51">
            <text:p><text:s text:c="3"/>84,824</text:p>
          </table:table-cell>
          <table:table-cell office:value-type="float" office:value="79022" table:style-name="ce51">
            <text:p><text:s text:c="3"/>79,022</text:p>
          </table:table-cell>
          <table:table-cell office:value-type="float" office:value="70528" table:style-name="ce51">
            <text:p><text:s text:c="3"/>70,528</text:p>
          </table:table-cell>
          <table:table-cell office:value-type="float" office:value="64819" table:style-name="ce51">
            <text:p><text:s text:c="3"/>64,819</text:p>
          </table:table-cell>
          <table:table-cell office:value-type="float" office:value="242609" table:style-name="ce51">
            <text:p><text:s text:c="3"/>242,609</text:p>
          </table:table-cell>
          <table:table-cell office:value-type="float" office:value="60981" table:style-name="ce51">
            <text:p><text:s text:c="3"/>60,981</text:p>
          </table:table-cell>
          <table:table-cell office:value-type="float" office:value="55529" table:style-name="ce51">
            <text:p><text:s text:c="3"/>55,529</text:p>
          </table:table-cell>
          <table:table-cell office:value-type="float" office:value="49170" table:style-name="ce51">
            <text:p><text:s text:c="3"/>49,170</text:p>
          </table:table-cell>
          <table:table-cell office:value-type="float" office:value="42180" table:style-name="ce51">
            <text:p><text:s text:c="3"/>42,180</text:p>
          </table:table-cell>
          <table:table-cell office:value-type="float" office:value="34749" table:style-name="ce51">
            <text:p><text:s text:c="3"/>34,749</text:p>
          </table:table-cell>
          <table:table-cell office:value-type="float" office:value="93828" table:style-name="ce51">
            <text:p><text:s text:c="3"/>93,828</text:p>
          </table:table-cell>
          <table:table-cell office:value-type="float" office:value="29350" table:style-name="ce51">
            <text:p><text:s text:c="3"/>29,350</text:p>
          </table:table-cell>
          <table:table-cell office:value-type="float" office:value="23608" table:style-name="ce51">
            <text:p><text:s text:c="3"/>23,608</text:p>
          </table:table-cell>
          <table:table-cell office:value-type="float" office:value="17362" table:style-name="ce51">
            <text:p><text:s text:c="3"/>17,362</text:p>
          </table:table-cell>
          <table:table-cell office:value-type="float" office:value="13516" table:style-name="ce51">
            <text:p><text:s text:c="3"/>13,516</text:p>
          </table:table-cell>
          <table:table-cell office:value-type="float" office:value="9992" table:style-name="ce51">
            <text:p><text:s text:c="3"/>9,992</text:p>
          </table:table-cell>
          <table:table-cell office:value-type="float" office:value="20848" table:style-name="ce51">
            <text:p><text:s text:c="3"/>20,848</text:p>
          </table:table-cell>
          <table:table-cell office:value-type="float" office:value="7834" table:style-name="ce51">
            <text:p><text:s text:c="3"/>7,834</text:p>
          </table:table-cell>
          <table:table-cell office:value-type="float" office:value="5478" table:style-name="ce51">
            <text:p><text:s text:c="3"/>5,478</text:p>
          </table:table-cell>
          <table:table-cell office:value-type="float" office:value="3596" table:style-name="ce51">
            <text:p><text:s text:c="3"/>3,596</text:p>
          </table:table-cell>
          <table:table-cell office:value-type="float" office:value="2297" table:style-name="ce51">
            <text:p><text:s text:c="3"/>2,297</text:p>
          </table:table-cell>
          <table:table-cell office:value-type="float" office:value="1643" table:style-name="ce51">
            <text:p><text:s text:c="3"/>1,643</text:p>
          </table:table-cell>
          <table:table-cell office:value-type="float" office:value="3184" table:style-name="ce52">
            <text:p><text:s text:c="3"/>3,184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總 <text:s text:c="5"/>計</text:p>
          </table:table-cell>
          <table:table-cell office:value-type="string" table:style-name="ce35">
            <text:p>男</text:p>
          </table:table-cell>
          <table:table-cell office:value-type="float" office:value="11717632" table:style-name="ce51">
            <text:p><text:s text:c="3"/>11,717,632</text:p>
          </table:table-cell>
          <table:table-cell office:value-type="float" office:value="544045" table:style-name="ce51">
            <text:p><text:s text:c="3"/>544,045</text:p>
          </table:table-cell>
          <table:table-cell office:value-type="float" office:value="99118" table:style-name="ce51">
            <text:p><text:s text:c="3"/>99,118</text:p>
          </table:table-cell>
          <table:table-cell office:value-type="float" office:value="111444" table:style-name="ce51">
            <text:p><text:s text:c="3"/>111,444</text:p>
          </table:table-cell>
          <table:table-cell office:value-type="float" office:value="112621" table:style-name="ce51">
            <text:p><text:s text:c="3"/>112,621</text:p>
          </table:table-cell>
          <table:table-cell office:value-type="float" office:value="103861" table:style-name="ce51">
            <text:p><text:s text:c="3"/>103,861</text:p>
          </table:table-cell>
          <table:table-cell office:value-type="float" office:value="117001" table:style-name="ce51">
            <text:p><text:s text:c="3"/>117,001</text:p>
          </table:table-cell>
          <table:table-cell office:value-type="float" office:value="512002" table:style-name="ce51">
            <text:p><text:s text:c="3"/>512,002</text:p>
          </table:table-cell>
          <table:table-cell office:value-type="float" office:value="111611" table:style-name="ce51">
            <text:p><text:s text:c="3"/>111,611</text:p>
          </table:table-cell>
          <table:table-cell office:value-type="float" office:value="94268" table:style-name="ce51">
            <text:p><text:s text:c="3"/>94,268</text:p>
          </table:table-cell>
          <table:table-cell office:value-type="float" office:value="96497" table:style-name="ce51">
            <text:p><text:s text:c="3"/>96,497</text:p>
          </table:table-cell>
          <table:table-cell office:value-type="float" office:value="102206" table:style-name="ce51">
            <text:p><text:s text:c="3"/>102,206</text:p>
          </table:table-cell>
          <table:table-cell office:value-type="float" office:value="107420" table:style-name="ce51">
            <text:p><text:s text:c="3"/>107,420</text:p>
          </table:table-cell>
          <table:table-cell office:value-type="float" office:value="567540" table:style-name="ce51">
            <text:p><text:s text:c="3"/>567,540</text:p>
          </table:table-cell>
          <table:table-cell office:value-type="float" office:value="106514" table:style-name="ce51">
            <text:p><text:s text:c="3"/>106,514</text:p>
          </table:table-cell>
          <table:table-cell office:value-type="float" office:value="108253" table:style-name="ce51">
            <text:p><text:s text:c="3"/>108,253</text:p>
          </table:table-cell>
          <table:table-cell office:value-type="float" office:value="112395" table:style-name="ce51">
            <text:p><text:s text:c="3"/>112,395</text:p>
          </table:table-cell>
          <table:table-cell office:value-type="float" office:value="116098" table:style-name="ce51">
            <text:p><text:s text:c="3"/>116,098</text:p>
          </table:table-cell>
          <table:table-cell office:value-type="float" office:value="124280" table:style-name="ce51">
            <text:p><text:s text:c="3"/>124,280</text:p>
          </table:table-cell>
          <table:table-cell office:value-type="float" office:value="729510" table:style-name="ce51">
            <text:p><text:s text:c="3"/>729,510</text:p>
          </table:table-cell>
          <table:table-cell office:value-type="float" office:value="129220" table:style-name="ce51">
            <text:p><text:s text:c="3"/>129,220</text:p>
          </table:table-cell>
          <table:table-cell office:value-type="float" office:value="150984" table:style-name="ce51">
            <text:p><text:s text:c="3"/>150,984</text:p>
          </table:table-cell>
          <table:table-cell office:value-type="float" office:value="149836" table:style-name="ce51">
            <text:p><text:s text:c="3"/>149,836</text:p>
          </table:table-cell>
          <table:table-cell office:value-type="float" office:value="142645" table:style-name="ce51">
            <text:p><text:s text:c="3"/>142,645</text:p>
          </table:table-cell>
          <table:table-cell office:value-type="float" office:value="156825" table:style-name="ce51">
            <text:p><text:s text:c="3"/>156,825</text:p>
          </table:table-cell>
          <table:table-cell office:value-type="float" office:value="836545" table:style-name="ce51">
            <text:p><text:s text:c="3"/>836,545</text:p>
          </table:table-cell>
          <table:table-cell office:value-type="float" office:value="167107" table:style-name="ce51">
            <text:p><text:s text:c="3"/>167,107</text:p>
          </table:table-cell>
          <table:table-cell office:value-type="float" office:value="167534" table:style-name="ce51">
            <text:p><text:s text:c="3"/>167,534</text:p>
          </table:table-cell>
          <table:table-cell office:value-type="float" office:value="166995" table:style-name="ce51">
            <text:p><text:s text:c="3"/>166,995</text:p>
          </table:table-cell>
          <table:table-cell office:value-type="float" office:value="167691" table:style-name="ce51">
            <text:p><text:s text:c="3"/>167,691</text:p>
          </table:table-cell>
          <table:table-cell office:value-type="float" office:value="167218" table:style-name="ce51">
            <text:p><text:s text:c="3"/>167,218</text:p>
          </table:table-cell>
          <table:table-cell office:value-type="float" office:value="830755" table:style-name="ce51">
            <text:p><text:s text:c="3"/>830,755</text:p>
          </table:table-cell>
          <table:table-cell office:value-type="float" office:value="164884" table:style-name="ce51">
            <text:p><text:s text:c="3"/>164,884</text:p>
          </table:table-cell>
          <table:table-cell office:value-type="float" office:value="168925" table:style-name="ce51">
            <text:p><text:s text:c="3"/>168,925</text:p>
          </table:table-cell>
          <table:table-cell office:value-type="float" office:value="166725" table:style-name="ce51">
            <text:p><text:s text:c="3"/>166,725</text:p>
          </table:table-cell>
          <table:table-cell office:value-type="float" office:value="168252" table:style-name="ce51">
            <text:p><text:s text:c="3"/>168,252</text:p>
          </table:table-cell>
          <table:table-cell office:value-type="float" office:value="161969" table:style-name="ce51">
            <text:p><text:s text:c="3"/>161,969</text:p>
          </table:table-cell>
          <table:table-cell office:value-type="float" office:value="878382" table:style-name="ce51">
            <text:p><text:s text:c="3"/>878,382</text:p>
          </table:table-cell>
          <table:table-cell office:value-type="float" office:value="155027" table:style-name="ce51">
            <text:p><text:s text:c="3"/>155,027</text:p>
          </table:table-cell>
          <table:table-cell office:value-type="float" office:value="163052" table:style-name="ce51">
            <text:p><text:s text:c="3"/>163,052</text:p>
          </table:table-cell>
          <table:table-cell office:value-type="float" office:value="180051" table:style-name="ce51">
            <text:p><text:s text:c="3"/>180,051</text:p>
          </table:table-cell>
          <table:table-cell office:value-type="float" office:value="183936" table:style-name="ce51">
            <text:p><text:s text:c="3"/>183,936</text:p>
          </table:table-cell>
          <table:table-cell office:value-type="float" office:value="196316" table:style-name="ce51">
            <text:p><text:s text:c="3"/>196,316</text:p>
          </table:table-cell>
          <table:table-cell office:value-type="float" office:value="1003043" table:style-name="ce51">
            <text:p><text:s text:c="3"/>1,003,043</text:p>
          </table:table-cell>
          <table:table-cell office:value-type="float" office:value="201074" table:style-name="ce51">
            <text:p><text:s text:c="3"/>201,074</text:p>
          </table:table-cell>
          <table:table-cell office:value-type="float" office:value="203031" table:style-name="ce51">
            <text:p><text:s text:c="3"/>203,031</text:p>
          </table:table-cell>
          <table:table-cell office:value-type="float" office:value="204454" table:style-name="ce51">
            <text:p><text:s text:c="3"/>204,454</text:p>
          </table:table-cell>
          <table:table-cell office:value-type="float" office:value="202410" table:style-name="ce51">
            <text:p><text:s text:c="3"/>202,410</text:p>
          </table:table-cell>
          <table:table-cell office:value-type="float" office:value="192074" table:style-name="ce51">
            <text:p><text:s text:c="3"/>192,074</text:p>
          </table:table-cell>
          <table:table-cell office:value-type="float" office:value="908678" table:style-name="ce51">
            <text:p><text:s text:c="3"/>908,678</text:p>
          </table:table-cell>
          <table:table-cell office:value-type="float" office:value="203043" table:style-name="ce51">
            <text:p><text:s text:c="3"/>203,043</text:p>
          </table:table-cell>
          <table:table-cell office:value-type="float" office:value="185660" table:style-name="ce51">
            <text:p><text:s text:c="3"/>185,660</text:p>
          </table:table-cell>
          <table:table-cell office:value-type="float" office:value="175911" table:style-name="ce51">
            <text:p><text:s text:c="3"/>175,911</text:p>
          </table:table-cell>
          <table:table-cell office:value-type="float" office:value="171369" table:style-name="ce51">
            <text:p><text:s text:c="3"/>171,369</text:p>
          </table:table-cell>
          <table:table-cell office:value-type="float" office:value="172695" table:style-name="ce51">
            <text:p><text:s text:c="3"/>172,695</text:p>
          </table:table-cell>
          <table:table-cell office:value-type="float" office:value="898887" table:style-name="ce51">
            <text:p><text:s text:c="3"/>898,887</text:p>
          </table:table-cell>
          <table:table-cell office:value-type="float" office:value="174918" table:style-name="ce51">
            <text:p><text:s text:c="3"/>174,918</text:p>
          </table:table-cell>
          <table:table-cell office:value-type="float" office:value="180447" table:style-name="ce51">
            <text:p><text:s text:c="3"/>180,447</text:p>
          </table:table-cell>
          <table:table-cell office:value-type="float" office:value="182509" table:style-name="ce51">
            <text:p><text:s text:c="3"/>182,509</text:p>
          </table:table-cell>
          <table:table-cell office:value-type="float" office:value="181720" table:style-name="ce51">
            <text:p><text:s text:c="3"/>181,720</text:p>
          </table:table-cell>
          <table:table-cell office:value-type="float" office:value="179293" table:style-name="ce51">
            <text:p><text:s text:c="3"/>179,293</text:p>
          </table:table-cell>
          <table:table-cell office:value-type="float" office:value="913207" table:style-name="ce51">
            <text:p><text:s text:c="3"/>913,207</text:p>
          </table:table-cell>
          <table:table-cell office:value-type="float" office:value="178489" table:style-name="ce51">
            <text:p><text:s text:c="3"/>178,489</text:p>
          </table:table-cell>
          <table:table-cell office:value-type="float" office:value="180718" table:style-name="ce51">
            <text:p><text:s text:c="3"/>180,718</text:p>
          </table:table-cell>
          <table:table-cell office:value-type="float" office:value="185461" table:style-name="ce51">
            <text:p><text:s text:c="3"/>185,461</text:p>
          </table:table-cell>
          <table:table-cell office:value-type="float" office:value="184457" table:style-name="ce51">
            <text:p><text:s text:c="3"/>184,457</text:p>
          </table:table-cell>
          <table:table-cell office:value-type="float" office:value="184082" table:style-name="ce51">
            <text:p><text:s text:c="3"/>184,082</text:p>
          </table:table-cell>
          <table:table-cell office:value-type="float" office:value="871301" table:style-name="ce51">
            <text:p><text:s text:c="3"/>871,301</text:p>
          </table:table-cell>
          <table:table-cell office:value-type="float" office:value="183376" table:style-name="ce51">
            <text:p><text:s text:c="3"/>183,376</text:p>
          </table:table-cell>
          <table:table-cell office:value-type="float" office:value="178140" table:style-name="ce51">
            <text:p><text:s text:c="3"/>178,140</text:p>
          </table:table-cell>
          <table:table-cell office:value-type="float" office:value="174001" table:style-name="ce51">
            <text:p><text:s text:c="3"/>174,001</text:p>
          </table:table-cell>
          <table:table-cell office:value-type="float" office:value="174584" table:style-name="ce51">
            <text:p><text:s text:c="3"/>174,584</text:p>
          </table:table-cell>
          <table:table-cell office:value-type="float" office:value="161200" table:style-name="ce51">
            <text:p><text:s text:c="3"/>161,200</text:p>
          </table:table-cell>
          <table:table-cell office:value-type="float" office:value="758046" table:style-name="ce51">
            <text:p><text:s text:c="3"/>758,046</text:p>
          </table:table-cell>
          <table:table-cell office:value-type="float" office:value="160084" table:style-name="ce51">
            <text:p><text:s text:c="3"/>160,084</text:p>
          </table:table-cell>
          <table:table-cell office:value-type="float" office:value="159459" table:style-name="ce51">
            <text:p><text:s text:c="3"/>159,459</text:p>
          </table:table-cell>
          <table:table-cell office:value-type="float" office:value="155373" table:style-name="ce51">
            <text:p><text:s text:c="3"/>155,373</text:p>
          </table:table-cell>
          <table:table-cell office:value-type="float" office:value="145407" table:style-name="ce51">
            <text:p><text:s text:c="3"/>145,407</text:p>
          </table:table-cell>
          <table:table-cell office:value-type="float" office:value="137723" table:style-name="ce51">
            <text:p><text:s text:c="3"/>137,723</text:p>
          </table:table-cell>
          <table:table-cell office:value-type="float" office:value="560562" table:style-name="ce51">
            <text:p><text:s text:c="3"/>560,562</text:p>
          </table:table-cell>
          <table:table-cell office:value-type="float" office:value="138203" table:style-name="ce51">
            <text:p><text:s text:c="3"/>138,203</text:p>
          </table:table-cell>
          <table:table-cell office:value-type="float" office:value="127275" table:style-name="ce51">
            <text:p><text:s text:c="3"/>127,275</text:p>
          </table:table-cell>
          <table:table-cell office:value-type="float" office:value="107748" table:style-name="ce51">
            <text:p><text:s text:c="3"/>107,748</text:p>
          </table:table-cell>
          <table:table-cell office:value-type="float" office:value="100854" table:style-name="ce51">
            <text:p><text:s text:c="3"/>100,854</text:p>
          </table:table-cell>
          <table:table-cell office:value-type="float" office:value="86482" table:style-name="ce51">
            <text:p><text:s text:c="3"/>86,482</text:p>
          </table:table-cell>
          <table:table-cell office:value-type="float" office:value="311151" table:style-name="ce51">
            <text:p><text:s text:c="3"/>311,151</text:p>
          </table:table-cell>
          <table:table-cell office:value-type="float" office:value="72057" table:style-name="ce51">
            <text:p><text:s text:c="3"/>72,057</text:p>
          </table:table-cell>
          <table:table-cell office:value-type="float" office:value="53467" table:style-name="ce51">
            <text:p><text:s text:c="3"/>53,467</text:p>
          </table:table-cell>
          <table:table-cell office:value-type="float" office:value="61034" table:style-name="ce51">
            <text:p><text:s text:c="3"/>61,034</text:p>
          </table:table-cell>
          <table:table-cell office:value-type="float" office:value="63976" table:style-name="ce51">
            <text:p><text:s text:c="3"/>63,976</text:p>
          </table:table-cell>
          <table:table-cell office:value-type="float" office:value="60617" table:style-name="ce51">
            <text:p><text:s text:c="3"/>60,617</text:p>
          </table:table-cell>
          <table:table-cell office:value-type="float" office:value="259070" table:style-name="ce51">
            <text:p><text:s text:c="3"/>259,070</text:p>
          </table:table-cell>
          <table:table-cell office:value-type="float" office:value="58099" table:style-name="ce51">
            <text:p><text:s text:c="3"/>58,099</text:p>
          </table:table-cell>
          <table:table-cell office:value-type="float" office:value="57236" table:style-name="ce51">
            <text:p><text:s text:c="3"/>57,236</text:p>
          </table:table-cell>
          <table:table-cell office:value-type="float" office:value="52984" table:style-name="ce51">
            <text:p><text:s text:c="3"/>52,984</text:p>
          </table:table-cell>
          <table:table-cell office:value-type="float" office:value="47635" table:style-name="ce51">
            <text:p><text:s text:c="3"/>47,635</text:p>
          </table:table-cell>
          <table:table-cell office:value-type="float" office:value="43116" table:style-name="ce51">
            <text:p><text:s text:c="3"/>43,116</text:p>
          </table:table-cell>
          <table:table-cell office:value-type="float" office:value="167992" table:style-name="ce51">
            <text:p><text:s text:c="3"/>167,992</text:p>
          </table:table-cell>
          <table:table-cell office:value-type="float" office:value="40026" table:style-name="ce51">
            <text:p><text:s text:c="3"/>40,026</text:p>
          </table:table-cell>
          <table:table-cell office:value-type="float" office:value="35860" table:style-name="ce51">
            <text:p><text:s text:c="3"/>35,860</text:p>
          </table:table-cell>
          <table:table-cell office:value-type="float" office:value="33410" table:style-name="ce51">
            <text:p><text:s text:c="3"/>33,410</text:p>
          </table:table-cell>
          <table:table-cell office:value-type="float" office:value="30106" table:style-name="ce51">
            <text:p><text:s text:c="3"/>30,106</text:p>
          </table:table-cell>
          <table:table-cell office:value-type="float" office:value="28590" table:style-name="ce51">
            <text:p><text:s text:c="3"/>28,590</text:p>
          </table:table-cell>
          <table:table-cell office:value-type="float" office:value="113243" table:style-name="ce51">
            <text:p><text:s text:c="3"/>113,243</text:p>
          </table:table-cell>
          <table:table-cell office:value-type="float" office:value="27643" table:style-name="ce51">
            <text:p><text:s text:c="3"/>27,643</text:p>
          </table:table-cell>
          <table:table-cell office:value-type="float" office:value="25840" table:style-name="ce51">
            <text:p><text:s text:c="3"/>25,840</text:p>
          </table:table-cell>
          <table:table-cell office:value-type="float" office:value="23383" table:style-name="ce51">
            <text:p><text:s text:c="3"/>23,383</text:p>
          </table:table-cell>
          <table:table-cell office:value-type="float" office:value="19898" table:style-name="ce51">
            <text:p><text:s text:c="3"/>19,898</text:p>
          </table:table-cell>
          <table:table-cell office:value-type="float" office:value="16479" table:style-name="ce51">
            <text:p><text:s text:c="3"/>16,479</text:p>
          </table:table-cell>
          <table:table-cell office:value-type="float" office:value="43225" table:style-name="ce51">
            <text:p><text:s text:c="3"/>43,225</text:p>
          </table:table-cell>
          <table:table-cell office:value-type="float" office:value="13737" table:style-name="ce51">
            <text:p><text:s text:c="3"/>13,737</text:p>
          </table:table-cell>
          <table:table-cell office:value-type="float" office:value="11086" table:style-name="ce51">
            <text:p><text:s text:c="3"/>11,086</text:p>
          </table:table-cell>
          <table:table-cell office:value-type="float" office:value="8083" table:style-name="ce51">
            <text:p><text:s text:c="3"/>8,083</text:p>
          </table:table-cell>
          <table:table-cell office:value-type="float" office:value="5921" table:style-name="ce51">
            <text:p><text:s text:c="3"/>5,921</text:p>
          </table:table-cell>
          <table:table-cell office:value-type="float" office:value="4398" table:style-name="ce51">
            <text:p><text:s text:c="3"/>4,398</text:p>
          </table:table-cell>
          <table:table-cell office:value-type="float" office:value="8996" table:style-name="ce51">
            <text:p><text:s text:c="3"/>8,996</text:p>
          </table:table-cell>
          <table:table-cell office:value-type="float" office:value="3445" table:style-name="ce51">
            <text:p><text:s text:c="3"/>3,445</text:p>
          </table:table-cell>
          <table:table-cell office:value-type="float" office:value="2340" table:style-name="ce51">
            <text:p><text:s text:c="3"/>2,340</text:p>
          </table:table-cell>
          <table:table-cell office:value-type="float" office:value="1516" table:style-name="ce51">
            <text:p><text:s text:c="3"/>1,516</text:p>
          </table:table-cell>
          <table:table-cell office:value-type="float" office:value="977" table:style-name="ce51">
            <text:p><text:s text:c="3"/>977</text:p>
          </table:table-cell>
          <table:table-cell office:value-type="float" office:value="718" table:style-name="ce51">
            <text:p><text:s text:c="3"/>718</text:p>
          </table:table-cell>
          <table:table-cell office:value-type="float" office:value="1452" table:style-name="ce50">
            <text:p><text:s text:c="3"/>1,45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1834838" table:style-name="ce49">
            <text:p><text:s text:c="3"/>11,834,838</text:p>
          </table:table-cell>
          <table:table-cell office:value-type="float" office:value="506748" table:style-name="ce49">
            <text:p><text:s text:c="3"/>506,748</text:p>
          </table:table-cell>
          <table:table-cell office:value-type="float" office:value="92604" table:style-name="ce49">
            <text:p><text:s text:c="3"/>92,604</text:p>
          </table:table-cell>
          <table:table-cell office:value-type="float" office:value="103191" table:style-name="ce49">
            <text:p><text:s text:c="3"/>103,191</text:p>
          </table:table-cell>
          <table:table-cell office:value-type="float" office:value="104633" table:style-name="ce49">
            <text:p><text:s text:c="3"/>104,633</text:p>
          </table:table-cell>
          <table:table-cell office:value-type="float" office:value="97170" table:style-name="ce49">
            <text:p><text:s text:c="3"/>97,170</text:p>
          </table:table-cell>
          <table:table-cell office:value-type="float" office:value="109150" table:style-name="ce49">
            <text:p><text:s text:c="3"/>109,150</text:p>
          </table:table-cell>
          <table:table-cell office:value-type="float" office:value="471609" table:style-name="ce49">
            <text:p><text:s text:c="3"/>471,609</text:p>
          </table:table-cell>
          <table:table-cell office:value-type="float" office:value="103848" table:style-name="ce49">
            <text:p><text:s text:c="3"/>103,848</text:p>
          </table:table-cell>
          <table:table-cell office:value-type="float" office:value="87137" table:style-name="ce49">
            <text:p><text:s text:c="3"/>87,137</text:p>
          </table:table-cell>
          <table:table-cell office:value-type="float" office:value="88437" table:style-name="ce49">
            <text:p><text:s text:c="3"/>88,437</text:p>
          </table:table-cell>
          <table:table-cell office:value-type="float" office:value="94082" table:style-name="ce49">
            <text:p><text:s text:c="3"/>94,082</text:p>
          </table:table-cell>
          <table:table-cell office:value-type="float" office:value="98105" table:style-name="ce49">
            <text:p><text:s text:c="3"/>98,105</text:p>
          </table:table-cell>
          <table:table-cell office:value-type="float" office:value="517238" table:style-name="ce49">
            <text:p><text:s text:c="3"/>517,238</text:p>
          </table:table-cell>
          <table:table-cell office:value-type="float" office:value="97704" table:style-name="ce49">
            <text:p><text:s text:c="3"/>97,704</text:p>
          </table:table-cell>
          <table:table-cell office:value-type="float" office:value="98338" table:style-name="ce49">
            <text:p><text:s text:c="3"/>98,338</text:p>
          </table:table-cell>
          <table:table-cell office:value-type="float" office:value="103008" table:style-name="ce49">
            <text:p><text:s text:c="3"/>103,008</text:p>
          </table:table-cell>
          <table:table-cell office:value-type="float" office:value="104702" table:style-name="ce49">
            <text:p><text:s text:c="3"/>104,702</text:p>
          </table:table-cell>
          <table:table-cell office:value-type="float" office:value="113486" table:style-name="ce49">
            <text:p><text:s text:c="3"/>113,486</text:p>
          </table:table-cell>
          <table:table-cell office:value-type="float" office:value="670687" table:style-name="ce49">
            <text:p><text:s text:c="3"/>670,687</text:p>
          </table:table-cell>
          <table:table-cell office:value-type="float" office:value="118994" table:style-name="ce49">
            <text:p><text:s text:c="3"/>118,994</text:p>
          </table:table-cell>
          <table:table-cell office:value-type="float" office:value="139085" table:style-name="ce49">
            <text:p><text:s text:c="3"/>139,085</text:p>
          </table:table-cell>
          <table:table-cell office:value-type="float" office:value="136487" table:style-name="ce49">
            <text:p><text:s text:c="3"/>136,487</text:p>
          </table:table-cell>
          <table:table-cell office:value-type="float" office:value="131572" table:style-name="ce49">
            <text:p><text:s text:c="3"/>131,572</text:p>
          </table:table-cell>
          <table:table-cell office:value-type="float" office:value="144549" table:style-name="ce49">
            <text:p><text:s text:c="3"/>144,549</text:p>
          </table:table-cell>
          <table:table-cell office:value-type="float" office:value="776053" table:style-name="ce49">
            <text:p><text:s text:c="3"/>776,053</text:p>
          </table:table-cell>
          <table:table-cell office:value-type="float" office:value="154614" table:style-name="ce49">
            <text:p><text:s text:c="3"/>154,614</text:p>
          </table:table-cell>
          <table:table-cell office:value-type="float" office:value="155421" table:style-name="ce49">
            <text:p><text:s text:c="3"/>155,421</text:p>
          </table:table-cell>
          <table:table-cell office:value-type="float" office:value="155399" table:style-name="ce49">
            <text:p><text:s text:c="3"/>155,399</text:p>
          </table:table-cell>
          <table:table-cell office:value-type="float" office:value="155568" table:style-name="ce49">
            <text:p><text:s text:c="3"/>155,568</text:p>
          </table:table-cell>
          <table:table-cell office:value-type="float" office:value="155051" table:style-name="ce49">
            <text:p><text:s text:c="3"/>155,051</text:p>
          </table:table-cell>
          <table:table-cell office:value-type="float" office:value="771023" table:style-name="ce49">
            <text:p><text:s text:c="3"/>771,023</text:p>
          </table:table-cell>
          <table:table-cell office:value-type="float" office:value="151162" table:style-name="ce49">
            <text:p><text:s text:c="3"/>151,162</text:p>
          </table:table-cell>
          <table:table-cell office:value-type="float" office:value="154861" table:style-name="ce49">
            <text:p><text:s text:c="3"/>154,861</text:p>
          </table:table-cell>
          <table:table-cell office:value-type="float" office:value="155056" table:style-name="ce49">
            <text:p><text:s text:c="3"/>155,056</text:p>
          </table:table-cell>
          <table:table-cell office:value-type="float" office:value="157447" table:style-name="ce49">
            <text:p><text:s text:c="3"/>157,447</text:p>
          </table:table-cell>
          <table:table-cell office:value-type="float" office:value="152497" table:style-name="ce49">
            <text:p><text:s text:c="3"/>152,497</text:p>
          </table:table-cell>
          <table:table-cell office:value-type="float" office:value="870026" table:style-name="ce49">
            <text:p><text:s text:c="3"/>870,026</text:p>
          </table:table-cell>
          <table:table-cell office:value-type="float" office:value="149075" table:style-name="ce49">
            <text:p><text:s text:c="3"/>149,075</text:p>
          </table:table-cell>
          <table:table-cell office:value-type="float" office:value="159945" table:style-name="ce49">
            <text:p><text:s text:c="3"/>159,945</text:p>
          </table:table-cell>
          <table:table-cell office:value-type="float" office:value="179105" table:style-name="ce49">
            <text:p><text:s text:c="3"/>179,105</text:p>
          </table:table-cell>
          <table:table-cell office:value-type="float" office:value="183594" table:style-name="ce49">
            <text:p><text:s text:c="3"/>183,594</text:p>
          </table:table-cell>
          <table:table-cell office:value-type="float" office:value="198307" table:style-name="ce49">
            <text:p><text:s text:c="3"/>198,307</text:p>
          </table:table-cell>
          <table:table-cell office:value-type="float" office:value="1025636" table:style-name="ce49">
            <text:p><text:s text:c="3"/>1,025,636</text:p>
          </table:table-cell>
          <table:table-cell office:value-type="float" office:value="205258" table:style-name="ce49">
            <text:p><text:s text:c="3"/>205,258</text:p>
          </table:table-cell>
          <table:table-cell office:value-type="float" office:value="207743" table:style-name="ce49">
            <text:p><text:s text:c="3"/>207,743</text:p>
          </table:table-cell>
          <table:table-cell office:value-type="float" office:value="208461" table:style-name="ce49">
            <text:p><text:s text:c="3"/>208,461</text:p>
          </table:table-cell>
          <table:table-cell office:value-type="float" office:value="207336" table:style-name="ce49">
            <text:p><text:s text:c="3"/>207,336</text:p>
          </table:table-cell>
          <table:table-cell office:value-type="float" office:value="196838" table:style-name="ce49">
            <text:p><text:s text:c="3"/>196,838</text:p>
          </table:table-cell>
          <table:table-cell office:value-type="float" office:value="937387" table:style-name="ce49">
            <text:p><text:s text:c="3"/>937,387</text:p>
          </table:table-cell>
          <table:table-cell office:value-type="float" office:value="208585" table:style-name="ce49">
            <text:p><text:s text:c="3"/>208,585</text:p>
          </table:table-cell>
          <table:table-cell office:value-type="float" office:value="190651" table:style-name="ce49">
            <text:p><text:s text:c="3"/>190,651</text:p>
          </table:table-cell>
          <table:table-cell office:value-type="float" office:value="182222" table:style-name="ce49">
            <text:p><text:s text:c="3"/>182,222</text:p>
          </table:table-cell>
          <table:table-cell office:value-type="float" office:value="177076" table:style-name="ce49">
            <text:p><text:s text:c="3"/>177,076</text:p>
          </table:table-cell>
          <table:table-cell office:value-type="float" office:value="178853" table:style-name="ce49">
            <text:p><text:s text:c="3"/>178,853</text:p>
          </table:table-cell>
          <table:table-cell office:value-type="float" office:value="920415" table:style-name="ce49">
            <text:p><text:s text:c="3"/>920,415</text:p>
          </table:table-cell>
          <table:table-cell office:value-type="float" office:value="180610" table:style-name="ce49">
            <text:p><text:s text:c="3"/>180,610</text:p>
          </table:table-cell>
          <table:table-cell office:value-type="float" office:value="185046" table:style-name="ce49">
            <text:p><text:s text:c="3"/>185,046</text:p>
          </table:table-cell>
          <table:table-cell office:value-type="float" office:value="186985" table:style-name="ce49">
            <text:p><text:s text:c="3"/>186,985</text:p>
          </table:table-cell>
          <table:table-cell office:value-type="float" office:value="185110" table:style-name="ce49">
            <text:p><text:s text:c="3"/>185,110</text:p>
          </table:table-cell>
          <table:table-cell office:value-type="float" office:value="182664" table:style-name="ce49">
            <text:p><text:s text:c="3"/>182,664</text:p>
          </table:table-cell>
          <table:table-cell office:value-type="float" office:value="935352" table:style-name="ce49">
            <text:p><text:s text:c="3"/>935,352</text:p>
          </table:table-cell>
          <table:table-cell office:value-type="float" office:value="181269" table:style-name="ce49">
            <text:p><text:s text:c="3"/>181,269</text:p>
          </table:table-cell>
          <table:table-cell office:value-type="float" office:value="184947" table:style-name="ce49">
            <text:p><text:s text:c="3"/>184,947</text:p>
          </table:table-cell>
          <table:table-cell office:value-type="float" office:value="189511" table:style-name="ce49">
            <text:p><text:s text:c="3"/>189,511</text:p>
          </table:table-cell>
          <table:table-cell office:value-type="float" office:value="189158" table:style-name="ce49">
            <text:p><text:s text:c="3"/>189,158</text:p>
          </table:table-cell>
          <table:table-cell office:value-type="float" office:value="190467" table:style-name="ce49">
            <text:p><text:s text:c="3"/>190,467</text:p>
          </table:table-cell>
          <table:table-cell office:value-type="float" office:value="906368" table:style-name="ce49">
            <text:p><text:s text:c="3"/>906,368</text:p>
          </table:table-cell>
          <table:table-cell office:value-type="float" office:value="189177" table:style-name="ce49">
            <text:p><text:s text:c="3"/>189,177</text:p>
          </table:table-cell>
          <table:table-cell office:value-type="float" office:value="183223" table:style-name="ce49">
            <text:p><text:s text:c="3"/>183,223</text:p>
          </table:table-cell>
          <table:table-cell office:value-type="float" office:value="181476" table:style-name="ce49">
            <text:p><text:s text:c="3"/>181,476</text:p>
          </table:table-cell>
          <table:table-cell office:value-type="float" office:value="182856" table:style-name="ce49">
            <text:p><text:s text:c="3"/>182,856</text:p>
          </table:table-cell>
          <table:table-cell office:value-type="float" office:value="169636" table:style-name="ce49">
            <text:p><text:s text:c="3"/>169,636</text:p>
          </table:table-cell>
          <table:table-cell office:value-type="float" office:value="807788" table:style-name="ce49">
            <text:p><text:s text:c="3"/>807,788</text:p>
          </table:table-cell>
          <table:table-cell office:value-type="float" office:value="168980" table:style-name="ce49">
            <text:p><text:s text:c="3"/>168,980</text:p>
          </table:table-cell>
          <table:table-cell office:value-type="float" office:value="168867" table:style-name="ce49">
            <text:p><text:s text:c="3"/>168,867</text:p>
          </table:table-cell>
          <table:table-cell office:value-type="float" office:value="165474" table:style-name="ce49">
            <text:p><text:s text:c="3"/>165,474</text:p>
          </table:table-cell>
          <table:table-cell office:value-type="float" office:value="156060" table:style-name="ce49">
            <text:p><text:s text:c="3"/>156,060</text:p>
          </table:table-cell>
          <table:table-cell office:value-type="float" office:value="148407" table:style-name="ce49">
            <text:p><text:s text:c="3"/>148,407</text:p>
          </table:table-cell>
          <table:table-cell office:value-type="float" office:value="614427" table:style-name="ce49">
            <text:p><text:s text:c="3"/>614,427</text:p>
          </table:table-cell>
          <table:table-cell office:value-type="float" office:value="149982" table:style-name="ce49">
            <text:p><text:s text:c="3"/>149,982</text:p>
          </table:table-cell>
          <table:table-cell office:value-type="float" office:value="138549" table:style-name="ce49">
            <text:p><text:s text:c="3"/>138,549</text:p>
          </table:table-cell>
          <table:table-cell office:value-type="float" office:value="118326" table:style-name="ce49">
            <text:p><text:s text:c="3"/>118,326</text:p>
          </table:table-cell>
          <table:table-cell office:value-type="float" office:value="112138" table:style-name="ce49">
            <text:p><text:s text:c="3"/>112,138</text:p>
          </table:table-cell>
          <table:table-cell office:value-type="float" office:value="95432" table:style-name="ce49">
            <text:p><text:s text:c="3"/>95,432</text:p>
          </table:table-cell>
          <table:table-cell office:value-type="float" office:value="359671" table:style-name="ce49">
            <text:p><text:s text:c="3"/>359,671</text:p>
          </table:table-cell>
          <table:table-cell office:value-type="float" office:value="81144" table:style-name="ce49">
            <text:p><text:s text:c="3"/>81,144</text:p>
          </table:table-cell>
          <table:table-cell office:value-type="float" office:value="61401" table:style-name="ce49">
            <text:p><text:s text:c="3"/>61,401</text:p>
          </table:table-cell>
          <table:table-cell office:value-type="float" office:value="71039" table:style-name="ce49">
            <text:p><text:s text:c="3"/>71,039</text:p>
          </table:table-cell>
          <table:table-cell office:value-type="float" office:value="74236" table:style-name="ce49">
            <text:p><text:s text:c="3"/>74,236</text:p>
          </table:table-cell>
          <table:table-cell office:value-type="float" office:value="71851" table:style-name="ce49">
            <text:p><text:s text:c="3"/>71,851</text:p>
          </table:table-cell>
          <table:table-cell office:value-type="float" office:value="326532" table:style-name="ce49">
            <text:p><text:s text:c="3"/>326,532</text:p>
          </table:table-cell>
          <table:table-cell office:value-type="float" office:value="70150" table:style-name="ce49">
            <text:p><text:s text:c="3"/>70,150</text:p>
          </table:table-cell>
          <table:table-cell office:value-type="float" office:value="69868" table:style-name="ce49">
            <text:p><text:s text:c="3"/>69,868</text:p>
          </table:table-cell>
          <table:table-cell office:value-type="float" office:value="67316" table:style-name="ce49">
            <text:p><text:s text:c="3"/>67,316</text:p>
          </table:table-cell>
          <table:table-cell office:value-type="float" office:value="61892" table:style-name="ce49">
            <text:p><text:s text:c="3"/>61,892</text:p>
          </table:table-cell>
          <table:table-cell office:value-type="float" office:value="57306" table:style-name="ce49">
            <text:p><text:s text:c="3"/>57,306</text:p>
          </table:table-cell>
          <table:table-cell office:value-type="float" office:value="224325" table:style-name="ce49">
            <text:p><text:s text:c="3"/>224,325</text:p>
          </table:table-cell>
          <table:table-cell office:value-type="float" office:value="53098" table:style-name="ce49">
            <text:p><text:s text:c="3"/>53,098</text:p>
          </table:table-cell>
          <table:table-cell office:value-type="float" office:value="48964" table:style-name="ce49">
            <text:p><text:s text:c="3"/>48,964</text:p>
          </table:table-cell>
          <table:table-cell office:value-type="float" office:value="45612" table:style-name="ce49">
            <text:p><text:s text:c="3"/>45,612</text:p>
          </table:table-cell>
          <table:table-cell office:value-type="float" office:value="40422" table:style-name="ce49">
            <text:p><text:s text:c="3"/>40,422</text:p>
          </table:table-cell>
          <table:table-cell office:value-type="float" office:value="36229" table:style-name="ce49">
            <text:p><text:s text:c="3"/>36,229</text:p>
          </table:table-cell>
          <table:table-cell office:value-type="float" office:value="129366" table:style-name="ce49">
            <text:p><text:s text:c="3"/>129,366</text:p>
          </table:table-cell>
          <table:table-cell office:value-type="float" office:value="33338" table:style-name="ce49">
            <text:p><text:s text:c="3"/>33,338</text:p>
          </table:table-cell>
          <table:table-cell office:value-type="float" office:value="29689" table:style-name="ce49">
            <text:p><text:s text:c="3"/>29,689</text:p>
          </table:table-cell>
          <table:table-cell office:value-type="float" office:value="25787" table:style-name="ce49">
            <text:p><text:s text:c="3"/>25,787</text:p>
          </table:table-cell>
          <table:table-cell office:value-type="float" office:value="22282" table:style-name="ce49">
            <text:p><text:s text:c="3"/>22,282</text:p>
          </table:table-cell>
          <table:table-cell office:value-type="float" office:value="18270" table:style-name="ce49">
            <text:p><text:s text:c="3"/>18,270</text:p>
          </table:table-cell>
          <table:table-cell office:value-type="float" office:value="50603" table:style-name="ce49">
            <text:p><text:s text:c="3"/>50,603</text:p>
          </table:table-cell>
          <table:table-cell office:value-type="float" office:value="15613" table:style-name="ce49">
            <text:p><text:s text:c="3"/>15,613</text:p>
          </table:table-cell>
          <table:table-cell office:value-type="float" office:value="12522" table:style-name="ce49">
            <text:p><text:s text:c="3"/>12,522</text:p>
          </table:table-cell>
          <table:table-cell office:value-type="float" office:value="9279" table:style-name="ce49">
            <text:p><text:s text:c="3"/>9,279</text:p>
          </table:table-cell>
          <table:table-cell office:value-type="float" office:value="7595" table:style-name="ce49">
            <text:p><text:s text:c="3"/>7,595</text:p>
          </table:table-cell>
          <table:table-cell office:value-type="float" office:value="5594" table:style-name="ce49">
            <text:p><text:s text:c="3"/>5,594</text:p>
          </table:table-cell>
          <table:table-cell office:value-type="float" office:value="11852" table:style-name="ce49">
            <text:p><text:s text:c="3"/>11,852</text:p>
          </table:table-cell>
          <table:table-cell office:value-type="float" office:value="4389" table:style-name="ce49">
            <text:p><text:s text:c="3"/>4,389</text:p>
          </table:table-cell>
          <table:table-cell office:value-type="float" office:value="3138" table:style-name="ce49">
            <text:p><text:s text:c="3"/>3,138</text:p>
          </table:table-cell>
          <table:table-cell office:value-type="float" office:value="2080" table:style-name="ce49">
            <text:p><text:s text:c="3"/>2,080</text:p>
          </table:table-cell>
          <table:table-cell office:value-type="float" office:value="1320" table:style-name="ce49">
            <text:p><text:s text:c="3"/>1,320</text:p>
          </table:table-cell>
          <table:table-cell office:value-type="float" office:value="925" table:style-name="ce49">
            <text:p><text:s text:c="3"/>925</text:p>
          </table:table-cell>
          <table:table-cell office:value-type="float" office:value="1732" table:style-name="ce48">
            <text:p><text:s text:c="3"/>1,732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3982434" table:style-name="ce33">
            <text:p>3,982,434</text:p>
          </table:table-cell>
          <table:table-cell office:value-type="float" office:value="167184" table:style-name="ce33">
            <text:p>167,184</text:p>
          </table:table-cell>
          <table:table-cell office:value-type="float" office:value="30651" table:style-name="ce33">
            <text:p>30,651</text:p>
          </table:table-cell>
          <table:table-cell office:value-type="float" office:value="34054" table:style-name="ce33">
            <text:p>34,054</text:p>
          </table:table-cell>
          <table:table-cell office:value-type="float" office:value="34710" table:style-name="ce33">
            <text:p>34,710</text:p>
          </table:table-cell>
          <table:table-cell office:value-type="float" office:value="31844" table:style-name="ce33">
            <text:p>31,844</text:p>
          </table:table-cell>
          <table:table-cell office:value-type="float" office:value="35925" table:style-name="ce33">
            <text:p>35,925</text:p>
          </table:table-cell>
          <table:table-cell office:value-type="float" office:value="163252" table:style-name="ce33">
            <text:p>163,252</text:p>
          </table:table-cell>
          <table:table-cell office:value-type="float" office:value="35040" table:style-name="ce33">
            <text:p>35,040</text:p>
          </table:table-cell>
          <table:table-cell office:value-type="float" office:value="30564" table:style-name="ce33">
            <text:p>30,564</text:p>
          </table:table-cell>
          <table:table-cell office:value-type="float" office:value="31127" table:style-name="ce33">
            <text:p>31,127</text:p>
          </table:table-cell>
          <table:table-cell office:value-type="float" office:value="32625" table:style-name="ce33">
            <text:p>32,625</text:p>
          </table:table-cell>
          <table:table-cell office:value-type="float" office:value="33896" table:style-name="ce34">
            <text:p>33,896</text:p>
          </table:table-cell>
          <table:table-cell office:value-type="float" office:value="172897" table:style-name="ce33">
            <text:p>172,897</text:p>
          </table:table-cell>
          <table:table-cell office:value-type="float" office:value="33428" table:style-name="ce33">
            <text:p>33,428</text:p>
          </table:table-cell>
          <table:table-cell office:value-type="float" office:value="32658" table:style-name="ce33">
            <text:p>32,658</text:p>
          </table:table-cell>
          <table:table-cell office:value-type="float" office:value="33718" table:style-name="ce33">
            <text:p>33,718</text:p>
          </table:table-cell>
          <table:table-cell office:value-type="float" office:value="35093" table:style-name="ce33">
            <text:p>35,093</text:p>
          </table:table-cell>
          <table:table-cell office:value-type="float" office:value="38000" table:style-name="ce34">
            <text:p>38,000</text:p>
          </table:table-cell>
          <table:table-cell office:value-type="float" office:value="228874" table:style-name="ce33">
            <text:p>228,874</text:p>
          </table:table-cell>
          <table:table-cell office:value-type="float" office:value="40061" table:style-name="ce33">
            <text:p>40,061</text:p>
          </table:table-cell>
          <table:table-cell office:value-type="float" office:value="47544" table:style-name="ce33">
            <text:p>47,544</text:p>
          </table:table-cell>
          <table:table-cell office:value-type="float" office:value="46971" table:style-name="ce33">
            <text:p>46,971</text:p>
          </table:table-cell>
          <table:table-cell office:value-type="float" office:value="44812" table:style-name="ce33">
            <text:p>44,812</text:p>
          </table:table-cell>
          <table:table-cell office:value-type="float" office:value="49486" table:style-name="ce34">
            <text:p>49,486</text:p>
          </table:table-cell>
          <table:table-cell office:value-type="float" office:value="272029" table:style-name="ce33">
            <text:p>272,029</text:p>
          </table:table-cell>
          <table:table-cell office:value-type="float" office:value="53148" table:style-name="ce33">
            <text:p>53,148</text:p>
          </table:table-cell>
          <table:table-cell office:value-type="float" office:value="53729" table:style-name="ce33">
            <text:p>53,729</text:p>
          </table:table-cell>
          <table:table-cell office:value-type="float" office:value="54002" table:style-name="ce33">
            <text:p>54,002</text:p>
          </table:table-cell>
          <table:table-cell office:value-type="float" office:value="55390" table:style-name="ce33">
            <text:p>55,390</text:p>
          </table:table-cell>
          <table:table-cell office:value-type="float" office:value="55760" table:style-name="ce34">
            <text:p>55,760</text:p>
          </table:table-cell>
          <table:table-cell office:value-type="float" office:value="278929" table:style-name="ce33">
            <text:p>278,929</text:p>
          </table:table-cell>
          <table:table-cell office:value-type="float" office:value="55060" table:style-name="ce33">
            <text:p>55,060</text:p>
          </table:table-cell>
          <table:table-cell office:value-type="float" office:value="56485" table:style-name="ce33">
            <text:p>56,485</text:p>
          </table:table-cell>
          <table:table-cell office:value-type="float" office:value="56216" table:style-name="ce33">
            <text:p>56,216</text:p>
          </table:table-cell>
          <table:table-cell office:value-type="float" office:value="56902" table:style-name="ce33">
            <text:p>56,902</text:p>
          </table:table-cell>
          <table:table-cell office:value-type="float" office:value="54266" table:style-name="ce34">
            <text:p>54,266</text:p>
          </table:table-cell>
          <table:table-cell office:value-type="float" office:value="299602" table:style-name="ce33">
            <text:p>299,602</text:p>
          </table:table-cell>
          <table:table-cell office:value-type="float" office:value="52082" table:style-name="ce33">
            <text:p>52,082</text:p>
          </table:table-cell>
          <table:table-cell office:value-type="float" office:value="55451" table:style-name="ce33">
            <text:p>55,451</text:p>
          </table:table-cell>
          <table:table-cell office:value-type="float" office:value="61561" table:style-name="ce33">
            <text:p>61,561</text:p>
          </table:table-cell>
          <table:table-cell office:value-type="float" office:value="62833" table:style-name="ce33">
            <text:p>62,833</text:p>
          </table:table-cell>
          <table:table-cell office:value-type="float" office:value="67675" table:style-name="ce34">
            <text:p>67,675</text:p>
          </table:table-cell>
          <table:table-cell office:value-type="float" office:value="353201" table:style-name="ce33">
            <text:p>353,201</text:p>
          </table:table-cell>
          <table:table-cell office:value-type="float" office:value="70055" table:style-name="ce33">
            <text:p>70,055</text:p>
          </table:table-cell>
          <table:table-cell office:value-type="float" office:value="70936" table:style-name="ce33">
            <text:p>70,936</text:p>
          </table:table-cell>
          <table:table-cell office:value-type="float" office:value="71966" table:style-name="ce33">
            <text:p>71,966</text:p>
          </table:table-cell>
          <table:table-cell office:value-type="float" office:value="71813" table:style-name="ce33">
            <text:p>71,813</text:p>
          </table:table-cell>
          <table:table-cell office:value-type="float" office:value="68431" table:style-name="ce34">
            <text:p>68,431</text:p>
          </table:table-cell>
          <table:table-cell office:value-type="float" office:value="325481" table:style-name="ce33">
            <text:p>325,481</text:p>
          </table:table-cell>
          <table:table-cell office:value-type="float" office:value="72781" table:style-name="ce33">
            <text:p>72,781</text:p>
          </table:table-cell>
          <table:table-cell office:value-type="float" office:value="65788" table:style-name="ce33">
            <text:p>65,788</text:p>
          </table:table-cell>
          <table:table-cell office:value-type="float" office:value="63730" table:style-name="ce33">
            <text:p>63,730</text:p>
          </table:table-cell>
          <table:table-cell office:value-type="float" office:value="61521" table:style-name="ce33">
            <text:p>61,521</text:p>
          </table:table-cell>
          <table:table-cell office:value-type="float" office:value="61661" table:style-name="ce34">
            <text:p>61,661</text:p>
          </table:table-cell>
          <table:table-cell office:value-type="float" office:value="315173" table:style-name="ce33">
            <text:p>315,173</text:p>
          </table:table-cell>
          <table:table-cell office:value-type="float" office:value="61893" table:style-name="ce33">
            <text:p>61,893</text:p>
          </table:table-cell>
          <table:table-cell office:value-type="float" office:value="63361" table:style-name="ce33">
            <text:p>63,361</text:p>
          </table:table-cell>
          <table:table-cell office:value-type="float" office:value="64090" table:style-name="ce33">
            <text:p>64,090</text:p>
          </table:table-cell>
          <table:table-cell office:value-type="float" office:value="63477" table:style-name="ce33">
            <text:p>63,477</text:p>
          </table:table-cell>
          <table:table-cell office:value-type="float" office:value="62352" table:style-name="ce34">
            <text:p>62,352</text:p>
          </table:table-cell>
          <table:table-cell office:value-type="float" office:value="324943" table:style-name="ce33">
            <text:p>324,943</text:p>
          </table:table-cell>
          <table:table-cell office:value-type="float" office:value="62512" table:style-name="ce33">
            <text:p>62,512</text:p>
          </table:table-cell>
          <table:table-cell office:value-type="float" office:value="63931" table:style-name="ce33">
            <text:p>63,931</text:p>
          </table:table-cell>
          <table:table-cell office:value-type="float" office:value="65750" table:style-name="ce33">
            <text:p>65,750</text:p>
          </table:table-cell>
          <table:table-cell office:value-type="float" office:value="66157" table:style-name="ce33">
            <text:p>66,157</text:p>
          </table:table-cell>
          <table:table-cell office:value-type="float" office:value="66593" table:style-name="ce34">
            <text:p>66,593</text:p>
          </table:table-cell>
          <table:table-cell office:value-type="float" office:value="316219" table:style-name="ce33">
            <text:p>316,219</text:p>
          </table:table-cell>
          <table:table-cell office:value-type="float" office:value="65409" table:style-name="ce33">
            <text:p>65,409</text:p>
          </table:table-cell>
          <table:table-cell office:value-type="float" office:value="63993" table:style-name="ce33">
            <text:p>63,993</text:p>
          </table:table-cell>
          <table:table-cell office:value-type="float" office:value="63141" table:style-name="ce33">
            <text:p>63,141</text:p>
          </table:table-cell>
          <table:table-cell office:value-type="float" office:value="64559" table:style-name="ce33">
            <text:p>64,559</text:p>
          </table:table-cell>
          <table:table-cell office:value-type="float" office:value="59117" table:style-name="ce34">
            <text:p>59,117</text:p>
          </table:table-cell>
          <table:table-cell office:value-type="float" office:value="281048" table:style-name="ce33">
            <text:p>281,048</text:p>
          </table:table-cell>
          <table:table-cell office:value-type="float" office:value="59093" table:style-name="ce33">
            <text:p>59,093</text:p>
          </table:table-cell>
          <table:table-cell office:value-type="float" office:value="58997" table:style-name="ce33">
            <text:p>58,997</text:p>
          </table:table-cell>
          <table:table-cell office:value-type="float" office:value="57713" table:style-name="ce33">
            <text:p>57,713</text:p>
          </table:table-cell>
          <table:table-cell office:value-type="float" office:value="53882" table:style-name="ce33">
            <text:p>53,882</text:p>
          </table:table-cell>
          <table:table-cell office:value-type="float" office:value="51363" table:style-name="ce34">
            <text:p>51,363</text:p>
          </table:table-cell>
          <table:table-cell office:value-type="float" office:value="203278" table:style-name="ce33">
            <text:p>203,278</text:p>
          </table:table-cell>
          <table:table-cell office:value-type="float" office:value="51463" table:style-name="ce33">
            <text:p>51,463</text:p>
          </table:table-cell>
          <table:table-cell office:value-type="float" office:value="46102" table:style-name="ce33">
            <text:p>46,102</text:p>
          </table:table-cell>
          <table:table-cell office:value-type="float" office:value="39348" table:style-name="ce33">
            <text:p>39,348</text:p>
          </table:table-cell>
          <table:table-cell office:value-type="float" office:value="36347" table:style-name="ce33">
            <text:p>36,347</text:p>
          </table:table-cell>
          <table:table-cell office:value-type="float" office:value="30018" table:style-name="ce34">
            <text:p>30,018</text:p>
          </table:table-cell>
          <table:table-cell office:value-type="float" office:value="105507" table:style-name="ce33">
            <text:p>105,507</text:p>
          </table:table-cell>
          <table:table-cell office:value-type="float" office:value="25625" table:style-name="ce33">
            <text:p>25,625</text:p>
          </table:table-cell>
          <table:table-cell office:value-type="float" office:value="18223" table:style-name="ce33">
            <text:p>18,223</text:p>
          </table:table-cell>
          <table:table-cell office:value-type="float" office:value="20748" table:style-name="ce33">
            <text:p>20,748</text:p>
          </table:table-cell>
          <table:table-cell office:value-type="float" office:value="21193" table:style-name="ce33">
            <text:p>21,193</text:p>
          </table:table-cell>
          <table:table-cell office:value-type="float" office:value="19718" table:style-name="ce34">
            <text:p>19,718</text:p>
          </table:table-cell>
          <table:table-cell office:value-type="float" office:value="79861" table:style-name="ce33">
            <text:p>79,861</text:p>
          </table:table-cell>
          <table:table-cell office:value-type="float" office:value="18472" table:style-name="ce33">
            <text:p>18,472</text:p>
          </table:table-cell>
          <table:table-cell office:value-type="float" office:value="17965" table:style-name="ce33">
            <text:p>17,965</text:p>
          </table:table-cell>
          <table:table-cell office:value-type="float" office:value="16303" table:style-name="ce33">
            <text:p>16,303</text:p>
          </table:table-cell>
          <table:table-cell office:value-type="float" office:value="14274" table:style-name="ce33">
            <text:p>14,274</text:p>
          </table:table-cell>
          <table:table-cell office:value-type="float" office:value="12847" table:style-name="ce34">
            <text:p>12,847</text:p>
          </table:table-cell>
          <table:table-cell office:value-type="float" office:value="47920" table:style-name="ce33">
            <text:p>47,920</text:p>
          </table:table-cell>
          <table:table-cell office:value-type="float" office:value="11738" table:style-name="ce33">
            <text:p>11,738</text:p>
          </table:table-cell>
          <table:table-cell office:value-type="float" office:value="10405" table:style-name="ce33">
            <text:p>10,405</text:p>
          </table:table-cell>
          <table:table-cell office:value-type="float" office:value="9584" table:style-name="ce33">
            <text:p>9,584</text:p>
          </table:table-cell>
          <table:table-cell office:value-type="float" office:value="8399" table:style-name="ce33">
            <text:p>8,399</text:p>
          </table:table-cell>
          <table:table-cell office:value-type="float" office:value="7794" table:style-name="ce34">
            <text:p>7,794</text:p>
          </table:table-cell>
          <table:table-cell office:value-type="float" office:value="30319" table:style-name="ce33">
            <text:p>30,319</text:p>
          </table:table-cell>
          <table:table-cell office:value-type="float" office:value="7493" table:style-name="ce33">
            <text:p>7,493</text:p>
          </table:table-cell>
          <table:table-cell office:value-type="float" office:value="6759" table:style-name="ce33">
            <text:p>6,759</text:p>
          </table:table-cell>
          <table:table-cell office:value-type="float" office:value="6130" table:style-name="ce33">
            <text:p>6,130</text:p>
          </table:table-cell>
          <table:table-cell office:value-type="float" office:value="5348" table:style-name="ce33">
            <text:p>5,348</text:p>
          </table:table-cell>
          <table:table-cell office:value-type="float" office:value="4589" table:style-name="ce34">
            <text:p>4,589</text:p>
          </table:table-cell>
          <table:table-cell office:value-type="float" office:value="12867" table:style-name="ce33">
            <text:p>12,867</text:p>
          </table:table-cell>
          <table:table-cell office:value-type="float" office:value="3919" table:style-name="ce33">
            <text:p>3,919</text:p>
          </table:table-cell>
          <table:table-cell office:value-type="float" office:value="3172" table:style-name="ce33">
            <text:p>3,172</text:p>
          </table:table-cell>
          <table:table-cell office:value-type="float" office:value="2433" table:style-name="ce33">
            <text:p>2,433</text:p>
          </table:table-cell>
          <table:table-cell office:value-type="float" office:value="1916" table:style-name="ce33">
            <text:p>1,916</text:p>
          </table:table-cell>
          <table:table-cell office:value-type="float" office:value="1427" table:style-name="ce34">
            <text:p>1,427</text:p>
          </table:table-cell>
          <table:table-cell office:value-type="float" office:value="3270" table:style-name="ce33">
            <text:p>3,270</text:p>
          </table:table-cell>
          <table:table-cell office:value-type="float" office:value="1215" table:style-name="ce33">
            <text:p>1,215</text:p>
          </table:table-cell>
          <table:table-cell office:value-type="float" office:value="837" table:style-name="ce33">
            <text:p>837</text:p>
          </table:table-cell>
          <table:table-cell office:value-type="float" office:value="581" table:style-name="ce33">
            <text:p>581</text:p>
          </table:table-cell>
          <table:table-cell office:value-type="float" office:value="373" table:style-name="ce33">
            <text:p>373</text:p>
          </table:table-cell>
          <table:table-cell office:value-type="float" office:value="264" table:style-name="ce34">
            <text:p>264</text:p>
          </table:table-cell>
          <table:table-cell office:value-type="float" office:value="580" table:style-name="ce33">
            <text:p>580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新北市</text:p>
          </table:table-cell>
          <table:table-cell office:value-type="string" table:style-name="ce35">
            <text:p>男</text:p>
          </table:table-cell>
          <table:table-cell office:value-type="float" office:value="1952479" table:style-name="ce33">
            <text:p>1,952,479</text:p>
          </table:table-cell>
          <table:table-cell office:value-type="float" office:value="86394" table:style-name="ce33">
            <text:p>86,394</text:p>
          </table:table-cell>
          <table:table-cell office:value-type="float" office:value="15778" table:style-name="ce33">
            <text:p>15,778</text:p>
          </table:table-cell>
          <table:table-cell office:value-type="float" office:value="17504" table:style-name="ce33">
            <text:p>17,504</text:p>
          </table:table-cell>
          <table:table-cell office:value-type="float" office:value="18036" table:style-name="ce33">
            <text:p>18,036</text:p>
          </table:table-cell>
          <table:table-cell office:value-type="float" office:value="16318" table:style-name="ce33">
            <text:p>16,318</text:p>
          </table:table-cell>
          <table:table-cell office:value-type="float" office:value="18758" table:style-name="ce33">
            <text:p>18,758</text:p>
          </table:table-cell>
          <table:table-cell office:value-type="float" office:value="84990" table:style-name="ce33">
            <text:p>84,990</text:p>
          </table:table-cell>
          <table:table-cell office:value-type="float" office:value="18031" table:style-name="ce33">
            <text:p>18,031</text:p>
          </table:table-cell>
          <table:table-cell office:value-type="float" office:value="15861" table:style-name="ce33">
            <text:p>15,861</text:p>
          </table:table-cell>
          <table:table-cell office:value-type="float" office:value="16297" table:style-name="ce33">
            <text:p>16,297</text:p>
          </table:table-cell>
          <table:table-cell office:value-type="float" office:value="17052" table:style-name="ce33">
            <text:p>17,052</text:p>
          </table:table-cell>
          <table:table-cell office:value-type="float" office:value="17749" table:style-name="ce34">
            <text:p>17,749</text:p>
          </table:table-cell>
          <table:table-cell office:value-type="float" office:value="90256" table:style-name="ce33">
            <text:p>90,256</text:p>
          </table:table-cell>
          <table:table-cell office:value-type="float" office:value="17435" table:style-name="ce33">
            <text:p>17,435</text:p>
          </table:table-cell>
          <table:table-cell office:value-type="float" office:value="17011" table:style-name="ce33">
            <text:p>17,011</text:p>
          </table:table-cell>
          <table:table-cell office:value-type="float" office:value="17499" table:style-name="ce33">
            <text:p>17,499</text:p>
          </table:table-cell>
          <table:table-cell office:value-type="float" office:value="18510" table:style-name="ce33">
            <text:p>18,510</text:p>
          </table:table-cell>
          <table:table-cell office:value-type="float" office:value="19801" table:style-name="ce34">
            <text:p>19,801</text:p>
          </table:table-cell>
          <table:table-cell office:value-type="float" office:value="118943" table:style-name="ce33">
            <text:p>118,943</text:p>
          </table:table-cell>
          <table:table-cell office:value-type="float" office:value="20899" table:style-name="ce33">
            <text:p>20,899</text:p>
          </table:table-cell>
          <table:table-cell office:value-type="float" office:value="24554" table:style-name="ce33">
            <text:p>24,554</text:p>
          </table:table-cell>
          <table:table-cell office:value-type="float" office:value="24571" table:style-name="ce33">
            <text:p>24,571</text:p>
          </table:table-cell>
          <table:table-cell office:value-type="float" office:value="23167" table:style-name="ce33">
            <text:p>23,167</text:p>
          </table:table-cell>
          <table:table-cell office:value-type="float" office:value="25752" table:style-name="ce34">
            <text:p>25,752</text:p>
          </table:table-cell>
          <table:table-cell office:value-type="float" office:value="141334" table:style-name="ce33">
            <text:p>141,334</text:p>
          </table:table-cell>
          <table:table-cell office:value-type="float" office:value="27647" table:style-name="ce33">
            <text:p>27,647</text:p>
          </table:table-cell>
          <table:table-cell office:value-type="float" office:value="27718" table:style-name="ce33">
            <text:p>27,718</text:p>
          </table:table-cell>
          <table:table-cell office:value-type="float" office:value="28047" table:style-name="ce33">
            <text:p>28,047</text:p>
          </table:table-cell>
          <table:table-cell office:value-type="float" office:value="28789" table:style-name="ce33">
            <text:p>28,789</text:p>
          </table:table-cell>
          <table:table-cell office:value-type="float" office:value="29133" table:style-name="ce34">
            <text:p>29,133</text:p>
          </table:table-cell>
          <table:table-cell office:value-type="float" office:value="144483" table:style-name="ce33">
            <text:p>144,483</text:p>
          </table:table-cell>
          <table:table-cell office:value-type="float" office:value="28712" table:style-name="ce33">
            <text:p>28,712</text:p>
          </table:table-cell>
          <table:table-cell office:value-type="float" office:value="29623" table:style-name="ce33">
            <text:p>29,623</text:p>
          </table:table-cell>
          <table:table-cell office:value-type="float" office:value="29163" table:style-name="ce33">
            <text:p>29,163</text:p>
          </table:table-cell>
          <table:table-cell office:value-type="float" office:value="29211" table:style-name="ce33">
            <text:p>29,211</text:p>
          </table:table-cell>
          <table:table-cell office:value-type="float" office:value="27774" table:style-name="ce34">
            <text:p>27,774</text:p>
          </table:table-cell>
          <table:table-cell office:value-type="float" office:value="149648" table:style-name="ce33">
            <text:p>149,648</text:p>
          </table:table-cell>
          <table:table-cell office:value-type="float" office:value="26375" table:style-name="ce33">
            <text:p>26,375</text:p>
          </table:table-cell>
          <table:table-cell office:value-type="float" office:value="27792" table:style-name="ce33">
            <text:p>27,792</text:p>
          </table:table-cell>
          <table:table-cell office:value-type="float" office:value="30820" table:style-name="ce33">
            <text:p>30,820</text:p>
          </table:table-cell>
          <table:table-cell office:value-type="float" office:value="31240" table:style-name="ce33">
            <text:p>31,240</text:p>
          </table:table-cell>
          <table:table-cell office:value-type="float" office:value="33421" table:style-name="ce34">
            <text:p>33,421</text:p>
          </table:table-cell>
          <table:table-cell office:value-type="float" office:value="173167" table:style-name="ce33">
            <text:p>173,167</text:p>
          </table:table-cell>
          <table:table-cell office:value-type="float" office:value="34479" table:style-name="ce33">
            <text:p>34,479</text:p>
          </table:table-cell>
          <table:table-cell office:value-type="float" office:value="34806" table:style-name="ce33">
            <text:p>34,806</text:p>
          </table:table-cell>
          <table:table-cell office:value-type="float" office:value="35357" table:style-name="ce33">
            <text:p>35,357</text:p>
          </table:table-cell>
          <table:table-cell office:value-type="float" office:value="35110" table:style-name="ce33">
            <text:p>35,110</text:p>
          </table:table-cell>
          <table:table-cell office:value-type="float" office:value="33415" table:style-name="ce34">
            <text:p>33,415</text:p>
          </table:table-cell>
          <table:table-cell office:value-type="float" office:value="158802" table:style-name="ce33">
            <text:p>158,802</text:p>
          </table:table-cell>
          <table:table-cell office:value-type="float" office:value="35584" table:style-name="ce33">
            <text:p>35,584</text:p>
          </table:table-cell>
          <table:table-cell office:value-type="float" office:value="32144" table:style-name="ce33">
            <text:p>32,144</text:p>
          </table:table-cell>
          <table:table-cell office:value-type="float" office:value="31017" table:style-name="ce33">
            <text:p>31,017</text:p>
          </table:table-cell>
          <table:table-cell office:value-type="float" office:value="29982" table:style-name="ce33">
            <text:p>29,982</text:p>
          </table:table-cell>
          <table:table-cell office:value-type="float" office:value="30075" table:style-name="ce34">
            <text:p>30,075</text:p>
          </table:table-cell>
          <table:table-cell office:value-type="float" office:value="151822" table:style-name="ce33">
            <text:p>151,822</text:p>
          </table:table-cell>
          <table:table-cell office:value-type="float" office:value="30089" table:style-name="ce33">
            <text:p>30,089</text:p>
          </table:table-cell>
          <table:table-cell office:value-type="float" office:value="30850" table:style-name="ce33">
            <text:p>30,850</text:p>
          </table:table-cell>
          <table:table-cell office:value-type="float" office:value="30957" table:style-name="ce33">
            <text:p>30,957</text:p>
          </table:table-cell>
          <table:table-cell office:value-type="float" office:value="30312" table:style-name="ce33">
            <text:p>30,312</text:p>
          </table:table-cell>
          <table:table-cell office:value-type="float" office:value="29614" table:style-name="ce34">
            <text:p>29,614</text:p>
          </table:table-cell>
          <table:table-cell office:value-type="float" office:value="152511" table:style-name="ce33">
            <text:p>152,511</text:p>
          </table:table-cell>
          <table:table-cell office:value-type="float" office:value="29622" table:style-name="ce33">
            <text:p>29,622</text:p>
          </table:table-cell>
          <table:table-cell office:value-type="float" office:value="29968" table:style-name="ce33">
            <text:p>29,968</text:p>
          </table:table-cell>
          <table:table-cell office:value-type="float" office:value="30891" table:style-name="ce33">
            <text:p>30,891</text:p>
          </table:table-cell>
          <table:table-cell office:value-type="float" office:value="31080" table:style-name="ce33">
            <text:p>31,080</text:p>
          </table:table-cell>
          <table:table-cell office:value-type="float" office:value="30950" table:style-name="ce34">
            <text:p>30,950</text:p>
          </table:table-cell>
          <table:table-cell office:value-type="float" office:value="147541" table:style-name="ce33">
            <text:p>147,541</text:p>
          </table:table-cell>
          <table:table-cell office:value-type="float" office:value="30751" table:style-name="ce33">
            <text:p>30,751</text:p>
          </table:table-cell>
          <table:table-cell office:value-type="float" office:value="29987" table:style-name="ce33">
            <text:p>29,987</text:p>
          </table:table-cell>
          <table:table-cell office:value-type="float" office:value="29423" table:style-name="ce33">
            <text:p>29,423</text:p>
          </table:table-cell>
          <table:table-cell office:value-type="float" office:value="29955" table:style-name="ce33">
            <text:p>29,955</text:p>
          </table:table-cell>
          <table:table-cell office:value-type="float" office:value="27425" table:style-name="ce34">
            <text:p>27,425</text:p>
          </table:table-cell>
          <table:table-cell office:value-type="float" office:value="130604" table:style-name="ce33">
            <text:p>130,604</text:p>
          </table:table-cell>
          <table:table-cell office:value-type="float" office:value="27521" table:style-name="ce33">
            <text:p>27,521</text:p>
          </table:table-cell>
          <table:table-cell office:value-type="float" office:value="27537" table:style-name="ce33">
            <text:p>27,537</text:p>
          </table:table-cell>
          <table:table-cell office:value-type="float" office:value="26767" table:style-name="ce33">
            <text:p>26,767</text:p>
          </table:table-cell>
          <table:table-cell office:value-type="float" office:value="24984" table:style-name="ce33">
            <text:p>24,984</text:p>
          </table:table-cell>
          <table:table-cell office:value-type="float" office:value="23795" table:style-name="ce34">
            <text:p>23,795</text:p>
          </table:table-cell>
          <table:table-cell office:value-type="float" office:value="94853" table:style-name="ce33">
            <text:p>94,853</text:p>
          </table:table-cell>
          <table:table-cell office:value-type="float" office:value="23925" table:style-name="ce33">
            <text:p>23,925</text:p>
          </table:table-cell>
          <table:table-cell office:value-type="float" office:value="21548" table:style-name="ce33">
            <text:p>21,548</text:p>
          </table:table-cell>
          <table:table-cell office:value-type="float" office:value="18389" table:style-name="ce33">
            <text:p>18,389</text:p>
          </table:table-cell>
          <table:table-cell office:value-type="float" office:value="16979" table:style-name="ce33">
            <text:p>16,979</text:p>
          </table:table-cell>
          <table:table-cell office:value-type="float" office:value="14012" table:style-name="ce34">
            <text:p>14,012</text:p>
          </table:table-cell>
          <table:table-cell office:value-type="float" office:value="48959" table:style-name="ce33">
            <text:p>48,959</text:p>
          </table:table-cell>
          <table:table-cell office:value-type="float" office:value="11939" table:style-name="ce33">
            <text:p>11,939</text:p>
          </table:table-cell>
          <table:table-cell office:value-type="float" office:value="8499" table:style-name="ce33">
            <text:p>8,499</text:p>
          </table:table-cell>
          <table:table-cell office:value-type="float" office:value="9688" table:style-name="ce33">
            <text:p>9,688</text:p>
          </table:table-cell>
          <table:table-cell office:value-type="float" office:value="9808" table:style-name="ce33">
            <text:p>9,808</text:p>
          </table:table-cell>
          <table:table-cell office:value-type="float" office:value="9025" table:style-name="ce34">
            <text:p>9,025</text:p>
          </table:table-cell>
          <table:table-cell office:value-type="float" office:value="34648" table:style-name="ce33">
            <text:p>34,648</text:p>
          </table:table-cell>
          <table:table-cell office:value-type="float" office:value="8280" table:style-name="ce33">
            <text:p>8,280</text:p>
          </table:table-cell>
          <table:table-cell office:value-type="float" office:value="8022" table:style-name="ce33">
            <text:p>8,022</text:p>
          </table:table-cell>
          <table:table-cell office:value-type="float" office:value="7036" table:style-name="ce33">
            <text:p>7,036</text:p>
          </table:table-cell>
          <table:table-cell office:value-type="float" office:value="5992" table:style-name="ce33">
            <text:p>5,992</text:p>
          </table:table-cell>
          <table:table-cell office:value-type="float" office:value="5318" table:style-name="ce34">
            <text:p>5,318</text:p>
          </table:table-cell>
          <table:table-cell office:value-type="float" office:value="20404" table:style-name="ce33">
            <text:p>20,404</text:p>
          </table:table-cell>
          <table:table-cell office:value-type="float" office:value="4920" table:style-name="ce33">
            <text:p>4,920</text:p>
          </table:table-cell>
          <table:table-cell office:value-type="float" office:value="4375" table:style-name="ce33">
            <text:p>4,375</text:p>
          </table:table-cell>
          <table:table-cell office:value-type="float" office:value="4023" table:style-name="ce33">
            <text:p>4,023</text:p>
          </table:table-cell>
          <table:table-cell office:value-type="float" office:value="3609" table:style-name="ce33">
            <text:p>3,609</text:p>
          </table:table-cell>
          <table:table-cell office:value-type="float" office:value="3477" table:style-name="ce34">
            <text:p>3,477</text:p>
          </table:table-cell>
          <table:table-cell office:value-type="float" office:value="14888" table:style-name="ce33">
            <text:p>14,888</text:p>
          </table:table-cell>
          <table:table-cell office:value-type="float" office:value="3565" table:style-name="ce33">
            <text:p>3,565</text:p>
          </table:table-cell>
          <table:table-cell office:value-type="float" office:value="3254" table:style-name="ce33">
            <text:p>3,254</text:p>
          </table:table-cell>
          <table:table-cell office:value-type="float" office:value="3119" table:style-name="ce33">
            <text:p>3,119</text:p>
          </table:table-cell>
          <table:table-cell office:value-type="float" office:value="2692" table:style-name="ce33">
            <text:p>2,692</text:p>
          </table:table-cell>
          <table:table-cell office:value-type="float" office:value="2258" table:style-name="ce34">
            <text:p>2,258</text:p>
          </table:table-cell>
          <table:table-cell office:value-type="float" office:value="6317" table:style-name="ce33">
            <text:p>6,317</text:p>
          </table:table-cell>
          <table:table-cell office:value-type="float" office:value="1918" table:style-name="ce33">
            <text:p>1,918</text:p>
          </table:table-cell>
          <table:table-cell office:value-type="float" office:value="1571" table:style-name="ce33">
            <text:p>1,571</text:p>
          </table:table-cell>
          <table:table-cell office:value-type="float" office:value="1226" table:style-name="ce33">
            <text:p>1,226</text:p>
          </table:table-cell>
          <table:table-cell office:value-type="float" office:value="928" table:style-name="ce33">
            <text:p>928</text:p>
          </table:table-cell>
          <table:table-cell office:value-type="float" office:value="674" table:style-name="ce34">
            <text:p>674</text:p>
          </table:table-cell>
          <table:table-cell office:value-type="float" office:value="1616" table:style-name="ce33">
            <text:p>1,616</text:p>
          </table:table-cell>
          <table:table-cell office:value-type="float" office:value="611" table:style-name="ce33">
            <text:p>611</text:p>
          </table:table-cell>
          <table:table-cell office:value-type="float" office:value="409" table:style-name="ce33">
            <text:p>409</text:p>
          </table:table-cell>
          <table:table-cell office:value-type="float" office:value="274" table:style-name="ce33">
            <text:p>274</text:p>
          </table:table-cell>
          <table:table-cell office:value-type="float" office:value="183" table:style-name="ce33">
            <text:p>183</text:p>
          </table:table-cell>
          <table:table-cell office:value-type="float" office:value="139" table:style-name="ce34">
            <text:p>139</text:p>
          </table:table-cell>
          <table:table-cell office:value-type="float" office:value="299" table:style-name="ce33">
            <text:p>29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2029955" table:style-name="ce30">
            <text:p>2,029,955</text:p>
          </table:table-cell>
          <table:table-cell office:value-type="float" office:value="80790" table:style-name="ce31">
            <text:p>80,790</text:p>
          </table:table-cell>
          <table:table-cell office:value-type="float" office:value="14873" table:style-name="ce30">
            <text:p>14,873</text:p>
          </table:table-cell>
          <table:table-cell office:value-type="float" office:value="16550" table:style-name="ce30">
            <text:p>16,550</text:p>
          </table:table-cell>
          <table:table-cell office:value-type="float" office:value="16674" table:style-name="ce30">
            <text:p>16,674</text:p>
          </table:table-cell>
          <table:table-cell office:value-type="float" office:value="15526" table:style-name="ce30">
            <text:p>15,526</text:p>
          </table:table-cell>
          <table:table-cell office:value-type="float" office:value="17167" table:style-name="ce30">
            <text:p>17,167</text:p>
          </table:table-cell>
          <table:table-cell office:value-type="float" office:value="78262" table:style-name="ce30">
            <text:p>78,262</text:p>
          </table:table-cell>
          <table:table-cell office:value-type="float" office:value="17009" table:style-name="ce30">
            <text:p>17,009</text:p>
          </table:table-cell>
          <table:table-cell office:value-type="float" office:value="14703" table:style-name="ce30">
            <text:p>14,703</text:p>
          </table:table-cell>
          <table:table-cell office:value-type="float" office:value="14830" table:style-name="ce30">
            <text:p>14,830</text:p>
          </table:table-cell>
          <table:table-cell office:value-type="float" office:value="15573" table:style-name="ce30">
            <text:p>15,573</text:p>
          </table:table-cell>
          <table:table-cell office:value-type="float" office:value="16147" table:style-name="ce31">
            <text:p>16,147</text:p>
          </table:table-cell>
          <table:table-cell office:value-type="float" office:value="82641" table:style-name="ce30">
            <text:p>82,641</text:p>
          </table:table-cell>
          <table:table-cell office:value-type="float" office:value="15993" table:style-name="ce30">
            <text:p>15,993</text:p>
          </table:table-cell>
          <table:table-cell office:value-type="float" office:value="15647" table:style-name="ce30">
            <text:p>15,647</text:p>
          </table:table-cell>
          <table:table-cell office:value-type="float" office:value="16219" table:style-name="ce30">
            <text:p>16,219</text:p>
          </table:table-cell>
          <table:table-cell office:value-type="float" office:value="16583" table:style-name="ce30">
            <text:p>16,583</text:p>
          </table:table-cell>
          <table:table-cell office:value-type="float" office:value="18199" table:style-name="ce31">
            <text:p>18,199</text:p>
          </table:table-cell>
          <table:table-cell office:value-type="float" office:value="109931" table:style-name="ce30">
            <text:p>109,931</text:p>
          </table:table-cell>
          <table:table-cell office:value-type="float" office:value="19162" table:style-name="ce30">
            <text:p>19,162</text:p>
          </table:table-cell>
          <table:table-cell office:value-type="float" office:value="22990" table:style-name="ce30">
            <text:p>22,990</text:p>
          </table:table-cell>
          <table:table-cell office:value-type="float" office:value="22400" table:style-name="ce30">
            <text:p>22,400</text:p>
          </table:table-cell>
          <table:table-cell office:value-type="float" office:value="21645" table:style-name="ce30">
            <text:p>21,645</text:p>
          </table:table-cell>
          <table:table-cell office:value-type="float" office:value="23734" table:style-name="ce31">
            <text:p>23,734</text:p>
          </table:table-cell>
          <table:table-cell office:value-type="float" office:value="130695" table:style-name="ce30">
            <text:p>130,695</text:p>
          </table:table-cell>
          <table:table-cell office:value-type="float" office:value="25501" table:style-name="ce30">
            <text:p>25,501</text:p>
          </table:table-cell>
          <table:table-cell office:value-type="float" office:value="26011" table:style-name="ce30">
            <text:p>26,011</text:p>
          </table:table-cell>
          <table:table-cell office:value-type="float" office:value="25955" table:style-name="ce30">
            <text:p>25,955</text:p>
          </table:table-cell>
          <table:table-cell office:value-type="float" office:value="26601" table:style-name="ce30">
            <text:p>26,601</text:p>
          </table:table-cell>
          <table:table-cell office:value-type="float" office:value="26627" table:style-name="ce31">
            <text:p>26,627</text:p>
          </table:table-cell>
          <table:table-cell office:value-type="float" office:value="134446" table:style-name="ce30">
            <text:p>134,446</text:p>
          </table:table-cell>
          <table:table-cell office:value-type="float" office:value="26348" table:style-name="ce30">
            <text:p>26,348</text:p>
          </table:table-cell>
          <table:table-cell office:value-type="float" office:value="26862" table:style-name="ce30">
            <text:p>26,862</text:p>
          </table:table-cell>
          <table:table-cell office:value-type="float" office:value="27053" table:style-name="ce30">
            <text:p>27,053</text:p>
          </table:table-cell>
          <table:table-cell office:value-type="float" office:value="27691" table:style-name="ce30">
            <text:p>27,691</text:p>
          </table:table-cell>
          <table:table-cell office:value-type="float" office:value="26492" table:style-name="ce31">
            <text:p>26,492</text:p>
          </table:table-cell>
          <table:table-cell office:value-type="float" office:value="149954" table:style-name="ce30">
            <text:p>149,954</text:p>
          </table:table-cell>
          <table:table-cell office:value-type="float" office:value="25707" table:style-name="ce30">
            <text:p>25,707</text:p>
          </table:table-cell>
          <table:table-cell office:value-type="float" office:value="27659" table:style-name="ce30">
            <text:p>27,659</text:p>
          </table:table-cell>
          <table:table-cell office:value-type="float" office:value="30741" table:style-name="ce30">
            <text:p>30,741</text:p>
          </table:table-cell>
          <table:table-cell office:value-type="float" office:value="31593" table:style-name="ce30">
            <text:p>31,593</text:p>
          </table:table-cell>
          <table:table-cell office:value-type="float" office:value="34254" table:style-name="ce31">
            <text:p>34,254</text:p>
          </table:table-cell>
          <table:table-cell office:value-type="float" office:value="180034" table:style-name="ce30">
            <text:p>180,034</text:p>
          </table:table-cell>
          <table:table-cell office:value-type="float" office:value="35576" table:style-name="ce30">
            <text:p>35,576</text:p>
          </table:table-cell>
          <table:table-cell office:value-type="float" office:value="36130" table:style-name="ce30">
            <text:p>36,130</text:p>
          </table:table-cell>
          <table:table-cell office:value-type="float" office:value="36609" table:style-name="ce30">
            <text:p>36,609</text:p>
          </table:table-cell>
          <table:table-cell office:value-type="float" office:value="36703" table:style-name="ce30">
            <text:p>36,703</text:p>
          </table:table-cell>
          <table:table-cell office:value-type="float" office:value="35016" table:style-name="ce31">
            <text:p>35,016</text:p>
          </table:table-cell>
          <table:table-cell office:value-type="float" office:value="166679" table:style-name="ce30">
            <text:p>166,679</text:p>
          </table:table-cell>
          <table:table-cell office:value-type="float" office:value="37197" table:style-name="ce30">
            <text:p>37,197</text:p>
          </table:table-cell>
          <table:table-cell office:value-type="float" office:value="33644" table:style-name="ce30">
            <text:p>33,644</text:p>
          </table:table-cell>
          <table:table-cell office:value-type="float" office:value="32713" table:style-name="ce30">
            <text:p>32,713</text:p>
          </table:table-cell>
          <table:table-cell office:value-type="float" office:value="31539" table:style-name="ce30">
            <text:p>31,539</text:p>
          </table:table-cell>
          <table:table-cell office:value-type="float" office:value="31586" table:style-name="ce31">
            <text:p>31,586</text:p>
          </table:table-cell>
          <table:table-cell office:value-type="float" office:value="163351" table:style-name="ce30">
            <text:p>163,351</text:p>
          </table:table-cell>
          <table:table-cell office:value-type="float" office:value="31804" table:style-name="ce30">
            <text:p>31,804</text:p>
          </table:table-cell>
          <table:table-cell office:value-type="float" office:value="32511" table:style-name="ce30">
            <text:p>32,511</text:p>
          </table:table-cell>
          <table:table-cell office:value-type="float" office:value="33133" table:style-name="ce30">
            <text:p>33,133</text:p>
          </table:table-cell>
          <table:table-cell office:value-type="float" office:value="33165" table:style-name="ce30">
            <text:p>33,165</text:p>
          </table:table-cell>
          <table:table-cell office:value-type="float" office:value="32738" table:style-name="ce31">
            <text:p>32,738</text:p>
          </table:table-cell>
          <table:table-cell office:value-type="float" office:value="172432" table:style-name="ce30">
            <text:p>172,432</text:p>
          </table:table-cell>
          <table:table-cell office:value-type="float" office:value="32890" table:style-name="ce30">
            <text:p>32,890</text:p>
          </table:table-cell>
          <table:table-cell office:value-type="float" office:value="33963" table:style-name="ce30">
            <text:p>33,963</text:p>
          </table:table-cell>
          <table:table-cell office:value-type="float" office:value="34859" table:style-name="ce30">
            <text:p>34,859</text:p>
          </table:table-cell>
          <table:table-cell office:value-type="float" office:value="35077" table:style-name="ce30">
            <text:p>35,077</text:p>
          </table:table-cell>
          <table:table-cell office:value-type="float" office:value="35643" table:style-name="ce31">
            <text:p>35,643</text:p>
          </table:table-cell>
          <table:table-cell office:value-type="float" office:value="168678" table:style-name="ce30">
            <text:p>168,678</text:p>
          </table:table-cell>
          <table:table-cell office:value-type="float" office:value="34658" table:style-name="ce30">
            <text:p>34,658</text:p>
          </table:table-cell>
          <table:table-cell office:value-type="float" office:value="34006" table:style-name="ce30">
            <text:p>34,006</text:p>
          </table:table-cell>
          <table:table-cell office:value-type="float" office:value="33718" table:style-name="ce30">
            <text:p>33,718</text:p>
          </table:table-cell>
          <table:table-cell office:value-type="float" office:value="34604" table:style-name="ce30">
            <text:p>34,604</text:p>
          </table:table-cell>
          <table:table-cell office:value-type="float" office:value="31692" table:style-name="ce31">
            <text:p>31,692</text:p>
          </table:table-cell>
          <table:table-cell office:value-type="float" office:value="150444" table:style-name="ce30">
            <text:p>150,444</text:p>
          </table:table-cell>
          <table:table-cell office:value-type="float" office:value="31572" table:style-name="ce30">
            <text:p>31,572</text:p>
          </table:table-cell>
          <table:table-cell office:value-type="float" office:value="31460" table:style-name="ce30">
            <text:p>31,460</text:p>
          </table:table-cell>
          <table:table-cell office:value-type="float" office:value="30946" table:style-name="ce30">
            <text:p>30,946</text:p>
          </table:table-cell>
          <table:table-cell office:value-type="float" office:value="28898" table:style-name="ce30">
            <text:p>28,898</text:p>
          </table:table-cell>
          <table:table-cell office:value-type="float" office:value="27568" table:style-name="ce31">
            <text:p>27,568</text:p>
          </table:table-cell>
          <table:table-cell office:value-type="float" office:value="108425" table:style-name="ce30">
            <text:p>108,425</text:p>
          </table:table-cell>
          <table:table-cell office:value-type="float" office:value="27538" table:style-name="ce30">
            <text:p>27,538</text:p>
          </table:table-cell>
          <table:table-cell office:value-type="float" office:value="24554" table:style-name="ce30">
            <text:p>24,554</text:p>
          </table:table-cell>
          <table:table-cell office:value-type="float" office:value="20959" table:style-name="ce30">
            <text:p>20,959</text:p>
          </table:table-cell>
          <table:table-cell office:value-type="float" office:value="19368" table:style-name="ce30">
            <text:p>19,368</text:p>
          </table:table-cell>
          <table:table-cell office:value-type="float" office:value="16006" table:style-name="ce31">
            <text:p>16,006</text:p>
          </table:table-cell>
          <table:table-cell office:value-type="float" office:value="56548" table:style-name="ce30">
            <text:p>56,548</text:p>
          </table:table-cell>
          <table:table-cell office:value-type="float" office:value="13686" table:style-name="ce30">
            <text:p>13,686</text:p>
          </table:table-cell>
          <table:table-cell office:value-type="float" office:value="9724" table:style-name="ce30">
            <text:p>9,724</text:p>
          </table:table-cell>
          <table:table-cell office:value-type="float" office:value="11060" table:style-name="ce30">
            <text:p>11,060</text:p>
          </table:table-cell>
          <table:table-cell office:value-type="float" office:value="11385" table:style-name="ce30">
            <text:p>11,385</text:p>
          </table:table-cell>
          <table:table-cell office:value-type="float" office:value="10693" table:style-name="ce31">
            <text:p>10,693</text:p>
          </table:table-cell>
          <table:table-cell office:value-type="float" office:value="45213" table:style-name="ce30">
            <text:p>45,213</text:p>
          </table:table-cell>
          <table:table-cell office:value-type="float" office:value="10192" table:style-name="ce30">
            <text:p>10,192</text:p>
          </table:table-cell>
          <table:table-cell office:value-type="float" office:value="9943" table:style-name="ce30">
            <text:p>9,943</text:p>
          </table:table-cell>
          <table:table-cell office:value-type="float" office:value="9267" table:style-name="ce30">
            <text:p>9,267</text:p>
          </table:table-cell>
          <table:table-cell office:value-type="float" office:value="8282" table:style-name="ce30">
            <text:p>8,282</text:p>
          </table:table-cell>
          <table:table-cell office:value-type="float" office:value="7529" table:style-name="ce31">
            <text:p>7,529</text:p>
          </table:table-cell>
          <table:table-cell office:value-type="float" office:value="27516" table:style-name="ce30">
            <text:p>27,516</text:p>
          </table:table-cell>
          <table:table-cell office:value-type="float" office:value="6818" table:style-name="ce30">
            <text:p>6,818</text:p>
          </table:table-cell>
          <table:table-cell office:value-type="float" office:value="6030" table:style-name="ce30">
            <text:p>6,030</text:p>
          </table:table-cell>
          <table:table-cell office:value-type="float" office:value="5561" table:style-name="ce30">
            <text:p>5,561</text:p>
          </table:table-cell>
          <table:table-cell office:value-type="float" office:value="4790" table:style-name="ce30">
            <text:p>4,790</text:p>
          </table:table-cell>
          <table:table-cell office:value-type="float" office:value="4317" table:style-name="ce31">
            <text:p>4,317</text:p>
          </table:table-cell>
          <table:table-cell office:value-type="float" office:value="15431" table:style-name="ce30">
            <text:p>15,431</text:p>
          </table:table-cell>
          <table:table-cell office:value-type="float" office:value="3928" table:style-name="ce30">
            <text:p>3,928</text:p>
          </table:table-cell>
          <table:table-cell office:value-type="float" office:value="3505" table:style-name="ce30">
            <text:p>3,505</text:p>
          </table:table-cell>
          <table:table-cell office:value-type="float" office:value="3011" table:style-name="ce30">
            <text:p>3,011</text:p>
          </table:table-cell>
          <table:table-cell office:value-type="float" office:value="2656" table:style-name="ce30">
            <text:p>2,656</text:p>
          </table:table-cell>
          <table:table-cell office:value-type="float" office:value="2331" table:style-name="ce31">
            <text:p>2,331</text:p>
          </table:table-cell>
          <table:table-cell office:value-type="float" office:value="6550" table:style-name="ce30">
            <text:p>6,550</text:p>
          </table:table-cell>
          <table:table-cell office:value-type="float" office:value="2001" table:style-name="ce30">
            <text:p>2,001</text:p>
          </table:table-cell>
          <table:table-cell office:value-type="float" office:value="1601" table:style-name="ce30">
            <text:p>1,601</text:p>
          </table:table-cell>
          <table:table-cell office:value-type="float" office:value="1207" table:style-name="ce30">
            <text:p>1,207</text:p>
          </table:table-cell>
          <table:table-cell office:value-type="float" office:value="988" table:style-name="ce30">
            <text:p>988</text:p>
          </table:table-cell>
          <table:table-cell office:value-type="float" office:value="753" table:style-name="ce31">
            <text:p>753</text:p>
          </table:table-cell>
          <table:table-cell office:value-type="float" office:value="1654" table:style-name="ce30">
            <text:p>1,654</text:p>
          </table:table-cell>
          <table:table-cell office:value-type="float" office:value="604" table:style-name="ce30">
            <text:p>604</text:p>
          </table:table-cell>
          <table:table-cell office:value-type="float" office:value="428" table:style-name="ce30">
            <text:p>428</text:p>
          </table:table-cell>
          <table:table-cell office:value-type="float" office:value="307" table:style-name="ce30">
            <text:p>307</text:p>
          </table:table-cell>
          <table:table-cell office:value-type="float" office:value="190" table:style-name="ce30">
            <text:p>190</text:p>
          </table:table-cell>
          <table:table-cell office:value-type="float" office:value="125" table:style-name="ce31">
            <text:p>125</text:p>
          </table:table-cell>
          <table:table-cell office:value-type="float" office:value="281" table:style-name="ce30">
            <text:p>281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689845" table:style-name="ce33">
            <text:p>2,689,845</text:p>
          </table:table-cell>
          <table:table-cell office:value-type="float" office:value="146894" table:style-name="ce33">
            <text:p>146,894</text:p>
          </table:table-cell>
          <table:table-cell office:value-type="float" office:value="25820" table:style-name="ce33">
            <text:p>25,820</text:p>
          </table:table-cell>
          <table:table-cell office:value-type="float" office:value="30057" table:style-name="ce33">
            <text:p>30,057</text:p>
          </table:table-cell>
          <table:table-cell office:value-type="float" office:value="31201" table:style-name="ce33">
            <text:p>31,201</text:p>
          </table:table-cell>
          <table:table-cell office:value-type="float" office:value="28517" table:style-name="ce33">
            <text:p>28,517</text:p>
          </table:table-cell>
          <table:table-cell office:value-type="float" office:value="31299" table:style-name="ce33">
            <text:p>31,299</text:p>
          </table:table-cell>
          <table:table-cell office:value-type="float" office:value="112473" table:style-name="ce33">
            <text:p>112,473</text:p>
          </table:table-cell>
          <table:table-cell office:value-type="float" office:value="27061" table:style-name="ce33">
            <text:p>27,061</text:p>
          </table:table-cell>
          <table:table-cell office:value-type="float" office:value="21102" table:style-name="ce33">
            <text:p>21,102</text:p>
          </table:table-cell>
          <table:table-cell office:value-type="float" office:value="20728" table:style-name="ce33">
            <text:p>20,728</text:p>
          </table:table-cell>
          <table:table-cell office:value-type="float" office:value="21153" table:style-name="ce33">
            <text:p>21,153</text:p>
          </table:table-cell>
          <table:table-cell office:value-type="float" office:value="22429" table:style-name="ce34">
            <text:p>22,429</text:p>
          </table:table-cell>
          <table:table-cell office:value-type="float" office:value="113187" table:style-name="ce33">
            <text:p>113,187</text:p>
          </table:table-cell>
          <table:table-cell office:value-type="float" office:value="21793" table:style-name="ce33">
            <text:p>21,793</text:p>
          </table:table-cell>
          <table:table-cell office:value-type="float" office:value="21805" table:style-name="ce33">
            <text:p>21,805</text:p>
          </table:table-cell>
          <table:table-cell office:value-type="float" office:value="23236" table:style-name="ce33">
            <text:p>23,236</text:p>
          </table:table-cell>
          <table:table-cell office:value-type="float" office:value="22263" table:style-name="ce33">
            <text:p>22,263</text:p>
          </table:table-cell>
          <table:table-cell office:value-type="float" office:value="24090" table:style-name="ce34">
            <text:p>24,090</text:p>
          </table:table-cell>
          <table:table-cell office:value-type="float" office:value="135388" table:style-name="ce33">
            <text:p>135,388</text:p>
          </table:table-cell>
          <table:table-cell office:value-type="float" office:value="24284" table:style-name="ce33">
            <text:p>24,284</text:p>
          </table:table-cell>
          <table:table-cell office:value-type="float" office:value="28160" table:style-name="ce33">
            <text:p>28,160</text:p>
          </table:table-cell>
          <table:table-cell office:value-type="float" office:value="27914" table:style-name="ce33">
            <text:p>27,914</text:p>
          </table:table-cell>
          <table:table-cell office:value-type="float" office:value="26330" table:style-name="ce33">
            <text:p>26,330</text:p>
          </table:table-cell>
          <table:table-cell office:value-type="float" office:value="28700" table:style-name="ce34">
            <text:p>28,700</text:p>
          </table:table-cell>
          <table:table-cell office:value-type="float" office:value="149687" table:style-name="ce33">
            <text:p>149,687</text:p>
          </table:table-cell>
          <table:table-cell office:value-type="float" office:value="29561" table:style-name="ce33">
            <text:p>29,561</text:p>
          </table:table-cell>
          <table:table-cell office:value-type="float" office:value="30448" table:style-name="ce33">
            <text:p>30,448</text:p>
          </table:table-cell>
          <table:table-cell office:value-type="float" office:value="30085" table:style-name="ce33">
            <text:p>30,085</text:p>
          </table:table-cell>
          <table:table-cell office:value-type="float" office:value="29777" table:style-name="ce33">
            <text:p>29,777</text:p>
          </table:table-cell>
          <table:table-cell office:value-type="float" office:value="29816" table:style-name="ce34">
            <text:p>29,816</text:p>
          </table:table-cell>
          <table:table-cell office:value-type="float" office:value="155700" table:style-name="ce33">
            <text:p>155,700</text:p>
          </table:table-cell>
          <table:table-cell office:value-type="float" office:value="29280" table:style-name="ce33">
            <text:p>29,280</text:p>
          </table:table-cell>
          <table:table-cell office:value-type="float" office:value="30535" table:style-name="ce33">
            <text:p>30,535</text:p>
          </table:table-cell>
          <table:table-cell office:value-type="float" office:value="31454" table:style-name="ce33">
            <text:p>31,454</text:p>
          </table:table-cell>
          <table:table-cell office:value-type="float" office:value="32494" table:style-name="ce33">
            <text:p>32,494</text:p>
          </table:table-cell>
          <table:table-cell office:value-type="float" office:value="31937" table:style-name="ce34">
            <text:p>31,937</text:p>
          </table:table-cell>
          <table:table-cell office:value-type="float" office:value="195775" table:style-name="ce33">
            <text:p>195,775</text:p>
          </table:table-cell>
          <table:table-cell office:value-type="float" office:value="31986" table:style-name="ce33">
            <text:p>31,986</text:p>
          </table:table-cell>
          <table:table-cell office:value-type="float" office:value="35221" table:style-name="ce33">
            <text:p>35,221</text:p>
          </table:table-cell>
          <table:table-cell office:value-type="float" office:value="40353" table:style-name="ce33">
            <text:p>40,353</text:p>
          </table:table-cell>
          <table:table-cell office:value-type="float" office:value="42205" table:style-name="ce33">
            <text:p>42,205</text:p>
          </table:table-cell>
          <table:table-cell office:value-type="float" office:value="46010" table:style-name="ce34">
            <text:p>46,010</text:p>
          </table:table-cell>
          <table:table-cell office:value-type="float" office:value="237384" table:style-name="ce33">
            <text:p>237,384</text:p>
          </table:table-cell>
          <table:table-cell office:value-type="float" office:value="48311" table:style-name="ce33">
            <text:p>48,311</text:p>
          </table:table-cell>
          <table:table-cell office:value-type="float" office:value="48487" table:style-name="ce33">
            <text:p>48,487</text:p>
          </table:table-cell>
          <table:table-cell office:value-type="float" office:value="48661" table:style-name="ce33">
            <text:p>48,661</text:p>
          </table:table-cell>
          <table:table-cell office:value-type="float" office:value="47983" table:style-name="ce33">
            <text:p>47,983</text:p>
          </table:table-cell>
          <table:table-cell office:value-type="float" office:value="43942" table:style-name="ce34">
            <text:p>43,942</text:p>
          </table:table-cell>
          <table:table-cell office:value-type="float" office:value="211108" table:style-name="ce33">
            <text:p>211,108</text:p>
          </table:table-cell>
          <table:table-cell office:value-type="float" office:value="48097" table:style-name="ce33">
            <text:p>48,097</text:p>
          </table:table-cell>
          <table:table-cell office:value-type="float" office:value="42831" table:style-name="ce33">
            <text:p>42,831</text:p>
          </table:table-cell>
          <table:table-cell office:value-type="float" office:value="41116" table:style-name="ce33">
            <text:p>41,116</text:p>
          </table:table-cell>
          <table:table-cell office:value-type="float" office:value="39538" table:style-name="ce33">
            <text:p>39,538</text:p>
          </table:table-cell>
          <table:table-cell office:value-type="float" office:value="39526" table:style-name="ce34">
            <text:p>39,526</text:p>
          </table:table-cell>
          <table:table-cell office:value-type="float" office:value="204519" table:style-name="ce33">
            <text:p>204,519</text:p>
          </table:table-cell>
          <table:table-cell office:value-type="float" office:value="40411" table:style-name="ce33">
            <text:p>40,411</text:p>
          </table:table-cell>
          <table:table-cell office:value-type="float" office:value="41393" table:style-name="ce33">
            <text:p>41,393</text:p>
          </table:table-cell>
          <table:table-cell office:value-type="float" office:value="41495" table:style-name="ce33">
            <text:p>41,495</text:p>
          </table:table-cell>
          <table:table-cell office:value-type="float" office:value="41481" table:style-name="ce33">
            <text:p>41,481</text:p>
          </table:table-cell>
          <table:table-cell office:value-type="float" office:value="39739" table:style-name="ce34">
            <text:p>39,739</text:p>
          </table:table-cell>
          <table:table-cell office:value-type="float" office:value="203473" table:style-name="ce33">
            <text:p>203,473</text:p>
          </table:table-cell>
          <table:table-cell office:value-type="float" office:value="39357" table:style-name="ce33">
            <text:p>39,357</text:p>
          </table:table-cell>
          <table:table-cell office:value-type="float" office:value="40157" table:style-name="ce33">
            <text:p>40,157</text:p>
          </table:table-cell>
          <table:table-cell office:value-type="float" office:value="41572" table:style-name="ce33">
            <text:p>41,572</text:p>
          </table:table-cell>
          <table:table-cell office:value-type="float" office:value="41231" table:style-name="ce33">
            <text:p>41,231</text:p>
          </table:table-cell>
          <table:table-cell office:value-type="float" office:value="41156" table:style-name="ce34">
            <text:p>41,156</text:p>
          </table:table-cell>
          <table:table-cell office:value-type="float" office:value="201794" table:style-name="ce33">
            <text:p>201,794</text:p>
          </table:table-cell>
          <table:table-cell office:value-type="float" office:value="40568" table:style-name="ce33">
            <text:p>40,568</text:p>
          </table:table-cell>
          <table:table-cell office:value-type="float" office:value="40273" table:style-name="ce33">
            <text:p>40,273</text:p>
          </table:table-cell>
          <table:table-cell office:value-type="float" office:value="40315" table:style-name="ce33">
            <text:p>40,315</text:p>
          </table:table-cell>
          <table:table-cell office:value-type="float" office:value="41183" table:style-name="ce33">
            <text:p>41,183</text:p>
          </table:table-cell>
          <table:table-cell office:value-type="float" office:value="39455" table:style-name="ce34">
            <text:p>39,455</text:p>
          </table:table-cell>
          <table:table-cell office:value-type="float" office:value="193815" table:style-name="ce33">
            <text:p>193,815</text:p>
          </table:table-cell>
          <table:table-cell office:value-type="float" office:value="39457" table:style-name="ce33">
            <text:p>39,457</text:p>
          </table:table-cell>
          <table:table-cell office:value-type="float" office:value="40116" table:style-name="ce33">
            <text:p>40,116</text:p>
          </table:table-cell>
          <table:table-cell office:value-type="float" office:value="39316" table:style-name="ce33">
            <text:p>39,316</text:p>
          </table:table-cell>
          <table:table-cell office:value-type="float" office:value="37928" table:style-name="ce33">
            <text:p>37,928</text:p>
          </table:table-cell>
          <table:table-cell office:value-type="float" office:value="36998" table:style-name="ce34">
            <text:p>36,998</text:p>
          </table:table-cell>
          <table:table-cell office:value-type="float" office:value="158616" table:style-name="ce33">
            <text:p>158,616</text:p>
          </table:table-cell>
          <table:table-cell office:value-type="float" office:value="37221" table:style-name="ce33">
            <text:p>37,221</text:p>
          </table:table-cell>
          <table:table-cell office:value-type="float" office:value="35406" table:style-name="ce33">
            <text:p>35,406</text:p>
          </table:table-cell>
          <table:table-cell office:value-type="float" office:value="31479" table:style-name="ce33">
            <text:p>31,479</text:p>
          </table:table-cell>
          <table:table-cell office:value-type="float" office:value="29314" table:style-name="ce33">
            <text:p>29,314</text:p>
          </table:table-cell>
          <table:table-cell office:value-type="float" office:value="25196" table:style-name="ce34">
            <text:p>25,196</text:p>
          </table:table-cell>
          <table:table-cell office:value-type="float" office:value="90324" table:style-name="ce33">
            <text:p>90,324</text:p>
          </table:table-cell>
          <table:table-cell office:value-type="float" office:value="22068" table:style-name="ce33">
            <text:p>22,068</text:p>
          </table:table-cell>
          <table:table-cell office:value-type="float" office:value="15642" table:style-name="ce33">
            <text:p>15,642</text:p>
          </table:table-cell>
          <table:table-cell office:value-type="float" office:value="17219" table:style-name="ce33">
            <text:p>17,219</text:p>
          </table:table-cell>
          <table:table-cell office:value-type="float" office:value="18152" table:style-name="ce33">
            <text:p>18,152</text:p>
          </table:table-cell>
          <table:table-cell office:value-type="float" office:value="17243" table:style-name="ce34">
            <text:p>17,243</text:p>
          </table:table-cell>
          <table:table-cell office:value-type="float" office:value="74201" table:style-name="ce33">
            <text:p>74,201</text:p>
          </table:table-cell>
          <table:table-cell office:value-type="float" office:value="16521" table:style-name="ce33">
            <text:p>16,521</text:p>
          </table:table-cell>
          <table:table-cell office:value-type="float" office:value="16100" table:style-name="ce33">
            <text:p>16,100</text:p>
          </table:table-cell>
          <table:table-cell office:value-type="float" office:value="15146" table:style-name="ce33">
            <text:p>15,146</text:p>
          </table:table-cell>
          <table:table-cell office:value-type="float" office:value="13931" table:style-name="ce33">
            <text:p>13,931</text:p>
          </table:table-cell>
          <table:table-cell office:value-type="float" office:value="12503" table:style-name="ce34">
            <text:p>12,503</text:p>
          </table:table-cell>
          <table:table-cell office:value-type="float" office:value="49630" table:style-name="ce33">
            <text:p>49,630</text:p>
          </table:table-cell>
          <table:table-cell office:value-type="float" office:value="11354" table:style-name="ce33">
            <text:p>11,354</text:p>
          </table:table-cell>
          <table:table-cell office:value-type="float" office:value="10705" table:style-name="ce33">
            <text:p>10,705</text:p>
          </table:table-cell>
          <table:table-cell office:value-type="float" office:value="9905" table:style-name="ce33">
            <text:p>9,905</text:p>
          </table:table-cell>
          <table:table-cell office:value-type="float" office:value="9034" table:style-name="ce33">
            <text:p>9,034</text:p>
          </table:table-cell>
          <table:table-cell office:value-type="float" office:value="8632" table:style-name="ce34">
            <text:p>8,632</text:p>
          </table:table-cell>
          <table:table-cell office:value-type="float" office:value="34871" table:style-name="ce33">
            <text:p>34,871</text:p>
          </table:table-cell>
          <table:table-cell office:value-type="float" office:value="8475" table:style-name="ce33">
            <text:p>8,475</text:p>
          </table:table-cell>
          <table:table-cell office:value-type="float" office:value="7623" table:style-name="ce33">
            <text:p>7,623</text:p>
          </table:table-cell>
          <table:table-cell office:value-type="float" office:value="7073" table:style-name="ce33">
            <text:p>7,073</text:p>
          </table:table-cell>
          <table:table-cell office:value-type="float" office:value="6357" table:style-name="ce33">
            <text:p>6,357</text:p>
          </table:table-cell>
          <table:table-cell office:value-type="float" office:value="5343" table:style-name="ce34">
            <text:p>5,343</text:p>
          </table:table-cell>
          <table:table-cell office:value-type="float" office:value="16032" table:style-name="ce33">
            <text:p>16,032</text:p>
          </table:table-cell>
          <table:table-cell office:value-type="float" office:value="4645" table:style-name="ce33">
            <text:p>4,645</text:p>
          </table:table-cell>
          <table:table-cell office:value-type="float" office:value="3964" table:style-name="ce33">
            <text:p>3,964</text:p>
          </table:table-cell>
          <table:table-cell office:value-type="float" office:value="3081" table:style-name="ce33">
            <text:p>3,081</text:p>
          </table:table-cell>
          <table:table-cell office:value-type="float" office:value="2458" table:style-name="ce33">
            <text:p>2,458</text:p>
          </table:table-cell>
          <table:table-cell office:value-type="float" office:value="1884" table:style-name="ce34">
            <text:p>1,884</text:p>
          </table:table-cell>
          <table:table-cell office:value-type="float" office:value="4237" table:style-name="ce33">
            <text:p>4,237</text:p>
          </table:table-cell>
          <table:table-cell office:value-type="float" office:value="1541" table:style-name="ce33">
            <text:p>1,541</text:p>
          </table:table-cell>
          <table:table-cell office:value-type="float" office:value="1142" table:style-name="ce33">
            <text:p>1,142</text:p>
          </table:table-cell>
          <table:table-cell office:value-type="float" office:value="726" table:style-name="ce33">
            <text:p>726</text:p>
          </table:table-cell>
          <table:table-cell office:value-type="float" office:value="483" table:style-name="ce33">
            <text:p>483</text:p>
          </table:table-cell>
          <table:table-cell office:value-type="float" office:value="345" table:style-name="ce34">
            <text:p>345</text:p>
          </table:table-cell>
          <table:table-cell office:value-type="float" office:value="737" table:style-name="ce33">
            <text:p>737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臺北市</text:p>
          </table:table-cell>
          <table:table-cell office:value-type="string" table:style-name="ce35">
            <text:p>男</text:p>
          </table:table-cell>
          <table:table-cell office:value-type="float" office:value="1285810" table:style-name="ce33">
            <text:p>1,285,810</text:p>
          </table:table-cell>
          <table:table-cell office:value-type="float" office:value="75634" table:style-name="ce33">
            <text:p>75,634</text:p>
          </table:table-cell>
          <table:table-cell office:value-type="float" office:value="13262" table:style-name="ce45">
            <text:p>13,262</text:p>
          </table:table-cell>
          <table:table-cell office:value-type="float" office:value="15605" table:style-name="ce45">
            <text:p>15,605</text:p>
          </table:table-cell>
          <table:table-cell office:value-type="float" office:value="16071" table:style-name="ce45">
            <text:p>16,071</text:p>
          </table:table-cell>
          <table:table-cell office:value-type="float" office:value="14646" table:style-name="ce45">
            <text:p>14,646</text:p>
          </table:table-cell>
          <table:table-cell office:value-type="float" office:value="16050" table:style-name="ce45">
            <text:p>16,050</text:p>
          </table:table-cell>
          <table:table-cell office:value-type="float" office:value="58313" table:style-name="ce45">
            <text:p>58,313</text:p>
          </table:table-cell>
          <table:table-cell office:value-type="float" office:value="13996" table:style-name="ce45">
            <text:p>13,996</text:p>
          </table:table-cell>
          <table:table-cell office:value-type="float" office:value="10931" table:style-name="ce45">
            <text:p>10,931</text:p>
          </table:table-cell>
          <table:table-cell office:value-type="float" office:value="10724" table:style-name="ce45">
            <text:p>10,724</text:p>
          </table:table-cell>
          <table:table-cell office:value-type="float" office:value="11055" table:style-name="ce45">
            <text:p>11,055</text:p>
          </table:table-cell>
          <table:table-cell office:value-type="float" office:value="11607" table:style-name="ce46">
            <text:p>11,607</text:p>
          </table:table-cell>
          <table:table-cell office:value-type="float" office:value="59346" table:style-name="ce45">
            <text:p>59,346</text:p>
          </table:table-cell>
          <table:table-cell office:value-type="float" office:value="11274" table:style-name="ce45">
            <text:p>11,274</text:p>
          </table:table-cell>
          <table:table-cell office:value-type="float" office:value="11535" table:style-name="ce45">
            <text:p>11,535</text:p>
          </table:table-cell>
          <table:table-cell office:value-type="float" office:value="12344" table:style-name="ce45">
            <text:p>12,344</text:p>
          </table:table-cell>
          <table:table-cell office:value-type="float" office:value="11656" table:style-name="ce45">
            <text:p>11,656</text:p>
          </table:table-cell>
          <table:table-cell office:value-type="float" office:value="12537" table:style-name="ce46">
            <text:p>12,537</text:p>
          </table:table-cell>
          <table:table-cell office:value-type="float" office:value="70393" table:style-name="ce45">
            <text:p>70,393</text:p>
          </table:table-cell>
          <table:table-cell office:value-type="float" office:value="12630" table:style-name="ce45">
            <text:p>12,630</text:p>
          </table:table-cell>
          <table:table-cell office:value-type="float" office:value="14581" table:style-name="ce45">
            <text:p>14,581</text:p>
          </table:table-cell>
          <table:table-cell office:value-type="float" office:value="14610" table:style-name="ce45">
            <text:p>14,610</text:p>
          </table:table-cell>
          <table:table-cell office:value-type="float" office:value="13734" table:style-name="ce45">
            <text:p>13,734</text:p>
          </table:table-cell>
          <table:table-cell office:value-type="float" office:value="14838" table:style-name="ce46">
            <text:p>14,838</text:p>
          </table:table-cell>
          <table:table-cell office:value-type="float" office:value="77063" table:style-name="ce45">
            <text:p>77,063</text:p>
          </table:table-cell>
          <table:table-cell office:value-type="float" office:value="15150" table:style-name="ce45">
            <text:p>15,150</text:p>
          </table:table-cell>
          <table:table-cell office:value-type="float" office:value="15760" table:style-name="ce45">
            <text:p>15,760</text:p>
          </table:table-cell>
          <table:table-cell office:value-type="float" office:value="15589" table:style-name="ce45">
            <text:p>15,589</text:p>
          </table:table-cell>
          <table:table-cell office:value-type="float" office:value="15308" table:style-name="ce45">
            <text:p>15,308</text:p>
          </table:table-cell>
          <table:table-cell office:value-type="float" office:value="15256" table:style-name="ce46">
            <text:p>15,256</text:p>
          </table:table-cell>
          <table:table-cell office:value-type="float" office:value="78185" table:style-name="ce45">
            <text:p>78,185</text:p>
          </table:table-cell>
          <table:table-cell office:value-type="float" office:value="15060" table:style-name="ce45">
            <text:p>15,060</text:p>
          </table:table-cell>
          <table:table-cell office:value-type="float" office:value="15713" table:style-name="ce45">
            <text:p>15,713</text:p>
          </table:table-cell>
          <table:table-cell office:value-type="float" office:value="15889" table:style-name="ce45">
            <text:p>15,889</text:p>
          </table:table-cell>
          <table:table-cell office:value-type="float" office:value="16002" table:style-name="ce45">
            <text:p>16,002</text:p>
          </table:table-cell>
          <table:table-cell office:value-type="float" office:value="15521" table:style-name="ce46">
            <text:p>15,521</text:p>
          </table:table-cell>
          <table:table-cell office:value-type="float" office:value="92342" table:style-name="ce45">
            <text:p>92,342</text:p>
          </table:table-cell>
          <table:table-cell office:value-type="float" office:value="15301" table:style-name="ce45">
            <text:p>15,301</text:p>
          </table:table-cell>
          <table:table-cell office:value-type="float" office:value="16559" table:style-name="ce45">
            <text:p>16,559</text:p>
          </table:table-cell>
          <table:table-cell office:value-type="float" office:value="18924" table:style-name="ce45">
            <text:p>18,924</text:p>
          </table:table-cell>
          <table:table-cell office:value-type="float" office:value="19863" table:style-name="ce45">
            <text:p>19,863</text:p>
          </table:table-cell>
          <table:table-cell office:value-type="float" office:value="21695" table:style-name="ce46">
            <text:p>21,695</text:p>
          </table:table-cell>
          <table:table-cell office:value-type="float" office:value="111099" table:style-name="ce45">
            <text:p>111,099</text:p>
          </table:table-cell>
          <table:table-cell office:value-type="float" office:value="22475" table:style-name="ce45">
            <text:p>22,475</text:p>
          </table:table-cell>
          <table:table-cell office:value-type="float" office:value="22660" table:style-name="ce45">
            <text:p>22,660</text:p>
          </table:table-cell>
          <table:table-cell office:value-type="float" office:value="22812" table:style-name="ce45">
            <text:p>22,812</text:p>
          </table:table-cell>
          <table:table-cell office:value-type="float" office:value="22424" table:style-name="ce45">
            <text:p>22,424</text:p>
          </table:table-cell>
          <table:table-cell office:value-type="float" office:value="20728" table:style-name="ce46">
            <text:p>20,728</text:p>
          </table:table-cell>
          <table:table-cell office:value-type="float" office:value="98204" table:style-name="ce45">
            <text:p>98,204</text:p>
          </table:table-cell>
          <table:table-cell office:value-type="float" office:value="22500" table:style-name="ce45">
            <text:p>22,500</text:p>
          </table:table-cell>
          <table:table-cell office:value-type="float" office:value="19897" table:style-name="ce45">
            <text:p>19,897</text:p>
          </table:table-cell>
          <table:table-cell office:value-type="float" office:value="18952" table:style-name="ce45">
            <text:p>18,952</text:p>
          </table:table-cell>
          <table:table-cell office:value-type="float" office:value="18513" table:style-name="ce45">
            <text:p>18,513</text:p>
          </table:table-cell>
          <table:table-cell office:value-type="float" office:value="18342" table:style-name="ce46">
            <text:p>18,342</text:p>
          </table:table-cell>
          <table:table-cell office:value-type="float" office:value="94356" table:style-name="ce45">
            <text:p>94,356</text:p>
          </table:table-cell>
          <table:table-cell office:value-type="float" office:value="18693" table:style-name="ce45">
            <text:p>18,693</text:p>
          </table:table-cell>
          <table:table-cell office:value-type="float" office:value="19017" table:style-name="ce45">
            <text:p>19,017</text:p>
          </table:table-cell>
          <table:table-cell office:value-type="float" office:value="19186" table:style-name="ce45">
            <text:p>19,186</text:p>
          </table:table-cell>
          <table:table-cell office:value-type="float" office:value="19137" table:style-name="ce45">
            <text:p>19,137</text:p>
          </table:table-cell>
          <table:table-cell office:value-type="float" office:value="18323" table:style-name="ce46">
            <text:p>18,323</text:p>
          </table:table-cell>
          <table:table-cell office:value-type="float" office:value="94609" table:style-name="ce45">
            <text:p>94,609</text:p>
          </table:table-cell>
          <table:table-cell office:value-type="float" office:value="18318" table:style-name="ce45">
            <text:p>18,318</text:p>
          </table:table-cell>
          <table:table-cell office:value-type="float" office:value="18549" table:style-name="ce45">
            <text:p>18,549</text:p>
          </table:table-cell>
          <table:table-cell office:value-type="float" office:value="19483" table:style-name="ce45">
            <text:p>19,483</text:p>
          </table:table-cell>
          <table:table-cell office:value-type="float" office:value="19091" table:style-name="ce45">
            <text:p>19,091</text:p>
          </table:table-cell>
          <table:table-cell office:value-type="float" office:value="19168" table:style-name="ce46">
            <text:p>19,168</text:p>
          </table:table-cell>
          <table:table-cell office:value-type="float" office:value="93550" table:style-name="ce45">
            <text:p>93,550</text:p>
          </table:table-cell>
          <table:table-cell office:value-type="float" office:value="18733" table:style-name="ce45">
            <text:p>18,733</text:p>
          </table:table-cell>
          <table:table-cell office:value-type="float" office:value="18920" table:style-name="ce45">
            <text:p>18,920</text:p>
          </table:table-cell>
          <table:table-cell office:value-type="float" office:value="18566" table:style-name="ce45">
            <text:p>18,566</text:p>
          </table:table-cell>
          <table:table-cell office:value-type="float" office:value="19061" table:style-name="ce45">
            <text:p>19,061</text:p>
          </table:table-cell>
          <table:table-cell office:value-type="float" office:value="18270" table:style-name="ce46">
            <text:p>18,270</text:p>
          </table:table-cell>
          <table:table-cell office:value-type="float" office:value="90079" table:style-name="ce45">
            <text:p>90,079</text:p>
          </table:table-cell>
          <table:table-cell office:value-type="float" office:value="18156" table:style-name="ce45">
            <text:p>18,156</text:p>
          </table:table-cell>
          <table:table-cell office:value-type="float" office:value="18636" table:style-name="ce45">
            <text:p>18,636</text:p>
          </table:table-cell>
          <table:table-cell office:value-type="float" office:value="18431" table:style-name="ce45">
            <text:p>18,431</text:p>
          </table:table-cell>
          <table:table-cell office:value-type="float" office:value="17638" table:style-name="ce45">
            <text:p>17,638</text:p>
          </table:table-cell>
          <table:table-cell office:value-type="float" office:value="17218" table:style-name="ce46">
            <text:p>17,218</text:p>
          </table:table-cell>
          <table:table-cell office:value-type="float" office:value="72860" table:style-name="ce45">
            <text:p>72,860</text:p>
          </table:table-cell>
          <table:table-cell office:value-type="float" office:value="17245" table:style-name="ce45">
            <text:p>17,245</text:p>
          </table:table-cell>
          <table:table-cell office:value-type="float" office:value="16286" table:style-name="ce45">
            <text:p>16,286</text:p>
          </table:table-cell>
          <table:table-cell office:value-type="float" office:value="14174" table:style-name="ce45">
            <text:p>14,174</text:p>
          </table:table-cell>
          <table:table-cell office:value-type="float" office:value="13515" table:style-name="ce45">
            <text:p>13,515</text:p>
          </table:table-cell>
          <table:table-cell office:value-type="float" office:value="11640" table:style-name="ce46">
            <text:p>11,640</text:p>
          </table:table-cell>
          <table:table-cell office:value-type="float" office:value="40750" table:style-name="ce45">
            <text:p>40,750</text:p>
          </table:table-cell>
          <table:table-cell office:value-type="float" office:value="10109" table:style-name="ce45">
            <text:p>10,109</text:p>
          </table:table-cell>
          <table:table-cell office:value-type="float" office:value="7170" table:style-name="ce45">
            <text:p>7,170</text:p>
          </table:table-cell>
          <table:table-cell office:value-type="float" office:value="7642" table:style-name="ce45">
            <text:p>7,642</text:p>
          </table:table-cell>
          <table:table-cell office:value-type="float" office:value="8103" table:style-name="ce45">
            <text:p>8,103</text:p>
          </table:table-cell>
          <table:table-cell office:value-type="float" office:value="7726" table:style-name="ce46">
            <text:p>7,726</text:p>
          </table:table-cell>
          <table:table-cell office:value-type="float" office:value="31388" table:style-name="ce45">
            <text:p>31,388</text:p>
          </table:table-cell>
          <table:table-cell office:value-type="float" office:value="7144" table:style-name="ce45">
            <text:p>7,144</text:p>
          </table:table-cell>
          <table:table-cell office:value-type="float" office:value="7019" table:style-name="ce45">
            <text:p>7,019</text:p>
          </table:table-cell>
          <table:table-cell office:value-type="float" office:value="6278" table:style-name="ce45">
            <text:p>6,278</text:p>
          </table:table-cell>
          <table:table-cell office:value-type="float" office:value="5893" table:style-name="ce45">
            <text:p>5,893</text:p>
          </table:table-cell>
          <table:table-cell office:value-type="float" office:value="5054" table:style-name="ce46">
            <text:p>5,054</text:p>
          </table:table-cell>
          <table:table-cell office:value-type="float" office:value="20681" table:style-name="ce45">
            <text:p>20,681</text:p>
          </table:table-cell>
          <table:table-cell office:value-type="float" office:value="4604" table:style-name="ce45">
            <text:p>4,604</text:p>
          </table:table-cell>
          <table:table-cell office:value-type="float" office:value="4360" table:style-name="ce45">
            <text:p>4,360</text:p>
          </table:table-cell>
          <table:table-cell office:value-type="float" office:value="4035" table:style-name="ce45">
            <text:p>4,035</text:p>
          </table:table-cell>
          <table:table-cell office:value-type="float" office:value="3873" table:style-name="ce45">
            <text:p>3,873</text:p>
          </table:table-cell>
          <table:table-cell office:value-type="float" office:value="3809" table:style-name="ce46">
            <text:p>3,809</text:p>
          </table:table-cell>
          <table:table-cell office:value-type="float" office:value="16675" table:style-name="ce45">
            <text:p>16,675</text:p>
          </table:table-cell>
          <table:table-cell office:value-type="float" office:value="3910" table:style-name="ce45">
            <text:p>3,910</text:p>
          </table:table-cell>
          <table:table-cell office:value-type="float" office:value="3671" table:style-name="ce45">
            <text:p>3,671</text:p>
          </table:table-cell>
          <table:table-cell office:value-type="float" office:value="3464" table:style-name="ce45">
            <text:p>3,464</text:p>
          </table:table-cell>
          <table:table-cell office:value-type="float" office:value="3099" table:style-name="ce45">
            <text:p>3,099</text:p>
          </table:table-cell>
          <table:table-cell office:value-type="float" office:value="2531" table:style-name="ce46">
            <text:p>2,531</text:p>
          </table:table-cell>
          <table:table-cell office:value-type="float" office:value="7840" table:style-name="ce45">
            <text:p>7,840</text:p>
          </table:table-cell>
          <table:table-cell office:value-type="float" office:value="2259" table:style-name="ce45">
            <text:p>2,259</text:p>
          </table:table-cell>
          <table:table-cell office:value-type="float" office:value="1953" table:style-name="ce45">
            <text:p>1,953</text:p>
          </table:table-cell>
          <table:table-cell office:value-type="float" office:value="1491" table:style-name="ce45">
            <text:p>1,491</text:p>
          </table:table-cell>
          <table:table-cell office:value-type="float" office:value="1180" table:style-name="ce45">
            <text:p>1,180</text:p>
          </table:table-cell>
          <table:table-cell office:value-type="float" office:value="957" table:style-name="ce46">
            <text:p>957</text:p>
          </table:table-cell>
          <table:table-cell office:value-type="float" office:value="2079" table:style-name="ce45">
            <text:p>2,079</text:p>
          </table:table-cell>
          <table:table-cell office:value-type="float" office:value="757" table:style-name="ce45">
            <text:p>757</text:p>
          </table:table-cell>
          <table:table-cell office:value-type="float" office:value="546" table:style-name="ce45">
            <text:p>546</text:p>
          </table:table-cell>
          <table:table-cell office:value-type="float" office:value="354" table:style-name="ce45">
            <text:p>354</text:p>
          </table:table-cell>
          <table:table-cell office:value-type="float" office:value="251" table:style-name="ce45">
            <text:p>251</text:p>
          </table:table-cell>
          <table:table-cell office:value-type="float" office:value="171" table:style-name="ce46">
            <text:p>171</text:p>
          </table:table-cell>
          <table:table-cell office:value-type="float" office:value="364" table:style-name="ce45">
            <text:p>36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1404035" table:style-name="ce30">
            <text:p>1,404,035</text:p>
          </table:table-cell>
          <table:table-cell office:value-type="float" office:value="71260" table:style-name="ce31">
            <text:p>71,260</text:p>
          </table:table-cell>
          <table:table-cell office:value-type="float" office:value="12558" table:style-name="ce43">
            <text:p>12,558</text:p>
          </table:table-cell>
          <table:table-cell office:value-type="float" office:value="14452" table:style-name="ce43">
            <text:p>14,452</text:p>
          </table:table-cell>
          <table:table-cell office:value-type="float" office:value="15130" table:style-name="ce43">
            <text:p>15,130</text:p>
          </table:table-cell>
          <table:table-cell office:value-type="float" office:value="13871" table:style-name="ce43">
            <text:p>13,871</text:p>
          </table:table-cell>
          <table:table-cell office:value-type="float" office:value="15249" table:style-name="ce43">
            <text:p>15,249</text:p>
          </table:table-cell>
          <table:table-cell office:value-type="float" office:value="54160" table:style-name="ce43">
            <text:p>54,160</text:p>
          </table:table-cell>
          <table:table-cell office:value-type="float" office:value="13065" table:style-name="ce43">
            <text:p>13,065</text:p>
          </table:table-cell>
          <table:table-cell office:value-type="float" office:value="10171" table:style-name="ce43">
            <text:p>10,171</text:p>
          </table:table-cell>
          <table:table-cell office:value-type="float" office:value="10004" table:style-name="ce43">
            <text:p>10,004</text:p>
          </table:table-cell>
          <table:table-cell office:value-type="float" office:value="10098" table:style-name="ce43">
            <text:p>10,098</text:p>
          </table:table-cell>
          <table:table-cell office:value-type="float" office:value="10822" table:style-name="ce44">
            <text:p>10,822</text:p>
          </table:table-cell>
          <table:table-cell office:value-type="float" office:value="53841" table:style-name="ce43">
            <text:p>53,841</text:p>
          </table:table-cell>
          <table:table-cell office:value-type="float" office:value="10519" table:style-name="ce43">
            <text:p>10,519</text:p>
          </table:table-cell>
          <table:table-cell office:value-type="float" office:value="10270" table:style-name="ce43">
            <text:p>10,270</text:p>
          </table:table-cell>
          <table:table-cell office:value-type="float" office:value="10892" table:style-name="ce43">
            <text:p>10,892</text:p>
          </table:table-cell>
          <table:table-cell office:value-type="float" office:value="10607" table:style-name="ce43">
            <text:p>10,607</text:p>
          </table:table-cell>
          <table:table-cell office:value-type="float" office:value="11553" table:style-name="ce44">
            <text:p>11,553</text:p>
          </table:table-cell>
          <table:table-cell office:value-type="float" office:value="64995" table:style-name="ce43">
            <text:p>64,995</text:p>
          </table:table-cell>
          <table:table-cell office:value-type="float" office:value="11654" table:style-name="ce43">
            <text:p>11,654</text:p>
          </table:table-cell>
          <table:table-cell office:value-type="float" office:value="13579" table:style-name="ce43">
            <text:p>13,579</text:p>
          </table:table-cell>
          <table:table-cell office:value-type="float" office:value="13304" table:style-name="ce43">
            <text:p>13,304</text:p>
          </table:table-cell>
          <table:table-cell office:value-type="float" office:value="12596" table:style-name="ce43">
            <text:p>12,596</text:p>
          </table:table-cell>
          <table:table-cell office:value-type="float" office:value="13862" table:style-name="ce44">
            <text:p>13,862</text:p>
          </table:table-cell>
          <table:table-cell office:value-type="float" office:value="72624" table:style-name="ce43">
            <text:p>72,624</text:p>
          </table:table-cell>
          <table:table-cell office:value-type="float" office:value="14411" table:style-name="ce43">
            <text:p>14,411</text:p>
          </table:table-cell>
          <table:table-cell office:value-type="float" office:value="14688" table:style-name="ce43">
            <text:p>14,688</text:p>
          </table:table-cell>
          <table:table-cell office:value-type="float" office:value="14496" table:style-name="ce43">
            <text:p>14,496</text:p>
          </table:table-cell>
          <table:table-cell office:value-type="float" office:value="14469" table:style-name="ce43">
            <text:p>14,469</text:p>
          </table:table-cell>
          <table:table-cell office:value-type="float" office:value="14560" table:style-name="ce44">
            <text:p>14,560</text:p>
          </table:table-cell>
          <table:table-cell office:value-type="float" office:value="77515" table:style-name="ce43">
            <text:p>77,515</text:p>
          </table:table-cell>
          <table:table-cell office:value-type="float" office:value="14220" table:style-name="ce43">
            <text:p>14,220</text:p>
          </table:table-cell>
          <table:table-cell office:value-type="float" office:value="14822" table:style-name="ce43">
            <text:p>14,822</text:p>
          </table:table-cell>
          <table:table-cell office:value-type="float" office:value="15565" table:style-name="ce43">
            <text:p>15,565</text:p>
          </table:table-cell>
          <table:table-cell office:value-type="float" office:value="16492" table:style-name="ce43">
            <text:p>16,492</text:p>
          </table:table-cell>
          <table:table-cell office:value-type="float" office:value="16416" table:style-name="ce44">
            <text:p>16,416</text:p>
          </table:table-cell>
          <table:table-cell office:value-type="float" office:value="103433" table:style-name="ce43">
            <text:p>103,433</text:p>
          </table:table-cell>
          <table:table-cell office:value-type="float" office:value="16685" table:style-name="ce43">
            <text:p>16,685</text:p>
          </table:table-cell>
          <table:table-cell office:value-type="float" office:value="18662" table:style-name="ce43">
            <text:p>18,662</text:p>
          </table:table-cell>
          <table:table-cell office:value-type="float" office:value="21429" table:style-name="ce43">
            <text:p>21,429</text:p>
          </table:table-cell>
          <table:table-cell office:value-type="float" office:value="22342" table:style-name="ce43">
            <text:p>22,342</text:p>
          </table:table-cell>
          <table:table-cell office:value-type="float" office:value="24315" table:style-name="ce44">
            <text:p>24,315</text:p>
          </table:table-cell>
          <table:table-cell office:value-type="float" office:value="126285" table:style-name="ce43">
            <text:p>126,285</text:p>
          </table:table-cell>
          <table:table-cell office:value-type="float" office:value="25836" table:style-name="ce43">
            <text:p>25,836</text:p>
          </table:table-cell>
          <table:table-cell office:value-type="float" office:value="25827" table:style-name="ce43">
            <text:p>25,827</text:p>
          </table:table-cell>
          <table:table-cell office:value-type="float" office:value="25849" table:style-name="ce43">
            <text:p>25,849</text:p>
          </table:table-cell>
          <table:table-cell office:value-type="float" office:value="25559" table:style-name="ce43">
            <text:p>25,559</text:p>
          </table:table-cell>
          <table:table-cell office:value-type="float" office:value="23214" table:style-name="ce44">
            <text:p>23,214</text:p>
          </table:table-cell>
          <table:table-cell office:value-type="float" office:value="112904" table:style-name="ce43">
            <text:p>112,904</text:p>
          </table:table-cell>
          <table:table-cell office:value-type="float" office:value="25597" table:style-name="ce43">
            <text:p>25,597</text:p>
          </table:table-cell>
          <table:table-cell office:value-type="float" office:value="22934" table:style-name="ce43">
            <text:p>22,934</text:p>
          </table:table-cell>
          <table:table-cell office:value-type="float" office:value="22164" table:style-name="ce43">
            <text:p>22,164</text:p>
          </table:table-cell>
          <table:table-cell office:value-type="float" office:value="21025" table:style-name="ce43">
            <text:p>21,025</text:p>
          </table:table-cell>
          <table:table-cell office:value-type="float" office:value="21184" table:style-name="ce44">
            <text:p>21,184</text:p>
          </table:table-cell>
          <table:table-cell office:value-type="float" office:value="110163" table:style-name="ce43">
            <text:p>110,163</text:p>
          </table:table-cell>
          <table:table-cell office:value-type="float" office:value="21718" table:style-name="ce43">
            <text:p>21,718</text:p>
          </table:table-cell>
          <table:table-cell office:value-type="float" office:value="22376" table:style-name="ce43">
            <text:p>22,376</text:p>
          </table:table-cell>
          <table:table-cell office:value-type="float" office:value="22309" table:style-name="ce43">
            <text:p>22,309</text:p>
          </table:table-cell>
          <table:table-cell office:value-type="float" office:value="22344" table:style-name="ce43">
            <text:p>22,344</text:p>
          </table:table-cell>
          <table:table-cell office:value-type="float" office:value="21416" table:style-name="ce44">
            <text:p>21,416</text:p>
          </table:table-cell>
          <table:table-cell office:value-type="float" office:value="108864" table:style-name="ce43">
            <text:p>108,864</text:p>
          </table:table-cell>
          <table:table-cell office:value-type="float" office:value="21039" table:style-name="ce43">
            <text:p>21,039</text:p>
          </table:table-cell>
          <table:table-cell office:value-type="float" office:value="21608" table:style-name="ce43">
            <text:p>21,608</text:p>
          </table:table-cell>
          <table:table-cell office:value-type="float" office:value="22089" table:style-name="ce43">
            <text:p>22,089</text:p>
          </table:table-cell>
          <table:table-cell office:value-type="float" office:value="22140" table:style-name="ce43">
            <text:p>22,140</text:p>
          </table:table-cell>
          <table:table-cell office:value-type="float" office:value="21988" table:style-name="ce44">
            <text:p>21,988</text:p>
          </table:table-cell>
          <table:table-cell office:value-type="float" office:value="108244" table:style-name="ce43">
            <text:p>108,244</text:p>
          </table:table-cell>
          <table:table-cell office:value-type="float" office:value="21835" table:style-name="ce43">
            <text:p>21,835</text:p>
          </table:table-cell>
          <table:table-cell office:value-type="float" office:value="21353" table:style-name="ce43">
            <text:p>21,353</text:p>
          </table:table-cell>
          <table:table-cell office:value-type="float" office:value="21749" table:style-name="ce43">
            <text:p>21,749</text:p>
          </table:table-cell>
          <table:table-cell office:value-type="float" office:value="22122" table:style-name="ce43">
            <text:p>22,122</text:p>
          </table:table-cell>
          <table:table-cell office:value-type="float" office:value="21185" table:style-name="ce44">
            <text:p>21,185</text:p>
          </table:table-cell>
          <table:table-cell office:value-type="float" office:value="103736" table:style-name="ce43">
            <text:p>103,736</text:p>
          </table:table-cell>
          <table:table-cell office:value-type="float" office:value="21301" table:style-name="ce43">
            <text:p>21,301</text:p>
          </table:table-cell>
          <table:table-cell office:value-type="float" office:value="21480" table:style-name="ce43">
            <text:p>21,480</text:p>
          </table:table-cell>
          <table:table-cell office:value-type="float" office:value="20885" table:style-name="ce43">
            <text:p>20,885</text:p>
          </table:table-cell>
          <table:table-cell office:value-type="float" office:value="20290" table:style-name="ce43">
            <text:p>20,290</text:p>
          </table:table-cell>
          <table:table-cell office:value-type="float" office:value="19780" table:style-name="ce44">
            <text:p>19,780</text:p>
          </table:table-cell>
          <table:table-cell office:value-type="float" office:value="85756" table:style-name="ce43">
            <text:p>85,756</text:p>
          </table:table-cell>
          <table:table-cell office:value-type="float" office:value="19976" table:style-name="ce43">
            <text:p>19,976</text:p>
          </table:table-cell>
          <table:table-cell office:value-type="float" office:value="19120" table:style-name="ce43">
            <text:p>19,120</text:p>
          </table:table-cell>
          <table:table-cell office:value-type="float" office:value="17305" table:style-name="ce43">
            <text:p>17,305</text:p>
          </table:table-cell>
          <table:table-cell office:value-type="float" office:value="15799" table:style-name="ce43">
            <text:p>15,799</text:p>
          </table:table-cell>
          <table:table-cell office:value-type="float" office:value="13556" table:style-name="ce44">
            <text:p>13,556</text:p>
          </table:table-cell>
          <table:table-cell office:value-type="float" office:value="49574" table:style-name="ce43">
            <text:p>49,574</text:p>
          </table:table-cell>
          <table:table-cell office:value-type="float" office:value="11959" table:style-name="ce43">
            <text:p>11,959</text:p>
          </table:table-cell>
          <table:table-cell office:value-type="float" office:value="8472" table:style-name="ce43">
            <text:p>8,472</text:p>
          </table:table-cell>
          <table:table-cell office:value-type="float" office:value="9577" table:style-name="ce43">
            <text:p>9,577</text:p>
          </table:table-cell>
          <table:table-cell office:value-type="float" office:value="10049" table:style-name="ce43">
            <text:p>10,049</text:p>
          </table:table-cell>
          <table:table-cell office:value-type="float" office:value="9517" table:style-name="ce44">
            <text:p>9,517</text:p>
          </table:table-cell>
          <table:table-cell office:value-type="float" office:value="42813" table:style-name="ce43">
            <text:p>42,813</text:p>
          </table:table-cell>
          <table:table-cell office:value-type="float" office:value="9377" table:style-name="ce43">
            <text:p>9,377</text:p>
          </table:table-cell>
          <table:table-cell office:value-type="float" office:value="9081" table:style-name="ce43">
            <text:p>9,081</text:p>
          </table:table-cell>
          <table:table-cell office:value-type="float" office:value="8868" table:style-name="ce43">
            <text:p>8,868</text:p>
          </table:table-cell>
          <table:table-cell office:value-type="float" office:value="8038" table:style-name="ce43">
            <text:p>8,038</text:p>
          </table:table-cell>
          <table:table-cell office:value-type="float" office:value="7449" table:style-name="ce44">
            <text:p>7,449</text:p>
          </table:table-cell>
          <table:table-cell office:value-type="float" office:value="28949" table:style-name="ce43">
            <text:p>28,949</text:p>
          </table:table-cell>
          <table:table-cell office:value-type="float" office:value="6750" table:style-name="ce43">
            <text:p>6,750</text:p>
          </table:table-cell>
          <table:table-cell office:value-type="float" office:value="6345" table:style-name="ce43">
            <text:p>6,345</text:p>
          </table:table-cell>
          <table:table-cell office:value-type="float" office:value="5870" table:style-name="ce43">
            <text:p>5,870</text:p>
          </table:table-cell>
          <table:table-cell office:value-type="float" office:value="5161" table:style-name="ce43">
            <text:p>5,161</text:p>
          </table:table-cell>
          <table:table-cell office:value-type="float" office:value="4823" table:style-name="ce44">
            <text:p>4,823</text:p>
          </table:table-cell>
          <table:table-cell office:value-type="float" office:value="18196" table:style-name="ce43">
            <text:p>18,196</text:p>
          </table:table-cell>
          <table:table-cell office:value-type="float" office:value="4565" table:style-name="ce43">
            <text:p>4,565</text:p>
          </table:table-cell>
          <table:table-cell office:value-type="float" office:value="3952" table:style-name="ce43">
            <text:p>3,952</text:p>
          </table:table-cell>
          <table:table-cell office:value-type="float" office:value="3609" table:style-name="ce43">
            <text:p>3,609</text:p>
          </table:table-cell>
          <table:table-cell office:value-type="float" office:value="3258" table:style-name="ce43">
            <text:p>3,258</text:p>
          </table:table-cell>
          <table:table-cell office:value-type="float" office:value="2812" table:style-name="ce44">
            <text:p>2,812</text:p>
          </table:table-cell>
          <table:table-cell office:value-type="float" office:value="8192" table:style-name="ce43">
            <text:p>8,192</text:p>
          </table:table-cell>
          <table:table-cell office:value-type="float" office:value="2386" table:style-name="ce43">
            <text:p>2,386</text:p>
          </table:table-cell>
          <table:table-cell office:value-type="float" office:value="2011" table:style-name="ce43">
            <text:p>2,011</text:p>
          </table:table-cell>
          <table:table-cell office:value-type="float" office:value="1590" table:style-name="ce43">
            <text:p>1,590</text:p>
          </table:table-cell>
          <table:table-cell office:value-type="float" office:value="1278" table:style-name="ce43">
            <text:p>1,278</text:p>
          </table:table-cell>
          <table:table-cell office:value-type="float" office:value="927" table:style-name="ce44">
            <text:p>927</text:p>
          </table:table-cell>
          <table:table-cell office:value-type="float" office:value="2158" table:style-name="ce43">
            <text:p>2,158</text:p>
          </table:table-cell>
          <table:table-cell office:value-type="float" office:value="784" table:style-name="ce43">
            <text:p>784</text:p>
          </table:table-cell>
          <table:table-cell office:value-type="float" office:value="596" table:style-name="ce43">
            <text:p>596</text:p>
          </table:table-cell>
          <table:table-cell office:value-type="float" office:value="372" table:style-name="ce43">
            <text:p>372</text:p>
          </table:table-cell>
          <table:table-cell office:value-type="float" office:value="232" table:style-name="ce43">
            <text:p>232</text:p>
          </table:table-cell>
          <table:table-cell office:value-type="float" office:value="174" table:style-name="ce44">
            <text:p>174</text:p>
          </table:table-cell>
          <table:table-cell office:value-type="float" office:value="373" table:style-name="ce43">
            <text:p>373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167616" table:style-name="ce33">
            <text:p>2,167,616</text:p>
          </table:table-cell>
          <table:table-cell office:value-type="float" office:value="113015" table:style-name="ce33">
            <text:p>113,015</text:p>
          </table:table-cell>
          <table:table-cell office:value-type="float" office:value="22790" table:style-name="ce33">
            <text:p>22,790</text:p>
          </table:table-cell>
          <table:table-cell office:value-type="float" office:value="24306" table:style-name="ce33">
            <text:p>24,306</text:p>
          </table:table-cell>
          <table:table-cell office:value-type="float" office:value="22831" table:style-name="ce33">
            <text:p>22,831</text:p>
          </table:table-cell>
          <table:table-cell office:value-type="float" office:value="20297" table:style-name="ce33">
            <text:p>20,297</text:p>
          </table:table-cell>
          <table:table-cell office:value-type="float" office:value="22791" table:style-name="ce33">
            <text:p>22,791</text:p>
          </table:table-cell>
          <table:table-cell office:value-type="float" office:value="104246" table:style-name="ce33">
            <text:p>104,246</text:p>
          </table:table-cell>
          <table:table-cell office:value-type="float" office:value="22338" table:style-name="ce33">
            <text:p>22,338</text:p>
          </table:table-cell>
          <table:table-cell office:value-type="float" office:value="19430" table:style-name="ce33">
            <text:p>19,430</text:p>
          </table:table-cell>
          <table:table-cell office:value-type="float" office:value="19539" table:style-name="ce33">
            <text:p>19,539</text:p>
          </table:table-cell>
          <table:table-cell office:value-type="float" office:value="20921" table:style-name="ce33">
            <text:p>20,921</text:p>
          </table:table-cell>
          <table:table-cell office:value-type="float" office:value="22018" table:style-name="ce34">
            <text:p>22,018</text:p>
          </table:table-cell>
          <table:table-cell office:value-type="float" office:value="113332" table:style-name="ce33">
            <text:p>113,332</text:p>
          </table:table-cell>
          <table:table-cell office:value-type="float" office:value="21348" table:style-name="ce33">
            <text:p>21,348</text:p>
          </table:table-cell>
          <table:table-cell office:value-type="float" office:value="21656" table:style-name="ce33">
            <text:p>21,656</text:p>
          </table:table-cell>
          <table:table-cell office:value-type="float" office:value="22745" table:style-name="ce33">
            <text:p>22,745</text:p>
          </table:table-cell>
          <table:table-cell office:value-type="float" office:value="22947" table:style-name="ce33">
            <text:p>22,947</text:p>
          </table:table-cell>
          <table:table-cell office:value-type="float" office:value="24636" table:style-name="ce34">
            <text:p>24,636</text:p>
          </table:table-cell>
          <table:table-cell office:value-type="float" office:value="142616" table:style-name="ce33">
            <text:p>142,616</text:p>
          </table:table-cell>
          <table:table-cell office:value-type="float" office:value="25953" table:style-name="ce33">
            <text:p>25,953</text:p>
          </table:table-cell>
          <table:table-cell office:value-type="float" office:value="29890" table:style-name="ce33">
            <text:p>29,890</text:p>
          </table:table-cell>
          <table:table-cell office:value-type="float" office:value="29076" table:style-name="ce33">
            <text:p>29,076</text:p>
          </table:table-cell>
          <table:table-cell office:value-type="float" office:value="27760" table:style-name="ce33">
            <text:p>27,760</text:p>
          </table:table-cell>
          <table:table-cell office:value-type="float" office:value="29937" table:style-name="ce34">
            <text:p>29,937</text:p>
          </table:table-cell>
          <table:table-cell office:value-type="float" office:value="157165" table:style-name="ce33">
            <text:p>157,165</text:p>
          </table:table-cell>
          <table:table-cell office:value-type="float" office:value="31462" table:style-name="ce33">
            <text:p>31,462</text:p>
          </table:table-cell>
          <table:table-cell office:value-type="float" office:value="31583" table:style-name="ce33">
            <text:p>31,583</text:p>
          </table:table-cell>
          <table:table-cell office:value-type="float" office:value="31674" table:style-name="ce33">
            <text:p>31,674</text:p>
          </table:table-cell>
          <table:table-cell office:value-type="float" office:value="31312" table:style-name="ce33">
            <text:p>31,312</text:p>
          </table:table-cell>
          <table:table-cell office:value-type="float" office:value="31134" table:style-name="ce34">
            <text:p>31,134</text:p>
          </table:table-cell>
          <table:table-cell office:value-type="float" office:value="155429" table:style-name="ce33">
            <text:p>155,429</text:p>
          </table:table-cell>
          <table:table-cell office:value-type="float" office:value="30481" table:style-name="ce33">
            <text:p>30,481</text:p>
          </table:table-cell>
          <table:table-cell office:value-type="float" office:value="31547" table:style-name="ce33">
            <text:p>31,547</text:p>
          </table:table-cell>
          <table:table-cell office:value-type="float" office:value="31163" table:style-name="ce33">
            <text:p>31,163</text:p>
          </table:table-cell>
          <table:table-cell office:value-type="float" office:value="31733" table:style-name="ce33">
            <text:p>31,733</text:p>
          </table:table-cell>
          <table:table-cell office:value-type="float" office:value="30505" table:style-name="ce34">
            <text:p>30,505</text:p>
          </table:table-cell>
          <table:table-cell office:value-type="float" office:value="170977" table:style-name="ce33">
            <text:p>170,977</text:p>
          </table:table-cell>
          <table:table-cell office:value-type="float" office:value="29114" table:style-name="ce33">
            <text:p>29,114</text:p>
          </table:table-cell>
          <table:table-cell office:value-type="float" office:value="31442" table:style-name="ce33">
            <text:p>31,442</text:p>
          </table:table-cell>
          <table:table-cell office:value-type="float" office:value="35147" table:style-name="ce33">
            <text:p>35,147</text:p>
          </table:table-cell>
          <table:table-cell office:value-type="float" office:value="36239" table:style-name="ce33">
            <text:p>36,239</text:p>
          </table:table-cell>
          <table:table-cell office:value-type="float" office:value="39035" table:style-name="ce34">
            <text:p>39,035</text:p>
          </table:table-cell>
          <table:table-cell office:value-type="float" office:value="198261" table:style-name="ce33">
            <text:p>198,261</text:p>
          </table:table-cell>
          <table:table-cell office:value-type="float" office:value="40533" table:style-name="ce33">
            <text:p>40,533</text:p>
          </table:table-cell>
          <table:table-cell office:value-type="float" office:value="40527" table:style-name="ce33">
            <text:p>40,527</text:p>
          </table:table-cell>
          <table:table-cell office:value-type="float" office:value="40044" table:style-name="ce33">
            <text:p>40,044</text:p>
          </table:table-cell>
          <table:table-cell office:value-type="float" office:value="39639" table:style-name="ce33">
            <text:p>39,639</text:p>
          </table:table-cell>
          <table:table-cell office:value-type="float" office:value="37518" table:style-name="ce34">
            <text:p>37,518</text:p>
          </table:table-cell>
          <table:table-cell office:value-type="float" office:value="176205" table:style-name="ce33">
            <text:p>176,205</text:p>
          </table:table-cell>
          <table:table-cell office:value-type="float" office:value="39468" table:style-name="ce33">
            <text:p>39,468</text:p>
          </table:table-cell>
          <table:table-cell office:value-type="float" office:value="35867" table:style-name="ce33">
            <text:p>35,867</text:p>
          </table:table-cell>
          <table:table-cell office:value-type="float" office:value="34283" table:style-name="ce33">
            <text:p>34,283</text:p>
          </table:table-cell>
          <table:table-cell office:value-type="float" office:value="33328" table:style-name="ce33">
            <text:p>33,328</text:p>
          </table:table-cell>
          <table:table-cell office:value-type="float" office:value="33259" table:style-name="ce34">
            <text:p>33,259</text:p>
          </table:table-cell>
          <table:table-cell office:value-type="float" office:value="169866" table:style-name="ce33">
            <text:p>169,866</text:p>
          </table:table-cell>
          <table:table-cell office:value-type="float" office:value="33863" table:style-name="ce33">
            <text:p>33,863</text:p>
          </table:table-cell>
          <table:table-cell office:value-type="float" office:value="34440" table:style-name="ce33">
            <text:p>34,440</text:p>
          </table:table-cell>
          <table:table-cell office:value-type="float" office:value="34609" table:style-name="ce33">
            <text:p>34,609</text:p>
          </table:table-cell>
          <table:table-cell office:value-type="float" office:value="33909" table:style-name="ce33">
            <text:p>33,909</text:p>
          </table:table-cell>
          <table:table-cell office:value-type="float" office:value="33045" table:style-name="ce34">
            <text:p>33,045</text:p>
          </table:table-cell>
          <table:table-cell office:value-type="float" office:value="165070" table:style-name="ce33">
            <text:p>165,070</text:p>
          </table:table-cell>
          <table:table-cell office:value-type="float" office:value="32377" table:style-name="ce33">
            <text:p>32,377</text:p>
          </table:table-cell>
          <table:table-cell office:value-type="float" office:value="32856" table:style-name="ce33">
            <text:p>32,856</text:p>
          </table:table-cell>
          <table:table-cell office:value-type="float" office:value="34046" table:style-name="ce33">
            <text:p>34,046</text:p>
          </table:table-cell>
          <table:table-cell office:value-type="float" office:value="33113" table:style-name="ce33">
            <text:p>33,113</text:p>
          </table:table-cell>
          <table:table-cell office:value-type="float" office:value="32678" table:style-name="ce34">
            <text:p>32,678</text:p>
          </table:table-cell>
          <table:table-cell office:value-type="float" office:value="148738" table:style-name="ce33">
            <text:p>148,738</text:p>
          </table:table-cell>
          <table:table-cell office:value-type="float" office:value="31934" table:style-name="ce33">
            <text:p>31,934</text:p>
          </table:table-cell>
          <table:table-cell office:value-type="float" office:value="30279" table:style-name="ce33">
            <text:p>30,279</text:p>
          </table:table-cell>
          <table:table-cell office:value-type="float" office:value="29740" table:style-name="ce33">
            <text:p>29,740</text:p>
          </table:table-cell>
          <table:table-cell office:value-type="float" office:value="29607" table:style-name="ce33">
            <text:p>29,607</text:p>
          </table:table-cell>
          <table:table-cell office:value-type="float" office:value="27178" table:style-name="ce34">
            <text:p>27,178</text:p>
          </table:table-cell>
          <table:table-cell office:value-type="float" office:value="124765" table:style-name="ce33">
            <text:p>124,765</text:p>
          </table:table-cell>
          <table:table-cell office:value-type="float" office:value="26943" table:style-name="ce33">
            <text:p>26,943</text:p>
          </table:table-cell>
          <table:table-cell office:value-type="float" office:value="26354" table:style-name="ce33">
            <text:p>26,354</text:p>
          </table:table-cell>
          <table:table-cell office:value-type="float" office:value="25355" table:style-name="ce33">
            <text:p>25,355</text:p>
          </table:table-cell>
          <table:table-cell office:value-type="float" office:value="23587" table:style-name="ce33">
            <text:p>23,587</text:p>
          </table:table-cell>
          <table:table-cell office:value-type="float" office:value="22526" table:style-name="ce34">
            <text:p>22,526</text:p>
          </table:table-cell>
          <table:table-cell office:value-type="float" office:value="88757" table:style-name="ce33">
            <text:p>88,757</text:p>
          </table:table-cell>
          <table:table-cell office:value-type="float" office:value="22734" table:style-name="ce33">
            <text:p>22,734</text:p>
          </table:table-cell>
          <table:table-cell office:value-type="float" office:value="20122" table:style-name="ce33">
            <text:p>20,122</text:p>
          </table:table-cell>
          <table:table-cell office:value-type="float" office:value="17056" table:style-name="ce33">
            <text:p>17,056</text:p>
          </table:table-cell>
          <table:table-cell office:value-type="float" office:value="15940" table:style-name="ce33">
            <text:p>15,940</text:p>
          </table:table-cell>
          <table:table-cell office:value-type="float" office:value="12905" table:style-name="ce34">
            <text:p>12,905</text:p>
          </table:table-cell>
          <table:table-cell office:value-type="float" office:value="48215" table:style-name="ce33">
            <text:p>48,215</text:p>
          </table:table-cell>
          <table:table-cell office:value-type="float" office:value="11460" table:style-name="ce33">
            <text:p>11,460</text:p>
          </table:table-cell>
          <table:table-cell office:value-type="float" office:value="8427" table:style-name="ce33">
            <text:p>8,427</text:p>
          </table:table-cell>
          <table:table-cell office:value-type="float" office:value="9483" table:style-name="ce33">
            <text:p>9,483</text:p>
          </table:table-cell>
          <table:table-cell office:value-type="float" office:value="9688" table:style-name="ce33">
            <text:p>9,688</text:p>
          </table:table-cell>
          <table:table-cell office:value-type="float" office:value="9157" table:style-name="ce34">
            <text:p>9,157</text:p>
          </table:table-cell>
          <table:table-cell office:value-type="float" office:value="38422" table:style-name="ce33">
            <text:p>38,422</text:p>
          </table:table-cell>
          <table:table-cell office:value-type="float" office:value="8711" table:style-name="ce33">
            <text:p>8,711</text:p>
          </table:table-cell>
          <table:table-cell office:value-type="float" office:value="8371" table:style-name="ce33">
            <text:p>8,371</text:p>
          </table:table-cell>
          <table:table-cell office:value-type="float" office:value="7813" table:style-name="ce33">
            <text:p>7,813</text:p>
          </table:table-cell>
          <table:table-cell office:value-type="float" office:value="6965" table:style-name="ce33">
            <text:p>6,965</text:p>
          </table:table-cell>
          <table:table-cell office:value-type="float" office:value="6562" table:style-name="ce34">
            <text:p>6,562</text:p>
          </table:table-cell>
          <table:table-cell office:value-type="float" office:value="24756" table:style-name="ce33">
            <text:p>24,756</text:p>
          </table:table-cell>
          <table:table-cell office:value-type="float" office:value="5786" table:style-name="ce33">
            <text:p>5,786</text:p>
          </table:table-cell>
          <table:table-cell office:value-type="float" office:value="5309" table:style-name="ce33">
            <text:p>5,309</text:p>
          </table:table-cell>
          <table:table-cell office:value-type="float" office:value="4838" table:style-name="ce33">
            <text:p>4,838</text:p>
          </table:table-cell>
          <table:table-cell office:value-type="float" office:value="4451" table:style-name="ce33">
            <text:p>4,451</text:p>
          </table:table-cell>
          <table:table-cell office:value-type="float" office:value="4372" table:style-name="ce34">
            <text:p>4,372</text:p>
          </table:table-cell>
          <table:table-cell office:value-type="float" office:value="18808" table:style-name="ce33">
            <text:p>18,808</text:p>
          </table:table-cell>
          <table:table-cell office:value-type="float" office:value="4264" table:style-name="ce33">
            <text:p>4,264</text:p>
          </table:table-cell>
          <table:table-cell office:value-type="float" office:value="4238" table:style-name="ce33">
            <text:p>4,238</text:p>
          </table:table-cell>
          <table:table-cell office:value-type="float" office:value="3945" table:style-name="ce33">
            <text:p>3,945</text:p>
          </table:table-cell>
          <table:table-cell office:value-type="float" office:value="3542" table:style-name="ce33">
            <text:p>3,542</text:p>
          </table:table-cell>
          <table:table-cell office:value-type="float" office:value="2819" table:style-name="ce34">
            <text:p>2,819</text:p>
          </table:table-cell>
          <table:table-cell office:value-type="float" office:value="7199" table:style-name="ce33">
            <text:p>7,199</text:p>
          </table:table-cell>
          <table:table-cell office:value-type="float" office:value="2243" table:style-name="ce33">
            <text:p>2,243</text:p>
          </table:table-cell>
          <table:table-cell office:value-type="float" office:value="1860" table:style-name="ce33">
            <text:p>1,860</text:p>
          </table:table-cell>
          <table:table-cell office:value-type="float" office:value="1381" table:style-name="ce33">
            <text:p>1,381</text:p>
          </table:table-cell>
          <table:table-cell office:value-type="float" office:value="995" table:style-name="ce33">
            <text:p>995</text:p>
          </table:table-cell>
          <table:table-cell office:value-type="float" office:value="720" table:style-name="ce34">
            <text:p>720</text:p>
          </table:table-cell>
          <table:table-cell office:value-type="float" office:value="1541" table:style-name="ce33">
            <text:p>1,541</text:p>
          </table:table-cell>
          <table:table-cell office:value-type="float" office:value="557" table:style-name="ce33">
            <text:p>557</text:p>
          </table:table-cell>
          <table:table-cell office:value-type="float" office:value="420" table:style-name="ce33">
            <text:p>420</text:p>
          </table:table-cell>
          <table:table-cell office:value-type="float" office:value="268" table:style-name="ce33">
            <text:p>268</text:p>
          </table:table-cell>
          <table:table-cell office:value-type="float" office:value="175" table:style-name="ce33">
            <text:p>175</text:p>
          </table:table-cell>
          <table:table-cell office:value-type="float" office:value="121" table:style-name="ce34">
            <text:p>121</text:p>
          </table:table-cell>
          <table:table-cell office:value-type="float" office:value="233" table:style-name="ce33">
            <text:p>233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35">
            <text:p>男</text:p>
          </table:table-cell>
          <table:table-cell office:value-type="float" office:value="1080489" table:style-name="ce33">
            <text:p>1,080,489</text:p>
          </table:table-cell>
          <table:table-cell office:value-type="float" office:value="58684" table:style-name="ce33">
            <text:p>58,684</text:p>
          </table:table-cell>
          <table:table-cell office:value-type="float" office:value="11802" table:style-name="ce33">
            <text:p>11,802</text:p>
          </table:table-cell>
          <table:table-cell office:value-type="float" office:value="12641" table:style-name="ce33">
            <text:p>12,641</text:p>
          </table:table-cell>
          <table:table-cell office:value-type="float" office:value="11826" table:style-name="ce33">
            <text:p>11,826</text:p>
          </table:table-cell>
          <table:table-cell office:value-type="float" office:value="10639" table:style-name="ce33">
            <text:p>10,639</text:p>
          </table:table-cell>
          <table:table-cell office:value-type="float" office:value="11776" table:style-name="ce33">
            <text:p>11,776</text:p>
          </table:table-cell>
          <table:table-cell office:value-type="float" office:value="54102" table:style-name="ce33">
            <text:p>54,102</text:p>
          </table:table-cell>
          <table:table-cell office:value-type="float" office:value="11472" table:style-name="ce33">
            <text:p>11,472</text:p>
          </table:table-cell>
          <table:table-cell office:value-type="float" office:value="10012" table:style-name="ce33">
            <text:p>10,012</text:p>
          </table:table-cell>
          <table:table-cell office:value-type="float" office:value="10300" table:style-name="ce33">
            <text:p>10,300</text:p>
          </table:table-cell>
          <table:table-cell office:value-type="float" office:value="10808" table:style-name="ce33">
            <text:p>10,808</text:p>
          </table:table-cell>
          <table:table-cell office:value-type="float" office:value="11510" table:style-name="ce34">
            <text:p>11,510</text:p>
          </table:table-cell>
          <table:table-cell office:value-type="float" office:value="59484" table:style-name="ce33">
            <text:p>59,484</text:p>
          </table:table-cell>
          <table:table-cell office:value-type="float" office:value="11240" table:style-name="ce33">
            <text:p>11,240</text:p>
          </table:table-cell>
          <table:table-cell office:value-type="float" office:value="11375" table:style-name="ce33">
            <text:p>11,375</text:p>
          </table:table-cell>
          <table:table-cell office:value-type="float" office:value="11955" table:style-name="ce33">
            <text:p>11,955</text:p>
          </table:table-cell>
          <table:table-cell office:value-type="float" office:value="12126" table:style-name="ce33">
            <text:p>12,126</text:p>
          </table:table-cell>
          <table:table-cell office:value-type="float" office:value="12788" table:style-name="ce34">
            <text:p>12,788</text:p>
          </table:table-cell>
          <table:table-cell office:value-type="float" office:value="74377" table:style-name="ce33">
            <text:p>74,377</text:p>
          </table:table-cell>
          <table:table-cell office:value-type="float" office:value="13571" table:style-name="ce33">
            <text:p>13,571</text:p>
          </table:table-cell>
          <table:table-cell office:value-type="float" office:value="15632" table:style-name="ce33">
            <text:p>15,632</text:p>
          </table:table-cell>
          <table:table-cell office:value-type="float" office:value="15160" table:style-name="ce33">
            <text:p>15,160</text:p>
          </table:table-cell>
          <table:table-cell office:value-type="float" office:value="14533" table:style-name="ce33">
            <text:p>14,533</text:p>
          </table:table-cell>
          <table:table-cell office:value-type="float" office:value="15481" table:style-name="ce34">
            <text:p>15,481</text:p>
          </table:table-cell>
          <table:table-cell office:value-type="float" office:value="81840" table:style-name="ce33">
            <text:p>81,840</text:p>
          </table:table-cell>
          <table:table-cell office:value-type="float" office:value="16438" table:style-name="ce33">
            <text:p>16,438</text:p>
          </table:table-cell>
          <table:table-cell office:value-type="float" office:value="16402" table:style-name="ce33">
            <text:p>16,402</text:p>
          </table:table-cell>
          <table:table-cell office:value-type="float" office:value="16530" table:style-name="ce33">
            <text:p>16,530</text:p>
          </table:table-cell>
          <table:table-cell office:value-type="float" office:value="16314" table:style-name="ce33">
            <text:p>16,314</text:p>
          </table:table-cell>
          <table:table-cell office:value-type="float" office:value="16156" table:style-name="ce34">
            <text:p>16,156</text:p>
          </table:table-cell>
          <table:table-cell office:value-type="float" office:value="80119" table:style-name="ce33">
            <text:p>80,119</text:p>
          </table:table-cell>
          <table:table-cell office:value-type="float" office:value="15912" table:style-name="ce33">
            <text:p>15,912</text:p>
          </table:table-cell>
          <table:table-cell office:value-type="float" office:value="16317" table:style-name="ce33">
            <text:p>16,317</text:p>
          </table:table-cell>
          <table:table-cell office:value-type="float" office:value="16054" table:style-name="ce33">
            <text:p>16,054</text:p>
          </table:table-cell>
          <table:table-cell office:value-type="float" office:value="16244" table:style-name="ce33">
            <text:p>16,244</text:p>
          </table:table-cell>
          <table:table-cell office:value-type="float" office:value="15592" table:style-name="ce34">
            <text:p>15,592</text:p>
          </table:table-cell>
          <table:table-cell office:value-type="float" office:value="85118" table:style-name="ce33">
            <text:p>85,118</text:p>
          </table:table-cell>
          <table:table-cell office:value-type="float" office:value="14767" table:style-name="ce33">
            <text:p>14,767</text:p>
          </table:table-cell>
          <table:table-cell office:value-type="float" office:value="15721" table:style-name="ce33">
            <text:p>15,721</text:p>
          </table:table-cell>
          <table:table-cell office:value-type="float" office:value="17394" table:style-name="ce33">
            <text:p>17,394</text:p>
          </table:table-cell>
          <table:table-cell office:value-type="float" office:value="17973" table:style-name="ce33">
            <text:p>17,973</text:p>
          </table:table-cell>
          <table:table-cell office:value-type="float" office:value="19263" table:style-name="ce34">
            <text:p>19,263</text:p>
          </table:table-cell>
          <table:table-cell office:value-type="float" office:value="97383" table:style-name="ce33">
            <text:p>97,383</text:p>
          </table:table-cell>
          <table:table-cell office:value-type="float" office:value="20022" table:style-name="ce33">
            <text:p>20,022</text:p>
          </table:table-cell>
          <table:table-cell office:value-type="float" office:value="19853" table:style-name="ce33">
            <text:p>19,853</text:p>
          </table:table-cell>
          <table:table-cell office:value-type="float" office:value="19569" table:style-name="ce33">
            <text:p>19,569</text:p>
          </table:table-cell>
          <table:table-cell office:value-type="float" office:value="19450" table:style-name="ce33">
            <text:p>19,450</text:p>
          </table:table-cell>
          <table:table-cell office:value-type="float" office:value="18489" table:style-name="ce34">
            <text:p>18,489</text:p>
          </table:table-cell>
          <table:table-cell office:value-type="float" office:value="86796" table:style-name="ce33">
            <text:p>86,796</text:p>
          </table:table-cell>
          <table:table-cell office:value-type="float" office:value="19597" table:style-name="ce33">
            <text:p>19,597</text:p>
          </table:table-cell>
          <table:table-cell office:value-type="float" office:value="17746" table:style-name="ce33">
            <text:p>17,746</text:p>
          </table:table-cell>
          <table:table-cell office:value-type="float" office:value="16775" table:style-name="ce33">
            <text:p>16,775</text:p>
          </table:table-cell>
          <table:table-cell office:value-type="float" office:value="16365" table:style-name="ce33">
            <text:p>16,365</text:p>
          </table:table-cell>
          <table:table-cell office:value-type="float" office:value="16313" table:style-name="ce34">
            <text:p>16,313</text:p>
          </table:table-cell>
          <table:table-cell office:value-type="float" office:value="83333" table:style-name="ce33">
            <text:p>83,333</text:p>
          </table:table-cell>
          <table:table-cell office:value-type="float" office:value="16597" table:style-name="ce33">
            <text:p>16,597</text:p>
          </table:table-cell>
          <table:table-cell office:value-type="float" office:value="16780" table:style-name="ce33">
            <text:p>16,780</text:p>
          </table:table-cell>
          <table:table-cell office:value-type="float" office:value="17081" table:style-name="ce33">
            <text:p>17,081</text:p>
          </table:table-cell>
          <table:table-cell office:value-type="float" office:value="16683" table:style-name="ce33">
            <text:p>16,683</text:p>
          </table:table-cell>
          <table:table-cell office:value-type="float" office:value="16192" table:style-name="ce34">
            <text:p>16,192</text:p>
          </table:table-cell>
          <table:table-cell office:value-type="float" office:value="80784" table:style-name="ce33">
            <text:p>80,784</text:p>
          </table:table-cell>
          <table:table-cell office:value-type="float" office:value="15894" table:style-name="ce33">
            <text:p>15,894</text:p>
          </table:table-cell>
          <table:table-cell office:value-type="float" office:value="16007" table:style-name="ce33">
            <text:p>16,007</text:p>
          </table:table-cell>
          <table:table-cell office:value-type="float" office:value="16711" table:style-name="ce33">
            <text:p>16,711</text:p>
          </table:table-cell>
          <table:table-cell office:value-type="float" office:value="16225" table:style-name="ce33">
            <text:p>16,225</text:p>
          </table:table-cell>
          <table:table-cell office:value-type="float" office:value="15947" table:style-name="ce34">
            <text:p>15,947</text:p>
          </table:table-cell>
          <table:table-cell office:value-type="float" office:value="72272" table:style-name="ce33">
            <text:p>72,272</text:p>
          </table:table-cell>
          <table:table-cell office:value-type="float" office:value="15465" table:style-name="ce33">
            <text:p>15,465</text:p>
          </table:table-cell>
          <table:table-cell office:value-type="float" office:value="14772" table:style-name="ce33">
            <text:p>14,772</text:p>
          </table:table-cell>
          <table:table-cell office:value-type="float" office:value="14574" table:style-name="ce33">
            <text:p>14,574</text:p>
          </table:table-cell>
          <table:table-cell office:value-type="float" office:value="14296" table:style-name="ce33">
            <text:p>14,296</text:p>
          </table:table-cell>
          <table:table-cell office:value-type="float" office:value="13165" table:style-name="ce34">
            <text:p>13,165</text:p>
          </table:table-cell>
          <table:table-cell office:value-type="float" office:value="59376" table:style-name="ce33">
            <text:p>59,376</text:p>
          </table:table-cell>
          <table:table-cell office:value-type="float" office:value="12852" table:style-name="ce33">
            <text:p>12,852</text:p>
          </table:table-cell>
          <table:table-cell office:value-type="float" office:value="12692" table:style-name="ce33">
            <text:p>12,692</text:p>
          </table:table-cell>
          <table:table-cell office:value-type="float" office:value="12154" table:style-name="ce33">
            <text:p>12,154</text:p>
          </table:table-cell>
          <table:table-cell office:value-type="float" office:value="10984" table:style-name="ce33">
            <text:p>10,984</text:p>
          </table:table-cell>
          <table:table-cell office:value-type="float" office:value="10694" table:style-name="ce34">
            <text:p>10,694</text:p>
          </table:table-cell>
          <table:table-cell office:value-type="float" office:value="41403" table:style-name="ce33">
            <text:p>41,403</text:p>
          </table:table-cell>
          <table:table-cell office:value-type="float" office:value="10659" table:style-name="ce33">
            <text:p>10,659</text:p>
          </table:table-cell>
          <table:table-cell office:value-type="float" office:value="9420" table:style-name="ce33">
            <text:p>9,420</text:p>
          </table:table-cell>
          <table:table-cell office:value-type="float" office:value="7967" table:style-name="ce33">
            <text:p>7,967</text:p>
          </table:table-cell>
          <table:table-cell office:value-type="float" office:value="7421" table:style-name="ce33">
            <text:p>7,421</text:p>
          </table:table-cell>
          <table:table-cell office:value-type="float" office:value="5936" table:style-name="ce34">
            <text:p>5,936</text:p>
          </table:table-cell>
          <table:table-cell office:value-type="float" office:value="21848" table:style-name="ce33">
            <text:p>21,848</text:p>
          </table:table-cell>
          <table:table-cell office:value-type="float" office:value="5334" table:style-name="ce33">
            <text:p>5,334</text:p>
          </table:table-cell>
          <table:table-cell office:value-type="float" office:value="3798" table:style-name="ce33">
            <text:p>3,798</text:p>
          </table:table-cell>
          <table:table-cell office:value-type="float" office:value="4345" table:style-name="ce33">
            <text:p>4,345</text:p>
          </table:table-cell>
          <table:table-cell office:value-type="float" office:value="4370" table:style-name="ce33">
            <text:p>4,370</text:p>
          </table:table-cell>
          <table:table-cell office:value-type="float" office:value="4001" table:style-name="ce34">
            <text:p>4,001</text:p>
          </table:table-cell>
          <table:table-cell office:value-type="float" office:value="16513" table:style-name="ce33">
            <text:p>16,513</text:p>
          </table:table-cell>
          <table:table-cell office:value-type="float" office:value="3847" table:style-name="ce33">
            <text:p>3,847</text:p>
          </table:table-cell>
          <table:table-cell office:value-type="float" office:value="3701" table:style-name="ce33">
            <text:p>3,701</text:p>
          </table:table-cell>
          <table:table-cell office:value-type="float" office:value="3349" table:style-name="ce33">
            <text:p>3,349</text:p>
          </table:table-cell>
          <table:table-cell office:value-type="float" office:value="2857" table:style-name="ce33">
            <text:p>2,857</text:p>
          </table:table-cell>
          <table:table-cell office:value-type="float" office:value="2759" table:style-name="ce34">
            <text:p>2,759</text:p>
          </table:table-cell>
          <table:table-cell office:value-type="float" office:value="11033" table:style-name="ce33">
            <text:p>11,033</text:p>
          </table:table-cell>
          <table:table-cell office:value-type="float" office:value="2404" table:style-name="ce33">
            <text:p>2,404</text:p>
          </table:table-cell>
          <table:table-cell office:value-type="float" office:value="2244" table:style-name="ce33">
            <text:p>2,244</text:p>
          </table:table-cell>
          <table:table-cell office:value-type="float" office:value="2060" table:style-name="ce33">
            <text:p>2,060</text:p>
          </table:table-cell>
          <table:table-cell office:value-type="float" office:value="2102" table:style-name="ce33">
            <text:p>2,102</text:p>
          </table:table-cell>
          <table:table-cell office:value-type="float" office:value="2223" table:style-name="ce34">
            <text:p>2,223</text:p>
          </table:table-cell>
          <table:table-cell office:value-type="float" office:value="11089" table:style-name="ce33">
            <text:p>11,089</text:p>
          </table:table-cell>
          <table:table-cell office:value-type="float" office:value="2379" table:style-name="ce33">
            <text:p>2,379</text:p>
          </table:table-cell>
          <table:table-cell office:value-type="float" office:value="2481" table:style-name="ce33">
            <text:p>2,481</text:p>
          </table:table-cell>
          <table:table-cell office:value-type="float" office:value="2388" table:style-name="ce33">
            <text:p>2,388</text:p>
          </table:table-cell>
          <table:table-cell office:value-type="float" office:value="2152" table:style-name="ce33">
            <text:p>2,152</text:p>
          </table:table-cell>
          <table:table-cell office:value-type="float" office:value="1689" table:style-name="ce34">
            <text:p>1,689</text:p>
          </table:table-cell>
          <table:table-cell office:value-type="float" office:value="4058" table:style-name="ce33">
            <text:p>4,058</text:p>
          </table:table-cell>
          <table:table-cell office:value-type="float" office:value="1338" table:style-name="ce33">
            <text:p>1,338</text:p>
          </table:table-cell>
          <table:table-cell office:value-type="float" office:value="1092" table:style-name="ce33">
            <text:p>1,092</text:p>
          </table:table-cell>
          <table:table-cell office:value-type="float" office:value="772" table:style-name="ce33">
            <text:p>772</text:p>
          </table:table-cell>
          <table:table-cell office:value-type="float" office:value="495" table:style-name="ce33">
            <text:p>495</text:p>
          </table:table-cell>
          <table:table-cell office:value-type="float" office:value="361" table:style-name="ce34">
            <text:p>361</text:p>
          </table:table-cell>
          <table:table-cell office:value-type="float" office:value="752" table:style-name="ce33">
            <text:p>752</text:p>
          </table:table-cell>
          <table:table-cell office:value-type="float" office:value="283" table:style-name="ce33">
            <text:p>283</text:p>
          </table:table-cell>
          <table:table-cell office:value-type="float" office:value="206" table:style-name="ce33">
            <text:p>206</text:p>
          </table:table-cell>
          <table:table-cell office:value-type="float" office:value="128" table:style-name="ce33">
            <text:p>128</text:p>
          </table:table-cell>
          <table:table-cell office:value-type="float" office:value="65" table:style-name="ce33">
            <text:p>65</text:p>
          </table:table-cell>
          <table:table-cell office:value-type="float" office:value="70" table:style-name="ce34">
            <text:p>70</text:p>
          </table:table-cell>
          <table:table-cell office:value-type="float" office:value="125" table:style-name="ce33">
            <text:p>125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087127" table:style-name="ce30">
            <text:p>1,087,127</text:p>
          </table:table-cell>
          <table:table-cell office:value-type="float" office:value="54331" table:style-name="ce31">
            <text:p>54,331</text:p>
          </table:table-cell>
          <table:table-cell office:value-type="float" office:value="10988" table:style-name="ce30">
            <text:p>10,988</text:p>
          </table:table-cell>
          <table:table-cell office:value-type="float" office:value="11665" table:style-name="ce30">
            <text:p>11,665</text:p>
          </table:table-cell>
          <table:table-cell office:value-type="float" office:value="11005" table:style-name="ce30">
            <text:p>11,005</text:p>
          </table:table-cell>
          <table:table-cell office:value-type="float" office:value="9658" table:style-name="ce30">
            <text:p>9,658</text:p>
          </table:table-cell>
          <table:table-cell office:value-type="float" office:value="11015" table:style-name="ce30">
            <text:p>11,015</text:p>
          </table:table-cell>
          <table:table-cell office:value-type="float" office:value="50144" table:style-name="ce30">
            <text:p>50,144</text:p>
          </table:table-cell>
          <table:table-cell office:value-type="float" office:value="10866" table:style-name="ce30">
            <text:p>10,866</text:p>
          </table:table-cell>
          <table:table-cell office:value-type="float" office:value="9418" table:style-name="ce30">
            <text:p>9,418</text:p>
          </table:table-cell>
          <table:table-cell office:value-type="float" office:value="9239" table:style-name="ce30">
            <text:p>9,239</text:p>
          </table:table-cell>
          <table:table-cell office:value-type="float" office:value="10113" table:style-name="ce30">
            <text:p>10,113</text:p>
          </table:table-cell>
          <table:table-cell office:value-type="float" office:value="10508" table:style-name="ce31">
            <text:p>10,508</text:p>
          </table:table-cell>
          <table:table-cell office:value-type="float" office:value="53848" table:style-name="ce30">
            <text:p>53,848</text:p>
          </table:table-cell>
          <table:table-cell office:value-type="float" office:value="10108" table:style-name="ce30">
            <text:p>10,108</text:p>
          </table:table-cell>
          <table:table-cell office:value-type="float" office:value="10281" table:style-name="ce30">
            <text:p>10,281</text:p>
          </table:table-cell>
          <table:table-cell office:value-type="float" office:value="10790" table:style-name="ce30">
            <text:p>10,790</text:p>
          </table:table-cell>
          <table:table-cell office:value-type="float" office:value="10821" table:style-name="ce30">
            <text:p>10,821</text:p>
          </table:table-cell>
          <table:table-cell office:value-type="float" office:value="11848" table:style-name="ce31">
            <text:p>11,848</text:p>
          </table:table-cell>
          <table:table-cell office:value-type="float" office:value="68239" table:style-name="ce30">
            <text:p>68,239</text:p>
          </table:table-cell>
          <table:table-cell office:value-type="float" office:value="12382" table:style-name="ce30">
            <text:p>12,382</text:p>
          </table:table-cell>
          <table:table-cell office:value-type="float" office:value="14258" table:style-name="ce30">
            <text:p>14,258</text:p>
          </table:table-cell>
          <table:table-cell office:value-type="float" office:value="13916" table:style-name="ce30">
            <text:p>13,916</text:p>
          </table:table-cell>
          <table:table-cell office:value-type="float" office:value="13227" table:style-name="ce30">
            <text:p>13,227</text:p>
          </table:table-cell>
          <table:table-cell office:value-type="float" office:value="14456" table:style-name="ce31">
            <text:p>14,456</text:p>
          </table:table-cell>
          <table:table-cell office:value-type="float" office:value="75325" table:style-name="ce30">
            <text:p>75,325</text:p>
          </table:table-cell>
          <table:table-cell office:value-type="float" office:value="15024" table:style-name="ce30">
            <text:p>15,024</text:p>
          </table:table-cell>
          <table:table-cell office:value-type="float" office:value="15181" table:style-name="ce30">
            <text:p>15,181</text:p>
          </table:table-cell>
          <table:table-cell office:value-type="float" office:value="15144" table:style-name="ce30">
            <text:p>15,144</text:p>
          </table:table-cell>
          <table:table-cell office:value-type="float" office:value="14998" table:style-name="ce30">
            <text:p>14,998</text:p>
          </table:table-cell>
          <table:table-cell office:value-type="float" office:value="14978" table:style-name="ce31">
            <text:p>14,978</text:p>
          </table:table-cell>
          <table:table-cell office:value-type="float" office:value="75310" table:style-name="ce30">
            <text:p>75,310</text:p>
          </table:table-cell>
          <table:table-cell office:value-type="float" office:value="14569" table:style-name="ce30">
            <text:p>14,569</text:p>
          </table:table-cell>
          <table:table-cell office:value-type="float" office:value="15230" table:style-name="ce30">
            <text:p>15,230</text:p>
          </table:table-cell>
          <table:table-cell office:value-type="float" office:value="15109" table:style-name="ce30">
            <text:p>15,109</text:p>
          </table:table-cell>
          <table:table-cell office:value-type="float" office:value="15489" table:style-name="ce30">
            <text:p>15,489</text:p>
          </table:table-cell>
          <table:table-cell office:value-type="float" office:value="14913" table:style-name="ce31">
            <text:p>14,913</text:p>
          </table:table-cell>
          <table:table-cell office:value-type="float" office:value="85859" table:style-name="ce30">
            <text:p>85,859</text:p>
          </table:table-cell>
          <table:table-cell office:value-type="float" office:value="14347" table:style-name="ce30">
            <text:p>14,347</text:p>
          </table:table-cell>
          <table:table-cell office:value-type="float" office:value="15721" table:style-name="ce30">
            <text:p>15,721</text:p>
          </table:table-cell>
          <table:table-cell office:value-type="float" office:value="17753" table:style-name="ce30">
            <text:p>17,753</text:p>
          </table:table-cell>
          <table:table-cell office:value-type="float" office:value="18266" table:style-name="ce30">
            <text:p>18,266</text:p>
          </table:table-cell>
          <table:table-cell office:value-type="float" office:value="19772" table:style-name="ce31">
            <text:p>19,772</text:p>
          </table:table-cell>
          <table:table-cell office:value-type="float" office:value="100878" table:style-name="ce30">
            <text:p>100,878</text:p>
          </table:table-cell>
          <table:table-cell office:value-type="float" office:value="20511" table:style-name="ce30">
            <text:p>20,511</text:p>
          </table:table-cell>
          <table:table-cell office:value-type="float" office:value="20674" table:style-name="ce30">
            <text:p>20,674</text:p>
          </table:table-cell>
          <table:table-cell office:value-type="float" office:value="20475" table:style-name="ce30">
            <text:p>20,475</text:p>
          </table:table-cell>
          <table:table-cell office:value-type="float" office:value="20189" table:style-name="ce30">
            <text:p>20,189</text:p>
          </table:table-cell>
          <table:table-cell office:value-type="float" office:value="19029" table:style-name="ce31">
            <text:p>19,029</text:p>
          </table:table-cell>
          <table:table-cell office:value-type="float" office:value="89409" table:style-name="ce30">
            <text:p>89,409</text:p>
          </table:table-cell>
          <table:table-cell office:value-type="float" office:value="19871" table:style-name="ce30">
            <text:p>19,871</text:p>
          </table:table-cell>
          <table:table-cell office:value-type="float" office:value="18121" table:style-name="ce30">
            <text:p>18,121</text:p>
          </table:table-cell>
          <table:table-cell office:value-type="float" office:value="17508" table:style-name="ce30">
            <text:p>17,508</text:p>
          </table:table-cell>
          <table:table-cell office:value-type="float" office:value="16963" table:style-name="ce30">
            <text:p>16,963</text:p>
          </table:table-cell>
          <table:table-cell office:value-type="float" office:value="16946" table:style-name="ce31">
            <text:p>16,946</text:p>
          </table:table-cell>
          <table:table-cell office:value-type="float" office:value="86533" table:style-name="ce30">
            <text:p>86,533</text:p>
          </table:table-cell>
          <table:table-cell office:value-type="float" office:value="17266" table:style-name="ce30">
            <text:p>17,266</text:p>
          </table:table-cell>
          <table:table-cell office:value-type="float" office:value="17660" table:style-name="ce30">
            <text:p>17,660</text:p>
          </table:table-cell>
          <table:table-cell office:value-type="float" office:value="17528" table:style-name="ce30">
            <text:p>17,528</text:p>
          </table:table-cell>
          <table:table-cell office:value-type="float" office:value="17226" table:style-name="ce30">
            <text:p>17,226</text:p>
          </table:table-cell>
          <table:table-cell office:value-type="float" office:value="16853" table:style-name="ce31">
            <text:p>16,853</text:p>
          </table:table-cell>
          <table:table-cell office:value-type="float" office:value="84286" table:style-name="ce30">
            <text:p>84,286</text:p>
          </table:table-cell>
          <table:table-cell office:value-type="float" office:value="16483" table:style-name="ce30">
            <text:p>16,483</text:p>
          </table:table-cell>
          <table:table-cell office:value-type="float" office:value="16849" table:style-name="ce30">
            <text:p>16,849</text:p>
          </table:table-cell>
          <table:table-cell office:value-type="float" office:value="17335" table:style-name="ce30">
            <text:p>17,335</text:p>
          </table:table-cell>
          <table:table-cell office:value-type="float" office:value="16888" table:style-name="ce30">
            <text:p>16,888</text:p>
          </table:table-cell>
          <table:table-cell office:value-type="float" office:value="16731" table:style-name="ce31">
            <text:p>16,731</text:p>
          </table:table-cell>
          <table:table-cell office:value-type="float" office:value="76466" table:style-name="ce30">
            <text:p>76,466</text:p>
          </table:table-cell>
          <table:table-cell office:value-type="float" office:value="16469" table:style-name="ce30">
            <text:p>16,469</text:p>
          </table:table-cell>
          <table:table-cell office:value-type="float" office:value="15507" table:style-name="ce30">
            <text:p>15,507</text:p>
          </table:table-cell>
          <table:table-cell office:value-type="float" office:value="15166" table:style-name="ce30">
            <text:p>15,166</text:p>
          </table:table-cell>
          <table:table-cell office:value-type="float" office:value="15311" table:style-name="ce30">
            <text:p>15,311</text:p>
          </table:table-cell>
          <table:table-cell office:value-type="float" office:value="14013" table:style-name="ce31">
            <text:p>14,013</text:p>
          </table:table-cell>
          <table:table-cell office:value-type="float" office:value="65389" table:style-name="ce30">
            <text:p>65,389</text:p>
          </table:table-cell>
          <table:table-cell office:value-type="float" office:value="14091" table:style-name="ce30">
            <text:p>14,091</text:p>
          </table:table-cell>
          <table:table-cell office:value-type="float" office:value="13662" table:style-name="ce30">
            <text:p>13,662</text:p>
          </table:table-cell>
          <table:table-cell office:value-type="float" office:value="13201" table:style-name="ce30">
            <text:p>13,201</text:p>
          </table:table-cell>
          <table:table-cell office:value-type="float" office:value="12603" table:style-name="ce30">
            <text:p>12,603</text:p>
          </table:table-cell>
          <table:table-cell office:value-type="float" office:value="11832" table:style-name="ce31">
            <text:p>11,832</text:p>
          </table:table-cell>
          <table:table-cell office:value-type="float" office:value="47354" table:style-name="ce30">
            <text:p>47,354</text:p>
          </table:table-cell>
          <table:table-cell office:value-type="float" office:value="12075" table:style-name="ce30">
            <text:p>12,075</text:p>
          </table:table-cell>
          <table:table-cell office:value-type="float" office:value="10702" table:style-name="ce30">
            <text:p>10,702</text:p>
          </table:table-cell>
          <table:table-cell office:value-type="float" office:value="9089" table:style-name="ce30">
            <text:p>9,089</text:p>
          </table:table-cell>
          <table:table-cell office:value-type="float" office:value="8519" table:style-name="ce30">
            <text:p>8,519</text:p>
          </table:table-cell>
          <table:table-cell office:value-type="float" office:value="6969" table:style-name="ce31">
            <text:p>6,969</text:p>
          </table:table-cell>
          <table:table-cell office:value-type="float" office:value="26367" table:style-name="ce30">
            <text:p>26,367</text:p>
          </table:table-cell>
          <table:table-cell office:value-type="float" office:value="6126" table:style-name="ce30">
            <text:p>6,126</text:p>
          </table:table-cell>
          <table:table-cell office:value-type="float" office:value="4629" table:style-name="ce30">
            <text:p>4,629</text:p>
          </table:table-cell>
          <table:table-cell office:value-type="float" office:value="5138" table:style-name="ce30">
            <text:p>5,138</text:p>
          </table:table-cell>
          <table:table-cell office:value-type="float" office:value="5318" table:style-name="ce30">
            <text:p>5,318</text:p>
          </table:table-cell>
          <table:table-cell office:value-type="float" office:value="5156" table:style-name="ce31">
            <text:p>5,156</text:p>
          </table:table-cell>
          <table:table-cell office:value-type="float" office:value="21909" table:style-name="ce30">
            <text:p>21,909</text:p>
          </table:table-cell>
          <table:table-cell office:value-type="float" office:value="4864" table:style-name="ce30">
            <text:p>4,864</text:p>
          </table:table-cell>
          <table:table-cell office:value-type="float" office:value="4670" table:style-name="ce30">
            <text:p>4,670</text:p>
          </table:table-cell>
          <table:table-cell office:value-type="float" office:value="4464" table:style-name="ce30">
            <text:p>4,464</text:p>
          </table:table-cell>
          <table:table-cell office:value-type="float" office:value="4108" table:style-name="ce30">
            <text:p>4,108</text:p>
          </table:table-cell>
          <table:table-cell office:value-type="float" office:value="3803" table:style-name="ce31">
            <text:p>3,803</text:p>
          </table:table-cell>
          <table:table-cell office:value-type="float" office:value="13723" table:style-name="ce30">
            <text:p>13,723</text:p>
          </table:table-cell>
          <table:table-cell office:value-type="float" office:value="3382" table:style-name="ce30">
            <text:p>3,382</text:p>
          </table:table-cell>
          <table:table-cell office:value-type="float" office:value="3065" table:style-name="ce30">
            <text:p>3,065</text:p>
          </table:table-cell>
          <table:table-cell office:value-type="float" office:value="2778" table:style-name="ce30">
            <text:p>2,778</text:p>
          </table:table-cell>
          <table:table-cell office:value-type="float" office:value="2349" table:style-name="ce30">
            <text:p>2,349</text:p>
          </table:table-cell>
          <table:table-cell office:value-type="float" office:value="2149" table:style-name="ce31">
            <text:p>2,149</text:p>
          </table:table-cell>
          <table:table-cell office:value-type="float" office:value="7719" table:style-name="ce30">
            <text:p>7,719</text:p>
          </table:table-cell>
          <table:table-cell office:value-type="float" office:value="1885" table:style-name="ce30">
            <text:p>1,885</text:p>
          </table:table-cell>
          <table:table-cell office:value-type="float" office:value="1757" table:style-name="ce30">
            <text:p>1,757</text:p>
          </table:table-cell>
          <table:table-cell office:value-type="float" office:value="1557" table:style-name="ce30">
            <text:p>1,557</text:p>
          </table:table-cell>
          <table:table-cell office:value-type="float" office:value="1390" table:style-name="ce30">
            <text:p>1,390</text:p>
          </table:table-cell>
          <table:table-cell office:value-type="float" office:value="1130" table:style-name="ce31">
            <text:p>1,130</text:p>
          </table:table-cell>
          <table:table-cell office:value-type="float" office:value="3141" table:style-name="ce30">
            <text:p>3,141</text:p>
          </table:table-cell>
          <table:table-cell office:value-type="float" office:value="905" table:style-name="ce30">
            <text:p>905</text:p>
          </table:table-cell>
          <table:table-cell office:value-type="float" office:value="768" table:style-name="ce30">
            <text:p>768</text:p>
          </table:table-cell>
          <table:table-cell office:value-type="float" office:value="609" table:style-name="ce30">
            <text:p>609</text:p>
          </table:table-cell>
          <table:table-cell office:value-type="float" office:value="500" table:style-name="ce30">
            <text:p>500</text:p>
          </table:table-cell>
          <table:table-cell office:value-type="float" office:value="359" table:style-name="ce31">
            <text:p>359</text:p>
          </table:table-cell>
          <table:table-cell office:value-type="float" office:value="789" table:style-name="ce30">
            <text:p>789</text:p>
          </table:table-cell>
          <table:table-cell office:value-type="float" office:value="274" table:style-name="ce30">
            <text:p>274</text:p>
          </table:table-cell>
          <table:table-cell office:value-type="float" office:value="214" table:style-name="ce30">
            <text:p>214</text:p>
          </table:table-cell>
          <table:table-cell office:value-type="float" office:value="140" table:style-name="ce30">
            <text:p>140</text:p>
          </table:table-cell>
          <table:table-cell office:value-type="float" office:value="110" table:style-name="ce30">
            <text:p>110</text:p>
          </table:table-cell>
          <table:table-cell office:value-type="float" office:value="51" table:style-name="ce31">
            <text:p>51</text:p>
          </table:table-cell>
          <table:table-cell office:value-type="float" office:value="108" table:style-name="ce30">
            <text:p>108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35">
            <text:p>計</text:p>
          </table:table-cell>
          <table:table-cell office:value-type="float" office:value="2776579" table:style-name="ce33">
            <text:p>2,776,579</text:p>
          </table:table-cell>
          <table:table-cell office:value-type="float" office:value="139567" table:style-name="ce33">
            <text:p>139,567</text:p>
          </table:table-cell>
          <table:table-cell office:value-type="float" office:value="24483" table:style-name="ce33">
            <text:p>24,483</text:p>
          </table:table-cell>
          <table:table-cell office:value-type="float" office:value="27717" table:style-name="ce33">
            <text:p>27,717</text:p>
          </table:table-cell>
          <table:table-cell office:value-type="float" office:value="28960" table:style-name="ce33">
            <text:p>28,960</text:p>
          </table:table-cell>
          <table:table-cell office:value-type="float" office:value="27386" table:style-name="ce33">
            <text:p>27,386</text:p>
          </table:table-cell>
          <table:table-cell office:value-type="float" office:value="31021" table:style-name="ce33">
            <text:p>31,021</text:p>
          </table:table-cell>
          <table:table-cell office:value-type="float" office:value="129738" table:style-name="ce33">
            <text:p>129,738</text:p>
          </table:table-cell>
          <table:table-cell office:value-type="float" office:value="29375" table:style-name="ce33">
            <text:p>29,375</text:p>
          </table:table-cell>
          <table:table-cell office:value-type="float" office:value="24026" table:style-name="ce33">
            <text:p>24,026</text:p>
          </table:table-cell>
          <table:table-cell office:value-type="float" office:value="23972" table:style-name="ce33">
            <text:p>23,972</text:p>
          </table:table-cell>
          <table:table-cell office:value-type="float" office:value="25461" table:style-name="ce33">
            <text:p>25,461</text:p>
          </table:table-cell>
          <table:table-cell office:value-type="float" office:value="26904" table:style-name="ce34">
            <text:p>26,904</text:p>
          </table:table-cell>
          <table:table-cell office:value-type="float" office:value="139389" table:style-name="ce33">
            <text:p>139,389</text:p>
          </table:table-cell>
          <table:table-cell office:value-type="float" office:value="26440" table:style-name="ce33">
            <text:p>26,440</text:p>
          </table:table-cell>
          <table:table-cell office:value-type="float" office:value="26536" table:style-name="ce33">
            <text:p>26,536</text:p>
          </table:table-cell>
          <table:table-cell office:value-type="float" office:value="27832" table:style-name="ce33">
            <text:p>27,832</text:p>
          </table:table-cell>
          <table:table-cell office:value-type="float" office:value="28292" table:style-name="ce33">
            <text:p>28,292</text:p>
          </table:table-cell>
          <table:table-cell office:value-type="float" office:value="30289" table:style-name="ce34">
            <text:p>30,289</text:p>
          </table:table-cell>
          <table:table-cell office:value-type="float" office:value="179714" table:style-name="ce33">
            <text:p>179,714</text:p>
          </table:table-cell>
          <table:table-cell office:value-type="float" office:value="32120" table:style-name="ce33">
            <text:p>32,120</text:p>
          </table:table-cell>
          <table:table-cell office:value-type="float" office:value="37359" table:style-name="ce33">
            <text:p>37,359</text:p>
          </table:table-cell>
          <table:table-cell office:value-type="float" office:value="36567" table:style-name="ce33">
            <text:p>36,567</text:p>
          </table:table-cell>
          <table:table-cell office:value-type="float" office:value="35401" table:style-name="ce33">
            <text:p>35,401</text:p>
          </table:table-cell>
          <table:table-cell office:value-type="float" office:value="38267" table:style-name="ce34">
            <text:p>38,267</text:p>
          </table:table-cell>
          <table:table-cell office:value-type="float" office:value="202984" table:style-name="ce33">
            <text:p>202,984</text:p>
          </table:table-cell>
          <table:table-cell office:value-type="float" office:value="41152" table:style-name="ce33">
            <text:p>41,152</text:p>
          </table:table-cell>
          <table:table-cell office:value-type="float" office:value="41028" table:style-name="ce33">
            <text:p>41,028</text:p>
          </table:table-cell>
          <table:table-cell office:value-type="float" office:value="40182" table:style-name="ce33">
            <text:p>40,182</text:p>
          </table:table-cell>
          <table:table-cell office:value-type="float" office:value="40425" table:style-name="ce33">
            <text:p>40,425</text:p>
          </table:table-cell>
          <table:table-cell office:value-type="float" office:value="40197" table:style-name="ce34">
            <text:p>40,197</text:p>
          </table:table-cell>
          <table:table-cell office:value-type="float" office:value="199505" table:style-name="ce33">
            <text:p>199,505</text:p>
          </table:table-cell>
          <table:table-cell office:value-type="float" office:value="39533" table:style-name="ce33">
            <text:p>39,533</text:p>
          </table:table-cell>
          <table:table-cell office:value-type="float" office:value="40134" table:style-name="ce33">
            <text:p>40,134</text:p>
          </table:table-cell>
          <table:table-cell office:value-type="float" office:value="40441" table:style-name="ce33">
            <text:p>40,441</text:p>
          </table:table-cell>
          <table:table-cell office:value-type="float" office:value="40296" table:style-name="ce33">
            <text:p>40,296</text:p>
          </table:table-cell>
          <table:table-cell office:value-type="float" office:value="39101" table:style-name="ce34">
            <text:p>39,101</text:p>
          </table:table-cell>
          <table:table-cell office:value-type="float" office:value="216877" table:style-name="ce33">
            <text:p>216,877</text:p>
          </table:table-cell>
          <table:table-cell office:value-type="float" office:value="38190" table:style-name="ce33">
            <text:p>38,190</text:p>
          </table:table-cell>
          <table:table-cell office:value-type="float" office:value="40295" table:style-name="ce33">
            <text:p>40,295</text:p>
          </table:table-cell>
          <table:table-cell office:value-type="float" office:value="44978" table:style-name="ce33">
            <text:p>44,978</text:p>
          </table:table-cell>
          <table:table-cell office:value-type="float" office:value="45018" table:style-name="ce33">
            <text:p>45,018</text:p>
          </table:table-cell>
          <table:table-cell office:value-type="float" office:value="48396" table:style-name="ce34">
            <text:p>48,396</text:p>
          </table:table-cell>
          <table:table-cell office:value-type="float" office:value="247074" table:style-name="ce33">
            <text:p>247,074</text:p>
          </table:table-cell>
          <table:table-cell office:value-type="float" office:value="49825" table:style-name="ce33">
            <text:p>49,825</text:p>
          </table:table-cell>
          <table:table-cell office:value-type="float" office:value="50208" table:style-name="ce33">
            <text:p>50,208</text:p>
          </table:table-cell>
          <table:table-cell office:value-type="float" office:value="50712" table:style-name="ce33">
            <text:p>50,712</text:p>
          </table:table-cell>
          <table:table-cell office:value-type="float" office:value="49460" table:style-name="ce33">
            <text:p>49,460</text:p>
          </table:table-cell>
          <table:table-cell office:value-type="float" office:value="46869" table:style-name="ce34">
            <text:p>46,869</text:p>
          </table:table-cell>
          <table:table-cell office:value-type="float" office:value="217667" table:style-name="ce33">
            <text:p>217,667</text:p>
          </table:table-cell>
          <table:table-cell office:value-type="float" office:value="48815" table:style-name="ce33">
            <text:p>48,815</text:p>
          </table:table-cell>
          <table:table-cell office:value-type="float" office:value="44661" table:style-name="ce33">
            <text:p>44,661</text:p>
          </table:table-cell>
          <table:table-cell office:value-type="float" office:value="41704" table:style-name="ce33">
            <text:p>41,704</text:p>
          </table:table-cell>
          <table:table-cell office:value-type="float" office:value="40897" table:style-name="ce33">
            <text:p>40,897</text:p>
          </table:table-cell>
          <table:table-cell office:value-type="float" office:value="41590" table:style-name="ce34">
            <text:p>41,590</text:p>
          </table:table-cell>
          <table:table-cell office:value-type="float" office:value="214494" table:style-name="ce33">
            <text:p>214,494</text:p>
          </table:table-cell>
          <table:table-cell office:value-type="float" office:value="41843" table:style-name="ce33">
            <text:p>41,843</text:p>
          </table:table-cell>
          <table:table-cell office:value-type="float" office:value="43159" table:style-name="ce33">
            <text:p>43,159</text:p>
          </table:table-cell>
          <table:table-cell office:value-type="float" office:value="43380" table:style-name="ce33">
            <text:p>43,380</text:p>
          </table:table-cell>
          <table:table-cell office:value-type="float" office:value="43024" table:style-name="ce33">
            <text:p>43,024</text:p>
          </table:table-cell>
          <table:table-cell office:value-type="float" office:value="43088" table:style-name="ce34">
            <text:p>43,088</text:p>
          </table:table-cell>
          <table:table-cell office:value-type="float" office:value="213693" table:style-name="ce33">
            <text:p>213,693</text:p>
          </table:table-cell>
          <table:table-cell office:value-type="float" office:value="42046" table:style-name="ce33">
            <text:p>42,046</text:p>
          </table:table-cell>
          <table:table-cell office:value-type="float" office:value="42666" table:style-name="ce33">
            <text:p>42,666</text:p>
          </table:table-cell>
          <table:table-cell office:value-type="float" office:value="43254" table:style-name="ce33">
            <text:p>43,254</text:p>
          </table:table-cell>
          <table:table-cell office:value-type="float" office:value="42972" table:style-name="ce33">
            <text:p>42,972</text:p>
          </table:table-cell>
          <table:table-cell office:value-type="float" office:value="42755" table:style-name="ce34">
            <text:p>42,755</text:p>
          </table:table-cell>
          <table:table-cell office:value-type="float" office:value="197101" table:style-name="ce33">
            <text:p>197,101</text:p>
          </table:table-cell>
          <table:table-cell office:value-type="float" office:value="42044" table:style-name="ce33">
            <text:p>42,044</text:p>
          </table:table-cell>
          <table:table-cell office:value-type="float" office:value="40550" table:style-name="ce33">
            <text:p>40,550</text:p>
          </table:table-cell>
          <table:table-cell office:value-type="float" office:value="39394" table:style-name="ce33">
            <text:p>39,394</text:p>
          </table:table-cell>
          <table:table-cell office:value-type="float" office:value="39377" table:style-name="ce33">
            <text:p>39,377</text:p>
          </table:table-cell>
          <table:table-cell office:value-type="float" office:value="35736" table:style-name="ce34">
            <text:p>35,736</text:p>
          </table:table-cell>
          <table:table-cell office:value-type="float" office:value="168066" table:style-name="ce33">
            <text:p>168,066</text:p>
          </table:table-cell>
          <table:table-cell office:value-type="float" office:value="35436" table:style-name="ce33">
            <text:p>35,436</text:p>
          </table:table-cell>
          <table:table-cell office:value-type="float" office:value="35217" table:style-name="ce33">
            <text:p>35,217</text:p>
          </table:table-cell>
          <table:table-cell office:value-type="float" office:value="34700" table:style-name="ce33">
            <text:p>34,700</text:p>
          </table:table-cell>
          <table:table-cell office:value-type="float" office:value="32538" table:style-name="ce33">
            <text:p>32,538</text:p>
          </table:table-cell>
          <table:table-cell office:value-type="float" office:value="30175" table:style-name="ce34">
            <text:p>30,175</text:p>
          </table:table-cell>
          <table:table-cell office:value-type="float" office:value="120510" table:style-name="ce33">
            <text:p>120,510</text:p>
          </table:table-cell>
          <table:table-cell office:value-type="float" office:value="29865" table:style-name="ce33">
            <text:p>29,865</text:p>
          </table:table-cell>
          <table:table-cell office:value-type="float" office:value="27864" table:style-name="ce33">
            <text:p>27,864</text:p>
          </table:table-cell>
          <table:table-cell office:value-type="float" office:value="23325" table:style-name="ce33">
            <text:p>23,325</text:p>
          </table:table-cell>
          <table:table-cell office:value-type="float" office:value="21577" table:style-name="ce33">
            <text:p>21,577</text:p>
          </table:table-cell>
          <table:table-cell office:value-type="float" office:value="17879" table:style-name="ce34">
            <text:p>17,879</text:p>
          </table:table-cell>
          <table:table-cell office:value-type="float" office:value="66755" table:style-name="ce33">
            <text:p>66,755</text:p>
          </table:table-cell>
          <table:table-cell office:value-type="float" office:value="15478" table:style-name="ce33">
            <text:p>15,478</text:p>
          </table:table-cell>
          <table:table-cell office:value-type="float" office:value="11827" table:style-name="ce33">
            <text:p>11,827</text:p>
          </table:table-cell>
          <table:table-cell office:value-type="float" office:value="13089" table:style-name="ce33">
            <text:p>13,089</text:p>
          </table:table-cell>
          <table:table-cell office:value-type="float" office:value="13352" table:style-name="ce33">
            <text:p>13,352</text:p>
          </table:table-cell>
          <table:table-cell office:value-type="float" office:value="13009" table:style-name="ce34">
            <text:p>13,009</text:p>
          </table:table-cell>
          <table:table-cell office:value-type="float" office:value="55541" table:style-name="ce33">
            <text:p>55,541</text:p>
          </table:table-cell>
          <table:table-cell office:value-type="float" office:value="12470" table:style-name="ce33">
            <text:p>12,470</text:p>
          </table:table-cell>
          <table:table-cell office:value-type="float" office:value="11840" table:style-name="ce33">
            <text:p>11,840</text:p>
          </table:table-cell>
          <table:table-cell office:value-type="float" office:value="11610" table:style-name="ce33">
            <text:p>11,610</text:p>
          </table:table-cell>
          <table:table-cell office:value-type="float" office:value="10425" table:style-name="ce33">
            <text:p>10,425</text:p>
          </table:table-cell>
          <table:table-cell office:value-type="float" office:value="9196" table:style-name="ce34">
            <text:p>9,196</text:p>
          </table:table-cell>
          <table:table-cell office:value-type="float" office:value="35965" table:style-name="ce33">
            <text:p>35,965</text:p>
          </table:table-cell>
          <table:table-cell office:value-type="float" office:value="8815" table:style-name="ce33">
            <text:p>8,815</text:p>
          </table:table-cell>
          <table:table-cell office:value-type="float" office:value="7720" table:style-name="ce33">
            <text:p>7,720</text:p>
          </table:table-cell>
          <table:table-cell office:value-type="float" office:value="7062" table:style-name="ce33">
            <text:p>7,062</text:p>
          </table:table-cell>
          <table:table-cell office:value-type="float" office:value="6417" table:style-name="ce33">
            <text:p>6,417</text:p>
          </table:table-cell>
          <table:table-cell office:value-type="float" office:value="5951" table:style-name="ce34">
            <text:p>5,951</text:p>
          </table:table-cell>
          <table:table-cell office:value-type="float" office:value="21809" table:style-name="ce33">
            <text:p>21,809</text:p>
          </table:table-cell>
          <table:table-cell office:value-type="float" office:value="5524" table:style-name="ce33">
            <text:p>5,524</text:p>
          </table:table-cell>
          <table:table-cell office:value-type="float" office:value="4855" table:style-name="ce33">
            <text:p>4,855</text:p>
          </table:table-cell>
          <table:table-cell office:value-type="float" office:value="4442" table:style-name="ce33">
            <text:p>4,442</text:p>
          </table:table-cell>
          <table:table-cell office:value-type="float" office:value="3885" table:style-name="ce33">
            <text:p>3,885</text:p>
          </table:table-cell>
          <table:table-cell office:value-type="float" office:value="3103" table:style-name="ce34">
            <text:p>3,103</text:p>
          </table:table-cell>
          <table:table-cell office:value-type="float" office:value="8179" table:style-name="ce33">
            <text:p>8,179</text:p>
          </table:table-cell>
          <table:table-cell office:value-type="float" office:value="2683" table:style-name="ce33">
            <text:p>2,683</text:p>
          </table:table-cell>
          <table:table-cell office:value-type="float" office:value="2019" table:style-name="ce33">
            <text:p>2,019</text:p>
          </table:table-cell>
          <table:table-cell office:value-type="float" office:value="1533" table:style-name="ce33">
            <text:p>1,533</text:p>
          </table:table-cell>
          <table:table-cell office:value-type="float" office:value="1136" table:style-name="ce33">
            <text:p>1,136</text:p>
          </table:table-cell>
          <table:table-cell office:value-type="float" office:value="808" table:style-name="ce34">
            <text:p>808</text:p>
          </table:table-cell>
          <table:table-cell office:value-type="float" office:value="1694" table:style-name="ce33">
            <text:p>1,694</text:p>
          </table:table-cell>
          <table:table-cell office:value-type="float" office:value="690" table:style-name="ce33">
            <text:p>690</text:p>
          </table:table-cell>
          <table:table-cell office:value-type="float" office:value="434" table:style-name="ce33">
            <text:p>434</text:p>
          </table:table-cell>
          <table:table-cell office:value-type="float" office:value="245" table:style-name="ce33">
            <text:p>245</text:p>
          </table:table-cell>
          <table:table-cell office:value-type="float" office:value="192" table:style-name="ce33">
            <text:p>192</text:p>
          </table:table-cell>
          <table:table-cell office:value-type="float" office:value="133" table:style-name="ce34">
            <text:p>133</text:p>
          </table:table-cell>
          <table:table-cell office:value-type="float" office:value="257" table:style-name="ce33">
            <text:p>257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35">
            <text:p>男</text:p>
          </table:table-cell>
          <table:table-cell office:value-type="float" office:value="1369969" table:style-name="ce33">
            <text:p>1,369,969</text:p>
          </table:table-cell>
          <table:table-cell office:value-type="float" office:value="72506" table:style-name="ce33">
            <text:p>72,506</text:p>
          </table:table-cell>
          <table:table-cell office:value-type="float" office:value="12816" table:style-name="ce33">
            <text:p>12,816</text:p>
          </table:table-cell>
          <table:table-cell office:value-type="float" office:value="14402" table:style-name="ce33">
            <text:p>14,402</text:p>
          </table:table-cell>
          <table:table-cell office:value-type="float" office:value="15062" table:style-name="ce33">
            <text:p>15,062</text:p>
          </table:table-cell>
          <table:table-cell office:value-type="float" office:value="14136" table:style-name="ce33">
            <text:p>14,136</text:p>
          </table:table-cell>
          <table:table-cell office:value-type="float" office:value="16090" table:style-name="ce33">
            <text:p>16,090</text:p>
          </table:table-cell>
          <table:table-cell office:value-type="float" office:value="67352" table:style-name="ce33">
            <text:p>67,352</text:p>
          </table:table-cell>
          <table:table-cell office:value-type="float" office:value="15133" table:style-name="ce33">
            <text:p>15,133</text:p>
          </table:table-cell>
          <table:table-cell office:value-type="float" office:value="12536" table:style-name="ce33">
            <text:p>12,536</text:p>
          </table:table-cell>
          <table:table-cell office:value-type="float" office:value="12534" table:style-name="ce33">
            <text:p>12,534</text:p>
          </table:table-cell>
          <table:table-cell office:value-type="float" office:value="13329" table:style-name="ce33">
            <text:p>13,329</text:p>
          </table:table-cell>
          <table:table-cell office:value-type="float" office:value="13820" table:style-name="ce34">
            <text:p>13,820</text:p>
          </table:table-cell>
          <table:table-cell office:value-type="float" office:value="72525" table:style-name="ce33">
            <text:p>72,525</text:p>
          </table:table-cell>
          <table:table-cell office:value-type="float" office:value="13718" table:style-name="ce33">
            <text:p>13,718</text:p>
          </table:table-cell>
          <table:table-cell office:value-type="float" office:value="13903" table:style-name="ce33">
            <text:p>13,903</text:p>
          </table:table-cell>
          <table:table-cell office:value-type="float" office:value="14423" table:style-name="ce33">
            <text:p>14,423</text:p>
          </table:table-cell>
          <table:table-cell office:value-type="float" office:value="14690" table:style-name="ce33">
            <text:p>14,690</text:p>
          </table:table-cell>
          <table:table-cell office:value-type="float" office:value="15791" table:style-name="ce34">
            <text:p>15,791</text:p>
          </table:table-cell>
          <table:table-cell office:value-type="float" office:value="93346" table:style-name="ce33">
            <text:p>93,346</text:p>
          </table:table-cell>
          <table:table-cell office:value-type="float" office:value="16642" table:style-name="ce33">
            <text:p>16,642</text:p>
          </table:table-cell>
          <table:table-cell office:value-type="float" office:value="19235" table:style-name="ce33">
            <text:p>19,235</text:p>
          </table:table-cell>
          <table:table-cell office:value-type="float" office:value="19066" table:style-name="ce33">
            <text:p>19,066</text:p>
          </table:table-cell>
          <table:table-cell office:value-type="float" office:value="18408" table:style-name="ce33">
            <text:p>18,408</text:p>
          </table:table-cell>
          <table:table-cell office:value-type="float" office:value="19995" table:style-name="ce34">
            <text:p>19,995</text:p>
          </table:table-cell>
          <table:table-cell office:value-type="float" office:value="105101" table:style-name="ce33">
            <text:p>105,101</text:p>
          </table:table-cell>
          <table:table-cell office:value-type="float" office:value="21386" table:style-name="ce33">
            <text:p>21,386</text:p>
          </table:table-cell>
          <table:table-cell office:value-type="float" office:value="21271" table:style-name="ce33">
            <text:p>21,271</text:p>
          </table:table-cell>
          <table:table-cell office:value-type="float" office:value="20776" table:style-name="ce33">
            <text:p>20,776</text:p>
          </table:table-cell>
          <table:table-cell office:value-type="float" office:value="20936" table:style-name="ce33">
            <text:p>20,936</text:p>
          </table:table-cell>
          <table:table-cell office:value-type="float" office:value="20732" table:style-name="ce34">
            <text:p>20,732</text:p>
          </table:table-cell>
          <table:table-cell office:value-type="float" office:value="102753" table:style-name="ce33">
            <text:p>102,753</text:p>
          </table:table-cell>
          <table:table-cell office:value-type="float" office:value="20529" table:style-name="ce33">
            <text:p>20,529</text:p>
          </table:table-cell>
          <table:table-cell office:value-type="float" office:value="20720" table:style-name="ce33">
            <text:p>20,720</text:p>
          </table:table-cell>
          <table:table-cell office:value-type="float" office:value="20726" table:style-name="ce33">
            <text:p>20,726</text:p>
          </table:table-cell>
          <table:table-cell office:value-type="float" office:value="20831" table:style-name="ce33">
            <text:p>20,831</text:p>
          </table:table-cell>
          <table:table-cell office:value-type="float" office:value="19947" table:style-name="ce34">
            <text:p>19,947</text:p>
          </table:table-cell>
          <table:table-cell office:value-type="float" office:value="107948" table:style-name="ce33">
            <text:p>107,948</text:p>
          </table:table-cell>
          <table:table-cell office:value-type="float" office:value="19381" table:style-name="ce33">
            <text:p>19,381</text:p>
          </table:table-cell>
          <table:table-cell office:value-type="float" office:value="20129" table:style-name="ce33">
            <text:p>20,129</text:p>
          </table:table-cell>
          <table:table-cell office:value-type="float" office:value="22308" table:style-name="ce33">
            <text:p>22,308</text:p>
          </table:table-cell>
          <table:table-cell office:value-type="float" office:value="22323" table:style-name="ce33">
            <text:p>22,323</text:p>
          </table:table-cell>
          <table:table-cell office:value-type="float" office:value="23807" table:style-name="ce34">
            <text:p>23,807</text:p>
          </table:table-cell>
          <table:table-cell office:value-type="float" office:value="121048" table:style-name="ce33">
            <text:p>121,048</text:p>
          </table:table-cell>
          <table:table-cell office:value-type="float" office:value="24350" table:style-name="ce33">
            <text:p>24,350</text:p>
          </table:table-cell>
          <table:table-cell office:value-type="float" office:value="24690" table:style-name="ce33">
            <text:p>24,690</text:p>
          </table:table-cell>
          <table:table-cell office:value-type="float" office:value="24808" table:style-name="ce33">
            <text:p>24,808</text:p>
          </table:table-cell>
          <table:table-cell office:value-type="float" office:value="24349" table:style-name="ce33">
            <text:p>24,349</text:p>
          </table:table-cell>
          <table:table-cell office:value-type="float" office:value="22851" table:style-name="ce34">
            <text:p>22,851</text:p>
          </table:table-cell>
          <table:table-cell office:value-type="float" office:value="104406" table:style-name="ce33">
            <text:p>104,406</text:p>
          </table:table-cell>
          <table:table-cell office:value-type="float" office:value="23594" table:style-name="ce33">
            <text:p>23,594</text:p>
          </table:table-cell>
          <table:table-cell office:value-type="float" office:value="21543" table:style-name="ce33">
            <text:p>21,543</text:p>
          </table:table-cell>
          <table:table-cell office:value-type="float" office:value="20062" table:style-name="ce33">
            <text:p>20,062</text:p>
          </table:table-cell>
          <table:table-cell office:value-type="float" office:value="19542" table:style-name="ce33">
            <text:p>19,542</text:p>
          </table:table-cell>
          <table:table-cell office:value-type="float" office:value="19665" table:style-name="ce34">
            <text:p>19,665</text:p>
          </table:table-cell>
          <table:table-cell office:value-type="float" office:value="102392" table:style-name="ce33">
            <text:p>102,392</text:p>
          </table:table-cell>
          <table:table-cell office:value-type="float" office:value="19874" table:style-name="ce33">
            <text:p>19,874</text:p>
          </table:table-cell>
          <table:table-cell office:value-type="float" office:value="20651" table:style-name="ce33">
            <text:p>20,651</text:p>
          </table:table-cell>
          <table:table-cell office:value-type="float" office:value="20508" table:style-name="ce33">
            <text:p>20,508</text:p>
          </table:table-cell>
          <table:table-cell office:value-type="float" office:value="20688" table:style-name="ce33">
            <text:p>20,688</text:p>
          </table:table-cell>
          <table:table-cell office:value-type="float" office:value="20671" table:style-name="ce34">
            <text:p>20,671</text:p>
          </table:table-cell>
          <table:table-cell office:value-type="float" office:value="101995" table:style-name="ce33">
            <text:p>101,995</text:p>
          </table:table-cell>
          <table:table-cell office:value-type="float" office:value="19999" table:style-name="ce33">
            <text:p>19,999</text:p>
          </table:table-cell>
          <table:table-cell office:value-type="float" office:value="20527" table:style-name="ce33">
            <text:p>20,527</text:p>
          </table:table-cell>
          <table:table-cell office:value-type="float" office:value="20481" table:style-name="ce33">
            <text:p>20,481</text:p>
          </table:table-cell>
          <table:table-cell office:value-type="float" office:value="20574" table:style-name="ce33">
            <text:p>20,574</text:p>
          </table:table-cell>
          <table:table-cell office:value-type="float" office:value="20414" table:style-name="ce34">
            <text:p>20,414</text:p>
          </table:table-cell>
          <table:table-cell office:value-type="float" office:value="94618" table:style-name="ce33">
            <text:p>94,618</text:p>
          </table:table-cell>
          <table:table-cell office:value-type="float" office:value="20211" table:style-name="ce33">
            <text:p>20,211</text:p>
          </table:table-cell>
          <table:table-cell office:value-type="float" office:value="19582" table:style-name="ce33">
            <text:p>19,582</text:p>
          </table:table-cell>
          <table:table-cell office:value-type="float" office:value="18884" table:style-name="ce33">
            <text:p>18,884</text:p>
          </table:table-cell>
          <table:table-cell office:value-type="float" office:value="18755" table:style-name="ce33">
            <text:p>18,755</text:p>
          </table:table-cell>
          <table:table-cell office:value-type="float" office:value="17186" table:style-name="ce34">
            <text:p>17,186</text:p>
          </table:table-cell>
          <table:table-cell office:value-type="float" office:value="80495" table:style-name="ce33">
            <text:p>80,495</text:p>
          </table:table-cell>
          <table:table-cell office:value-type="float" office:value="17037" table:style-name="ce33">
            <text:p>17,037</text:p>
          </table:table-cell>
          <table:table-cell office:value-type="float" office:value="16867" table:style-name="ce33">
            <text:p>16,867</text:p>
          </table:table-cell>
          <table:table-cell office:value-type="float" office:value="16579" table:style-name="ce33">
            <text:p>16,579</text:p>
          </table:table-cell>
          <table:table-cell office:value-type="float" office:value="15579" table:style-name="ce33">
            <text:p>15,579</text:p>
          </table:table-cell>
          <table:table-cell office:value-type="float" office:value="14433" table:style-name="ce34">
            <text:p>14,433</text:p>
          </table:table-cell>
          <table:table-cell office:value-type="float" office:value="57446" table:style-name="ce33">
            <text:p>57,446</text:p>
          </table:table-cell>
          <table:table-cell office:value-type="float" office:value="14207" table:style-name="ce33">
            <text:p>14,207</text:p>
          </table:table-cell>
          <table:table-cell office:value-type="float" office:value="13298" table:style-name="ce33">
            <text:p>13,298</text:p>
          </table:table-cell>
          <table:table-cell office:value-type="float" office:value="11159" table:style-name="ce33">
            <text:p>11,159</text:p>
          </table:table-cell>
          <table:table-cell office:value-type="float" office:value="10264" table:style-name="ce33">
            <text:p>10,264</text:p>
          </table:table-cell>
          <table:table-cell office:value-type="float" office:value="8518" table:style-name="ce34">
            <text:p>8,518</text:p>
          </table:table-cell>
          <table:table-cell office:value-type="float" office:value="30631" table:style-name="ce33">
            <text:p>30,631</text:p>
          </table:table-cell>
          <table:table-cell office:value-type="float" office:value="7241" table:style-name="ce33">
            <text:p>7,241</text:p>
          </table:table-cell>
          <table:table-cell office:value-type="float" office:value="5408" table:style-name="ce33">
            <text:p>5,408</text:p>
          </table:table-cell>
          <table:table-cell office:value-type="float" office:value="6008" table:style-name="ce33">
            <text:p>6,008</text:p>
          </table:table-cell>
          <table:table-cell office:value-type="float" office:value="6064" table:style-name="ce33">
            <text:p>6,064</text:p>
          </table:table-cell>
          <table:table-cell office:value-type="float" office:value="5910" table:style-name="ce34">
            <text:p>5,910</text:p>
          </table:table-cell>
          <table:table-cell office:value-type="float" office:value="24488" table:style-name="ce33">
            <text:p>24,488</text:p>
          </table:table-cell>
          <table:table-cell office:value-type="float" office:value="5607" table:style-name="ce33">
            <text:p>5,607</text:p>
          </table:table-cell>
          <table:table-cell office:value-type="float" office:value="5224" table:style-name="ce33">
            <text:p>5,224</text:p>
          </table:table-cell>
          <table:table-cell office:value-type="float" office:value="5188" table:style-name="ce33">
            <text:p>5,188</text:p>
          </table:table-cell>
          <table:table-cell office:value-type="float" office:value="4563" table:style-name="ce33">
            <text:p>4,563</text:p>
          </table:table-cell>
          <table:table-cell office:value-type="float" office:value="3906" table:style-name="ce34">
            <text:p>3,906</text:p>
          </table:table-cell>
          <table:table-cell office:value-type="float" office:value="15467" table:style-name="ce33">
            <text:p>15,467</text:p>
          </table:table-cell>
          <table:table-cell office:value-type="float" office:value="3867" table:style-name="ce33">
            <text:p>3,867</text:p>
          </table:table-cell>
          <table:table-cell office:value-type="float" office:value="3181" table:style-name="ce33">
            <text:p>3,181</text:p>
          </table:table-cell>
          <table:table-cell office:value-type="float" office:value="3039" table:style-name="ce33">
            <text:p>3,039</text:p>
          </table:table-cell>
          <table:table-cell office:value-type="float" office:value="2743" table:style-name="ce33">
            <text:p>2,743</text:p>
          </table:table-cell>
          <table:table-cell office:value-type="float" office:value="2637" table:style-name="ce34">
            <text:p>2,637</text:p>
          </table:table-cell>
          <table:table-cell office:value-type="float" office:value="10549" table:style-name="ce33">
            <text:p>10,549</text:p>
          </table:table-cell>
          <table:table-cell office:value-type="float" office:value="2523" table:style-name="ce33">
            <text:p>2,523</text:p>
          </table:table-cell>
          <table:table-cell office:value-type="float" office:value="2362" table:style-name="ce33">
            <text:p>2,362</text:p>
          </table:table-cell>
          <table:table-cell office:value-type="float" office:value="2193" table:style-name="ce33">
            <text:p>2,193</text:p>
          </table:table-cell>
          <table:table-cell office:value-type="float" office:value="1898" table:style-name="ce33">
            <text:p>1,898</text:p>
          </table:table-cell>
          <table:table-cell office:value-type="float" office:value="1573" table:style-name="ce34">
            <text:p>1,573</text:p>
          </table:table-cell>
          <table:table-cell office:value-type="float" office:value="4064" table:style-name="ce33">
            <text:p>4,064</text:p>
          </table:table-cell>
          <table:table-cell office:value-type="float" office:value="1350" table:style-name="ce33">
            <text:p>1,350</text:p>
          </table:table-cell>
          <table:table-cell office:value-type="float" office:value="1002" table:style-name="ce33">
            <text:p>1,002</text:p>
          </table:table-cell>
          <table:table-cell office:value-type="float" office:value="792" table:style-name="ce33">
            <text:p>792</text:p>
          </table:table-cell>
          <table:table-cell office:value-type="float" office:value="551" table:style-name="ce33">
            <text:p>551</text:p>
          </table:table-cell>
          <table:table-cell office:value-type="float" office:value="369" table:style-name="ce34">
            <text:p>369</text:p>
          </table:table-cell>
          <table:table-cell office:value-type="float" office:value="741" table:style-name="ce33">
            <text:p>741</text:p>
          </table:table-cell>
          <table:table-cell office:value-type="float" office:value="313" table:style-name="ce33">
            <text:p>313</text:p>
          </table:table-cell>
          <table:table-cell office:value-type="float" office:value="193" table:style-name="ce33">
            <text:p>193</text:p>
          </table:table-cell>
          <table:table-cell office:value-type="float" office:value="103" table:style-name="ce33">
            <text:p>103</text:p>
          </table:table-cell>
          <table:table-cell office:value-type="float" office:value="79" table:style-name="ce33">
            <text:p>79</text:p>
          </table:table-cell>
          <table:table-cell office:value-type="float" office:value="53" table:style-name="ce34">
            <text:p>53</text:p>
          </table:table-cell>
          <table:table-cell office:value-type="float" office:value="98" table:style-name="ce33">
            <text:p>9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1406610" table:style-name="ce30">
            <text:p>1,406,610</text:p>
          </table:table-cell>
          <table:table-cell office:value-type="float" office:value="67061" table:style-name="ce31">
            <text:p>67,061</text:p>
          </table:table-cell>
          <table:table-cell office:value-type="float" office:value="11667" table:style-name="ce30">
            <text:p>11,667</text:p>
          </table:table-cell>
          <table:table-cell office:value-type="float" office:value="13315" table:style-name="ce30">
            <text:p>13,315</text:p>
          </table:table-cell>
          <table:table-cell office:value-type="float" office:value="13898" table:style-name="ce30">
            <text:p>13,898</text:p>
          </table:table-cell>
          <table:table-cell office:value-type="float" office:value="13250" table:style-name="ce30">
            <text:p>13,250</text:p>
          </table:table-cell>
          <table:table-cell office:value-type="float" office:value="14931" table:style-name="ce30">
            <text:p>14,931</text:p>
          </table:table-cell>
          <table:table-cell office:value-type="float" office:value="62386" table:style-name="ce30">
            <text:p>62,386</text:p>
          </table:table-cell>
          <table:table-cell office:value-type="float" office:value="14242" table:style-name="ce30">
            <text:p>14,242</text:p>
          </table:table-cell>
          <table:table-cell office:value-type="float" office:value="11490" table:style-name="ce30">
            <text:p>11,490</text:p>
          </table:table-cell>
          <table:table-cell office:value-type="float" office:value="11438" table:style-name="ce30">
            <text:p>11,438</text:p>
          </table:table-cell>
          <table:table-cell office:value-type="float" office:value="12132" table:style-name="ce30">
            <text:p>12,132</text:p>
          </table:table-cell>
          <table:table-cell office:value-type="float" office:value="13084" table:style-name="ce31">
            <text:p>13,084</text:p>
          </table:table-cell>
          <table:table-cell office:value-type="float" office:value="66864" table:style-name="ce30">
            <text:p>66,864</text:p>
          </table:table-cell>
          <table:table-cell office:value-type="float" office:value="12722" table:style-name="ce30">
            <text:p>12,722</text:p>
          </table:table-cell>
          <table:table-cell office:value-type="float" office:value="12633" table:style-name="ce30">
            <text:p>12,633</text:p>
          </table:table-cell>
          <table:table-cell office:value-type="float" office:value="13409" table:style-name="ce30">
            <text:p>13,409</text:p>
          </table:table-cell>
          <table:table-cell office:value-type="float" office:value="13602" table:style-name="ce30">
            <text:p>13,602</text:p>
          </table:table-cell>
          <table:table-cell office:value-type="float" office:value="14498" table:style-name="ce31">
            <text:p>14,498</text:p>
          </table:table-cell>
          <table:table-cell office:value-type="float" office:value="86368" table:style-name="ce30">
            <text:p>86,368</text:p>
          </table:table-cell>
          <table:table-cell office:value-type="float" office:value="15478" table:style-name="ce30">
            <text:p>15,478</text:p>
          </table:table-cell>
          <table:table-cell office:value-type="float" office:value="18124" table:style-name="ce30">
            <text:p>18,124</text:p>
          </table:table-cell>
          <table:table-cell office:value-type="float" office:value="17501" table:style-name="ce30">
            <text:p>17,501</text:p>
          </table:table-cell>
          <table:table-cell office:value-type="float" office:value="16993" table:style-name="ce30">
            <text:p>16,993</text:p>
          </table:table-cell>
          <table:table-cell office:value-type="float" office:value="18272" table:style-name="ce31">
            <text:p>18,272</text:p>
          </table:table-cell>
          <table:table-cell office:value-type="float" office:value="97883" table:style-name="ce30">
            <text:p>97,883</text:p>
          </table:table-cell>
          <table:table-cell office:value-type="float" office:value="19766" table:style-name="ce30">
            <text:p>19,766</text:p>
          </table:table-cell>
          <table:table-cell office:value-type="float" office:value="19757" table:style-name="ce30">
            <text:p>19,757</text:p>
          </table:table-cell>
          <table:table-cell office:value-type="float" office:value="19406" table:style-name="ce30">
            <text:p>19,406</text:p>
          </table:table-cell>
          <table:table-cell office:value-type="float" office:value="19489" table:style-name="ce30">
            <text:p>19,489</text:p>
          </table:table-cell>
          <table:table-cell office:value-type="float" office:value="19465" table:style-name="ce31">
            <text:p>19,465</text:p>
          </table:table-cell>
          <table:table-cell office:value-type="float" office:value="96752" table:style-name="ce30">
            <text:p>96,752</text:p>
          </table:table-cell>
          <table:table-cell office:value-type="float" office:value="19004" table:style-name="ce30">
            <text:p>19,004</text:p>
          </table:table-cell>
          <table:table-cell office:value-type="float" office:value="19414" table:style-name="ce30">
            <text:p>19,414</text:p>
          </table:table-cell>
          <table:table-cell office:value-type="float" office:value="19715" table:style-name="ce30">
            <text:p>19,715</text:p>
          </table:table-cell>
          <table:table-cell office:value-type="float" office:value="19465" table:style-name="ce30">
            <text:p>19,465</text:p>
          </table:table-cell>
          <table:table-cell office:value-type="float" office:value="19154" table:style-name="ce31">
            <text:p>19,154</text:p>
          </table:table-cell>
          <table:table-cell office:value-type="float" office:value="108929" table:style-name="ce30">
            <text:p>108,929</text:p>
          </table:table-cell>
          <table:table-cell office:value-type="float" office:value="18809" table:style-name="ce30">
            <text:p>18,809</text:p>
          </table:table-cell>
          <table:table-cell office:value-type="float" office:value="20166" table:style-name="ce30">
            <text:p>20,166</text:p>
          </table:table-cell>
          <table:table-cell office:value-type="float" office:value="22670" table:style-name="ce30">
            <text:p>22,670</text:p>
          </table:table-cell>
          <table:table-cell office:value-type="float" office:value="22695" table:style-name="ce30">
            <text:p>22,695</text:p>
          </table:table-cell>
          <table:table-cell office:value-type="float" office:value="24589" table:style-name="ce31">
            <text:p>24,589</text:p>
          </table:table-cell>
          <table:table-cell office:value-type="float" office:value="126026" table:style-name="ce30">
            <text:p>126,026</text:p>
          </table:table-cell>
          <table:table-cell office:value-type="float" office:value="25475" table:style-name="ce30">
            <text:p>25,475</text:p>
          </table:table-cell>
          <table:table-cell office:value-type="float" office:value="25518" table:style-name="ce30">
            <text:p>25,518</text:p>
          </table:table-cell>
          <table:table-cell office:value-type="float" office:value="25904" table:style-name="ce30">
            <text:p>25,904</text:p>
          </table:table-cell>
          <table:table-cell office:value-type="float" office:value="25111" table:style-name="ce30">
            <text:p>25,111</text:p>
          </table:table-cell>
          <table:table-cell office:value-type="float" office:value="24018" table:style-name="ce31">
            <text:p>24,018</text:p>
          </table:table-cell>
          <table:table-cell office:value-type="float" office:value="113261" table:style-name="ce30">
            <text:p>113,261</text:p>
          </table:table-cell>
          <table:table-cell office:value-type="float" office:value="25221" table:style-name="ce30">
            <text:p>25,221</text:p>
          </table:table-cell>
          <table:table-cell office:value-type="float" office:value="23118" table:style-name="ce30">
            <text:p>23,118</text:p>
          </table:table-cell>
          <table:table-cell office:value-type="float" office:value="21642" table:style-name="ce30">
            <text:p>21,642</text:p>
          </table:table-cell>
          <table:table-cell office:value-type="float" office:value="21355" table:style-name="ce30">
            <text:p>21,355</text:p>
          </table:table-cell>
          <table:table-cell office:value-type="float" office:value="21925" table:style-name="ce31">
            <text:p>21,925</text:p>
          </table:table-cell>
          <table:table-cell office:value-type="float" office:value="112102" table:style-name="ce30">
            <text:p>112,102</text:p>
          </table:table-cell>
          <table:table-cell office:value-type="float" office:value="21969" table:style-name="ce30">
            <text:p>21,969</text:p>
          </table:table-cell>
          <table:table-cell office:value-type="float" office:value="22508" table:style-name="ce30">
            <text:p>22,508</text:p>
          </table:table-cell>
          <table:table-cell office:value-type="float" office:value="22872" table:style-name="ce30">
            <text:p>22,872</text:p>
          </table:table-cell>
          <table:table-cell office:value-type="float" office:value="22336" table:style-name="ce30">
            <text:p>22,336</text:p>
          </table:table-cell>
          <table:table-cell office:value-type="float" office:value="22417" table:style-name="ce31">
            <text:p>22,417</text:p>
          </table:table-cell>
          <table:table-cell office:value-type="float" office:value="111698" table:style-name="ce30">
            <text:p>111,698</text:p>
          </table:table-cell>
          <table:table-cell office:value-type="float" office:value="22047" table:style-name="ce30">
            <text:p>22,047</text:p>
          </table:table-cell>
          <table:table-cell office:value-type="float" office:value="22139" table:style-name="ce30">
            <text:p>22,139</text:p>
          </table:table-cell>
          <table:table-cell office:value-type="float" office:value="22773" table:style-name="ce30">
            <text:p>22,773</text:p>
          </table:table-cell>
          <table:table-cell office:value-type="float" office:value="22398" table:style-name="ce30">
            <text:p>22,398</text:p>
          </table:table-cell>
          <table:table-cell office:value-type="float" office:value="22341" table:style-name="ce31">
            <text:p>22,341</text:p>
          </table:table-cell>
          <table:table-cell office:value-type="float" office:value="102483" table:style-name="ce30">
            <text:p>102,483</text:p>
          </table:table-cell>
          <table:table-cell office:value-type="float" office:value="21833" table:style-name="ce30">
            <text:p>21,833</text:p>
          </table:table-cell>
          <table:table-cell office:value-type="float" office:value="20968" table:style-name="ce30">
            <text:p>20,968</text:p>
          </table:table-cell>
          <table:table-cell office:value-type="float" office:value="20510" table:style-name="ce30">
            <text:p>20,510</text:p>
          </table:table-cell>
          <table:table-cell office:value-type="float" office:value="20622" table:style-name="ce30">
            <text:p>20,622</text:p>
          </table:table-cell>
          <table:table-cell office:value-type="float" office:value="18550" table:style-name="ce31">
            <text:p>18,550</text:p>
          </table:table-cell>
          <table:table-cell office:value-type="float" office:value="87571" table:style-name="ce30">
            <text:p>87,571</text:p>
          </table:table-cell>
          <table:table-cell office:value-type="float" office:value="18399" table:style-name="ce30">
            <text:p>18,399</text:p>
          </table:table-cell>
          <table:table-cell office:value-type="float" office:value="18350" table:style-name="ce30">
            <text:p>18,350</text:p>
          </table:table-cell>
          <table:table-cell office:value-type="float" office:value="18121" table:style-name="ce30">
            <text:p>18,121</text:p>
          </table:table-cell>
          <table:table-cell office:value-type="float" office:value="16959" table:style-name="ce30">
            <text:p>16,959</text:p>
          </table:table-cell>
          <table:table-cell office:value-type="float" office:value="15742" table:style-name="ce31">
            <text:p>15,742</text:p>
          </table:table-cell>
          <table:table-cell office:value-type="float" office:value="63064" table:style-name="ce30">
            <text:p>63,064</text:p>
          </table:table-cell>
          <table:table-cell office:value-type="float" office:value="15658" table:style-name="ce30">
            <text:p>15,658</text:p>
          </table:table-cell>
          <table:table-cell office:value-type="float" office:value="14566" table:style-name="ce30">
            <text:p>14,566</text:p>
          </table:table-cell>
          <table:table-cell office:value-type="float" office:value="12166" table:style-name="ce30">
            <text:p>12,166</text:p>
          </table:table-cell>
          <table:table-cell office:value-type="float" office:value="11313" table:style-name="ce30">
            <text:p>11,313</text:p>
          </table:table-cell>
          <table:table-cell office:value-type="float" office:value="9361" table:style-name="ce31">
            <text:p>9,361</text:p>
          </table:table-cell>
          <table:table-cell office:value-type="float" office:value="36124" table:style-name="ce30">
            <text:p>36,124</text:p>
          </table:table-cell>
          <table:table-cell office:value-type="float" office:value="8237" table:style-name="ce30">
            <text:p>8,237</text:p>
          </table:table-cell>
          <table:table-cell office:value-type="float" office:value="6419" table:style-name="ce30">
            <text:p>6,419</text:p>
          </table:table-cell>
          <table:table-cell office:value-type="float" office:value="7081" table:style-name="ce30">
            <text:p>7,081</text:p>
          </table:table-cell>
          <table:table-cell office:value-type="float" office:value="7288" table:style-name="ce30">
            <text:p>7,288</text:p>
          </table:table-cell>
          <table:table-cell office:value-type="float" office:value="7099" table:style-name="ce31">
            <text:p>7,099</text:p>
          </table:table-cell>
          <table:table-cell office:value-type="float" office:value="31053" table:style-name="ce30">
            <text:p>31,053</text:p>
          </table:table-cell>
          <table:table-cell office:value-type="float" office:value="6863" table:style-name="ce30">
            <text:p>6,863</text:p>
          </table:table-cell>
          <table:table-cell office:value-type="float" office:value="6616" table:style-name="ce30">
            <text:p>6,616</text:p>
          </table:table-cell>
          <table:table-cell office:value-type="float" office:value="6422" table:style-name="ce30">
            <text:p>6,422</text:p>
          </table:table-cell>
          <table:table-cell office:value-type="float" office:value="5862" table:style-name="ce30">
            <text:p>5,862</text:p>
          </table:table-cell>
          <table:table-cell office:value-type="float" office:value="5290" table:style-name="ce31">
            <text:p>5,290</text:p>
          </table:table-cell>
          <table:table-cell office:value-type="float" office:value="20498" table:style-name="ce30">
            <text:p>20,498</text:p>
          </table:table-cell>
          <table:table-cell office:value-type="float" office:value="4948" table:style-name="ce30">
            <text:p>4,948</text:p>
          </table:table-cell>
          <table:table-cell office:value-type="float" office:value="4539" table:style-name="ce30">
            <text:p>4,539</text:p>
          </table:table-cell>
          <table:table-cell office:value-type="float" office:value="4023" table:style-name="ce30">
            <text:p>4,023</text:p>
          </table:table-cell>
          <table:table-cell office:value-type="float" office:value="3674" table:style-name="ce30">
            <text:p>3,674</text:p>
          </table:table-cell>
          <table:table-cell office:value-type="float" office:value="3314" table:style-name="ce31">
            <text:p>3,314</text:p>
          </table:table-cell>
          <table:table-cell office:value-type="float" office:value="11260" table:style-name="ce30">
            <text:p>11,260</text:p>
          </table:table-cell>
          <table:table-cell office:value-type="float" office:value="3001" table:style-name="ce30">
            <text:p>3,001</text:p>
          </table:table-cell>
          <table:table-cell office:value-type="float" office:value="2493" table:style-name="ce30">
            <text:p>2,493</text:p>
          </table:table-cell>
          <table:table-cell office:value-type="float" office:value="2249" table:style-name="ce30">
            <text:p>2,249</text:p>
          </table:table-cell>
          <table:table-cell office:value-type="float" office:value="1987" table:style-name="ce30">
            <text:p>1,987</text:p>
          </table:table-cell>
          <table:table-cell office:value-type="float" office:value="1530" table:style-name="ce31">
            <text:p>1,530</text:p>
          </table:table-cell>
          <table:table-cell office:value-type="float" office:value="4115" table:style-name="ce30">
            <text:p>4,115</text:p>
          </table:table-cell>
          <table:table-cell office:value-type="float" office:value="1333" table:style-name="ce30">
            <text:p>1,333</text:p>
          </table:table-cell>
          <table:table-cell office:value-type="float" office:value="1017" table:style-name="ce30">
            <text:p>1,017</text:p>
          </table:table-cell>
          <table:table-cell office:value-type="float" office:value="741" table:style-name="ce30">
            <text:p>741</text:p>
          </table:table-cell>
          <table:table-cell office:value-type="float" office:value="585" table:style-name="ce30">
            <text:p>585</text:p>
          </table:table-cell>
          <table:table-cell office:value-type="float" office:value="439" table:style-name="ce31">
            <text:p>439</text:p>
          </table:table-cell>
          <table:table-cell office:value-type="float" office:value="953" table:style-name="ce30">
            <text:p>953</text:p>
          </table:table-cell>
          <table:table-cell office:value-type="float" office:value="377" table:style-name="ce30">
            <text:p>377</text:p>
          </table:table-cell>
          <table:table-cell office:value-type="float" office:value="241" table:style-name="ce30">
            <text:p>241</text:p>
          </table:table-cell>
          <table:table-cell office:value-type="float" office:value="142" table:style-name="ce30">
            <text:p>142</text:p>
          </table:table-cell>
          <table:table-cell office:value-type="float" office:value="113" table:style-name="ce30">
            <text:p>113</text:p>
          </table:table-cell>
          <table:table-cell office:value-type="float" office:value="80" table:style-name="ce31">
            <text:p>80</text:p>
          </table:table-cell>
          <table:table-cell office:value-type="float" office:value="159" table:style-name="ce30">
            <text:p>159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1886502" table:style-name="ce33">
            <text:p>1,886,502</text:p>
          </table:table-cell>
          <table:table-cell office:value-type="float" office:value="78654" table:style-name="ce33">
            <text:p>78,654</text:p>
          </table:table-cell>
          <table:table-cell office:value-type="float" office:value="13476" table:style-name="ce33">
            <text:p>13,476</text:p>
          </table:table-cell>
          <table:table-cell office:value-type="float" office:value="15560" table:style-name="ce33">
            <text:p>15,560</text:p>
          </table:table-cell>
          <table:table-cell office:value-type="float" office:value="16396" table:style-name="ce33">
            <text:p>16,396</text:p>
          </table:table-cell>
          <table:table-cell office:value-type="float" office:value="15490" table:style-name="ce33">
            <text:p>15,490</text:p>
          </table:table-cell>
          <table:table-cell office:value-type="float" office:value="17732" table:style-name="ce33">
            <text:p>17,732</text:p>
          </table:table-cell>
          <table:table-cell office:value-type="float" office:value="74780" table:style-name="ce33">
            <text:p>74,780</text:p>
          </table:table-cell>
          <table:table-cell office:value-type="float" office:value="16614" table:style-name="ce33">
            <text:p>16,614</text:p>
          </table:table-cell>
          <table:table-cell office:value-type="float" office:value="13545" table:style-name="ce33">
            <text:p>13,545</text:p>
          </table:table-cell>
          <table:table-cell office:value-type="float" office:value="13841" table:style-name="ce33">
            <text:p>13,841</text:p>
          </table:table-cell>
          <table:table-cell office:value-type="float" office:value="15210" table:style-name="ce33">
            <text:p>15,210</text:p>
          </table:table-cell>
          <table:table-cell office:value-type="float" office:value="15570" table:style-name="ce34">
            <text:p>15,570</text:p>
          </table:table-cell>
          <table:table-cell office:value-type="float" office:value="82140" table:style-name="ce33">
            <text:p>82,140</text:p>
          </table:table-cell>
          <table:table-cell office:value-type="float" office:value="15494" table:style-name="ce33">
            <text:p>15,494</text:p>
          </table:table-cell>
          <table:table-cell office:value-type="float" office:value="15800" table:style-name="ce33">
            <text:p>15,800</text:p>
          </table:table-cell>
          <table:table-cell office:value-type="float" office:value="16280" table:style-name="ce33">
            <text:p>16,280</text:p>
          </table:table-cell>
          <table:table-cell office:value-type="float" office:value="16744" table:style-name="ce33">
            <text:p>16,744</text:p>
          </table:table-cell>
          <table:table-cell office:value-type="float" office:value="17822" table:style-name="ce34">
            <text:p>17,822</text:p>
          </table:table-cell>
          <table:table-cell office:value-type="float" office:value="107011" table:style-name="ce33">
            <text:p>107,011</text:p>
          </table:table-cell>
          <table:table-cell office:value-type="float" office:value="18687" table:style-name="ce33">
            <text:p>18,687</text:p>
          </table:table-cell>
          <table:table-cell office:value-type="float" office:value="22214" table:style-name="ce33">
            <text:p>22,214</text:p>
          </table:table-cell>
          <table:table-cell office:value-type="float" office:value="21867" table:style-name="ce33">
            <text:p>21,867</text:p>
          </table:table-cell>
          <table:table-cell office:value-type="float" office:value="21017" table:style-name="ce33">
            <text:p>21,017</text:p>
          </table:table-cell>
          <table:table-cell office:value-type="float" office:value="23226" table:style-name="ce34">
            <text:p>23,226</text:p>
          </table:table-cell>
          <table:table-cell office:value-type="float" office:value="125565" table:style-name="ce33">
            <text:p>125,565</text:p>
          </table:table-cell>
          <table:table-cell office:value-type="float" office:value="24599" table:style-name="ce33">
            <text:p>24,599</text:p>
          </table:table-cell>
          <table:table-cell office:value-type="float" office:value="24893" table:style-name="ce33">
            <text:p>24,893</text:p>
          </table:table-cell>
          <table:table-cell office:value-type="float" office:value="25100" table:style-name="ce33">
            <text:p>25,100</text:p>
          </table:table-cell>
          <table:table-cell office:value-type="float" office:value="25587" table:style-name="ce33">
            <text:p>25,587</text:p>
          </table:table-cell>
          <table:table-cell office:value-type="float" office:value="25386" table:style-name="ce34">
            <text:p>25,386</text:p>
          </table:table-cell>
          <table:table-cell office:value-type="float" office:value="128996" table:style-name="ce33">
            <text:p>128,996</text:p>
          </table:table-cell>
          <table:table-cell office:value-type="float" office:value="24918" table:style-name="ce33">
            <text:p>24,918</text:p>
          </table:table-cell>
          <table:table-cell office:value-type="float" office:value="25869" table:style-name="ce33">
            <text:p>25,869</text:p>
          </table:table-cell>
          <table:table-cell office:value-type="float" office:value="25752" table:style-name="ce33">
            <text:p>25,752</text:p>
          </table:table-cell>
          <table:table-cell office:value-type="float" office:value="26666" table:style-name="ce33">
            <text:p>26,666</text:p>
          </table:table-cell>
          <table:table-cell office:value-type="float" office:value="25791" table:style-name="ce34">
            <text:p>25,791</text:p>
          </table:table-cell>
          <table:table-cell office:value-type="float" office:value="142539" table:style-name="ce33">
            <text:p>142,539</text:p>
          </table:table-cell>
          <table:table-cell office:value-type="float" office:value="24998" table:style-name="ce33">
            <text:p>24,998</text:p>
          </table:table-cell>
          <table:table-cell office:value-type="float" office:value="26300" table:style-name="ce33">
            <text:p>26,300</text:p>
          </table:table-cell>
          <table:table-cell office:value-type="float" office:value="29499" table:style-name="ce33">
            <text:p>29,499</text:p>
          </table:table-cell>
          <table:table-cell office:value-type="float" office:value="29701" table:style-name="ce33">
            <text:p>29,701</text:p>
          </table:table-cell>
          <table:table-cell office:value-type="float" office:value="32041" table:style-name="ce34">
            <text:p>32,041</text:p>
          </table:table-cell>
          <table:table-cell office:value-type="float" office:value="163372" table:style-name="ce33">
            <text:p>163,372</text:p>
          </table:table-cell>
          <table:table-cell office:value-type="float" office:value="32718" table:style-name="ce33">
            <text:p>32,718</text:p>
          </table:table-cell>
          <table:table-cell office:value-type="float" office:value="33297" table:style-name="ce33">
            <text:p>33,297</text:p>
          </table:table-cell>
          <table:table-cell office:value-type="float" office:value="33307" table:style-name="ce33">
            <text:p>33,307</text:p>
          </table:table-cell>
          <table:table-cell office:value-type="float" office:value="32892" table:style-name="ce33">
            <text:p>32,892</text:p>
          </table:table-cell>
          <table:table-cell office:value-type="float" office:value="31158" table:style-name="ce34">
            <text:p>31,158</text:p>
          </table:table-cell>
          <table:table-cell office:value-type="float" office:value="144891" table:style-name="ce33">
            <text:p>144,891</text:p>
          </table:table-cell>
          <table:table-cell office:value-type="float" office:value="32776" table:style-name="ce33">
            <text:p>32,776</text:p>
          </table:table-cell>
          <table:table-cell office:value-type="float" office:value="30026" table:style-name="ce33">
            <text:p>30,026</text:p>
          </table:table-cell>
          <table:table-cell office:value-type="float" office:value="28069" table:style-name="ce33">
            <text:p>28,069</text:p>
          </table:table-cell>
          <table:table-cell office:value-type="float" office:value="26868" table:style-name="ce33">
            <text:p>26,868</text:p>
          </table:table-cell>
          <table:table-cell office:value-type="float" office:value="27152" table:style-name="ce34">
            <text:p>27,152</text:p>
          </table:table-cell>
          <table:table-cell office:value-type="float" office:value="143576" table:style-name="ce33">
            <text:p>143,576</text:p>
          </table:table-cell>
          <table:table-cell office:value-type="float" office:value="27502" table:style-name="ce33">
            <text:p>27,502</text:p>
          </table:table-cell>
          <table:table-cell office:value-type="float" office:value="28314" table:style-name="ce33">
            <text:p>28,314</text:p>
          </table:table-cell>
          <table:table-cell office:value-type="float" office:value="29414" table:style-name="ce33">
            <text:p>29,414</text:p>
          </table:table-cell>
          <table:table-cell office:value-type="float" office:value="29006" table:style-name="ce33">
            <text:p>29,006</text:p>
          </table:table-cell>
          <table:table-cell office:value-type="float" office:value="29340" table:style-name="ce34">
            <text:p>29,340</text:p>
          </table:table-cell>
          <table:table-cell office:value-type="float" office:value="151906" table:style-name="ce33">
            <text:p>151,906</text:p>
          </table:table-cell>
          <table:table-cell office:value-type="float" office:value="29213" table:style-name="ce33">
            <text:p>29,213</text:p>
          </table:table-cell>
          <table:table-cell office:value-type="float" office:value="29959" table:style-name="ce33">
            <text:p>29,959</text:p>
          </table:table-cell>
          <table:table-cell office:value-type="float" office:value="30647" table:style-name="ce33">
            <text:p>30,647</text:p>
          </table:table-cell>
          <table:table-cell office:value-type="float" office:value="30833" table:style-name="ce33">
            <text:p>30,833</text:p>
          </table:table-cell>
          <table:table-cell office:value-type="float" office:value="31254" table:style-name="ce34">
            <text:p>31,254</text:p>
          </table:table-cell>
          <table:table-cell office:value-type="float" office:value="149805" table:style-name="ce33">
            <text:p>149,805</text:p>
          </table:table-cell>
          <table:table-cell office:value-type="float" office:value="31700" table:style-name="ce33">
            <text:p>31,700</text:p>
          </table:table-cell>
          <table:table-cell office:value-type="float" office:value="30791" table:style-name="ce33">
            <text:p>30,791</text:p>
          </table:table-cell>
          <table:table-cell office:value-type="float" office:value="29745" table:style-name="ce33">
            <text:p>29,745</text:p>
          </table:table-cell>
          <table:table-cell office:value-type="float" office:value="29735" table:style-name="ce33">
            <text:p>29,735</text:p>
          </table:table-cell>
          <table:table-cell office:value-type="float" office:value="27834" table:style-name="ce34">
            <text:p>27,834</text:p>
          </table:table-cell>
          <table:table-cell office:value-type="float" office:value="128146" table:style-name="ce33">
            <text:p>128,146</text:p>
          </table:table-cell>
          <table:table-cell office:value-type="float" office:value="27661" table:style-name="ce33">
            <text:p>27,661</text:p>
          </table:table-cell>
          <table:table-cell office:value-type="float" office:value="27035" table:style-name="ce33">
            <text:p>27,035</text:p>
          </table:table-cell>
          <table:table-cell office:value-type="float" office:value="26301" table:style-name="ce33">
            <text:p>26,301</text:p>
          </table:table-cell>
          <table:table-cell office:value-type="float" office:value="24322" table:style-name="ce33">
            <text:p>24,322</text:p>
          </table:table-cell>
          <table:table-cell office:value-type="float" office:value="22827" table:style-name="ce34">
            <text:p>22,827</text:p>
          </table:table-cell>
          <table:table-cell office:value-type="float" office:value="95132" table:style-name="ce33">
            <text:p>95,132</text:p>
          </table:table-cell>
          <table:table-cell office:value-type="float" office:value="22963" table:style-name="ce33">
            <text:p>22,963</text:p>
          </table:table-cell>
          <table:table-cell office:value-type="float" office:value="21707" table:style-name="ce33">
            <text:p>21,707</text:p>
          </table:table-cell>
          <table:table-cell office:value-type="float" office:value="17890" table:style-name="ce33">
            <text:p>17,890</text:p>
          </table:table-cell>
          <table:table-cell office:value-type="float" office:value="17159" table:style-name="ce33">
            <text:p>17,159</text:p>
          </table:table-cell>
          <table:table-cell office:value-type="float" office:value="15413" table:style-name="ce34">
            <text:p>15,413</text:p>
          </table:table-cell>
          <table:table-cell office:value-type="float" office:value="53358" table:style-name="ce33">
            <text:p>53,358</text:p>
          </table:table-cell>
          <table:table-cell office:value-type="float" office:value="11272" table:style-name="ce33">
            <text:p>11,272</text:p>
          </table:table-cell>
          <table:table-cell office:value-type="float" office:value="9120" table:style-name="ce33">
            <text:p>9,120</text:p>
          </table:table-cell>
          <table:table-cell office:value-type="float" office:value="10552" table:style-name="ce33">
            <text:p>10,552</text:p>
          </table:table-cell>
          <table:table-cell office:value-type="float" office:value="11637" table:style-name="ce33">
            <text:p>11,637</text:p>
          </table:table-cell>
          <table:table-cell office:value-type="float" office:value="10777" table:style-name="ce34">
            <text:p>10,777</text:p>
          </table:table-cell>
          <table:table-cell office:value-type="float" office:value="49721" table:style-name="ce33">
            <text:p>49,721</text:p>
          </table:table-cell>
          <table:table-cell office:value-type="float" office:value="10516" table:style-name="ce33">
            <text:p>10,516</text:p>
          </table:table-cell>
          <table:table-cell office:value-type="float" office:value="10897" table:style-name="ce33">
            <text:p>10,897</text:p>
          </table:table-cell>
          <table:table-cell office:value-type="float" office:value="10010" table:style-name="ce33">
            <text:p>10,010</text:p>
          </table:table-cell>
          <table:table-cell office:value-type="float" office:value="9496" table:style-name="ce33">
            <text:p>9,496</text:p>
          </table:table-cell>
          <table:table-cell office:value-type="float" office:value="8802" table:style-name="ce34">
            <text:p>8,802</text:p>
          </table:table-cell>
          <table:table-cell office:value-type="float" office:value="36167" table:style-name="ce33">
            <text:p>36,167</text:p>
          </table:table-cell>
          <table:table-cell office:value-type="float" office:value="8415" table:style-name="ce33">
            <text:p>8,415</text:p>
          </table:table-cell>
          <table:table-cell office:value-type="float" office:value="7849" table:style-name="ce33">
            <text:p>7,849</text:p>
          </table:table-cell>
          <table:table-cell office:value-type="float" office:value="7677" table:style-name="ce33">
            <text:p>7,677</text:p>
          </table:table-cell>
          <table:table-cell office:value-type="float" office:value="6549" table:style-name="ce33">
            <text:p>6,549</text:p>
          </table:table-cell>
          <table:table-cell office:value-type="float" office:value="5677" table:style-name="ce34">
            <text:p>5,677</text:p>
          </table:table-cell>
          <table:table-cell office:value-type="float" office:value="21611" table:style-name="ce33">
            <text:p>21,611</text:p>
          </table:table-cell>
          <table:table-cell office:value-type="float" office:value="5644" table:style-name="ce33">
            <text:p>5,644</text:p>
          </table:table-cell>
          <table:table-cell office:value-type="float" office:value="5107" table:style-name="ce33">
            <text:p>5,107</text:p>
          </table:table-cell>
          <table:table-cell office:value-type="float" office:value="4293" table:style-name="ce33">
            <text:p>4,293</text:p>
          </table:table-cell>
          <table:table-cell office:value-type="float" office:value="3656" table:style-name="ce33">
            <text:p>3,656</text:p>
          </table:table-cell>
          <table:table-cell office:value-type="float" office:value="2911" table:style-name="ce34">
            <text:p>2,911</text:p>
          </table:table-cell>
          <table:table-cell office:value-type="float" office:value="7411" table:style-name="ce33">
            <text:p>7,411</text:p>
          </table:table-cell>
          <table:table-cell office:value-type="float" office:value="2381" table:style-name="ce33">
            <text:p>2,381</text:p>
          </table:table-cell>
          <table:table-cell office:value-type="float" office:value="1887" table:style-name="ce33">
            <text:p>1,887</text:p>
          </table:table-cell>
          <table:table-cell office:value-type="float" office:value="1361" table:style-name="ce33">
            <text:p>1,361</text:p>
          </table:table-cell>
          <table:table-cell office:value-type="float" office:value="1076" table:style-name="ce33">
            <text:p>1,076</text:p>
          </table:table-cell>
          <table:table-cell office:value-type="float" office:value="706" table:style-name="ce34">
            <text:p>706</text:p>
          </table:table-cell>
          <table:table-cell office:value-type="float" office:value="1510" table:style-name="ce33">
            <text:p>1,510</text:p>
          </table:table-cell>
          <table:table-cell office:value-type="float" office:value="592" table:style-name="ce33">
            <text:p>592</text:p>
          </table:table-cell>
          <table:table-cell office:value-type="float" office:value="409" table:style-name="ce33">
            <text:p>409</text:p>
          </table:table-cell>
          <table:table-cell office:value-type="float" office:value="250" table:style-name="ce33">
            <text:p>250</text:p>
          </table:table-cell>
          <table:table-cell office:value-type="float" office:value="144" table:style-name="ce33">
            <text:p>144</text:p>
          </table:table-cell>
          <table:table-cell office:value-type="float" office:value="115" table:style-name="ce34">
            <text:p>115</text:p>
          </table:table-cell>
          <table:table-cell office:value-type="float" office:value="211" table:style-name="ce33">
            <text:p>21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35">
            <text:p>男</text:p>
          </table:table-cell>
          <table:table-cell office:value-type="float" office:value="942629" table:style-name="ce33">
            <text:p>942,629</text:p>
          </table:table-cell>
          <table:table-cell office:value-type="float" office:value="40580" table:style-name="ce33">
            <text:p>40,580</text:p>
          </table:table-cell>
          <table:table-cell office:value-type="float" office:value="6953" table:style-name="ce45">
            <text:p>6,953</text:p>
          </table:table-cell>
          <table:table-cell office:value-type="float" office:value="8129" table:style-name="ce45">
            <text:p>8,129</text:p>
          </table:table-cell>
          <table:table-cell office:value-type="float" office:value="8497" table:style-name="ce45">
            <text:p>8,497</text:p>
          </table:table-cell>
          <table:table-cell office:value-type="float" office:value="7962" table:style-name="ce45">
            <text:p>7,962</text:p>
          </table:table-cell>
          <table:table-cell office:value-type="float" office:value="9039" table:style-name="ce45">
            <text:p>9,039</text:p>
          </table:table-cell>
          <table:table-cell office:value-type="float" office:value="39015" table:style-name="ce45">
            <text:p>39,015</text:p>
          </table:table-cell>
          <table:table-cell office:value-type="float" office:value="8750" table:style-name="ce45">
            <text:p>8,750</text:p>
          </table:table-cell>
          <table:table-cell office:value-type="float" office:value="7075" table:style-name="ce45">
            <text:p>7,075</text:p>
          </table:table-cell>
          <table:table-cell office:value-type="float" office:value="7229" table:style-name="ce45">
            <text:p>7,229</text:p>
          </table:table-cell>
          <table:table-cell office:value-type="float" office:value="7741" table:style-name="ce45">
            <text:p>7,741</text:p>
          </table:table-cell>
          <table:table-cell office:value-type="float" office:value="8220" table:style-name="ce46">
            <text:p>8,220</text:p>
          </table:table-cell>
          <table:table-cell office:value-type="float" office:value="42838" table:style-name="ce45">
            <text:p>42,838</text:p>
          </table:table-cell>
          <table:table-cell office:value-type="float" office:value="8074" table:style-name="ce45">
            <text:p>8,074</text:p>
          </table:table-cell>
          <table:table-cell office:value-type="float" office:value="8182" table:style-name="ce45">
            <text:p>8,182</text:p>
          </table:table-cell>
          <table:table-cell office:value-type="float" office:value="8531" table:style-name="ce45">
            <text:p>8,531</text:p>
          </table:table-cell>
          <table:table-cell office:value-type="float" office:value="8762" table:style-name="ce45">
            <text:p>8,762</text:p>
          </table:table-cell>
          <table:table-cell office:value-type="float" office:value="9289" table:style-name="ce46">
            <text:p>9,289</text:p>
          </table:table-cell>
          <table:table-cell office:value-type="float" office:value="55985" table:style-name="ce45">
            <text:p>55,985</text:p>
          </table:table-cell>
          <table:table-cell office:value-type="float" office:value="9686" table:style-name="ce45">
            <text:p>9,686</text:p>
          </table:table-cell>
          <table:table-cell office:value-type="float" office:value="11578" table:style-name="ce45">
            <text:p>11,578</text:p>
          </table:table-cell>
          <table:table-cell office:value-type="float" office:value="11467" table:style-name="ce45">
            <text:p>11,467</text:p>
          </table:table-cell>
          <table:table-cell office:value-type="float" office:value="10951" table:style-name="ce45">
            <text:p>10,951</text:p>
          </table:table-cell>
          <table:table-cell office:value-type="float" office:value="12303" table:style-name="ce46">
            <text:p>12,303</text:p>
          </table:table-cell>
          <table:table-cell office:value-type="float" office:value="64839" table:style-name="ce45">
            <text:p>64,839</text:p>
          </table:table-cell>
          <table:table-cell office:value-type="float" office:value="12751" table:style-name="ce45">
            <text:p>12,751</text:p>
          </table:table-cell>
          <table:table-cell office:value-type="float" office:value="12995" table:style-name="ce45">
            <text:p>12,995</text:p>
          </table:table-cell>
          <table:table-cell office:value-type="float" office:value="12916" table:style-name="ce45">
            <text:p>12,916</text:p>
          </table:table-cell>
          <table:table-cell office:value-type="float" office:value="13127" table:style-name="ce45">
            <text:p>13,127</text:p>
          </table:table-cell>
          <table:table-cell office:value-type="float" office:value="13050" table:style-name="ce46">
            <text:p>13,050</text:p>
          </table:table-cell>
          <table:table-cell office:value-type="float" office:value="66930" table:style-name="ce45">
            <text:p>66,930</text:p>
          </table:table-cell>
          <table:table-cell office:value-type="float" office:value="12936" table:style-name="ce45">
            <text:p>12,936</text:p>
          </table:table-cell>
          <table:table-cell office:value-type="float" office:value="13383" table:style-name="ce45">
            <text:p>13,383</text:p>
          </table:table-cell>
          <table:table-cell office:value-type="float" office:value="13333" table:style-name="ce45">
            <text:p>13,333</text:p>
          </table:table-cell>
          <table:table-cell office:value-type="float" office:value="13924" table:style-name="ce45">
            <text:p>13,924</text:p>
          </table:table-cell>
          <table:table-cell office:value-type="float" office:value="13354" table:style-name="ce46">
            <text:p>13,354</text:p>
          </table:table-cell>
          <table:table-cell office:value-type="float" office:value="72003" table:style-name="ce45">
            <text:p>72,003</text:p>
          </table:table-cell>
          <table:table-cell office:value-type="float" office:value="12804" table:style-name="ce45">
            <text:p>12,804</text:p>
          </table:table-cell>
          <table:table-cell office:value-type="float" office:value="13289" table:style-name="ce45">
            <text:p>13,289</text:p>
          </table:table-cell>
          <table:table-cell office:value-type="float" office:value="14910" table:style-name="ce45">
            <text:p>14,910</text:p>
          </table:table-cell>
          <table:table-cell office:value-type="float" office:value="14873" table:style-name="ce45">
            <text:p>14,873</text:p>
          </table:table-cell>
          <table:table-cell office:value-type="float" office:value="16127" table:style-name="ce46">
            <text:p>16,127</text:p>
          </table:table-cell>
          <table:table-cell office:value-type="float" office:value="82064" table:style-name="ce45">
            <text:p>82,064</text:p>
          </table:table-cell>
          <table:table-cell office:value-type="float" office:value="16302" table:style-name="ce45">
            <text:p>16,302</text:p>
          </table:table-cell>
          <table:table-cell office:value-type="float" office:value="16685" table:style-name="ce45">
            <text:p>16,685</text:p>
          </table:table-cell>
          <table:table-cell office:value-type="float" office:value="16610" table:style-name="ce45">
            <text:p>16,610</text:p>
          </table:table-cell>
          <table:table-cell office:value-type="float" office:value="16649" table:style-name="ce45">
            <text:p>16,649</text:p>
          </table:table-cell>
          <table:table-cell office:value-type="float" office:value="15818" table:style-name="ce46">
            <text:p>15,818</text:p>
          </table:table-cell>
          <table:table-cell office:value-type="float" office:value="71490" table:style-name="ce45">
            <text:p>71,490</text:p>
          </table:table-cell>
          <table:table-cell office:value-type="float" office:value="16382" table:style-name="ce45">
            <text:p>16,382</text:p>
          </table:table-cell>
          <table:table-cell office:value-type="float" office:value="14861" table:style-name="ce45">
            <text:p>14,861</text:p>
          </table:table-cell>
          <table:table-cell office:value-type="float" office:value="13783" table:style-name="ce45">
            <text:p>13,783</text:p>
          </table:table-cell>
          <table:table-cell office:value-type="float" office:value="13332" table:style-name="ce45">
            <text:p>13,332</text:p>
          </table:table-cell>
          <table:table-cell office:value-type="float" office:value="13132" table:style-name="ce46">
            <text:p>13,132</text:p>
          </table:table-cell>
          <table:table-cell office:value-type="float" office:value="70873" table:style-name="ce45">
            <text:p>70,873</text:p>
          </table:table-cell>
          <table:table-cell office:value-type="float" office:value="13574" table:style-name="ce45">
            <text:p>13,574</text:p>
          </table:table-cell>
          <table:table-cell office:value-type="float" office:value="13928" table:style-name="ce45">
            <text:p>13,928</text:p>
          </table:table-cell>
          <table:table-cell office:value-type="float" office:value="14479" table:style-name="ce45">
            <text:p>14,479</text:p>
          </table:table-cell>
          <table:table-cell office:value-type="float" office:value="14400" table:style-name="ce45">
            <text:p>14,400</text:p>
          </table:table-cell>
          <table:table-cell office:value-type="float" office:value="14492" table:style-name="ce46">
            <text:p>14,492</text:p>
          </table:table-cell>
          <table:table-cell office:value-type="float" office:value="75508" table:style-name="ce45">
            <text:p>75,508</text:p>
          </table:table-cell>
          <table:table-cell office:value-type="float" office:value="14484" table:style-name="ce45">
            <text:p>14,484</text:p>
          </table:table-cell>
          <table:table-cell office:value-type="float" office:value="14891" table:style-name="ce45">
            <text:p>14,891</text:p>
          </table:table-cell>
          <table:table-cell office:value-type="float" office:value="15216" table:style-name="ce45">
            <text:p>15,216</text:p>
          </table:table-cell>
          <table:table-cell office:value-type="float" office:value="15361" table:style-name="ce45">
            <text:p>15,361</text:p>
          </table:table-cell>
          <table:table-cell office:value-type="float" office:value="15556" table:style-name="ce46">
            <text:p>15,556</text:p>
          </table:table-cell>
          <table:table-cell office:value-type="float" office:value="74996" table:style-name="ce45">
            <text:p>74,996</text:p>
          </table:table-cell>
          <table:table-cell office:value-type="float" office:value="15947" table:style-name="ce45">
            <text:p>15,947</text:p>
          </table:table-cell>
          <table:table-cell office:value-type="float" office:value="15263" table:style-name="ce45">
            <text:p>15,263</text:p>
          </table:table-cell>
          <table:table-cell office:value-type="float" office:value="14837" table:style-name="ce45">
            <text:p>14,837</text:p>
          </table:table-cell>
          <table:table-cell office:value-type="float" office:value="14875" table:style-name="ce45">
            <text:p>14,875</text:p>
          </table:table-cell>
          <table:table-cell office:value-type="float" office:value="14074" table:style-name="ce46">
            <text:p>14,074</text:p>
          </table:table-cell>
          <table:table-cell office:value-type="float" office:value="63998" table:style-name="ce45">
            <text:p>63,998</text:p>
          </table:table-cell>
          <table:table-cell office:value-type="float" office:value="13915" table:style-name="ce45">
            <text:p>13,915</text:p>
          </table:table-cell>
          <table:table-cell office:value-type="float" office:value="13508" table:style-name="ce45">
            <text:p>13,508</text:p>
          </table:table-cell>
          <table:table-cell office:value-type="float" office:value="13075" table:style-name="ce45">
            <text:p>13,075</text:p>
          </table:table-cell>
          <table:table-cell office:value-type="float" office:value="12094" table:style-name="ce45">
            <text:p>12,094</text:p>
          </table:table-cell>
          <table:table-cell office:value-type="float" office:value="11406" table:style-name="ce46">
            <text:p>11,406</text:p>
          </table:table-cell>
          <table:table-cell office:value-type="float" office:value="46454" table:style-name="ce45">
            <text:p>46,454</text:p>
          </table:table-cell>
          <table:table-cell office:value-type="float" office:value="11276" table:style-name="ce45">
            <text:p>11,276</text:p>
          </table:table-cell>
          <table:table-cell office:value-type="float" office:value="10745" table:style-name="ce45">
            <text:p>10,745</text:p>
          </table:table-cell>
          <table:table-cell office:value-type="float" office:value="8725" table:style-name="ce45">
            <text:p>8,725</text:p>
          </table:table-cell>
          <table:table-cell office:value-type="float" office:value="8262" table:style-name="ce45">
            <text:p>8,262</text:p>
          </table:table-cell>
          <table:table-cell office:value-type="float" office:value="7446" table:style-name="ce46">
            <text:p>7,446</text:p>
          </table:table-cell>
          <table:table-cell office:value-type="float" office:value="24857" table:style-name="ce45">
            <text:p>24,857</text:p>
          </table:table-cell>
          <table:table-cell office:value-type="float" office:value="5360" table:style-name="ce45">
            <text:p>5,360</text:p>
          </table:table-cell>
          <table:table-cell office:value-type="float" office:value="4236" table:style-name="ce45">
            <text:p>4,236</text:p>
          </table:table-cell>
          <table:table-cell office:value-type="float" office:value="4897" table:style-name="ce45">
            <text:p>4,897</text:p>
          </table:table-cell>
          <table:table-cell office:value-type="float" office:value="5361" table:style-name="ce45">
            <text:p>5,361</text:p>
          </table:table-cell>
          <table:table-cell office:value-type="float" office:value="5003" table:style-name="ce46">
            <text:p>5,003</text:p>
          </table:table-cell>
          <table:table-cell office:value-type="float" office:value="21925" table:style-name="ce45">
            <text:p>21,925</text:p>
          </table:table-cell>
          <table:table-cell office:value-type="float" office:value="4727" table:style-name="ce45">
            <text:p>4,727</text:p>
          </table:table-cell>
          <table:table-cell office:value-type="float" office:value="4850" table:style-name="ce45">
            <text:p>4,850</text:p>
          </table:table-cell>
          <table:table-cell office:value-type="float" office:value="4438" table:style-name="ce45">
            <text:p>4,438</text:p>
          </table:table-cell>
          <table:table-cell office:value-type="float" office:value="4129" table:style-name="ce45">
            <text:p>4,129</text:p>
          </table:table-cell>
          <table:table-cell office:value-type="float" office:value="3781" table:style-name="ce46">
            <text:p>3,781</text:p>
          </table:table-cell>
          <table:table-cell office:value-type="float" office:value="15358" table:style-name="ce45">
            <text:p>15,358</text:p>
          </table:table-cell>
          <table:table-cell office:value-type="float" office:value="3643" table:style-name="ce45">
            <text:p>3,643</text:p>
          </table:table-cell>
          <table:table-cell office:value-type="float" office:value="3330" table:style-name="ce45">
            <text:p>3,330</text:p>
          </table:table-cell>
          <table:table-cell office:value-type="float" office:value="3194" table:style-name="ce45">
            <text:p>3,194</text:p>
          </table:table-cell>
          <table:table-cell office:value-type="float" office:value="2735" table:style-name="ce45">
            <text:p>2,735</text:p>
          </table:table-cell>
          <table:table-cell office:value-type="float" office:value="2456" table:style-name="ce46">
            <text:p>2,456</text:p>
          </table:table-cell>
          <table:table-cell office:value-type="float" office:value="9249" table:style-name="ce45">
            <text:p>9,249</text:p>
          </table:table-cell>
          <table:table-cell office:value-type="float" office:value="2365" table:style-name="ce45">
            <text:p>2,365</text:p>
          </table:table-cell>
          <table:table-cell office:value-type="float" office:value="2127" table:style-name="ce45">
            <text:p>2,127</text:p>
          </table:table-cell>
          <table:table-cell office:value-type="float" office:value="1916" table:style-name="ce45">
            <text:p>1,916</text:p>
          </table:table-cell>
          <table:table-cell office:value-type="float" office:value="1601" table:style-name="ce45">
            <text:p>1,601</text:p>
          </table:table-cell>
          <table:table-cell office:value-type="float" office:value="1240" table:style-name="ce46">
            <text:p>1,240</text:p>
          </table:table-cell>
          <table:table-cell office:value-type="float" office:value="3054" table:style-name="ce45">
            <text:p>3,054</text:p>
          </table:table-cell>
          <table:table-cell office:value-type="float" office:value="1042" table:style-name="ce45">
            <text:p>1,042</text:p>
          </table:table-cell>
          <table:table-cell office:value-type="float" office:value="796" table:style-name="ce45">
            <text:p>796</text:p>
          </table:table-cell>
          <table:table-cell office:value-type="float" office:value="542" table:style-name="ce45">
            <text:p>542</text:p>
          </table:table-cell>
          <table:table-cell office:value-type="float" office:value="414" table:style-name="ce45">
            <text:p>414</text:p>
          </table:table-cell>
          <table:table-cell office:value-type="float" office:value="260" table:style-name="ce46">
            <text:p>260</text:p>
          </table:table-cell>
          <table:table-cell office:value-type="float" office:value="534" table:style-name="ce45">
            <text:p>534</text:p>
          </table:table-cell>
          <table:table-cell office:value-type="float" office:value="203" table:style-name="ce45">
            <text:p>203</text:p>
          </table:table-cell>
          <table:table-cell office:value-type="float" office:value="151" table:style-name="ce45">
            <text:p>151</text:p>
          </table:table-cell>
          <table:table-cell office:value-type="float" office:value="85" table:style-name="ce45">
            <text:p>85</text:p>
          </table:table-cell>
          <table:table-cell office:value-type="float" office:value="52" table:style-name="ce45">
            <text:p>52</text:p>
          </table:table-cell>
          <table:table-cell office:value-type="float" office:value="43" table:style-name="ce46">
            <text:p>43</text:p>
          </table:table-cell>
          <table:table-cell office:value-type="float" office:value="79" table:style-name="ce45">
            <text:p>7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32">
            <text:p>女</text:p>
          </table:table-cell>
          <table:table-cell office:value-type="float" office:value="943873" table:style-name="ce30">
            <text:p>943,873</text:p>
          </table:table-cell>
          <table:table-cell office:value-type="float" office:value="38074" table:style-name="ce31">
            <text:p>38,074</text:p>
          </table:table-cell>
          <table:table-cell office:value-type="float" office:value="6523" table:style-name="ce43">
            <text:p>6,523</text:p>
          </table:table-cell>
          <table:table-cell office:value-type="float" office:value="7431" table:style-name="ce43">
            <text:p>7,431</text:p>
          </table:table-cell>
          <table:table-cell office:value-type="float" office:value="7899" table:style-name="ce43">
            <text:p>7,899</text:p>
          </table:table-cell>
          <table:table-cell office:value-type="float" office:value="7528" table:style-name="ce43">
            <text:p>7,528</text:p>
          </table:table-cell>
          <table:table-cell office:value-type="float" office:value="8693" table:style-name="ce43">
            <text:p>8,693</text:p>
          </table:table-cell>
          <table:table-cell office:value-type="float" office:value="35765" table:style-name="ce43">
            <text:p>35,765</text:p>
          </table:table-cell>
          <table:table-cell office:value-type="float" office:value="7864" table:style-name="ce43">
            <text:p>7,864</text:p>
          </table:table-cell>
          <table:table-cell office:value-type="float" office:value="6470" table:style-name="ce43">
            <text:p>6,470</text:p>
          </table:table-cell>
          <table:table-cell office:value-type="float" office:value="6612" table:style-name="ce43">
            <text:p>6,612</text:p>
          </table:table-cell>
          <table:table-cell office:value-type="float" office:value="7469" table:style-name="ce43">
            <text:p>7,469</text:p>
          </table:table-cell>
          <table:table-cell office:value-type="float" office:value="7350" table:style-name="ce44">
            <text:p>7,350</text:p>
          </table:table-cell>
          <table:table-cell office:value-type="float" office:value="39302" table:style-name="ce43">
            <text:p>39,302</text:p>
          </table:table-cell>
          <table:table-cell office:value-type="float" office:value="7420" table:style-name="ce43">
            <text:p>7,420</text:p>
          </table:table-cell>
          <table:table-cell office:value-type="float" office:value="7618" table:style-name="ce43">
            <text:p>7,618</text:p>
          </table:table-cell>
          <table:table-cell office:value-type="float" office:value="7749" table:style-name="ce43">
            <text:p>7,749</text:p>
          </table:table-cell>
          <table:table-cell office:value-type="float" office:value="7982" table:style-name="ce43">
            <text:p>7,982</text:p>
          </table:table-cell>
          <table:table-cell office:value-type="float" office:value="8533" table:style-name="ce44">
            <text:p>8,533</text:p>
          </table:table-cell>
          <table:table-cell office:value-type="float" office:value="51026" table:style-name="ce43">
            <text:p>51,026</text:p>
          </table:table-cell>
          <table:table-cell office:value-type="float" office:value="9001" table:style-name="ce43">
            <text:p>9,001</text:p>
          </table:table-cell>
          <table:table-cell office:value-type="float" office:value="10636" table:style-name="ce43">
            <text:p>10,636</text:p>
          </table:table-cell>
          <table:table-cell office:value-type="float" office:value="10400" table:style-name="ce43">
            <text:p>10,400</text:p>
          </table:table-cell>
          <table:table-cell office:value-type="float" office:value="10066" table:style-name="ce43">
            <text:p>10,066</text:p>
          </table:table-cell>
          <table:table-cell office:value-type="float" office:value="10923" table:style-name="ce44">
            <text:p>10,923</text:p>
          </table:table-cell>
          <table:table-cell office:value-type="float" office:value="60726" table:style-name="ce43">
            <text:p>60,726</text:p>
          </table:table-cell>
          <table:table-cell office:value-type="float" office:value="11848" table:style-name="ce43">
            <text:p>11,848</text:p>
          </table:table-cell>
          <table:table-cell office:value-type="float" office:value="11898" table:style-name="ce43">
            <text:p>11,898</text:p>
          </table:table-cell>
          <table:table-cell office:value-type="float" office:value="12184" table:style-name="ce43">
            <text:p>12,184</text:p>
          </table:table-cell>
          <table:table-cell office:value-type="float" office:value="12460" table:style-name="ce43">
            <text:p>12,460</text:p>
          </table:table-cell>
          <table:table-cell office:value-type="float" office:value="12336" table:style-name="ce44">
            <text:p>12,336</text:p>
          </table:table-cell>
          <table:table-cell office:value-type="float" office:value="62066" table:style-name="ce43">
            <text:p>62,066</text:p>
          </table:table-cell>
          <table:table-cell office:value-type="float" office:value="11982" table:style-name="ce43">
            <text:p>11,982</text:p>
          </table:table-cell>
          <table:table-cell office:value-type="float" office:value="12486" table:style-name="ce43">
            <text:p>12,486</text:p>
          </table:table-cell>
          <table:table-cell office:value-type="float" office:value="12419" table:style-name="ce43">
            <text:p>12,419</text:p>
          </table:table-cell>
          <table:table-cell office:value-type="float" office:value="12742" table:style-name="ce43">
            <text:p>12,742</text:p>
          </table:table-cell>
          <table:table-cell office:value-type="float" office:value="12437" table:style-name="ce44">
            <text:p>12,437</text:p>
          </table:table-cell>
          <table:table-cell office:value-type="float" office:value="70536" table:style-name="ce43">
            <text:p>70,536</text:p>
          </table:table-cell>
          <table:table-cell office:value-type="float" office:value="12194" table:style-name="ce43">
            <text:p>12,194</text:p>
          </table:table-cell>
          <table:table-cell office:value-type="float" office:value="13011" table:style-name="ce43">
            <text:p>13,011</text:p>
          </table:table-cell>
          <table:table-cell office:value-type="float" office:value="14589" table:style-name="ce43">
            <text:p>14,589</text:p>
          </table:table-cell>
          <table:table-cell office:value-type="float" office:value="14828" table:style-name="ce43">
            <text:p>14,828</text:p>
          </table:table-cell>
          <table:table-cell office:value-type="float" office:value="15914" table:style-name="ce44">
            <text:p>15,914</text:p>
          </table:table-cell>
          <table:table-cell office:value-type="float" office:value="81308" table:style-name="ce43">
            <text:p>81,308</text:p>
          </table:table-cell>
          <table:table-cell office:value-type="float" office:value="16416" table:style-name="ce43">
            <text:p>16,416</text:p>
          </table:table-cell>
          <table:table-cell office:value-type="float" office:value="16612" table:style-name="ce43">
            <text:p>16,612</text:p>
          </table:table-cell>
          <table:table-cell office:value-type="float" office:value="16697" table:style-name="ce43">
            <text:p>16,697</text:p>
          </table:table-cell>
          <table:table-cell office:value-type="float" office:value="16243" table:style-name="ce43">
            <text:p>16,243</text:p>
          </table:table-cell>
          <table:table-cell office:value-type="float" office:value="15340" table:style-name="ce44">
            <text:p>15,340</text:p>
          </table:table-cell>
          <table:table-cell office:value-type="float" office:value="73401" table:style-name="ce43">
            <text:p>73,401</text:p>
          </table:table-cell>
          <table:table-cell office:value-type="float" office:value="16394" table:style-name="ce43">
            <text:p>16,394</text:p>
          </table:table-cell>
          <table:table-cell office:value-type="float" office:value="15165" table:style-name="ce43">
            <text:p>15,165</text:p>
          </table:table-cell>
          <table:table-cell office:value-type="float" office:value="14286" table:style-name="ce43">
            <text:p>14,286</text:p>
          </table:table-cell>
          <table:table-cell office:value-type="float" office:value="13536" table:style-name="ce43">
            <text:p>13,536</text:p>
          </table:table-cell>
          <table:table-cell office:value-type="float" office:value="14020" table:style-name="ce44">
            <text:p>14,020</text:p>
          </table:table-cell>
          <table:table-cell office:value-type="float" office:value="72703" table:style-name="ce43">
            <text:p>72,703</text:p>
          </table:table-cell>
          <table:table-cell office:value-type="float" office:value="13928" table:style-name="ce43">
            <text:p>13,928</text:p>
          </table:table-cell>
          <table:table-cell office:value-type="float" office:value="14386" table:style-name="ce43">
            <text:p>14,386</text:p>
          </table:table-cell>
          <table:table-cell office:value-type="float" office:value="14935" table:style-name="ce43">
            <text:p>14,935</text:p>
          </table:table-cell>
          <table:table-cell office:value-type="float" office:value="14606" table:style-name="ce43">
            <text:p>14,606</text:p>
          </table:table-cell>
          <table:table-cell office:value-type="float" office:value="14848" table:style-name="ce44">
            <text:p>14,848</text:p>
          </table:table-cell>
          <table:table-cell office:value-type="float" office:value="76398" table:style-name="ce43">
            <text:p>76,398</text:p>
          </table:table-cell>
          <table:table-cell office:value-type="float" office:value="14729" table:style-name="ce43">
            <text:p>14,729</text:p>
          </table:table-cell>
          <table:table-cell office:value-type="float" office:value="15068" table:style-name="ce43">
            <text:p>15,068</text:p>
          </table:table-cell>
          <table:table-cell office:value-type="float" office:value="15431" table:style-name="ce43">
            <text:p>15,431</text:p>
          </table:table-cell>
          <table:table-cell office:value-type="float" office:value="15472" table:style-name="ce43">
            <text:p>15,472</text:p>
          </table:table-cell>
          <table:table-cell office:value-type="float" office:value="15698" table:style-name="ce44">
            <text:p>15,698</text:p>
          </table:table-cell>
          <table:table-cell office:value-type="float" office:value="74809" table:style-name="ce43">
            <text:p>74,809</text:p>
          </table:table-cell>
          <table:table-cell office:value-type="float" office:value="15753" table:style-name="ce43">
            <text:p>15,753</text:p>
          </table:table-cell>
          <table:table-cell office:value-type="float" office:value="15528" table:style-name="ce43">
            <text:p>15,528</text:p>
          </table:table-cell>
          <table:table-cell office:value-type="float" office:value="14908" table:style-name="ce43">
            <text:p>14,908</text:p>
          </table:table-cell>
          <table:table-cell office:value-type="float" office:value="14860" table:style-name="ce43">
            <text:p>14,860</text:p>
          </table:table-cell>
          <table:table-cell office:value-type="float" office:value="13760" table:style-name="ce44">
            <text:p>13,760</text:p>
          </table:table-cell>
          <table:table-cell office:value-type="float" office:value="64148" table:style-name="ce43">
            <text:p>64,148</text:p>
          </table:table-cell>
          <table:table-cell office:value-type="float" office:value="13746" table:style-name="ce43">
            <text:p>13,746</text:p>
          </table:table-cell>
          <table:table-cell office:value-type="float" office:value="13527" table:style-name="ce43">
            <text:p>13,527</text:p>
          </table:table-cell>
          <table:table-cell office:value-type="float" office:value="13226" table:style-name="ce43">
            <text:p>13,226</text:p>
          </table:table-cell>
          <table:table-cell office:value-type="float" office:value="12228" table:style-name="ce43">
            <text:p>12,228</text:p>
          </table:table-cell>
          <table:table-cell office:value-type="float" office:value="11421" table:style-name="ce44">
            <text:p>11,421</text:p>
          </table:table-cell>
          <table:table-cell office:value-type="float" office:value="48678" table:style-name="ce43">
            <text:p>48,678</text:p>
          </table:table-cell>
          <table:table-cell office:value-type="float" office:value="11687" table:style-name="ce43">
            <text:p>11,687</text:p>
          </table:table-cell>
          <table:table-cell office:value-type="float" office:value="10962" table:style-name="ce43">
            <text:p>10,962</text:p>
          </table:table-cell>
          <table:table-cell office:value-type="float" office:value="9165" table:style-name="ce43">
            <text:p>9,165</text:p>
          </table:table-cell>
          <table:table-cell office:value-type="float" office:value="8897" table:style-name="ce43">
            <text:p>8,897</text:p>
          </table:table-cell>
          <table:table-cell office:value-type="float" office:value="7967" table:style-name="ce44">
            <text:p>7,967</text:p>
          </table:table-cell>
          <table:table-cell office:value-type="float" office:value="28501" table:style-name="ce43">
            <text:p>28,501</text:p>
          </table:table-cell>
          <table:table-cell office:value-type="float" office:value="5912" table:style-name="ce43">
            <text:p>5,912</text:p>
          </table:table-cell>
          <table:table-cell office:value-type="float" office:value="4884" table:style-name="ce43">
            <text:p>4,884</text:p>
          </table:table-cell>
          <table:table-cell office:value-type="float" office:value="5655" table:style-name="ce43">
            <text:p>5,655</text:p>
          </table:table-cell>
          <table:table-cell office:value-type="float" office:value="6276" table:style-name="ce43">
            <text:p>6,276</text:p>
          </table:table-cell>
          <table:table-cell office:value-type="float" office:value="5774" table:style-name="ce44">
            <text:p>5,774</text:p>
          </table:table-cell>
          <table:table-cell office:value-type="float" office:value="27796" table:style-name="ce43">
            <text:p>27,796</text:p>
          </table:table-cell>
          <table:table-cell office:value-type="float" office:value="5789" table:style-name="ce43">
            <text:p>5,789</text:p>
          </table:table-cell>
          <table:table-cell office:value-type="float" office:value="6047" table:style-name="ce43">
            <text:p>6,047</text:p>
          </table:table-cell>
          <table:table-cell office:value-type="float" office:value="5572" table:style-name="ce43">
            <text:p>5,572</text:p>
          </table:table-cell>
          <table:table-cell office:value-type="float" office:value="5367" table:style-name="ce43">
            <text:p>5,367</text:p>
          </table:table-cell>
          <table:table-cell office:value-type="float" office:value="5021" table:style-name="ce44">
            <text:p>5,021</text:p>
          </table:table-cell>
          <table:table-cell office:value-type="float" office:value="20809" table:style-name="ce43">
            <text:p>20,809</text:p>
          </table:table-cell>
          <table:table-cell office:value-type="float" office:value="4772" table:style-name="ce43">
            <text:p>4,772</text:p>
          </table:table-cell>
          <table:table-cell office:value-type="float" office:value="4519" table:style-name="ce43">
            <text:p>4,519</text:p>
          </table:table-cell>
          <table:table-cell office:value-type="float" office:value="4483" table:style-name="ce43">
            <text:p>4,483</text:p>
          </table:table-cell>
          <table:table-cell office:value-type="float" office:value="3814" table:style-name="ce43">
            <text:p>3,814</text:p>
          </table:table-cell>
          <table:table-cell office:value-type="float" office:value="3221" table:style-name="ce44">
            <text:p>3,221</text:p>
          </table:table-cell>
          <table:table-cell office:value-type="float" office:value="12362" table:style-name="ce43">
            <text:p>12,362</text:p>
          </table:table-cell>
          <table:table-cell office:value-type="float" office:value="3279" table:style-name="ce43">
            <text:p>3,279</text:p>
          </table:table-cell>
          <table:table-cell office:value-type="float" office:value="2980" table:style-name="ce43">
            <text:p>2,980</text:p>
          </table:table-cell>
          <table:table-cell office:value-type="float" office:value="2377" table:style-name="ce43">
            <text:p>2,377</text:p>
          </table:table-cell>
          <table:table-cell office:value-type="float" office:value="2055" table:style-name="ce43">
            <text:p>2,055</text:p>
          </table:table-cell>
          <table:table-cell office:value-type="float" office:value="1671" table:style-name="ce44">
            <text:p>1,671</text:p>
          </table:table-cell>
          <table:table-cell office:value-type="float" office:value="4357" table:style-name="ce43">
            <text:p>4,357</text:p>
          </table:table-cell>
          <table:table-cell office:value-type="float" office:value="1339" table:style-name="ce43">
            <text:p>1,339</text:p>
          </table:table-cell>
          <table:table-cell office:value-type="float" office:value="1091" table:style-name="ce43">
            <text:p>1,091</text:p>
          </table:table-cell>
          <table:table-cell office:value-type="float" office:value="819" table:style-name="ce43">
            <text:p>819</text:p>
          </table:table-cell>
          <table:table-cell office:value-type="float" office:value="662" table:style-name="ce43">
            <text:p>662</text:p>
          </table:table-cell>
          <table:table-cell office:value-type="float" office:value="446" table:style-name="ce44">
            <text:p>446</text:p>
          </table:table-cell>
          <table:table-cell office:value-type="float" office:value="976" table:style-name="ce43">
            <text:p>976</text:p>
          </table:table-cell>
          <table:table-cell office:value-type="float" office:value="389" table:style-name="ce43">
            <text:p>389</text:p>
          </table:table-cell>
          <table:table-cell office:value-type="float" office:value="258" table:style-name="ce43">
            <text:p>258</text:p>
          </table:table-cell>
          <table:table-cell office:value-type="float" office:value="165" table:style-name="ce43">
            <text:p>165</text:p>
          </table:table-cell>
          <table:table-cell office:value-type="float" office:value="92" table:style-name="ce43">
            <text:p>92</text:p>
          </table:table-cell>
          <table:table-cell office:value-type="float" office:value="72" table:style-name="ce44">
            <text:p>72</text:p>
          </table:table-cell>
          <table:table-cell office:value-type="float" office:value="132" table:style-name="ce43">
            <text:p>132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5">
            <text:p>計</text:p>
          </table:table-cell>
          <table:table-cell office:value-type="float" office:value="2778023" table:style-name="ce33">
            <text:p>2,778,023</text:p>
          </table:table-cell>
          <table:table-cell office:value-type="float" office:value="112043" table:style-name="ce33">
            <text:p>112,043</text:p>
          </table:table-cell>
          <table:table-cell office:value-type="float" office:value="20277" table:style-name="ce33">
            <text:p>20,277</text:p>
          </table:table-cell>
          <table:table-cell office:value-type="float" office:value="22561" table:style-name="ce33">
            <text:p>22,561</text:p>
          </table:table-cell>
          <table:table-cell office:value-type="float" office:value="22913" table:style-name="ce33">
            <text:p>22,913</text:p>
          </table:table-cell>
          <table:table-cell office:value-type="float" office:value="21647" table:style-name="ce33">
            <text:p>21,647</text:p>
          </table:table-cell>
          <table:table-cell office:value-type="float" office:value="24645" table:style-name="ce33">
            <text:p>24,645</text:p>
          </table:table-cell>
          <table:table-cell office:value-type="float" office:value="107312" table:style-name="ce33">
            <text:p>107,312</text:p>
          </table:table-cell>
          <table:table-cell office:value-type="float" office:value="23636" table:style-name="ce33">
            <text:p>23,636</text:p>
          </table:table-cell>
          <table:table-cell office:value-type="float" office:value="19313" table:style-name="ce33">
            <text:p>19,313</text:p>
          </table:table-cell>
          <table:table-cell office:value-type="float" office:value="19997" table:style-name="ce33">
            <text:p>19,997</text:p>
          </table:table-cell>
          <table:table-cell office:value-type="float" office:value="21706" table:style-name="ce33">
            <text:p>21,706</text:p>
          </table:table-cell>
          <table:table-cell office:value-type="float" office:value="22660" table:style-name="ce42">
            <text:p>22,660</text:p>
          </table:table-cell>
          <table:table-cell office:value-type="float" office:value="121218" table:style-name="ce33">
            <text:p>121,218</text:p>
          </table:table-cell>
          <table:table-cell office:value-type="float" office:value="22702" table:style-name="ce33">
            <text:p>22,702</text:p>
          </table:table-cell>
          <table:table-cell office:value-type="float" office:value="23318" table:style-name="ce33">
            <text:p>23,318</text:p>
          </table:table-cell>
          <table:table-cell office:value-type="float" office:value="23723" table:style-name="ce33">
            <text:p>23,723</text:p>
          </table:table-cell>
          <table:table-cell office:value-type="float" office:value="24664" table:style-name="ce33">
            <text:p>24,664</text:p>
          </table:table-cell>
          <table:table-cell office:value-type="float" office:value="26811" table:style-name="ce33">
            <text:p>26,811</text:p>
          </table:table-cell>
          <table:table-cell office:value-type="float" office:value="160556" table:style-name="ce33">
            <text:p>160,556</text:p>
          </table:table-cell>
          <table:table-cell office:value-type="float" office:value="28109" table:style-name="ce33">
            <text:p>28,109</text:p>
          </table:table-cell>
          <table:table-cell office:value-type="float" office:value="33505" table:style-name="ce33">
            <text:p>33,505</text:p>
          </table:table-cell>
          <table:table-cell office:value-type="float" office:value="33336" table:style-name="ce33">
            <text:p>33,336</text:p>
          </table:table-cell>
          <table:table-cell office:value-type="float" office:value="31199" table:style-name="ce33">
            <text:p>31,199</text:p>
          </table:table-cell>
          <table:table-cell office:value-type="float" office:value="34407" table:style-name="ce33">
            <text:p>34,407</text:p>
          </table:table-cell>
          <table:table-cell office:value-type="float" office:value="186677" table:style-name="ce33">
            <text:p>186,677</text:p>
          </table:table-cell>
          <table:table-cell office:value-type="float" office:value="37123" table:style-name="ce33">
            <text:p>37,123</text:p>
          </table:table-cell>
          <table:table-cell office:value-type="float" office:value="37025" table:style-name="ce33">
            <text:p>37,025</text:p>
          </table:table-cell>
          <table:table-cell office:value-type="float" office:value="37605" table:style-name="ce33">
            <text:p>37,605</text:p>
          </table:table-cell>
          <table:table-cell office:value-type="float" office:value="37714" table:style-name="ce33">
            <text:p>37,714</text:p>
          </table:table-cell>
          <table:table-cell office:value-type="float" office:value="37210" table:style-name="ce33">
            <text:p>37,210</text:p>
          </table:table-cell>
          <table:table-cell office:value-type="float" office:value="186659" table:style-name="ce33">
            <text:p>186,659</text:p>
          </table:table-cell>
          <table:table-cell office:value-type="float" office:value="36694" table:style-name="ce33">
            <text:p>36,694</text:p>
          </table:table-cell>
          <table:table-cell office:value-type="float" office:value="37729" table:style-name="ce33">
            <text:p>37,729</text:p>
          </table:table-cell>
          <table:table-cell office:value-type="float" office:value="37462" table:style-name="ce33">
            <text:p>37,462</text:p>
          </table:table-cell>
          <table:table-cell office:value-type="float" office:value="37949" table:style-name="ce33">
            <text:p>37,949</text:p>
          </table:table-cell>
          <table:table-cell office:value-type="float" office:value="36825" table:style-name="ce33">
            <text:p>36,825</text:p>
          </table:table-cell>
          <table:table-cell office:value-type="float" office:value="202527" table:style-name="ce33">
            <text:p>202,527</text:p>
          </table:table-cell>
          <table:table-cell office:value-type="float" office:value="35014" table:style-name="ce33">
            <text:p>35,014</text:p>
          </table:table-cell>
          <table:table-cell office:value-type="float" office:value="37099" table:style-name="ce33">
            <text:p>37,099</text:p>
          </table:table-cell>
          <table:table-cell office:value-type="float" office:value="41983" table:style-name="ce33">
            <text:p>41,983</text:p>
          </table:table-cell>
          <table:table-cell office:value-type="float" office:value="42750" table:style-name="ce33">
            <text:p>42,750</text:p>
          </table:table-cell>
          <table:table-cell office:value-type="float" office:value="45681" table:style-name="ce33">
            <text:p>45,681</text:p>
          </table:table-cell>
          <table:table-cell office:value-type="float" office:value="239963" table:style-name="ce33">
            <text:p>239,963</text:p>
          </table:table-cell>
          <table:table-cell office:value-type="float" office:value="47214" table:style-name="ce33">
            <text:p>47,214</text:p>
          </table:table-cell>
          <table:table-cell office:value-type="float" office:value="47897" table:style-name="ce33">
            <text:p>47,897</text:p>
          </table:table-cell>
          <table:table-cell office:value-type="float" office:value="48970" table:style-name="ce33">
            <text:p>48,970</text:p>
          </table:table-cell>
          <table:table-cell office:value-type="float" office:value="48965" table:style-name="ce33">
            <text:p>48,965</text:p>
          </table:table-cell>
          <table:table-cell office:value-type="float" office:value="46917" table:style-name="ce33">
            <text:p>46,917</text:p>
          </table:table-cell>
          <table:table-cell office:value-type="float" office:value="227018" table:style-name="ce33">
            <text:p>227,018</text:p>
          </table:table-cell>
          <table:table-cell office:value-type="float" office:value="50201" table:style-name="ce33">
            <text:p>50,201</text:p>
          </table:table-cell>
          <table:table-cell office:value-type="float" office:value="46371" table:style-name="ce33">
            <text:p>46,371</text:p>
          </table:table-cell>
          <table:table-cell office:value-type="float" office:value="44147" table:style-name="ce33">
            <text:p>44,147</text:p>
          </table:table-cell>
          <table:table-cell office:value-type="float" office:value="42965" table:style-name="ce33">
            <text:p>42,965</text:p>
          </table:table-cell>
          <table:table-cell office:value-type="float" office:value="43334" table:style-name="ce33">
            <text:p>43,334</text:p>
          </table:table-cell>
          <table:table-cell office:value-type="float" office:value="221250" table:style-name="ce33">
            <text:p>221,250</text:p>
          </table:table-cell>
          <table:table-cell office:value-type="float" office:value="43436" table:style-name="ce33">
            <text:p>43,436</text:p>
          </table:table-cell>
          <table:table-cell office:value-type="float" office:value="44763" table:style-name="ce33">
            <text:p>44,763</text:p>
          </table:table-cell>
          <table:table-cell office:value-type="float" office:value="44709" table:style-name="ce33">
            <text:p>44,709</text:p>
          </table:table-cell>
          <table:table-cell office:value-type="float" office:value="44617" table:style-name="ce33">
            <text:p>44,617</text:p>
          </table:table-cell>
          <table:table-cell office:value-type="float" office:value="43725" table:style-name="ce33">
            <text:p>43,725</text:p>
          </table:table-cell>
          <table:table-cell office:value-type="float" office:value="219385" table:style-name="ce33">
            <text:p>219,385</text:p>
          </table:table-cell>
          <table:table-cell office:value-type="float" office:value="43444" table:style-name="ce33">
            <text:p>43,444</text:p>
          </table:table-cell>
          <table:table-cell office:value-type="float" office:value="43645" table:style-name="ce33">
            <text:p>43,645</text:p>
          </table:table-cell>
          <table:table-cell office:value-type="float" office:value="44031" table:style-name="ce33">
            <text:p>44,031</text:p>
          </table:table-cell>
          <table:table-cell office:value-type="float" office:value="44064" table:style-name="ce33">
            <text:p>44,064</text:p>
          </table:table-cell>
          <table:table-cell office:value-type="float" office:value="44201" table:style-name="ce33">
            <text:p>44,201</text:p>
          </table:table-cell>
          <table:table-cell office:value-type="float" office:value="213801" table:style-name="ce33">
            <text:p>213,801</text:p>
          </table:table-cell>
          <table:table-cell office:value-type="float" office:value="44554" table:style-name="ce33">
            <text:p>44,554</text:p>
          </table:table-cell>
          <table:table-cell office:value-type="float" office:value="43292" table:style-name="ce33">
            <text:p>43,292</text:p>
          </table:table-cell>
          <table:table-cell office:value-type="float" office:value="42515" table:style-name="ce33">
            <text:p>42,515</text:p>
          </table:table-cell>
          <table:table-cell office:value-type="float" office:value="42645" table:style-name="ce33">
            <text:p>42,645</text:p>
          </table:table-cell>
          <table:table-cell office:value-type="float" office:value="40795" table:style-name="ce33">
            <text:p>40,795</text:p>
          </table:table-cell>
          <table:table-cell office:value-type="float" office:value="195955" table:style-name="ce33">
            <text:p>195,955</text:p>
          </table:table-cell>
          <table:table-cell office:value-type="float" office:value="40262" table:style-name="ce33">
            <text:p>40,262</text:p>
          </table:table-cell>
          <table:table-cell office:value-type="float" office:value="41253" table:style-name="ce33">
            <text:p>41,253</text:p>
          </table:table-cell>
          <table:table-cell office:value-type="float" office:value="40128" table:style-name="ce33">
            <text:p>40,128</text:p>
          </table:table-cell>
          <table:table-cell office:value-type="float" office:value="38211" table:style-name="ce33">
            <text:p>38,211</text:p>
          </table:table-cell>
          <table:table-cell office:value-type="float" office:value="36101" table:style-name="ce33">
            <text:p>36,101</text:p>
          </table:table-cell>
          <table:table-cell office:value-type="float" office:value="152371" table:style-name="ce33">
            <text:p>152,371</text:p>
          </table:table-cell>
          <table:table-cell office:value-type="float" office:value="36994" table:style-name="ce33">
            <text:p>36,994</text:p>
          </table:table-cell>
          <table:table-cell office:value-type="float" office:value="34967" table:style-name="ce33">
            <text:p>34,967</text:p>
          </table:table-cell>
          <table:table-cell office:value-type="float" office:value="29175" table:style-name="ce33">
            <text:p>29,175</text:p>
          </table:table-cell>
          <table:table-cell office:value-type="float" office:value="27310" table:style-name="ce33">
            <text:p>27,310</text:p>
          </table:table-cell>
          <table:table-cell office:value-type="float" office:value="23925" table:style-name="ce33">
            <text:p>23,925</text:p>
          </table:table-cell>
          <table:table-cell office:value-type="float" office:value="83369" table:style-name="ce33">
            <text:p>83,369</text:p>
          </table:table-cell>
          <table:table-cell office:value-type="float" office:value="18617" table:style-name="ce33">
            <text:p>18,617</text:p>
          </table:table-cell>
          <table:table-cell office:value-type="float" office:value="14546" table:style-name="ce33">
            <text:p>14,546</text:p>
          </table:table-cell>
          <table:table-cell office:value-type="float" office:value="16800" table:style-name="ce33">
            <text:p>16,800</text:p>
          </table:table-cell>
          <table:table-cell office:value-type="float" office:value="17368" table:style-name="ce33">
            <text:p>17,368</text:p>
          </table:table-cell>
          <table:table-cell office:value-type="float" office:value="16038" table:style-name="ce33">
            <text:p>16,038</text:p>
          </table:table-cell>
          <table:table-cell office:value-type="float" office:value="68740" table:style-name="ce33">
            <text:p>68,740</text:p>
          </table:table-cell>
          <table:table-cell office:value-type="float" office:value="15438" table:style-name="ce33">
            <text:p>15,438</text:p>
          </table:table-cell>
          <table:table-cell office:value-type="float" office:value="15206" table:style-name="ce33">
            <text:p>15,206</text:p>
          </table:table-cell>
          <table:table-cell office:value-type="float" office:value="13886" table:style-name="ce33">
            <text:p>13,886</text:p>
          </table:table-cell>
          <table:table-cell office:value-type="float" office:value="12610" table:style-name="ce33">
            <text:p>12,610</text:p>
          </table:table-cell>
          <table:table-cell office:value-type="float" office:value="11600" table:style-name="ce33">
            <text:p>11,600</text:p>
          </table:table-cell>
          <table:table-cell office:value-type="float" office:value="42535" table:style-name="ce33">
            <text:p>42,535</text:p>
          </table:table-cell>
          <table:table-cell office:value-type="float" office:value="10266" table:style-name="ce33">
            <text:p>10,266</text:p>
          </table:table-cell>
          <table:table-cell office:value-type="float" office:value="9285" table:style-name="ce33">
            <text:p>9,285</text:p>
          </table:table-cell>
          <table:table-cell office:value-type="float" office:value="8666" table:style-name="ce33">
            <text:p>8,666</text:p>
          </table:table-cell>
          <table:table-cell office:value-type="float" office:value="7507" table:style-name="ce33">
            <text:p>7,507</text:p>
          </table:table-cell>
          <table:table-cell office:value-type="float" office:value="6811" table:style-name="ce33">
            <text:p>6,811</text:p>
          </table:table-cell>
          <table:table-cell office:value-type="float" office:value="25285" table:style-name="ce33">
            <text:p>25,285</text:p>
          </table:table-cell>
          <table:table-cell office:value-type="float" office:value="6328" table:style-name="ce33">
            <text:p>6,328</text:p>
          </table:table-cell>
          <table:table-cell office:value-type="float" office:value="5885" table:style-name="ce33">
            <text:p>5,885</text:p>
          </table:table-cell>
          <table:table-cell office:value-type="float" office:value="5079" table:style-name="ce33">
            <text:p>5,079</text:p>
          </table:table-cell>
          <table:table-cell office:value-type="float" office:value="4374" table:style-name="ce33">
            <text:p>4,374</text:p>
          </table:table-cell>
          <table:table-cell office:value-type="float" office:value="3619" table:style-name="ce33">
            <text:p>3,619</text:p>
          </table:table-cell>
          <table:table-cell office:value-type="float" office:value="9308" table:style-name="ce33">
            <text:p>9,308</text:p>
          </table:table-cell>
          <table:table-cell office:value-type="float" office:value="2875" table:style-name="ce33">
            <text:p>2,875</text:p>
          </table:table-cell>
          <table:table-cell office:value-type="float" office:value="2457" table:style-name="ce33">
            <text:p>2,457</text:p>
          </table:table-cell>
          <table:table-cell office:value-type="float" office:value="1736" table:style-name="ce33">
            <text:p>1,736</text:p>
          </table:table-cell>
          <table:table-cell office:value-type="float" office:value="1301" table:style-name="ce33">
            <text:p>1,301</text:p>
          </table:table-cell>
          <table:table-cell office:value-type="float" office:value="939" table:style-name="ce33">
            <text:p>939</text:p>
          </table:table-cell>
          <table:table-cell office:value-type="float" office:value="1824" table:style-name="ce33">
            <text:p>1,824</text:p>
          </table:table-cell>
          <table:table-cell office:value-type="float" office:value="682" table:style-name="ce33">
            <text:p>682</text:p>
          </table:table-cell>
          <table:table-cell office:value-type="float" office:value="495" table:style-name="ce33">
            <text:p>495</text:p>
          </table:table-cell>
          <table:table-cell office:value-type="float" office:value="310" table:style-name="ce33">
            <text:p>310</text:p>
          </table:table-cell>
          <table:table-cell office:value-type="float" office:value="210" table:style-name="ce33">
            <text:p>210</text:p>
          </table:table-cell>
          <table:table-cell office:value-type="float" office:value="127" table:style-name="ce33">
            <text:p>127</text:p>
          </table:table-cell>
          <table:table-cell office:value-type="float" office:value="227" table:style-name="ce33">
            <text:p>227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高雄市</text:p>
          </table:table-cell>
          <table:table-cell office:value-type="string" table:style-name="ce35">
            <text:p>男</text:p>
          </table:table-cell>
          <table:table-cell office:value-type="float" office:value="1377216" table:style-name="ce33">
            <text:p>1,377,216</text:p>
          </table:table-cell>
          <table:table-cell office:value-type="float" office:value="57885" table:style-name="ce33">
            <text:p>57,885</text:p>
          </table:table-cell>
          <table:table-cell office:value-type="float" office:value="10427" table:style-name="ce33">
            <text:p>10,427</text:p>
          </table:table-cell>
          <table:table-cell office:value-type="float" office:value="11778" table:style-name="ce33">
            <text:p>11,778</text:p>
          </table:table-cell>
          <table:table-cell office:value-type="float" office:value="11940" table:style-name="ce33">
            <text:p>11,940</text:p>
          </table:table-cell>
          <table:table-cell office:value-type="float" office:value="11170" table:style-name="ce33">
            <text:p>11,170</text:p>
          </table:table-cell>
          <table:table-cell office:value-type="float" office:value="12570" table:style-name="ce33">
            <text:p>12,570</text:p>
          </table:table-cell>
          <table:table-cell office:value-type="float" office:value="55738" table:style-name="ce33">
            <text:p>55,738</text:p>
          </table:table-cell>
          <table:table-cell office:value-type="float" office:value="12342" table:style-name="ce33">
            <text:p>12,342</text:p>
          </table:table-cell>
          <table:table-cell office:value-type="float" office:value="10010" table:style-name="ce33">
            <text:p>10,010</text:p>
          </table:table-cell>
          <table:table-cell office:value-type="float" office:value="10310" table:style-name="ce33">
            <text:p>10,310</text:p>
          </table:table-cell>
          <table:table-cell office:value-type="float" office:value="11147" table:style-name="ce33">
            <text:p>11,147</text:p>
          </table:table-cell>
          <table:table-cell office:value-type="float" office:value="11929" table:style-name="ce34">
            <text:p>11,929</text:p>
          </table:table-cell>
          <table:table-cell office:value-type="float" office:value="63187" table:style-name="ce33">
            <text:p>63,187</text:p>
          </table:table-cell>
          <table:table-cell office:value-type="float" office:value="11797" table:style-name="ce33">
            <text:p>11,797</text:p>
          </table:table-cell>
          <table:table-cell office:value-type="float" office:value="12186" table:style-name="ce33">
            <text:p>12,186</text:p>
          </table:table-cell>
          <table:table-cell office:value-type="float" office:value="12330" table:style-name="ce33">
            <text:p>12,330</text:p>
          </table:table-cell>
          <table:table-cell office:value-type="float" office:value="12882" table:style-name="ce33">
            <text:p>12,882</text:p>
          </table:table-cell>
          <table:table-cell office:value-type="float" office:value="13992" table:style-name="ce33">
            <text:p>13,992</text:p>
          </table:table-cell>
          <table:table-cell office:value-type="float" office:value="83129" table:style-name="ce33">
            <text:p>83,129</text:p>
          </table:table-cell>
          <table:table-cell office:value-type="float" office:value="14599" table:style-name="ce33">
            <text:p>14,599</text:p>
          </table:table-cell>
          <table:table-cell office:value-type="float" office:value="17400" table:style-name="ce33">
            <text:p>17,400</text:p>
          </table:table-cell>
          <table:table-cell office:value-type="float" office:value="17345" table:style-name="ce33">
            <text:p>17,345</text:p>
          </table:table-cell>
          <table:table-cell office:value-type="float" office:value="16011" table:style-name="ce33">
            <text:p>16,011</text:p>
          </table:table-cell>
          <table:table-cell office:value-type="float" office:value="17774" table:style-name="ce33">
            <text:p>17,774</text:p>
          </table:table-cell>
          <table:table-cell office:value-type="float" office:value="96890" table:style-name="ce33">
            <text:p>96,890</text:p>
          </table:table-cell>
          <table:table-cell office:value-type="float" office:value="19209" table:style-name="ce33">
            <text:p>19,209</text:p>
          </table:table-cell>
          <table:table-cell office:value-type="float" office:value="19201" table:style-name="ce33">
            <text:p>19,201</text:p>
          </table:table-cell>
          <table:table-cell office:value-type="float" office:value="19499" table:style-name="ce33">
            <text:p>19,499</text:p>
          </table:table-cell>
          <table:table-cell office:value-type="float" office:value="19644" table:style-name="ce33">
            <text:p>19,644</text:p>
          </table:table-cell>
          <table:table-cell office:value-type="float" office:value="19337" table:style-name="ce33">
            <text:p>19,337</text:p>
          </table:table-cell>
          <table:table-cell office:value-type="float" office:value="96885" table:style-name="ce33">
            <text:p>96,885</text:p>
          </table:table-cell>
          <table:table-cell office:value-type="float" office:value="19178" table:style-name="ce33">
            <text:p>19,178</text:p>
          </table:table-cell>
          <table:table-cell office:value-type="float" office:value="19682" table:style-name="ce33">
            <text:p>19,682</text:p>
          </table:table-cell>
          <table:table-cell office:value-type="float" office:value="19424" table:style-name="ce33">
            <text:p>19,424</text:p>
          </table:table-cell>
          <table:table-cell office:value-type="float" office:value="19603" table:style-name="ce33">
            <text:p>19,603</text:p>
          </table:table-cell>
          <table:table-cell office:value-type="float" office:value="18998" table:style-name="ce33">
            <text:p>18,998</text:p>
          </table:table-cell>
          <table:table-cell office:value-type="float" office:value="102359" table:style-name="ce33">
            <text:p>102,359</text:p>
          </table:table-cell>
          <table:table-cell office:value-type="float" office:value="17889" table:style-name="ce33">
            <text:p>17,889</text:p>
          </table:table-cell>
          <table:table-cell office:value-type="float" office:value="19093" table:style-name="ce33">
            <text:p>19,093</text:p>
          </table:table-cell>
          <table:table-cell office:value-type="float" office:value="21128" table:style-name="ce33">
            <text:p>21,128</text:p>
          </table:table-cell>
          <table:table-cell office:value-type="float" office:value="21525" table:style-name="ce33">
            <text:p>21,525</text:p>
          </table:table-cell>
          <table:table-cell office:value-type="float" office:value="22724" table:style-name="ce33">
            <text:p>22,724</text:p>
          </table:table-cell>
          <table:table-cell office:value-type="float" office:value="118654" table:style-name="ce33">
            <text:p>118,654</text:p>
          </table:table-cell>
          <table:table-cell office:value-type="float" office:value="23415" table:style-name="ce33">
            <text:p>23,415</text:p>
          </table:table-cell>
          <table:table-cell office:value-type="float" office:value="23706" table:style-name="ce33">
            <text:p>23,706</text:p>
          </table:table-cell>
          <table:table-cell office:value-type="float" office:value="24415" table:style-name="ce33">
            <text:p>24,415</text:p>
          </table:table-cell>
          <table:table-cell office:value-type="float" office:value="24017" table:style-name="ce33">
            <text:p>24,017</text:p>
          </table:table-cell>
          <table:table-cell office:value-type="float" office:value="23101" table:style-name="ce33">
            <text:p>23,101</text:p>
          </table:table-cell>
          <table:table-cell office:value-type="float" office:value="111607" table:style-name="ce33">
            <text:p>111,607</text:p>
          </table:table-cell>
          <table:table-cell office:value-type="float" office:value="24655" table:style-name="ce33">
            <text:p>24,655</text:p>
          </table:table-cell>
          <table:table-cell office:value-type="float" office:value="23029" table:style-name="ce33">
            <text:p>23,029</text:p>
          </table:table-cell>
          <table:table-cell office:value-type="float" office:value="21653" table:style-name="ce33">
            <text:p>21,653</text:p>
          </table:table-cell>
          <table:table-cell office:value-type="float" office:value="21039" table:style-name="ce33">
            <text:p>21,039</text:p>
          </table:table-cell>
          <table:table-cell office:value-type="float" office:value="21231" table:style-name="ce33">
            <text:p>21,231</text:p>
          </table:table-cell>
          <table:table-cell office:value-type="float" office:value="109593" table:style-name="ce33">
            <text:p>109,593</text:p>
          </table:table-cell>
          <table:table-cell office:value-type="float" office:value="21432" table:style-name="ce33">
            <text:p>21,432</text:p>
          </table:table-cell>
          <table:table-cell office:value-type="float" office:value="22085" table:style-name="ce33">
            <text:p>22,085</text:p>
          </table:table-cell>
          <table:table-cell office:value-type="float" office:value="22135" table:style-name="ce33">
            <text:p>22,135</text:p>
          </table:table-cell>
          <table:table-cell office:value-type="float" office:value="22053" table:style-name="ce33">
            <text:p>22,053</text:p>
          </table:table-cell>
          <table:table-cell office:value-type="float" office:value="21888" table:style-name="ce33">
            <text:p>21,888</text:p>
          </table:table-cell>
          <table:table-cell office:value-type="float" office:value="108221" table:style-name="ce33">
            <text:p>108,221</text:p>
          </table:table-cell>
          <table:table-cell office:value-type="float" office:value="21601" table:style-name="ce33">
            <text:p>21,601</text:p>
          </table:table-cell>
          <table:table-cell office:value-type="float" office:value="21607" table:style-name="ce33">
            <text:p>21,607</text:p>
          </table:table-cell>
          <table:table-cell office:value-type="float" office:value="21821" table:style-name="ce33">
            <text:p>21,821</text:p>
          </table:table-cell>
          <table:table-cell office:value-type="float" office:value="21636" table:style-name="ce33">
            <text:p>21,636</text:p>
          </table:table-cell>
          <table:table-cell office:value-type="float" office:value="21556" table:style-name="ce33">
            <text:p>21,556</text:p>
          </table:table-cell>
          <table:table-cell office:value-type="float" office:value="103135" table:style-name="ce33">
            <text:p>103,135</text:p>
          </table:table-cell>
          <table:table-cell office:value-type="float" office:value="21696" table:style-name="ce33">
            <text:p>21,696</text:p>
          </table:table-cell>
          <table:table-cell office:value-type="float" office:value="20992" table:style-name="ce33">
            <text:p>20,992</text:p>
          </table:table-cell>
          <table:table-cell office:value-type="float" office:value="20483" table:style-name="ce33">
            <text:p>20,483</text:p>
          </table:table-cell>
          <table:table-cell office:value-type="float" office:value="20545" table:style-name="ce33">
            <text:p>20,545</text:p>
          </table:table-cell>
          <table:table-cell office:value-type="float" office:value="19419" table:style-name="ce33">
            <text:p>19,419</text:p>
          </table:table-cell>
          <table:table-cell office:value-type="float" office:value="92752" table:style-name="ce33">
            <text:p>92,752</text:p>
          </table:table-cell>
          <table:table-cell office:value-type="float" office:value="19174" table:style-name="ce33">
            <text:p>19,174</text:p>
          </table:table-cell>
          <table:table-cell office:value-type="float" office:value="19579" table:style-name="ce33">
            <text:p>19,579</text:p>
          </table:table-cell>
          <table:table-cell office:value-type="float" office:value="18900" table:style-name="ce33">
            <text:p>18,900</text:p>
          </table:table-cell>
          <table:table-cell office:value-type="float" office:value="18174" table:style-name="ce33">
            <text:p>18,174</text:p>
          </table:table-cell>
          <table:table-cell office:value-type="float" office:value="16925" table:style-name="ce33">
            <text:p>16,925</text:p>
          </table:table-cell>
          <table:table-cell office:value-type="float" office:value="71776" table:style-name="ce33">
            <text:p>71,776</text:p>
          </table:table-cell>
          <table:table-cell office:value-type="float" office:value="17514" table:style-name="ce33">
            <text:p>17,514</text:p>
          </table:table-cell>
          <table:table-cell office:value-type="float" office:value="16431" table:style-name="ce33">
            <text:p>16,431</text:p>
          </table:table-cell>
          <table:table-cell office:value-type="float" office:value="13722" table:style-name="ce33">
            <text:p>13,722</text:p>
          </table:table-cell>
          <table:table-cell office:value-type="float" office:value="12742" table:style-name="ce33">
            <text:p>12,742</text:p>
          </table:table-cell>
          <table:table-cell office:value-type="float" office:value="11367" table:style-name="ce33">
            <text:p>11,367</text:p>
          </table:table-cell>
          <table:table-cell office:value-type="float" office:value="38616" table:style-name="ce33">
            <text:p>38,616</text:p>
          </table:table-cell>
          <table:table-cell office:value-type="float" office:value="8696" table:style-name="ce33">
            <text:p>8,696</text:p>
          </table:table-cell>
          <table:table-cell office:value-type="float" office:value="6769" table:style-name="ce33">
            <text:p>6,769</text:p>
          </table:table-cell>
          <table:table-cell office:value-type="float" office:value="7743" table:style-name="ce33">
            <text:p>7,743</text:p>
          </table:table-cell>
          <table:table-cell office:value-type="float" office:value="8084" table:style-name="ce33">
            <text:p>8,084</text:p>
          </table:table-cell>
          <table:table-cell office:value-type="float" office:value="7324" table:style-name="ce33">
            <text:p>7,324</text:p>
          </table:table-cell>
          <table:table-cell office:value-type="float" office:value="30215" table:style-name="ce33">
            <text:p>30,215</text:p>
          </table:table-cell>
          <table:table-cell office:value-type="float" office:value="7123" table:style-name="ce33">
            <text:p>7,123</text:p>
          </table:table-cell>
          <table:table-cell office:value-type="float" office:value="6794" table:style-name="ce33">
            <text:p>6,794</text:p>
          </table:table-cell>
          <table:table-cell office:value-type="float" office:value="6011" table:style-name="ce33">
            <text:p>6,011</text:p>
          </table:table-cell>
          <table:table-cell office:value-type="float" office:value="5405" table:style-name="ce33">
            <text:p>5,405</text:p>
          </table:table-cell>
          <table:table-cell office:value-type="float" office:value="4882" table:style-name="ce33">
            <text:p>4,882</text:p>
          </table:table-cell>
          <table:table-cell office:value-type="float" office:value="18460" table:style-name="ce33">
            <text:p>18,460</text:p>
          </table:table-cell>
          <table:table-cell office:value-type="float" office:value="4439" table:style-name="ce33">
            <text:p>4,439</text:p>
          </table:table-cell>
          <table:table-cell office:value-type="float" office:value="3861" table:style-name="ce33">
            <text:p>3,861</text:p>
          </table:table-cell>
          <table:table-cell office:value-type="float" office:value="3724" table:style-name="ce33">
            <text:p>3,724</text:p>
          </table:table-cell>
          <table:table-cell office:value-type="float" office:value="3309" table:style-name="ce33">
            <text:p>3,309</text:p>
          </table:table-cell>
          <table:table-cell office:value-type="float" office:value="3127" table:style-name="ce33">
            <text:p>3,127</text:p>
          </table:table-cell>
          <table:table-cell office:value-type="float" office:value="12554" table:style-name="ce33">
            <text:p>12,554</text:p>
          </table:table-cell>
          <table:table-cell office:value-type="float" office:value="2989" table:style-name="ce33">
            <text:p>2,989</text:p>
          </table:table-cell>
          <table:table-cell office:value-type="float" office:value="2838" table:style-name="ce33">
            <text:p>2,838</text:p>
          </table:table-cell>
          <table:table-cell office:value-type="float" office:value="2669" table:style-name="ce33">
            <text:p>2,669</text:p>
          </table:table-cell>
          <table:table-cell office:value-type="float" office:value="2175" table:style-name="ce33">
            <text:p>2,175</text:p>
          </table:table-cell>
          <table:table-cell office:value-type="float" office:value="1883" table:style-name="ce33">
            <text:p>1,883</text:p>
          </table:table-cell>
          <table:table-cell office:value-type="float" office:value="4634" table:style-name="ce33">
            <text:p>4,634</text:p>
          </table:table-cell>
          <table:table-cell office:value-type="float" office:value="1451" table:style-name="ce33">
            <text:p>1,451</text:p>
          </table:table-cell>
          <table:table-cell office:value-type="float" office:value="1264" table:style-name="ce33">
            <text:p>1,264</text:p>
          </table:table-cell>
          <table:table-cell office:value-type="float" office:value="882" table:style-name="ce33">
            <text:p>882</text:p>
          </table:table-cell>
          <table:table-cell office:value-type="float" office:value="587" table:style-name="ce33">
            <text:p>587</text:p>
          </table:table-cell>
          <table:table-cell office:value-type="float" office:value="450" table:style-name="ce33">
            <text:p>450</text:p>
          </table:table-cell>
          <table:table-cell office:value-type="float" office:value="821" table:style-name="ce33">
            <text:p>821</text:p>
          </table:table-cell>
          <table:table-cell office:value-type="float" office:value="304" table:style-name="ce33">
            <text:p>304</text:p>
          </table:table-cell>
          <table:table-cell office:value-type="float" office:value="219" table:style-name="ce33">
            <text:p>219</text:p>
          </table:table-cell>
          <table:table-cell office:value-type="float" office:value="145" table:style-name="ce33">
            <text:p>145</text:p>
          </table:table-cell>
          <table:table-cell office:value-type="float" office:value="90" table:style-name="ce33">
            <text:p>90</text:p>
          </table:table-cell>
          <table:table-cell office:value-type="float" office:value="63" table:style-name="ce33">
            <text:p>63</text:p>
          </table:table-cell>
          <table:table-cell office:value-type="float" office:value="105" table:style-name="ce33">
            <text:p>105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32">
            <text:p>女</text:p>
          </table:table-cell>
          <table:table-cell office:value-type="float" office:value="1400807" table:style-name="ce30">
            <text:p>1,400,807</text:p>
          </table:table-cell>
          <table:table-cell office:value-type="float" office:value="54158" table:style-name="ce31">
            <text:p>54,158</text:p>
          </table:table-cell>
          <table:table-cell office:value-type="float" office:value="9850" table:style-name="ce31">
            <text:p>9,850</text:p>
          </table:table-cell>
          <table:table-cell office:value-type="float" office:value="10783" table:style-name="ce31">
            <text:p>10,783</text:p>
          </table:table-cell>
          <table:table-cell office:value-type="float" office:value="10973" table:style-name="ce31">
            <text:p>10,973</text:p>
          </table:table-cell>
          <table:table-cell office:value-type="float" office:value="10477" table:style-name="ce31">
            <text:p>10,477</text:p>
          </table:table-cell>
          <table:table-cell office:value-type="float" office:value="12075" table:style-name="ce31">
            <text:p>12,075</text:p>
          </table:table-cell>
          <table:table-cell office:value-type="float" office:value="51574" table:style-name="ce31">
            <text:p>51,574</text:p>
          </table:table-cell>
          <table:table-cell office:value-type="float" office:value="11294" table:style-name="ce31">
            <text:p>11,294</text:p>
          </table:table-cell>
          <table:table-cell office:value-type="float" office:value="9303" table:style-name="ce31">
            <text:p>9,303</text:p>
          </table:table-cell>
          <table:table-cell office:value-type="float" office:value="9687" table:style-name="ce31">
            <text:p>9,687</text:p>
          </table:table-cell>
          <table:table-cell office:value-type="float" office:value="10559" table:style-name="ce31">
            <text:p>10,559</text:p>
          </table:table-cell>
          <table:table-cell office:value-type="float" office:value="10731" table:style-name="ce31">
            <text:p>10,731</text:p>
          </table:table-cell>
          <table:table-cell office:value-type="float" office:value="58031" table:style-name="ce31">
            <text:p>58,031</text:p>
          </table:table-cell>
          <table:table-cell office:value-type="float" office:value="10905" table:style-name="ce31">
            <text:p>10,905</text:p>
          </table:table-cell>
          <table:table-cell office:value-type="float" office:value="11132" table:style-name="ce31">
            <text:p>11,132</text:p>
          </table:table-cell>
          <table:table-cell office:value-type="float" office:value="11393" table:style-name="ce31">
            <text:p>11,393</text:p>
          </table:table-cell>
          <table:table-cell office:value-type="float" office:value="11782" table:style-name="ce31">
            <text:p>11,782</text:p>
          </table:table-cell>
          <table:table-cell office:value-type="float" office:value="12819" table:style-name="ce31">
            <text:p>12,819</text:p>
          </table:table-cell>
          <table:table-cell office:value-type="float" office:value="77427" table:style-name="ce31">
            <text:p>77,427</text:p>
          </table:table-cell>
          <table:table-cell office:value-type="float" office:value="13510" table:style-name="ce31">
            <text:p>13,510</text:p>
          </table:table-cell>
          <table:table-cell office:value-type="float" office:value="16105" table:style-name="ce31">
            <text:p>16,105</text:p>
          </table:table-cell>
          <table:table-cell office:value-type="float" office:value="15991" table:style-name="ce31">
            <text:p>15,991</text:p>
          </table:table-cell>
          <table:table-cell office:value-type="float" office:value="15188" table:style-name="ce31">
            <text:p>15,188</text:p>
          </table:table-cell>
          <table:table-cell office:value-type="float" office:value="16633" table:style-name="ce31">
            <text:p>16,633</text:p>
          </table:table-cell>
          <table:table-cell office:value-type="float" office:value="89787" table:style-name="ce31">
            <text:p>89,787</text:p>
          </table:table-cell>
          <table:table-cell office:value-type="float" office:value="17914" table:style-name="ce31">
            <text:p>17,914</text:p>
          </table:table-cell>
          <table:table-cell office:value-type="float" office:value="17824" table:style-name="ce31">
            <text:p>17,824</text:p>
          </table:table-cell>
          <table:table-cell office:value-type="float" office:value="18106" table:style-name="ce31">
            <text:p>18,106</text:p>
          </table:table-cell>
          <table:table-cell office:value-type="float" office:value="18070" table:style-name="ce31">
            <text:p>18,070</text:p>
          </table:table-cell>
          <table:table-cell office:value-type="float" office:value="17873" table:style-name="ce31">
            <text:p>17,873</text:p>
          </table:table-cell>
          <table:table-cell office:value-type="float" office:value="89774" table:style-name="ce31">
            <text:p>89,774</text:p>
          </table:table-cell>
          <table:table-cell office:value-type="float" office:value="17516" table:style-name="ce31">
            <text:p>17,516</text:p>
          </table:table-cell>
          <table:table-cell office:value-type="float" office:value="18047" table:style-name="ce31">
            <text:p>18,047</text:p>
          </table:table-cell>
          <table:table-cell office:value-type="float" office:value="18038" table:style-name="ce31">
            <text:p>18,038</text:p>
          </table:table-cell>
          <table:table-cell office:value-type="float" office:value="18346" table:style-name="ce31">
            <text:p>18,346</text:p>
          </table:table-cell>
          <table:table-cell office:value-type="float" office:value="17827" table:style-name="ce31">
            <text:p>17,827</text:p>
          </table:table-cell>
          <table:table-cell office:value-type="float" office:value="100168" table:style-name="ce31">
            <text:p>100,168</text:p>
          </table:table-cell>
          <table:table-cell office:value-type="float" office:value="17125" table:style-name="ce31">
            <text:p>17,125</text:p>
          </table:table-cell>
          <table:table-cell office:value-type="float" office:value="18006" table:style-name="ce31">
            <text:p>18,006</text:p>
          </table:table-cell>
          <table:table-cell office:value-type="float" office:value="20855" table:style-name="ce31">
            <text:p>20,855</text:p>
          </table:table-cell>
          <table:table-cell office:value-type="float" office:value="21225" table:style-name="ce31">
            <text:p>21,225</text:p>
          </table:table-cell>
          <table:table-cell office:value-type="float" office:value="22957" table:style-name="ce31">
            <text:p>22,957</text:p>
          </table:table-cell>
          <table:table-cell office:value-type="float" office:value="121309" table:style-name="ce31">
            <text:p>121,309</text:p>
          </table:table-cell>
          <table:table-cell office:value-type="float" office:value="23799" table:style-name="ce31">
            <text:p>23,799</text:p>
          </table:table-cell>
          <table:table-cell office:value-type="float" office:value="24191" table:style-name="ce31">
            <text:p>24,191</text:p>
          </table:table-cell>
          <table:table-cell office:value-type="float" office:value="24555" table:style-name="ce31">
            <text:p>24,555</text:p>
          </table:table-cell>
          <table:table-cell office:value-type="float" office:value="24948" table:style-name="ce31">
            <text:p>24,948</text:p>
          </table:table-cell>
          <table:table-cell office:value-type="float" office:value="23816" table:style-name="ce31">
            <text:p>23,816</text:p>
          </table:table-cell>
          <table:table-cell office:value-type="float" office:value="115411" table:style-name="ce31">
            <text:p>115,411</text:p>
          </table:table-cell>
          <table:table-cell office:value-type="float" office:value="25546" table:style-name="ce31">
            <text:p>25,546</text:p>
          </table:table-cell>
          <table:table-cell office:value-type="float" office:value="23342" table:style-name="ce31">
            <text:p>23,342</text:p>
          </table:table-cell>
          <table:table-cell office:value-type="float" office:value="22494" table:style-name="ce31">
            <text:p>22,494</text:p>
          </table:table-cell>
          <table:table-cell office:value-type="float" office:value="21926" table:style-name="ce31">
            <text:p>21,926</text:p>
          </table:table-cell>
          <table:table-cell office:value-type="float" office:value="22103" table:style-name="ce31">
            <text:p>22,103</text:p>
          </table:table-cell>
          <table:table-cell office:value-type="float" office:value="111657" table:style-name="ce31">
            <text:p>111,657</text:p>
          </table:table-cell>
          <table:table-cell office:value-type="float" office:value="22004" table:style-name="ce31">
            <text:p>22,004</text:p>
          </table:table-cell>
          <table:table-cell office:value-type="float" office:value="22678" table:style-name="ce31">
            <text:p>22,678</text:p>
          </table:table-cell>
          <table:table-cell office:value-type="float" office:value="22574" table:style-name="ce31">
            <text:p>22,574</text:p>
          </table:table-cell>
          <table:table-cell office:value-type="float" office:value="22564" table:style-name="ce31">
            <text:p>22,564</text:p>
          </table:table-cell>
          <table:table-cell office:value-type="float" office:value="21837" table:style-name="ce31">
            <text:p>21,837</text:p>
          </table:table-cell>
          <table:table-cell office:value-type="float" office:value="111164" table:style-name="ce31">
            <text:p>111,164</text:p>
          </table:table-cell>
          <table:table-cell office:value-type="float" office:value="21843" table:style-name="ce31">
            <text:p>21,843</text:p>
          </table:table-cell>
          <table:table-cell office:value-type="float" office:value="22038" table:style-name="ce31">
            <text:p>22,038</text:p>
          </table:table-cell>
          <table:table-cell office:value-type="float" office:value="22210" table:style-name="ce31">
            <text:p>22,210</text:p>
          </table:table-cell>
          <table:table-cell office:value-type="float" office:value="22428" table:style-name="ce31">
            <text:p>22,428</text:p>
          </table:table-cell>
          <table:table-cell office:value-type="float" office:value="22645" table:style-name="ce31">
            <text:p>22,645</text:p>
          </table:table-cell>
          <table:table-cell office:value-type="float" office:value="110666" table:style-name="ce31">
            <text:p>110,666</text:p>
          </table:table-cell>
          <table:table-cell office:value-type="float" office:value="22858" table:style-name="ce31">
            <text:p>22,858</text:p>
          </table:table-cell>
          <table:table-cell office:value-type="float" office:value="22300" table:style-name="ce31">
            <text:p>22,300</text:p>
          </table:table-cell>
          <table:table-cell office:value-type="float" office:value="22032" table:style-name="ce31">
            <text:p>22,032</text:p>
          </table:table-cell>
          <table:table-cell office:value-type="float" office:value="22100" table:style-name="ce31">
            <text:p>22,100</text:p>
          </table:table-cell>
          <table:table-cell office:value-type="float" office:value="21376" table:style-name="ce31">
            <text:p>21,376</text:p>
          </table:table-cell>
          <table:table-cell office:value-type="float" office:value="103203" table:style-name="ce31">
            <text:p>103,203</text:p>
          </table:table-cell>
          <table:table-cell office:value-type="float" office:value="21088" table:style-name="ce31">
            <text:p>21,088</text:p>
          </table:table-cell>
          <table:table-cell office:value-type="float" office:value="21674" table:style-name="ce31">
            <text:p>21,674</text:p>
          </table:table-cell>
          <table:table-cell office:value-type="float" office:value="21228" table:style-name="ce31">
            <text:p>21,228</text:p>
          </table:table-cell>
          <table:table-cell office:value-type="float" office:value="20037" table:style-name="ce31">
            <text:p>20,037</text:p>
          </table:table-cell>
          <table:table-cell office:value-type="float" office:value="19176" table:style-name="ce31">
            <text:p>19,176</text:p>
          </table:table-cell>
          <table:table-cell office:value-type="float" office:value="80595" table:style-name="ce31">
            <text:p>80,595</text:p>
          </table:table-cell>
          <table:table-cell office:value-type="float" office:value="19480" table:style-name="ce31">
            <text:p>19,480</text:p>
          </table:table-cell>
          <table:table-cell office:value-type="float" office:value="18536" table:style-name="ce31">
            <text:p>18,536</text:p>
          </table:table-cell>
          <table:table-cell office:value-type="float" office:value="15453" table:style-name="ce31">
            <text:p>15,453</text:p>
          </table:table-cell>
          <table:table-cell office:value-type="float" office:value="14568" table:style-name="ce31">
            <text:p>14,568</text:p>
          </table:table-cell>
          <table:table-cell office:value-type="float" office:value="12558" table:style-name="ce31">
            <text:p>12,558</text:p>
          </table:table-cell>
          <table:table-cell office:value-type="float" office:value="44753" table:style-name="ce31">
            <text:p>44,753</text:p>
          </table:table-cell>
          <table:table-cell office:value-type="float" office:value="9921" table:style-name="ce31">
            <text:p>9,921</text:p>
          </table:table-cell>
          <table:table-cell office:value-type="float" office:value="7777" table:style-name="ce31">
            <text:p>7,777</text:p>
          </table:table-cell>
          <table:table-cell office:value-type="float" office:value="9057" table:style-name="ce31">
            <text:p>9,057</text:p>
          </table:table-cell>
          <table:table-cell office:value-type="float" office:value="9284" table:style-name="ce31">
            <text:p>9,284</text:p>
          </table:table-cell>
          <table:table-cell office:value-type="float" office:value="8714" table:style-name="ce31">
            <text:p>8,714</text:p>
          </table:table-cell>
          <table:table-cell office:value-type="float" office:value="38525" table:style-name="ce31">
            <text:p>38,525</text:p>
          </table:table-cell>
          <table:table-cell office:value-type="float" office:value="8315" table:style-name="ce31">
            <text:p>8,315</text:p>
          </table:table-cell>
          <table:table-cell office:value-type="float" office:value="8412" table:style-name="ce31">
            <text:p>8,412</text:p>
          </table:table-cell>
          <table:table-cell office:value-type="float" office:value="7875" table:style-name="ce31">
            <text:p>7,875</text:p>
          </table:table-cell>
          <table:table-cell office:value-type="float" office:value="7205" table:style-name="ce31">
            <text:p>7,205</text:p>
          </table:table-cell>
          <table:table-cell office:value-type="float" office:value="6718" table:style-name="ce31">
            <text:p>6,718</text:p>
          </table:table-cell>
          <table:table-cell office:value-type="float" office:value="24075" table:style-name="ce31">
            <text:p>24,075</text:p>
          </table:table-cell>
          <table:table-cell office:value-type="float" office:value="5827" table:style-name="ce31">
            <text:p>5,827</text:p>
          </table:table-cell>
          <table:table-cell office:value-type="float" office:value="5424" table:style-name="ce31">
            <text:p>5,424</text:p>
          </table:table-cell>
          <table:table-cell office:value-type="float" office:value="4942" table:style-name="ce31">
            <text:p>4,942</text:p>
          </table:table-cell>
          <table:table-cell office:value-type="float" office:value="4198" table:style-name="ce31">
            <text:p>4,198</text:p>
          </table:table-cell>
          <table:table-cell office:value-type="float" office:value="3684" table:style-name="ce31">
            <text:p>3,684</text:p>
          </table:table-cell>
          <table:table-cell office:value-type="float" office:value="12731" table:style-name="ce31">
            <text:p>12,731</text:p>
          </table:table-cell>
          <table:table-cell office:value-type="float" office:value="3339" table:style-name="ce31">
            <text:p>3,339</text:p>
          </table:table-cell>
          <table:table-cell office:value-type="float" office:value="3047" table:style-name="ce31">
            <text:p>3,047</text:p>
          </table:table-cell>
          <table:table-cell office:value-type="float" office:value="2410" table:style-name="ce31">
            <text:p>2,410</text:p>
          </table:table-cell>
          <table:table-cell office:value-type="float" office:value="2199" table:style-name="ce31">
            <text:p>2,199</text:p>
          </table:table-cell>
          <table:table-cell office:value-type="float" office:value="1736" table:style-name="ce31">
            <text:p>1,736</text:p>
          </table:table-cell>
          <table:table-cell office:value-type="float" office:value="4674" table:style-name="ce31">
            <text:p>4,674</text:p>
          </table:table-cell>
          <table:table-cell office:value-type="float" office:value="1424" table:style-name="ce31">
            <text:p>1,424</text:p>
          </table:table-cell>
          <table:table-cell office:value-type="float" office:value="1193" table:style-name="ce31">
            <text:p>1,193</text:p>
          </table:table-cell>
          <table:table-cell office:value-type="float" office:value="854" table:style-name="ce31">
            <text:p>854</text:p>
          </table:table-cell>
          <table:table-cell office:value-type="float" office:value="714" table:style-name="ce31">
            <text:p>714</text:p>
          </table:table-cell>
          <table:table-cell office:value-type="float" office:value="489" table:style-name="ce31">
            <text:p>489</text:p>
          </table:table-cell>
          <table:table-cell office:value-type="float" office:value="1003" table:style-name="ce31">
            <text:p>1,003</text:p>
          </table:table-cell>
          <table:table-cell office:value-type="float" office:value="378" table:style-name="ce31">
            <text:p>378</text:p>
          </table:table-cell>
          <table:table-cell office:value-type="float" office:value="276" table:style-name="ce31">
            <text:p>276</text:p>
          </table:table-cell>
          <table:table-cell office:value-type="float" office:value="165" table:style-name="ce31">
            <text:p>165</text:p>
          </table:table-cell>
          <table:table-cell office:value-type="float" office:value="120" table:style-name="ce31">
            <text:p>120</text:p>
          </table:table-cell>
          <table:table-cell office:value-type="float" office:value="64" table:style-name="ce31">
            <text:p>64</text:p>
          </table:table-cell>
          <table:table-cell office:value-type="float" office:value="122" table:style-name="ce30">
            <text:p>122</text:p>
          </table:table-cell>
          <table:table-cell table:number-columns-repeated="16260"/>
        </table:table-row>
        <table:table-row table:style-name="ro3">
          <table:table-cell table:style-name="ce40"/>
          <table:table-cell office:value-type="string" table:style-name="ce18">
            <text:p>計</text:p>
          </table:table-cell>
          <table:table-cell office:value-type="float" office:value="7123192" table:style-name="ce33">
            <text:p>7,123,192</text:p>
          </table:table-cell>
          <table:table-cell office:value-type="float" office:value="286908" table:style-name="ce33">
            <text:p>286,908</text:p>
          </table:table-cell>
          <table:table-cell office:value-type="float" office:value="52871" table:style-name="ce33">
            <text:p>52,871</text:p>
          </table:table-cell>
          <table:table-cell office:value-type="float" office:value="58989" table:style-name="ce33">
            <text:p>58,989</text:p>
          </table:table-cell>
          <table:table-cell office:value-type="float" office:value="58819" table:style-name="ce33">
            <text:p>58,819</text:p>
          </table:table-cell>
          <table:table-cell office:value-type="float" office:value="54628" table:style-name="ce33">
            <text:p>54,628</text:p>
          </table:table-cell>
          <table:table-cell office:value-type="float" office:value="61601" table:style-name="ce33">
            <text:p>61,601</text:p>
          </table:table-cell>
          <table:table-cell office:value-type="float" office:value="287602" table:style-name="ce33">
            <text:p>287,602</text:p>
          </table:table-cell>
          <table:table-cell office:value-type="float" office:value="60387" table:style-name="ce33">
            <text:p>60,387</text:p>
          </table:table-cell>
          <table:table-cell office:value-type="float" office:value="52687" table:style-name="ce33">
            <text:p>52,687</text:p>
          </table:table-cell>
          <table:table-cell office:value-type="float" office:value="54943" table:style-name="ce33">
            <text:p>54,943</text:p>
          </table:table-cell>
          <table:table-cell office:value-type="float" office:value="58389" table:style-name="ce33">
            <text:p>58,389</text:p>
          </table:table-cell>
          <table:table-cell office:value-type="float" office:value="61196" table:style-name="ce34">
            <text:p>61,196</text:p>
          </table:table-cell>
          <table:table-cell office:value-type="float" office:value="338326" table:style-name="ce33">
            <text:p>338,326</text:p>
          </table:table-cell>
          <table:table-cell office:value-type="float" office:value="62161" table:style-name="ce33">
            <text:p>62,161</text:p>
          </table:table-cell>
          <table:table-cell office:value-type="float" office:value="63991" table:style-name="ce33">
            <text:p>63,991</text:p>
          </table:table-cell>
          <table:table-cell office:value-type="float" office:value="67074" table:style-name="ce33">
            <text:p>67,074</text:p>
          </table:table-cell>
          <table:table-cell office:value-type="float" office:value="69966" table:style-name="ce33">
            <text:p>69,966</text:p>
          </table:table-cell>
          <table:table-cell office:value-type="float" office:value="75134" table:style-name="ce34">
            <text:p>75,134</text:p>
          </table:table-cell>
          <table:table-cell office:value-type="float" office:value="438639" table:style-name="ce33">
            <text:p>438,639</text:p>
          </table:table-cell>
          <table:table-cell office:value-type="float" office:value="78002" table:style-name="ce33">
            <text:p>78,002</text:p>
          </table:table-cell>
          <table:table-cell office:value-type="float" office:value="90108" table:style-name="ce33">
            <text:p>90,108</text:p>
          </table:table-cell>
          <table:table-cell office:value-type="float" office:value="89237" table:style-name="ce33">
            <text:p>89,237</text:p>
          </table:table-cell>
          <table:table-cell office:value-type="float" office:value="86198" table:style-name="ce33">
            <text:p>86,198</text:p>
          </table:table-cell>
          <table:table-cell office:value-type="float" office:value="95094" table:style-name="ce34">
            <text:p>95,094</text:p>
          </table:table-cell>
          <table:table-cell office:value-type="float" office:value="505644" table:style-name="ce33">
            <text:p>505,644</text:p>
          </table:table-cell>
          <table:table-cell office:value-type="float" office:value="102147" table:style-name="ce33">
            <text:p>102,147</text:p>
          </table:table-cell>
          <table:table-cell office:value-type="float" office:value="101533" table:style-name="ce33">
            <text:p>101,533</text:p>
          </table:table-cell>
          <table:table-cell office:value-type="float" office:value="101214" table:style-name="ce33">
            <text:p>101,214</text:p>
          </table:table-cell>
          <table:table-cell office:value-type="float" office:value="100483" table:style-name="ce33">
            <text:p>100,483</text:p>
          </table:table-cell>
          <table:table-cell office:value-type="float" office:value="100267" table:style-name="ce34">
            <text:p>100,267</text:p>
          </table:table-cell>
          <table:table-cell office:value-type="float" office:value="484693" table:style-name="ce33">
            <text:p>484,693</text:p>
          </table:table-cell>
          <table:table-cell office:value-type="float" office:value="97724" table:style-name="ce33">
            <text:p>97,724</text:p>
          </table:table-cell>
          <table:table-cell office:value-type="float" office:value="99004" table:style-name="ce33">
            <text:p>99,004</text:p>
          </table:table-cell>
          <table:table-cell office:value-type="float" office:value="96968" table:style-name="ce33">
            <text:p>96,968</text:p>
          </table:table-cell>
          <table:table-cell office:value-type="float" office:value="97268" table:style-name="ce33">
            <text:p>97,268</text:p>
          </table:table-cell>
          <table:table-cell office:value-type="float" office:value="93729" table:style-name="ce34">
            <text:p>93,729</text:p>
          </table:table-cell>
          <table:table-cell office:value-type="float" office:value="508768" table:style-name="ce33">
            <text:p>508,768</text:p>
          </table:table-cell>
          <table:table-cell office:value-type="float" office:value="90641" table:style-name="ce33">
            <text:p>90,641</text:p>
          </table:table-cell>
          <table:table-cell office:value-type="float" office:value="94987" table:style-name="ce33">
            <text:p>94,987</text:p>
          </table:table-cell>
          <table:table-cell office:value-type="float" office:value="103259" table:style-name="ce33">
            <text:p>103,259</text:p>
          </table:table-cell>
          <table:table-cell office:value-type="float" office:value="106480" table:style-name="ce33">
            <text:p>106,480</text:p>
          </table:table-cell>
          <table:table-cell office:value-type="float" office:value="113401" table:style-name="ce34">
            <text:p>113,401</text:p>
          </table:table-cell>
          <table:table-cell office:value-type="float" office:value="578229" table:style-name="ce33">
            <text:p>578,229</text:p>
          </table:table-cell>
          <table:table-cell office:value-type="float" office:value="115352" table:style-name="ce33">
            <text:p>115,352</text:p>
          </table:table-cell>
          <table:table-cell office:value-type="float" office:value="117160" table:style-name="ce33">
            <text:p>117,160</text:p>
          </table:table-cell>
          <table:table-cell office:value-type="float" office:value="117061" table:style-name="ce33">
            <text:p>117,061</text:p>
          </table:table-cell>
          <table:table-cell office:value-type="float" office:value="116720" table:style-name="ce33">
            <text:p>116,720</text:p>
          </table:table-cell>
          <table:table-cell office:value-type="float" office:value="111936" table:style-name="ce34">
            <text:p>111,936</text:p>
          </table:table-cell>
          <table:table-cell office:value-type="float" office:value="533001" table:style-name="ce33">
            <text:p>533,001</text:p>
          </table:table-cell>
          <table:table-cell office:value-type="float" office:value="117256" table:style-name="ce33">
            <text:p>117,256</text:p>
          </table:table-cell>
          <table:table-cell office:value-type="float" office:value="108644" table:style-name="ce33">
            <text:p>108,644</text:p>
          </table:table-cell>
          <table:table-cell office:value-type="float" office:value="103012" table:style-name="ce33">
            <text:p>103,012</text:p>
          </table:table-cell>
          <table:table-cell office:value-type="float" office:value="101255" table:style-name="ce33">
            <text:p>101,255</text:p>
          </table:table-cell>
          <table:table-cell office:value-type="float" office:value="102834" table:style-name="ce34">
            <text:p>102,834</text:p>
          </table:table-cell>
          <table:table-cell office:value-type="float" office:value="538560" table:style-name="ce33">
            <text:p>538,560</text:p>
          </table:table-cell>
          <table:table-cell office:value-type="float" office:value="104301" table:style-name="ce33">
            <text:p>104,301</text:p>
          </table:table-cell>
          <table:table-cell office:value-type="float" office:value="107665" table:style-name="ce33">
            <text:p>107,665</text:p>
          </table:table-cell>
          <table:table-cell office:value-type="float" office:value="109432" table:style-name="ce33">
            <text:p>109,432</text:p>
          </table:table-cell>
          <table:table-cell office:value-type="float" office:value="108878" table:style-name="ce33">
            <text:p>108,878</text:p>
          </table:table-cell>
          <table:table-cell office:value-type="float" office:value="108284" table:style-name="ce34">
            <text:p>108,284</text:p>
          </table:table-cell>
          <table:table-cell office:value-type="float" office:value="556339" table:style-name="ce33">
            <text:p>556,339</text:p>
          </table:table-cell>
          <table:table-cell office:value-type="float" office:value="108171" table:style-name="ce33">
            <text:p>108,171</text:p>
          </table:table-cell>
          <table:table-cell office:value-type="float" office:value="109773" table:style-name="ce33">
            <text:p>109,773</text:p>
          </table:table-cell>
          <table:table-cell office:value-type="float" office:value="112876" table:style-name="ce33">
            <text:p>112,876</text:p>
          </table:table-cell>
          <table:table-cell office:value-type="float" office:value="112384" table:style-name="ce33">
            <text:p>112,384</text:p>
          </table:table-cell>
          <table:table-cell office:value-type="float" office:value="113135" table:style-name="ce34">
            <text:p>113,135</text:p>
          </table:table-cell>
          <table:table-cell office:value-type="float" office:value="536526" table:style-name="ce33">
            <text:p>536,526</text:p>
          </table:table-cell>
          <table:table-cell office:value-type="float" office:value="113646" table:style-name="ce33">
            <text:p>113,646</text:p>
          </table:table-cell>
          <table:table-cell office:value-type="float" office:value="109560" table:style-name="ce33">
            <text:p>109,560</text:p>
          </table:table-cell>
          <table:table-cell office:value-type="float" office:value="107672" table:style-name="ce33">
            <text:p>107,672</text:p>
          </table:table-cell>
          <table:table-cell office:value-type="float" office:value="107752" table:style-name="ce33">
            <text:p>107,752</text:p>
          </table:table-cell>
          <table:table-cell office:value-type="float" office:value="97896" table:style-name="ce34">
            <text:p>97,896</text:p>
          </table:table-cell>
          <table:table-cell office:value-type="float" office:value="462984" table:style-name="ce33">
            <text:p>462,984</text:p>
          </table:table-cell>
          <table:table-cell office:value-type="float" office:value="97623" table:style-name="ce33">
            <text:p>97,623</text:p>
          </table:table-cell>
          <table:table-cell office:value-type="float" office:value="96986" table:style-name="ce33">
            <text:p>96,986</text:p>
          </table:table-cell>
          <table:table-cell office:value-type="float" office:value="95136" table:style-name="ce33">
            <text:p>95,136</text:p>
          </table:table-cell>
          <table:table-cell office:value-type="float" office:value="88920" table:style-name="ce33">
            <text:p>88,920</text:p>
          </table:table-cell>
          <table:table-cell office:value-type="float" office:value="84319" table:style-name="ce34">
            <text:p>84,319</text:p>
          </table:table-cell>
          <table:table-cell office:value-type="float" office:value="350088" table:style-name="ce33">
            <text:p>350,088</text:p>
          </table:table-cell>
          <table:table-cell office:value-type="float" office:value="85339" table:style-name="ce33">
            <text:p>85,339</text:p>
          </table:table-cell>
          <table:table-cell office:value-type="float" office:value="78230" table:style-name="ce33">
            <text:p>78,230</text:p>
          </table:table-cell>
          <table:table-cell office:value-type="float" office:value="66622" table:style-name="ce33">
            <text:p>66,622</text:p>
          </table:table-cell>
          <table:table-cell office:value-type="float" office:value="64270" table:style-name="ce33">
            <text:p>64,270</text:p>
          </table:table-cell>
          <table:table-cell office:value-type="float" office:value="55627" table:style-name="ce34">
            <text:p>55,627</text:p>
          </table:table-cell>
          <table:table-cell office:value-type="float" office:value="219604" table:style-name="ce33">
            <text:p>219,604</text:p>
          </table:table-cell>
          <table:table-cell office:value-type="float" office:value="47878" table:style-name="ce33">
            <text:p>47,878</text:p>
          </table:table-cell>
          <table:table-cell office:value-type="float" office:value="36370" table:style-name="ce33">
            <text:p>36,370</text:p>
          </table:table-cell>
          <table:table-cell office:value-type="float" office:value="43453" table:style-name="ce33">
            <text:p>43,453</text:p>
          </table:table-cell>
          <table:table-cell office:value-type="float" office:value="46047" table:style-name="ce33">
            <text:p>46,047</text:p>
          </table:table-cell>
          <table:table-cell office:value-type="float" office:value="45856" table:style-name="ce34">
            <text:p>45,856</text:p>
          </table:table-cell>
          <table:table-cell office:value-type="float" office:value="215952" table:style-name="ce33">
            <text:p>215,952</text:p>
          </table:table-cell>
          <table:table-cell office:value-type="float" office:value="45436" table:style-name="ce33">
            <text:p>45,436</text:p>
          </table:table-cell>
          <table:table-cell office:value-type="float" office:value="46089" table:style-name="ce33">
            <text:p>46,089</text:p>
          </table:table-cell>
          <table:table-cell office:value-type="float" office:value="44928" table:style-name="ce33">
            <text:p>44,928</text:p>
          </table:table-cell>
          <table:table-cell office:value-type="float" office:value="41235" table:style-name="ce33">
            <text:p>41,235</text:p>
          </table:table-cell>
          <table:table-cell office:value-type="float" office:value="38264" table:style-name="ce34">
            <text:p>38,264</text:p>
          </table:table-cell>
          <table:table-cell office:value-type="float" office:value="152993" table:style-name="ce33">
            <text:p>152,993</text:p>
          </table:table-cell>
          <table:table-cell office:value-type="float" office:value="36192" table:style-name="ce33">
            <text:p>36,192</text:p>
          </table:table-cell>
          <table:table-cell office:value-type="float" office:value="33064" table:style-name="ce33">
            <text:p>33,064</text:p>
          </table:table-cell>
          <table:table-cell office:value-type="float" office:value="30828" table:style-name="ce33">
            <text:p>30,828</text:p>
          </table:table-cell>
          <table:table-cell office:value-type="float" office:value="27736" table:style-name="ce33">
            <text:p>27,736</text:p>
          </table:table-cell>
          <table:table-cell office:value-type="float" office:value="25173" table:style-name="ce34">
            <text:p>25,173</text:p>
          </table:table-cell>
          <table:table-cell office:value-type="float" office:value="88623" table:style-name="ce33">
            <text:p>88,623</text:p>
          </table:table-cell>
          <table:table-cell office:value-type="float" office:value="22907" table:style-name="ce33">
            <text:p>22,907</text:p>
          </table:table-cell>
          <table:table-cell office:value-type="float" office:value="20779" table:style-name="ce33">
            <text:p>20,779</text:p>
          </table:table-cell>
          <table:table-cell office:value-type="float" office:value="17966" table:style-name="ce33">
            <text:p>17,966</text:p>
          </table:table-cell>
          <table:table-cell office:value-type="float" office:value="14776" table:style-name="ce33">
            <text:p>14,776</text:p>
          </table:table-cell>
          <table:table-cell office:value-type="float" office:value="12195" table:style-name="ce34">
            <text:p>12,195</text:p>
          </table:table-cell>
          <table:table-cell office:value-type="float" office:value="32244" table:style-name="ce33">
            <text:p>32,244</text:p>
          </table:table-cell>
          <table:table-cell office:value-type="float" office:value="10446" table:style-name="ce33">
            <text:p>10,446</text:p>
          </table:table-cell>
          <table:table-cell office:value-type="float" office:value="8108" table:style-name="ce33">
            <text:p>8,108</text:p>
          </table:table-cell>
          <table:table-cell office:value-type="float" office:value="5728" table:style-name="ce33">
            <text:p>5,728</text:p>
          </table:table-cell>
          <table:table-cell office:value-type="float" office:value="4532" table:style-name="ce33">
            <text:p>4,532</text:p>
          </table:table-cell>
          <table:table-cell office:value-type="float" office:value="3430" table:style-name="ce34">
            <text:p>3,430</text:p>
          </table:table-cell>
          <table:table-cell office:value-type="float" office:value="6579" table:style-name="ce33">
            <text:p>6,579</text:p>
          </table:table-cell>
          <table:table-cell office:value-type="float" office:value="2496" table:style-name="ce33">
            <text:p>2,496</text:p>
          </table:table-cell>
          <table:table-cell office:value-type="float" office:value="1690" table:style-name="ce33">
            <text:p>1,690</text:p>
          </table:table-cell>
          <table:table-cell office:value-type="float" office:value="1183" table:style-name="ce33">
            <text:p>1,183</text:p>
          </table:table-cell>
          <table:table-cell office:value-type="float" office:value="691" table:style-name="ce33">
            <text:p>691</text:p>
          </table:table-cell>
          <table:table-cell office:value-type="float" office:value="519" table:style-name="ce34">
            <text:p>519</text:p>
          </table:table-cell>
          <table:table-cell office:value-type="float" office:value="890" table:style-name="ce33">
            <text:p>890</text:p>
          </table:table-cell>
          <table:table-cell table:number-columns-repeated="16260"/>
        </table:table-row>
        <table:table-row table:style-name="ro3">
          <table:table-cell office:value-type="string" table:style-name="ce39">
            <text:p>臺灣省</text:p>
          </table:table-cell>
          <table:table-cell office:value-type="string" table:style-name="ce18">
            <text:p>男</text:p>
          </table:table-cell>
          <table:table-cell office:value-type="float" office:value="3634076" table:style-name="ce33">
            <text:p>3,634,076</text:p>
          </table:table-cell>
          <table:table-cell office:value-type="float" office:value="148969" table:style-name="ce33">
            <text:p>148,969</text:p>
          </table:table-cell>
          <table:table-cell office:value-type="float" office:value="27373" table:style-name="ce33">
            <text:p>27,373</text:p>
          </table:table-cell>
          <table:table-cell office:value-type="float" office:value="30652" table:style-name="ce33">
            <text:p>30,652</text:p>
          </table:table-cell>
          <table:table-cell office:value-type="float" office:value="30461" table:style-name="ce33">
            <text:p>30,461</text:p>
          </table:table-cell>
          <table:table-cell office:value-type="float" office:value="28365" table:style-name="ce33">
            <text:p>28,365</text:p>
          </table:table-cell>
          <table:table-cell office:value-type="float" office:value="32118" table:style-name="ce33">
            <text:p>32,118</text:p>
          </table:table-cell>
          <table:table-cell office:value-type="float" office:value="150308" table:style-name="ce33">
            <text:p>150,308</text:p>
          </table:table-cell>
          <table:table-cell office:value-type="float" office:value="31361" table:style-name="ce33">
            <text:p>31,361</text:p>
          </table:table-cell>
          <table:table-cell office:value-type="float" office:value="27456" table:style-name="ce33">
            <text:p>27,456</text:p>
          </table:table-cell>
          <table:table-cell office:value-type="float" office:value="28708" table:style-name="ce33">
            <text:p>28,708</text:p>
          </table:table-cell>
          <table:table-cell office:value-type="float" office:value="30649" table:style-name="ce33">
            <text:p>30,649</text:p>
          </table:table-cell>
          <table:table-cell office:value-type="float" office:value="32134" table:style-name="ce34">
            <text:p>32,134</text:p>
          </table:table-cell>
          <table:table-cell office:value-type="float" office:value="177639" table:style-name="ce33">
            <text:p>177,639</text:p>
          </table:table-cell>
          <table:table-cell office:value-type="float" office:value="32514" table:style-name="ce33">
            <text:p>32,514</text:p>
          </table:table-cell>
          <table:table-cell office:value-type="float" office:value="33629" table:style-name="ce33">
            <text:p>33,629</text:p>
          </table:table-cell>
          <table:table-cell office:value-type="float" office:value="34907" table:style-name="ce33">
            <text:p>34,907</text:p>
          </table:table-cell>
          <table:table-cell office:value-type="float" office:value="37026" table:style-name="ce33">
            <text:p>37,026</text:p>
          </table:table-cell>
          <table:table-cell office:value-type="float" office:value="39563" table:style-name="ce34">
            <text:p>39,563</text:p>
          </table:table-cell>
          <table:table-cell office:value-type="float" office:value="229573" table:style-name="ce33">
            <text:p>229,573</text:p>
          </table:table-cell>
          <table:table-cell office:value-type="float" office:value="40675" table:style-name="ce33">
            <text:p>40,675</text:p>
          </table:table-cell>
          <table:table-cell office:value-type="float" office:value="47323" table:style-name="ce33">
            <text:p>47,323</text:p>
          </table:table-cell>
          <table:table-cell office:value-type="float" office:value="46937" table:style-name="ce33">
            <text:p>46,937</text:p>
          </table:table-cell>
          <table:table-cell office:value-type="float" office:value="45067" table:style-name="ce33">
            <text:p>45,067</text:p>
          </table:table-cell>
          <table:table-cell office:value-type="float" office:value="49571" table:style-name="ce34">
            <text:p>49,571</text:p>
          </table:table-cell>
          <table:table-cell office:value-type="float" office:value="263103" table:style-name="ce33">
            <text:p>263,103</text:p>
          </table:table-cell>
          <table:table-cell office:value-type="float" office:value="53295" table:style-name="ce33">
            <text:p>53,295</text:p>
          </table:table-cell>
          <table:table-cell office:value-type="float" office:value="52850" table:style-name="ce33">
            <text:p>52,850</text:p>
          </table:table-cell>
          <table:table-cell office:value-type="float" office:value="52418" table:style-name="ce33">
            <text:p>52,418</text:p>
          </table:table-cell>
          <table:table-cell office:value-type="float" office:value="52248" table:style-name="ce33">
            <text:p>52,248</text:p>
          </table:table-cell>
          <table:table-cell office:value-type="float" office:value="52292" table:style-name="ce34">
            <text:p>52,292</text:p>
          </table:table-cell>
          <table:table-cell office:value-type="float" office:value="255416" table:style-name="ce33">
            <text:p>255,416</text:p>
          </table:table-cell>
          <table:table-cell office:value-type="float" office:value="51381" table:style-name="ce33">
            <text:p>51,381</text:p>
          </table:table-cell>
          <table:table-cell office:value-type="float" office:value="52252" table:style-name="ce33">
            <text:p>52,252</text:p>
          </table:table-cell>
          <table:table-cell office:value-type="float" office:value="50931" table:style-name="ce33">
            <text:p>50,931</text:p>
          </table:table-cell>
          <table:table-cell office:value-type="float" office:value="51218" table:style-name="ce33">
            <text:p>51,218</text:p>
          </table:table-cell>
          <table:table-cell office:value-type="float" office:value="49634" table:style-name="ce34">
            <text:p>49,634</text:p>
          </table:table-cell>
          <table:table-cell office:value-type="float" office:value="263295" table:style-name="ce33">
            <text:p>263,295</text:p>
          </table:table-cell>
          <table:table-cell office:value-type="float" office:value="47422" table:style-name="ce33">
            <text:p>47,422</text:p>
          </table:table-cell>
          <table:table-cell office:value-type="float" office:value="49385" table:style-name="ce33">
            <text:p>49,385</text:p>
          </table:table-cell>
          <table:table-cell office:value-type="float" office:value="53395" table:style-name="ce33">
            <text:p>53,395</text:p>
          </table:table-cell>
          <table:table-cell office:value-type="float" office:value="54987" table:style-name="ce33">
            <text:p>54,987</text:p>
          </table:table-cell>
          <table:table-cell office:value-type="float" office:value="58106" table:style-name="ce34">
            <text:p>58,106</text:p>
          </table:table-cell>
          <table:table-cell office:value-type="float" office:value="294200" table:style-name="ce33">
            <text:p>294,200</text:p>
          </table:table-cell>
          <table:table-cell office:value-type="float" office:value="58882" table:style-name="ce33">
            <text:p>58,882</text:p>
          </table:table-cell>
          <table:table-cell office:value-type="float" office:value="59540" table:style-name="ce33">
            <text:p>59,540</text:p>
          </table:table-cell>
          <table:table-cell office:value-type="float" office:value="59777" table:style-name="ce33">
            <text:p>59,777</text:p>
          </table:table-cell>
          <table:table-cell office:value-type="float" office:value="59317" table:style-name="ce33">
            <text:p>59,317</text:p>
          </table:table-cell>
          <table:table-cell office:value-type="float" office:value="56684" table:style-name="ce34">
            <text:p>56,684</text:p>
          </table:table-cell>
          <table:table-cell office:value-type="float" office:value="272012" table:style-name="ce33">
            <text:p>272,012</text:p>
          </table:table-cell>
          <table:table-cell office:value-type="float" office:value="59640" table:style-name="ce33">
            <text:p>59,640</text:p>
          </table:table-cell>
          <table:table-cell office:value-type="float" office:value="55383" table:style-name="ce33">
            <text:p>55,383</text:p>
          </table:table-cell>
          <table:table-cell office:value-type="float" office:value="52650" table:style-name="ce33">
            <text:p>52,650</text:p>
          </table:table-cell>
          <table:table-cell office:value-type="float" office:value="51529" table:style-name="ce33">
            <text:p>51,529</text:p>
          </table:table-cell>
          <table:table-cell office:value-type="float" office:value="52810" table:style-name="ce34">
            <text:p>52,810</text:p>
          </table:table-cell>
          <table:table-cell office:value-type="float" office:value="280351" table:style-name="ce33">
            <text:p>280,351</text:p>
          </table:table-cell>
          <table:table-cell office:value-type="float" office:value="53493" table:style-name="ce33">
            <text:p>53,493</text:p>
          </table:table-cell>
          <table:table-cell office:value-type="float" office:value="55870" table:style-name="ce33">
            <text:p>55,870</text:p>
          </table:table-cell>
          <table:table-cell office:value-type="float" office:value="56915" table:style-name="ce33">
            <text:p>56,915</text:p>
          </table:table-cell>
          <table:table-cell office:value-type="float" office:value="57180" table:style-name="ce33">
            <text:p>57,180</text:p>
          </table:table-cell>
          <table:table-cell office:value-type="float" office:value="56893" table:style-name="ce34">
            <text:p>56,893</text:p>
          </table:table-cell>
          <table:table-cell office:value-type="float" office:value="292623" table:style-name="ce33">
            <text:p>292,623</text:p>
          </table:table-cell>
          <table:table-cell office:value-type="float" office:value="57274" table:style-name="ce33">
            <text:p>57,274</text:p>
          </table:table-cell>
          <table:table-cell office:value-type="float" office:value="57805" table:style-name="ce33">
            <text:p>57,805</text:p>
          </table:table-cell>
          <table:table-cell office:value-type="float" office:value="59419" table:style-name="ce33">
            <text:p>59,419</text:p>
          </table:table-cell>
          <table:table-cell office:value-type="float" office:value="59031" table:style-name="ce33">
            <text:p>59,031</text:p>
          </table:table-cell>
          <table:table-cell office:value-type="float" office:value="59094" table:style-name="ce34">
            <text:p>59,094</text:p>
          </table:table-cell>
          <table:table-cell office:value-type="float" office:value="277987" table:style-name="ce33">
            <text:p>277,987</text:p>
          </table:table-cell>
          <table:table-cell office:value-type="float" office:value="59156" table:style-name="ce33">
            <text:p>59,156</text:p>
          </table:table-cell>
          <table:table-cell office:value-type="float" office:value="57268" table:style-name="ce33">
            <text:p>57,268</text:p>
          </table:table-cell>
          <table:table-cell office:value-type="float" office:value="55675" table:style-name="ce33">
            <text:p>55,675</text:p>
          </table:table-cell>
          <table:table-cell office:value-type="float" office:value="55724" table:style-name="ce33">
            <text:p>55,724</text:p>
          </table:table-cell>
          <table:table-cell office:value-type="float" office:value="50164" table:style-name="ce34">
            <text:p>50,164</text:p>
          </table:table-cell>
          <table:table-cell office:value-type="float" office:value="234991" table:style-name="ce33">
            <text:p>234,991</text:p>
          </table:table-cell>
          <table:table-cell office:value-type="float" office:value="50072" table:style-name="ce33">
            <text:p>50,072</text:p>
          </table:table-cell>
          <table:table-cell office:value-type="float" office:value="49429" table:style-name="ce33">
            <text:p>49,429</text:p>
          </table:table-cell>
          <table:table-cell office:value-type="float" office:value="48337" table:style-name="ce33">
            <text:p>48,337</text:p>
          </table:table-cell>
          <table:table-cell office:value-type="float" office:value="44866" table:style-name="ce33">
            <text:p>44,866</text:p>
          </table:table-cell>
          <table:table-cell office:value-type="float" office:value="42287" table:style-name="ce34">
            <text:p>42,287</text:p>
          </table:table-cell>
          <table:table-cell office:value-type="float" office:value="172614" table:style-name="ce33">
            <text:p>172,614</text:p>
          </table:table-cell>
          <table:table-cell office:value-type="float" office:value="42574" table:style-name="ce33">
            <text:p>42,574</text:p>
          </table:table-cell>
          <table:table-cell office:value-type="float" office:value="38815" table:style-name="ce33">
            <text:p>38,815</text:p>
          </table:table-cell>
          <table:table-cell office:value-type="float" office:value="33029" table:style-name="ce33">
            <text:p>33,029</text:p>
          </table:table-cell>
          <table:table-cell office:value-type="float" office:value="31123" table:style-name="ce33">
            <text:p>31,123</text:p>
          </table:table-cell>
          <table:table-cell office:value-type="float" office:value="27073" table:style-name="ce34">
            <text:p>27,073</text:p>
          </table:table-cell>
          <table:table-cell office:value-type="float" office:value="103574" table:style-name="ce33">
            <text:p>103,574</text:p>
          </table:table-cell>
          <table:table-cell office:value-type="float" office:value="22956" table:style-name="ce33">
            <text:p>22,956</text:p>
          </table:table-cell>
          <table:table-cell office:value-type="float" office:value="17217" table:style-name="ce33">
            <text:p>17,217</text:p>
          </table:table-cell>
          <table:table-cell office:value-type="float" office:value="20329" table:style-name="ce33">
            <text:p>20,329</text:p>
          </table:table-cell>
          <table:table-cell office:value-type="float" office:value="21792" table:style-name="ce33">
            <text:p>21,792</text:p>
          </table:table-cell>
          <table:table-cell office:value-type="float" office:value="21280" table:style-name="ce34">
            <text:p>21,280</text:p>
          </table:table-cell>
          <table:table-cell office:value-type="float" office:value="98315" table:style-name="ce33">
            <text:p>98,315</text:p>
          </table:table-cell>
          <table:table-cell office:value-type="float" office:value="21030" table:style-name="ce33">
            <text:p>21,030</text:p>
          </table:table-cell>
          <table:table-cell office:value-type="float" office:value="21297" table:style-name="ce33">
            <text:p>21,297</text:p>
          </table:table-cell>
          <table:table-cell office:value-type="float" office:value="20388" table:style-name="ce33">
            <text:p>20,388</text:p>
          </table:table-cell>
          <table:table-cell office:value-type="float" office:value="18502" table:style-name="ce33">
            <text:p>18,502</text:p>
          </table:table-cell>
          <table:table-cell office:value-type="float" office:value="17098" table:style-name="ce34">
            <text:p>17,098</text:p>
          </table:table-cell>
          <table:table-cell office:value-type="float" office:value="65477" table:style-name="ce33">
            <text:p>65,477</text:p>
          </table:table-cell>
          <table:table-cell office:value-type="float" office:value="15864" table:style-name="ce33">
            <text:p>15,864</text:p>
          </table:table-cell>
          <table:table-cell office:value-type="float" office:value="14291" table:style-name="ce33">
            <text:p>14,291</text:p>
          </table:table-cell>
          <table:table-cell office:value-type="float" office:value="13104" table:style-name="ce33">
            <text:p>13,104</text:p>
          </table:table-cell>
          <table:table-cell office:value-type="float" office:value="11535" table:style-name="ce33">
            <text:p>11,535</text:p>
          </table:table-cell>
          <table:table-cell office:value-type="float" office:value="10683" table:style-name="ce34">
            <text:p>10,683</text:p>
          </table:table-cell>
          <table:table-cell office:value-type="float" office:value="37775" table:style-name="ce33">
            <text:p>37,775</text:p>
          </table:table-cell>
          <table:table-cell office:value-type="float" office:value="9770" table:style-name="ce33">
            <text:p>9,770</text:p>
          </table:table-cell>
          <table:table-cell office:value-type="float" office:value="8992" table:style-name="ce33">
            <text:p>8,992</text:p>
          </table:table-cell>
          <table:table-cell office:value-type="float" office:value="7545" table:style-name="ce33">
            <text:p>7,545</text:p>
          </table:table-cell>
          <table:table-cell office:value-type="float" office:value="6220" table:style-name="ce33">
            <text:p>6,220</text:p>
          </table:table-cell>
          <table:table-cell office:value-type="float" office:value="5248" table:style-name="ce34">
            <text:p>5,248</text:p>
          </table:table-cell>
          <table:table-cell office:value-type="float" office:value="13094" table:style-name="ce33">
            <text:p>13,094</text:p>
          </table:table-cell>
          <table:table-cell office:value-type="float" office:value="4334" table:style-name="ce33">
            <text:p>4,334</text:p>
          </table:table-cell>
          <table:table-cell office:value-type="float" office:value="3369" table:style-name="ce33">
            <text:p>3,369</text:p>
          </table:table-cell>
          <table:table-cell office:value-type="float" office:value="2344" table:style-name="ce33">
            <text:p>2,344</text:p>
          </table:table-cell>
          <table:table-cell office:value-type="float" office:value="1744" table:style-name="ce33">
            <text:p>1,744</text:p>
          </table:table-cell>
          <table:table-cell office:value-type="float" office:value="1303" table:style-name="ce34">
            <text:p>1,303</text:p>
          </table:table-cell>
          <table:table-cell office:value-type="float" office:value="2389" table:style-name="ce33">
            <text:p>2,389</text:p>
          </table:table-cell>
          <table:table-cell office:value-type="float" office:value="955" table:style-name="ce33">
            <text:p>955</text:p>
          </table:table-cell>
          <table:table-cell office:value-type="float" office:value="598" table:style-name="ce33">
            <text:p>598</text:p>
          </table:table-cell>
          <table:table-cell office:value-type="float" office:value="417" table:style-name="ce33">
            <text:p>417</text:p>
          </table:table-cell>
          <table:table-cell office:value-type="float" office:value="246" table:style-name="ce33">
            <text:p>246</text:p>
          </table:table-cell>
          <table:table-cell office:value-type="float" office:value="173" table:style-name="ce34">
            <text:p>173</text:p>
          </table:table-cell>
          <table:table-cell office:value-type="float" office:value="371" table:style-name="ce33">
            <text:p>37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6">
            <text:p>女</text:p>
          </table:table-cell>
          <table:table-cell office:value-type="float" office:value="3489116" table:style-name="ce30">
            <text:p>3,489,116</text:p>
          </table:table-cell>
          <table:table-cell office:value-type="float" office:value="137939" table:style-name="ce31">
            <text:p>137,939</text:p>
          </table:table-cell>
          <table:table-cell office:value-type="float" office:value="25498" table:style-name="ce30">
            <text:p>25,498</text:p>
          </table:table-cell>
          <table:table-cell office:value-type="float" office:value="28337" table:style-name="ce30">
            <text:p>28,337</text:p>
          </table:table-cell>
          <table:table-cell office:value-type="float" office:value="28358" table:style-name="ce30">
            <text:p>28,358</text:p>
          </table:table-cell>
          <table:table-cell office:value-type="float" office:value="26263" table:style-name="ce30">
            <text:p>26,263</text:p>
          </table:table-cell>
          <table:table-cell office:value-type="float" office:value="29483" table:style-name="ce30">
            <text:p>29,483</text:p>
          </table:table-cell>
          <table:table-cell office:value-type="float" office:value="137294" table:style-name="ce30">
            <text:p>137,294</text:p>
          </table:table-cell>
          <table:table-cell office:value-type="float" office:value="29026" table:style-name="ce30">
            <text:p>29,026</text:p>
          </table:table-cell>
          <table:table-cell office:value-type="float" office:value="25231" table:style-name="ce30">
            <text:p>25,231</text:p>
          </table:table-cell>
          <table:table-cell office:value-type="float" office:value="26235" table:style-name="ce30">
            <text:p>26,235</text:p>
          </table:table-cell>
          <table:table-cell office:value-type="float" office:value="27740" table:style-name="ce30">
            <text:p>27,740</text:p>
          </table:table-cell>
          <table:table-cell office:value-type="float" office:value="29062" table:style-name="ce31">
            <text:p>29,062</text:p>
          </table:table-cell>
          <table:table-cell office:value-type="float" office:value="160687" table:style-name="ce30">
            <text:p>160,687</text:p>
          </table:table-cell>
          <table:table-cell office:value-type="float" office:value="29647" table:style-name="ce30">
            <text:p>29,647</text:p>
          </table:table-cell>
          <table:table-cell office:value-type="float" office:value="30362" table:style-name="ce30">
            <text:p>30,362</text:p>
          </table:table-cell>
          <table:table-cell office:value-type="float" office:value="32167" table:style-name="ce30">
            <text:p>32,167</text:p>
          </table:table-cell>
          <table:table-cell office:value-type="float" office:value="32940" table:style-name="ce30">
            <text:p>32,940</text:p>
          </table:table-cell>
          <table:table-cell office:value-type="float" office:value="35571" table:style-name="ce31">
            <text:p>35,571</text:p>
          </table:table-cell>
          <table:table-cell office:value-type="float" office:value="209066" table:style-name="ce30">
            <text:p>209,066</text:p>
          </table:table-cell>
          <table:table-cell office:value-type="float" office:value="37327" table:style-name="ce30">
            <text:p>37,327</text:p>
          </table:table-cell>
          <table:table-cell office:value-type="float" office:value="42785" table:style-name="ce30">
            <text:p>42,785</text:p>
          </table:table-cell>
          <table:table-cell office:value-type="float" office:value="42300" table:style-name="ce30">
            <text:p>42,300</text:p>
          </table:table-cell>
          <table:table-cell office:value-type="float" office:value="41131" table:style-name="ce30">
            <text:p>41,131</text:p>
          </table:table-cell>
          <table:table-cell office:value-type="float" office:value="45523" table:style-name="ce31">
            <text:p>45,523</text:p>
          </table:table-cell>
          <table:table-cell office:value-type="float" office:value="242541" table:style-name="ce30">
            <text:p>242,541</text:p>
          </table:table-cell>
          <table:table-cell office:value-type="float" office:value="48852" table:style-name="ce30">
            <text:p>48,852</text:p>
          </table:table-cell>
          <table:table-cell office:value-type="float" office:value="48683" table:style-name="ce30">
            <text:p>48,683</text:p>
          </table:table-cell>
          <table:table-cell office:value-type="float" office:value="48796" table:style-name="ce30">
            <text:p>48,796</text:p>
          </table:table-cell>
          <table:table-cell office:value-type="float" office:value="48235" table:style-name="ce30">
            <text:p>48,235</text:p>
          </table:table-cell>
          <table:table-cell office:value-type="float" office:value="47975" table:style-name="ce31">
            <text:p>47,975</text:p>
          </table:table-cell>
          <table:table-cell office:value-type="float" office:value="229277" table:style-name="ce30">
            <text:p>229,277</text:p>
          </table:table-cell>
          <table:table-cell office:value-type="float" office:value="46343" table:style-name="ce30">
            <text:p>46,343</text:p>
          </table:table-cell>
          <table:table-cell office:value-type="float" office:value="46752" table:style-name="ce30">
            <text:p>46,752</text:p>
          </table:table-cell>
          <table:table-cell office:value-type="float" office:value="46037" table:style-name="ce30">
            <text:p>46,037</text:p>
          </table:table-cell>
          <table:table-cell office:value-type="float" office:value="46050" table:style-name="ce30">
            <text:p>46,050</text:p>
          </table:table-cell>
          <table:table-cell office:value-type="float" office:value="44095" table:style-name="ce31">
            <text:p>44,095</text:p>
          </table:table-cell>
          <table:table-cell office:value-type="float" office:value="245473" table:style-name="ce30">
            <text:p>245,473</text:p>
          </table:table-cell>
          <table:table-cell office:value-type="float" office:value="43219" table:style-name="ce30">
            <text:p>43,219</text:p>
          </table:table-cell>
          <table:table-cell office:value-type="float" office:value="45602" table:style-name="ce30">
            <text:p>45,602</text:p>
          </table:table-cell>
          <table:table-cell office:value-type="float" office:value="49864" table:style-name="ce30">
            <text:p>49,864</text:p>
          </table:table-cell>
          <table:table-cell office:value-type="float" office:value="51493" table:style-name="ce30">
            <text:p>51,493</text:p>
          </table:table-cell>
          <table:table-cell office:value-type="float" office:value="55295" table:style-name="ce31">
            <text:p>55,295</text:p>
          </table:table-cell>
          <table:table-cell office:value-type="float" office:value="284029" table:style-name="ce30">
            <text:p>284,029</text:p>
          </table:table-cell>
          <table:table-cell office:value-type="float" office:value="56470" table:style-name="ce30">
            <text:p>56,470</text:p>
          </table:table-cell>
          <table:table-cell office:value-type="float" office:value="57620" table:style-name="ce30">
            <text:p>57,620</text:p>
          </table:table-cell>
          <table:table-cell office:value-type="float" office:value="57284" table:style-name="ce30">
            <text:p>57,284</text:p>
          </table:table-cell>
          <table:table-cell office:value-type="float" office:value="57403" table:style-name="ce30">
            <text:p>57,403</text:p>
          </table:table-cell>
          <table:table-cell office:value-type="float" office:value="55252" table:style-name="ce31">
            <text:p>55,252</text:p>
          </table:table-cell>
          <table:table-cell office:value-type="float" office:value="260989" table:style-name="ce30">
            <text:p>260,989</text:p>
          </table:table-cell>
          <table:table-cell office:value-type="float" office:value="57616" table:style-name="ce30">
            <text:p>57,616</text:p>
          </table:table-cell>
          <table:table-cell office:value-type="float" office:value="53261" table:style-name="ce30">
            <text:p>53,261</text:p>
          </table:table-cell>
          <table:table-cell office:value-type="float" office:value="50362" table:style-name="ce30">
            <text:p>50,362</text:p>
          </table:table-cell>
          <table:table-cell office:value-type="float" office:value="49726" table:style-name="ce30">
            <text:p>49,726</text:p>
          </table:table-cell>
          <table:table-cell office:value-type="float" office:value="50024" table:style-name="ce31">
            <text:p>50,024</text:p>
          </table:table-cell>
          <table:table-cell office:value-type="float" office:value="258209" table:style-name="ce30">
            <text:p>258,209</text:p>
          </table:table-cell>
          <table:table-cell office:value-type="float" office:value="50808" table:style-name="ce30">
            <text:p>50,808</text:p>
          </table:table-cell>
          <table:table-cell office:value-type="float" office:value="51795" table:style-name="ce30">
            <text:p>51,795</text:p>
          </table:table-cell>
          <table:table-cell office:value-type="float" office:value="52517" table:style-name="ce30">
            <text:p>52,517</text:p>
          </table:table-cell>
          <table:table-cell office:value-type="float" office:value="51698" table:style-name="ce30">
            <text:p>51,698</text:p>
          </table:table-cell>
          <table:table-cell office:value-type="float" office:value="51391" table:style-name="ce31">
            <text:p>51,391</text:p>
          </table:table-cell>
          <table:table-cell office:value-type="float" office:value="263716" table:style-name="ce30">
            <text:p>263,716</text:p>
          </table:table-cell>
          <table:table-cell office:value-type="float" office:value="50897" table:style-name="ce30">
            <text:p>50,897</text:p>
          </table:table-cell>
          <table:table-cell office:value-type="float" office:value="51968" table:style-name="ce30">
            <text:p>51,968</text:p>
          </table:table-cell>
          <table:table-cell office:value-type="float" office:value="53457" table:style-name="ce30">
            <text:p>53,457</text:p>
          </table:table-cell>
          <table:table-cell office:value-type="float" office:value="53353" table:style-name="ce30">
            <text:p>53,353</text:p>
          </table:table-cell>
          <table:table-cell office:value-type="float" office:value="54041" table:style-name="ce31">
            <text:p>54,041</text:p>
          </table:table-cell>
          <table:table-cell office:value-type="float" office:value="258539" table:style-name="ce30">
            <text:p>258,539</text:p>
          </table:table-cell>
          <table:table-cell office:value-type="float" office:value="54490" table:style-name="ce30">
            <text:p>54,490</text:p>
          </table:table-cell>
          <table:table-cell office:value-type="float" office:value="52292" table:style-name="ce30">
            <text:p>52,292</text:p>
          </table:table-cell>
          <table:table-cell office:value-type="float" office:value="51997" table:style-name="ce30">
            <text:p>51,997</text:p>
          </table:table-cell>
          <table:table-cell office:value-type="float" office:value="52028" table:style-name="ce30">
            <text:p>52,028</text:p>
          </table:table-cell>
          <table:table-cell office:value-type="float" office:value="47732" table:style-name="ce31">
            <text:p>47,732</text:p>
          </table:table-cell>
          <table:table-cell office:value-type="float" office:value="227993" table:style-name="ce30">
            <text:p>227,993</text:p>
          </table:table-cell>
          <table:table-cell office:value-type="float" office:value="47551" table:style-name="ce30">
            <text:p>47,551</text:p>
          </table:table-cell>
          <table:table-cell office:value-type="float" office:value="47557" table:style-name="ce30">
            <text:p>47,557</text:p>
          </table:table-cell>
          <table:table-cell office:value-type="float" office:value="46799" table:style-name="ce30">
            <text:p>46,799</text:p>
          </table:table-cell>
          <table:table-cell office:value-type="float" office:value="44054" table:style-name="ce30">
            <text:p>44,054</text:p>
          </table:table-cell>
          <table:table-cell office:value-type="float" office:value="42032" table:style-name="ce31">
            <text:p>42,032</text:p>
          </table:table-cell>
          <table:table-cell office:value-type="float" office:value="177474" table:style-name="ce30">
            <text:p>177,474</text:p>
          </table:table-cell>
          <table:table-cell office:value-type="float" office:value="42765" table:style-name="ce30">
            <text:p>42,765</text:p>
          </table:table-cell>
          <table:table-cell office:value-type="float" office:value="39415" table:style-name="ce30">
            <text:p>39,415</text:p>
          </table:table-cell>
          <table:table-cell office:value-type="float" office:value="33593" table:style-name="ce30">
            <text:p>33,593</text:p>
          </table:table-cell>
          <table:table-cell office:value-type="float" office:value="33147" table:style-name="ce30">
            <text:p>33,147</text:p>
          </table:table-cell>
          <table:table-cell office:value-type="float" office:value="28554" table:style-name="ce31">
            <text:p>28,554</text:p>
          </table:table-cell>
          <table:table-cell office:value-type="float" office:value="116030" table:style-name="ce30">
            <text:p>116,030</text:p>
          </table:table-cell>
          <table:table-cell office:value-type="float" office:value="24922" table:style-name="ce30">
            <text:p>24,922</text:p>
          </table:table-cell>
          <table:table-cell office:value-type="float" office:value="19153" table:style-name="ce30">
            <text:p>19,153</text:p>
          </table:table-cell>
          <table:table-cell office:value-type="float" office:value="23124" table:style-name="ce30">
            <text:p>23,124</text:p>
          </table:table-cell>
          <table:table-cell office:value-type="float" office:value="24255" table:style-name="ce30">
            <text:p>24,255</text:p>
          </table:table-cell>
          <table:table-cell office:value-type="float" office:value="24576" table:style-name="ce31">
            <text:p>24,576</text:p>
          </table:table-cell>
          <table:table-cell office:value-type="float" office:value="117637" table:style-name="ce30">
            <text:p>117,637</text:p>
          </table:table-cell>
          <table:table-cell office:value-type="float" office:value="24406" table:style-name="ce30">
            <text:p>24,406</text:p>
          </table:table-cell>
          <table:table-cell office:value-type="float" office:value="24792" table:style-name="ce30">
            <text:p>24,792</text:p>
          </table:table-cell>
          <table:table-cell office:value-type="float" office:value="24540" table:style-name="ce30">
            <text:p>24,540</text:p>
          </table:table-cell>
          <table:table-cell office:value-type="float" office:value="22733" table:style-name="ce30">
            <text:p>22,733</text:p>
          </table:table-cell>
          <table:table-cell office:value-type="float" office:value="21166" table:style-name="ce31">
            <text:p>21,166</text:p>
          </table:table-cell>
          <table:table-cell office:value-type="float" office:value="87516" table:style-name="ce30">
            <text:p>87,516</text:p>
          </table:table-cell>
          <table:table-cell office:value-type="float" office:value="20328" table:style-name="ce30">
            <text:p>20,328</text:p>
          </table:table-cell>
          <table:table-cell office:value-type="float" office:value="18773" table:style-name="ce30">
            <text:p>18,773</text:p>
          </table:table-cell>
          <table:table-cell office:value-type="float" office:value="17724" table:style-name="ce30">
            <text:p>17,724</text:p>
          </table:table-cell>
          <table:table-cell office:value-type="float" office:value="16201" table:style-name="ce30">
            <text:p>16,201</text:p>
          </table:table-cell>
          <table:table-cell office:value-type="float" office:value="14490" table:style-name="ce31">
            <text:p>14,490</text:p>
          </table:table-cell>
          <table:table-cell office:value-type="float" office:value="50848" table:style-name="ce30">
            <text:p>50,848</text:p>
          </table:table-cell>
          <table:table-cell office:value-type="float" office:value="13137" table:style-name="ce30">
            <text:p>13,137</text:p>
          </table:table-cell>
          <table:table-cell office:value-type="float" office:value="11787" table:style-name="ce30">
            <text:p>11,787</text:p>
          </table:table-cell>
          <table:table-cell office:value-type="float" office:value="10421" table:style-name="ce30">
            <text:p>10,421</text:p>
          </table:table-cell>
          <table:table-cell office:value-type="float" office:value="8556" table:style-name="ce30">
            <text:p>8,556</text:p>
          </table:table-cell>
          <table:table-cell office:value-type="float" office:value="6947" table:style-name="ce31">
            <text:p>6,947</text:p>
          </table:table-cell>
          <table:table-cell office:value-type="float" office:value="19150" table:style-name="ce30">
            <text:p>19,150</text:p>
          </table:table-cell>
          <table:table-cell office:value-type="float" office:value="6112" table:style-name="ce30">
            <text:p>6,112</text:p>
          </table:table-cell>
          <table:table-cell office:value-type="float" office:value="4739" table:style-name="ce30">
            <text:p>4,739</text:p>
          </table:table-cell>
          <table:table-cell office:value-type="float" office:value="3384" table:style-name="ce30">
            <text:p>3,384</text:p>
          </table:table-cell>
          <table:table-cell office:value-type="float" office:value="2788" table:style-name="ce30">
            <text:p>2,788</text:p>
          </table:table-cell>
          <table:table-cell office:value-type="float" office:value="2127" table:style-name="ce31">
            <text:p>2,127</text:p>
          </table:table-cell>
          <table:table-cell office:value-type="float" office:value="4190" table:style-name="ce30">
            <text:p>4,190</text:p>
          </table:table-cell>
          <table:table-cell office:value-type="float" office:value="1541" table:style-name="ce30">
            <text:p>1,541</text:p>
          </table:table-cell>
          <table:table-cell office:value-type="float" office:value="1092" table:style-name="ce30">
            <text:p>1,092</text:p>
          </table:table-cell>
          <table:table-cell office:value-type="float" office:value="766" table:style-name="ce30">
            <text:p>766</text:p>
          </table:table-cell>
          <table:table-cell office:value-type="float" office:value="445" table:style-name="ce30">
            <text:p>445</text:p>
          </table:table-cell>
          <table:table-cell office:value-type="float" office:value="346" table:style-name="ce31">
            <text:p>346</text:p>
          </table:table-cell>
          <table:table-cell office:value-type="float" office:value="519" table:style-name="ce30">
            <text:p>51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57106" table:style-name="ce16">
            <text:p>457,106</text:p>
          </table:table-cell>
          <table:table-cell office:value-type="float" office:value="17596" table:style-name="ce16">
            <text:p>17,596</text:p>
          </table:table-cell>
          <table:table-cell office:value-type="float" office:value="3267" table:style-name="ce16">
            <text:p>3,267</text:p>
          </table:table-cell>
          <table:table-cell office:value-type="float" office:value="3558" table:style-name="ce16">
            <text:p>3,558</text:p>
          </table:table-cell>
          <table:table-cell office:value-type="float" office:value="3518" table:style-name="ce16">
            <text:p>3,518</text:p>
          </table:table-cell>
          <table:table-cell office:value-type="float" office:value="3448" table:style-name="ce16">
            <text:p>3,448</text:p>
          </table:table-cell>
          <table:table-cell office:value-type="float" office:value="3805" table:style-name="ce16">
            <text:p>3,805</text:p>
          </table:table-cell>
          <table:table-cell office:value-type="float" office:value="17903" table:style-name="ce16">
            <text:p>17,903</text:p>
          </table:table-cell>
          <table:table-cell office:value-type="float" office:value="3832" table:style-name="ce16">
            <text:p>3,832</text:p>
          </table:table-cell>
          <table:table-cell office:value-type="float" office:value="3308" table:style-name="ce16">
            <text:p>3,308</text:p>
          </table:table-cell>
          <table:table-cell office:value-type="float" office:value="3427" table:style-name="ce16">
            <text:p>3,427</text:p>
          </table:table-cell>
          <table:table-cell office:value-type="float" office:value="3668" table:style-name="ce16">
            <text:p>3,668</text:p>
          </table:table-cell>
          <table:table-cell office:value-type="float" office:value="3668" table:style-name="ce17">
            <text:p>3,668</text:p>
          </table:table-cell>
          <table:table-cell office:value-type="float" office:value="20877" table:style-name="ce16">
            <text:p>20,877</text:p>
          </table:table-cell>
          <table:table-cell office:value-type="float" office:value="3765" table:style-name="ce16">
            <text:p>3,765</text:p>
          </table:table-cell>
          <table:table-cell office:value-type="float" office:value="3922" table:style-name="ce16">
            <text:p>3,922</text:p>
          </table:table-cell>
          <table:table-cell office:value-type="float" office:value="4204" table:style-name="ce16">
            <text:p>4,204</text:p>
          </table:table-cell>
          <table:table-cell office:value-type="float" office:value="4393" table:style-name="ce16">
            <text:p>4,393</text:p>
          </table:table-cell>
          <table:table-cell office:value-type="float" office:value="4593" table:style-name="ce17">
            <text:p>4,593</text:p>
          </table:table-cell>
          <table:table-cell office:value-type="float" office:value="27883" table:style-name="ce16">
            <text:p>27,883</text:p>
          </table:table-cell>
          <table:table-cell office:value-type="float" office:value="4842" table:style-name="ce16">
            <text:p>4,842</text:p>
          </table:table-cell>
          <table:table-cell office:value-type="float" office:value="5549" table:style-name="ce16">
            <text:p>5,549</text:p>
          </table:table-cell>
          <table:table-cell office:value-type="float" office:value="5674" table:style-name="ce16">
            <text:p>5,674</text:p>
          </table:table-cell>
          <table:table-cell office:value-type="float" office:value="5530" table:style-name="ce16">
            <text:p>5,530</text:p>
          </table:table-cell>
          <table:table-cell office:value-type="float" office:value="6288" table:style-name="ce17">
            <text:p>6,288</text:p>
          </table:table-cell>
          <table:table-cell office:value-type="float" office:value="33979" table:style-name="ce16">
            <text:p>33,979</text:p>
          </table:table-cell>
          <table:table-cell office:value-type="float" office:value="6685" table:style-name="ce16">
            <text:p>6,685</text:p>
          </table:table-cell>
          <table:table-cell office:value-type="float" office:value="6836" table:style-name="ce16">
            <text:p>6,836</text:p>
          </table:table-cell>
          <table:table-cell office:value-type="float" office:value="6795" table:style-name="ce16">
            <text:p>6,795</text:p>
          </table:table-cell>
          <table:table-cell office:value-type="float" office:value="6853" table:style-name="ce16">
            <text:p>6,853</text:p>
          </table:table-cell>
          <table:table-cell office:value-type="float" office:value="6810" table:style-name="ce17">
            <text:p>6,810</text:p>
          </table:table-cell>
          <table:table-cell office:value-type="float" office:value="32504" table:style-name="ce16">
            <text:p>32,504</text:p>
          </table:table-cell>
          <table:table-cell office:value-type="float" office:value="6689" table:style-name="ce16">
            <text:p>6,689</text:p>
          </table:table-cell>
          <table:table-cell office:value-type="float" office:value="6693" table:style-name="ce16">
            <text:p>6,693</text:p>
          </table:table-cell>
          <table:table-cell office:value-type="float" office:value="6428" table:style-name="ce16">
            <text:p>6,428</text:p>
          </table:table-cell>
          <table:table-cell office:value-type="float" office:value="6513" table:style-name="ce16">
            <text:p>6,513</text:p>
          </table:table-cell>
          <table:table-cell office:value-type="float" office:value="6181" table:style-name="ce17">
            <text:p>6,181</text:p>
          </table:table-cell>
          <table:table-cell office:value-type="float" office:value="31622" table:style-name="ce16">
            <text:p>31,622</text:p>
          </table:table-cell>
          <table:table-cell office:value-type="float" office:value="5650" table:style-name="ce16">
            <text:p>5,650</text:p>
          </table:table-cell>
          <table:table-cell office:value-type="float" office:value="6046" table:style-name="ce16">
            <text:p>6,046</text:p>
          </table:table-cell>
          <table:table-cell office:value-type="float" office:value="6337" table:style-name="ce16">
            <text:p>6,337</text:p>
          </table:table-cell>
          <table:table-cell office:value-type="float" office:value="6685" table:style-name="ce16">
            <text:p>6,685</text:p>
          </table:table-cell>
          <table:table-cell office:value-type="float" office:value="6904" table:style-name="ce17">
            <text:p>6,904</text:p>
          </table:table-cell>
          <table:table-cell office:value-type="float" office:value="34868" table:style-name="ce16">
            <text:p>34,868</text:p>
          </table:table-cell>
          <table:table-cell office:value-type="float" office:value="7003" table:style-name="ce16">
            <text:p>7,003</text:p>
          </table:table-cell>
          <table:table-cell office:value-type="float" office:value="7239" table:style-name="ce16">
            <text:p>7,239</text:p>
          </table:table-cell>
          <table:table-cell office:value-type="float" office:value="6919" table:style-name="ce16">
            <text:p>6,919</text:p>
          </table:table-cell>
          <table:table-cell office:value-type="float" office:value="6950" table:style-name="ce16">
            <text:p>6,950</text:p>
          </table:table-cell>
          <table:table-cell office:value-type="float" office:value="6757" table:style-name="ce17">
            <text:p>6,757</text:p>
          </table:table-cell>
          <table:table-cell office:value-type="float" office:value="33361" table:style-name="ce16">
            <text:p>33,361</text:p>
          </table:table-cell>
          <table:table-cell office:value-type="float" office:value="7129" table:style-name="ce16">
            <text:p>7,129</text:p>
          </table:table-cell>
          <table:table-cell office:value-type="float" office:value="6557" table:style-name="ce16">
            <text:p>6,557</text:p>
          </table:table-cell>
          <table:table-cell office:value-type="float" office:value="6626" table:style-name="ce16">
            <text:p>6,626</text:p>
          </table:table-cell>
          <table:table-cell office:value-type="float" office:value="6461" table:style-name="ce16">
            <text:p>6,461</text:p>
          </table:table-cell>
          <table:table-cell office:value-type="float" office:value="6588" table:style-name="ce17">
            <text:p>6,588</text:p>
          </table:table-cell>
          <table:table-cell office:value-type="float" office:value="35498" table:style-name="ce16">
            <text:p>35,498</text:p>
          </table:table-cell>
          <table:table-cell office:value-type="float" office:value="6594" table:style-name="ce16">
            <text:p>6,594</text:p>
          </table:table-cell>
          <table:table-cell office:value-type="float" office:value="7204" table:style-name="ce16">
            <text:p>7,204</text:p>
          </table:table-cell>
          <table:table-cell office:value-type="float" office:value="7274" table:style-name="ce16">
            <text:p>7,274</text:p>
          </table:table-cell>
          <table:table-cell office:value-type="float" office:value="7096" table:style-name="ce16">
            <text:p>7,096</text:p>
          </table:table-cell>
          <table:table-cell office:value-type="float" office:value="7330" table:style-name="ce17">
            <text:p>7,330</text:p>
          </table:table-cell>
          <table:table-cell office:value-type="float" office:value="36537" table:style-name="ce16">
            <text:p>36,537</text:p>
          </table:table-cell>
          <table:table-cell office:value-type="float" office:value="7132" table:style-name="ce16">
            <text:p>7,132</text:p>
          </table:table-cell>
          <table:table-cell office:value-type="float" office:value="6980" table:style-name="ce16">
            <text:p>6,980</text:p>
          </table:table-cell>
          <table:table-cell office:value-type="float" office:value="7611" table:style-name="ce16">
            <text:p>7,611</text:p>
          </table:table-cell>
          <table:table-cell office:value-type="float" office:value="7383" table:style-name="ce16">
            <text:p>7,383</text:p>
          </table:table-cell>
          <table:table-cell office:value-type="float" office:value="7431" table:style-name="ce17">
            <text:p>7,431</text:p>
          </table:table-cell>
          <table:table-cell office:value-type="float" office:value="35226" table:style-name="ce16">
            <text:p>35,226</text:p>
          </table:table-cell>
          <table:table-cell office:value-type="float" office:value="7508" table:style-name="ce16">
            <text:p>7,508</text:p>
          </table:table-cell>
          <table:table-cell office:value-type="float" office:value="7186" table:style-name="ce16">
            <text:p>7,186</text:p>
          </table:table-cell>
          <table:table-cell office:value-type="float" office:value="7071" table:style-name="ce16">
            <text:p>7,071</text:p>
          </table:table-cell>
          <table:table-cell office:value-type="float" office:value="7098" table:style-name="ce16">
            <text:p>7,098</text:p>
          </table:table-cell>
          <table:table-cell office:value-type="float" office:value="6363" table:style-name="ce17">
            <text:p>6,363</text:p>
          </table:table-cell>
          <table:table-cell office:value-type="float" office:value="30239" table:style-name="ce16">
            <text:p>30,239</text:p>
          </table:table-cell>
          <table:table-cell office:value-type="float" office:value="6465" table:style-name="ce16">
            <text:p>6,465</text:p>
          </table:table-cell>
          <table:table-cell office:value-type="float" office:value="6414" table:style-name="ce16">
            <text:p>6,414</text:p>
          </table:table-cell>
          <table:table-cell office:value-type="float" office:value="6241" table:style-name="ce16">
            <text:p>6,241</text:p>
          </table:table-cell>
          <table:table-cell office:value-type="float" office:value="5796" table:style-name="ce16">
            <text:p>5,796</text:p>
          </table:table-cell>
          <table:table-cell office:value-type="float" office:value="5323" table:style-name="ce17">
            <text:p>5,323</text:p>
          </table:table-cell>
          <table:table-cell office:value-type="float" office:value="21694" table:style-name="ce16">
            <text:p>21,694</text:p>
          </table:table-cell>
          <table:table-cell office:value-type="float" office:value="5461" table:style-name="ce16">
            <text:p>5,461</text:p>
          </table:table-cell>
          <table:table-cell office:value-type="float" office:value="5001" table:style-name="ce16">
            <text:p>5,001</text:p>
          </table:table-cell>
          <table:table-cell office:value-type="float" office:value="3992" table:style-name="ce16">
            <text:p>3,992</text:p>
          </table:table-cell>
          <table:table-cell office:value-type="float" office:value="3967" table:style-name="ce16">
            <text:p>3,967</text:p>
          </table:table-cell>
          <table:table-cell office:value-type="float" office:value="3273" table:style-name="ce17">
            <text:p>3,273</text:p>
          </table:table-cell>
          <table:table-cell office:value-type="float" office:value="14218" table:style-name="ce16">
            <text:p>14,218</text:p>
          </table:table-cell>
          <table:table-cell office:value-type="float" office:value="2904" table:style-name="ce16">
            <text:p>2,904</text:p>
          </table:table-cell>
          <table:table-cell office:value-type="float" office:value="2224" table:style-name="ce16">
            <text:p>2,224</text:p>
          </table:table-cell>
          <table:table-cell office:value-type="float" office:value="2897" table:style-name="ce16">
            <text:p>2,897</text:p>
          </table:table-cell>
          <table:table-cell office:value-type="float" office:value="3038" table:style-name="ce16">
            <text:p>3,038</text:p>
          </table:table-cell>
          <table:table-cell office:value-type="float" office:value="3155" table:style-name="ce17">
            <text:p>3,155</text:p>
          </table:table-cell>
          <table:table-cell office:value-type="float" office:value="14745" table:style-name="ce16">
            <text:p>14,745</text:p>
          </table:table-cell>
          <table:table-cell office:value-type="float" office:value="3015" table:style-name="ce16">
            <text:p>3,015</text:p>
          </table:table-cell>
          <table:table-cell office:value-type="float" office:value="3186" table:style-name="ce16">
            <text:p>3,186</text:p>
          </table:table-cell>
          <table:table-cell office:value-type="float" office:value="3172" table:style-name="ce16">
            <text:p>3,172</text:p>
          </table:table-cell>
          <table:table-cell office:value-type="float" office:value="2729" table:style-name="ce16">
            <text:p>2,729</text:p>
          </table:table-cell>
          <table:table-cell office:value-type="float" office:value="2643" table:style-name="ce17">
            <text:p>2,643</text:p>
          </table:table-cell>
          <table:table-cell office:value-type="float" office:value="10034" table:style-name="ce16">
            <text:p>10,034</text:p>
          </table:table-cell>
          <table:table-cell office:value-type="float" office:value="2438" table:style-name="ce16">
            <text:p>2,438</text:p>
          </table:table-cell>
          <table:table-cell office:value-type="float" office:value="2186" table:style-name="ce16">
            <text:p>2,186</text:p>
          </table:table-cell>
          <table:table-cell office:value-type="float" office:value="2006" table:style-name="ce16">
            <text:p>2,006</text:p>
          </table:table-cell>
          <table:table-cell office:value-type="float" office:value="1808" table:style-name="ce16">
            <text:p>1,808</text:p>
          </table:table-cell>
          <table:table-cell office:value-type="float" office:value="1596" table:style-name="ce17">
            <text:p>1,596</text:p>
          </table:table-cell>
          <table:table-cell office:value-type="float" office:value="5688" table:style-name="ce16">
            <text:p>5,688</text:p>
          </table:table-cell>
          <table:table-cell office:value-type="float" office:value="1492" table:style-name="ce16">
            <text:p>1,492</text:p>
          </table:table-cell>
          <table:table-cell office:value-type="float" office:value="1388" table:style-name="ce16">
            <text:p>1,388</text:p>
          </table:table-cell>
          <table:table-cell office:value-type="float" office:value="1113" table:style-name="ce16">
            <text:p>1,113</text:p>
          </table:table-cell>
          <table:table-cell office:value-type="float" office:value="942" table:style-name="ce16">
            <text:p>942</text:p>
          </table:table-cell>
          <table:table-cell office:value-type="float" office:value="753" table:style-name="ce17">
            <text:p>753</text:p>
          </table:table-cell>
          <table:table-cell office:value-type="float" office:value="2130" table:style-name="ce16">
            <text:p>2,130</text:p>
          </table:table-cell>
          <table:table-cell office:value-type="float" office:value="698" table:style-name="ce16">
            <text:p>698</text:p>
          </table:table-cell>
          <table:table-cell office:value-type="float" office:value="559" table:style-name="ce16">
            <text:p>559</text:p>
          </table:table-cell>
          <table:table-cell office:value-type="float" office:value="365" table:style-name="ce16">
            <text:p>365</text:p>
          </table:table-cell>
          <table:table-cell office:value-type="float" office:value="285" table:style-name="ce16">
            <text:p>285</text:p>
          </table:table-cell>
          <table:table-cell office:value-type="float" office:value="223" table:style-name="ce17">
            <text:p>223</text:p>
          </table:table-cell>
          <table:table-cell office:value-type="float" office:value="433" table:style-name="ce16">
            <text:p>433</text:p>
          </table:table-cell>
          <table:table-cell office:value-type="float" office:value="151" table:style-name="ce16">
            <text:p>151</text:p>
          </table:table-cell>
          <table:table-cell office:value-type="float" office:value="102" table:style-name="ce16">
            <text:p>102</text:p>
          </table:table-cell>
          <table:table-cell office:value-type="float" office:value="97" table:style-name="ce16">
            <text:p>97</text:p>
          </table:table-cell>
          <table:table-cell office:value-type="float" office:value="44" table:style-name="ce16">
            <text:p>44</text:p>
          </table:table-cell>
          <table:table-cell office:value-type="float" office:value="39" table:style-name="ce17">
            <text:p>39</text:p>
          </table:table-cell>
          <table:table-cell office:value-type="float" office:value="71" table:style-name="ce16">
            <text:p>7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宜蘭縣</text:p>
          </table:table-cell>
          <table:table-cell office:value-type="string" table:style-name="ce18">
            <text:p>男</text:p>
          </table:table-cell>
          <table:table-cell office:value-type="float" office:value="231387" table:style-name="ce16">
            <text:p>231,387</text:p>
          </table:table-cell>
          <table:table-cell office:value-type="float" office:value="9227" table:style-name="ce16">
            <text:p>9,227</text:p>
          </table:table-cell>
          <table:table-cell office:value-type="float" office:value="1696" table:style-name="ce28">
            <text:p>1,696</text:p>
          </table:table-cell>
          <table:table-cell office:value-type="float" office:value="1841" table:style-name="ce28">
            <text:p>1,841</text:p>
          </table:table-cell>
          <table:table-cell office:value-type="float" office:value="1863" table:style-name="ce28">
            <text:p>1,863</text:p>
          </table:table-cell>
          <table:table-cell office:value-type="float" office:value="1790" table:style-name="ce28">
            <text:p>1,790</text:p>
          </table:table-cell>
          <table:table-cell office:value-type="float" office:value="2037" table:style-name="ce28">
            <text:p>2,037</text:p>
          </table:table-cell>
          <table:table-cell office:value-type="float" office:value="9295" table:style-name="ce28">
            <text:p>9,295</text:p>
          </table:table-cell>
          <table:table-cell office:value-type="float" office:value="2024" table:style-name="ce28">
            <text:p>2,024</text:p>
          </table:table-cell>
          <table:table-cell office:value-type="float" office:value="1701" table:style-name="ce28">
            <text:p>1,701</text:p>
          </table:table-cell>
          <table:table-cell office:value-type="float" office:value="1745" table:style-name="ce28">
            <text:p>1,745</text:p>
          </table:table-cell>
          <table:table-cell office:value-type="float" office:value="1926" table:style-name="ce28">
            <text:p>1,926</text:p>
          </table:table-cell>
          <table:table-cell office:value-type="float" office:value="1899" table:style-name="ce29">
            <text:p>1,899</text:p>
          </table:table-cell>
          <table:table-cell office:value-type="float" office:value="10886" table:style-name="ce28">
            <text:p>10,886</text:p>
          </table:table-cell>
          <table:table-cell office:value-type="float" office:value="1932" table:style-name="ce28">
            <text:p>1,932</text:p>
          </table:table-cell>
          <table:table-cell office:value-type="float" office:value="2043" table:style-name="ce28">
            <text:p>2,043</text:p>
          </table:table-cell>
          <table:table-cell office:value-type="float" office:value="2143" table:style-name="ce28">
            <text:p>2,143</text:p>
          </table:table-cell>
          <table:table-cell office:value-type="float" office:value="2347" table:style-name="ce28">
            <text:p>2,347</text:p>
          </table:table-cell>
          <table:table-cell office:value-type="float" office:value="2421" table:style-name="ce29">
            <text:p>2,421</text:p>
          </table:table-cell>
          <table:table-cell office:value-type="float" office:value="14517" table:style-name="ce28">
            <text:p>14,517</text:p>
          </table:table-cell>
          <table:table-cell office:value-type="float" office:value="2470" table:style-name="ce28">
            <text:p>2,470</text:p>
          </table:table-cell>
          <table:table-cell office:value-type="float" office:value="2930" table:style-name="ce28">
            <text:p>2,930</text:p>
          </table:table-cell>
          <table:table-cell office:value-type="float" office:value="2956" table:style-name="ce28">
            <text:p>2,956</text:p>
          </table:table-cell>
          <table:table-cell office:value-type="float" office:value="2879" table:style-name="ce28">
            <text:p>2,879</text:p>
          </table:table-cell>
          <table:table-cell office:value-type="float" office:value="3282" table:style-name="ce29">
            <text:p>3,282</text:p>
          </table:table-cell>
          <table:table-cell office:value-type="float" office:value="17628" table:style-name="ce28">
            <text:p>17,628</text:p>
          </table:table-cell>
          <table:table-cell office:value-type="float" office:value="3476" table:style-name="ce28">
            <text:p>3,476</text:p>
          </table:table-cell>
          <table:table-cell office:value-type="float" office:value="3607" table:style-name="ce28">
            <text:p>3,607</text:p>
          </table:table-cell>
          <table:table-cell office:value-type="float" office:value="3480" table:style-name="ce28">
            <text:p>3,480</text:p>
          </table:table-cell>
          <table:table-cell office:value-type="float" office:value="3502" table:style-name="ce28">
            <text:p>3,502</text:p>
          </table:table-cell>
          <table:table-cell office:value-type="float" office:value="3563" table:style-name="ce29">
            <text:p>3,563</text:p>
          </table:table-cell>
          <table:table-cell office:value-type="float" office:value="17191" table:style-name="ce28">
            <text:p>17,191</text:p>
          </table:table-cell>
          <table:table-cell office:value-type="float" office:value="3507" table:style-name="ce28">
            <text:p>3,507</text:p>
          </table:table-cell>
          <table:table-cell office:value-type="float" office:value="3559" table:style-name="ce28">
            <text:p>3,559</text:p>
          </table:table-cell>
          <table:table-cell office:value-type="float" office:value="3396" table:style-name="ce28">
            <text:p>3,396</text:p>
          </table:table-cell>
          <table:table-cell office:value-type="float" office:value="3411" table:style-name="ce28">
            <text:p>3,411</text:p>
          </table:table-cell>
          <table:table-cell office:value-type="float" office:value="3318" table:style-name="ce29">
            <text:p>3,318</text:p>
          </table:table-cell>
          <table:table-cell office:value-type="float" office:value="16384" table:style-name="ce28">
            <text:p>16,384</text:p>
          </table:table-cell>
          <table:table-cell office:value-type="float" office:value="2983" table:style-name="ce28">
            <text:p>2,983</text:p>
          </table:table-cell>
          <table:table-cell office:value-type="float" office:value="3176" table:style-name="ce28">
            <text:p>3,176</text:p>
          </table:table-cell>
          <table:table-cell office:value-type="float" office:value="3209" table:style-name="ce28">
            <text:p>3,209</text:p>
          </table:table-cell>
          <table:table-cell office:value-type="float" office:value="3438" table:style-name="ce28">
            <text:p>3,438</text:p>
          </table:table-cell>
          <table:table-cell office:value-type="float" office:value="3578" table:style-name="ce29">
            <text:p>3,578</text:p>
          </table:table-cell>
          <table:table-cell office:value-type="float" office:value="17625" table:style-name="ce28">
            <text:p>17,625</text:p>
          </table:table-cell>
          <table:table-cell office:value-type="float" office:value="3525" table:style-name="ce28">
            <text:p>3,525</text:p>
          </table:table-cell>
          <table:table-cell office:value-type="float" office:value="3681" table:style-name="ce28">
            <text:p>3,681</text:p>
          </table:table-cell>
          <table:table-cell office:value-type="float" office:value="3513" table:style-name="ce28">
            <text:p>3,513</text:p>
          </table:table-cell>
          <table:table-cell office:value-type="float" office:value="3456" table:style-name="ce28">
            <text:p>3,456</text:p>
          </table:table-cell>
          <table:table-cell office:value-type="float" office:value="3450" table:style-name="ce29">
            <text:p>3,450</text:p>
          </table:table-cell>
          <table:table-cell office:value-type="float" office:value="16702" table:style-name="ce28">
            <text:p>16,702</text:p>
          </table:table-cell>
          <table:table-cell office:value-type="float" office:value="3639" table:style-name="ce28">
            <text:p>3,639</text:p>
          </table:table-cell>
          <table:table-cell office:value-type="float" office:value="3271" table:style-name="ce28">
            <text:p>3,271</text:p>
          </table:table-cell>
          <table:table-cell office:value-type="float" office:value="3288" table:style-name="ce28">
            <text:p>3,288</text:p>
          </table:table-cell>
          <table:table-cell office:value-type="float" office:value="3194" table:style-name="ce28">
            <text:p>3,194</text:p>
          </table:table-cell>
          <table:table-cell office:value-type="float" office:value="3310" table:style-name="ce29">
            <text:p>3,310</text:p>
          </table:table-cell>
          <table:table-cell office:value-type="float" office:value="18195" table:style-name="ce28">
            <text:p>18,195</text:p>
          </table:table-cell>
          <table:table-cell office:value-type="float" office:value="3355" table:style-name="ce28">
            <text:p>3,355</text:p>
          </table:table-cell>
          <table:table-cell office:value-type="float" office:value="3667" table:style-name="ce28">
            <text:p>3,667</text:p>
          </table:table-cell>
          <table:table-cell office:value-type="float" office:value="3712" table:style-name="ce28">
            <text:p>3,712</text:p>
          </table:table-cell>
          <table:table-cell office:value-type="float" office:value="3682" table:style-name="ce28">
            <text:p>3,682</text:p>
          </table:table-cell>
          <table:table-cell office:value-type="float" office:value="3779" table:style-name="ce29">
            <text:p>3,779</text:p>
          </table:table-cell>
          <table:table-cell office:value-type="float" office:value="18810" table:style-name="ce28">
            <text:p>18,810</text:p>
          </table:table-cell>
          <table:table-cell office:value-type="float" office:value="3723" table:style-name="ce28">
            <text:p>3,723</text:p>
          </table:table-cell>
          <table:table-cell office:value-type="float" office:value="3559" table:style-name="ce28">
            <text:p>3,559</text:p>
          </table:table-cell>
          <table:table-cell office:value-type="float" office:value="3946" table:style-name="ce28">
            <text:p>3,946</text:p>
          </table:table-cell>
          <table:table-cell office:value-type="float" office:value="3733" table:style-name="ce28">
            <text:p>3,733</text:p>
          </table:table-cell>
          <table:table-cell office:value-type="float" office:value="3849" table:style-name="ce29">
            <text:p>3,849</text:p>
          </table:table-cell>
          <table:table-cell office:value-type="float" office:value="17680" table:style-name="ce28">
            <text:p>17,680</text:p>
          </table:table-cell>
          <table:table-cell office:value-type="float" office:value="3768" table:style-name="ce28">
            <text:p>3,768</text:p>
          </table:table-cell>
          <table:table-cell office:value-type="float" office:value="3677" table:style-name="ce28">
            <text:p>3,677</text:p>
          </table:table-cell>
          <table:table-cell office:value-type="float" office:value="3556" table:style-name="ce28">
            <text:p>3,556</text:p>
          </table:table-cell>
          <table:table-cell office:value-type="float" office:value="3527" table:style-name="ce28">
            <text:p>3,527</text:p>
          </table:table-cell>
          <table:table-cell office:value-type="float" office:value="3152" table:style-name="ce29">
            <text:p>3,152</text:p>
          </table:table-cell>
          <table:table-cell office:value-type="float" office:value="15187" table:style-name="ce28">
            <text:p>15,187</text:p>
          </table:table-cell>
          <table:table-cell office:value-type="float" office:value="3312" table:style-name="ce28">
            <text:p>3,312</text:p>
          </table:table-cell>
          <table:table-cell office:value-type="float" office:value="3247" table:style-name="ce28">
            <text:p>3,247</text:p>
          </table:table-cell>
          <table:table-cell office:value-type="float" office:value="3153" table:style-name="ce28">
            <text:p>3,153</text:p>
          </table:table-cell>
          <table:table-cell office:value-type="float" office:value="2834" table:style-name="ce28">
            <text:p>2,834</text:p>
          </table:table-cell>
          <table:table-cell office:value-type="float" office:value="2641" table:style-name="ce29">
            <text:p>2,641</text:p>
          </table:table-cell>
          <table:table-cell office:value-type="float" office:value="10587" table:style-name="ce28">
            <text:p>10,587</text:p>
          </table:table-cell>
          <table:table-cell office:value-type="float" office:value="2670" table:style-name="ce28">
            <text:p>2,670</text:p>
          </table:table-cell>
          <table:table-cell office:value-type="float" office:value="2503" table:style-name="ce28">
            <text:p>2,503</text:p>
          </table:table-cell>
          <table:table-cell office:value-type="float" office:value="1933" table:style-name="ce28">
            <text:p>1,933</text:p>
          </table:table-cell>
          <table:table-cell office:value-type="float" office:value="1934" table:style-name="ce28">
            <text:p>1,934</text:p>
          </table:table-cell>
          <table:table-cell office:value-type="float" office:value="1547" table:style-name="ce29">
            <text:p>1,547</text:p>
          </table:table-cell>
          <table:table-cell office:value-type="float" office:value="6832" table:style-name="ce28">
            <text:p>6,832</text:p>
          </table:table-cell>
          <table:table-cell office:value-type="float" office:value="1441" table:style-name="ce28">
            <text:p>1,441</text:p>
          </table:table-cell>
          <table:table-cell office:value-type="float" office:value="1102" table:style-name="ce28">
            <text:p>1,102</text:p>
          </table:table-cell>
          <table:table-cell office:value-type="float" office:value="1322" table:style-name="ce28">
            <text:p>1,322</text:p>
          </table:table-cell>
          <table:table-cell office:value-type="float" office:value="1512" table:style-name="ce28">
            <text:p>1,512</text:p>
          </table:table-cell>
          <table:table-cell office:value-type="float" office:value="1455" table:style-name="ce29">
            <text:p>1,455</text:p>
          </table:table-cell>
          <table:table-cell office:value-type="float" office:value="6766" table:style-name="ce28">
            <text:p>6,766</text:p>
          </table:table-cell>
          <table:table-cell office:value-type="float" office:value="1339" table:style-name="ce28">
            <text:p>1,339</text:p>
          </table:table-cell>
          <table:table-cell office:value-type="float" office:value="1476" table:style-name="ce28">
            <text:p>1,476</text:p>
          </table:table-cell>
          <table:table-cell office:value-type="float" office:value="1495" table:style-name="ce28">
            <text:p>1,495</text:p>
          </table:table-cell>
          <table:table-cell office:value-type="float" office:value="1244" table:style-name="ce28">
            <text:p>1,244</text:p>
          </table:table-cell>
          <table:table-cell office:value-type="float" office:value="1212" table:style-name="ce29">
            <text:p>1,212</text:p>
          </table:table-cell>
          <table:table-cell office:value-type="float" office:value="4376" table:style-name="ce28">
            <text:p>4,376</text:p>
          </table:table-cell>
          <table:table-cell office:value-type="float" office:value="1053" table:style-name="ce28">
            <text:p>1,053</text:p>
          </table:table-cell>
          <table:table-cell office:value-type="float" office:value="956" table:style-name="ce28">
            <text:p>956</text:p>
          </table:table-cell>
          <table:table-cell office:value-type="float" office:value="899" table:style-name="ce28">
            <text:p>899</text:p>
          </table:table-cell>
          <table:table-cell office:value-type="float" office:value="780" table:style-name="ce28">
            <text:p>780</text:p>
          </table:table-cell>
          <table:table-cell office:value-type="float" office:value="688" table:style-name="ce29">
            <text:p>688</text:p>
          </table:table-cell>
          <table:table-cell office:value-type="float" office:value="2463" table:style-name="ce28">
            <text:p>2,463</text:p>
          </table:table-cell>
          <table:table-cell office:value-type="float" office:value="625" table:style-name="ce28">
            <text:p>625</text:p>
          </table:table-cell>
          <table:table-cell office:value-type="float" office:value="612" table:style-name="ce28">
            <text:p>612</text:p>
          </table:table-cell>
          <table:table-cell office:value-type="float" office:value="492" table:style-name="ce28">
            <text:p>492</text:p>
          </table:table-cell>
          <table:table-cell office:value-type="float" office:value="386" table:style-name="ce28">
            <text:p>386</text:p>
          </table:table-cell>
          <table:table-cell office:value-type="float" office:value="348" table:style-name="ce29">
            <text:p>348</text:p>
          </table:table-cell>
          <table:table-cell office:value-type="float" office:value="849" table:style-name="ce28">
            <text:p>849</text:p>
          </table:table-cell>
          <table:table-cell office:value-type="float" office:value="293" table:style-name="ce28">
            <text:p>293</text:p>
          </table:table-cell>
          <table:table-cell office:value-type="float" office:value="221" table:style-name="ce28">
            <text:p>221</text:p>
          </table:table-cell>
          <table:table-cell office:value-type="float" office:value="162" table:style-name="ce28">
            <text:p>162</text:p>
          </table:table-cell>
          <table:table-cell office:value-type="float" office:value="93" table:style-name="ce28">
            <text:p>93</text:p>
          </table:table-cell>
          <table:table-cell office:value-type="float" office:value="80" table:style-name="ce29">
            <text:p>80</text:p>
          </table:table-cell>
          <table:table-cell office:value-type="float" office:value="155" table:style-name="ce28">
            <text:p>155</text:p>
          </table:table-cell>
          <table:table-cell office:value-type="float" office:value="57" table:style-name="ce28">
            <text:p>57</text:p>
          </table:table-cell>
          <table:table-cell office:value-type="float" office:value="34" table:style-name="ce28">
            <text:p>34</text:p>
          </table:table-cell>
          <table:table-cell office:value-type="float" office:value="36" table:style-name="ce28">
            <text:p>36</text:p>
          </table:table-cell>
          <table:table-cell office:value-type="float" office:value="15" table:style-name="ce28">
            <text:p>15</text:p>
          </table:table-cell>
          <table:table-cell office:value-type="float" office:value="13" table:style-name="ce29">
            <text:p>13</text:p>
          </table:table-cell>
          <table:table-cell office:value-type="float" office:value="32" table:style-name="ce28">
            <text:p>3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5719" table:style-name="ce25">
            <text:p>225,719</text:p>
          </table:table-cell>
          <table:table-cell office:value-type="float" office:value="8369" table:style-name="ce24">
            <text:p>8,369</text:p>
          </table:table-cell>
          <table:table-cell office:value-type="float" office:value="1571" table:style-name="ce22">
            <text:p>1,571</text:p>
          </table:table-cell>
          <table:table-cell office:value-type="float" office:value="1717" table:style-name="ce22">
            <text:p>1,717</text:p>
          </table:table-cell>
          <table:table-cell office:value-type="float" office:value="1655" table:style-name="ce22">
            <text:p>1,655</text:p>
          </table:table-cell>
          <table:table-cell office:value-type="float" office:value="1658" table:style-name="ce22">
            <text:p>1,658</text:p>
          </table:table-cell>
          <table:table-cell office:value-type="float" office:value="1768" table:style-name="ce22">
            <text:p>1,768</text:p>
          </table:table-cell>
          <table:table-cell office:value-type="float" office:value="8608" table:style-name="ce22">
            <text:p>8,608</text:p>
          </table:table-cell>
          <table:table-cell office:value-type="float" office:value="1808" table:style-name="ce22">
            <text:p>1,808</text:p>
          </table:table-cell>
          <table:table-cell office:value-type="float" office:value="1607" table:style-name="ce22">
            <text:p>1,607</text:p>
          </table:table-cell>
          <table:table-cell office:value-type="float" office:value="1682" table:style-name="ce22">
            <text:p>1,682</text:p>
          </table:table-cell>
          <table:table-cell office:value-type="float" office:value="1742" table:style-name="ce22">
            <text:p>1,742</text:p>
          </table:table-cell>
          <table:table-cell office:value-type="float" office:value="1769" table:style-name="ce23">
            <text:p>1,769</text:p>
          </table:table-cell>
          <table:table-cell office:value-type="float" office:value="9991" table:style-name="ce22">
            <text:p>9,991</text:p>
          </table:table-cell>
          <table:table-cell office:value-type="float" office:value="1833" table:style-name="ce22">
            <text:p>1,833</text:p>
          </table:table-cell>
          <table:table-cell office:value-type="float" office:value="1879" table:style-name="ce22">
            <text:p>1,879</text:p>
          </table:table-cell>
          <table:table-cell office:value-type="float" office:value="2061" table:style-name="ce22">
            <text:p>2,061</text:p>
          </table:table-cell>
          <table:table-cell office:value-type="float" office:value="2046" table:style-name="ce22">
            <text:p>2,046</text:p>
          </table:table-cell>
          <table:table-cell office:value-type="float" office:value="2172" table:style-name="ce23">
            <text:p>2,172</text:p>
          </table:table-cell>
          <table:table-cell office:value-type="float" office:value="13366" table:style-name="ce22">
            <text:p>13,366</text:p>
          </table:table-cell>
          <table:table-cell office:value-type="float" office:value="2372" table:style-name="ce22">
            <text:p>2,372</text:p>
          </table:table-cell>
          <table:table-cell office:value-type="float" office:value="2619" table:style-name="ce22">
            <text:p>2,619</text:p>
          </table:table-cell>
          <table:table-cell office:value-type="float" office:value="2718" table:style-name="ce22">
            <text:p>2,718</text:p>
          </table:table-cell>
          <table:table-cell office:value-type="float" office:value="2651" table:style-name="ce22">
            <text:p>2,651</text:p>
          </table:table-cell>
          <table:table-cell office:value-type="float" office:value="3006" table:style-name="ce23">
            <text:p>3,006</text:p>
          </table:table-cell>
          <table:table-cell office:value-type="float" office:value="16351" table:style-name="ce22">
            <text:p>16,351</text:p>
          </table:table-cell>
          <table:table-cell office:value-type="float" office:value="3209" table:style-name="ce22">
            <text:p>3,209</text:p>
          </table:table-cell>
          <table:table-cell office:value-type="float" office:value="3229" table:style-name="ce22">
            <text:p>3,229</text:p>
          </table:table-cell>
          <table:table-cell office:value-type="float" office:value="3315" table:style-name="ce22">
            <text:p>3,315</text:p>
          </table:table-cell>
          <table:table-cell office:value-type="float" office:value="3351" table:style-name="ce22">
            <text:p>3,351</text:p>
          </table:table-cell>
          <table:table-cell office:value-type="float" office:value="3247" table:style-name="ce23">
            <text:p>3,247</text:p>
          </table:table-cell>
          <table:table-cell office:value-type="float" office:value="15313" table:style-name="ce22">
            <text:p>15,313</text:p>
          </table:table-cell>
          <table:table-cell office:value-type="float" office:value="3182" table:style-name="ce22">
            <text:p>3,182</text:p>
          </table:table-cell>
          <table:table-cell office:value-type="float" office:value="3134" table:style-name="ce22">
            <text:p>3,134</text:p>
          </table:table-cell>
          <table:table-cell office:value-type="float" office:value="3032" table:style-name="ce22">
            <text:p>3,032</text:p>
          </table:table-cell>
          <table:table-cell office:value-type="float" office:value="3102" table:style-name="ce22">
            <text:p>3,102</text:p>
          </table:table-cell>
          <table:table-cell office:value-type="float" office:value="2863" table:style-name="ce23">
            <text:p>2,863</text:p>
          </table:table-cell>
          <table:table-cell office:value-type="float" office:value="15238" table:style-name="ce22">
            <text:p>15,238</text:p>
          </table:table-cell>
          <table:table-cell office:value-type="float" office:value="2667" table:style-name="ce22">
            <text:p>2,667</text:p>
          </table:table-cell>
          <table:table-cell office:value-type="float" office:value="2870" table:style-name="ce22">
            <text:p>2,870</text:p>
          </table:table-cell>
          <table:table-cell office:value-type="float" office:value="3128" table:style-name="ce22">
            <text:p>3,128</text:p>
          </table:table-cell>
          <table:table-cell office:value-type="float" office:value="3247" table:style-name="ce22">
            <text:p>3,247</text:p>
          </table:table-cell>
          <table:table-cell office:value-type="float" office:value="3326" table:style-name="ce23">
            <text:p>3,326</text:p>
          </table:table-cell>
          <table:table-cell office:value-type="float" office:value="17243" table:style-name="ce22">
            <text:p>17,243</text:p>
          </table:table-cell>
          <table:table-cell office:value-type="float" office:value="3478" table:style-name="ce22">
            <text:p>3,478</text:p>
          </table:table-cell>
          <table:table-cell office:value-type="float" office:value="3558" table:style-name="ce22">
            <text:p>3,558</text:p>
          </table:table-cell>
          <table:table-cell office:value-type="float" office:value="3406" table:style-name="ce22">
            <text:p>3,406</text:p>
          </table:table-cell>
          <table:table-cell office:value-type="float" office:value="3494" table:style-name="ce22">
            <text:p>3,494</text:p>
          </table:table-cell>
          <table:table-cell office:value-type="float" office:value="3307" table:style-name="ce23">
            <text:p>3,307</text:p>
          </table:table-cell>
          <table:table-cell office:value-type="float" office:value="16659" table:style-name="ce22">
            <text:p>16,659</text:p>
          </table:table-cell>
          <table:table-cell office:value-type="float" office:value="3490" table:style-name="ce22">
            <text:p>3,490</text:p>
          </table:table-cell>
          <table:table-cell office:value-type="float" office:value="3286" table:style-name="ce22">
            <text:p>3,286</text:p>
          </table:table-cell>
          <table:table-cell office:value-type="float" office:value="3338" table:style-name="ce22">
            <text:p>3,338</text:p>
          </table:table-cell>
          <table:table-cell office:value-type="float" office:value="3267" table:style-name="ce22">
            <text:p>3,267</text:p>
          </table:table-cell>
          <table:table-cell office:value-type="float" office:value="3278" table:style-name="ce23">
            <text:p>3,278</text:p>
          </table:table-cell>
          <table:table-cell office:value-type="float" office:value="17303" table:style-name="ce22">
            <text:p>17,303</text:p>
          </table:table-cell>
          <table:table-cell office:value-type="float" office:value="3239" table:style-name="ce22">
            <text:p>3,239</text:p>
          </table:table-cell>
          <table:table-cell office:value-type="float" office:value="3537" table:style-name="ce22">
            <text:p>3,537</text:p>
          </table:table-cell>
          <table:table-cell office:value-type="float" office:value="3562" table:style-name="ce22">
            <text:p>3,562</text:p>
          </table:table-cell>
          <table:table-cell office:value-type="float" office:value="3414" table:style-name="ce22">
            <text:p>3,414</text:p>
          </table:table-cell>
          <table:table-cell office:value-type="float" office:value="3551" table:style-name="ce23">
            <text:p>3,551</text:p>
          </table:table-cell>
          <table:table-cell office:value-type="float" office:value="17727" table:style-name="ce22">
            <text:p>17,727</text:p>
          </table:table-cell>
          <table:table-cell office:value-type="float" office:value="3409" table:style-name="ce22">
            <text:p>3,409</text:p>
          </table:table-cell>
          <table:table-cell office:value-type="float" office:value="3421" table:style-name="ce22">
            <text:p>3,421</text:p>
          </table:table-cell>
          <table:table-cell office:value-type="float" office:value="3665" table:style-name="ce22">
            <text:p>3,665</text:p>
          </table:table-cell>
          <table:table-cell office:value-type="float" office:value="3650" table:style-name="ce22">
            <text:p>3,650</text:p>
          </table:table-cell>
          <table:table-cell office:value-type="float" office:value="3582" table:style-name="ce23">
            <text:p>3,582</text:p>
          </table:table-cell>
          <table:table-cell office:value-type="float" office:value="17546" table:style-name="ce22">
            <text:p>17,546</text:p>
          </table:table-cell>
          <table:table-cell office:value-type="float" office:value="3740" table:style-name="ce22">
            <text:p>3,740</text:p>
          </table:table-cell>
          <table:table-cell office:value-type="float" office:value="3509" table:style-name="ce22">
            <text:p>3,509</text:p>
          </table:table-cell>
          <table:table-cell office:value-type="float" office:value="3515" table:style-name="ce22">
            <text:p>3,515</text:p>
          </table:table-cell>
          <table:table-cell office:value-type="float" office:value="3571" table:style-name="ce22">
            <text:p>3,571</text:p>
          </table:table-cell>
          <table:table-cell office:value-type="float" office:value="3211" table:style-name="ce23">
            <text:p>3,211</text:p>
          </table:table-cell>
          <table:table-cell office:value-type="float" office:value="15052" table:style-name="ce22">
            <text:p>15,052</text:p>
          </table:table-cell>
          <table:table-cell office:value-type="float" office:value="3153" table:style-name="ce22">
            <text:p>3,153</text:p>
          </table:table-cell>
          <table:table-cell office:value-type="float" office:value="3167" table:style-name="ce22">
            <text:p>3,167</text:p>
          </table:table-cell>
          <table:table-cell office:value-type="float" office:value="3088" table:style-name="ce22">
            <text:p>3,088</text:p>
          </table:table-cell>
          <table:table-cell office:value-type="float" office:value="2962" table:style-name="ce22">
            <text:p>2,962</text:p>
          </table:table-cell>
          <table:table-cell office:value-type="float" office:value="2682" table:style-name="ce23">
            <text:p>2,682</text:p>
          </table:table-cell>
          <table:table-cell office:value-type="float" office:value="11107" table:style-name="ce22">
            <text:p>11,107</text:p>
          </table:table-cell>
          <table:table-cell office:value-type="float" office:value="2791" table:style-name="ce22">
            <text:p>2,791</text:p>
          </table:table-cell>
          <table:table-cell office:value-type="float" office:value="2498" table:style-name="ce22">
            <text:p>2,498</text:p>
          </table:table-cell>
          <table:table-cell office:value-type="float" office:value="2059" table:style-name="ce22">
            <text:p>2,059</text:p>
          </table:table-cell>
          <table:table-cell office:value-type="float" office:value="2033" table:style-name="ce22">
            <text:p>2,033</text:p>
          </table:table-cell>
          <table:table-cell office:value-type="float" office:value="1726" table:style-name="ce23">
            <text:p>1,726</text:p>
          </table:table-cell>
          <table:table-cell office:value-type="float" office:value="7386" table:style-name="ce22">
            <text:p>7,386</text:p>
          </table:table-cell>
          <table:table-cell office:value-type="float" office:value="1463" table:style-name="ce22">
            <text:p>1,463</text:p>
          </table:table-cell>
          <table:table-cell office:value-type="float" office:value="1122" table:style-name="ce22">
            <text:p>1,122</text:p>
          </table:table-cell>
          <table:table-cell office:value-type="float" office:value="1575" table:style-name="ce22">
            <text:p>1,575</text:p>
          </table:table-cell>
          <table:table-cell office:value-type="float" office:value="1526" table:style-name="ce22">
            <text:p>1,526</text:p>
          </table:table-cell>
          <table:table-cell office:value-type="float" office:value="1700" table:style-name="ce23">
            <text:p>1,700</text:p>
          </table:table-cell>
          <table:table-cell office:value-type="float" office:value="7979" table:style-name="ce22">
            <text:p>7,979</text:p>
          </table:table-cell>
          <table:table-cell office:value-type="float" office:value="1676" table:style-name="ce22">
            <text:p>1,676</text:p>
          </table:table-cell>
          <table:table-cell office:value-type="float" office:value="1710" table:style-name="ce22">
            <text:p>1,710</text:p>
          </table:table-cell>
          <table:table-cell office:value-type="float" office:value="1677" table:style-name="ce22">
            <text:p>1,677</text:p>
          </table:table-cell>
          <table:table-cell office:value-type="float" office:value="1485" table:style-name="ce22">
            <text:p>1,485</text:p>
          </table:table-cell>
          <table:table-cell office:value-type="float" office:value="1431" table:style-name="ce23">
            <text:p>1,431</text:p>
          </table:table-cell>
          <table:table-cell office:value-type="float" office:value="5658" table:style-name="ce22">
            <text:p>5,658</text:p>
          </table:table-cell>
          <table:table-cell office:value-type="float" office:value="1385" table:style-name="ce22">
            <text:p>1,385</text:p>
          </table:table-cell>
          <table:table-cell office:value-type="float" office:value="1230" table:style-name="ce22">
            <text:p>1,230</text:p>
          </table:table-cell>
          <table:table-cell office:value-type="float" office:value="1107" table:style-name="ce22">
            <text:p>1,107</text:p>
          </table:table-cell>
          <table:table-cell office:value-type="float" office:value="1028" table:style-name="ce22">
            <text:p>1,028</text:p>
          </table:table-cell>
          <table:table-cell office:value-type="float" office:value="908" table:style-name="ce23">
            <text:p>908</text:p>
          </table:table-cell>
          <table:table-cell office:value-type="float" office:value="3225" table:style-name="ce22">
            <text:p>3,225</text:p>
          </table:table-cell>
          <table:table-cell office:value-type="float" office:value="867" table:style-name="ce22">
            <text:p>867</text:p>
          </table:table-cell>
          <table:table-cell office:value-type="float" office:value="776" table:style-name="ce22">
            <text:p>776</text:p>
          </table:table-cell>
          <table:table-cell office:value-type="float" office:value="621" table:style-name="ce22">
            <text:p>621</text:p>
          </table:table-cell>
          <table:table-cell office:value-type="float" office:value="556" table:style-name="ce22">
            <text:p>556</text:p>
          </table:table-cell>
          <table:table-cell office:value-type="float" office:value="405" table:style-name="ce23">
            <text:p>405</text:p>
          </table:table-cell>
          <table:table-cell office:value-type="float" office:value="1281" table:style-name="ce22">
            <text:p>1,281</text:p>
          </table:table-cell>
          <table:table-cell office:value-type="float" office:value="405" table:style-name="ce22">
            <text:p>405</text:p>
          </table:table-cell>
          <table:table-cell office:value-type="float" office:value="338" table:style-name="ce22">
            <text:p>338</text:p>
          </table:table-cell>
          <table:table-cell office:value-type="float" office:value="203" table:style-name="ce22">
            <text:p>203</text:p>
          </table:table-cell>
          <table:table-cell office:value-type="float" office:value="192" table:style-name="ce22">
            <text:p>192</text:p>
          </table:table-cell>
          <table:table-cell office:value-type="float" office:value="143" table:style-name="ce23">
            <text:p>143</text:p>
          </table:table-cell>
          <table:table-cell office:value-type="float" office:value="278" table:style-name="ce22">
            <text:p>278</text:p>
          </table:table-cell>
          <table:table-cell office:value-type="float" office:value="94" table:style-name="ce22">
            <text:p>94</text:p>
          </table:table-cell>
          <table:table-cell office:value-type="float" office:value="68" table:style-name="ce22">
            <text:p>68</text:p>
          </table:table-cell>
          <table:table-cell office:value-type="float" office:value="61" table:style-name="ce22">
            <text:p>61</text:p>
          </table:table-cell>
          <table:table-cell office:value-type="float" office:value="29" table:style-name="ce22">
            <text:p>29</text:p>
          </table:table-cell>
          <table:table-cell office:value-type="float" office:value="26" table:style-name="ce23">
            <text:p>26</text:p>
          </table:table-cell>
          <table:table-cell office:value-type="float" office:value="39" table:style-name="ce22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49580" table:style-name="ce16">
            <text:p>549,580</text:p>
          </table:table-cell>
          <table:table-cell office:value-type="float" office:value="29967" table:style-name="ce16">
            <text:p>29,967</text:p>
          </table:table-cell>
          <table:table-cell office:value-type="float" office:value="5099" table:style-name="ce16">
            <text:p>5,099</text:p>
          </table:table-cell>
          <table:table-cell office:value-type="float" office:value="5857" table:style-name="ce16">
            <text:p>5,857</text:p>
          </table:table-cell>
          <table:table-cell office:value-type="float" office:value="6053" table:style-name="ce16">
            <text:p>6,053</text:p>
          </table:table-cell>
          <table:table-cell office:value-type="float" office:value="6104" table:style-name="ce16">
            <text:p>6,104</text:p>
          </table:table-cell>
          <table:table-cell office:value-type="float" office:value="6854" table:style-name="ce16">
            <text:p>6,854</text:p>
          </table:table-cell>
          <table:table-cell office:value-type="float" office:value="30995" table:style-name="ce16">
            <text:p>30,995</text:p>
          </table:table-cell>
          <table:table-cell office:value-type="float" office:value="6884" table:style-name="ce16">
            <text:p>6,884</text:p>
          </table:table-cell>
          <table:table-cell office:value-type="float" office:value="5730" table:style-name="ce16">
            <text:p>5,730</text:p>
          </table:table-cell>
          <table:table-cell office:value-type="float" office:value="5861" table:style-name="ce16">
            <text:p>5,861</text:p>
          </table:table-cell>
          <table:table-cell office:value-type="float" office:value="6170" table:style-name="ce16">
            <text:p>6,170</text:p>
          </table:table-cell>
          <table:table-cell office:value-type="float" office:value="6350" table:style-name="ce17">
            <text:p>6,350</text:p>
          </table:table-cell>
          <table:table-cell office:value-type="float" office:value="30570" table:style-name="ce16">
            <text:p>30,570</text:p>
          </table:table-cell>
          <table:table-cell office:value-type="float" office:value="6083" table:style-name="ce16">
            <text:p>6,083</text:p>
          </table:table-cell>
          <table:table-cell office:value-type="float" office:value="6006" table:style-name="ce16">
            <text:p>6,006</text:p>
          </table:table-cell>
          <table:table-cell office:value-type="float" office:value="6000" table:style-name="ce16">
            <text:p>6,000</text:p>
          </table:table-cell>
          <table:table-cell office:value-type="float" office:value="6161" table:style-name="ce16">
            <text:p>6,161</text:p>
          </table:table-cell>
          <table:table-cell office:value-type="float" office:value="6320" table:style-name="ce17">
            <text:p>6,320</text:p>
          </table:table-cell>
          <table:table-cell office:value-type="float" office:value="35501" table:style-name="ce16">
            <text:p>35,501</text:p>
          </table:table-cell>
          <table:table-cell office:value-type="float" office:value="6594" table:style-name="ce16">
            <text:p>6,594</text:p>
          </table:table-cell>
          <table:table-cell office:value-type="float" office:value="7523" table:style-name="ce16">
            <text:p>7,523</text:p>
          </table:table-cell>
          <table:table-cell office:value-type="float" office:value="7071" table:style-name="ce16">
            <text:p>7,071</text:p>
          </table:table-cell>
          <table:table-cell office:value-type="float" office:value="6908" table:style-name="ce16">
            <text:p>6,908</text:p>
          </table:table-cell>
          <table:table-cell office:value-type="float" office:value="7405" table:style-name="ce17">
            <text:p>7,405</text:p>
          </table:table-cell>
          <table:table-cell office:value-type="float" office:value="38423" table:style-name="ce16">
            <text:p>38,423</text:p>
          </table:table-cell>
          <table:table-cell office:value-type="float" office:value="7924" table:style-name="ce16">
            <text:p>7,924</text:p>
          </table:table-cell>
          <table:table-cell office:value-type="float" office:value="7645" table:style-name="ce16">
            <text:p>7,645</text:p>
          </table:table-cell>
          <table:table-cell office:value-type="float" office:value="7881" table:style-name="ce16">
            <text:p>7,881</text:p>
          </table:table-cell>
          <table:table-cell office:value-type="float" office:value="7621" table:style-name="ce16">
            <text:p>7,621</text:p>
          </table:table-cell>
          <table:table-cell office:value-type="float" office:value="7352" table:style-name="ce17">
            <text:p>7,352</text:p>
          </table:table-cell>
          <table:table-cell office:value-type="float" office:value="35562" table:style-name="ce16">
            <text:p>35,562</text:p>
          </table:table-cell>
          <table:table-cell office:value-type="float" office:value="7368" table:style-name="ce16">
            <text:p>7,368</text:p>
          </table:table-cell>
          <table:table-cell office:value-type="float" office:value="7412" table:style-name="ce16">
            <text:p>7,412</text:p>
          </table:table-cell>
          <table:table-cell office:value-type="float" office:value="7038" table:style-name="ce16">
            <text:p>7,038</text:p>
          </table:table-cell>
          <table:table-cell office:value-type="float" office:value="7105" table:style-name="ce16">
            <text:p>7,105</text:p>
          </table:table-cell>
          <table:table-cell office:value-type="float" office:value="6639" table:style-name="ce17">
            <text:p>6,639</text:p>
          </table:table-cell>
          <table:table-cell office:value-type="float" office:value="39066" table:style-name="ce16">
            <text:p>39,066</text:p>
          </table:table-cell>
          <table:table-cell office:value-type="float" office:value="6553" table:style-name="ce16">
            <text:p>6,553</text:p>
          </table:table-cell>
          <table:table-cell office:value-type="float" office:value="6963" table:style-name="ce16">
            <text:p>6,963</text:p>
          </table:table-cell>
          <table:table-cell office:value-type="float" office:value="7886" table:style-name="ce16">
            <text:p>7,886</text:p>
          </table:table-cell>
          <table:table-cell office:value-type="float" office:value="8428" table:style-name="ce16">
            <text:p>8,428</text:p>
          </table:table-cell>
          <table:table-cell office:value-type="float" office:value="9236" table:style-name="ce17">
            <text:p>9,236</text:p>
          </table:table-cell>
          <table:table-cell office:value-type="float" office:value="50392" table:style-name="ce16">
            <text:p>50,392</text:p>
          </table:table-cell>
          <table:table-cell office:value-type="float" office:value="9843" table:style-name="ce16">
            <text:p>9,843</text:p>
          </table:table-cell>
          <table:table-cell office:value-type="float" office:value="10025" table:style-name="ce16">
            <text:p>10,025</text:p>
          </table:table-cell>
          <table:table-cell office:value-type="float" office:value="10245" table:style-name="ce16">
            <text:p>10,245</text:p>
          </table:table-cell>
          <table:table-cell office:value-type="float" office:value="10232" table:style-name="ce16">
            <text:p>10,232</text:p>
          </table:table-cell>
          <table:table-cell office:value-type="float" office:value="10047" table:style-name="ce17">
            <text:p>10,047</text:p>
          </table:table-cell>
          <table:table-cell office:value-type="float" office:value="47171" table:style-name="ce16">
            <text:p>47,171</text:p>
          </table:table-cell>
          <table:table-cell office:value-type="float" office:value="10567" table:style-name="ce16">
            <text:p>10,567</text:p>
          </table:table-cell>
          <table:table-cell office:value-type="float" office:value="9473" table:style-name="ce16">
            <text:p>9,473</text:p>
          </table:table-cell>
          <table:table-cell office:value-type="float" office:value="9048" table:style-name="ce16">
            <text:p>9,048</text:p>
          </table:table-cell>
          <table:table-cell office:value-type="float" office:value="9114" table:style-name="ce16">
            <text:p>9,114</text:p>
          </table:table-cell>
          <table:table-cell office:value-type="float" office:value="8969" table:style-name="ce17">
            <text:p>8,969</text:p>
          </table:table-cell>
          <table:table-cell office:value-type="float" office:value="43088" table:style-name="ce16">
            <text:p>43,088</text:p>
          </table:table-cell>
          <table:table-cell office:value-type="float" office:value="8801" table:style-name="ce16">
            <text:p>8,801</text:p>
          </table:table-cell>
          <table:table-cell office:value-type="float" office:value="8873" table:style-name="ce16">
            <text:p>8,873</text:p>
          </table:table-cell>
          <table:table-cell office:value-type="float" office:value="8866" table:style-name="ce16">
            <text:p>8,866</text:p>
          </table:table-cell>
          <table:table-cell office:value-type="float" office:value="8497" table:style-name="ce16">
            <text:p>8,497</text:p>
          </table:table-cell>
          <table:table-cell office:value-type="float" office:value="8051" table:style-name="ce17">
            <text:p>8,051</text:p>
          </table:table-cell>
          <table:table-cell office:value-type="float" office:value="39809" table:style-name="ce16">
            <text:p>39,809</text:p>
          </table:table-cell>
          <table:table-cell office:value-type="float" office:value="7860" table:style-name="ce16">
            <text:p>7,860</text:p>
          </table:table-cell>
          <table:table-cell office:value-type="float" office:value="8156" table:style-name="ce16">
            <text:p>8,156</text:p>
          </table:table-cell>
          <table:table-cell office:value-type="float" office:value="7987" table:style-name="ce16">
            <text:p>7,987</text:p>
          </table:table-cell>
          <table:table-cell office:value-type="float" office:value="8005" table:style-name="ce16">
            <text:p>8,005</text:p>
          </table:table-cell>
          <table:table-cell office:value-type="float" office:value="7801" table:style-name="ce17">
            <text:p>7,801</text:p>
          </table:table-cell>
          <table:table-cell office:value-type="float" office:value="35267" table:style-name="ce16">
            <text:p>35,267</text:p>
          </table:table-cell>
          <table:table-cell office:value-type="float" office:value="7713" table:style-name="ce16">
            <text:p>7,713</text:p>
          </table:table-cell>
          <table:table-cell office:value-type="float" office:value="7480" table:style-name="ce16">
            <text:p>7,480</text:p>
          </table:table-cell>
          <table:table-cell office:value-type="float" office:value="6972" table:style-name="ce16">
            <text:p>6,972</text:p>
          </table:table-cell>
          <table:table-cell office:value-type="float" office:value="6926" table:style-name="ce16">
            <text:p>6,926</text:p>
          </table:table-cell>
          <table:table-cell office:value-type="float" office:value="6176" table:style-name="ce17">
            <text:p>6,176</text:p>
          </table:table-cell>
          <table:table-cell office:value-type="float" office:value="28464" table:style-name="ce16">
            <text:p>28,464</text:p>
          </table:table-cell>
          <table:table-cell office:value-type="float" office:value="6178" table:style-name="ce16">
            <text:p>6,178</text:p>
          </table:table-cell>
          <table:table-cell office:value-type="float" office:value="6058" table:style-name="ce16">
            <text:p>6,058</text:p>
          </table:table-cell>
          <table:table-cell office:value-type="float" office:value="5782" table:style-name="ce16">
            <text:p>5,782</text:p>
          </table:table-cell>
          <table:table-cell office:value-type="float" office:value="5449" table:style-name="ce16">
            <text:p>5,449</text:p>
          </table:table-cell>
          <table:table-cell office:value-type="float" office:value="4997" table:style-name="ce17">
            <text:p>4,997</text:p>
          </table:table-cell>
          <table:table-cell office:value-type="float" office:value="20515" table:style-name="ce16">
            <text:p>20,515</text:p>
          </table:table-cell>
          <table:table-cell office:value-type="float" office:value="5086" table:style-name="ce16">
            <text:p>5,086</text:p>
          </table:table-cell>
          <table:table-cell office:value-type="float" office:value="4646" table:style-name="ce16">
            <text:p>4,646</text:p>
          </table:table-cell>
          <table:table-cell office:value-type="float" office:value="3993" table:style-name="ce16">
            <text:p>3,993</text:p>
          </table:table-cell>
          <table:table-cell office:value-type="float" office:value="3776" table:style-name="ce16">
            <text:p>3,776</text:p>
          </table:table-cell>
          <table:table-cell office:value-type="float" office:value="3014" table:style-name="ce17">
            <text:p>3,014</text:p>
          </table:table-cell>
          <table:table-cell office:value-type="float" office:value="13538" table:style-name="ce16">
            <text:p>13,538</text:p>
          </table:table-cell>
          <table:table-cell office:value-type="float" office:value="2937" table:style-name="ce16">
            <text:p>2,937</text:p>
          </table:table-cell>
          <table:table-cell office:value-type="float" office:value="2223" table:style-name="ce16">
            <text:p>2,223</text:p>
          </table:table-cell>
          <table:table-cell office:value-type="float" office:value="2665" table:style-name="ce16">
            <text:p>2,665</text:p>
          </table:table-cell>
          <table:table-cell office:value-type="float" office:value="2849" table:style-name="ce16">
            <text:p>2,849</text:p>
          </table:table-cell>
          <table:table-cell office:value-type="float" office:value="2864" table:style-name="ce17">
            <text:p>2,864</text:p>
          </table:table-cell>
          <table:table-cell office:value-type="float" office:value="13634" table:style-name="ce16">
            <text:p>13,634</text:p>
          </table:table-cell>
          <table:table-cell office:value-type="float" office:value="2923" table:style-name="ce16">
            <text:p>2,923</text:p>
          </table:table-cell>
          <table:table-cell office:value-type="float" office:value="2941" table:style-name="ce16">
            <text:p>2,941</text:p>
          </table:table-cell>
          <table:table-cell office:value-type="float" office:value="2751" table:style-name="ce16">
            <text:p>2,751</text:p>
          </table:table-cell>
          <table:table-cell office:value-type="float" office:value="2608" table:style-name="ce16">
            <text:p>2,608</text:p>
          </table:table-cell>
          <table:table-cell office:value-type="float" office:value="2411" table:style-name="ce17">
            <text:p>2,411</text:p>
          </table:table-cell>
          <table:table-cell office:value-type="float" office:value="9311" table:style-name="ce16">
            <text:p>9,311</text:p>
          </table:table-cell>
          <table:table-cell office:value-type="float" office:value="2274" table:style-name="ce16">
            <text:p>2,274</text:p>
          </table:table-cell>
          <table:table-cell office:value-type="float" office:value="2012" table:style-name="ce16">
            <text:p>2,012</text:p>
          </table:table-cell>
          <table:table-cell office:value-type="float" office:value="1847" table:style-name="ce16">
            <text:p>1,847</text:p>
          </table:table-cell>
          <table:table-cell office:value-type="float" office:value="1656" table:style-name="ce16">
            <text:p>1,656</text:p>
          </table:table-cell>
          <table:table-cell office:value-type="float" office:value="1522" table:style-name="ce17">
            <text:p>1,522</text:p>
          </table:table-cell>
          <table:table-cell office:value-type="float" office:value="5624" table:style-name="ce16">
            <text:p>5,624</text:p>
          </table:table-cell>
          <table:table-cell office:value-type="float" office:value="1400" table:style-name="ce16">
            <text:p>1,400</text:p>
          </table:table-cell>
          <table:table-cell office:value-type="float" office:value="1304" table:style-name="ce16">
            <text:p>1,304</text:p>
          </table:table-cell>
          <table:table-cell office:value-type="float" office:value="1162" table:style-name="ce16">
            <text:p>1,162</text:p>
          </table:table-cell>
          <table:table-cell office:value-type="float" office:value="955" table:style-name="ce16">
            <text:p>955</text:p>
          </table:table-cell>
          <table:table-cell office:value-type="float" office:value="803" table:style-name="ce17">
            <text:p>803</text:p>
          </table:table-cell>
          <table:table-cell office:value-type="float" office:value="2179" table:style-name="ce16">
            <text:p>2,179</text:p>
          </table:table-cell>
          <table:table-cell office:value-type="float" office:value="728" table:style-name="ce16">
            <text:p>728</text:p>
          </table:table-cell>
          <table:table-cell office:value-type="float" office:value="533" table:style-name="ce16">
            <text:p>533</text:p>
          </table:table-cell>
          <table:table-cell office:value-type="float" office:value="375" table:style-name="ce16">
            <text:p>375</text:p>
          </table:table-cell>
          <table:table-cell office:value-type="float" office:value="305" table:style-name="ce16">
            <text:p>305</text:p>
          </table:table-cell>
          <table:table-cell office:value-type="float" office:value="238" table:style-name="ce17">
            <text:p>238</text:p>
          </table:table-cell>
          <table:table-cell office:value-type="float" office:value="434" table:style-name="ce16">
            <text:p>434</text:p>
          </table:table-cell>
          <table:table-cell office:value-type="float" office:value="152" table:style-name="ce16">
            <text:p>152</text:p>
          </table:table-cell>
          <table:table-cell office:value-type="float" office:value="104" table:style-name="ce16">
            <text:p>104</text:p>
          </table:table-cell>
          <table:table-cell office:value-type="float" office:value="88" table:style-name="ce16">
            <text:p>88</text:p>
          </table:table-cell>
          <table:table-cell office:value-type="float" office:value="51" table:style-name="ce16">
            <text:p>51</text:p>
          </table:table-cell>
          <table:table-cell office:value-type="float" office:value="39" table:style-name="ce17">
            <text:p>39</text:p>
          </table:table-cell>
          <table:table-cell office:value-type="float" office:value="70" table:style-name="ce16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縣</text:p>
          </table:table-cell>
          <table:table-cell office:value-type="string" table:style-name="ce18">
            <text:p>男</text:p>
          </table:table-cell>
          <table:table-cell office:value-type="float" office:value="280952" table:style-name="ce16">
            <text:p>280,952</text:p>
          </table:table-cell>
          <table:table-cell office:value-type="float" office:value="15506" table:style-name="ce16">
            <text:p>15,506</text:p>
          </table:table-cell>
          <table:table-cell office:value-type="float" office:value="2620" table:style-name="ce16">
            <text:p>2,620</text:p>
          </table:table-cell>
          <table:table-cell office:value-type="float" office:value="3102" table:style-name="ce16">
            <text:p>3,102</text:p>
          </table:table-cell>
          <table:table-cell office:value-type="float" office:value="3140" table:style-name="ce16">
            <text:p>3,140</text:p>
          </table:table-cell>
          <table:table-cell office:value-type="float" office:value="3115" table:style-name="ce16">
            <text:p>3,115</text:p>
          </table:table-cell>
          <table:table-cell office:value-type="float" office:value="3529" table:style-name="ce16">
            <text:p>3,529</text:p>
          </table:table-cell>
          <table:table-cell office:value-type="float" office:value="16198" table:style-name="ce16">
            <text:p>16,198</text:p>
          </table:table-cell>
          <table:table-cell office:value-type="float" office:value="3521" table:style-name="ce16">
            <text:p>3,521</text:p>
          </table:table-cell>
          <table:table-cell office:value-type="float" office:value="3041" table:style-name="ce16">
            <text:p>3,041</text:p>
          </table:table-cell>
          <table:table-cell office:value-type="float" office:value="3106" table:style-name="ce16">
            <text:p>3,106</text:p>
          </table:table-cell>
          <table:table-cell office:value-type="float" office:value="3203" table:style-name="ce16">
            <text:p>3,203</text:p>
          </table:table-cell>
          <table:table-cell office:value-type="float" office:value="3327" table:style-name="ce17">
            <text:p>3,327</text:p>
          </table:table-cell>
          <table:table-cell office:value-type="float" office:value="15978" table:style-name="ce16">
            <text:p>15,978</text:p>
          </table:table-cell>
          <table:table-cell office:value-type="float" office:value="3170" table:style-name="ce16">
            <text:p>3,170</text:p>
          </table:table-cell>
          <table:table-cell office:value-type="float" office:value="3201" table:style-name="ce16">
            <text:p>3,201</text:p>
          </table:table-cell>
          <table:table-cell office:value-type="float" office:value="3142" table:style-name="ce16">
            <text:p>3,142</text:p>
          </table:table-cell>
          <table:table-cell office:value-type="float" office:value="3184" table:style-name="ce16">
            <text:p>3,184</text:p>
          </table:table-cell>
          <table:table-cell office:value-type="float" office:value="3281" table:style-name="ce17">
            <text:p>3,281</text:p>
          </table:table-cell>
          <table:table-cell office:value-type="float" office:value="18753" table:style-name="ce16">
            <text:p>18,753</text:p>
          </table:table-cell>
          <table:table-cell office:value-type="float" office:value="3564" table:style-name="ce16">
            <text:p>3,564</text:p>
          </table:table-cell>
          <table:table-cell office:value-type="float" office:value="3942" table:style-name="ce16">
            <text:p>3,942</text:p>
          </table:table-cell>
          <table:table-cell office:value-type="float" office:value="3709" table:style-name="ce16">
            <text:p>3,709</text:p>
          </table:table-cell>
          <table:table-cell office:value-type="float" office:value="3633" table:style-name="ce16">
            <text:p>3,633</text:p>
          </table:table-cell>
          <table:table-cell office:value-type="float" office:value="3905" table:style-name="ce17">
            <text:p>3,905</text:p>
          </table:table-cell>
          <table:table-cell office:value-type="float" office:value="19982" table:style-name="ce16">
            <text:p>19,982</text:p>
          </table:table-cell>
          <table:table-cell office:value-type="float" office:value="4101" table:style-name="ce16">
            <text:p>4,101</text:p>
          </table:table-cell>
          <table:table-cell office:value-type="float" office:value="4025" table:style-name="ce16">
            <text:p>4,025</text:p>
          </table:table-cell>
          <table:table-cell office:value-type="float" office:value="4010" table:style-name="ce16">
            <text:p>4,010</text:p>
          </table:table-cell>
          <table:table-cell office:value-type="float" office:value="3987" table:style-name="ce16">
            <text:p>3,987</text:p>
          </table:table-cell>
          <table:table-cell office:value-type="float" office:value="3859" table:style-name="ce17">
            <text:p>3,859</text:p>
          </table:table-cell>
          <table:table-cell office:value-type="float" office:value="18717" table:style-name="ce16">
            <text:p>18,717</text:p>
          </table:table-cell>
          <table:table-cell office:value-type="float" office:value="3884" table:style-name="ce16">
            <text:p>3,884</text:p>
          </table:table-cell>
          <table:table-cell office:value-type="float" office:value="3924" table:style-name="ce16">
            <text:p>3,924</text:p>
          </table:table-cell>
          <table:table-cell office:value-type="float" office:value="3751" table:style-name="ce16">
            <text:p>3,751</text:p>
          </table:table-cell>
          <table:table-cell office:value-type="float" office:value="3669" table:style-name="ce16">
            <text:p>3,669</text:p>
          </table:table-cell>
          <table:table-cell office:value-type="float" office:value="3489" table:style-name="ce17">
            <text:p>3,489</text:p>
          </table:table-cell>
          <table:table-cell office:value-type="float" office:value="19738" table:style-name="ce16">
            <text:p>19,738</text:p>
          </table:table-cell>
          <table:table-cell office:value-type="float" office:value="3400" table:style-name="ce16">
            <text:p>3,400</text:p>
          </table:table-cell>
          <table:table-cell office:value-type="float" office:value="3588" table:style-name="ce16">
            <text:p>3,588</text:p>
          </table:table-cell>
          <table:table-cell office:value-type="float" office:value="3935" table:style-name="ce16">
            <text:p>3,935</text:p>
          </table:table-cell>
          <table:table-cell office:value-type="float" office:value="4227" table:style-name="ce16">
            <text:p>4,227</text:p>
          </table:table-cell>
          <table:table-cell office:value-type="float" office:value="4588" table:style-name="ce17">
            <text:p>4,588</text:p>
          </table:table-cell>
          <table:table-cell office:value-type="float" office:value="24711" table:style-name="ce16">
            <text:p>24,711</text:p>
          </table:table-cell>
          <table:table-cell office:value-type="float" office:value="4821" table:style-name="ce16">
            <text:p>4,821</text:p>
          </table:table-cell>
          <table:table-cell office:value-type="float" office:value="4967" table:style-name="ce16">
            <text:p>4,967</text:p>
          </table:table-cell>
          <table:table-cell office:value-type="float" office:value="5038" table:style-name="ce16">
            <text:p>5,038</text:p>
          </table:table-cell>
          <table:table-cell office:value-type="float" office:value="5018" table:style-name="ce16">
            <text:p>5,018</text:p>
          </table:table-cell>
          <table:table-cell office:value-type="float" office:value="4867" table:style-name="ce17">
            <text:p>4,867</text:p>
          </table:table-cell>
          <table:table-cell office:value-type="float" office:value="23778" table:style-name="ce16">
            <text:p>23,778</text:p>
          </table:table-cell>
          <table:table-cell office:value-type="float" office:value="5214" table:style-name="ce16">
            <text:p>5,214</text:p>
          </table:table-cell>
          <table:table-cell office:value-type="float" office:value="4752" table:style-name="ce16">
            <text:p>4,752</text:p>
          </table:table-cell>
          <table:table-cell office:value-type="float" office:value="4591" table:style-name="ce16">
            <text:p>4,591</text:p>
          </table:table-cell>
          <table:table-cell office:value-type="float" office:value="4657" table:style-name="ce16">
            <text:p>4,657</text:p>
          </table:table-cell>
          <table:table-cell office:value-type="float" office:value="4564" table:style-name="ce17">
            <text:p>4,564</text:p>
          </table:table-cell>
          <table:table-cell office:value-type="float" office:value="22309" table:style-name="ce16">
            <text:p>22,309</text:p>
          </table:table-cell>
          <table:table-cell office:value-type="float" office:value="4543" table:style-name="ce16">
            <text:p>4,543</text:p>
          </table:table-cell>
          <table:table-cell office:value-type="float" office:value="4599" table:style-name="ce16">
            <text:p>4,599</text:p>
          </table:table-cell>
          <table:table-cell office:value-type="float" office:value="4551" table:style-name="ce16">
            <text:p>4,551</text:p>
          </table:table-cell>
          <table:table-cell office:value-type="float" office:value="4429" table:style-name="ce16">
            <text:p>4,429</text:p>
          </table:table-cell>
          <table:table-cell office:value-type="float" office:value="4187" table:style-name="ce17">
            <text:p>4,187</text:p>
          </table:table-cell>
          <table:table-cell office:value-type="float" office:value="20798" table:style-name="ce16">
            <text:p>20,798</text:p>
          </table:table-cell>
          <table:table-cell office:value-type="float" office:value="4065" table:style-name="ce16">
            <text:p>4,065</text:p>
          </table:table-cell>
          <table:table-cell office:value-type="float" office:value="4339" table:style-name="ce16">
            <text:p>4,339</text:p>
          </table:table-cell>
          <table:table-cell office:value-type="float" office:value="4162" table:style-name="ce16">
            <text:p>4,162</text:p>
          </table:table-cell>
          <table:table-cell office:value-type="float" office:value="4198" table:style-name="ce16">
            <text:p>4,198</text:p>
          </table:table-cell>
          <table:table-cell office:value-type="float" office:value="4034" table:style-name="ce17">
            <text:p>4,034</text:p>
          </table:table-cell>
          <table:table-cell office:value-type="float" office:value="18596" table:style-name="ce16">
            <text:p>18,596</text:p>
          </table:table-cell>
          <table:table-cell office:value-type="float" office:value="4034" table:style-name="ce16">
            <text:p>4,034</text:p>
          </table:table-cell>
          <table:table-cell office:value-type="float" office:value="3988" table:style-name="ce16">
            <text:p>3,988</text:p>
          </table:table-cell>
          <table:table-cell office:value-type="float" office:value="3662" table:style-name="ce16">
            <text:p>3,662</text:p>
          </table:table-cell>
          <table:table-cell office:value-type="float" office:value="3667" table:style-name="ce16">
            <text:p>3,667</text:p>
          </table:table-cell>
          <table:table-cell office:value-type="float" office:value="3245" table:style-name="ce17">
            <text:p>3,245</text:p>
          </table:table-cell>
          <table:table-cell office:value-type="float" office:value="14546" table:style-name="ce16">
            <text:p>14,546</text:p>
          </table:table-cell>
          <table:table-cell office:value-type="float" office:value="3172" table:style-name="ce16">
            <text:p>3,172</text:p>
          </table:table-cell>
          <table:table-cell office:value-type="float" office:value="3124" table:style-name="ce16">
            <text:p>3,124</text:p>
          </table:table-cell>
          <table:table-cell office:value-type="float" office:value="2936" table:style-name="ce16">
            <text:p>2,936</text:p>
          </table:table-cell>
          <table:table-cell office:value-type="float" office:value="2769" table:style-name="ce16">
            <text:p>2,769</text:p>
          </table:table-cell>
          <table:table-cell office:value-type="float" office:value="2545" table:style-name="ce17">
            <text:p>2,545</text:p>
          </table:table-cell>
          <table:table-cell office:value-type="float" office:value="10176" table:style-name="ce16">
            <text:p>10,176</text:p>
          </table:table-cell>
          <table:table-cell office:value-type="float" office:value="2491" table:style-name="ce16">
            <text:p>2,491</text:p>
          </table:table-cell>
          <table:table-cell office:value-type="float" office:value="2307" table:style-name="ce16">
            <text:p>2,307</text:p>
          </table:table-cell>
          <table:table-cell office:value-type="float" office:value="2030" table:style-name="ce16">
            <text:p>2,030</text:p>
          </table:table-cell>
          <table:table-cell office:value-type="float" office:value="1879" table:style-name="ce16">
            <text:p>1,879</text:p>
          </table:table-cell>
          <table:table-cell office:value-type="float" office:value="1469" table:style-name="ce17">
            <text:p>1,469</text:p>
          </table:table-cell>
          <table:table-cell office:value-type="float" office:value="6567" table:style-name="ce16">
            <text:p>6,567</text:p>
          </table:table-cell>
          <table:table-cell office:value-type="float" office:value="1441" table:style-name="ce16">
            <text:p>1,441</text:p>
          </table:table-cell>
          <table:table-cell office:value-type="float" office:value="1078" table:style-name="ce16">
            <text:p>1,078</text:p>
          </table:table-cell>
          <table:table-cell office:value-type="float" office:value="1306" table:style-name="ce16">
            <text:p>1,306</text:p>
          </table:table-cell>
          <table:table-cell office:value-type="float" office:value="1367" table:style-name="ce16">
            <text:p>1,367</text:p>
          </table:table-cell>
          <table:table-cell office:value-type="float" office:value="1375" table:style-name="ce17">
            <text:p>1,375</text:p>
          </table:table-cell>
          <table:table-cell office:value-type="float" office:value="6489" table:style-name="ce16">
            <text:p>6,489</text:p>
          </table:table-cell>
          <table:table-cell office:value-type="float" office:value="1373" table:style-name="ce16">
            <text:p>1,373</text:p>
          </table:table-cell>
          <table:table-cell office:value-type="float" office:value="1439" table:style-name="ce16">
            <text:p>1,439</text:p>
          </table:table-cell>
          <table:table-cell office:value-type="float" office:value="1303" table:style-name="ce16">
            <text:p>1,303</text:p>
          </table:table-cell>
          <table:table-cell office:value-type="float" office:value="1244" table:style-name="ce16">
            <text:p>1,244</text:p>
          </table:table-cell>
          <table:table-cell office:value-type="float" office:value="1130" table:style-name="ce17">
            <text:p>1,130</text:p>
          </table:table-cell>
          <table:table-cell office:value-type="float" office:value="4259" table:style-name="ce16">
            <text:p>4,259</text:p>
          </table:table-cell>
          <table:table-cell office:value-type="float" office:value="1067" table:style-name="ce16">
            <text:p>1,067</text:p>
          </table:table-cell>
          <table:table-cell office:value-type="float" office:value="904" table:style-name="ce16">
            <text:p>904</text:p>
          </table:table-cell>
          <table:table-cell office:value-type="float" office:value="834" table:style-name="ce16">
            <text:p>834</text:p>
          </table:table-cell>
          <table:table-cell office:value-type="float" office:value="749" table:style-name="ce16">
            <text:p>749</text:p>
          </table:table-cell>
          <table:table-cell office:value-type="float" office:value="705" table:style-name="ce17">
            <text:p>705</text:p>
          </table:table-cell>
          <table:table-cell office:value-type="float" office:value="2690" table:style-name="ce16">
            <text:p>2,690</text:p>
          </table:table-cell>
          <table:table-cell office:value-type="float" office:value="679" table:style-name="ce16">
            <text:p>679</text:p>
          </table:table-cell>
          <table:table-cell office:value-type="float" office:value="646" table:style-name="ce16">
            <text:p>646</text:p>
          </table:table-cell>
          <table:table-cell office:value-type="float" office:value="544" table:style-name="ce16">
            <text:p>544</text:p>
          </table:table-cell>
          <table:table-cell office:value-type="float" office:value="439" table:style-name="ce16">
            <text:p>439</text:p>
          </table:table-cell>
          <table:table-cell office:value-type="float" office:value="382" table:style-name="ce17">
            <text:p>382</text:p>
          </table:table-cell>
          <table:table-cell office:value-type="float" office:value="954" table:style-name="ce16">
            <text:p>954</text:p>
          </table:table-cell>
          <table:table-cell office:value-type="float" office:value="335" table:style-name="ce16">
            <text:p>335</text:p>
          </table:table-cell>
          <table:table-cell office:value-type="float" office:value="235" table:style-name="ce16">
            <text:p>235</text:p>
          </table:table-cell>
          <table:table-cell office:value-type="float" office:value="165" table:style-name="ce16">
            <text:p>165</text:p>
          </table:table-cell>
          <table:table-cell office:value-type="float" office:value="128" table:style-name="ce16">
            <text:p>128</text:p>
          </table:table-cell>
          <table:table-cell office:value-type="float" office:value="91" table:style-name="ce17">
            <text:p>91</text:p>
          </table:table-cell>
          <table:table-cell office:value-type="float" office:value="179" table:style-name="ce16">
            <text:p>179</text:p>
          </table:table-cell>
          <table:table-cell office:value-type="float" office:value="73" table:style-name="ce16">
            <text:p>73</text:p>
          </table:table-cell>
          <table:table-cell office:value-type="float" office:value="36" table:style-name="ce16">
            <text:p>36</text:p>
          </table:table-cell>
          <table:table-cell office:value-type="float" office:value="32" table:style-name="ce16">
            <text:p>32</text:p>
          </table:table-cell>
          <table:table-cell office:value-type="float" office:value="20" table:style-name="ce16">
            <text:p>20</text:p>
          </table:table-cell>
          <table:table-cell office:value-type="float" office:value="18" table:style-name="ce17">
            <text:p>18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8628" table:style-name="ce25">
            <text:p>268,628</text:p>
          </table:table-cell>
          <table:table-cell office:value-type="float" office:value="14461" table:style-name="ce24">
            <text:p>14,461</text:p>
          </table:table-cell>
          <table:table-cell office:value-type="float" office:value="2479" table:style-name="ce25">
            <text:p>2,479</text:p>
          </table:table-cell>
          <table:table-cell office:value-type="float" office:value="2755" table:style-name="ce25">
            <text:p>2,755</text:p>
          </table:table-cell>
          <table:table-cell office:value-type="float" office:value="2913" table:style-name="ce25">
            <text:p>2,913</text:p>
          </table:table-cell>
          <table:table-cell office:value-type="float" office:value="2989" table:style-name="ce25">
            <text:p>2,989</text:p>
          </table:table-cell>
          <table:table-cell office:value-type="float" office:value="3325" table:style-name="ce25">
            <text:p>3,325</text:p>
          </table:table-cell>
          <table:table-cell office:value-type="float" office:value="14797" table:style-name="ce25">
            <text:p>14,797</text:p>
          </table:table-cell>
          <table:table-cell office:value-type="float" office:value="3363" table:style-name="ce25">
            <text:p>3,363</text:p>
          </table:table-cell>
          <table:table-cell office:value-type="float" office:value="2689" table:style-name="ce25">
            <text:p>2,689</text:p>
          </table:table-cell>
          <table:table-cell office:value-type="float" office:value="2755" table:style-name="ce25">
            <text:p>2,755</text:p>
          </table:table-cell>
          <table:table-cell office:value-type="float" office:value="2967" table:style-name="ce25">
            <text:p>2,967</text:p>
          </table:table-cell>
          <table:table-cell office:value-type="float" office:value="3023" table:style-name="ce24">
            <text:p>3,023</text:p>
          </table:table-cell>
          <table:table-cell office:value-type="float" office:value="14592" table:style-name="ce25">
            <text:p>14,592</text:p>
          </table:table-cell>
          <table:table-cell office:value-type="float" office:value="2913" table:style-name="ce25">
            <text:p>2,913</text:p>
          </table:table-cell>
          <table:table-cell office:value-type="float" office:value="2805" table:style-name="ce25">
            <text:p>2,805</text:p>
          </table:table-cell>
          <table:table-cell office:value-type="float" office:value="2858" table:style-name="ce25">
            <text:p>2,858</text:p>
          </table:table-cell>
          <table:table-cell office:value-type="float" office:value="2977" table:style-name="ce25">
            <text:p>2,977</text:p>
          </table:table-cell>
          <table:table-cell office:value-type="float" office:value="3039" table:style-name="ce24">
            <text:p>3,039</text:p>
          </table:table-cell>
          <table:table-cell office:value-type="float" office:value="16748" table:style-name="ce25">
            <text:p>16,748</text:p>
          </table:table-cell>
          <table:table-cell office:value-type="float" office:value="3030" table:style-name="ce25">
            <text:p>3,030</text:p>
          </table:table-cell>
          <table:table-cell office:value-type="float" office:value="3581" table:style-name="ce25">
            <text:p>3,581</text:p>
          </table:table-cell>
          <table:table-cell office:value-type="float" office:value="3362" table:style-name="ce25">
            <text:p>3,362</text:p>
          </table:table-cell>
          <table:table-cell office:value-type="float" office:value="3275" table:style-name="ce25">
            <text:p>3,275</text:p>
          </table:table-cell>
          <table:table-cell office:value-type="float" office:value="3500" table:style-name="ce24">
            <text:p>3,500</text:p>
          </table:table-cell>
          <table:table-cell office:value-type="float" office:value="18441" table:style-name="ce25">
            <text:p>18,441</text:p>
          </table:table-cell>
          <table:table-cell office:value-type="float" office:value="3823" table:style-name="ce25">
            <text:p>3,823</text:p>
          </table:table-cell>
          <table:table-cell office:value-type="float" office:value="3620" table:style-name="ce25">
            <text:p>3,620</text:p>
          </table:table-cell>
          <table:table-cell office:value-type="float" office:value="3871" table:style-name="ce25">
            <text:p>3,871</text:p>
          </table:table-cell>
          <table:table-cell office:value-type="float" office:value="3634" table:style-name="ce25">
            <text:p>3,634</text:p>
          </table:table-cell>
          <table:table-cell office:value-type="float" office:value="3493" table:style-name="ce24">
            <text:p>3,493</text:p>
          </table:table-cell>
          <table:table-cell office:value-type="float" office:value="16845" table:style-name="ce25">
            <text:p>16,845</text:p>
          </table:table-cell>
          <table:table-cell office:value-type="float" office:value="3484" table:style-name="ce25">
            <text:p>3,484</text:p>
          </table:table-cell>
          <table:table-cell office:value-type="float" office:value="3488" table:style-name="ce25">
            <text:p>3,488</text:p>
          </table:table-cell>
          <table:table-cell office:value-type="float" office:value="3287" table:style-name="ce25">
            <text:p>3,287</text:p>
          </table:table-cell>
          <table:table-cell office:value-type="float" office:value="3436" table:style-name="ce25">
            <text:p>3,436</text:p>
          </table:table-cell>
          <table:table-cell office:value-type="float" office:value="3150" table:style-name="ce24">
            <text:p>3,150</text:p>
          </table:table-cell>
          <table:table-cell office:value-type="float" office:value="19328" table:style-name="ce25">
            <text:p>19,328</text:p>
          </table:table-cell>
          <table:table-cell office:value-type="float" office:value="3153" table:style-name="ce25">
            <text:p>3,153</text:p>
          </table:table-cell>
          <table:table-cell office:value-type="float" office:value="3375" table:style-name="ce25">
            <text:p>3,375</text:p>
          </table:table-cell>
          <table:table-cell office:value-type="float" office:value="3951" table:style-name="ce25">
            <text:p>3,951</text:p>
          </table:table-cell>
          <table:table-cell office:value-type="float" office:value="4201" table:style-name="ce25">
            <text:p>4,201</text:p>
          </table:table-cell>
          <table:table-cell office:value-type="float" office:value="4648" table:style-name="ce24">
            <text:p>4,648</text:p>
          </table:table-cell>
          <table:table-cell office:value-type="float" office:value="25681" table:style-name="ce25">
            <text:p>25,681</text:p>
          </table:table-cell>
          <table:table-cell office:value-type="float" office:value="5022" table:style-name="ce25">
            <text:p>5,022</text:p>
          </table:table-cell>
          <table:table-cell office:value-type="float" office:value="5058" table:style-name="ce25">
            <text:p>5,058</text:p>
          </table:table-cell>
          <table:table-cell office:value-type="float" office:value="5207" table:style-name="ce25">
            <text:p>5,207</text:p>
          </table:table-cell>
          <table:table-cell office:value-type="float" office:value="5214" table:style-name="ce25">
            <text:p>5,214</text:p>
          </table:table-cell>
          <table:table-cell office:value-type="float" office:value="5180" table:style-name="ce24">
            <text:p>5,180</text:p>
          </table:table-cell>
          <table:table-cell office:value-type="float" office:value="23393" table:style-name="ce25">
            <text:p>23,393</text:p>
          </table:table-cell>
          <table:table-cell office:value-type="float" office:value="5353" table:style-name="ce25">
            <text:p>5,353</text:p>
          </table:table-cell>
          <table:table-cell office:value-type="float" office:value="4721" table:style-name="ce25">
            <text:p>4,721</text:p>
          </table:table-cell>
          <table:table-cell office:value-type="float" office:value="4457" table:style-name="ce25">
            <text:p>4,457</text:p>
          </table:table-cell>
          <table:table-cell office:value-type="float" office:value="4457" table:style-name="ce25">
            <text:p>4,457</text:p>
          </table:table-cell>
          <table:table-cell office:value-type="float" office:value="4405" table:style-name="ce24">
            <text:p>4,405</text:p>
          </table:table-cell>
          <table:table-cell office:value-type="float" office:value="20779" table:style-name="ce25">
            <text:p>20,779</text:p>
          </table:table-cell>
          <table:table-cell office:value-type="float" office:value="4258" table:style-name="ce25">
            <text:p>4,258</text:p>
          </table:table-cell>
          <table:table-cell office:value-type="float" office:value="4274" table:style-name="ce25">
            <text:p>4,274</text:p>
          </table:table-cell>
          <table:table-cell office:value-type="float" office:value="4315" table:style-name="ce25">
            <text:p>4,315</text:p>
          </table:table-cell>
          <table:table-cell office:value-type="float" office:value="4068" table:style-name="ce25">
            <text:p>4,068</text:p>
          </table:table-cell>
          <table:table-cell office:value-type="float" office:value="3864" table:style-name="ce24">
            <text:p>3,864</text:p>
          </table:table-cell>
          <table:table-cell office:value-type="float" office:value="19011" table:style-name="ce25">
            <text:p>19,011</text:p>
          </table:table-cell>
          <table:table-cell office:value-type="float" office:value="3795" table:style-name="ce25">
            <text:p>3,795</text:p>
          </table:table-cell>
          <table:table-cell office:value-type="float" office:value="3817" table:style-name="ce25">
            <text:p>3,817</text:p>
          </table:table-cell>
          <table:table-cell office:value-type="float" office:value="3825" table:style-name="ce25">
            <text:p>3,825</text:p>
          </table:table-cell>
          <table:table-cell office:value-type="float" office:value="3807" table:style-name="ce25">
            <text:p>3,807</text:p>
          </table:table-cell>
          <table:table-cell office:value-type="float" office:value="3767" table:style-name="ce24">
            <text:p>3,767</text:p>
          </table:table-cell>
          <table:table-cell office:value-type="float" office:value="16671" table:style-name="ce25">
            <text:p>16,671</text:p>
          </table:table-cell>
          <table:table-cell office:value-type="float" office:value="3679" table:style-name="ce25">
            <text:p>3,679</text:p>
          </table:table-cell>
          <table:table-cell office:value-type="float" office:value="3492" table:style-name="ce25">
            <text:p>3,492</text:p>
          </table:table-cell>
          <table:table-cell office:value-type="float" office:value="3310" table:style-name="ce25">
            <text:p>3,310</text:p>
          </table:table-cell>
          <table:table-cell office:value-type="float" office:value="3259" table:style-name="ce25">
            <text:p>3,259</text:p>
          </table:table-cell>
          <table:table-cell office:value-type="float" office:value="2931" table:style-name="ce24">
            <text:p>2,931</text:p>
          </table:table-cell>
          <table:table-cell office:value-type="float" office:value="13918" table:style-name="ce25">
            <text:p>13,918</text:p>
          </table:table-cell>
          <table:table-cell office:value-type="float" office:value="3006" table:style-name="ce25">
            <text:p>3,006</text:p>
          </table:table-cell>
          <table:table-cell office:value-type="float" office:value="2934" table:style-name="ce25">
            <text:p>2,934</text:p>
          </table:table-cell>
          <table:table-cell office:value-type="float" office:value="2846" table:style-name="ce25">
            <text:p>2,846</text:p>
          </table:table-cell>
          <table:table-cell office:value-type="float" office:value="2680" table:style-name="ce25">
            <text:p>2,680</text:p>
          </table:table-cell>
          <table:table-cell office:value-type="float" office:value="2452" table:style-name="ce24">
            <text:p>2,452</text:p>
          </table:table-cell>
          <table:table-cell office:value-type="float" office:value="10339" table:style-name="ce25">
            <text:p>10,339</text:p>
          </table:table-cell>
          <table:table-cell office:value-type="float" office:value="2595" table:style-name="ce25">
            <text:p>2,595</text:p>
          </table:table-cell>
          <table:table-cell office:value-type="float" office:value="2339" table:style-name="ce25">
            <text:p>2,339</text:p>
          </table:table-cell>
          <table:table-cell office:value-type="float" office:value="1963" table:style-name="ce25">
            <text:p>1,963</text:p>
          </table:table-cell>
          <table:table-cell office:value-type="float" office:value="1897" table:style-name="ce25">
            <text:p>1,897</text:p>
          </table:table-cell>
          <table:table-cell office:value-type="float" office:value="1545" table:style-name="ce24">
            <text:p>1,545</text:p>
          </table:table-cell>
          <table:table-cell office:value-type="float" office:value="6971" table:style-name="ce25">
            <text:p>6,971</text:p>
          </table:table-cell>
          <table:table-cell office:value-type="float" office:value="1496" table:style-name="ce25">
            <text:p>1,496</text:p>
          </table:table-cell>
          <table:table-cell office:value-type="float" office:value="1145" table:style-name="ce25">
            <text:p>1,145</text:p>
          </table:table-cell>
          <table:table-cell office:value-type="float" office:value="1359" table:style-name="ce25">
            <text:p>1,359</text:p>
          </table:table-cell>
          <table:table-cell office:value-type="float" office:value="1482" table:style-name="ce25">
            <text:p>1,482</text:p>
          </table:table-cell>
          <table:table-cell office:value-type="float" office:value="1489" table:style-name="ce24">
            <text:p>1,489</text:p>
          </table:table-cell>
          <table:table-cell office:value-type="float" office:value="7145" table:style-name="ce25">
            <text:p>7,145</text:p>
          </table:table-cell>
          <table:table-cell office:value-type="float" office:value="1550" table:style-name="ce25">
            <text:p>1,550</text:p>
          </table:table-cell>
          <table:table-cell office:value-type="float" office:value="1502" table:style-name="ce25">
            <text:p>1,502</text:p>
          </table:table-cell>
          <table:table-cell office:value-type="float" office:value="1448" table:style-name="ce25">
            <text:p>1,448</text:p>
          </table:table-cell>
          <table:table-cell office:value-type="float" office:value="1364" table:style-name="ce25">
            <text:p>1,364</text:p>
          </table:table-cell>
          <table:table-cell office:value-type="float" office:value="1281" table:style-name="ce24">
            <text:p>1,281</text:p>
          </table:table-cell>
          <table:table-cell office:value-type="float" office:value="5052" table:style-name="ce25">
            <text:p>5,052</text:p>
          </table:table-cell>
          <table:table-cell office:value-type="float" office:value="1207" table:style-name="ce25">
            <text:p>1,207</text:p>
          </table:table-cell>
          <table:table-cell office:value-type="float" office:value="1108" table:style-name="ce25">
            <text:p>1,108</text:p>
          </table:table-cell>
          <table:table-cell office:value-type="float" office:value="1013" table:style-name="ce25">
            <text:p>1,013</text:p>
          </table:table-cell>
          <table:table-cell office:value-type="float" office:value="907" table:style-name="ce25">
            <text:p>907</text:p>
          </table:table-cell>
          <table:table-cell office:value-type="float" office:value="817" table:style-name="ce24">
            <text:p>817</text:p>
          </table:table-cell>
          <table:table-cell office:value-type="float" office:value="2934" table:style-name="ce25">
            <text:p>2,934</text:p>
          </table:table-cell>
          <table:table-cell office:value-type="float" office:value="721" table:style-name="ce25">
            <text:p>721</text:p>
          </table:table-cell>
          <table:table-cell office:value-type="float" office:value="658" table:style-name="ce25">
            <text:p>658</text:p>
          </table:table-cell>
          <table:table-cell office:value-type="float" office:value="618" table:style-name="ce25">
            <text:p>618</text:p>
          </table:table-cell>
          <table:table-cell office:value-type="float" office:value="516" table:style-name="ce25">
            <text:p>516</text:p>
          </table:table-cell>
          <table:table-cell office:value-type="float" office:value="421" table:style-name="ce24">
            <text:p>421</text:p>
          </table:table-cell>
          <table:table-cell office:value-type="float" office:value="1225" table:style-name="ce25">
            <text:p>1,225</text:p>
          </table:table-cell>
          <table:table-cell office:value-type="float" office:value="393" table:style-name="ce25">
            <text:p>393</text:p>
          </table:table-cell>
          <table:table-cell office:value-type="float" office:value="298" table:style-name="ce25">
            <text:p>298</text:p>
          </table:table-cell>
          <table:table-cell office:value-type="float" office:value="210" table:style-name="ce25">
            <text:p>210</text:p>
          </table:table-cell>
          <table:table-cell office:value-type="float" office:value="177" table:style-name="ce25">
            <text:p>177</text:p>
          </table:table-cell>
          <table:table-cell office:value-type="float" office:value="147" table:style-name="ce24">
            <text:p>147</text:p>
          </table:table-cell>
          <table:table-cell office:value-type="float" office:value="255" table:style-name="ce25">
            <text:p>255</text:p>
          </table:table-cell>
          <table:table-cell office:value-type="float" office:value="79" table:style-name="ce25">
            <text:p>79</text:p>
          </table:table-cell>
          <table:table-cell office:value-type="float" office:value="68" table:style-name="ce25">
            <text:p>68</text:p>
          </table:table-cell>
          <table:table-cell office:value-type="float" office:value="56" table:style-name="ce25">
            <text:p>56</text:p>
          </table:table-cell>
          <table:table-cell office:value-type="float" office:value="31" table:style-name="ce25">
            <text:p>31</text:p>
          </table:table-cell>
          <table:table-cell office:value-type="float" office:value="21" table:style-name="ce24">
            <text:p>21</text:p>
          </table:table-cell>
          <table:table-cell office:value-type="float" office:value="42" table:style-name="ce25">
            <text:p>4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56324" table:style-name="ce16">
            <text:p>556,324</text:p>
          </table:table-cell>
          <table:table-cell office:value-type="float" office:value="24484" table:style-name="ce16">
            <text:p>24,484</text:p>
          </table:table-cell>
          <table:table-cell office:value-type="float" office:value="3900" table:style-name="ce16">
            <text:p>3,900</text:p>
          </table:table-cell>
          <table:table-cell office:value-type="float" office:value="4990" table:style-name="ce16">
            <text:p>4,990</text:p>
          </table:table-cell>
          <table:table-cell office:value-type="float" office:value="5773" table:style-name="ce16">
            <text:p>5,773</text:p>
          </table:table-cell>
          <table:table-cell office:value-type="float" office:value="4784" table:style-name="ce16">
            <text:p>4,784</text:p>
          </table:table-cell>
          <table:table-cell office:value-type="float" office:value="5037" table:style-name="ce16">
            <text:p>5,037</text:p>
          </table:table-cell>
          <table:table-cell office:value-type="float" office:value="23232" table:style-name="ce16">
            <text:p>23,232</text:p>
          </table:table-cell>
          <table:table-cell office:value-type="float" office:value="4988" table:style-name="ce16">
            <text:p>4,988</text:p>
          </table:table-cell>
          <table:table-cell office:value-type="float" office:value="4301" table:style-name="ce16">
            <text:p>4,301</text:p>
          </table:table-cell>
          <table:table-cell office:value-type="float" office:value="4368" table:style-name="ce16">
            <text:p>4,368</text:p>
          </table:table-cell>
          <table:table-cell office:value-type="float" office:value="4644" table:style-name="ce16">
            <text:p>4,644</text:p>
          </table:table-cell>
          <table:table-cell office:value-type="float" office:value="4931" table:style-name="ce17">
            <text:p>4,931</text:p>
          </table:table-cell>
          <table:table-cell office:value-type="float" office:value="26479" table:style-name="ce16">
            <text:p>26,479</text:p>
          </table:table-cell>
          <table:table-cell office:value-type="float" office:value="5047" table:style-name="ce16">
            <text:p>5,047</text:p>
          </table:table-cell>
          <table:table-cell office:value-type="float" office:value="5005" table:style-name="ce16">
            <text:p>5,005</text:p>
          </table:table-cell>
          <table:table-cell office:value-type="float" office:value="5171" table:style-name="ce16">
            <text:p>5,171</text:p>
          </table:table-cell>
          <table:table-cell office:value-type="float" office:value="5360" table:style-name="ce16">
            <text:p>5,360</text:p>
          </table:table-cell>
          <table:table-cell office:value-type="float" office:value="5896" table:style-name="ce17">
            <text:p>5,896</text:p>
          </table:table-cell>
          <table:table-cell office:value-type="float" office:value="33479" table:style-name="ce16">
            <text:p>33,479</text:p>
          </table:table-cell>
          <table:table-cell office:value-type="float" office:value="6164" table:style-name="ce16">
            <text:p>6,164</text:p>
          </table:table-cell>
          <table:table-cell office:value-type="float" office:value="6877" table:style-name="ce16">
            <text:p>6,877</text:p>
          </table:table-cell>
          <table:table-cell office:value-type="float" office:value="6829" table:style-name="ce16">
            <text:p>6,829</text:p>
          </table:table-cell>
          <table:table-cell office:value-type="float" office:value="6504" table:style-name="ce16">
            <text:p>6,504</text:p>
          </table:table-cell>
          <table:table-cell office:value-type="float" office:value="7105" table:style-name="ce17">
            <text:p>7,105</text:p>
          </table:table-cell>
          <table:table-cell office:value-type="float" office:value="39616" table:style-name="ce16">
            <text:p>39,616</text:p>
          </table:table-cell>
          <table:table-cell office:value-type="float" office:value="7766" table:style-name="ce16">
            <text:p>7,766</text:p>
          </table:table-cell>
          <table:table-cell office:value-type="float" office:value="7882" table:style-name="ce16">
            <text:p>7,882</text:p>
          </table:table-cell>
          <table:table-cell office:value-type="float" office:value="7895" table:style-name="ce16">
            <text:p>7,895</text:p>
          </table:table-cell>
          <table:table-cell office:value-type="float" office:value="8058" table:style-name="ce16">
            <text:p>8,058</text:p>
          </table:table-cell>
          <table:table-cell office:value-type="float" office:value="8015" table:style-name="ce17">
            <text:p>8,015</text:p>
          </table:table-cell>
          <table:table-cell office:value-type="float" office:value="39284" table:style-name="ce16">
            <text:p>39,284</text:p>
          </table:table-cell>
          <table:table-cell office:value-type="float" office:value="7842" table:style-name="ce16">
            <text:p>7,842</text:p>
          </table:table-cell>
          <table:table-cell office:value-type="float" office:value="8001" table:style-name="ce16">
            <text:p>8,001</text:p>
          </table:table-cell>
          <table:table-cell office:value-type="float" office:value="7932" table:style-name="ce16">
            <text:p>7,932</text:p>
          </table:table-cell>
          <table:table-cell office:value-type="float" office:value="7805" table:style-name="ce16">
            <text:p>7,805</text:p>
          </table:table-cell>
          <table:table-cell office:value-type="float" office:value="7704" table:style-name="ce17">
            <text:p>7,704</text:p>
          </table:table-cell>
          <table:table-cell office:value-type="float" office:value="41317" table:style-name="ce16">
            <text:p>41,317</text:p>
          </table:table-cell>
          <table:table-cell office:value-type="float" office:value="7261" table:style-name="ce16">
            <text:p>7,261</text:p>
          </table:table-cell>
          <table:table-cell office:value-type="float" office:value="7647" table:style-name="ce16">
            <text:p>7,647</text:p>
          </table:table-cell>
          <table:table-cell office:value-type="float" office:value="8258" table:style-name="ce16">
            <text:p>8,258</text:p>
          </table:table-cell>
          <table:table-cell office:value-type="float" office:value="8726" table:style-name="ce16">
            <text:p>8,726</text:p>
          </table:table-cell>
          <table:table-cell office:value-type="float" office:value="9425" table:style-name="ce17">
            <text:p>9,425</text:p>
          </table:table-cell>
          <table:table-cell office:value-type="float" office:value="45431" table:style-name="ce16">
            <text:p>45,431</text:p>
          </table:table-cell>
          <table:table-cell office:value-type="float" office:value="9390" table:style-name="ce16">
            <text:p>9,390</text:p>
          </table:table-cell>
          <table:table-cell office:value-type="float" office:value="9222" table:style-name="ce16">
            <text:p>9,222</text:p>
          </table:table-cell>
          <table:table-cell office:value-type="float" office:value="9226" table:style-name="ce16">
            <text:p>9,226</text:p>
          </table:table-cell>
          <table:table-cell office:value-type="float" office:value="9146" table:style-name="ce16">
            <text:p>9,146</text:p>
          </table:table-cell>
          <table:table-cell office:value-type="float" office:value="8447" table:style-name="ce17">
            <text:p>8,447</text:p>
          </table:table-cell>
          <table:table-cell office:value-type="float" office:value="39726" table:style-name="ce16">
            <text:p>39,726</text:p>
          </table:table-cell>
          <table:table-cell office:value-type="float" office:value="8651" table:style-name="ce16">
            <text:p>8,651</text:p>
          </table:table-cell>
          <table:table-cell office:value-type="float" office:value="8031" table:style-name="ce16">
            <text:p>8,031</text:p>
          </table:table-cell>
          <table:table-cell office:value-type="float" office:value="7664" table:style-name="ce16">
            <text:p>7,664</text:p>
          </table:table-cell>
          <table:table-cell office:value-type="float" office:value="7606" table:style-name="ce16">
            <text:p>7,606</text:p>
          </table:table-cell>
          <table:table-cell office:value-type="float" office:value="7774" table:style-name="ce17">
            <text:p>7,774</text:p>
          </table:table-cell>
          <table:table-cell office:value-type="float" office:value="40522" table:style-name="ce16">
            <text:p>40,522</text:p>
          </table:table-cell>
          <table:table-cell office:value-type="float" office:value="7835" table:style-name="ce16">
            <text:p>7,835</text:p>
          </table:table-cell>
          <table:table-cell office:value-type="float" office:value="8150" table:style-name="ce16">
            <text:p>8,150</text:p>
          </table:table-cell>
          <table:table-cell office:value-type="float" office:value="8241" table:style-name="ce16">
            <text:p>8,241</text:p>
          </table:table-cell>
          <table:table-cell office:value-type="float" office:value="8261" table:style-name="ce16">
            <text:p>8,261</text:p>
          </table:table-cell>
          <table:table-cell office:value-type="float" office:value="8035" table:style-name="ce17">
            <text:p>8,035</text:p>
          </table:table-cell>
          <table:table-cell office:value-type="float" office:value="41778" table:style-name="ce16">
            <text:p>41,778</text:p>
          </table:table-cell>
          <table:table-cell office:value-type="float" office:value="7886" table:style-name="ce16">
            <text:p>7,886</text:p>
          </table:table-cell>
          <table:table-cell office:value-type="float" office:value="8067" table:style-name="ce16">
            <text:p>8,067</text:p>
          </table:table-cell>
          <table:table-cell office:value-type="float" office:value="8513" table:style-name="ce16">
            <text:p>8,513</text:p>
          </table:table-cell>
          <table:table-cell office:value-type="float" office:value="8634" table:style-name="ce16">
            <text:p>8,634</text:p>
          </table:table-cell>
          <table:table-cell office:value-type="float" office:value="8678" table:style-name="ce17">
            <text:p>8,678</text:p>
          </table:table-cell>
          <table:table-cell office:value-type="float" office:value="41503" table:style-name="ce16">
            <text:p>41,503</text:p>
          </table:table-cell>
          <table:table-cell office:value-type="float" office:value="8746" table:style-name="ce16">
            <text:p>8,746</text:p>
          </table:table-cell>
          <table:table-cell office:value-type="float" office:value="8579" table:style-name="ce16">
            <text:p>8,579</text:p>
          </table:table-cell>
          <table:table-cell office:value-type="float" office:value="8386" table:style-name="ce16">
            <text:p>8,386</text:p>
          </table:table-cell>
          <table:table-cell office:value-type="float" office:value="8405" table:style-name="ce16">
            <text:p>8,405</text:p>
          </table:table-cell>
          <table:table-cell office:value-type="float" office:value="7387" table:style-name="ce17">
            <text:p>7,387</text:p>
          </table:table-cell>
          <table:table-cell office:value-type="float" office:value="35439" table:style-name="ce16">
            <text:p>35,439</text:p>
          </table:table-cell>
          <table:table-cell office:value-type="float" office:value="7701" table:style-name="ce16">
            <text:p>7,701</text:p>
          </table:table-cell>
          <table:table-cell office:value-type="float" office:value="7161" table:style-name="ce16">
            <text:p>7,161</text:p>
          </table:table-cell>
          <table:table-cell office:value-type="float" office:value="7388" table:style-name="ce16">
            <text:p>7,388</text:p>
          </table:table-cell>
          <table:table-cell office:value-type="float" office:value="6719" table:style-name="ce16">
            <text:p>6,719</text:p>
          </table:table-cell>
          <table:table-cell office:value-type="float" office:value="6470" table:style-name="ce17">
            <text:p>6,470</text:p>
          </table:table-cell>
          <table:table-cell office:value-type="float" office:value="25926" table:style-name="ce16">
            <text:p>25,926</text:p>
          </table:table-cell>
          <table:table-cell office:value-type="float" office:value="6329" table:style-name="ce16">
            <text:p>6,329</text:p>
          </table:table-cell>
          <table:table-cell office:value-type="float" office:value="5792" table:style-name="ce16">
            <text:p>5,792</text:p>
          </table:table-cell>
          <table:table-cell office:value-type="float" office:value="4981" table:style-name="ce16">
            <text:p>4,981</text:p>
          </table:table-cell>
          <table:table-cell office:value-type="float" office:value="4789" table:style-name="ce16">
            <text:p>4,789</text:p>
          </table:table-cell>
          <table:table-cell office:value-type="float" office:value="4035" table:style-name="ce17">
            <text:p>4,035</text:p>
          </table:table-cell>
          <table:table-cell office:value-type="float" office:value="17205" table:style-name="ce16">
            <text:p>17,205</text:p>
          </table:table-cell>
          <table:table-cell office:value-type="float" office:value="3759" table:style-name="ce16">
            <text:p>3,759</text:p>
          </table:table-cell>
          <table:table-cell office:value-type="float" office:value="2845" table:style-name="ce16">
            <text:p>2,845</text:p>
          </table:table-cell>
          <table:table-cell office:value-type="float" office:value="3528" table:style-name="ce16">
            <text:p>3,528</text:p>
          </table:table-cell>
          <table:table-cell office:value-type="float" office:value="3491" table:style-name="ce16">
            <text:p>3,491</text:p>
          </table:table-cell>
          <table:table-cell office:value-type="float" office:value="3582" table:style-name="ce17">
            <text:p>3,582</text:p>
          </table:table-cell>
          <table:table-cell office:value-type="float" office:value="17383" table:style-name="ce16">
            <text:p>17,383</text:p>
          </table:table-cell>
          <table:table-cell office:value-type="float" office:value="3629" table:style-name="ce16">
            <text:p>3,629</text:p>
          </table:table-cell>
          <table:table-cell office:value-type="float" office:value="3659" table:style-name="ce16">
            <text:p>3,659</text:p>
          </table:table-cell>
          <table:table-cell office:value-type="float" office:value="3714" table:style-name="ce16">
            <text:p>3,714</text:p>
          </table:table-cell>
          <table:table-cell office:value-type="float" office:value="3207" table:style-name="ce16">
            <text:p>3,207</text:p>
          </table:table-cell>
          <table:table-cell office:value-type="float" office:value="3174" table:style-name="ce17">
            <text:p>3,174</text:p>
          </table:table-cell>
          <table:table-cell office:value-type="float" office:value="12508" table:style-name="ce16">
            <text:p>12,508</text:p>
          </table:table-cell>
          <table:table-cell office:value-type="float" office:value="2934" table:style-name="ce16">
            <text:p>2,934</text:p>
          </table:table-cell>
          <table:table-cell office:value-type="float" office:value="2583" table:style-name="ce16">
            <text:p>2,583</text:p>
          </table:table-cell>
          <table:table-cell office:value-type="float" office:value="2595" table:style-name="ce16">
            <text:p>2,595</text:p>
          </table:table-cell>
          <table:table-cell office:value-type="float" office:value="2301" table:style-name="ce16">
            <text:p>2,301</text:p>
          </table:table-cell>
          <table:table-cell office:value-type="float" office:value="2095" table:style-name="ce17">
            <text:p>2,095</text:p>
          </table:table-cell>
          <table:table-cell office:value-type="float" office:value="7580" table:style-name="ce16">
            <text:p>7,580</text:p>
          </table:table-cell>
          <table:table-cell office:value-type="float" office:value="1965" table:style-name="ce16">
            <text:p>1,965</text:p>
          </table:table-cell>
          <table:table-cell office:value-type="float" office:value="1664" table:style-name="ce16">
            <text:p>1,664</text:p>
          </table:table-cell>
          <table:table-cell office:value-type="float" office:value="1575" table:style-name="ce16">
            <text:p>1,575</text:p>
          </table:table-cell>
          <table:table-cell office:value-type="float" office:value="1327" table:style-name="ce16">
            <text:p>1,327</text:p>
          </table:table-cell>
          <table:table-cell office:value-type="float" office:value="1049" table:style-name="ce17">
            <text:p>1,049</text:p>
          </table:table-cell>
          <table:table-cell office:value-type="float" office:value="2771" table:style-name="ce16">
            <text:p>2,771</text:p>
          </table:table-cell>
          <table:table-cell office:value-type="float" office:value="900" table:style-name="ce16">
            <text:p>900</text:p>
          </table:table-cell>
          <table:table-cell office:value-type="float" office:value="681" table:style-name="ce16">
            <text:p>681</text:p>
          </table:table-cell>
          <table:table-cell office:value-type="float" office:value="495" table:style-name="ce16">
            <text:p>495</text:p>
          </table:table-cell>
          <table:table-cell office:value-type="float" office:value="386" table:style-name="ce16">
            <text:p>386</text:p>
          </table:table-cell>
          <table:table-cell office:value-type="float" office:value="309" table:style-name="ce17">
            <text:p>309</text:p>
          </table:table-cell>
          <table:table-cell office:value-type="float" office:value="579" table:style-name="ce16">
            <text:p>579</text:p>
          </table:table-cell>
          <table:table-cell office:value-type="float" office:value="215" table:style-name="ce16">
            <text:p>215</text:p>
          </table:table-cell>
          <table:table-cell office:value-type="float" office:value="156" table:style-name="ce16">
            <text:p>156</text:p>
          </table:table-cell>
          <table:table-cell office:value-type="float" office:value="102" table:style-name="ce16">
            <text:p>102</text:p>
          </table:table-cell>
          <table:table-cell office:value-type="float" office:value="69" table:style-name="ce16">
            <text:p>69</text:p>
          </table:table-cell>
          <table:table-cell office:value-type="float" office:value="37" table:style-name="ce17">
            <text:p>37</text:p>
          </table:table-cell>
          <table:table-cell office:value-type="float" office:value="82" table:style-name="ce16">
            <text:p>8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苗栗縣</text:p>
          </table:table-cell>
          <table:table-cell office:value-type="string" table:style-name="ce18">
            <text:p>男</text:p>
          </table:table-cell>
          <table:table-cell office:value-type="float" office:value="287015" table:style-name="ce16">
            <text:p>287,015</text:p>
          </table:table-cell>
          <table:table-cell office:value-type="float" office:value="12590" table:style-name="ce16">
            <text:p>12,590</text:p>
          </table:table-cell>
          <table:table-cell office:value-type="float" office:value="1999" table:style-name="ce16">
            <text:p>1,999</text:p>
          </table:table-cell>
          <table:table-cell office:value-type="float" office:value="2648" table:style-name="ce16">
            <text:p>2,648</text:p>
          </table:table-cell>
          <table:table-cell office:value-type="float" office:value="2905" table:style-name="ce16">
            <text:p>2,905</text:p>
          </table:table-cell>
          <table:table-cell office:value-type="float" office:value="2488" table:style-name="ce16">
            <text:p>2,488</text:p>
          </table:table-cell>
          <table:table-cell office:value-type="float" office:value="2550" table:style-name="ce16">
            <text:p>2,550</text:p>
          </table:table-cell>
          <table:table-cell office:value-type="float" office:value="12153" table:style-name="ce16">
            <text:p>12,153</text:p>
          </table:table-cell>
          <table:table-cell office:value-type="float" office:value="2615" table:style-name="ce16">
            <text:p>2,615</text:p>
          </table:table-cell>
          <table:table-cell office:value-type="float" office:value="2244" table:style-name="ce16">
            <text:p>2,244</text:p>
          </table:table-cell>
          <table:table-cell office:value-type="float" office:value="2296" table:style-name="ce16">
            <text:p>2,296</text:p>
          </table:table-cell>
          <table:table-cell office:value-type="float" office:value="2422" table:style-name="ce16">
            <text:p>2,422</text:p>
          </table:table-cell>
          <table:table-cell office:value-type="float" office:value="2576" table:style-name="ce17">
            <text:p>2,576</text:p>
          </table:table-cell>
          <table:table-cell office:value-type="float" office:value="14164" table:style-name="ce16">
            <text:p>14,164</text:p>
          </table:table-cell>
          <table:table-cell office:value-type="float" office:value="2641" table:style-name="ce16">
            <text:p>2,641</text:p>
          </table:table-cell>
          <table:table-cell office:value-type="float" office:value="2625" table:style-name="ce16">
            <text:p>2,625</text:p>
          </table:table-cell>
          <table:table-cell office:value-type="float" office:value="2747" table:style-name="ce16">
            <text:p>2,747</text:p>
          </table:table-cell>
          <table:table-cell office:value-type="float" office:value="2930" table:style-name="ce16">
            <text:p>2,930</text:p>
          </table:table-cell>
          <table:table-cell office:value-type="float" office:value="3221" table:style-name="ce17">
            <text:p>3,221</text:p>
          </table:table-cell>
          <table:table-cell office:value-type="float" office:value="17603" table:style-name="ce16">
            <text:p>17,603</text:p>
          </table:table-cell>
          <table:table-cell office:value-type="float" office:value="3238" table:style-name="ce16">
            <text:p>3,238</text:p>
          </table:table-cell>
          <table:table-cell office:value-type="float" office:value="3598" table:style-name="ce16">
            <text:p>3,598</text:p>
          </table:table-cell>
          <table:table-cell office:value-type="float" office:value="3560" table:style-name="ce16">
            <text:p>3,560</text:p>
          </table:table-cell>
          <table:table-cell office:value-type="float" office:value="3446" table:style-name="ce16">
            <text:p>3,446</text:p>
          </table:table-cell>
          <table:table-cell office:value-type="float" office:value="3761" table:style-name="ce17">
            <text:p>3,761</text:p>
          </table:table-cell>
          <table:table-cell office:value-type="float" office:value="20619" table:style-name="ce16">
            <text:p>20,619</text:p>
          </table:table-cell>
          <table:table-cell office:value-type="float" office:value="3985" table:style-name="ce16">
            <text:p>3,985</text:p>
          </table:table-cell>
          <table:table-cell office:value-type="float" office:value="4117" table:style-name="ce16">
            <text:p>4,117</text:p>
          </table:table-cell>
          <table:table-cell office:value-type="float" office:value="4069" table:style-name="ce16">
            <text:p>4,069</text:p>
          </table:table-cell>
          <table:table-cell office:value-type="float" office:value="4287" table:style-name="ce16">
            <text:p>4,287</text:p>
          </table:table-cell>
          <table:table-cell office:value-type="float" office:value="4161" table:style-name="ce17">
            <text:p>4,161</text:p>
          </table:table-cell>
          <table:table-cell office:value-type="float" office:value="20751" table:style-name="ce16">
            <text:p>20,751</text:p>
          </table:table-cell>
          <table:table-cell office:value-type="float" office:value="4137" table:style-name="ce16">
            <text:p>4,137</text:p>
          </table:table-cell>
          <table:table-cell office:value-type="float" office:value="4209" table:style-name="ce16">
            <text:p>4,209</text:p>
          </table:table-cell>
          <table:table-cell office:value-type="float" office:value="4177" table:style-name="ce16">
            <text:p>4,177</text:p>
          </table:table-cell>
          <table:table-cell office:value-type="float" office:value="4127" table:style-name="ce16">
            <text:p>4,127</text:p>
          </table:table-cell>
          <table:table-cell office:value-type="float" office:value="4101" table:style-name="ce17">
            <text:p>4,101</text:p>
          </table:table-cell>
          <table:table-cell office:value-type="float" office:value="21325" table:style-name="ce16">
            <text:p>21,325</text:p>
          </table:table-cell>
          <table:table-cell office:value-type="float" office:value="3731" table:style-name="ce16">
            <text:p>3,731</text:p>
          </table:table-cell>
          <table:table-cell office:value-type="float" office:value="3929" table:style-name="ce16">
            <text:p>3,929</text:p>
          </table:table-cell>
          <table:table-cell office:value-type="float" office:value="4298" table:style-name="ce16">
            <text:p>4,298</text:p>
          </table:table-cell>
          <table:table-cell office:value-type="float" office:value="4549" table:style-name="ce16">
            <text:p>4,549</text:p>
          </table:table-cell>
          <table:table-cell office:value-type="float" office:value="4818" table:style-name="ce17">
            <text:p>4,818</text:p>
          </table:table-cell>
          <table:table-cell office:value-type="float" office:value="23303" table:style-name="ce16">
            <text:p>23,303</text:p>
          </table:table-cell>
          <table:table-cell office:value-type="float" office:value="4830" table:style-name="ce16">
            <text:p>4,830</text:p>
          </table:table-cell>
          <table:table-cell office:value-type="float" office:value="4753" table:style-name="ce16">
            <text:p>4,753</text:p>
          </table:table-cell>
          <table:table-cell office:value-type="float" office:value="4691" table:style-name="ce16">
            <text:p>4,691</text:p>
          </table:table-cell>
          <table:table-cell office:value-type="float" office:value="4701" table:style-name="ce16">
            <text:p>4,701</text:p>
          </table:table-cell>
          <table:table-cell office:value-type="float" office:value="4328" table:style-name="ce17">
            <text:p>4,328</text:p>
          </table:table-cell>
          <table:table-cell office:value-type="float" office:value="20711" table:style-name="ce16">
            <text:p>20,711</text:p>
          </table:table-cell>
          <table:table-cell office:value-type="float" office:value="4450" table:style-name="ce16">
            <text:p>4,450</text:p>
          </table:table-cell>
          <table:table-cell office:value-type="float" office:value="4120" table:style-name="ce16">
            <text:p>4,120</text:p>
          </table:table-cell>
          <table:table-cell office:value-type="float" office:value="4035" table:style-name="ce16">
            <text:p>4,035</text:p>
          </table:table-cell>
          <table:table-cell office:value-type="float" office:value="4018" table:style-name="ce16">
            <text:p>4,018</text:p>
          </table:table-cell>
          <table:table-cell office:value-type="float" office:value="4088" table:style-name="ce17">
            <text:p>4,088</text:p>
          </table:table-cell>
          <table:table-cell office:value-type="float" office:value="21473" table:style-name="ce16">
            <text:p>21,473</text:p>
          </table:table-cell>
          <table:table-cell office:value-type="float" office:value="4121" table:style-name="ce16">
            <text:p>4,121</text:p>
          </table:table-cell>
          <table:table-cell office:value-type="float" office:value="4292" table:style-name="ce16">
            <text:p>4,292</text:p>
          </table:table-cell>
          <table:table-cell office:value-type="float" office:value="4370" table:style-name="ce16">
            <text:p>4,370</text:p>
          </table:table-cell>
          <table:table-cell office:value-type="float" office:value="4435" table:style-name="ce16">
            <text:p>4,435</text:p>
          </table:table-cell>
          <table:table-cell office:value-type="float" office:value="4255" table:style-name="ce17">
            <text:p>4,255</text:p>
          </table:table-cell>
          <table:table-cell office:value-type="float" office:value="22107" table:style-name="ce16">
            <text:p>22,107</text:p>
          </table:table-cell>
          <table:table-cell office:value-type="float" office:value="4239" table:style-name="ce16">
            <text:p>4,239</text:p>
          </table:table-cell>
          <table:table-cell office:value-type="float" office:value="4259" table:style-name="ce16">
            <text:p>4,259</text:p>
          </table:table-cell>
          <table:table-cell office:value-type="float" office:value="4503" table:style-name="ce16">
            <text:p>4,503</text:p>
          </table:table-cell>
          <table:table-cell office:value-type="float" office:value="4568" table:style-name="ce16">
            <text:p>4,568</text:p>
          </table:table-cell>
          <table:table-cell office:value-type="float" office:value="4538" table:style-name="ce17">
            <text:p>4,538</text:p>
          </table:table-cell>
          <table:table-cell office:value-type="float" office:value="21792" table:style-name="ce16">
            <text:p>21,792</text:p>
          </table:table-cell>
          <table:table-cell office:value-type="float" office:value="4575" table:style-name="ce16">
            <text:p>4,575</text:p>
          </table:table-cell>
          <table:table-cell office:value-type="float" office:value="4556" table:style-name="ce16">
            <text:p>4,556</text:p>
          </table:table-cell>
          <table:table-cell office:value-type="float" office:value="4423" table:style-name="ce16">
            <text:p>4,423</text:p>
          </table:table-cell>
          <table:table-cell office:value-type="float" office:value="4413" table:style-name="ce16">
            <text:p>4,413</text:p>
          </table:table-cell>
          <table:table-cell office:value-type="float" office:value="3825" table:style-name="ce17">
            <text:p>3,825</text:p>
          </table:table-cell>
          <table:table-cell office:value-type="float" office:value="18481" table:style-name="ce16">
            <text:p>18,481</text:p>
          </table:table-cell>
          <table:table-cell office:value-type="float" office:value="4097" table:style-name="ce16">
            <text:p>4,097</text:p>
          </table:table-cell>
          <table:table-cell office:value-type="float" office:value="3763" table:style-name="ce16">
            <text:p>3,763</text:p>
          </table:table-cell>
          <table:table-cell office:value-type="float" office:value="3859" table:style-name="ce16">
            <text:p>3,859</text:p>
          </table:table-cell>
          <table:table-cell office:value-type="float" office:value="3486" table:style-name="ce16">
            <text:p>3,486</text:p>
          </table:table-cell>
          <table:table-cell office:value-type="float" office:value="3276" table:style-name="ce17">
            <text:p>3,276</text:p>
          </table:table-cell>
          <table:table-cell office:value-type="float" office:value="12905" table:style-name="ce16">
            <text:p>12,905</text:p>
          </table:table-cell>
          <table:table-cell office:value-type="float" office:value="3147" table:style-name="ce16">
            <text:p>3,147</text:p>
          </table:table-cell>
          <table:table-cell office:value-type="float" office:value="2925" table:style-name="ce16">
            <text:p>2,925</text:p>
          </table:table-cell>
          <table:table-cell office:value-type="float" office:value="2493" table:style-name="ce16">
            <text:p>2,493</text:p>
          </table:table-cell>
          <table:table-cell office:value-type="float" office:value="2350" table:style-name="ce16">
            <text:p>2,350</text:p>
          </table:table-cell>
          <table:table-cell office:value-type="float" office:value="1990" table:style-name="ce17">
            <text:p>1,990</text:p>
          </table:table-cell>
          <table:table-cell office:value-type="float" office:value="8389" table:style-name="ce16">
            <text:p>8,389</text:p>
          </table:table-cell>
          <table:table-cell office:value-type="float" office:value="1848" table:style-name="ce16">
            <text:p>1,848</text:p>
          </table:table-cell>
          <table:table-cell office:value-type="float" office:value="1374" table:style-name="ce16">
            <text:p>1,374</text:p>
          </table:table-cell>
          <table:table-cell office:value-type="float" office:value="1743" table:style-name="ce16">
            <text:p>1,743</text:p>
          </table:table-cell>
          <table:table-cell office:value-type="float" office:value="1718" table:style-name="ce16">
            <text:p>1,718</text:p>
          </table:table-cell>
          <table:table-cell office:value-type="float" office:value="1706" table:style-name="ce17">
            <text:p>1,706</text:p>
          </table:table-cell>
          <table:table-cell office:value-type="float" office:value="8346" table:style-name="ce16">
            <text:p>8,346</text:p>
          </table:table-cell>
          <table:table-cell office:value-type="float" office:value="1743" table:style-name="ce16">
            <text:p>1,743</text:p>
          </table:table-cell>
          <table:table-cell office:value-type="float" office:value="1802" table:style-name="ce16">
            <text:p>1,802</text:p>
          </table:table-cell>
          <table:table-cell office:value-type="float" office:value="1795" table:style-name="ce16">
            <text:p>1,795</text:p>
          </table:table-cell>
          <table:table-cell office:value-type="float" office:value="1519" table:style-name="ce16">
            <text:p>1,519</text:p>
          </table:table-cell>
          <table:table-cell office:value-type="float" office:value="1487" table:style-name="ce17">
            <text:p>1,487</text:p>
          </table:table-cell>
          <table:table-cell office:value-type="float" office:value="5657" table:style-name="ce16">
            <text:p>5,657</text:p>
          </table:table-cell>
          <table:table-cell office:value-type="float" office:value="1367" table:style-name="ce16">
            <text:p>1,367</text:p>
          </table:table-cell>
          <table:table-cell office:value-type="float" office:value="1227" table:style-name="ce16">
            <text:p>1,227</text:p>
          </table:table-cell>
          <table:table-cell office:value-type="float" office:value="1163" table:style-name="ce16">
            <text:p>1,163</text:p>
          </table:table-cell>
          <table:table-cell office:value-type="float" office:value="982" table:style-name="ce16">
            <text:p>982</text:p>
          </table:table-cell>
          <table:table-cell office:value-type="float" office:value="918" table:style-name="ce17">
            <text:p>918</text:p>
          </table:table-cell>
          <table:table-cell office:value-type="float" office:value="3352" table:style-name="ce16">
            <text:p>3,352</text:p>
          </table:table-cell>
          <table:table-cell office:value-type="float" office:value="862" table:style-name="ce16">
            <text:p>862</text:p>
          </table:table-cell>
          <table:table-cell office:value-type="float" office:value="766" table:style-name="ce16">
            <text:p>766</text:p>
          </table:table-cell>
          <table:table-cell office:value-type="float" office:value="695" table:style-name="ce16">
            <text:p>695</text:p>
          </table:table-cell>
          <table:table-cell office:value-type="float" office:value="559" table:style-name="ce16">
            <text:p>559</text:p>
          </table:table-cell>
          <table:table-cell office:value-type="float" office:value="470" table:style-name="ce17">
            <text:p>470</text:p>
          </table:table-cell>
          <table:table-cell office:value-type="float" office:value="1059" table:style-name="ce16">
            <text:p>1,059</text:p>
          </table:table-cell>
          <table:table-cell office:value-type="float" office:value="367" table:style-name="ce16">
            <text:p>367</text:p>
          </table:table-cell>
          <table:table-cell office:value-type="float" office:value="275" table:style-name="ce16">
            <text:p>275</text:p>
          </table:table-cell>
          <table:table-cell office:value-type="float" office:value="165" table:style-name="ce16">
            <text:p>165</text:p>
          </table:table-cell>
          <table:table-cell office:value-type="float" office:value="135" table:style-name="ce16">
            <text:p>135</text:p>
          </table:table-cell>
          <table:table-cell office:value-type="float" office:value="117" table:style-name="ce17">
            <text:p>117</text:p>
          </table:table-cell>
          <table:table-cell office:value-type="float" office:value="207" table:style-name="ce16">
            <text:p>207</text:p>
          </table:table-cell>
          <table:table-cell office:value-type="float" office:value="86" table:style-name="ce16">
            <text:p>86</text:p>
          </table:table-cell>
          <table:table-cell office:value-type="float" office:value="53" table:style-name="ce16">
            <text:p>53</text:p>
          </table:table-cell>
          <table:table-cell office:value-type="float" office:value="38" table:style-name="ce16">
            <text:p>38</text:p>
          </table:table-cell>
          <table:table-cell office:value-type="float" office:value="22" table:style-name="ce16">
            <text:p>22</text:p>
          </table:table-cell>
          <table:table-cell office:value-type="float" office:value="8" table:style-name="ce17">
            <text:p>8</text:p>
          </table:table-cell>
          <table:table-cell office:value-type="float" office:value="28" table:style-name="ce16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69309" table:style-name="ce25">
            <text:p>269,309</text:p>
          </table:table-cell>
          <table:table-cell office:value-type="float" office:value="11894" table:style-name="ce24">
            <text:p>11,894</text:p>
          </table:table-cell>
          <table:table-cell office:value-type="float" office:value="1901" table:style-name="ce25">
            <text:p>1,901</text:p>
          </table:table-cell>
          <table:table-cell office:value-type="float" office:value="2342" table:style-name="ce25">
            <text:p>2,342</text:p>
          </table:table-cell>
          <table:table-cell office:value-type="float" office:value="2868" table:style-name="ce25">
            <text:p>2,868</text:p>
          </table:table-cell>
          <table:table-cell office:value-type="float" office:value="2296" table:style-name="ce25">
            <text:p>2,296</text:p>
          </table:table-cell>
          <table:table-cell office:value-type="float" office:value="2487" table:style-name="ce25">
            <text:p>2,487</text:p>
          </table:table-cell>
          <table:table-cell office:value-type="float" office:value="11079" table:style-name="ce25">
            <text:p>11,079</text:p>
          </table:table-cell>
          <table:table-cell office:value-type="float" office:value="2373" table:style-name="ce25">
            <text:p>2,373</text:p>
          </table:table-cell>
          <table:table-cell office:value-type="float" office:value="2057" table:style-name="ce25">
            <text:p>2,057</text:p>
          </table:table-cell>
          <table:table-cell office:value-type="float" office:value="2072" table:style-name="ce25">
            <text:p>2,072</text:p>
          </table:table-cell>
          <table:table-cell office:value-type="float" office:value="2222" table:style-name="ce25">
            <text:p>2,222</text:p>
          </table:table-cell>
          <table:table-cell office:value-type="float" office:value="2355" table:style-name="ce24">
            <text:p>2,355</text:p>
          </table:table-cell>
          <table:table-cell office:value-type="float" office:value="12315" table:style-name="ce25">
            <text:p>12,315</text:p>
          </table:table-cell>
          <table:table-cell office:value-type="float" office:value="2406" table:style-name="ce25">
            <text:p>2,406</text:p>
          </table:table-cell>
          <table:table-cell office:value-type="float" office:value="2380" table:style-name="ce25">
            <text:p>2,380</text:p>
          </table:table-cell>
          <table:table-cell office:value-type="float" office:value="2424" table:style-name="ce25">
            <text:p>2,424</text:p>
          </table:table-cell>
          <table:table-cell office:value-type="float" office:value="2430" table:style-name="ce25">
            <text:p>2,430</text:p>
          </table:table-cell>
          <table:table-cell office:value-type="float" office:value="2675" table:style-name="ce24">
            <text:p>2,675</text:p>
          </table:table-cell>
          <table:table-cell office:value-type="float" office:value="15876" table:style-name="ce25">
            <text:p>15,876</text:p>
          </table:table-cell>
          <table:table-cell office:value-type="float" office:value="2926" table:style-name="ce25">
            <text:p>2,926</text:p>
          </table:table-cell>
          <table:table-cell office:value-type="float" office:value="3279" table:style-name="ce25">
            <text:p>3,279</text:p>
          </table:table-cell>
          <table:table-cell office:value-type="float" office:value="3269" table:style-name="ce25">
            <text:p>3,269</text:p>
          </table:table-cell>
          <table:table-cell office:value-type="float" office:value="3058" table:style-name="ce25">
            <text:p>3,058</text:p>
          </table:table-cell>
          <table:table-cell office:value-type="float" office:value="3344" table:style-name="ce24">
            <text:p>3,344</text:p>
          </table:table-cell>
          <table:table-cell office:value-type="float" office:value="18997" table:style-name="ce25">
            <text:p>18,997</text:p>
          </table:table-cell>
          <table:table-cell office:value-type="float" office:value="3781" table:style-name="ce25">
            <text:p>3,781</text:p>
          </table:table-cell>
          <table:table-cell office:value-type="float" office:value="3765" table:style-name="ce25">
            <text:p>3,765</text:p>
          </table:table-cell>
          <table:table-cell office:value-type="float" office:value="3826" table:style-name="ce25">
            <text:p>3,826</text:p>
          </table:table-cell>
          <table:table-cell office:value-type="float" office:value="3771" table:style-name="ce25">
            <text:p>3,771</text:p>
          </table:table-cell>
          <table:table-cell office:value-type="float" office:value="3854" table:style-name="ce24">
            <text:p>3,854</text:p>
          </table:table-cell>
          <table:table-cell office:value-type="float" office:value="18533" table:style-name="ce25">
            <text:p>18,533</text:p>
          </table:table-cell>
          <table:table-cell office:value-type="float" office:value="3705" table:style-name="ce25">
            <text:p>3,705</text:p>
          </table:table-cell>
          <table:table-cell office:value-type="float" office:value="3792" table:style-name="ce25">
            <text:p>3,792</text:p>
          </table:table-cell>
          <table:table-cell office:value-type="float" office:value="3755" table:style-name="ce25">
            <text:p>3,755</text:p>
          </table:table-cell>
          <table:table-cell office:value-type="float" office:value="3678" table:style-name="ce25">
            <text:p>3,678</text:p>
          </table:table-cell>
          <table:table-cell office:value-type="float" office:value="3603" table:style-name="ce24">
            <text:p>3,603</text:p>
          </table:table-cell>
          <table:table-cell office:value-type="float" office:value="19992" table:style-name="ce25">
            <text:p>19,992</text:p>
          </table:table-cell>
          <table:table-cell office:value-type="float" office:value="3530" table:style-name="ce25">
            <text:p>3,530</text:p>
          </table:table-cell>
          <table:table-cell office:value-type="float" office:value="3718" table:style-name="ce25">
            <text:p>3,718</text:p>
          </table:table-cell>
          <table:table-cell office:value-type="float" office:value="3960" table:style-name="ce25">
            <text:p>3,960</text:p>
          </table:table-cell>
          <table:table-cell office:value-type="float" office:value="4177" table:style-name="ce25">
            <text:p>4,177</text:p>
          </table:table-cell>
          <table:table-cell office:value-type="float" office:value="4607" table:style-name="ce24">
            <text:p>4,607</text:p>
          </table:table-cell>
          <table:table-cell office:value-type="float" office:value="22128" table:style-name="ce25">
            <text:p>22,128</text:p>
          </table:table-cell>
          <table:table-cell office:value-type="float" office:value="4560" table:style-name="ce25">
            <text:p>4,560</text:p>
          </table:table-cell>
          <table:table-cell office:value-type="float" office:value="4469" table:style-name="ce25">
            <text:p>4,469</text:p>
          </table:table-cell>
          <table:table-cell office:value-type="float" office:value="4535" table:style-name="ce25">
            <text:p>4,535</text:p>
          </table:table-cell>
          <table:table-cell office:value-type="float" office:value="4445" table:style-name="ce25">
            <text:p>4,445</text:p>
          </table:table-cell>
          <table:table-cell office:value-type="float" office:value="4119" table:style-name="ce24">
            <text:p>4,119</text:p>
          </table:table-cell>
          <table:table-cell office:value-type="float" office:value="19015" table:style-name="ce25">
            <text:p>19,015</text:p>
          </table:table-cell>
          <table:table-cell office:value-type="float" office:value="4201" table:style-name="ce25">
            <text:p>4,201</text:p>
          </table:table-cell>
          <table:table-cell office:value-type="float" office:value="3911" table:style-name="ce25">
            <text:p>3,911</text:p>
          </table:table-cell>
          <table:table-cell office:value-type="float" office:value="3629" table:style-name="ce25">
            <text:p>3,629</text:p>
          </table:table-cell>
          <table:table-cell office:value-type="float" office:value="3588" table:style-name="ce25">
            <text:p>3,588</text:p>
          </table:table-cell>
          <table:table-cell office:value-type="float" office:value="3686" table:style-name="ce24">
            <text:p>3,686</text:p>
          </table:table-cell>
          <table:table-cell office:value-type="float" office:value="19049" table:style-name="ce25">
            <text:p>19,049</text:p>
          </table:table-cell>
          <table:table-cell office:value-type="float" office:value="3714" table:style-name="ce25">
            <text:p>3,714</text:p>
          </table:table-cell>
          <table:table-cell office:value-type="float" office:value="3858" table:style-name="ce25">
            <text:p>3,858</text:p>
          </table:table-cell>
          <table:table-cell office:value-type="float" office:value="3871" table:style-name="ce25">
            <text:p>3,871</text:p>
          </table:table-cell>
          <table:table-cell office:value-type="float" office:value="3826" table:style-name="ce25">
            <text:p>3,826</text:p>
          </table:table-cell>
          <table:table-cell office:value-type="float" office:value="3780" table:style-name="ce24">
            <text:p>3,780</text:p>
          </table:table-cell>
          <table:table-cell office:value-type="float" office:value="19671" table:style-name="ce25">
            <text:p>19,671</text:p>
          </table:table-cell>
          <table:table-cell office:value-type="float" office:value="3647" table:style-name="ce25">
            <text:p>3,647</text:p>
          </table:table-cell>
          <table:table-cell office:value-type="float" office:value="3808" table:style-name="ce25">
            <text:p>3,808</text:p>
          </table:table-cell>
          <table:table-cell office:value-type="float" office:value="4010" table:style-name="ce25">
            <text:p>4,010</text:p>
          </table:table-cell>
          <table:table-cell office:value-type="float" office:value="4066" table:style-name="ce25">
            <text:p>4,066</text:p>
          </table:table-cell>
          <table:table-cell office:value-type="float" office:value="4140" table:style-name="ce24">
            <text:p>4,140</text:p>
          </table:table-cell>
          <table:table-cell office:value-type="float" office:value="19711" table:style-name="ce25">
            <text:p>19,711</text:p>
          </table:table-cell>
          <table:table-cell office:value-type="float" office:value="4171" table:style-name="ce25">
            <text:p>4,171</text:p>
          </table:table-cell>
          <table:table-cell office:value-type="float" office:value="4023" table:style-name="ce25">
            <text:p>4,023</text:p>
          </table:table-cell>
          <table:table-cell office:value-type="float" office:value="3963" table:style-name="ce25">
            <text:p>3,963</text:p>
          </table:table-cell>
          <table:table-cell office:value-type="float" office:value="3992" table:style-name="ce25">
            <text:p>3,992</text:p>
          </table:table-cell>
          <table:table-cell office:value-type="float" office:value="3562" table:style-name="ce24">
            <text:p>3,562</text:p>
          </table:table-cell>
          <table:table-cell office:value-type="float" office:value="16958" table:style-name="ce25">
            <text:p>16,958</text:p>
          </table:table-cell>
          <table:table-cell office:value-type="float" office:value="3604" table:style-name="ce25">
            <text:p>3,604</text:p>
          </table:table-cell>
          <table:table-cell office:value-type="float" office:value="3398" table:style-name="ce25">
            <text:p>3,398</text:p>
          </table:table-cell>
          <table:table-cell office:value-type="float" office:value="3529" table:style-name="ce25">
            <text:p>3,529</text:p>
          </table:table-cell>
          <table:table-cell office:value-type="float" office:value="3233" table:style-name="ce25">
            <text:p>3,233</text:p>
          </table:table-cell>
          <table:table-cell office:value-type="float" office:value="3194" table:style-name="ce24">
            <text:p>3,194</text:p>
          </table:table-cell>
          <table:table-cell office:value-type="float" office:value="13021" table:style-name="ce25">
            <text:p>13,021</text:p>
          </table:table-cell>
          <table:table-cell office:value-type="float" office:value="3182" table:style-name="ce25">
            <text:p>3,182</text:p>
          </table:table-cell>
          <table:table-cell office:value-type="float" office:value="2867" table:style-name="ce25">
            <text:p>2,867</text:p>
          </table:table-cell>
          <table:table-cell office:value-type="float" office:value="2488" table:style-name="ce25">
            <text:p>2,488</text:p>
          </table:table-cell>
          <table:table-cell office:value-type="float" office:value="2439" table:style-name="ce25">
            <text:p>2,439</text:p>
          </table:table-cell>
          <table:table-cell office:value-type="float" office:value="2045" table:style-name="ce24">
            <text:p>2,045</text:p>
          </table:table-cell>
          <table:table-cell office:value-type="float" office:value="8816" table:style-name="ce25">
            <text:p>8,816</text:p>
          </table:table-cell>
          <table:table-cell office:value-type="float" office:value="1911" table:style-name="ce25">
            <text:p>1,911</text:p>
          </table:table-cell>
          <table:table-cell office:value-type="float" office:value="1471" table:style-name="ce25">
            <text:p>1,471</text:p>
          </table:table-cell>
          <table:table-cell office:value-type="float" office:value="1785" table:style-name="ce25">
            <text:p>1,785</text:p>
          </table:table-cell>
          <table:table-cell office:value-type="float" office:value="1773" table:style-name="ce25">
            <text:p>1,773</text:p>
          </table:table-cell>
          <table:table-cell office:value-type="float" office:value="1876" table:style-name="ce24">
            <text:p>1,876</text:p>
          </table:table-cell>
          <table:table-cell office:value-type="float" office:value="9037" table:style-name="ce25">
            <text:p>9,037</text:p>
          </table:table-cell>
          <table:table-cell office:value-type="float" office:value="1886" table:style-name="ce25">
            <text:p>1,886</text:p>
          </table:table-cell>
          <table:table-cell office:value-type="float" office:value="1857" table:style-name="ce25">
            <text:p>1,857</text:p>
          </table:table-cell>
          <table:table-cell office:value-type="float" office:value="1919" table:style-name="ce25">
            <text:p>1,919</text:p>
          </table:table-cell>
          <table:table-cell office:value-type="float" office:value="1688" table:style-name="ce25">
            <text:p>1,688</text:p>
          </table:table-cell>
          <table:table-cell office:value-type="float" office:value="1687" table:style-name="ce24">
            <text:p>1,687</text:p>
          </table:table-cell>
          <table:table-cell office:value-type="float" office:value="6851" table:style-name="ce25">
            <text:p>6,851</text:p>
          </table:table-cell>
          <table:table-cell office:value-type="float" office:value="1567" table:style-name="ce25">
            <text:p>1,567</text:p>
          </table:table-cell>
          <table:table-cell office:value-type="float" office:value="1356" table:style-name="ce25">
            <text:p>1,356</text:p>
          </table:table-cell>
          <table:table-cell office:value-type="float" office:value="1432" table:style-name="ce25">
            <text:p>1,432</text:p>
          </table:table-cell>
          <table:table-cell office:value-type="float" office:value="1319" table:style-name="ce25">
            <text:p>1,319</text:p>
          </table:table-cell>
          <table:table-cell office:value-type="float" office:value="1177" table:style-name="ce24">
            <text:p>1,177</text:p>
          </table:table-cell>
          <table:table-cell office:value-type="float" office:value="4228" table:style-name="ce25">
            <text:p>4,228</text:p>
          </table:table-cell>
          <table:table-cell office:value-type="float" office:value="1103" table:style-name="ce25">
            <text:p>1,103</text:p>
          </table:table-cell>
          <table:table-cell office:value-type="float" office:value="898" table:style-name="ce25">
            <text:p>898</text:p>
          </table:table-cell>
          <table:table-cell office:value-type="float" office:value="880" table:style-name="ce25">
            <text:p>880</text:p>
          </table:table-cell>
          <table:table-cell office:value-type="float" office:value="768" table:style-name="ce25">
            <text:p>768</text:p>
          </table:table-cell>
          <table:table-cell office:value-type="float" office:value="579" table:style-name="ce24">
            <text:p>579</text:p>
          </table:table-cell>
          <table:table-cell office:value-type="float" office:value="1712" table:style-name="ce25">
            <text:p>1,712</text:p>
          </table:table-cell>
          <table:table-cell office:value-type="float" office:value="533" table:style-name="ce25">
            <text:p>533</text:p>
          </table:table-cell>
          <table:table-cell office:value-type="float" office:value="406" table:style-name="ce25">
            <text:p>406</text:p>
          </table:table-cell>
          <table:table-cell office:value-type="float" office:value="330" table:style-name="ce25">
            <text:p>330</text:p>
          </table:table-cell>
          <table:table-cell office:value-type="float" office:value="251" table:style-name="ce25">
            <text:p>251</text:p>
          </table:table-cell>
          <table:table-cell office:value-type="float" office:value="192" table:style-name="ce24">
            <text:p>192</text:p>
          </table:table-cell>
          <table:table-cell office:value-type="float" office:value="372" table:style-name="ce25">
            <text:p>372</text:p>
          </table:table-cell>
          <table:table-cell office:value-type="float" office:value="129" table:style-name="ce25">
            <text:p>129</text:p>
          </table:table-cell>
          <table:table-cell office:value-type="float" office:value="103" table:style-name="ce25">
            <text:p>103</text:p>
          </table:table-cell>
          <table:table-cell office:value-type="float" office:value="64" table:style-name="ce25">
            <text:p>64</text:p>
          </table:table-cell>
          <table:table-cell office:value-type="float" office:value="47" table:style-name="ce25">
            <text:p>47</text:p>
          </table:table-cell>
          <table:table-cell office:value-type="float" office:value="29" table:style-name="ce24">
            <text:p>29</text:p>
          </table:table-cell>
          <table:table-cell office:value-type="float" office:value="54" table:style-name="ce25">
            <text:p>54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84423" table:style-name="ce16">
            <text:p>1,284,423</text:p>
          </table:table-cell>
          <table:table-cell office:value-type="float" office:value="57749" table:style-name="ce16">
            <text:p>57,749</text:p>
          </table:table-cell>
          <table:table-cell office:value-type="float" office:value="12160" table:style-name="ce16">
            <text:p>12,160</text:p>
          </table:table-cell>
          <table:table-cell office:value-type="float" office:value="12626" table:style-name="ce16">
            <text:p>12,626</text:p>
          </table:table-cell>
          <table:table-cell office:value-type="float" office:value="11506" table:style-name="ce16">
            <text:p>11,506</text:p>
          </table:table-cell>
          <table:table-cell office:value-type="float" office:value="10058" table:style-name="ce16">
            <text:p>10,058</text:p>
          </table:table-cell>
          <table:table-cell office:value-type="float" office:value="11399" table:style-name="ce16">
            <text:p>11,399</text:p>
          </table:table-cell>
          <table:table-cell office:value-type="float" office:value="52347" table:style-name="ce16">
            <text:p>52,347</text:p>
          </table:table-cell>
          <table:table-cell office:value-type="float" office:value="11073" table:style-name="ce16">
            <text:p>11,073</text:p>
          </table:table-cell>
          <table:table-cell office:value-type="float" office:value="9301" table:style-name="ce16">
            <text:p>9,301</text:p>
          </table:table-cell>
          <table:table-cell office:value-type="float" office:value="10055" table:style-name="ce16">
            <text:p>10,055</text:p>
          </table:table-cell>
          <table:table-cell office:value-type="float" office:value="10871" table:style-name="ce16">
            <text:p>10,871</text:p>
          </table:table-cell>
          <table:table-cell office:value-type="float" office:value="11047" table:style-name="ce17">
            <text:p>11,047</text:p>
          </table:table-cell>
          <table:table-cell office:value-type="float" office:value="62705" table:style-name="ce16">
            <text:p>62,705</text:p>
          </table:table-cell>
          <table:table-cell office:value-type="float" office:value="11379" table:style-name="ce16">
            <text:p>11,379</text:p>
          </table:table-cell>
          <table:table-cell office:value-type="float" office:value="11741" table:style-name="ce16">
            <text:p>11,741</text:p>
          </table:table-cell>
          <table:table-cell office:value-type="float" office:value="12451" table:style-name="ce16">
            <text:p>12,451</text:p>
          </table:table-cell>
          <table:table-cell office:value-type="float" office:value="13121" table:style-name="ce16">
            <text:p>13,121</text:p>
          </table:table-cell>
          <table:table-cell office:value-type="float" office:value="14013" table:style-name="ce17">
            <text:p>14,013</text:p>
          </table:table-cell>
          <table:table-cell office:value-type="float" office:value="81347" table:style-name="ce16">
            <text:p>81,347</text:p>
          </table:table-cell>
          <table:table-cell office:value-type="float" office:value="14541" table:style-name="ce16">
            <text:p>14,541</text:p>
          </table:table-cell>
          <table:table-cell office:value-type="float" office:value="16785" table:style-name="ce16">
            <text:p>16,785</text:p>
          </table:table-cell>
          <table:table-cell office:value-type="float" office:value="16461" table:style-name="ce16">
            <text:p>16,461</text:p>
          </table:table-cell>
          <table:table-cell office:value-type="float" office:value="16149" table:style-name="ce16">
            <text:p>16,149</text:p>
          </table:table-cell>
          <table:table-cell office:value-type="float" office:value="17411" table:style-name="ce17">
            <text:p>17,411</text:p>
          </table:table-cell>
          <table:table-cell office:value-type="float" office:value="91893" table:style-name="ce16">
            <text:p>91,893</text:p>
          </table:table-cell>
          <table:table-cell office:value-type="float" office:value="18602" table:style-name="ce16">
            <text:p>18,602</text:p>
          </table:table-cell>
          <table:table-cell office:value-type="float" office:value="18227" table:style-name="ce16">
            <text:p>18,227</text:p>
          </table:table-cell>
          <table:table-cell office:value-type="float" office:value="18173" table:style-name="ce16">
            <text:p>18,173</text:p>
          </table:table-cell>
          <table:table-cell office:value-type="float" office:value="18255" table:style-name="ce16">
            <text:p>18,255</text:p>
          </table:table-cell>
          <table:table-cell office:value-type="float" office:value="18636" table:style-name="ce17">
            <text:p>18,636</text:p>
          </table:table-cell>
          <table:table-cell office:value-type="float" office:value="92860" table:style-name="ce16">
            <text:p>92,860</text:p>
          </table:table-cell>
          <table:table-cell office:value-type="float" office:value="18208" table:style-name="ce16">
            <text:p>18,208</text:p>
          </table:table-cell>
          <table:table-cell office:value-type="float" office:value="18697" table:style-name="ce16">
            <text:p>18,697</text:p>
          </table:table-cell>
          <table:table-cell office:value-type="float" office:value="18722" table:style-name="ce16">
            <text:p>18,722</text:p>
          </table:table-cell>
          <table:table-cell office:value-type="float" office:value="18896" table:style-name="ce16">
            <text:p>18,896</text:p>
          </table:table-cell>
          <table:table-cell office:value-type="float" office:value="18337" table:style-name="ce17">
            <text:p>18,337</text:p>
          </table:table-cell>
          <table:table-cell office:value-type="float" office:value="100413" table:style-name="ce16">
            <text:p>100,413</text:p>
          </table:table-cell>
          <table:table-cell office:value-type="float" office:value="18076" table:style-name="ce16">
            <text:p>18,076</text:p>
          </table:table-cell>
          <table:table-cell office:value-type="float" office:value="19056" table:style-name="ce16">
            <text:p>19,056</text:p>
          </table:table-cell>
          <table:table-cell office:value-type="float" office:value="20699" table:style-name="ce16">
            <text:p>20,699</text:p>
          </table:table-cell>
          <table:table-cell office:value-type="float" office:value="20743" table:style-name="ce16">
            <text:p>20,743</text:p>
          </table:table-cell>
          <table:table-cell office:value-type="float" office:value="21839" table:style-name="ce17">
            <text:p>21,839</text:p>
          </table:table-cell>
          <table:table-cell office:value-type="float" office:value="108072" table:style-name="ce16">
            <text:p>108,072</text:p>
          </table:table-cell>
          <table:table-cell office:value-type="float" office:value="22005" table:style-name="ce16">
            <text:p>22,005</text:p>
          </table:table-cell>
          <table:table-cell office:value-type="float" office:value="22040" table:style-name="ce16">
            <text:p>22,040</text:p>
          </table:table-cell>
          <table:table-cell office:value-type="float" office:value="21938" table:style-name="ce16">
            <text:p>21,938</text:p>
          </table:table-cell>
          <table:table-cell office:value-type="float" office:value="21629" table:style-name="ce16">
            <text:p>21,629</text:p>
          </table:table-cell>
          <table:table-cell office:value-type="float" office:value="20460" table:style-name="ce17">
            <text:p>20,460</text:p>
          </table:table-cell>
          <table:table-cell office:value-type="float" office:value="93474" table:style-name="ce16">
            <text:p>93,474</text:p>
          </table:table-cell>
          <table:table-cell office:value-type="float" office:value="20996" table:style-name="ce16">
            <text:p>20,996</text:p>
          </table:table-cell>
          <table:table-cell office:value-type="float" office:value="19270" table:style-name="ce16">
            <text:p>19,270</text:p>
          </table:table-cell>
          <table:table-cell office:value-type="float" office:value="18150" table:style-name="ce16">
            <text:p>18,150</text:p>
          </table:table-cell>
          <table:table-cell office:value-type="float" office:value="17426" table:style-name="ce16">
            <text:p>17,426</text:p>
          </table:table-cell>
          <table:table-cell office:value-type="float" office:value="17632" table:style-name="ce17">
            <text:p>17,632</text:p>
          </table:table-cell>
          <table:table-cell office:value-type="float" office:value="89319" table:style-name="ce16">
            <text:p>89,319</text:p>
          </table:table-cell>
          <table:table-cell office:value-type="float" office:value="17340" table:style-name="ce16">
            <text:p>17,340</text:p>
          </table:table-cell>
          <table:table-cell office:value-type="float" office:value="17918" table:style-name="ce16">
            <text:p>17,918</text:p>
          </table:table-cell>
          <table:table-cell office:value-type="float" office:value="17997" table:style-name="ce16">
            <text:p>17,997</text:p>
          </table:table-cell>
          <table:table-cell office:value-type="float" office:value="17840" table:style-name="ce16">
            <text:p>17,840</text:p>
          </table:table-cell>
          <table:table-cell office:value-type="float" office:value="18224" table:style-name="ce17">
            <text:p>18,224</text:p>
          </table:table-cell>
          <table:table-cell office:value-type="float" office:value="94775" table:style-name="ce16">
            <text:p>94,775</text:p>
          </table:table-cell>
          <table:table-cell office:value-type="float" office:value="18344" table:style-name="ce16">
            <text:p>18,344</text:p>
          </table:table-cell>
          <table:table-cell office:value-type="float" office:value="18312" table:style-name="ce16">
            <text:p>18,312</text:p>
          </table:table-cell>
          <table:table-cell office:value-type="float" office:value="19418" table:style-name="ce16">
            <text:p>19,418</text:p>
          </table:table-cell>
          <table:table-cell office:value-type="float" office:value="19139" table:style-name="ce16">
            <text:p>19,139</text:p>
          </table:table-cell>
          <table:table-cell office:value-type="float" office:value="19562" table:style-name="ce17">
            <text:p>19,562</text:p>
          </table:table-cell>
          <table:table-cell office:value-type="float" office:value="92939" table:style-name="ce16">
            <text:p>92,939</text:p>
          </table:table-cell>
          <table:table-cell office:value-type="float" office:value="19345" table:style-name="ce16">
            <text:p>19,345</text:p>
          </table:table-cell>
          <table:table-cell office:value-type="float" office:value="19199" table:style-name="ce16">
            <text:p>19,199</text:p>
          </table:table-cell>
          <table:table-cell office:value-type="float" office:value="18534" table:style-name="ce16">
            <text:p>18,534</text:p>
          </table:table-cell>
          <table:table-cell office:value-type="float" office:value="18637" table:style-name="ce16">
            <text:p>18,637</text:p>
          </table:table-cell>
          <table:table-cell office:value-type="float" office:value="17224" table:style-name="ce17">
            <text:p>17,224</text:p>
          </table:table-cell>
          <table:table-cell office:value-type="float" office:value="80623" table:style-name="ce16">
            <text:p>80,623</text:p>
          </table:table-cell>
          <table:table-cell office:value-type="float" office:value="16988" table:style-name="ce16">
            <text:p>16,988</text:p>
          </table:table-cell>
          <table:table-cell office:value-type="float" office:value="16931" table:style-name="ce16">
            <text:p>16,931</text:p>
          </table:table-cell>
          <table:table-cell office:value-type="float" office:value="16541" table:style-name="ce16">
            <text:p>16,541</text:p>
          </table:table-cell>
          <table:table-cell office:value-type="float" office:value="15316" table:style-name="ce16">
            <text:p>15,316</text:p>
          </table:table-cell>
          <table:table-cell office:value-type="float" office:value="14847" table:style-name="ce17">
            <text:p>14,847</text:p>
          </table:table-cell>
          <table:table-cell office:value-type="float" office:value="61278" table:style-name="ce16">
            <text:p>61,278</text:p>
          </table:table-cell>
          <table:table-cell office:value-type="float" office:value="14904" table:style-name="ce16">
            <text:p>14,904</text:p>
          </table:table-cell>
          <table:table-cell office:value-type="float" office:value="13673" table:style-name="ce16">
            <text:p>13,673</text:p>
          </table:table-cell>
          <table:table-cell office:value-type="float" office:value="11576" table:style-name="ce16">
            <text:p>11,576</text:p>
          </table:table-cell>
          <table:table-cell office:value-type="float" office:value="11365" table:style-name="ce16">
            <text:p>11,365</text:p>
          </table:table-cell>
          <table:table-cell office:value-type="float" office:value="9760" table:style-name="ce17">
            <text:p>9,760</text:p>
          </table:table-cell>
          <table:table-cell office:value-type="float" office:value="37636" table:style-name="ce16">
            <text:p>37,636</text:p>
          </table:table-cell>
          <table:table-cell office:value-type="float" office:value="8360" table:style-name="ce16">
            <text:p>8,360</text:p>
          </table:table-cell>
          <table:table-cell office:value-type="float" office:value="6008" table:style-name="ce16">
            <text:p>6,008</text:p>
          </table:table-cell>
          <table:table-cell office:value-type="float" office:value="7377" table:style-name="ce16">
            <text:p>7,377</text:p>
          </table:table-cell>
          <table:table-cell office:value-type="float" office:value="7983" table:style-name="ce16">
            <text:p>7,983</text:p>
          </table:table-cell>
          <table:table-cell office:value-type="float" office:value="7908" table:style-name="ce17">
            <text:p>7,908</text:p>
          </table:table-cell>
          <table:table-cell office:value-type="float" office:value="37509" table:style-name="ce16">
            <text:p>37,509</text:p>
          </table:table-cell>
          <table:table-cell office:value-type="float" office:value="7857" table:style-name="ce16">
            <text:p>7,857</text:p>
          </table:table-cell>
          <table:table-cell office:value-type="float" office:value="7744" table:style-name="ce16">
            <text:p>7,744</text:p>
          </table:table-cell>
          <table:table-cell office:value-type="float" office:value="7960" table:style-name="ce16">
            <text:p>7,960</text:p>
          </table:table-cell>
          <table:table-cell office:value-type="float" office:value="7301" table:style-name="ce16">
            <text:p>7,301</text:p>
          </table:table-cell>
          <table:table-cell office:value-type="float" office:value="6647" table:style-name="ce17">
            <text:p>6,647</text:p>
          </table:table-cell>
          <table:table-cell office:value-type="float" office:value="27537" table:style-name="ce16">
            <text:p>27,537</text:p>
          </table:table-cell>
          <table:table-cell office:value-type="float" office:value="6440" table:style-name="ce16">
            <text:p>6,440</text:p>
          </table:table-cell>
          <table:table-cell office:value-type="float" office:value="6003" table:style-name="ce16">
            <text:p>6,003</text:p>
          </table:table-cell>
          <table:table-cell office:value-type="float" office:value="5455" table:style-name="ce16">
            <text:p>5,455</text:p>
          </table:table-cell>
          <table:table-cell office:value-type="float" office:value="5049" table:style-name="ce16">
            <text:p>5,049</text:p>
          </table:table-cell>
          <table:table-cell office:value-type="float" office:value="4590" table:style-name="ce17">
            <text:p>4,590</text:p>
          </table:table-cell>
          <table:table-cell office:value-type="float" office:value="15314" table:style-name="ce16">
            <text:p>15,314</text:p>
          </table:table-cell>
          <table:table-cell office:value-type="float" office:value="4162" table:style-name="ce16">
            <text:p>4,162</text:p>
          </table:table-cell>
          <table:table-cell office:value-type="float" office:value="3614" table:style-name="ce16">
            <text:p>3,614</text:p>
          </table:table-cell>
          <table:table-cell office:value-type="float" office:value="3018" table:style-name="ce16">
            <text:p>3,018</text:p>
          </table:table-cell>
          <table:table-cell office:value-type="float" office:value="2436" table:style-name="ce16">
            <text:p>2,436</text:p>
          </table:table-cell>
          <table:table-cell office:value-type="float" office:value="2084" table:style-name="ce17">
            <text:p>2,084</text:p>
          </table:table-cell>
          <table:table-cell office:value-type="float" office:value="5429" table:style-name="ce16">
            <text:p>5,429</text:p>
          </table:table-cell>
          <table:table-cell office:value-type="float" office:value="1749" table:style-name="ce16">
            <text:p>1,749</text:p>
          </table:table-cell>
          <table:table-cell office:value-type="float" office:value="1364" table:style-name="ce16">
            <text:p>1,364</text:p>
          </table:table-cell>
          <table:table-cell office:value-type="float" office:value="980" table:style-name="ce16">
            <text:p>980</text:p>
          </table:table-cell>
          <table:table-cell office:value-type="float" office:value="775" table:style-name="ce16">
            <text:p>775</text:p>
          </table:table-cell>
          <table:table-cell office:value-type="float" office:value="561" table:style-name="ce17">
            <text:p>561</text:p>
          </table:table-cell>
          <table:table-cell office:value-type="float" office:value="1096" table:style-name="ce16">
            <text:p>1,096</text:p>
          </table:table-cell>
          <table:table-cell office:value-type="float" office:value="421" table:style-name="ce16">
            <text:p>421</text:p>
          </table:table-cell>
          <table:table-cell office:value-type="float" office:value="288" table:style-name="ce16">
            <text:p>288</text:p>
          </table:table-cell>
          <table:table-cell office:value-type="float" office:value="195" table:style-name="ce16">
            <text:p>195</text:p>
          </table:table-cell>
          <table:table-cell office:value-type="float" office:value="112" table:style-name="ce16">
            <text:p>112</text:p>
          </table:table-cell>
          <table:table-cell office:value-type="float" office:value="80" table:style-name="ce17">
            <text:p>80</text:p>
          </table:table-cell>
          <table:table-cell office:value-type="float" office:value="108" table:style-name="ce16">
            <text:p>108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彰化縣</text:p>
          </table:table-cell>
          <table:table-cell office:value-type="string" table:style-name="ce18">
            <text:p>男</text:p>
          </table:table-cell>
          <table:table-cell office:value-type="float" office:value="655100" table:style-name="ce16">
            <text:p>655,100</text:p>
          </table:table-cell>
          <table:table-cell office:value-type="float" office:value="30199" table:style-name="ce16">
            <text:p>30,199</text:p>
          </table:table-cell>
          <table:table-cell office:value-type="float" office:value="6384" table:style-name="ce28">
            <text:p>6,384</text:p>
          </table:table-cell>
          <table:table-cell office:value-type="float" office:value="6511" table:style-name="ce28">
            <text:p>6,511</text:p>
          </table:table-cell>
          <table:table-cell office:value-type="float" office:value="6065" table:style-name="ce28">
            <text:p>6,065</text:p>
          </table:table-cell>
          <table:table-cell office:value-type="float" office:value="5203" table:style-name="ce28">
            <text:p>5,203</text:p>
          </table:table-cell>
          <table:table-cell office:value-type="float" office:value="6036" table:style-name="ce28">
            <text:p>6,036</text:p>
          </table:table-cell>
          <table:table-cell office:value-type="float" office:value="27220" table:style-name="ce28">
            <text:p>27,220</text:p>
          </table:table-cell>
          <table:table-cell office:value-type="float" office:value="5666" table:style-name="ce28">
            <text:p>5,666</text:p>
          </table:table-cell>
          <table:table-cell office:value-type="float" office:value="4869" table:style-name="ce28">
            <text:p>4,869</text:p>
          </table:table-cell>
          <table:table-cell office:value-type="float" office:value="5199" table:style-name="ce28">
            <text:p>5,199</text:p>
          </table:table-cell>
          <table:table-cell office:value-type="float" office:value="5654" table:style-name="ce28">
            <text:p>5,654</text:p>
          </table:table-cell>
          <table:table-cell office:value-type="float" office:value="5832" table:style-name="ce29">
            <text:p>5,832</text:p>
          </table:table-cell>
          <table:table-cell office:value-type="float" office:value="33143" table:style-name="ce28">
            <text:p>33,143</text:p>
          </table:table-cell>
          <table:table-cell office:value-type="float" office:value="6063" table:style-name="ce28">
            <text:p>6,063</text:p>
          </table:table-cell>
          <table:table-cell office:value-type="float" office:value="6195" table:style-name="ce28">
            <text:p>6,195</text:p>
          </table:table-cell>
          <table:table-cell office:value-type="float" office:value="6490" table:style-name="ce28">
            <text:p>6,490</text:p>
          </table:table-cell>
          <table:table-cell office:value-type="float" office:value="6925" table:style-name="ce28">
            <text:p>6,925</text:p>
          </table:table-cell>
          <table:table-cell office:value-type="float" office:value="7470" table:style-name="ce29">
            <text:p>7,470</text:p>
          </table:table-cell>
          <table:table-cell office:value-type="float" office:value="42487" table:style-name="ce28">
            <text:p>42,487</text:p>
          </table:table-cell>
          <table:table-cell office:value-type="float" office:value="7566" table:style-name="ce28">
            <text:p>7,566</text:p>
          </table:table-cell>
          <table:table-cell office:value-type="float" office:value="8834" table:style-name="ce28">
            <text:p>8,834</text:p>
          </table:table-cell>
          <table:table-cell office:value-type="float" office:value="8705" table:style-name="ce28">
            <text:p>8,705</text:p>
          </table:table-cell>
          <table:table-cell office:value-type="float" office:value="8374" table:style-name="ce28">
            <text:p>8,374</text:p>
          </table:table-cell>
          <table:table-cell office:value-type="float" office:value="9008" table:style-name="ce29">
            <text:p>9,008</text:p>
          </table:table-cell>
          <table:table-cell office:value-type="float" office:value="47918" table:style-name="ce28">
            <text:p>47,918</text:p>
          </table:table-cell>
          <table:table-cell office:value-type="float" office:value="9795" table:style-name="ce28">
            <text:p>9,795</text:p>
          </table:table-cell>
          <table:table-cell office:value-type="float" office:value="9544" table:style-name="ce28">
            <text:p>9,544</text:p>
          </table:table-cell>
          <table:table-cell office:value-type="float" office:value="9421" table:style-name="ce28">
            <text:p>9,421</text:p>
          </table:table-cell>
          <table:table-cell office:value-type="float" office:value="9468" table:style-name="ce28">
            <text:p>9,468</text:p>
          </table:table-cell>
          <table:table-cell office:value-type="float" office:value="9690" table:style-name="ce29">
            <text:p>9,690</text:p>
          </table:table-cell>
          <table:table-cell office:value-type="float" office:value="48722" table:style-name="ce28">
            <text:p>48,722</text:p>
          </table:table-cell>
          <table:table-cell office:value-type="float" office:value="9614" table:style-name="ce28">
            <text:p>9,614</text:p>
          </table:table-cell>
          <table:table-cell office:value-type="float" office:value="9757" table:style-name="ce28">
            <text:p>9,757</text:p>
          </table:table-cell>
          <table:table-cell office:value-type="float" office:value="9767" table:style-name="ce28">
            <text:p>9,767</text:p>
          </table:table-cell>
          <table:table-cell office:value-type="float" office:value="9945" table:style-name="ce28">
            <text:p>9,945</text:p>
          </table:table-cell>
          <table:table-cell office:value-type="float" office:value="9639" table:style-name="ce29">
            <text:p>9,639</text:p>
          </table:table-cell>
          <table:table-cell office:value-type="float" office:value="51567" table:style-name="ce28">
            <text:p>51,567</text:p>
          </table:table-cell>
          <table:table-cell office:value-type="float" office:value="9363" table:style-name="ce28">
            <text:p>9,363</text:p>
          </table:table-cell>
          <table:table-cell office:value-type="float" office:value="9854" table:style-name="ce28">
            <text:p>9,854</text:p>
          </table:table-cell>
          <table:table-cell office:value-type="float" office:value="10691" table:style-name="ce28">
            <text:p>10,691</text:p>
          </table:table-cell>
          <table:table-cell office:value-type="float" office:value="10578" table:style-name="ce28">
            <text:p>10,578</text:p>
          </table:table-cell>
          <table:table-cell office:value-type="float" office:value="11081" table:style-name="ce29">
            <text:p>11,081</text:p>
          </table:table-cell>
          <table:table-cell office:value-type="float" office:value="55511" table:style-name="ce28">
            <text:p>55,511</text:p>
          </table:table-cell>
          <table:table-cell office:value-type="float" office:value="11343" table:style-name="ce28">
            <text:p>11,343</text:p>
          </table:table-cell>
          <table:table-cell office:value-type="float" office:value="11206" table:style-name="ce28">
            <text:p>11,206</text:p>
          </table:table-cell>
          <table:table-cell office:value-type="float" office:value="11324" table:style-name="ce28">
            <text:p>11,324</text:p>
          </table:table-cell>
          <table:table-cell office:value-type="float" office:value="11112" table:style-name="ce28">
            <text:p>11,112</text:p>
          </table:table-cell>
          <table:table-cell office:value-type="float" office:value="10526" table:style-name="ce29">
            <text:p>10,526</text:p>
          </table:table-cell>
          <table:table-cell office:value-type="float" office:value="48234" table:style-name="ce28">
            <text:p>48,234</text:p>
          </table:table-cell>
          <table:table-cell office:value-type="float" office:value="10767" table:style-name="ce28">
            <text:p>10,767</text:p>
          </table:table-cell>
          <table:table-cell office:value-type="float" office:value="10021" table:style-name="ce28">
            <text:p>10,021</text:p>
          </table:table-cell>
          <table:table-cell office:value-type="float" office:value="9376" table:style-name="ce28">
            <text:p>9,376</text:p>
          </table:table-cell>
          <table:table-cell office:value-type="float" office:value="8902" table:style-name="ce28">
            <text:p>8,902</text:p>
          </table:table-cell>
          <table:table-cell office:value-type="float" office:value="9168" table:style-name="ce29">
            <text:p>9,168</text:p>
          </table:table-cell>
          <table:table-cell office:value-type="float" office:value="46333" table:style-name="ce28">
            <text:p>46,333</text:p>
          </table:table-cell>
          <table:table-cell office:value-type="float" office:value="8895" table:style-name="ce28">
            <text:p>8,895</text:p>
          </table:table-cell>
          <table:table-cell office:value-type="float" office:value="9293" table:style-name="ce28">
            <text:p>9,293</text:p>
          </table:table-cell>
          <table:table-cell office:value-type="float" office:value="9363" table:style-name="ce28">
            <text:p>9,363</text:p>
          </table:table-cell>
          <table:table-cell office:value-type="float" office:value="9365" table:style-name="ce28">
            <text:p>9,365</text:p>
          </table:table-cell>
          <table:table-cell office:value-type="float" office:value="9417" table:style-name="ce29">
            <text:p>9,417</text:p>
          </table:table-cell>
          <table:table-cell office:value-type="float" office:value="49253" table:style-name="ce28">
            <text:p>49,253</text:p>
          </table:table-cell>
          <table:table-cell office:value-type="float" office:value="9530" table:style-name="ce28">
            <text:p>9,530</text:p>
          </table:table-cell>
          <table:table-cell office:value-type="float" office:value="9542" table:style-name="ce28">
            <text:p>9,542</text:p>
          </table:table-cell>
          <table:table-cell office:value-type="float" office:value="10234" table:style-name="ce28">
            <text:p>10,234</text:p>
          </table:table-cell>
          <table:table-cell office:value-type="float" office:value="9839" table:style-name="ce28">
            <text:p>9,839</text:p>
          </table:table-cell>
          <table:table-cell office:value-type="float" office:value="10108" table:style-name="ce29">
            <text:p>10,108</text:p>
          </table:table-cell>
          <table:table-cell office:value-type="float" office:value="47980" table:style-name="ce28">
            <text:p>47,980</text:p>
          </table:table-cell>
          <table:table-cell office:value-type="float" office:value="10082" table:style-name="ce28">
            <text:p>10,082</text:p>
          </table:table-cell>
          <table:table-cell office:value-type="float" office:value="9960" table:style-name="ce28">
            <text:p>9,960</text:p>
          </table:table-cell>
          <table:table-cell office:value-type="float" office:value="9420" table:style-name="ce28">
            <text:p>9,420</text:p>
          </table:table-cell>
          <table:table-cell office:value-type="float" office:value="9654" table:style-name="ce28">
            <text:p>9,654</text:p>
          </table:table-cell>
          <table:table-cell office:value-type="float" office:value="8864" table:style-name="ce29">
            <text:p>8,864</text:p>
          </table:table-cell>
          <table:table-cell office:value-type="float" office:value="40976" table:style-name="ce28">
            <text:p>40,976</text:p>
          </table:table-cell>
          <table:table-cell office:value-type="float" office:value="8716" table:style-name="ce28">
            <text:p>8,716</text:p>
          </table:table-cell>
          <table:table-cell office:value-type="float" office:value="8615" table:style-name="ce28">
            <text:p>8,615</text:p>
          </table:table-cell>
          <table:table-cell office:value-type="float" office:value="8472" table:style-name="ce28">
            <text:p>8,472</text:p>
          </table:table-cell>
          <table:table-cell office:value-type="float" office:value="7725" table:style-name="ce28">
            <text:p>7,725</text:p>
          </table:table-cell>
          <table:table-cell office:value-type="float" office:value="7448" table:style-name="ce29">
            <text:p>7,448</text:p>
          </table:table-cell>
          <table:table-cell office:value-type="float" office:value="30496" table:style-name="ce28">
            <text:p>30,496</text:p>
          </table:table-cell>
          <table:table-cell office:value-type="float" office:value="7529" table:style-name="ce28">
            <text:p>7,529</text:p>
          </table:table-cell>
          <table:table-cell office:value-type="float" office:value="6815" table:style-name="ce28">
            <text:p>6,815</text:p>
          </table:table-cell>
          <table:table-cell office:value-type="float" office:value="5779" table:style-name="ce28">
            <text:p>5,779</text:p>
          </table:table-cell>
          <table:table-cell office:value-type="float" office:value="5548" table:style-name="ce28">
            <text:p>5,548</text:p>
          </table:table-cell>
          <table:table-cell office:value-type="float" office:value="4825" table:style-name="ce29">
            <text:p>4,825</text:p>
          </table:table-cell>
          <table:table-cell office:value-type="float" office:value="18045" table:style-name="ce28">
            <text:p>18,045</text:p>
          </table:table-cell>
          <table:table-cell office:value-type="float" office:value="4080" table:style-name="ce28">
            <text:p>4,080</text:p>
          </table:table-cell>
          <table:table-cell office:value-type="float" office:value="2886" table:style-name="ce28">
            <text:p>2,886</text:p>
          </table:table-cell>
          <table:table-cell office:value-type="float" office:value="3512" table:style-name="ce28">
            <text:p>3,512</text:p>
          </table:table-cell>
          <table:table-cell office:value-type="float" office:value="3827" table:style-name="ce28">
            <text:p>3,827</text:p>
          </table:table-cell>
          <table:table-cell office:value-type="float" office:value="3740" table:style-name="ce29">
            <text:p>3,740</text:p>
          </table:table-cell>
          <table:table-cell office:value-type="float" office:value="17330" table:style-name="ce28">
            <text:p>17,330</text:p>
          </table:table-cell>
          <table:table-cell office:value-type="float" office:value="3758" table:style-name="ce28">
            <text:p>3,758</text:p>
          </table:table-cell>
          <table:table-cell office:value-type="float" office:value="3665" table:style-name="ce28">
            <text:p>3,665</text:p>
          </table:table-cell>
          <table:table-cell office:value-type="float" office:value="3655" table:style-name="ce28">
            <text:p>3,655</text:p>
          </table:table-cell>
          <table:table-cell office:value-type="float" office:value="3288" table:style-name="ce28">
            <text:p>3,288</text:p>
          </table:table-cell>
          <table:table-cell office:value-type="float" office:value="2964" table:style-name="ce29">
            <text:p>2,964</text:p>
          </table:table-cell>
          <table:table-cell office:value-type="float" office:value="11538" table:style-name="ce28">
            <text:p>11,538</text:p>
          </table:table-cell>
          <table:table-cell office:value-type="float" office:value="2835" table:style-name="ce28">
            <text:p>2,835</text:p>
          </table:table-cell>
          <table:table-cell office:value-type="float" office:value="2517" table:style-name="ce28">
            <text:p>2,517</text:p>
          </table:table-cell>
          <table:table-cell office:value-type="float" office:value="2267" table:style-name="ce28">
            <text:p>2,267</text:p>
          </table:table-cell>
          <table:table-cell office:value-type="float" office:value="2018" table:style-name="ce28">
            <text:p>2,018</text:p>
          </table:table-cell>
          <table:table-cell office:value-type="float" office:value="1901" table:style-name="ce29">
            <text:p>1,901</text:p>
          </table:table-cell>
          <table:table-cell office:value-type="float" office:value="5977" table:style-name="ce28">
            <text:p>5,977</text:p>
          </table:table-cell>
          <table:table-cell office:value-type="float" office:value="1707" table:style-name="ce28">
            <text:p>1,707</text:p>
          </table:table-cell>
          <table:table-cell office:value-type="float" office:value="1412" table:style-name="ce28">
            <text:p>1,412</text:p>
          </table:table-cell>
          <table:table-cell office:value-type="float" office:value="1157" table:style-name="ce28">
            <text:p>1,157</text:p>
          </table:table-cell>
          <table:table-cell office:value-type="float" office:value="933" table:style-name="ce28">
            <text:p>933</text:p>
          </table:table-cell>
          <table:table-cell office:value-type="float" office:value="768" table:style-name="ce29">
            <text:p>768</text:p>
          </table:table-cell>
          <table:table-cell office:value-type="float" office:value="1824" table:style-name="ce28">
            <text:p>1,824</text:p>
          </table:table-cell>
          <table:table-cell office:value-type="float" office:value="598" table:style-name="ce28">
            <text:p>598</text:p>
          </table:table-cell>
          <table:table-cell office:value-type="float" office:value="482" table:style-name="ce28">
            <text:p>482</text:p>
          </table:table-cell>
          <table:table-cell office:value-type="float" office:value="339" table:style-name="ce28">
            <text:p>339</text:p>
          </table:table-cell>
          <table:table-cell office:value-type="float" office:value="232" table:style-name="ce28">
            <text:p>232</text:p>
          </table:table-cell>
          <table:table-cell office:value-type="float" office:value="173" table:style-name="ce29">
            <text:p>173</text:p>
          </table:table-cell>
          <table:table-cell office:value-type="float" office:value="319" table:style-name="ce28">
            <text:p>319</text:p>
          </table:table-cell>
          <table:table-cell office:value-type="float" office:value="130" table:style-name="ce28">
            <text:p>130</text:p>
          </table:table-cell>
          <table:table-cell office:value-type="float" office:value="91" table:style-name="ce28">
            <text:p>91</text:p>
          </table:table-cell>
          <table:table-cell office:value-type="float" office:value="48" table:style-name="ce28">
            <text:p>48</text:p>
          </table:table-cell>
          <table:table-cell office:value-type="float" office:value="28" table:style-name="ce28">
            <text:p>28</text:p>
          </table:table-cell>
          <table:table-cell office:value-type="float" office:value="22" table:style-name="ce29">
            <text:p>22</text:p>
          </table:table-cell>
          <table:table-cell office:value-type="float" office:value="28" table:style-name="ce28">
            <text:p>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29323" table:style-name="ce25">
            <text:p>629,323</text:p>
          </table:table-cell>
          <table:table-cell office:value-type="float" office:value="27550" table:style-name="ce24">
            <text:p>27,550</text:p>
          </table:table-cell>
          <table:table-cell office:value-type="float" office:value="5776" table:style-name="ce22">
            <text:p>5,776</text:p>
          </table:table-cell>
          <table:table-cell office:value-type="float" office:value="6115" table:style-name="ce22">
            <text:p>6,115</text:p>
          </table:table-cell>
          <table:table-cell office:value-type="float" office:value="5441" table:style-name="ce22">
            <text:p>5,441</text:p>
          </table:table-cell>
          <table:table-cell office:value-type="float" office:value="4855" table:style-name="ce22">
            <text:p>4,855</text:p>
          </table:table-cell>
          <table:table-cell office:value-type="float" office:value="5363" table:style-name="ce22">
            <text:p>5,363</text:p>
          </table:table-cell>
          <table:table-cell office:value-type="float" office:value="25127" table:style-name="ce22">
            <text:p>25,127</text:p>
          </table:table-cell>
          <table:table-cell office:value-type="float" office:value="5407" table:style-name="ce22">
            <text:p>5,407</text:p>
          </table:table-cell>
          <table:table-cell office:value-type="float" office:value="4432" table:style-name="ce22">
            <text:p>4,432</text:p>
          </table:table-cell>
          <table:table-cell office:value-type="float" office:value="4856" table:style-name="ce22">
            <text:p>4,856</text:p>
          </table:table-cell>
          <table:table-cell office:value-type="float" office:value="5217" table:style-name="ce22">
            <text:p>5,217</text:p>
          </table:table-cell>
          <table:table-cell office:value-type="float" office:value="5215" table:style-name="ce23">
            <text:p>5,215</text:p>
          </table:table-cell>
          <table:table-cell office:value-type="float" office:value="29562" table:style-name="ce22">
            <text:p>29,562</text:p>
          </table:table-cell>
          <table:table-cell office:value-type="float" office:value="5316" table:style-name="ce22">
            <text:p>5,316</text:p>
          </table:table-cell>
          <table:table-cell office:value-type="float" office:value="5546" table:style-name="ce22">
            <text:p>5,546</text:p>
          </table:table-cell>
          <table:table-cell office:value-type="float" office:value="5961" table:style-name="ce22">
            <text:p>5,961</text:p>
          </table:table-cell>
          <table:table-cell office:value-type="float" office:value="6196" table:style-name="ce22">
            <text:p>6,196</text:p>
          </table:table-cell>
          <table:table-cell office:value-type="float" office:value="6543" table:style-name="ce23">
            <text:p>6,543</text:p>
          </table:table-cell>
          <table:table-cell office:value-type="float" office:value="38860" table:style-name="ce22">
            <text:p>38,860</text:p>
          </table:table-cell>
          <table:table-cell office:value-type="float" office:value="6975" table:style-name="ce22">
            <text:p>6,975</text:p>
          </table:table-cell>
          <table:table-cell office:value-type="float" office:value="7951" table:style-name="ce22">
            <text:p>7,951</text:p>
          </table:table-cell>
          <table:table-cell office:value-type="float" office:value="7756" table:style-name="ce22">
            <text:p>7,756</text:p>
          </table:table-cell>
          <table:table-cell office:value-type="float" office:value="7775" table:style-name="ce22">
            <text:p>7,775</text:p>
          </table:table-cell>
          <table:table-cell office:value-type="float" office:value="8403" table:style-name="ce23">
            <text:p>8,403</text:p>
          </table:table-cell>
          <table:table-cell office:value-type="float" office:value="43975" table:style-name="ce22">
            <text:p>43,975</text:p>
          </table:table-cell>
          <table:table-cell office:value-type="float" office:value="8807" table:style-name="ce22">
            <text:p>8,807</text:p>
          </table:table-cell>
          <table:table-cell office:value-type="float" office:value="8683" table:style-name="ce22">
            <text:p>8,683</text:p>
          </table:table-cell>
          <table:table-cell office:value-type="float" office:value="8752" table:style-name="ce22">
            <text:p>8,752</text:p>
          </table:table-cell>
          <table:table-cell office:value-type="float" office:value="8787" table:style-name="ce22">
            <text:p>8,787</text:p>
          </table:table-cell>
          <table:table-cell office:value-type="float" office:value="8946" table:style-name="ce23">
            <text:p>8,946</text:p>
          </table:table-cell>
          <table:table-cell office:value-type="float" office:value="44138" table:style-name="ce22">
            <text:p>44,138</text:p>
          </table:table-cell>
          <table:table-cell office:value-type="float" office:value="8594" table:style-name="ce22">
            <text:p>8,594</text:p>
          </table:table-cell>
          <table:table-cell office:value-type="float" office:value="8940" table:style-name="ce22">
            <text:p>8,940</text:p>
          </table:table-cell>
          <table:table-cell office:value-type="float" office:value="8955" table:style-name="ce22">
            <text:p>8,955</text:p>
          </table:table-cell>
          <table:table-cell office:value-type="float" office:value="8951" table:style-name="ce22">
            <text:p>8,951</text:p>
          </table:table-cell>
          <table:table-cell office:value-type="float" office:value="8698" table:style-name="ce23">
            <text:p>8,698</text:p>
          </table:table-cell>
          <table:table-cell office:value-type="float" office:value="48846" table:style-name="ce22">
            <text:p>48,846</text:p>
          </table:table-cell>
          <table:table-cell office:value-type="float" office:value="8713" table:style-name="ce22">
            <text:p>8,713</text:p>
          </table:table-cell>
          <table:table-cell office:value-type="float" office:value="9202" table:style-name="ce22">
            <text:p>9,202</text:p>
          </table:table-cell>
          <table:table-cell office:value-type="float" office:value="10008" table:style-name="ce22">
            <text:p>10,008</text:p>
          </table:table-cell>
          <table:table-cell office:value-type="float" office:value="10165" table:style-name="ce22">
            <text:p>10,165</text:p>
          </table:table-cell>
          <table:table-cell office:value-type="float" office:value="10758" table:style-name="ce23">
            <text:p>10,758</text:p>
          </table:table-cell>
          <table:table-cell office:value-type="float" office:value="52561" table:style-name="ce22">
            <text:p>52,561</text:p>
          </table:table-cell>
          <table:table-cell office:value-type="float" office:value="10662" table:style-name="ce22">
            <text:p>10,662</text:p>
          </table:table-cell>
          <table:table-cell office:value-type="float" office:value="10834" table:style-name="ce22">
            <text:p>10,834</text:p>
          </table:table-cell>
          <table:table-cell office:value-type="float" office:value="10614" table:style-name="ce22">
            <text:p>10,614</text:p>
          </table:table-cell>
          <table:table-cell office:value-type="float" office:value="10517" table:style-name="ce22">
            <text:p>10,517</text:p>
          </table:table-cell>
          <table:table-cell office:value-type="float" office:value="9934" table:style-name="ce23">
            <text:p>9,934</text:p>
          </table:table-cell>
          <table:table-cell office:value-type="float" office:value="45240" table:style-name="ce22">
            <text:p>45,240</text:p>
          </table:table-cell>
          <table:table-cell office:value-type="float" office:value="10229" table:style-name="ce22">
            <text:p>10,229</text:p>
          </table:table-cell>
          <table:table-cell office:value-type="float" office:value="9249" table:style-name="ce22">
            <text:p>9,249</text:p>
          </table:table-cell>
          <table:table-cell office:value-type="float" office:value="8774" table:style-name="ce22">
            <text:p>8,774</text:p>
          </table:table-cell>
          <table:table-cell office:value-type="float" office:value="8524" table:style-name="ce22">
            <text:p>8,524</text:p>
          </table:table-cell>
          <table:table-cell office:value-type="float" office:value="8464" table:style-name="ce23">
            <text:p>8,464</text:p>
          </table:table-cell>
          <table:table-cell office:value-type="float" office:value="42986" table:style-name="ce22">
            <text:p>42,986</text:p>
          </table:table-cell>
          <table:table-cell office:value-type="float" office:value="8445" table:style-name="ce22">
            <text:p>8,445</text:p>
          </table:table-cell>
          <table:table-cell office:value-type="float" office:value="8625" table:style-name="ce22">
            <text:p>8,625</text:p>
          </table:table-cell>
          <table:table-cell office:value-type="float" office:value="8634" table:style-name="ce22">
            <text:p>8,634</text:p>
          </table:table-cell>
          <table:table-cell office:value-type="float" office:value="8475" table:style-name="ce22">
            <text:p>8,475</text:p>
          </table:table-cell>
          <table:table-cell office:value-type="float" office:value="8807" table:style-name="ce23">
            <text:p>8,807</text:p>
          </table:table-cell>
          <table:table-cell office:value-type="float" office:value="45522" table:style-name="ce22">
            <text:p>45,522</text:p>
          </table:table-cell>
          <table:table-cell office:value-type="float" office:value="8814" table:style-name="ce22">
            <text:p>8,814</text:p>
          </table:table-cell>
          <table:table-cell office:value-type="float" office:value="8770" table:style-name="ce22">
            <text:p>8,770</text:p>
          </table:table-cell>
          <table:table-cell office:value-type="float" office:value="9184" table:style-name="ce22">
            <text:p>9,184</text:p>
          </table:table-cell>
          <table:table-cell office:value-type="float" office:value="9300" table:style-name="ce22">
            <text:p>9,300</text:p>
          </table:table-cell>
          <table:table-cell office:value-type="float" office:value="9454" table:style-name="ce23">
            <text:p>9,454</text:p>
          </table:table-cell>
          <table:table-cell office:value-type="float" office:value="44959" table:style-name="ce22">
            <text:p>44,959</text:p>
          </table:table-cell>
          <table:table-cell office:value-type="float" office:value="9263" table:style-name="ce22">
            <text:p>9,263</text:p>
          </table:table-cell>
          <table:table-cell office:value-type="float" office:value="9239" table:style-name="ce22">
            <text:p>9,239</text:p>
          </table:table-cell>
          <table:table-cell office:value-type="float" office:value="9114" table:style-name="ce22">
            <text:p>9,114</text:p>
          </table:table-cell>
          <table:table-cell office:value-type="float" office:value="8983" table:style-name="ce22">
            <text:p>8,983</text:p>
          </table:table-cell>
          <table:table-cell office:value-type="float" office:value="8360" table:style-name="ce23">
            <text:p>8,360</text:p>
          </table:table-cell>
          <table:table-cell office:value-type="float" office:value="39647" table:style-name="ce22">
            <text:p>39,647</text:p>
          </table:table-cell>
          <table:table-cell office:value-type="float" office:value="8272" table:style-name="ce22">
            <text:p>8,272</text:p>
          </table:table-cell>
          <table:table-cell office:value-type="float" office:value="8316" table:style-name="ce22">
            <text:p>8,316</text:p>
          </table:table-cell>
          <table:table-cell office:value-type="float" office:value="8069" table:style-name="ce22">
            <text:p>8,069</text:p>
          </table:table-cell>
          <table:table-cell office:value-type="float" office:value="7591" table:style-name="ce22">
            <text:p>7,591</text:p>
          </table:table-cell>
          <table:table-cell office:value-type="float" office:value="7399" table:style-name="ce23">
            <text:p>7,399</text:p>
          </table:table-cell>
          <table:table-cell office:value-type="float" office:value="30782" table:style-name="ce22">
            <text:p>30,782</text:p>
          </table:table-cell>
          <table:table-cell office:value-type="float" office:value="7375" table:style-name="ce22">
            <text:p>7,375</text:p>
          </table:table-cell>
          <table:table-cell office:value-type="float" office:value="6858" table:style-name="ce22">
            <text:p>6,858</text:p>
          </table:table-cell>
          <table:table-cell office:value-type="float" office:value="5797" table:style-name="ce22">
            <text:p>5,797</text:p>
          </table:table-cell>
          <table:table-cell office:value-type="float" office:value="5817" table:style-name="ce22">
            <text:p>5,817</text:p>
          </table:table-cell>
          <table:table-cell office:value-type="float" office:value="4935" table:style-name="ce23">
            <text:p>4,935</text:p>
          </table:table-cell>
          <table:table-cell office:value-type="float" office:value="19591" table:style-name="ce22">
            <text:p>19,591</text:p>
          </table:table-cell>
          <table:table-cell office:value-type="float" office:value="4280" table:style-name="ce22">
            <text:p>4,280</text:p>
          </table:table-cell>
          <table:table-cell office:value-type="float" office:value="3122" table:style-name="ce22">
            <text:p>3,122</text:p>
          </table:table-cell>
          <table:table-cell office:value-type="float" office:value="3865" table:style-name="ce22">
            <text:p>3,865</text:p>
          </table:table-cell>
          <table:table-cell office:value-type="float" office:value="4156" table:style-name="ce22">
            <text:p>4,156</text:p>
          </table:table-cell>
          <table:table-cell office:value-type="float" office:value="4168" table:style-name="ce23">
            <text:p>4,168</text:p>
          </table:table-cell>
          <table:table-cell office:value-type="float" office:value="20179" table:style-name="ce22">
            <text:p>20,179</text:p>
          </table:table-cell>
          <table:table-cell office:value-type="float" office:value="4099" table:style-name="ce22">
            <text:p>4,099</text:p>
          </table:table-cell>
          <table:table-cell office:value-type="float" office:value="4079" table:style-name="ce22">
            <text:p>4,079</text:p>
          </table:table-cell>
          <table:table-cell office:value-type="float" office:value="4305" table:style-name="ce22">
            <text:p>4,305</text:p>
          </table:table-cell>
          <table:table-cell office:value-type="float" office:value="4013" table:style-name="ce22">
            <text:p>4,013</text:p>
          </table:table-cell>
          <table:table-cell office:value-type="float" office:value="3683" table:style-name="ce23">
            <text:p>3,683</text:p>
          </table:table-cell>
          <table:table-cell office:value-type="float" office:value="15999" table:style-name="ce22">
            <text:p>15,999</text:p>
          </table:table-cell>
          <table:table-cell office:value-type="float" office:value="3605" table:style-name="ce22">
            <text:p>3,605</text:p>
          </table:table-cell>
          <table:table-cell office:value-type="float" office:value="3486" table:style-name="ce22">
            <text:p>3,486</text:p>
          </table:table-cell>
          <table:table-cell office:value-type="float" office:value="3188" table:style-name="ce22">
            <text:p>3,188</text:p>
          </table:table-cell>
          <table:table-cell office:value-type="float" office:value="3031" table:style-name="ce22">
            <text:p>3,031</text:p>
          </table:table-cell>
          <table:table-cell office:value-type="float" office:value="2689" table:style-name="ce23">
            <text:p>2,689</text:p>
          </table:table-cell>
          <table:table-cell office:value-type="float" office:value="9337" table:style-name="ce22">
            <text:p>9,337</text:p>
          </table:table-cell>
          <table:table-cell office:value-type="float" office:value="2455" table:style-name="ce22">
            <text:p>2,455</text:p>
          </table:table-cell>
          <table:table-cell office:value-type="float" office:value="2202" table:style-name="ce22">
            <text:p>2,202</text:p>
          </table:table-cell>
          <table:table-cell office:value-type="float" office:value="1861" table:style-name="ce22">
            <text:p>1,861</text:p>
          </table:table-cell>
          <table:table-cell office:value-type="float" office:value="1503" table:style-name="ce22">
            <text:p>1,503</text:p>
          </table:table-cell>
          <table:table-cell office:value-type="float" office:value="1316" table:style-name="ce23">
            <text:p>1,316</text:p>
          </table:table-cell>
          <table:table-cell office:value-type="float" office:value="3605" table:style-name="ce22">
            <text:p>3,605</text:p>
          </table:table-cell>
          <table:table-cell office:value-type="float" office:value="1151" table:style-name="ce22">
            <text:p>1,151</text:p>
          </table:table-cell>
          <table:table-cell office:value-type="float" office:value="882" table:style-name="ce22">
            <text:p>882</text:p>
          </table:table-cell>
          <table:table-cell office:value-type="float" office:value="641" table:style-name="ce22">
            <text:p>641</text:p>
          </table:table-cell>
          <table:table-cell office:value-type="float" office:value="543" table:style-name="ce22">
            <text:p>543</text:p>
          </table:table-cell>
          <table:table-cell office:value-type="float" office:value="388" table:style-name="ce23">
            <text:p>388</text:p>
          </table:table-cell>
          <table:table-cell office:value-type="float" office:value="777" table:style-name="ce22">
            <text:p>777</text:p>
          </table:table-cell>
          <table:table-cell office:value-type="float" office:value="291" table:style-name="ce22">
            <text:p>291</text:p>
          </table:table-cell>
          <table:table-cell office:value-type="float" office:value="197" table:style-name="ce22">
            <text:p>197</text:p>
          </table:table-cell>
          <table:table-cell office:value-type="float" office:value="147" table:style-name="ce22">
            <text:p>147</text:p>
          </table:table-cell>
          <table:table-cell office:value-type="float" office:value="84" table:style-name="ce22">
            <text:p>84</text:p>
          </table:table-cell>
          <table:table-cell office:value-type="float" office:value="58" table:style-name="ce23">
            <text:p>58</text:p>
          </table:table-cell>
          <table:table-cell office:value-type="float" office:value="80" table:style-name="ce22">
            <text:p>8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03261" table:style-name="ce16">
            <text:p>503,261</text:p>
          </table:table-cell>
          <table:table-cell office:value-type="float" office:value="16657" table:style-name="ce16">
            <text:p>16,657</text:p>
          </table:table-cell>
          <table:table-cell office:value-type="float" office:value="3261" table:style-name="ce16">
            <text:p>3,261</text:p>
          </table:table-cell>
          <table:table-cell office:value-type="float" office:value="3497" table:style-name="ce16">
            <text:p>3,497</text:p>
          </table:table-cell>
          <table:table-cell office:value-type="float" office:value="3381" table:style-name="ce16">
            <text:p>3,381</text:p>
          </table:table-cell>
          <table:table-cell office:value-type="float" office:value="3005" table:style-name="ce16">
            <text:p>3,005</text:p>
          </table:table-cell>
          <table:table-cell office:value-type="float" office:value="3513" table:style-name="ce16">
            <text:p>3,513</text:p>
          </table:table-cell>
          <table:table-cell office:value-type="float" office:value="17797" table:style-name="ce16">
            <text:p>17,797</text:p>
          </table:table-cell>
          <table:table-cell office:value-type="float" office:value="3575" table:style-name="ce16">
            <text:p>3,575</text:p>
          </table:table-cell>
          <table:table-cell office:value-type="float" office:value="3352" table:style-name="ce16">
            <text:p>3,352</text:p>
          </table:table-cell>
          <table:table-cell office:value-type="float" office:value="3387" table:style-name="ce16">
            <text:p>3,387</text:p>
          </table:table-cell>
          <table:table-cell office:value-type="float" office:value="3594" table:style-name="ce16">
            <text:p>3,594</text:p>
          </table:table-cell>
          <table:table-cell office:value-type="float" office:value="3889" table:style-name="ce17">
            <text:p>3,889</text:p>
          </table:table-cell>
          <table:table-cell office:value-type="float" office:value="22733" table:style-name="ce16">
            <text:p>22,733</text:p>
          </table:table-cell>
          <table:table-cell office:value-type="float" office:value="4115" table:style-name="ce16">
            <text:p>4,115</text:p>
          </table:table-cell>
          <table:table-cell office:value-type="float" office:value="4191" table:style-name="ce16">
            <text:p>4,191</text:p>
          </table:table-cell>
          <table:table-cell office:value-type="float" office:value="4520" table:style-name="ce16">
            <text:p>4,520</text:p>
          </table:table-cell>
          <table:table-cell office:value-type="float" office:value="4687" table:style-name="ce16">
            <text:p>4,687</text:p>
          </table:table-cell>
          <table:table-cell office:value-type="float" office:value="5220" table:style-name="ce17">
            <text:p>5,220</text:p>
          </table:table-cell>
          <table:table-cell office:value-type="float" office:value="30826" table:style-name="ce16">
            <text:p>30,826</text:p>
          </table:table-cell>
          <table:table-cell office:value-type="float" office:value="5524" table:style-name="ce16">
            <text:p>5,524</text:p>
          </table:table-cell>
          <table:table-cell office:value-type="float" office:value="6240" table:style-name="ce16">
            <text:p>6,240</text:p>
          </table:table-cell>
          <table:table-cell office:value-type="float" office:value="6255" table:style-name="ce16">
            <text:p>6,255</text:p>
          </table:table-cell>
          <table:table-cell office:value-type="float" office:value="6145" table:style-name="ce16">
            <text:p>6,145</text:p>
          </table:table-cell>
          <table:table-cell office:value-type="float" office:value="6662" table:style-name="ce17">
            <text:p>6,662</text:p>
          </table:table-cell>
          <table:table-cell office:value-type="float" office:value="36745" table:style-name="ce16">
            <text:p>36,745</text:p>
          </table:table-cell>
          <table:table-cell office:value-type="float" office:value="7222" table:style-name="ce16">
            <text:p>7,222</text:p>
          </table:table-cell>
          <table:table-cell office:value-type="float" office:value="7303" table:style-name="ce16">
            <text:p>7,303</text:p>
          </table:table-cell>
          <table:table-cell office:value-type="float" office:value="7404" table:style-name="ce16">
            <text:p>7,404</text:p>
          </table:table-cell>
          <table:table-cell office:value-type="float" office:value="7409" table:style-name="ce16">
            <text:p>7,409</text:p>
          </table:table-cell>
          <table:table-cell office:value-type="float" office:value="7407" table:style-name="ce17">
            <text:p>7,407</text:p>
          </table:table-cell>
          <table:table-cell office:value-type="float" office:value="35178" table:style-name="ce16">
            <text:p>35,178</text:p>
          </table:table-cell>
          <table:table-cell office:value-type="float" office:value="7193" table:style-name="ce16">
            <text:p>7,193</text:p>
          </table:table-cell>
          <table:table-cell office:value-type="float" office:value="7163" table:style-name="ce16">
            <text:p>7,163</text:p>
          </table:table-cell>
          <table:table-cell office:value-type="float" office:value="7037" table:style-name="ce16">
            <text:p>7,037</text:p>
          </table:table-cell>
          <table:table-cell office:value-type="float" office:value="7036" table:style-name="ce16">
            <text:p>7,036</text:p>
          </table:table-cell>
          <table:table-cell office:value-type="float" office:value="6749" table:style-name="ce17">
            <text:p>6,749</text:p>
          </table:table-cell>
          <table:table-cell office:value-type="float" office:value="34882" table:style-name="ce16">
            <text:p>34,882</text:p>
          </table:table-cell>
          <table:table-cell office:value-type="float" office:value="6353" table:style-name="ce16">
            <text:p>6,353</text:p>
          </table:table-cell>
          <table:table-cell office:value-type="float" office:value="6631" table:style-name="ce16">
            <text:p>6,631</text:p>
          </table:table-cell>
          <table:table-cell office:value-type="float" office:value="7056" table:style-name="ce16">
            <text:p>7,056</text:p>
          </table:table-cell>
          <table:table-cell office:value-type="float" office:value="7282" table:style-name="ce16">
            <text:p>7,282</text:p>
          </table:table-cell>
          <table:table-cell office:value-type="float" office:value="7560" table:style-name="ce17">
            <text:p>7,560</text:p>
          </table:table-cell>
          <table:table-cell office:value-type="float" office:value="37782" table:style-name="ce16">
            <text:p>37,782</text:p>
          </table:table-cell>
          <table:table-cell office:value-type="float" office:value="7655" table:style-name="ce16">
            <text:p>7,655</text:p>
          </table:table-cell>
          <table:table-cell office:value-type="float" office:value="7795" table:style-name="ce16">
            <text:p>7,795</text:p>
          </table:table-cell>
          <table:table-cell office:value-type="float" office:value="7646" table:style-name="ce16">
            <text:p>7,646</text:p>
          </table:table-cell>
          <table:table-cell office:value-type="float" office:value="7477" table:style-name="ce16">
            <text:p>7,477</text:p>
          </table:table-cell>
          <table:table-cell office:value-type="float" office:value="7209" table:style-name="ce17">
            <text:p>7,209</text:p>
          </table:table-cell>
          <table:table-cell office:value-type="float" office:value="34349" table:style-name="ce16">
            <text:p>34,349</text:p>
          </table:table-cell>
          <table:table-cell office:value-type="float" office:value="7339" table:style-name="ce16">
            <text:p>7,339</text:p>
          </table:table-cell>
          <table:table-cell office:value-type="float" office:value="7126" table:style-name="ce16">
            <text:p>7,126</text:p>
          </table:table-cell>
          <table:table-cell office:value-type="float" office:value="6550" table:style-name="ce16">
            <text:p>6,550</text:p>
          </table:table-cell>
          <table:table-cell office:value-type="float" office:value="6482" table:style-name="ce16">
            <text:p>6,482</text:p>
          </table:table-cell>
          <table:table-cell office:value-type="float" office:value="6852" table:style-name="ce17">
            <text:p>6,852</text:p>
          </table:table-cell>
          <table:table-cell office:value-type="float" office:value="37620" table:style-name="ce16">
            <text:p>37,620</text:p>
          </table:table-cell>
          <table:table-cell office:value-type="float" office:value="6994" table:style-name="ce16">
            <text:p>6,994</text:p>
          </table:table-cell>
          <table:table-cell office:value-type="float" office:value="7385" table:style-name="ce16">
            <text:p>7,385</text:p>
          </table:table-cell>
          <table:table-cell office:value-type="float" office:value="7603" table:style-name="ce16">
            <text:p>7,603</text:p>
          </table:table-cell>
          <table:table-cell office:value-type="float" office:value="7938" table:style-name="ce16">
            <text:p>7,938</text:p>
          </table:table-cell>
          <table:table-cell office:value-type="float" office:value="7700" table:style-name="ce17">
            <text:p>7,700</text:p>
          </table:table-cell>
          <table:table-cell office:value-type="float" office:value="41187" table:style-name="ce16">
            <text:p>41,187</text:p>
          </table:table-cell>
          <table:table-cell office:value-type="float" office:value="7914" table:style-name="ce16">
            <text:p>7,914</text:p>
          </table:table-cell>
          <table:table-cell office:value-type="float" office:value="7937" table:style-name="ce16">
            <text:p>7,937</text:p>
          </table:table-cell>
          <table:table-cell office:value-type="float" office:value="8352" table:style-name="ce16">
            <text:p>8,352</text:p>
          </table:table-cell>
          <table:table-cell office:value-type="float" office:value="8312" table:style-name="ce16">
            <text:p>8,312</text:p>
          </table:table-cell>
          <table:table-cell office:value-type="float" office:value="8672" table:style-name="ce17">
            <text:p>8,672</text:p>
          </table:table-cell>
          <table:table-cell office:value-type="float" office:value="40861" table:style-name="ce16">
            <text:p>40,861</text:p>
          </table:table-cell>
          <table:table-cell office:value-type="float" office:value="8505" table:style-name="ce16">
            <text:p>8,505</text:p>
          </table:table-cell>
          <table:table-cell office:value-type="float" office:value="8359" table:style-name="ce16">
            <text:p>8,359</text:p>
          </table:table-cell>
          <table:table-cell office:value-type="float" office:value="8290" table:style-name="ce16">
            <text:p>8,290</text:p>
          </table:table-cell>
          <table:table-cell office:value-type="float" office:value="8278" table:style-name="ce16">
            <text:p>8,278</text:p>
          </table:table-cell>
          <table:table-cell office:value-type="float" office:value="7429" table:style-name="ce17">
            <text:p>7,429</text:p>
          </table:table-cell>
          <table:table-cell office:value-type="float" office:value="35078" table:style-name="ce16">
            <text:p>35,078</text:p>
          </table:table-cell>
          <table:table-cell office:value-type="float" office:value="7308" table:style-name="ce16">
            <text:p>7,308</text:p>
          </table:table-cell>
          <table:table-cell office:value-type="float" office:value="7352" table:style-name="ce16">
            <text:p>7,352</text:p>
          </table:table-cell>
          <table:table-cell office:value-type="float" office:value="7307" table:style-name="ce16">
            <text:p>7,307</text:p>
          </table:table-cell>
          <table:table-cell office:value-type="float" office:value="6755" table:style-name="ce16">
            <text:p>6,755</text:p>
          </table:table-cell>
          <table:table-cell office:value-type="float" office:value="6356" table:style-name="ce17">
            <text:p>6,356</text:p>
          </table:table-cell>
          <table:table-cell office:value-type="float" office:value="26538" table:style-name="ce16">
            <text:p>26,538</text:p>
          </table:table-cell>
          <table:table-cell office:value-type="float" office:value="6531" table:style-name="ce16">
            <text:p>6,531</text:p>
          </table:table-cell>
          <table:table-cell office:value-type="float" office:value="5854" table:style-name="ce16">
            <text:p>5,854</text:p>
          </table:table-cell>
          <table:table-cell office:value-type="float" office:value="5154" table:style-name="ce16">
            <text:p>5,154</text:p>
          </table:table-cell>
          <table:table-cell office:value-type="float" office:value="4842" table:style-name="ce16">
            <text:p>4,842</text:p>
          </table:table-cell>
          <table:table-cell office:value-type="float" office:value="4157" table:style-name="ce17">
            <text:p>4,157</text:p>
          </table:table-cell>
          <table:table-cell office:value-type="float" office:value="16509" table:style-name="ce16">
            <text:p>16,509</text:p>
          </table:table-cell>
          <table:table-cell office:value-type="float" office:value="3513" table:style-name="ce16">
            <text:p>3,513</text:p>
          </table:table-cell>
          <table:table-cell office:value-type="float" office:value="2878" table:style-name="ce16">
            <text:p>2,878</text:p>
          </table:table-cell>
          <table:table-cell office:value-type="float" office:value="3315" table:style-name="ce16">
            <text:p>3,315</text:p>
          </table:table-cell>
          <table:table-cell office:value-type="float" office:value="3264" table:style-name="ce16">
            <text:p>3,264</text:p>
          </table:table-cell>
          <table:table-cell office:value-type="float" office:value="3539" table:style-name="ce17">
            <text:p>3,539</text:p>
          </table:table-cell>
          <table:table-cell office:value-type="float" office:value="16720" table:style-name="ce16">
            <text:p>16,720</text:p>
          </table:table-cell>
          <table:table-cell office:value-type="float" office:value="3482" table:style-name="ce16">
            <text:p>3,482</text:p>
          </table:table-cell>
          <table:table-cell office:value-type="float" office:value="3551" table:style-name="ce16">
            <text:p>3,551</text:p>
          </table:table-cell>
          <table:table-cell office:value-type="float" office:value="3564" table:style-name="ce16">
            <text:p>3,564</text:p>
          </table:table-cell>
          <table:table-cell office:value-type="float" office:value="3157" table:style-name="ce16">
            <text:p>3,157</text:p>
          </table:table-cell>
          <table:table-cell office:value-type="float" office:value="2966" table:style-name="ce17">
            <text:p>2,966</text:p>
          </table:table-cell>
          <table:table-cell office:value-type="float" office:value="11827" table:style-name="ce16">
            <text:p>11,827</text:p>
          </table:table-cell>
          <table:table-cell office:value-type="float" office:value="2805" table:style-name="ce16">
            <text:p>2,805</text:p>
          </table:table-cell>
          <table:table-cell office:value-type="float" office:value="2591" table:style-name="ce16">
            <text:p>2,591</text:p>
          </table:table-cell>
          <table:table-cell office:value-type="float" office:value="2291" table:style-name="ce16">
            <text:p>2,291</text:p>
          </table:table-cell>
          <table:table-cell office:value-type="float" office:value="2159" table:style-name="ce16">
            <text:p>2,159</text:p>
          </table:table-cell>
          <table:table-cell office:value-type="float" office:value="1981" table:style-name="ce17">
            <text:p>1,981</text:p>
          </table:table-cell>
          <table:table-cell office:value-type="float" office:value="6963" table:style-name="ce16">
            <text:p>6,963</text:p>
          </table:table-cell>
          <table:table-cell office:value-type="float" office:value="1857" table:style-name="ce16">
            <text:p>1,857</text:p>
          </table:table-cell>
          <table:table-cell office:value-type="float" office:value="1643" table:style-name="ce16">
            <text:p>1,643</text:p>
          </table:table-cell>
          <table:table-cell office:value-type="float" office:value="1375" table:style-name="ce16">
            <text:p>1,375</text:p>
          </table:table-cell>
          <table:table-cell office:value-type="float" office:value="1155" table:style-name="ce16">
            <text:p>1,155</text:p>
          </table:table-cell>
          <table:table-cell office:value-type="float" office:value="933" table:style-name="ce17">
            <text:p>933</text:p>
          </table:table-cell>
          <table:table-cell office:value-type="float" office:value="2459" table:style-name="ce16">
            <text:p>2,459</text:p>
          </table:table-cell>
          <table:table-cell office:value-type="float" office:value="820" table:style-name="ce16">
            <text:p>820</text:p>
          </table:table-cell>
          <table:table-cell office:value-type="float" office:value="622" table:style-name="ce16">
            <text:p>622</text:p>
          </table:table-cell>
          <table:table-cell office:value-type="float" office:value="422" table:style-name="ce16">
            <text:p>422</text:p>
          </table:table-cell>
          <table:table-cell office:value-type="float" office:value="339" table:style-name="ce16">
            <text:p>339</text:p>
          </table:table-cell>
          <table:table-cell office:value-type="float" office:value="256" table:style-name="ce17">
            <text:p>256</text:p>
          </table:table-cell>
          <table:table-cell office:value-type="float" office:value="503" table:style-name="ce16">
            <text:p>503</text:p>
          </table:table-cell>
          <table:table-cell office:value-type="float" office:value="203" table:style-name="ce16">
            <text:p>203</text:p>
          </table:table-cell>
          <table:table-cell office:value-type="float" office:value="114" table:style-name="ce16">
            <text:p>114</text:p>
          </table:table-cell>
          <table:table-cell office:value-type="float" office:value="93" table:style-name="ce16">
            <text:p>93</text:p>
          </table:table-cell>
          <table:table-cell office:value-type="float" office:value="51" table:style-name="ce16">
            <text:p>51</text:p>
          </table:table-cell>
          <table:table-cell office:value-type="float" office:value="42" table:style-name="ce17">
            <text:p>42</text:p>
          </table:table-cell>
          <table:table-cell office:value-type="float" office:value="47" table:style-name="ce16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南投縣</text:p>
          </table:table-cell>
          <table:table-cell office:value-type="string" table:style-name="ce18">
            <text:p>男</text:p>
          </table:table-cell>
          <table:table-cell office:value-type="float" office:value="257890" table:style-name="ce16">
            <text:p>257,890</text:p>
          </table:table-cell>
          <table:table-cell office:value-type="float" office:value="8669" table:style-name="ce16">
            <text:p>8,669</text:p>
          </table:table-cell>
          <table:table-cell office:value-type="float" office:value="1666" table:style-name="ce16">
            <text:p>1,666</text:p>
          </table:table-cell>
          <table:table-cell office:value-type="float" office:value="1864" table:style-name="ce16">
            <text:p>1,864</text:p>
          </table:table-cell>
          <table:table-cell office:value-type="float" office:value="1727" table:style-name="ce16">
            <text:p>1,727</text:p>
          </table:table-cell>
          <table:table-cell office:value-type="float" office:value="1584" table:style-name="ce16">
            <text:p>1,584</text:p>
          </table:table-cell>
          <table:table-cell office:value-type="float" office:value="1828" table:style-name="ce16">
            <text:p>1,828</text:p>
          </table:table-cell>
          <table:table-cell office:value-type="float" office:value="9230" table:style-name="ce16">
            <text:p>9,230</text:p>
          </table:table-cell>
          <table:table-cell office:value-type="float" office:value="1831" table:style-name="ce16">
            <text:p>1,831</text:p>
          </table:table-cell>
          <table:table-cell office:value-type="float" office:value="1740" table:style-name="ce16">
            <text:p>1,740</text:p>
          </table:table-cell>
          <table:table-cell office:value-type="float" office:value="1776" table:style-name="ce16">
            <text:p>1,776</text:p>
          </table:table-cell>
          <table:table-cell office:value-type="float" office:value="1871" table:style-name="ce16">
            <text:p>1,871</text:p>
          </table:table-cell>
          <table:table-cell office:value-type="float" office:value="2012" table:style-name="ce17">
            <text:p>2,012</text:p>
          </table:table-cell>
          <table:table-cell office:value-type="float" office:value="11795" table:style-name="ce16">
            <text:p>11,795</text:p>
          </table:table-cell>
          <table:table-cell office:value-type="float" office:value="2126" table:style-name="ce16">
            <text:p>2,126</text:p>
          </table:table-cell>
          <table:table-cell office:value-type="float" office:value="2189" table:style-name="ce16">
            <text:p>2,189</text:p>
          </table:table-cell>
          <table:table-cell office:value-type="float" office:value="2314" table:style-name="ce16">
            <text:p>2,314</text:p>
          </table:table-cell>
          <table:table-cell office:value-type="float" office:value="2427" table:style-name="ce16">
            <text:p>2,427</text:p>
          </table:table-cell>
          <table:table-cell office:value-type="float" office:value="2739" table:style-name="ce17">
            <text:p>2,739</text:p>
          </table:table-cell>
          <table:table-cell office:value-type="float" office:value="16074" table:style-name="ce16">
            <text:p>16,074</text:p>
          </table:table-cell>
          <table:table-cell office:value-type="float" office:value="2896" table:style-name="ce16">
            <text:p>2,896</text:p>
          </table:table-cell>
          <table:table-cell office:value-type="float" office:value="3216" table:style-name="ce16">
            <text:p>3,216</text:p>
          </table:table-cell>
          <table:table-cell office:value-type="float" office:value="3307" table:style-name="ce16">
            <text:p>3,307</text:p>
          </table:table-cell>
          <table:table-cell office:value-type="float" office:value="3190" table:style-name="ce16">
            <text:p>3,190</text:p>
          </table:table-cell>
          <table:table-cell office:value-type="float" office:value="3465" table:style-name="ce17">
            <text:p>3,465</text:p>
          </table:table-cell>
          <table:table-cell office:value-type="float" office:value="18910" table:style-name="ce16">
            <text:p>18,910</text:p>
          </table:table-cell>
          <table:table-cell office:value-type="float" office:value="3661" table:style-name="ce16">
            <text:p>3,661</text:p>
          </table:table-cell>
          <table:table-cell office:value-type="float" office:value="3771" table:style-name="ce16">
            <text:p>3,771</text:p>
          </table:table-cell>
          <table:table-cell office:value-type="float" office:value="3841" table:style-name="ce16">
            <text:p>3,841</text:p>
          </table:table-cell>
          <table:table-cell office:value-type="float" office:value="3783" table:style-name="ce16">
            <text:p>3,783</text:p>
          </table:table-cell>
          <table:table-cell office:value-type="float" office:value="3854" table:style-name="ce17">
            <text:p>3,854</text:p>
          </table:table-cell>
          <table:table-cell office:value-type="float" office:value="18833" table:style-name="ce16">
            <text:p>18,833</text:p>
          </table:table-cell>
          <table:table-cell office:value-type="float" office:value="3853" table:style-name="ce16">
            <text:p>3,853</text:p>
          </table:table-cell>
          <table:table-cell office:value-type="float" office:value="3756" table:style-name="ce16">
            <text:p>3,756</text:p>
          </table:table-cell>
          <table:table-cell office:value-type="float" office:value="3743" table:style-name="ce16">
            <text:p>3,743</text:p>
          </table:table-cell>
          <table:table-cell office:value-type="float" office:value="3810" table:style-name="ce16">
            <text:p>3,810</text:p>
          </table:table-cell>
          <table:table-cell office:value-type="float" office:value="3671" table:style-name="ce17">
            <text:p>3,671</text:p>
          </table:table-cell>
          <table:table-cell office:value-type="float" office:value="18560" table:style-name="ce16">
            <text:p>18,560</text:p>
          </table:table-cell>
          <table:table-cell office:value-type="float" office:value="3382" table:style-name="ce16">
            <text:p>3,382</text:p>
          </table:table-cell>
          <table:table-cell office:value-type="float" office:value="3552" table:style-name="ce16">
            <text:p>3,552</text:p>
          </table:table-cell>
          <table:table-cell office:value-type="float" office:value="3739" table:style-name="ce16">
            <text:p>3,739</text:p>
          </table:table-cell>
          <table:table-cell office:value-type="float" office:value="3888" table:style-name="ce16">
            <text:p>3,888</text:p>
          </table:table-cell>
          <table:table-cell office:value-type="float" office:value="3999" table:style-name="ce17">
            <text:p>3,999</text:p>
          </table:table-cell>
          <table:table-cell office:value-type="float" office:value="19733" table:style-name="ce16">
            <text:p>19,733</text:p>
          </table:table-cell>
          <table:table-cell office:value-type="float" office:value="4045" table:style-name="ce16">
            <text:p>4,045</text:p>
          </table:table-cell>
          <table:table-cell office:value-type="float" office:value="4033" table:style-name="ce16">
            <text:p>4,033</text:p>
          </table:table-cell>
          <table:table-cell office:value-type="float" office:value="4024" table:style-name="ce16">
            <text:p>4,024</text:p>
          </table:table-cell>
          <table:table-cell office:value-type="float" office:value="3922" table:style-name="ce16">
            <text:p>3,922</text:p>
          </table:table-cell>
          <table:table-cell office:value-type="float" office:value="3709" table:style-name="ce17">
            <text:p>3,709</text:p>
          </table:table-cell>
          <table:table-cell office:value-type="float" office:value="17541" table:style-name="ce16">
            <text:p>17,541</text:p>
          </table:table-cell>
          <table:table-cell office:value-type="float" office:value="3750" table:style-name="ce16">
            <text:p>3,750</text:p>
          </table:table-cell>
          <table:table-cell office:value-type="float" office:value="3714" table:style-name="ce16">
            <text:p>3,714</text:p>
          </table:table-cell>
          <table:table-cell office:value-type="float" office:value="3353" table:style-name="ce16">
            <text:p>3,353</text:p>
          </table:table-cell>
          <table:table-cell office:value-type="float" office:value="3213" table:style-name="ce16">
            <text:p>3,213</text:p>
          </table:table-cell>
          <table:table-cell office:value-type="float" office:value="3511" table:style-name="ce17">
            <text:p>3,511</text:p>
          </table:table-cell>
          <table:table-cell office:value-type="float" office:value="19625" table:style-name="ce16">
            <text:p>19,625</text:p>
          </table:table-cell>
          <table:table-cell office:value-type="float" office:value="3627" table:style-name="ce16">
            <text:p>3,627</text:p>
          </table:table-cell>
          <table:table-cell office:value-type="float" office:value="3843" table:style-name="ce16">
            <text:p>3,843</text:p>
          </table:table-cell>
          <table:table-cell office:value-type="float" office:value="3895" table:style-name="ce16">
            <text:p>3,895</text:p>
          </table:table-cell>
          <table:table-cell office:value-type="float" office:value="4207" table:style-name="ce16">
            <text:p>4,207</text:p>
          </table:table-cell>
          <table:table-cell office:value-type="float" office:value="4053" table:style-name="ce17">
            <text:p>4,053</text:p>
          </table:table-cell>
          <table:table-cell office:value-type="float" office:value="21486" table:style-name="ce16">
            <text:p>21,486</text:p>
          </table:table-cell>
          <table:table-cell office:value-type="float" office:value="4141" table:style-name="ce16">
            <text:p>4,141</text:p>
          </table:table-cell>
          <table:table-cell office:value-type="float" office:value="4198" table:style-name="ce16">
            <text:p>4,198</text:p>
          </table:table-cell>
          <table:table-cell office:value-type="float" office:value="4306" table:style-name="ce16">
            <text:p>4,306</text:p>
          </table:table-cell>
          <table:table-cell office:value-type="float" office:value="4413" table:style-name="ce16">
            <text:p>4,413</text:p>
          </table:table-cell>
          <table:table-cell office:value-type="float" office:value="4428" table:style-name="ce17">
            <text:p>4,428</text:p>
          </table:table-cell>
          <table:table-cell office:value-type="float" office:value="21206" table:style-name="ce16">
            <text:p>21,206</text:p>
          </table:table-cell>
          <table:table-cell office:value-type="float" office:value="4393" table:style-name="ce16">
            <text:p>4,393</text:p>
          </table:table-cell>
          <table:table-cell office:value-type="float" office:value="4345" table:style-name="ce16">
            <text:p>4,345</text:p>
          </table:table-cell>
          <table:table-cell office:value-type="float" office:value="4348" table:style-name="ce16">
            <text:p>4,348</text:p>
          </table:table-cell>
          <table:table-cell office:value-type="float" office:value="4334" table:style-name="ce16">
            <text:p>4,334</text:p>
          </table:table-cell>
          <table:table-cell office:value-type="float" office:value="3786" table:style-name="ce17">
            <text:p>3,786</text:p>
          </table:table-cell>
          <table:table-cell office:value-type="float" office:value="18093" table:style-name="ce16">
            <text:p>18,093</text:p>
          </table:table-cell>
          <table:table-cell office:value-type="float" office:value="3732" table:style-name="ce16">
            <text:p>3,732</text:p>
          </table:table-cell>
          <table:table-cell office:value-type="float" office:value="3790" table:style-name="ce16">
            <text:p>3,790</text:p>
          </table:table-cell>
          <table:table-cell office:value-type="float" office:value="3789" table:style-name="ce16">
            <text:p>3,789</text:p>
          </table:table-cell>
          <table:table-cell office:value-type="float" office:value="3524" table:style-name="ce16">
            <text:p>3,524</text:p>
          </table:table-cell>
          <table:table-cell office:value-type="float" office:value="3258" table:style-name="ce17">
            <text:p>3,258</text:p>
          </table:table-cell>
          <table:table-cell office:value-type="float" office:value="13290" table:style-name="ce16">
            <text:p>13,290</text:p>
          </table:table-cell>
          <table:table-cell office:value-type="float" office:value="3333" table:style-name="ce16">
            <text:p>3,333</text:p>
          </table:table-cell>
          <table:table-cell office:value-type="float" office:value="2947" table:style-name="ce16">
            <text:p>2,947</text:p>
          </table:table-cell>
          <table:table-cell office:value-type="float" office:value="2621" table:style-name="ce16">
            <text:p>2,621</text:p>
          </table:table-cell>
          <table:table-cell office:value-type="float" office:value="2388" table:style-name="ce16">
            <text:p>2,388</text:p>
          </table:table-cell>
          <table:table-cell office:value-type="float" office:value="2001" table:style-name="ce17">
            <text:p>2,001</text:p>
          </table:table-cell>
          <table:table-cell office:value-type="float" office:value="7897" table:style-name="ce16">
            <text:p>7,897</text:p>
          </table:table-cell>
          <table:table-cell office:value-type="float" office:value="1719" table:style-name="ce16">
            <text:p>1,719</text:p>
          </table:table-cell>
          <table:table-cell office:value-type="float" office:value="1356" table:style-name="ce16">
            <text:p>1,356</text:p>
          </table:table-cell>
          <table:table-cell office:value-type="float" office:value="1598" table:style-name="ce16">
            <text:p>1,598</text:p>
          </table:table-cell>
          <table:table-cell office:value-type="float" office:value="1598" table:style-name="ce16">
            <text:p>1,598</text:p>
          </table:table-cell>
          <table:table-cell office:value-type="float" office:value="1626" table:style-name="ce17">
            <text:p>1,626</text:p>
          </table:table-cell>
          <table:table-cell office:value-type="float" office:value="7720" table:style-name="ce16">
            <text:p>7,720</text:p>
          </table:table-cell>
          <table:table-cell office:value-type="float" office:value="1635" table:style-name="ce16">
            <text:p>1,635</text:p>
          </table:table-cell>
          <table:table-cell office:value-type="float" office:value="1591" table:style-name="ce16">
            <text:p>1,591</text:p>
          </table:table-cell>
          <table:table-cell office:value-type="float" office:value="1640" table:style-name="ce16">
            <text:p>1,640</text:p>
          </table:table-cell>
          <table:table-cell office:value-type="float" office:value="1476" table:style-name="ce16">
            <text:p>1,476</text:p>
          </table:table-cell>
          <table:table-cell office:value-type="float" office:value="1378" table:style-name="ce17">
            <text:p>1,378</text:p>
          </table:table-cell>
          <table:table-cell office:value-type="float" office:value="5094" table:style-name="ce16">
            <text:p>5,094</text:p>
          </table:table-cell>
          <table:table-cell office:value-type="float" office:value="1227" table:style-name="ce16">
            <text:p>1,227</text:p>
          </table:table-cell>
          <table:table-cell office:value-type="float" office:value="1101" table:style-name="ce16">
            <text:p>1,101</text:p>
          </table:table-cell>
          <table:table-cell office:value-type="float" office:value="996" table:style-name="ce16">
            <text:p>996</text:p>
          </table:table-cell>
          <table:table-cell office:value-type="float" office:value="938" table:style-name="ce16">
            <text:p>938</text:p>
          </table:table-cell>
          <table:table-cell office:value-type="float" office:value="832" table:style-name="ce17">
            <text:p>832</text:p>
          </table:table-cell>
          <table:table-cell office:value-type="float" office:value="2966" table:style-name="ce16">
            <text:p>2,966</text:p>
          </table:table-cell>
          <table:table-cell office:value-type="float" office:value="824" table:style-name="ce16">
            <text:p>824</text:p>
          </table:table-cell>
          <table:table-cell office:value-type="float" office:value="691" table:style-name="ce16">
            <text:p>691</text:p>
          </table:table-cell>
          <table:table-cell office:value-type="float" office:value="571" table:style-name="ce16">
            <text:p>571</text:p>
          </table:table-cell>
          <table:table-cell office:value-type="float" office:value="462" table:style-name="ce16">
            <text:p>462</text:p>
          </table:table-cell>
          <table:table-cell office:value-type="float" office:value="418" table:style-name="ce17">
            <text:p>418</text:p>
          </table:table-cell>
          <table:table-cell office:value-type="float" office:value="970" table:style-name="ce16">
            <text:p>970</text:p>
          </table:table-cell>
          <table:table-cell office:value-type="float" office:value="330" table:style-name="ce16">
            <text:p>330</text:p>
          </table:table-cell>
          <table:table-cell office:value-type="float" office:value="257" table:style-name="ce16">
            <text:p>257</text:p>
          </table:table-cell>
          <table:table-cell office:value-type="float" office:value="165" table:style-name="ce16">
            <text:p>165</text:p>
          </table:table-cell>
          <table:table-cell office:value-type="float" office:value="122" table:style-name="ce16">
            <text:p>122</text:p>
          </table:table-cell>
          <table:table-cell office:value-type="float" office:value="96" table:style-name="ce17">
            <text:p>96</text:p>
          </table:table-cell>
          <table:table-cell office:value-type="float" office:value="179" table:style-name="ce16">
            <text:p>179</text:p>
          </table:table-cell>
          <table:table-cell office:value-type="float" office:value="87" table:style-name="ce16">
            <text:p>87</text:p>
          </table:table-cell>
          <table:table-cell office:value-type="float" office:value="28" table:style-name="ce16">
            <text:p>28</text:p>
          </table:table-cell>
          <table:table-cell office:value-type="float" office:value="35" table:style-name="ce16">
            <text:p>35</text:p>
          </table:table-cell>
          <table:table-cell office:value-type="float" office:value="18" table:style-name="ce16">
            <text:p>18</text:p>
          </table:table-cell>
          <table:table-cell office:value-type="float" office:value="11" table:style-name="ce17">
            <text:p>11</text:p>
          </table:table-cell>
          <table:table-cell office:value-type="float" office:value="19" table:style-name="ce16">
            <text:p>1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5371" table:style-name="ce25">
            <text:p>245,371</text:p>
          </table:table-cell>
          <table:table-cell office:value-type="float" office:value="7988" table:style-name="ce24">
            <text:p>7,988</text:p>
          </table:table-cell>
          <table:table-cell office:value-type="float" office:value="1595" table:style-name="ce25">
            <text:p>1,595</text:p>
          </table:table-cell>
          <table:table-cell office:value-type="float" office:value="1633" table:style-name="ce25">
            <text:p>1,633</text:p>
          </table:table-cell>
          <table:table-cell office:value-type="float" office:value="1654" table:style-name="ce25">
            <text:p>1,654</text:p>
          </table:table-cell>
          <table:table-cell office:value-type="float" office:value="1421" table:style-name="ce25">
            <text:p>1,421</text:p>
          </table:table-cell>
          <table:table-cell office:value-type="float" office:value="1685" table:style-name="ce25">
            <text:p>1,685</text:p>
          </table:table-cell>
          <table:table-cell office:value-type="float" office:value="8567" table:style-name="ce25">
            <text:p>8,567</text:p>
          </table:table-cell>
          <table:table-cell office:value-type="float" office:value="1744" table:style-name="ce25">
            <text:p>1,744</text:p>
          </table:table-cell>
          <table:table-cell office:value-type="float" office:value="1612" table:style-name="ce25">
            <text:p>1,612</text:p>
          </table:table-cell>
          <table:table-cell office:value-type="float" office:value="1611" table:style-name="ce25">
            <text:p>1,611</text:p>
          </table:table-cell>
          <table:table-cell office:value-type="float" office:value="1723" table:style-name="ce25">
            <text:p>1,723</text:p>
          </table:table-cell>
          <table:table-cell office:value-type="float" office:value="1877" table:style-name="ce24">
            <text:p>1,877</text:p>
          </table:table-cell>
          <table:table-cell office:value-type="float" office:value="10938" table:style-name="ce25">
            <text:p>10,938</text:p>
          </table:table-cell>
          <table:table-cell office:value-type="float" office:value="1989" table:style-name="ce25">
            <text:p>1,989</text:p>
          </table:table-cell>
          <table:table-cell office:value-type="float" office:value="2002" table:style-name="ce25">
            <text:p>2,002</text:p>
          </table:table-cell>
          <table:table-cell office:value-type="float" office:value="2206" table:style-name="ce25">
            <text:p>2,206</text:p>
          </table:table-cell>
          <table:table-cell office:value-type="float" office:value="2260" table:style-name="ce25">
            <text:p>2,260</text:p>
          </table:table-cell>
          <table:table-cell office:value-type="float" office:value="2481" table:style-name="ce24">
            <text:p>2,481</text:p>
          </table:table-cell>
          <table:table-cell office:value-type="float" office:value="14752" table:style-name="ce25">
            <text:p>14,752</text:p>
          </table:table-cell>
          <table:table-cell office:value-type="float" office:value="2628" table:style-name="ce25">
            <text:p>2,628</text:p>
          </table:table-cell>
          <table:table-cell office:value-type="float" office:value="3024" table:style-name="ce25">
            <text:p>3,024</text:p>
          </table:table-cell>
          <table:table-cell office:value-type="float" office:value="2948" table:style-name="ce25">
            <text:p>2,948</text:p>
          </table:table-cell>
          <table:table-cell office:value-type="float" office:value="2955" table:style-name="ce25">
            <text:p>2,955</text:p>
          </table:table-cell>
          <table:table-cell office:value-type="float" office:value="3197" table:style-name="ce24">
            <text:p>3,197</text:p>
          </table:table-cell>
          <table:table-cell office:value-type="float" office:value="17835" table:style-name="ce25">
            <text:p>17,835</text:p>
          </table:table-cell>
          <table:table-cell office:value-type="float" office:value="3561" table:style-name="ce25">
            <text:p>3,561</text:p>
          </table:table-cell>
          <table:table-cell office:value-type="float" office:value="3532" table:style-name="ce25">
            <text:p>3,532</text:p>
          </table:table-cell>
          <table:table-cell office:value-type="float" office:value="3563" table:style-name="ce25">
            <text:p>3,563</text:p>
          </table:table-cell>
          <table:table-cell office:value-type="float" office:value="3626" table:style-name="ce25">
            <text:p>3,626</text:p>
          </table:table-cell>
          <table:table-cell office:value-type="float" office:value="3553" table:style-name="ce24">
            <text:p>3,553</text:p>
          </table:table-cell>
          <table:table-cell office:value-type="float" office:value="16345" table:style-name="ce25">
            <text:p>16,345</text:p>
          </table:table-cell>
          <table:table-cell office:value-type="float" office:value="3340" table:style-name="ce25">
            <text:p>3,340</text:p>
          </table:table-cell>
          <table:table-cell office:value-type="float" office:value="3407" table:style-name="ce25">
            <text:p>3,407</text:p>
          </table:table-cell>
          <table:table-cell office:value-type="float" office:value="3294" table:style-name="ce25">
            <text:p>3,294</text:p>
          </table:table-cell>
          <table:table-cell office:value-type="float" office:value="3226" table:style-name="ce25">
            <text:p>3,226</text:p>
          </table:table-cell>
          <table:table-cell office:value-type="float" office:value="3078" table:style-name="ce24">
            <text:p>3,078</text:p>
          </table:table-cell>
          <table:table-cell office:value-type="float" office:value="16322" table:style-name="ce25">
            <text:p>16,322</text:p>
          </table:table-cell>
          <table:table-cell office:value-type="float" office:value="2971" table:style-name="ce25">
            <text:p>2,971</text:p>
          </table:table-cell>
          <table:table-cell office:value-type="float" office:value="3079" table:style-name="ce25">
            <text:p>3,079</text:p>
          </table:table-cell>
          <table:table-cell office:value-type="float" office:value="3317" table:style-name="ce25">
            <text:p>3,317</text:p>
          </table:table-cell>
          <table:table-cell office:value-type="float" office:value="3394" table:style-name="ce25">
            <text:p>3,394</text:p>
          </table:table-cell>
          <table:table-cell office:value-type="float" office:value="3561" table:style-name="ce24">
            <text:p>3,561</text:p>
          </table:table-cell>
          <table:table-cell office:value-type="float" office:value="18049" table:style-name="ce25">
            <text:p>18,049</text:p>
          </table:table-cell>
          <table:table-cell office:value-type="float" office:value="3610" table:style-name="ce25">
            <text:p>3,610</text:p>
          </table:table-cell>
          <table:table-cell office:value-type="float" office:value="3762" table:style-name="ce25">
            <text:p>3,762</text:p>
          </table:table-cell>
          <table:table-cell office:value-type="float" office:value="3622" table:style-name="ce25">
            <text:p>3,622</text:p>
          </table:table-cell>
          <table:table-cell office:value-type="float" office:value="3555" table:style-name="ce25">
            <text:p>3,555</text:p>
          </table:table-cell>
          <table:table-cell office:value-type="float" office:value="3500" table:style-name="ce24">
            <text:p>3,500</text:p>
          </table:table-cell>
          <table:table-cell office:value-type="float" office:value="16808" table:style-name="ce25">
            <text:p>16,808</text:p>
          </table:table-cell>
          <table:table-cell office:value-type="float" office:value="3589" table:style-name="ce25">
            <text:p>3,589</text:p>
          </table:table-cell>
          <table:table-cell office:value-type="float" office:value="3412" table:style-name="ce25">
            <text:p>3,412</text:p>
          </table:table-cell>
          <table:table-cell office:value-type="float" office:value="3197" table:style-name="ce25">
            <text:p>3,197</text:p>
          </table:table-cell>
          <table:table-cell office:value-type="float" office:value="3269" table:style-name="ce25">
            <text:p>3,269</text:p>
          </table:table-cell>
          <table:table-cell office:value-type="float" office:value="3341" table:style-name="ce24">
            <text:p>3,341</text:p>
          </table:table-cell>
          <table:table-cell office:value-type="float" office:value="17995" table:style-name="ce25">
            <text:p>17,995</text:p>
          </table:table-cell>
          <table:table-cell office:value-type="float" office:value="3367" table:style-name="ce25">
            <text:p>3,367</text:p>
          </table:table-cell>
          <table:table-cell office:value-type="float" office:value="3542" table:style-name="ce25">
            <text:p>3,542</text:p>
          </table:table-cell>
          <table:table-cell office:value-type="float" office:value="3708" table:style-name="ce25">
            <text:p>3,708</text:p>
          </table:table-cell>
          <table:table-cell office:value-type="float" office:value="3731" table:style-name="ce25">
            <text:p>3,731</text:p>
          </table:table-cell>
          <table:table-cell office:value-type="float" office:value="3647" table:style-name="ce24">
            <text:p>3,647</text:p>
          </table:table-cell>
          <table:table-cell office:value-type="float" office:value="19701" table:style-name="ce25">
            <text:p>19,701</text:p>
          </table:table-cell>
          <table:table-cell office:value-type="float" office:value="3773" table:style-name="ce25">
            <text:p>3,773</text:p>
          </table:table-cell>
          <table:table-cell office:value-type="float" office:value="3739" table:style-name="ce25">
            <text:p>3,739</text:p>
          </table:table-cell>
          <table:table-cell office:value-type="float" office:value="4046" table:style-name="ce25">
            <text:p>4,046</text:p>
          </table:table-cell>
          <table:table-cell office:value-type="float" office:value="3899" table:style-name="ce25">
            <text:p>3,899</text:p>
          </table:table-cell>
          <table:table-cell office:value-type="float" office:value="4244" table:style-name="ce24">
            <text:p>4,244</text:p>
          </table:table-cell>
          <table:table-cell office:value-type="float" office:value="19655" table:style-name="ce25">
            <text:p>19,655</text:p>
          </table:table-cell>
          <table:table-cell office:value-type="float" office:value="4112" table:style-name="ce25">
            <text:p>4,112</text:p>
          </table:table-cell>
          <table:table-cell office:value-type="float" office:value="4014" table:style-name="ce25">
            <text:p>4,014</text:p>
          </table:table-cell>
          <table:table-cell office:value-type="float" office:value="3942" table:style-name="ce25">
            <text:p>3,942</text:p>
          </table:table-cell>
          <table:table-cell office:value-type="float" office:value="3944" table:style-name="ce25">
            <text:p>3,944</text:p>
          </table:table-cell>
          <table:table-cell office:value-type="float" office:value="3643" table:style-name="ce24">
            <text:p>3,643</text:p>
          </table:table-cell>
          <table:table-cell office:value-type="float" office:value="16985" table:style-name="ce25">
            <text:p>16,985</text:p>
          </table:table-cell>
          <table:table-cell office:value-type="float" office:value="3576" table:style-name="ce25">
            <text:p>3,576</text:p>
          </table:table-cell>
          <table:table-cell office:value-type="float" office:value="3562" table:style-name="ce25">
            <text:p>3,562</text:p>
          </table:table-cell>
          <table:table-cell office:value-type="float" office:value="3518" table:style-name="ce25">
            <text:p>3,518</text:p>
          </table:table-cell>
          <table:table-cell office:value-type="float" office:value="3231" table:style-name="ce25">
            <text:p>3,231</text:p>
          </table:table-cell>
          <table:table-cell office:value-type="float" office:value="3098" table:style-name="ce24">
            <text:p>3,098</text:p>
          </table:table-cell>
          <table:table-cell office:value-type="float" office:value="13248" table:style-name="ce25">
            <text:p>13,248</text:p>
          </table:table-cell>
          <table:table-cell office:value-type="float" office:value="3198" table:style-name="ce25">
            <text:p>3,198</text:p>
          </table:table-cell>
          <table:table-cell office:value-type="float" office:value="2907" table:style-name="ce25">
            <text:p>2,907</text:p>
          </table:table-cell>
          <table:table-cell office:value-type="float" office:value="2533" table:style-name="ce25">
            <text:p>2,533</text:p>
          </table:table-cell>
          <table:table-cell office:value-type="float" office:value="2454" table:style-name="ce25">
            <text:p>2,454</text:p>
          </table:table-cell>
          <table:table-cell office:value-type="float" office:value="2156" table:style-name="ce24">
            <text:p>2,156</text:p>
          </table:table-cell>
          <table:table-cell office:value-type="float" office:value="8612" table:style-name="ce25">
            <text:p>8,612</text:p>
          </table:table-cell>
          <table:table-cell office:value-type="float" office:value="1794" table:style-name="ce25">
            <text:p>1,794</text:p>
          </table:table-cell>
          <table:table-cell office:value-type="float" office:value="1522" table:style-name="ce25">
            <text:p>1,522</text:p>
          </table:table-cell>
          <table:table-cell office:value-type="float" office:value="1717" table:style-name="ce25">
            <text:p>1,717</text:p>
          </table:table-cell>
          <table:table-cell office:value-type="float" office:value="1666" table:style-name="ce25">
            <text:p>1,666</text:p>
          </table:table-cell>
          <table:table-cell office:value-type="float" office:value="1913" table:style-name="ce24">
            <text:p>1,913</text:p>
          </table:table-cell>
          <table:table-cell office:value-type="float" office:value="9000" table:style-name="ce25">
            <text:p>9,000</text:p>
          </table:table-cell>
          <table:table-cell office:value-type="float" office:value="1847" table:style-name="ce25">
            <text:p>1,847</text:p>
          </table:table-cell>
          <table:table-cell office:value-type="float" office:value="1960" table:style-name="ce25">
            <text:p>1,960</text:p>
          </table:table-cell>
          <table:table-cell office:value-type="float" office:value="1924" table:style-name="ce25">
            <text:p>1,924</text:p>
          </table:table-cell>
          <table:table-cell office:value-type="float" office:value="1681" table:style-name="ce25">
            <text:p>1,681</text:p>
          </table:table-cell>
          <table:table-cell office:value-type="float" office:value="1588" table:style-name="ce24">
            <text:p>1,588</text:p>
          </table:table-cell>
          <table:table-cell office:value-type="float" office:value="6733" table:style-name="ce25">
            <text:p>6,733</text:p>
          </table:table-cell>
          <table:table-cell office:value-type="float" office:value="1578" table:style-name="ce25">
            <text:p>1,578</text:p>
          </table:table-cell>
          <table:table-cell office:value-type="float" office:value="1490" table:style-name="ce25">
            <text:p>1,490</text:p>
          </table:table-cell>
          <table:table-cell office:value-type="float" office:value="1295" table:style-name="ce25">
            <text:p>1,295</text:p>
          </table:table-cell>
          <table:table-cell office:value-type="float" office:value="1221" table:style-name="ce25">
            <text:p>1,221</text:p>
          </table:table-cell>
          <table:table-cell office:value-type="float" office:value="1149" table:style-name="ce24">
            <text:p>1,149</text:p>
          </table:table-cell>
          <table:table-cell office:value-type="float" office:value="3997" table:style-name="ce25">
            <text:p>3,997</text:p>
          </table:table-cell>
          <table:table-cell office:value-type="float" office:value="1033" table:style-name="ce25">
            <text:p>1,033</text:p>
          </table:table-cell>
          <table:table-cell office:value-type="float" office:value="952" table:style-name="ce25">
            <text:p>952</text:p>
          </table:table-cell>
          <table:table-cell office:value-type="float" office:value="804" table:style-name="ce25">
            <text:p>804</text:p>
          </table:table-cell>
          <table:table-cell office:value-type="float" office:value="693" table:style-name="ce25">
            <text:p>693</text:p>
          </table:table-cell>
          <table:table-cell office:value-type="float" office:value="515" table:style-name="ce24">
            <text:p>515</text:p>
          </table:table-cell>
          <table:table-cell office:value-type="float" office:value="1489" table:style-name="ce25">
            <text:p>1,489</text:p>
          </table:table-cell>
          <table:table-cell office:value-type="float" office:value="490" table:style-name="ce25">
            <text:p>490</text:p>
          </table:table-cell>
          <table:table-cell office:value-type="float" office:value="365" table:style-name="ce25">
            <text:p>365</text:p>
          </table:table-cell>
          <table:table-cell office:value-type="float" office:value="257" table:style-name="ce25">
            <text:p>257</text:p>
          </table:table-cell>
          <table:table-cell office:value-type="float" office:value="217" table:style-name="ce25">
            <text:p>217</text:p>
          </table:table-cell>
          <table:table-cell office:value-type="float" office:value="160" table:style-name="ce24">
            <text:p>160</text:p>
          </table:table-cell>
          <table:table-cell office:value-type="float" office:value="324" table:style-name="ce25">
            <text:p>324</text:p>
          </table:table-cell>
          <table:table-cell office:value-type="float" office:value="116" table:style-name="ce25">
            <text:p>116</text:p>
          </table:table-cell>
          <table:table-cell office:value-type="float" office:value="86" table:style-name="ce25">
            <text:p>86</text:p>
          </table:table-cell>
          <table:table-cell office:value-type="float" office:value="58" table:style-name="ce25">
            <text:p>58</text:p>
          </table:table-cell>
          <table:table-cell office:value-type="float" office:value="33" table:style-name="ce25">
            <text:p>33</text:p>
          </table:table-cell>
          <table:table-cell office:value-type="float" office:value="31" table:style-name="ce24">
            <text:p>31</text:p>
          </table:table-cell>
          <table:table-cell office:value-type="float" office:value="28" table:style-name="ce25">
            <text:p>28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18">
            <text:p>計</text:p>
          </table:table-cell>
          <table:table-cell office:value-type="float" office:value="692570" table:style-name="ce16">
            <text:p>692,570</text:p>
          </table:table-cell>
          <table:table-cell office:value-type="float" office:value="24506" table:style-name="ce16">
            <text:p>24,506</text:p>
          </table:table-cell>
          <table:table-cell office:value-type="float" office:value="4477" table:style-name="ce16">
            <text:p>4,477</text:p>
          </table:table-cell>
          <table:table-cell office:value-type="float" office:value="4914" table:style-name="ce16">
            <text:p>4,914</text:p>
          </table:table-cell>
          <table:table-cell office:value-type="float" office:value="5019" table:style-name="ce16">
            <text:p>5,019</text:p>
          </table:table-cell>
          <table:table-cell office:value-type="float" office:value="4755" table:style-name="ce16">
            <text:p>4,755</text:p>
          </table:table-cell>
          <table:table-cell office:value-type="float" office:value="5341" table:style-name="ce16">
            <text:p>5,341</text:p>
          </table:table-cell>
          <table:table-cell office:value-type="float" office:value="25859" table:style-name="ce16">
            <text:p>25,859</text:p>
          </table:table-cell>
          <table:table-cell office:value-type="float" office:value="5184" table:style-name="ce16">
            <text:p>5,184</text:p>
          </table:table-cell>
          <table:table-cell office:value-type="float" office:value="4651" table:style-name="ce16">
            <text:p>4,651</text:p>
          </table:table-cell>
          <table:table-cell office:value-type="float" office:value="4916" table:style-name="ce16">
            <text:p>4,916</text:p>
          </table:table-cell>
          <table:table-cell office:value-type="float" office:value="5342" table:style-name="ce16">
            <text:p>5,342</text:p>
          </table:table-cell>
          <table:table-cell office:value-type="float" office:value="5766" table:style-name="ce17">
            <text:p>5,766</text:p>
          </table:table-cell>
          <table:table-cell office:value-type="float" office:value="32810" table:style-name="ce16">
            <text:p>32,810</text:p>
          </table:table-cell>
          <table:table-cell office:value-type="float" office:value="5819" table:style-name="ce16">
            <text:p>5,819</text:p>
          </table:table-cell>
          <table:table-cell office:value-type="float" office:value="6196" table:style-name="ce16">
            <text:p>6,196</text:p>
          </table:table-cell>
          <table:table-cell office:value-type="float" office:value="6480" table:style-name="ce16">
            <text:p>6,480</text:p>
          </table:table-cell>
          <table:table-cell office:value-type="float" office:value="6932" table:style-name="ce16">
            <text:p>6,932</text:p>
          </table:table-cell>
          <table:table-cell office:value-type="float" office:value="7383" table:style-name="ce17">
            <text:p>7,383</text:p>
          </table:table-cell>
          <table:table-cell office:value-type="float" office:value="42660" table:style-name="ce16">
            <text:p>42,660</text:p>
          </table:table-cell>
          <table:table-cell office:value-type="float" office:value="7617" table:style-name="ce16">
            <text:p>7,617</text:p>
          </table:table-cell>
          <table:table-cell office:value-type="float" office:value="8749" table:style-name="ce16">
            <text:p>8,749</text:p>
          </table:table-cell>
          <table:table-cell office:value-type="float" office:value="8843" table:style-name="ce16">
            <text:p>8,843</text:p>
          </table:table-cell>
          <table:table-cell office:value-type="float" office:value="8349" table:style-name="ce16">
            <text:p>8,349</text:p>
          </table:table-cell>
          <table:table-cell office:value-type="float" office:value="9102" table:style-name="ce17">
            <text:p>9,102</text:p>
          </table:table-cell>
          <table:table-cell office:value-type="float" office:value="46425" table:style-name="ce16">
            <text:p>46,425</text:p>
          </table:table-cell>
          <table:table-cell office:value-type="float" office:value="9551" table:style-name="ce16">
            <text:p>9,551</text:p>
          </table:table-cell>
          <table:table-cell office:value-type="float" office:value="9546" table:style-name="ce16">
            <text:p>9,546</text:p>
          </table:table-cell>
          <table:table-cell office:value-type="float" office:value="9424" table:style-name="ce16">
            <text:p>9,424</text:p>
          </table:table-cell>
          <table:table-cell office:value-type="float" office:value="9012" table:style-name="ce16">
            <text:p>9,012</text:p>
          </table:table-cell>
          <table:table-cell office:value-type="float" office:value="8892" table:style-name="ce17">
            <text:p>8,892</text:p>
          </table:table-cell>
          <table:table-cell office:value-type="float" office:value="43587" table:style-name="ce16">
            <text:p>43,587</text:p>
          </table:table-cell>
          <table:table-cell office:value-type="float" office:value="8643" table:style-name="ce16">
            <text:p>8,643</text:p>
          </table:table-cell>
          <table:table-cell office:value-type="float" office:value="8775" table:style-name="ce16">
            <text:p>8,775</text:p>
          </table:table-cell>
          <table:table-cell office:value-type="float" office:value="8726" table:style-name="ce16">
            <text:p>8,726</text:p>
          </table:table-cell>
          <table:table-cell office:value-type="float" office:value="8811" table:style-name="ce16">
            <text:p>8,811</text:p>
          </table:table-cell>
          <table:table-cell office:value-type="float" office:value="8632" table:style-name="ce17">
            <text:p>8,632</text:p>
          </table:table-cell>
          <table:table-cell office:value-type="float" office:value="48621" table:style-name="ce16">
            <text:p>48,621</text:p>
          </table:table-cell>
          <table:table-cell office:value-type="float" office:value="8684" table:style-name="ce16">
            <text:p>8,684</text:p>
          </table:table-cell>
          <table:table-cell office:value-type="float" office:value="9109" table:style-name="ce16">
            <text:p>9,109</text:p>
          </table:table-cell>
          <table:table-cell office:value-type="float" office:value="9835" table:style-name="ce16">
            <text:p>9,835</text:p>
          </table:table-cell>
          <table:table-cell office:value-type="float" office:value="10097" table:style-name="ce16">
            <text:p>10,097</text:p>
          </table:table-cell>
          <table:table-cell office:value-type="float" office:value="10896" table:style-name="ce17">
            <text:p>10,896</text:p>
          </table:table-cell>
          <table:table-cell office:value-type="float" office:value="55523" table:style-name="ce16">
            <text:p>55,523</text:p>
          </table:table-cell>
          <table:table-cell office:value-type="float" office:value="10854" table:style-name="ce16">
            <text:p>10,854</text:p>
          </table:table-cell>
          <table:table-cell office:value-type="float" office:value="11094" table:style-name="ce16">
            <text:p>11,094</text:p>
          </table:table-cell>
          <table:table-cell office:value-type="float" office:value="11199" table:style-name="ce16">
            <text:p>11,199</text:p>
          </table:table-cell>
          <table:table-cell office:value-type="float" office:value="11414" table:style-name="ce16">
            <text:p>11,414</text:p>
          </table:table-cell>
          <table:table-cell office:value-type="float" office:value="10962" table:style-name="ce17">
            <text:p>10,962</text:p>
          </table:table-cell>
          <table:table-cell office:value-type="float" office:value="51567" table:style-name="ce16">
            <text:p>51,567</text:p>
          </table:table-cell>
          <table:table-cell office:value-type="float" office:value="11405" table:style-name="ce16">
            <text:p>11,405</text:p>
          </table:table-cell>
          <table:table-cell office:value-type="float" office:value="10800" table:style-name="ce16">
            <text:p>10,800</text:p>
          </table:table-cell>
          <table:table-cell office:value-type="float" office:value="9887" table:style-name="ce16">
            <text:p>9,887</text:p>
          </table:table-cell>
          <table:table-cell office:value-type="float" office:value="9749" table:style-name="ce16">
            <text:p>9,749</text:p>
          </table:table-cell>
          <table:table-cell office:value-type="float" office:value="9726" table:style-name="ce17">
            <text:p>9,726</text:p>
          </table:table-cell>
          <table:table-cell office:value-type="float" office:value="51145" table:style-name="ce16">
            <text:p>51,145</text:p>
          </table:table-cell>
          <table:table-cell office:value-type="float" office:value="9908" table:style-name="ce16">
            <text:p>9,908</text:p>
          </table:table-cell>
          <table:table-cell office:value-type="float" office:value="10061" table:style-name="ce16">
            <text:p>10,061</text:p>
          </table:table-cell>
          <table:table-cell office:value-type="float" office:value="10472" table:style-name="ce16">
            <text:p>10,472</text:p>
          </table:table-cell>
          <table:table-cell office:value-type="float" office:value="10404" table:style-name="ce16">
            <text:p>10,404</text:p>
          </table:table-cell>
          <table:table-cell office:value-type="float" office:value="10300" table:style-name="ce17">
            <text:p>10,300</text:p>
          </table:table-cell>
          <table:table-cell office:value-type="float" office:value="54036" table:style-name="ce16">
            <text:p>54,036</text:p>
          </table:table-cell>
          <table:table-cell office:value-type="float" office:value="10750" table:style-name="ce16">
            <text:p>10,750</text:p>
          </table:table-cell>
          <table:table-cell office:value-type="float" office:value="10634" table:style-name="ce16">
            <text:p>10,634</text:p>
          </table:table-cell>
          <table:table-cell office:value-type="float" office:value="10786" table:style-name="ce16">
            <text:p>10,786</text:p>
          </table:table-cell>
          <table:table-cell office:value-type="float" office:value="10762" table:style-name="ce16">
            <text:p>10,762</text:p>
          </table:table-cell>
          <table:table-cell office:value-type="float" office:value="11104" table:style-name="ce17">
            <text:p>11,104</text:p>
          </table:table-cell>
          <table:table-cell office:value-type="float" office:value="51046" table:style-name="ce16">
            <text:p>51,046</text:p>
          </table:table-cell>
          <table:table-cell office:value-type="float" office:value="11017" table:style-name="ce16">
            <text:p>11,017</text:p>
          </table:table-cell>
          <table:table-cell office:value-type="float" office:value="10285" table:style-name="ce16">
            <text:p>10,285</text:p>
          </table:table-cell>
          <table:table-cell office:value-type="float" office:value="10204" table:style-name="ce16">
            <text:p>10,204</text:p>
          </table:table-cell>
          <table:table-cell office:value-type="float" office:value="10389" table:style-name="ce16">
            <text:p>10,389</text:p>
          </table:table-cell>
          <table:table-cell office:value-type="float" office:value="9151" table:style-name="ce17">
            <text:p>9,151</text:p>
          </table:table-cell>
          <table:table-cell office:value-type="float" office:value="45024" table:style-name="ce16">
            <text:p>45,024</text:p>
          </table:table-cell>
          <table:table-cell office:value-type="float" office:value="9369" table:style-name="ce16">
            <text:p>9,369</text:p>
          </table:table-cell>
          <table:table-cell office:value-type="float" office:value="9459" table:style-name="ce16">
            <text:p>9,459</text:p>
          </table:table-cell>
          <table:table-cell office:value-type="float" office:value="9166" table:style-name="ce16">
            <text:p>9,166</text:p>
          </table:table-cell>
          <table:table-cell office:value-type="float" office:value="8694" table:style-name="ce16">
            <text:p>8,694</text:p>
          </table:table-cell>
          <table:table-cell office:value-type="float" office:value="8336" table:style-name="ce17">
            <text:p>8,336</text:p>
          </table:table-cell>
          <table:table-cell office:value-type="float" office:value="35907" table:style-name="ce16">
            <text:p>35,907</text:p>
          </table:table-cell>
          <table:table-cell office:value-type="float" office:value="8616" table:style-name="ce16">
            <text:p>8,616</text:p>
          </table:table-cell>
          <table:table-cell office:value-type="float" office:value="7821" table:style-name="ce16">
            <text:p>7,821</text:p>
          </table:table-cell>
          <table:table-cell office:value-type="float" office:value="6721" table:style-name="ce16">
            <text:p>6,721</text:p>
          </table:table-cell>
          <table:table-cell office:value-type="float" office:value="6854" table:style-name="ce16">
            <text:p>6,854</text:p>
          </table:table-cell>
          <table:table-cell office:value-type="float" office:value="5895" table:style-name="ce17">
            <text:p>5,895</text:p>
          </table:table-cell>
          <table:table-cell office:value-type="float" office:value="25337" table:style-name="ce16">
            <text:p>25,337</text:p>
          </table:table-cell>
          <table:table-cell office:value-type="float" office:value="5458" table:style-name="ce16">
            <text:p>5,458</text:p>
          </table:table-cell>
          <table:table-cell office:value-type="float" office:value="4239" table:style-name="ce16">
            <text:p>4,239</text:p>
          </table:table-cell>
          <table:table-cell office:value-type="float" office:value="4974" table:style-name="ce16">
            <text:p>4,974</text:p>
          </table:table-cell>
          <table:table-cell office:value-type="float" office:value="5317" table:style-name="ce16">
            <text:p>5,317</text:p>
          </table:table-cell>
          <table:table-cell office:value-type="float" office:value="5349" table:style-name="ce17">
            <text:p>5,349</text:p>
          </table:table-cell>
          <table:table-cell office:value-type="float" office:value="25667" table:style-name="ce16">
            <text:p>25,667</text:p>
          </table:table-cell>
          <table:table-cell office:value-type="float" office:value="5140" table:style-name="ce16">
            <text:p>5,140</text:p>
          </table:table-cell>
          <table:table-cell office:value-type="float" office:value="5564" table:style-name="ce16">
            <text:p>5,564</text:p>
          </table:table-cell>
          <table:table-cell office:value-type="float" office:value="5379" table:style-name="ce16">
            <text:p>5,379</text:p>
          </table:table-cell>
          <table:table-cell office:value-type="float" office:value="4938" table:style-name="ce16">
            <text:p>4,938</text:p>
          </table:table-cell>
          <table:table-cell office:value-type="float" office:value="4646" table:style-name="ce17">
            <text:p>4,646</text:p>
          </table:table-cell>
          <table:table-cell office:value-type="float" office:value="18452" table:style-name="ce16">
            <text:p>18,452</text:p>
          </table:table-cell>
          <table:table-cell office:value-type="float" office:value="4310" table:style-name="ce16">
            <text:p>4,310</text:p>
          </table:table-cell>
          <table:table-cell office:value-type="float" office:value="3998" table:style-name="ce16">
            <text:p>3,998</text:p>
          </table:table-cell>
          <table:table-cell office:value-type="float" office:value="3792" table:style-name="ce16">
            <text:p>3,792</text:p>
          </table:table-cell>
          <table:table-cell office:value-type="float" office:value="3305" table:style-name="ce16">
            <text:p>3,305</text:p>
          </table:table-cell>
          <table:table-cell office:value-type="float" office:value="3047" table:style-name="ce17">
            <text:p>3,047</text:p>
          </table:table-cell>
          <table:table-cell office:value-type="float" office:value="10210" table:style-name="ce16">
            <text:p>10,210</text:p>
          </table:table-cell>
          <table:table-cell office:value-type="float" office:value="2711" table:style-name="ce16">
            <text:p>2,711</text:p>
          </table:table-cell>
          <table:table-cell office:value-type="float" office:value="2409" table:style-name="ce16">
            <text:p>2,409</text:p>
          </table:table-cell>
          <table:table-cell office:value-type="float" office:value="2021" table:style-name="ce16">
            <text:p>2,021</text:p>
          </table:table-cell>
          <table:table-cell office:value-type="float" office:value="1709" table:style-name="ce16">
            <text:p>1,709</text:p>
          </table:table-cell>
          <table:table-cell office:value-type="float" office:value="1360" table:style-name="ce17">
            <text:p>1,360</text:p>
          </table:table-cell>
          <table:table-cell office:value-type="float" office:value="3460" table:style-name="ce16">
            <text:p>3,460</text:p>
          </table:table-cell>
          <table:table-cell office:value-type="float" office:value="1118" table:style-name="ce16">
            <text:p>1,118</text:p>
          </table:table-cell>
          <table:table-cell office:value-type="float" office:value="897" table:style-name="ce16">
            <text:p>897</text:p>
          </table:table-cell>
          <table:table-cell office:value-type="float" office:value="629" table:style-name="ce16">
            <text:p>629</text:p>
          </table:table-cell>
          <table:table-cell office:value-type="float" office:value="480" table:style-name="ce16">
            <text:p>480</text:p>
          </table:table-cell>
          <table:table-cell office:value-type="float" office:value="336" table:style-name="ce17">
            <text:p>336</text:p>
          </table:table-cell>
          <table:table-cell office:value-type="float" office:value="654" table:style-name="ce16">
            <text:p>654</text:p>
          </table:table-cell>
          <table:table-cell office:value-type="float" office:value="265" table:style-name="ce16">
            <text:p>265</text:p>
          </table:table-cell>
          <table:table-cell office:value-type="float" office:value="176" table:style-name="ce16">
            <text:p>176</text:p>
          </table:table-cell>
          <table:table-cell office:value-type="float" office:value="94" table:style-name="ce16">
            <text:p>94</text:p>
          </table:table-cell>
          <table:table-cell office:value-type="float" office:value="65" table:style-name="ce16">
            <text:p>65</text:p>
          </table:table-cell>
          <table:table-cell office:value-type="float" office:value="54" table:style-name="ce17">
            <text:p>54</text:p>
          </table:table-cell>
          <table:table-cell office:value-type="float" office:value="74" table:style-name="ce16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雲林縣</text:p>
          </table:table-cell>
          <table:table-cell office:value-type="string" table:style-name="ce18">
            <text:p>男</text:p>
          </table:table-cell>
          <table:table-cell office:value-type="float" office:value="359510" table:style-name="ce16">
            <text:p>359,510</text:p>
          </table:table-cell>
          <table:table-cell office:value-type="float" office:value="12611" table:style-name="ce16">
            <text:p>12,611</text:p>
          </table:table-cell>
          <table:table-cell office:value-type="float" office:value="2251" table:style-name="ce16">
            <text:p>2,251</text:p>
          </table:table-cell>
          <table:table-cell office:value-type="float" office:value="2567" table:style-name="ce16">
            <text:p>2,567</text:p>
          </table:table-cell>
          <table:table-cell office:value-type="float" office:value="2541" table:style-name="ce16">
            <text:p>2,541</text:p>
          </table:table-cell>
          <table:table-cell office:value-type="float" office:value="2474" table:style-name="ce16">
            <text:p>2,474</text:p>
          </table:table-cell>
          <table:table-cell office:value-type="float" office:value="2778" table:style-name="ce16">
            <text:p>2,778</text:p>
          </table:table-cell>
          <table:table-cell office:value-type="float" office:value="13592" table:style-name="ce16">
            <text:p>13,592</text:p>
          </table:table-cell>
          <table:table-cell office:value-type="float" office:value="2691" table:style-name="ce16">
            <text:p>2,691</text:p>
          </table:table-cell>
          <table:table-cell office:value-type="float" office:value="2411" table:style-name="ce16">
            <text:p>2,411</text:p>
          </table:table-cell>
          <table:table-cell office:value-type="float" office:value="2599" table:style-name="ce16">
            <text:p>2,599</text:p>
          </table:table-cell>
          <table:table-cell office:value-type="float" office:value="2853" table:style-name="ce16">
            <text:p>2,853</text:p>
          </table:table-cell>
          <table:table-cell office:value-type="float" office:value="3038" table:style-name="ce17">
            <text:p>3,038</text:p>
          </table:table-cell>
          <table:table-cell office:value-type="float" office:value="17237" table:style-name="ce16">
            <text:p>17,237</text:p>
          </table:table-cell>
          <table:table-cell office:value-type="float" office:value="3086" table:style-name="ce16">
            <text:p>3,086</text:p>
          </table:table-cell>
          <table:table-cell office:value-type="float" office:value="3279" table:style-name="ce16">
            <text:p>3,279</text:p>
          </table:table-cell>
          <table:table-cell office:value-type="float" office:value="3346" table:style-name="ce16">
            <text:p>3,346</text:p>
          </table:table-cell>
          <table:table-cell office:value-type="float" office:value="3681" table:style-name="ce16">
            <text:p>3,681</text:p>
          </table:table-cell>
          <table:table-cell office:value-type="float" office:value="3845" table:style-name="ce17">
            <text:p>3,845</text:p>
          </table:table-cell>
          <table:table-cell office:value-type="float" office:value="22462" table:style-name="ce16">
            <text:p>22,462</text:p>
          </table:table-cell>
          <table:table-cell office:value-type="float" office:value="3939" table:style-name="ce16">
            <text:p>3,939</text:p>
          </table:table-cell>
          <table:table-cell office:value-type="float" office:value="4692" table:style-name="ce16">
            <text:p>4,692</text:p>
          </table:table-cell>
          <table:table-cell office:value-type="float" office:value="4694" table:style-name="ce16">
            <text:p>4,694</text:p>
          </table:table-cell>
          <table:table-cell office:value-type="float" office:value="4348" table:style-name="ce16">
            <text:p>4,348</text:p>
          </table:table-cell>
          <table:table-cell office:value-type="float" office:value="4789" table:style-name="ce17">
            <text:p>4,789</text:p>
          </table:table-cell>
          <table:table-cell office:value-type="float" office:value="24261" table:style-name="ce16">
            <text:p>24,261</text:p>
          </table:table-cell>
          <table:table-cell office:value-type="float" office:value="5046" table:style-name="ce16">
            <text:p>5,046</text:p>
          </table:table-cell>
          <table:table-cell office:value-type="float" office:value="4972" table:style-name="ce16">
            <text:p>4,972</text:p>
          </table:table-cell>
          <table:table-cell office:value-type="float" office:value="4961" table:style-name="ce16">
            <text:p>4,961</text:p>
          </table:table-cell>
          <table:table-cell office:value-type="float" office:value="4684" table:style-name="ce16">
            <text:p>4,684</text:p>
          </table:table-cell>
          <table:table-cell office:value-type="float" office:value="4598" table:style-name="ce17">
            <text:p>4,598</text:p>
          </table:table-cell>
          <table:table-cell office:value-type="float" office:value="23150" table:style-name="ce16">
            <text:p>23,150</text:p>
          </table:table-cell>
          <table:table-cell office:value-type="float" office:value="4497" table:style-name="ce16">
            <text:p>4,497</text:p>
          </table:table-cell>
          <table:table-cell office:value-type="float" office:value="4738" table:style-name="ce16">
            <text:p>4,738</text:p>
          </table:table-cell>
          <table:table-cell office:value-type="float" office:value="4681" table:style-name="ce16">
            <text:p>4,681</text:p>
          </table:table-cell>
          <table:table-cell office:value-type="float" office:value="4647" table:style-name="ce16">
            <text:p>4,647</text:p>
          </table:table-cell>
          <table:table-cell office:value-type="float" office:value="4587" table:style-name="ce17">
            <text:p>4,587</text:p>
          </table:table-cell>
          <table:table-cell office:value-type="float" office:value="25360" table:style-name="ce16">
            <text:p>25,360</text:p>
          </table:table-cell>
          <table:table-cell office:value-type="float" office:value="4617" table:style-name="ce16">
            <text:p>4,617</text:p>
          </table:table-cell>
          <table:table-cell office:value-type="float" office:value="4721" table:style-name="ce16">
            <text:p>4,721</text:p>
          </table:table-cell>
          <table:table-cell office:value-type="float" office:value="5118" table:style-name="ce16">
            <text:p>5,118</text:p>
          </table:table-cell>
          <table:table-cell office:value-type="float" office:value="5259" table:style-name="ce16">
            <text:p>5,259</text:p>
          </table:table-cell>
          <table:table-cell office:value-type="float" office:value="5645" table:style-name="ce17">
            <text:p>5,645</text:p>
          </table:table-cell>
          <table:table-cell office:value-type="float" office:value="28568" table:style-name="ce16">
            <text:p>28,568</text:p>
          </table:table-cell>
          <table:table-cell office:value-type="float" office:value="5590" table:style-name="ce16">
            <text:p>5,590</text:p>
          </table:table-cell>
          <table:table-cell office:value-type="float" office:value="5640" table:style-name="ce16">
            <text:p>5,640</text:p>
          </table:table-cell>
          <table:table-cell office:value-type="float" office:value="5808" table:style-name="ce16">
            <text:p>5,808</text:p>
          </table:table-cell>
          <table:table-cell office:value-type="float" office:value="5885" table:style-name="ce16">
            <text:p>5,885</text:p>
          </table:table-cell>
          <table:table-cell office:value-type="float" office:value="5645" table:style-name="ce17">
            <text:p>5,645</text:p>
          </table:table-cell>
          <table:table-cell office:value-type="float" office:value="27169" table:style-name="ce16">
            <text:p>27,169</text:p>
          </table:table-cell>
          <table:table-cell office:value-type="float" office:value="5965" table:style-name="ce16">
            <text:p>5,965</text:p>
          </table:table-cell>
          <table:table-cell office:value-type="float" office:value="5662" table:style-name="ce16">
            <text:p>5,662</text:p>
          </table:table-cell>
          <table:table-cell office:value-type="float" office:value="5216" table:style-name="ce16">
            <text:p>5,216</text:p>
          </table:table-cell>
          <table:table-cell office:value-type="float" office:value="5122" table:style-name="ce16">
            <text:p>5,122</text:p>
          </table:table-cell>
          <table:table-cell office:value-type="float" office:value="5204" table:style-name="ce17">
            <text:p>5,204</text:p>
          </table:table-cell>
          <table:table-cell office:value-type="float" office:value="28267" table:style-name="ce16">
            <text:p>28,267</text:p>
          </table:table-cell>
          <table:table-cell office:value-type="float" office:value="5244" table:style-name="ce16">
            <text:p>5,244</text:p>
          </table:table-cell>
          <table:table-cell office:value-type="float" office:value="5513" table:style-name="ce16">
            <text:p>5,513</text:p>
          </table:table-cell>
          <table:table-cell office:value-type="float" office:value="5836" table:style-name="ce16">
            <text:p>5,836</text:p>
          </table:table-cell>
          <table:table-cell office:value-type="float" office:value="5876" table:style-name="ce16">
            <text:p>5,876</text:p>
          </table:table-cell>
          <table:table-cell office:value-type="float" office:value="5798" table:style-name="ce17">
            <text:p>5,798</text:p>
          </table:table-cell>
          <table:table-cell office:value-type="float" office:value="30435" table:style-name="ce16">
            <text:p>30,435</text:p>
          </table:table-cell>
          <table:table-cell office:value-type="float" office:value="6127" table:style-name="ce16">
            <text:p>6,127</text:p>
          </table:table-cell>
          <table:table-cell office:value-type="float" office:value="5969" table:style-name="ce16">
            <text:p>5,969</text:p>
          </table:table-cell>
          <table:table-cell office:value-type="float" office:value="6025" table:style-name="ce16">
            <text:p>6,025</text:p>
          </table:table-cell>
          <table:table-cell office:value-type="float" office:value="6089" table:style-name="ce16">
            <text:p>6,089</text:p>
          </table:table-cell>
          <table:table-cell office:value-type="float" office:value="6225" table:style-name="ce17">
            <text:p>6,225</text:p>
          </table:table-cell>
          <table:table-cell office:value-type="float" office:value="28079" table:style-name="ce16">
            <text:p>28,079</text:p>
          </table:table-cell>
          <table:table-cell office:value-type="float" office:value="6140" table:style-name="ce16">
            <text:p>6,140</text:p>
          </table:table-cell>
          <table:table-cell office:value-type="float" office:value="5655" table:style-name="ce16">
            <text:p>5,655</text:p>
          </table:table-cell>
          <table:table-cell office:value-type="float" office:value="5696" table:style-name="ce16">
            <text:p>5,696</text:p>
          </table:table-cell>
          <table:table-cell office:value-type="float" office:value="5657" table:style-name="ce16">
            <text:p>5,657</text:p>
          </table:table-cell>
          <table:table-cell office:value-type="float" office:value="4931" table:style-name="ce17">
            <text:p>4,931</text:p>
          </table:table-cell>
          <table:table-cell office:value-type="float" office:value="23856" table:style-name="ce16">
            <text:p>23,856</text:p>
          </table:table-cell>
          <table:table-cell office:value-type="float" office:value="5040" table:style-name="ce16">
            <text:p>5,040</text:p>
          </table:table-cell>
          <table:table-cell office:value-type="float" office:value="5043" table:style-name="ce16">
            <text:p>5,043</text:p>
          </table:table-cell>
          <table:table-cell office:value-type="float" office:value="4821" table:style-name="ce16">
            <text:p>4,821</text:p>
          </table:table-cell>
          <table:table-cell office:value-type="float" office:value="4542" table:style-name="ce16">
            <text:p>4,542</text:p>
          </table:table-cell>
          <table:table-cell office:value-type="float" office:value="4410" table:style-name="ce17">
            <text:p>4,410</text:p>
          </table:table-cell>
          <table:table-cell office:value-type="float" office:value="18349" table:style-name="ce16">
            <text:p>18,349</text:p>
          </table:table-cell>
          <table:table-cell office:value-type="float" office:value="4444" table:style-name="ce16">
            <text:p>4,444</text:p>
          </table:table-cell>
          <table:table-cell office:value-type="float" office:value="4054" table:style-name="ce16">
            <text:p>4,054</text:p>
          </table:table-cell>
          <table:table-cell office:value-type="float" office:value="3496" table:style-name="ce16">
            <text:p>3,496</text:p>
          </table:table-cell>
          <table:table-cell office:value-type="float" office:value="3423" table:style-name="ce16">
            <text:p>3,423</text:p>
          </table:table-cell>
          <table:table-cell office:value-type="float" office:value="2932" table:style-name="ce17">
            <text:p>2,932</text:p>
          </table:table-cell>
          <table:table-cell office:value-type="float" office:value="11856" table:style-name="ce16">
            <text:p>11,856</text:p>
          </table:table-cell>
          <table:table-cell office:value-type="float" office:value="2569" table:style-name="ce16">
            <text:p>2,569</text:p>
          </table:table-cell>
          <table:table-cell office:value-type="float" office:value="2027" table:style-name="ce16">
            <text:p>2,027</text:p>
          </table:table-cell>
          <table:table-cell office:value-type="float" office:value="2335" table:style-name="ce16">
            <text:p>2,335</text:p>
          </table:table-cell>
          <table:table-cell office:value-type="float" office:value="2425" table:style-name="ce16">
            <text:p>2,425</text:p>
          </table:table-cell>
          <table:table-cell office:value-type="float" office:value="2500" table:style-name="ce17">
            <text:p>2,500</text:p>
          </table:table-cell>
          <table:table-cell office:value-type="float" office:value="11490" table:style-name="ce16">
            <text:p>11,490</text:p>
          </table:table-cell>
          <table:table-cell office:value-type="float" office:value="2386" table:style-name="ce16">
            <text:p>2,386</text:p>
          </table:table-cell>
          <table:table-cell office:value-type="float" office:value="2565" table:style-name="ce16">
            <text:p>2,565</text:p>
          </table:table-cell>
          <table:table-cell office:value-type="float" office:value="2359" table:style-name="ce16">
            <text:p>2,359</text:p>
          </table:table-cell>
          <table:table-cell office:value-type="float" office:value="2220" table:style-name="ce16">
            <text:p>2,220</text:p>
          </table:table-cell>
          <table:table-cell office:value-type="float" office:value="1960" table:style-name="ce17">
            <text:p>1,960</text:p>
          </table:table-cell>
          <table:table-cell office:value-type="float" office:value="7660" table:style-name="ce16">
            <text:p>7,660</text:p>
          </table:table-cell>
          <table:table-cell office:value-type="float" office:value="1884" table:style-name="ce16">
            <text:p>1,884</text:p>
          </table:table-cell>
          <table:table-cell office:value-type="float" office:value="1703" table:style-name="ce16">
            <text:p>1,703</text:p>
          </table:table-cell>
          <table:table-cell office:value-type="float" office:value="1564" table:style-name="ce16">
            <text:p>1,564</text:p>
          </table:table-cell>
          <table:table-cell office:value-type="float" office:value="1302" table:style-name="ce16">
            <text:p>1,302</text:p>
          </table:table-cell>
          <table:table-cell office:value-type="float" office:value="1207" table:style-name="ce17">
            <text:p>1,207</text:p>
          </table:table-cell>
          <table:table-cell office:value-type="float" office:value="3798" table:style-name="ce16">
            <text:p>3,798</text:p>
          </table:table-cell>
          <table:table-cell office:value-type="float" office:value="1026" table:style-name="ce16">
            <text:p>1,026</text:p>
          </table:table-cell>
          <table:table-cell office:value-type="float" office:value="912" table:style-name="ce16">
            <text:p>912</text:p>
          </table:table-cell>
          <table:table-cell office:value-type="float" office:value="724" table:style-name="ce16">
            <text:p>724</text:p>
          </table:table-cell>
          <table:table-cell office:value-type="float" office:value="641" table:style-name="ce16">
            <text:p>641</text:p>
          </table:table-cell>
          <table:table-cell office:value-type="float" office:value="495" table:style-name="ce17">
            <text:p>495</text:p>
          </table:table-cell>
          <table:table-cell office:value-type="float" office:value="1133" table:style-name="ce16">
            <text:p>1,133</text:p>
          </table:table-cell>
          <table:table-cell office:value-type="float" office:value="392" table:style-name="ce16">
            <text:p>392</text:p>
          </table:table-cell>
          <table:table-cell office:value-type="float" office:value="285" table:style-name="ce16">
            <text:p>285</text:p>
          </table:table-cell>
          <table:table-cell office:value-type="float" office:value="202" table:style-name="ce16">
            <text:p>202</text:p>
          </table:table-cell>
          <table:table-cell office:value-type="float" office:value="153" table:style-name="ce16">
            <text:p>153</text:p>
          </table:table-cell>
          <table:table-cell office:value-type="float" office:value="101" table:style-name="ce17">
            <text:p>101</text:p>
          </table:table-cell>
          <table:table-cell office:value-type="float" office:value="161" table:style-name="ce16">
            <text:p>161</text:p>
          </table:table-cell>
          <table:table-cell office:value-type="float" office:value="68" table:style-name="ce16">
            <text:p>68</text:p>
          </table:table-cell>
          <table:table-cell office:value-type="float" office:value="47" table:style-name="ce16">
            <text:p>47</text:p>
          </table:table-cell>
          <table:table-cell office:value-type="float" office:value="19" table:style-name="ce16">
            <text:p>19</text:p>
          </table:table-cell>
          <table:table-cell office:value-type="float" office:value="15" table:style-name="ce16">
            <text:p>15</text:p>
          </table:table-cell>
          <table:table-cell office:value-type="float" office:value="12" table:style-name="ce17">
            <text:p>12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333060" table:style-name="ce25">
            <text:p>333,060</text:p>
          </table:table-cell>
          <table:table-cell office:value-type="float" office:value="11895" table:style-name="ce24">
            <text:p>11,895</text:p>
          </table:table-cell>
          <table:table-cell office:value-type="float" office:value="2226" table:style-name="ce25">
            <text:p>2,226</text:p>
          </table:table-cell>
          <table:table-cell office:value-type="float" office:value="2347" table:style-name="ce25">
            <text:p>2,347</text:p>
          </table:table-cell>
          <table:table-cell office:value-type="float" office:value="2478" table:style-name="ce25">
            <text:p>2,478</text:p>
          </table:table-cell>
          <table:table-cell office:value-type="float" office:value="2281" table:style-name="ce25">
            <text:p>2,281</text:p>
          </table:table-cell>
          <table:table-cell office:value-type="float" office:value="2563" table:style-name="ce25">
            <text:p>2,563</text:p>
          </table:table-cell>
          <table:table-cell office:value-type="float" office:value="12267" table:style-name="ce25">
            <text:p>12,267</text:p>
          </table:table-cell>
          <table:table-cell office:value-type="float" office:value="2493" table:style-name="ce25">
            <text:p>2,493</text:p>
          </table:table-cell>
          <table:table-cell office:value-type="float" office:value="2240" table:style-name="ce25">
            <text:p>2,240</text:p>
          </table:table-cell>
          <table:table-cell office:value-type="float" office:value="2317" table:style-name="ce25">
            <text:p>2,317</text:p>
          </table:table-cell>
          <table:table-cell office:value-type="float" office:value="2489" table:style-name="ce25">
            <text:p>2,489</text:p>
          </table:table-cell>
          <table:table-cell office:value-type="float" office:value="2728" table:style-name="ce24">
            <text:p>2,728</text:p>
          </table:table-cell>
          <table:table-cell office:value-type="float" office:value="15573" table:style-name="ce25">
            <text:p>15,573</text:p>
          </table:table-cell>
          <table:table-cell office:value-type="float" office:value="2733" table:style-name="ce25">
            <text:p>2,733</text:p>
          </table:table-cell>
          <table:table-cell office:value-type="float" office:value="2917" table:style-name="ce25">
            <text:p>2,917</text:p>
          </table:table-cell>
          <table:table-cell office:value-type="float" office:value="3134" table:style-name="ce25">
            <text:p>3,134</text:p>
          </table:table-cell>
          <table:table-cell office:value-type="float" office:value="3251" table:style-name="ce25">
            <text:p>3,251</text:p>
          </table:table-cell>
          <table:table-cell office:value-type="float" office:value="3538" table:style-name="ce24">
            <text:p>3,538</text:p>
          </table:table-cell>
          <table:table-cell office:value-type="float" office:value="20198" table:style-name="ce25">
            <text:p>20,198</text:p>
          </table:table-cell>
          <table:table-cell office:value-type="float" office:value="3678" table:style-name="ce25">
            <text:p>3,678</text:p>
          </table:table-cell>
          <table:table-cell office:value-type="float" office:value="4057" table:style-name="ce25">
            <text:p>4,057</text:p>
          </table:table-cell>
          <table:table-cell office:value-type="float" office:value="4149" table:style-name="ce25">
            <text:p>4,149</text:p>
          </table:table-cell>
          <table:table-cell office:value-type="float" office:value="4001" table:style-name="ce25">
            <text:p>4,001</text:p>
          </table:table-cell>
          <table:table-cell office:value-type="float" office:value="4313" table:style-name="ce24">
            <text:p>4,313</text:p>
          </table:table-cell>
          <table:table-cell office:value-type="float" office:value="22164" table:style-name="ce25">
            <text:p>22,164</text:p>
          </table:table-cell>
          <table:table-cell office:value-type="float" office:value="4505" table:style-name="ce25">
            <text:p>4,505</text:p>
          </table:table-cell>
          <table:table-cell office:value-type="float" office:value="4574" table:style-name="ce25">
            <text:p>4,574</text:p>
          </table:table-cell>
          <table:table-cell office:value-type="float" office:value="4463" table:style-name="ce25">
            <text:p>4,463</text:p>
          </table:table-cell>
          <table:table-cell office:value-type="float" office:value="4328" table:style-name="ce25">
            <text:p>4,328</text:p>
          </table:table-cell>
          <table:table-cell office:value-type="float" office:value="4294" table:style-name="ce24">
            <text:p>4,294</text:p>
          </table:table-cell>
          <table:table-cell office:value-type="float" office:value="20437" table:style-name="ce25">
            <text:p>20,437</text:p>
          </table:table-cell>
          <table:table-cell office:value-type="float" office:value="4146" table:style-name="ce25">
            <text:p>4,146</text:p>
          </table:table-cell>
          <table:table-cell office:value-type="float" office:value="4037" table:style-name="ce25">
            <text:p>4,037</text:p>
          </table:table-cell>
          <table:table-cell office:value-type="float" office:value="4045" table:style-name="ce25">
            <text:p>4,045</text:p>
          </table:table-cell>
          <table:table-cell office:value-type="float" office:value="4164" table:style-name="ce25">
            <text:p>4,164</text:p>
          </table:table-cell>
          <table:table-cell office:value-type="float" office:value="4045" table:style-name="ce24">
            <text:p>4,045</text:p>
          </table:table-cell>
          <table:table-cell office:value-type="float" office:value="23261" table:style-name="ce25">
            <text:p>23,261</text:p>
          </table:table-cell>
          <table:table-cell office:value-type="float" office:value="4067" table:style-name="ce25">
            <text:p>4,067</text:p>
          </table:table-cell>
          <table:table-cell office:value-type="float" office:value="4388" table:style-name="ce25">
            <text:p>4,388</text:p>
          </table:table-cell>
          <table:table-cell office:value-type="float" office:value="4717" table:style-name="ce25">
            <text:p>4,717</text:p>
          </table:table-cell>
          <table:table-cell office:value-type="float" office:value="4838" table:style-name="ce25">
            <text:p>4,838</text:p>
          </table:table-cell>
          <table:table-cell office:value-type="float" office:value="5251" table:style-name="ce24">
            <text:p>5,251</text:p>
          </table:table-cell>
          <table:table-cell office:value-type="float" office:value="26955" table:style-name="ce25">
            <text:p>26,955</text:p>
          </table:table-cell>
          <table:table-cell office:value-type="float" office:value="5264" table:style-name="ce25">
            <text:p>5,264</text:p>
          </table:table-cell>
          <table:table-cell office:value-type="float" office:value="5454" table:style-name="ce25">
            <text:p>5,454</text:p>
          </table:table-cell>
          <table:table-cell office:value-type="float" office:value="5391" table:style-name="ce25">
            <text:p>5,391</text:p>
          </table:table-cell>
          <table:table-cell office:value-type="float" office:value="5529" table:style-name="ce25">
            <text:p>5,529</text:p>
          </table:table-cell>
          <table:table-cell office:value-type="float" office:value="5317" table:style-name="ce24">
            <text:p>5,317</text:p>
          </table:table-cell>
          <table:table-cell office:value-type="float" office:value="24398" table:style-name="ce25">
            <text:p>24,398</text:p>
          </table:table-cell>
          <table:table-cell office:value-type="float" office:value="5440" table:style-name="ce25">
            <text:p>5,440</text:p>
          </table:table-cell>
          <table:table-cell office:value-type="float" office:value="5138" table:style-name="ce25">
            <text:p>5,138</text:p>
          </table:table-cell>
          <table:table-cell office:value-type="float" office:value="4671" table:style-name="ce25">
            <text:p>4,671</text:p>
          </table:table-cell>
          <table:table-cell office:value-type="float" office:value="4627" table:style-name="ce25">
            <text:p>4,627</text:p>
          </table:table-cell>
          <table:table-cell office:value-type="float" office:value="4522" table:style-name="ce24">
            <text:p>4,522</text:p>
          </table:table-cell>
          <table:table-cell office:value-type="float" office:value="22878" table:style-name="ce25">
            <text:p>22,878</text:p>
          </table:table-cell>
          <table:table-cell office:value-type="float" office:value="4664" table:style-name="ce25">
            <text:p>4,664</text:p>
          </table:table-cell>
          <table:table-cell office:value-type="float" office:value="4548" table:style-name="ce25">
            <text:p>4,548</text:p>
          </table:table-cell>
          <table:table-cell office:value-type="float" office:value="4636" table:style-name="ce25">
            <text:p>4,636</text:p>
          </table:table-cell>
          <table:table-cell office:value-type="float" office:value="4528" table:style-name="ce25">
            <text:p>4,528</text:p>
          </table:table-cell>
          <table:table-cell office:value-type="float" office:value="4502" table:style-name="ce24">
            <text:p>4,502</text:p>
          </table:table-cell>
          <table:table-cell office:value-type="float" office:value="23601" table:style-name="ce25">
            <text:p>23,601</text:p>
          </table:table-cell>
          <table:table-cell office:value-type="float" office:value="4623" table:style-name="ce25">
            <text:p>4,623</text:p>
          </table:table-cell>
          <table:table-cell office:value-type="float" office:value="4665" table:style-name="ce25">
            <text:p>4,665</text:p>
          </table:table-cell>
          <table:table-cell office:value-type="float" office:value="4761" table:style-name="ce25">
            <text:p>4,761</text:p>
          </table:table-cell>
          <table:table-cell office:value-type="float" office:value="4673" table:style-name="ce25">
            <text:p>4,673</text:p>
          </table:table-cell>
          <table:table-cell office:value-type="float" office:value="4879" table:style-name="ce24">
            <text:p>4,879</text:p>
          </table:table-cell>
          <table:table-cell office:value-type="float" office:value="22967" table:style-name="ce25">
            <text:p>22,967</text:p>
          </table:table-cell>
          <table:table-cell office:value-type="float" office:value="4877" table:style-name="ce25">
            <text:p>4,877</text:p>
          </table:table-cell>
          <table:table-cell office:value-type="float" office:value="4630" table:style-name="ce25">
            <text:p>4,630</text:p>
          </table:table-cell>
          <table:table-cell office:value-type="float" office:value="4508" table:style-name="ce25">
            <text:p>4,508</text:p>
          </table:table-cell>
          <table:table-cell office:value-type="float" office:value="4732" table:style-name="ce25">
            <text:p>4,732</text:p>
          </table:table-cell>
          <table:table-cell office:value-type="float" office:value="4220" table:style-name="ce24">
            <text:p>4,220</text:p>
          </table:table-cell>
          <table:table-cell office:value-type="float" office:value="21168" table:style-name="ce25">
            <text:p>21,168</text:p>
          </table:table-cell>
          <table:table-cell office:value-type="float" office:value="4329" table:style-name="ce25">
            <text:p>4,329</text:p>
          </table:table-cell>
          <table:table-cell office:value-type="float" office:value="4416" table:style-name="ce25">
            <text:p>4,416</text:p>
          </table:table-cell>
          <table:table-cell office:value-type="float" office:value="4345" table:style-name="ce25">
            <text:p>4,345</text:p>
          </table:table-cell>
          <table:table-cell office:value-type="float" office:value="4152" table:style-name="ce25">
            <text:p>4,152</text:p>
          </table:table-cell>
          <table:table-cell office:value-type="float" office:value="3926" table:style-name="ce24">
            <text:p>3,926</text:p>
          </table:table-cell>
          <table:table-cell office:value-type="float" office:value="17558" table:style-name="ce25">
            <text:p>17,558</text:p>
          </table:table-cell>
          <table:table-cell office:value-type="float" office:value="4172" table:style-name="ce25">
            <text:p>4,172</text:p>
          </table:table-cell>
          <table:table-cell office:value-type="float" office:value="3767" table:style-name="ce25">
            <text:p>3,767</text:p>
          </table:table-cell>
          <table:table-cell office:value-type="float" office:value="3225" table:style-name="ce25">
            <text:p>3,225</text:p>
          </table:table-cell>
          <table:table-cell office:value-type="float" office:value="3431" table:style-name="ce25">
            <text:p>3,431</text:p>
          </table:table-cell>
          <table:table-cell office:value-type="float" office:value="2963" table:style-name="ce24">
            <text:p>2,963</text:p>
          </table:table-cell>
          <table:table-cell office:value-type="float" office:value="13481" table:style-name="ce25">
            <text:p>13,481</text:p>
          </table:table-cell>
          <table:table-cell office:value-type="float" office:value="2889" table:style-name="ce25">
            <text:p>2,889</text:p>
          </table:table-cell>
          <table:table-cell office:value-type="float" office:value="2212" table:style-name="ce25">
            <text:p>2,212</text:p>
          </table:table-cell>
          <table:table-cell office:value-type="float" office:value="2639" table:style-name="ce25">
            <text:p>2,639</text:p>
          </table:table-cell>
          <table:table-cell office:value-type="float" office:value="2892" table:style-name="ce25">
            <text:p>2,892</text:p>
          </table:table-cell>
          <table:table-cell office:value-type="float" office:value="2849" table:style-name="ce24">
            <text:p>2,849</text:p>
          </table:table-cell>
          <table:table-cell office:value-type="float" office:value="14177" table:style-name="ce25">
            <text:p>14,177</text:p>
          </table:table-cell>
          <table:table-cell office:value-type="float" office:value="2754" table:style-name="ce25">
            <text:p>2,754</text:p>
          </table:table-cell>
          <table:table-cell office:value-type="float" office:value="2999" table:style-name="ce25">
            <text:p>2,999</text:p>
          </table:table-cell>
          <table:table-cell office:value-type="float" office:value="3020" table:style-name="ce25">
            <text:p>3,020</text:p>
          </table:table-cell>
          <table:table-cell office:value-type="float" office:value="2718" table:style-name="ce25">
            <text:p>2,718</text:p>
          </table:table-cell>
          <table:table-cell office:value-type="float" office:value="2686" table:style-name="ce24">
            <text:p>2,686</text:p>
          </table:table-cell>
          <table:table-cell office:value-type="float" office:value="10792" table:style-name="ce25">
            <text:p>10,792</text:p>
          </table:table-cell>
          <table:table-cell office:value-type="float" office:value="2426" table:style-name="ce25">
            <text:p>2,426</text:p>
          </table:table-cell>
          <table:table-cell office:value-type="float" office:value="2295" table:style-name="ce25">
            <text:p>2,295</text:p>
          </table:table-cell>
          <table:table-cell office:value-type="float" office:value="2228" table:style-name="ce25">
            <text:p>2,228</text:p>
          </table:table-cell>
          <table:table-cell office:value-type="float" office:value="2003" table:style-name="ce25">
            <text:p>2,003</text:p>
          </table:table-cell>
          <table:table-cell office:value-type="float" office:value="1840" table:style-name="ce24">
            <text:p>1,840</text:p>
          </table:table-cell>
          <table:table-cell office:value-type="float" office:value="6412" table:style-name="ce25">
            <text:p>6,412</text:p>
          </table:table-cell>
          <table:table-cell office:value-type="float" office:value="1685" table:style-name="ce25">
            <text:p>1,685</text:p>
          </table:table-cell>
          <table:table-cell office:value-type="float" office:value="1497" table:style-name="ce25">
            <text:p>1,497</text:p>
          </table:table-cell>
          <table:table-cell office:value-type="float" office:value="1297" table:style-name="ce25">
            <text:p>1,297</text:p>
          </table:table-cell>
          <table:table-cell office:value-type="float" office:value="1068" table:style-name="ce25">
            <text:p>1,068</text:p>
          </table:table-cell>
          <table:table-cell office:value-type="float" office:value="865" table:style-name="ce24">
            <text:p>865</text:p>
          </table:table-cell>
          <table:table-cell office:value-type="float" office:value="2327" table:style-name="ce25">
            <text:p>2,327</text:p>
          </table:table-cell>
          <table:table-cell office:value-type="float" office:value="726" table:style-name="ce25">
            <text:p>726</text:p>
          </table:table-cell>
          <table:table-cell office:value-type="float" office:value="612" table:style-name="ce25">
            <text:p>612</text:p>
          </table:table-cell>
          <table:table-cell office:value-type="float" office:value="427" table:style-name="ce25">
            <text:p>427</text:p>
          </table:table-cell>
          <table:table-cell office:value-type="float" office:value="327" table:style-name="ce25">
            <text:p>327</text:p>
          </table:table-cell>
          <table:table-cell office:value-type="float" office:value="235" table:style-name="ce24">
            <text:p>235</text:p>
          </table:table-cell>
          <table:table-cell office:value-type="float" office:value="493" table:style-name="ce25">
            <text:p>493</text:p>
          </table:table-cell>
          <table:table-cell office:value-type="float" office:value="197" table:style-name="ce25">
            <text:p>197</text:p>
          </table:table-cell>
          <table:table-cell office:value-type="float" office:value="129" table:style-name="ce25">
            <text:p>129</text:p>
          </table:table-cell>
          <table:table-cell office:value-type="float" office:value="75" table:style-name="ce25">
            <text:p>75</text:p>
          </table:table-cell>
          <table:table-cell office:value-type="float" office:value="50" table:style-name="ce25">
            <text:p>50</text:p>
          </table:table-cell>
          <table:table-cell office:value-type="float" office:value="42" table:style-name="ce24">
            <text:p>42</text:p>
          </table:table-cell>
          <table:table-cell office:value-type="float" office:value="58" table:style-name="ce25">
            <text:p>5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513082" table:style-name="ce16">
            <text:p>513,082</text:p>
          </table:table-cell>
          <table:table-cell office:value-type="float" office:value="14752" table:style-name="ce16">
            <text:p>14,752</text:p>
          </table:table-cell>
          <table:table-cell office:value-type="float" office:value="2690" table:style-name="ce16">
            <text:p>2,690</text:p>
          </table:table-cell>
          <table:table-cell office:value-type="float" office:value="3088" table:style-name="ce16">
            <text:p>3,088</text:p>
          </table:table-cell>
          <table:table-cell office:value-type="float" office:value="2948" table:style-name="ce16">
            <text:p>2,948</text:p>
          </table:table-cell>
          <table:table-cell office:value-type="float" office:value="2721" table:style-name="ce16">
            <text:p>2,721</text:p>
          </table:table-cell>
          <table:table-cell office:value-type="float" office:value="3305" table:style-name="ce16">
            <text:p>3,305</text:p>
          </table:table-cell>
          <table:table-cell office:value-type="float" office:value="15559" table:style-name="ce16">
            <text:p>15,559</text:p>
          </table:table-cell>
          <table:table-cell office:value-type="float" office:value="3066" table:style-name="ce16">
            <text:p>3,066</text:p>
          </table:table-cell>
          <table:table-cell office:value-type="float" office:value="2809" table:style-name="ce16">
            <text:p>2,809</text:p>
          </table:table-cell>
          <table:table-cell office:value-type="float" office:value="2982" table:style-name="ce16">
            <text:p>2,982</text:p>
          </table:table-cell>
          <table:table-cell office:value-type="float" office:value="3244" table:style-name="ce16">
            <text:p>3,244</text:p>
          </table:table-cell>
          <table:table-cell office:value-type="float" office:value="3458" table:style-name="ce17">
            <text:p>3,458</text:p>
          </table:table-cell>
          <table:table-cell office:value-type="float" office:value="21119" table:style-name="ce16">
            <text:p>21,119</text:p>
          </table:table-cell>
          <table:table-cell office:value-type="float" office:value="3593" table:style-name="ce16">
            <text:p>3,593</text:p>
          </table:table-cell>
          <table:table-cell office:value-type="float" office:value="3973" table:style-name="ce16">
            <text:p>3,973</text:p>
          </table:table-cell>
          <table:table-cell office:value-type="float" office:value="3948" table:style-name="ce16">
            <text:p>3,948</text:p>
          </table:table-cell>
          <table:table-cell office:value-type="float" office:value="4565" table:style-name="ce16">
            <text:p>4,565</text:p>
          </table:table-cell>
          <table:table-cell office:value-type="float" office:value="5040" table:style-name="ce17">
            <text:p>5,040</text:p>
          </table:table-cell>
          <table:table-cell office:value-type="float" office:value="30757" table:style-name="ce16">
            <text:p>30,757</text:p>
          </table:table-cell>
          <table:table-cell office:value-type="float" office:value="5395" table:style-name="ce16">
            <text:p>5,395</text:p>
          </table:table-cell>
          <table:table-cell office:value-type="float" office:value="6321" table:style-name="ce16">
            <text:p>6,321</text:p>
          </table:table-cell>
          <table:table-cell office:value-type="float" office:value="6200" table:style-name="ce16">
            <text:p>6,200</text:p>
          </table:table-cell>
          <table:table-cell office:value-type="float" office:value="6019" table:style-name="ce16">
            <text:p>6,019</text:p>
          </table:table-cell>
          <table:table-cell office:value-type="float" office:value="6822" table:style-name="ce17">
            <text:p>6,822</text:p>
          </table:table-cell>
          <table:table-cell office:value-type="float" office:value="35526" table:style-name="ce16">
            <text:p>35,526</text:p>
          </table:table-cell>
          <table:table-cell office:value-type="float" office:value="7251" table:style-name="ce16">
            <text:p>7,251</text:p>
          </table:table-cell>
          <table:table-cell office:value-type="float" office:value="7086" table:style-name="ce16">
            <text:p>7,086</text:p>
          </table:table-cell>
          <table:table-cell office:value-type="float" office:value="7124" table:style-name="ce16">
            <text:p>7,124</text:p>
          </table:table-cell>
          <table:table-cell office:value-type="float" office:value="7038" table:style-name="ce16">
            <text:p>7,038</text:p>
          </table:table-cell>
          <table:table-cell office:value-type="float" office:value="7027" table:style-name="ce17">
            <text:p>7,027</text:p>
          </table:table-cell>
          <table:table-cell office:value-type="float" office:value="33640" table:style-name="ce16">
            <text:p>33,640</text:p>
          </table:table-cell>
          <table:table-cell office:value-type="float" office:value="6732" table:style-name="ce16">
            <text:p>6,732</text:p>
          </table:table-cell>
          <table:table-cell office:value-type="float" office:value="6997" table:style-name="ce16">
            <text:p>6,997</text:p>
          </table:table-cell>
          <table:table-cell office:value-type="float" office:value="6779" table:style-name="ce16">
            <text:p>6,779</text:p>
          </table:table-cell>
          <table:table-cell office:value-type="float" office:value="6593" table:style-name="ce16">
            <text:p>6,593</text:p>
          </table:table-cell>
          <table:table-cell office:value-type="float" office:value="6539" table:style-name="ce17">
            <text:p>6,539</text:p>
          </table:table-cell>
          <table:table-cell office:value-type="float" office:value="34430" table:style-name="ce16">
            <text:p>34,430</text:p>
          </table:table-cell>
          <table:table-cell office:value-type="float" office:value="6252" table:style-name="ce16">
            <text:p>6,252</text:p>
          </table:table-cell>
          <table:table-cell office:value-type="float" office:value="6444" table:style-name="ce16">
            <text:p>6,444</text:p>
          </table:table-cell>
          <table:table-cell office:value-type="float" office:value="7123" table:style-name="ce16">
            <text:p>7,123</text:p>
          </table:table-cell>
          <table:table-cell office:value-type="float" office:value="7098" table:style-name="ce16">
            <text:p>7,098</text:p>
          </table:table-cell>
          <table:table-cell office:value-type="float" office:value="7513" table:style-name="ce17">
            <text:p>7,513</text:p>
          </table:table-cell>
          <table:table-cell office:value-type="float" office:value="38237" table:style-name="ce16">
            <text:p>38,237</text:p>
          </table:table-cell>
          <table:table-cell office:value-type="float" office:value="7471" table:style-name="ce16">
            <text:p>7,471</text:p>
          </table:table-cell>
          <table:table-cell office:value-type="float" office:value="7928" table:style-name="ce16">
            <text:p>7,928</text:p>
          </table:table-cell>
          <table:table-cell office:value-type="float" office:value="7499" table:style-name="ce16">
            <text:p>7,499</text:p>
          </table:table-cell>
          <table:table-cell office:value-type="float" office:value="7864" table:style-name="ce16">
            <text:p>7,864</text:p>
          </table:table-cell>
          <table:table-cell office:value-type="float" office:value="7475" table:style-name="ce17">
            <text:p>7,475</text:p>
          </table:table-cell>
          <table:table-cell office:value-type="float" office:value="36357" table:style-name="ce16">
            <text:p>36,357</text:p>
          </table:table-cell>
          <table:table-cell office:value-type="float" office:value="7823" table:style-name="ce16">
            <text:p>7,823</text:p>
          </table:table-cell>
          <table:table-cell office:value-type="float" office:value="7323" table:style-name="ce16">
            <text:p>7,323</text:p>
          </table:table-cell>
          <table:table-cell office:value-type="float" office:value="6898" table:style-name="ce16">
            <text:p>6,898</text:p>
          </table:table-cell>
          <table:table-cell office:value-type="float" office:value="6907" table:style-name="ce16">
            <text:p>6,907</text:p>
          </table:table-cell>
          <table:table-cell office:value-type="float" office:value="7406" table:style-name="ce17">
            <text:p>7,406</text:p>
          </table:table-cell>
          <table:table-cell office:value-type="float" office:value="39226" table:style-name="ce16">
            <text:p>39,226</text:p>
          </table:table-cell>
          <table:table-cell office:value-type="float" office:value="7371" table:style-name="ce16">
            <text:p>7,371</text:p>
          </table:table-cell>
          <table:table-cell office:value-type="float" office:value="7777" table:style-name="ce16">
            <text:p>7,777</text:p>
          </table:table-cell>
          <table:table-cell office:value-type="float" office:value="7939" table:style-name="ce16">
            <text:p>7,939</text:p>
          </table:table-cell>
          <table:table-cell office:value-type="float" office:value="8021" table:style-name="ce16">
            <text:p>8,021</text:p>
          </table:table-cell>
          <table:table-cell office:value-type="float" office:value="8118" table:style-name="ce17">
            <text:p>8,118</text:p>
          </table:table-cell>
          <table:table-cell office:value-type="float" office:value="42796" table:style-name="ce16">
            <text:p>42,796</text:p>
          </table:table-cell>
          <table:table-cell office:value-type="float" office:value="8162" table:style-name="ce16">
            <text:p>8,162</text:p>
          </table:table-cell>
          <table:table-cell office:value-type="float" office:value="8593" table:style-name="ce16">
            <text:p>8,593</text:p>
          </table:table-cell>
          <table:table-cell office:value-type="float" office:value="8588" table:style-name="ce16">
            <text:p>8,588</text:p>
          </table:table-cell>
          <table:table-cell office:value-type="float" office:value="8691" table:style-name="ce16">
            <text:p>8,691</text:p>
          </table:table-cell>
          <table:table-cell office:value-type="float" office:value="8762" table:style-name="ce17">
            <text:p>8,762</text:p>
          </table:table-cell>
          <table:table-cell office:value-type="float" office:value="41962" table:style-name="ce16">
            <text:p>41,962</text:p>
          </table:table-cell>
          <table:table-cell office:value-type="float" office:value="9011" table:style-name="ce16">
            <text:p>9,011</text:p>
          </table:table-cell>
          <table:table-cell office:value-type="float" office:value="8706" table:style-name="ce16">
            <text:p>8,706</text:p>
          </table:table-cell>
          <table:table-cell office:value-type="float" office:value="8354" table:style-name="ce16">
            <text:p>8,354</text:p>
          </table:table-cell>
          <table:table-cell office:value-type="float" office:value="8474" table:style-name="ce16">
            <text:p>8,474</text:p>
          </table:table-cell>
          <table:table-cell office:value-type="float" office:value="7417" table:style-name="ce17">
            <text:p>7,417</text:p>
          </table:table-cell>
          <table:table-cell office:value-type="float" office:value="35425" table:style-name="ce16">
            <text:p>35,425</text:p>
          </table:table-cell>
          <table:table-cell office:value-type="float" office:value="7449" table:style-name="ce16">
            <text:p>7,449</text:p>
          </table:table-cell>
          <table:table-cell office:value-type="float" office:value="7357" table:style-name="ce16">
            <text:p>7,357</text:p>
          </table:table-cell>
          <table:table-cell office:value-type="float" office:value="7275" table:style-name="ce16">
            <text:p>7,275</text:p>
          </table:table-cell>
          <table:table-cell office:value-type="float" office:value="6989" table:style-name="ce16">
            <text:p>6,989</text:p>
          </table:table-cell>
          <table:table-cell office:value-type="float" office:value="6355" table:style-name="ce17">
            <text:p>6,355</text:p>
          </table:table-cell>
          <table:table-cell office:value-type="float" office:value="28229" table:style-name="ce16">
            <text:p>28,229</text:p>
          </table:table-cell>
          <table:table-cell office:value-type="float" office:value="6755" table:style-name="ce16">
            <text:p>6,755</text:p>
          </table:table-cell>
          <table:table-cell office:value-type="float" office:value="6227" table:style-name="ce16">
            <text:p>6,227</text:p>
          </table:table-cell>
          <table:table-cell office:value-type="float" office:value="5265" table:style-name="ce16">
            <text:p>5,265</text:p>
          </table:table-cell>
          <table:table-cell office:value-type="float" office:value="5331" table:style-name="ce16">
            <text:p>5,331</text:p>
          </table:table-cell>
          <table:table-cell office:value-type="float" office:value="4651" table:style-name="ce17">
            <text:p>4,651</text:p>
          </table:table-cell>
          <table:table-cell office:value-type="float" office:value="18267" table:style-name="ce16">
            <text:p>18,267</text:p>
          </table:table-cell>
          <table:table-cell office:value-type="float" office:value="3609" table:style-name="ce16">
            <text:p>3,609</text:p>
          </table:table-cell>
          <table:table-cell office:value-type="float" office:value="3047" table:style-name="ce16">
            <text:p>3,047</text:p>
          </table:table-cell>
          <table:table-cell office:value-type="float" office:value="3688" table:style-name="ce16">
            <text:p>3,688</text:p>
          </table:table-cell>
          <table:table-cell office:value-type="float" office:value="3958" table:style-name="ce16">
            <text:p>3,958</text:p>
          </table:table-cell>
          <table:table-cell office:value-type="float" office:value="3965" table:style-name="ce17">
            <text:p>3,965</text:p>
          </table:table-cell>
          <table:table-cell office:value-type="float" office:value="19594" table:style-name="ce16">
            <text:p>19,594</text:p>
          </table:table-cell>
          <table:table-cell office:value-type="float" office:value="3964" table:style-name="ce16">
            <text:p>3,964</text:p>
          </table:table-cell>
          <table:table-cell office:value-type="float" office:value="4141" table:style-name="ce16">
            <text:p>4,141</text:p>
          </table:table-cell>
          <table:table-cell office:value-type="float" office:value="4080" table:style-name="ce16">
            <text:p>4,080</text:p>
          </table:table-cell>
          <table:table-cell office:value-type="float" office:value="3874" table:style-name="ce16">
            <text:p>3,874</text:p>
          </table:table-cell>
          <table:table-cell office:value-type="float" office:value="3535" table:style-name="ce17">
            <text:p>3,535</text:p>
          </table:table-cell>
          <table:table-cell office:value-type="float" office:value="15015" table:style-name="ce16">
            <text:p>15,015</text:p>
          </table:table-cell>
          <table:table-cell office:value-type="float" office:value="3466" table:style-name="ce16">
            <text:p>3,466</text:p>
          </table:table-cell>
          <table:table-cell office:value-type="float" office:value="3197" table:style-name="ce16">
            <text:p>3,197</text:p>
          </table:table-cell>
          <table:table-cell office:value-type="float" office:value="3048" table:style-name="ce16">
            <text:p>3,048</text:p>
          </table:table-cell>
          <table:table-cell office:value-type="float" office:value="2841" table:style-name="ce16">
            <text:p>2,841</text:p>
          </table:table-cell>
          <table:table-cell office:value-type="float" office:value="2463" table:style-name="ce17">
            <text:p>2,463</text:p>
          </table:table-cell>
          <table:table-cell office:value-type="float" office:value="8678" table:style-name="ce16">
            <text:p>8,678</text:p>
          </table:table-cell>
          <table:table-cell office:value-type="float" office:value="2304" table:style-name="ce16">
            <text:p>2,304</text:p>
          </table:table-cell>
          <table:table-cell office:value-type="float" office:value="2029" table:style-name="ce16">
            <text:p>2,029</text:p>
          </table:table-cell>
          <table:table-cell office:value-type="float" office:value="1808" table:style-name="ce16">
            <text:p>1,808</text:p>
          </table:table-cell>
          <table:table-cell office:value-type="float" office:value="1389" table:style-name="ce16">
            <text:p>1,389</text:p>
          </table:table-cell>
          <table:table-cell office:value-type="float" office:value="1148" table:style-name="ce17">
            <text:p>1,148</text:p>
          </table:table-cell>
          <table:table-cell office:value-type="float" office:value="2834" table:style-name="ce16">
            <text:p>2,834</text:p>
          </table:table-cell>
          <table:table-cell office:value-type="float" office:value="905" table:style-name="ce16">
            <text:p>905</text:p>
          </table:table-cell>
          <table:table-cell office:value-type="float" office:value="742" table:style-name="ce16">
            <text:p>742</text:p>
          </table:table-cell>
          <table:table-cell office:value-type="float" office:value="494" table:style-name="ce16">
            <text:p>494</text:p>
          </table:table-cell>
          <table:table-cell office:value-type="float" office:value="405" table:style-name="ce16">
            <text:p>405</text:p>
          </table:table-cell>
          <table:table-cell office:value-type="float" office:value="288" table:style-name="ce17">
            <text:p>288</text:p>
          </table:table-cell>
          <table:table-cell office:value-type="float" office:value="614" table:style-name="ce16">
            <text:p>614</text:p>
          </table:table-cell>
          <table:table-cell office:value-type="float" office:value="247" table:style-name="ce16">
            <text:p>247</text:p>
          </table:table-cell>
          <table:table-cell office:value-type="float" office:value="170" table:style-name="ce16">
            <text:p>170</text:p>
          </table:table-cell>
          <table:table-cell office:value-type="float" office:value="94" table:style-name="ce16">
            <text:p>94</text:p>
          </table:table-cell>
          <table:table-cell office:value-type="float" office:value="54" table:style-name="ce16">
            <text:p>54</text:p>
          </table:table-cell>
          <table:table-cell office:value-type="float" office:value="49" table:style-name="ce17">
            <text:p>49</text:p>
          </table:table-cell>
          <table:table-cell office:value-type="float" office:value="65" table:style-name="ce16">
            <text:p>65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縣</text:p>
          </table:table-cell>
          <table:table-cell office:value-type="string" table:style-name="ce18">
            <text:p>男</text:p>
          </table:table-cell>
          <table:table-cell office:value-type="float" office:value="266990" table:style-name="ce16">
            <text:p>266,990</text:p>
          </table:table-cell>
          <table:table-cell office:value-type="float" office:value="7706" table:style-name="ce16">
            <text:p>7,706</text:p>
          </table:table-cell>
          <table:table-cell office:value-type="float" office:value="1378" table:style-name="ce28">
            <text:p>1,378</text:p>
          </table:table-cell>
          <table:table-cell office:value-type="float" office:value="1611" table:style-name="ce28">
            <text:p>1,611</text:p>
          </table:table-cell>
          <table:table-cell office:value-type="float" office:value="1552" table:style-name="ce28">
            <text:p>1,552</text:p>
          </table:table-cell>
          <table:table-cell office:value-type="float" office:value="1450" table:style-name="ce28">
            <text:p>1,450</text:p>
          </table:table-cell>
          <table:table-cell office:value-type="float" office:value="1715" table:style-name="ce28">
            <text:p>1,715</text:p>
          </table:table-cell>
          <table:table-cell office:value-type="float" office:value="8116" table:style-name="ce28">
            <text:p>8,116</text:p>
          </table:table-cell>
          <table:table-cell office:value-type="float" office:value="1570" table:style-name="ce28">
            <text:p>1,570</text:p>
          </table:table-cell>
          <table:table-cell office:value-type="float" office:value="1442" table:style-name="ce28">
            <text:p>1,442</text:p>
          </table:table-cell>
          <table:table-cell office:value-type="float" office:value="1611" table:style-name="ce28">
            <text:p>1,611</text:p>
          </table:table-cell>
          <table:table-cell office:value-type="float" office:value="1711" table:style-name="ce28">
            <text:p>1,711</text:p>
          </table:table-cell>
          <table:table-cell office:value-type="float" office:value="1782" table:style-name="ce29">
            <text:p>1,782</text:p>
          </table:table-cell>
          <table:table-cell office:value-type="float" office:value="11062" table:style-name="ce28">
            <text:p>11,062</text:p>
          </table:table-cell>
          <table:table-cell office:value-type="float" office:value="1899" table:style-name="ce28">
            <text:p>1,899</text:p>
          </table:table-cell>
          <table:table-cell office:value-type="float" office:value="2075" table:style-name="ce28">
            <text:p>2,075</text:p>
          </table:table-cell>
          <table:table-cell office:value-type="float" office:value="2065" table:style-name="ce28">
            <text:p>2,065</text:p>
          </table:table-cell>
          <table:table-cell office:value-type="float" office:value="2394" table:style-name="ce28">
            <text:p>2,394</text:p>
          </table:table-cell>
          <table:table-cell office:value-type="float" office:value="2629" table:style-name="ce29">
            <text:p>2,629</text:p>
          </table:table-cell>
          <table:table-cell office:value-type="float" office:value="16195" table:style-name="ce28">
            <text:p>16,195</text:p>
          </table:table-cell>
          <table:table-cell office:value-type="float" office:value="2863" table:style-name="ce28">
            <text:p>2,863</text:p>
          </table:table-cell>
          <table:table-cell office:value-type="float" office:value="3336" table:style-name="ce28">
            <text:p>3,336</text:p>
          </table:table-cell>
          <table:table-cell office:value-type="float" office:value="3280" table:style-name="ce28">
            <text:p>3,280</text:p>
          </table:table-cell>
          <table:table-cell office:value-type="float" office:value="3172" table:style-name="ce28">
            <text:p>3,172</text:p>
          </table:table-cell>
          <table:table-cell office:value-type="float" office:value="3544" table:style-name="ce29">
            <text:p>3,544</text:p>
          </table:table-cell>
          <table:table-cell office:value-type="float" office:value="18508" table:style-name="ce28">
            <text:p>18,508</text:p>
          </table:table-cell>
          <table:table-cell office:value-type="float" office:value="3813" table:style-name="ce28">
            <text:p>3,813</text:p>
          </table:table-cell>
          <table:table-cell office:value-type="float" office:value="3665" table:style-name="ce28">
            <text:p>3,665</text:p>
          </table:table-cell>
          <table:table-cell office:value-type="float" office:value="3677" table:style-name="ce28">
            <text:p>3,677</text:p>
          </table:table-cell>
          <table:table-cell office:value-type="float" office:value="3684" table:style-name="ce28">
            <text:p>3,684</text:p>
          </table:table-cell>
          <table:table-cell office:value-type="float" office:value="3669" table:style-name="ce29">
            <text:p>3,669</text:p>
          </table:table-cell>
          <table:table-cell office:value-type="float" office:value="17873" table:style-name="ce28">
            <text:p>17,873</text:p>
          </table:table-cell>
          <table:table-cell office:value-type="float" office:value="3512" table:style-name="ce28">
            <text:p>3,512</text:p>
          </table:table-cell>
          <table:table-cell office:value-type="float" office:value="3724" table:style-name="ce28">
            <text:p>3,724</text:p>
          </table:table-cell>
          <table:table-cell office:value-type="float" office:value="3586" table:style-name="ce28">
            <text:p>3,586</text:p>
          </table:table-cell>
          <table:table-cell office:value-type="float" office:value="3545" table:style-name="ce28">
            <text:p>3,545</text:p>
          </table:table-cell>
          <table:table-cell office:value-type="float" office:value="3506" table:style-name="ce29">
            <text:p>3,506</text:p>
          </table:table-cell>
          <table:table-cell office:value-type="float" office:value="18536" table:style-name="ce28">
            <text:p>18,536</text:p>
          </table:table-cell>
          <table:table-cell office:value-type="float" office:value="3348" table:style-name="ce28">
            <text:p>3,348</text:p>
          </table:table-cell>
          <table:table-cell office:value-type="float" office:value="3483" table:style-name="ce28">
            <text:p>3,483</text:p>
          </table:table-cell>
          <table:table-cell office:value-type="float" office:value="3856" table:style-name="ce28">
            <text:p>3,856</text:p>
          </table:table-cell>
          <table:table-cell office:value-type="float" office:value="3804" table:style-name="ce28">
            <text:p>3,804</text:p>
          </table:table-cell>
          <table:table-cell office:value-type="float" office:value="4045" table:style-name="ce29">
            <text:p>4,045</text:p>
          </table:table-cell>
          <table:table-cell office:value-type="float" office:value="19880" table:style-name="ce28">
            <text:p>19,880</text:p>
          </table:table-cell>
          <table:table-cell office:value-type="float" office:value="3885" table:style-name="ce28">
            <text:p>3,885</text:p>
          </table:table-cell>
          <table:table-cell office:value-type="float" office:value="4094" table:style-name="ce28">
            <text:p>4,094</text:p>
          </table:table-cell>
          <table:table-cell office:value-type="float" office:value="3918" table:style-name="ce28">
            <text:p>3,918</text:p>
          </table:table-cell>
          <table:table-cell office:value-type="float" office:value="4148" table:style-name="ce28">
            <text:p>4,148</text:p>
          </table:table-cell>
          <table:table-cell office:value-type="float" office:value="3835" table:style-name="ce29">
            <text:p>3,835</text:p>
          </table:table-cell>
          <table:table-cell office:value-type="float" office:value="19015" table:style-name="ce28">
            <text:p>19,015</text:p>
          </table:table-cell>
          <table:table-cell office:value-type="float" office:value="4046" table:style-name="ce28">
            <text:p>4,046</text:p>
          </table:table-cell>
          <table:table-cell office:value-type="float" office:value="3842" table:style-name="ce28">
            <text:p>3,842</text:p>
          </table:table-cell>
          <table:table-cell office:value-type="float" office:value="3578" table:style-name="ce28">
            <text:p>3,578</text:p>
          </table:table-cell>
          <table:table-cell office:value-type="float" office:value="3588" table:style-name="ce28">
            <text:p>3,588</text:p>
          </table:table-cell>
          <table:table-cell office:value-type="float" office:value="3961" table:style-name="ce29">
            <text:p>3,961</text:p>
          </table:table-cell>
          <table:table-cell office:value-type="float" office:value="21279" table:style-name="ce28">
            <text:p>21,279</text:p>
          </table:table-cell>
          <table:table-cell office:value-type="float" office:value="3911" table:style-name="ce28">
            <text:p>3,911</text:p>
          </table:table-cell>
          <table:table-cell office:value-type="float" office:value="4196" table:style-name="ce28">
            <text:p>4,196</text:p>
          </table:table-cell>
          <table:table-cell office:value-type="float" office:value="4335" table:style-name="ce28">
            <text:p>4,335</text:p>
          </table:table-cell>
          <table:table-cell office:value-type="float" office:value="4394" table:style-name="ce28">
            <text:p>4,394</text:p>
          </table:table-cell>
          <table:table-cell office:value-type="float" office:value="4443" table:style-name="ce29">
            <text:p>4,443</text:p>
          </table:table-cell>
          <table:table-cell office:value-type="float" office:value="24008" table:style-name="ce28">
            <text:p>24,008</text:p>
          </table:table-cell>
          <table:table-cell office:value-type="float" office:value="4572" table:style-name="ce28">
            <text:p>4,572</text:p>
          </table:table-cell>
          <table:table-cell office:value-type="float" office:value="4795" table:style-name="ce28">
            <text:p>4,795</text:p>
          </table:table-cell>
          <table:table-cell office:value-type="float" office:value="4873" table:style-name="ce28">
            <text:p>4,873</text:p>
          </table:table-cell>
          <table:table-cell office:value-type="float" office:value="4841" table:style-name="ce28">
            <text:p>4,841</text:p>
          </table:table-cell>
          <table:table-cell office:value-type="float" office:value="4927" table:style-name="ce29">
            <text:p>4,927</text:p>
          </table:table-cell>
          <table:table-cell office:value-type="float" office:value="23169" table:style-name="ce28">
            <text:p>23,169</text:p>
          </table:table-cell>
          <table:table-cell office:value-type="float" office:value="4991" table:style-name="ce28">
            <text:p>4,991</text:p>
          </table:table-cell>
          <table:table-cell office:value-type="float" office:value="4893" table:style-name="ce28">
            <text:p>4,893</text:p>
          </table:table-cell>
          <table:table-cell office:value-type="float" office:value="4588" table:style-name="ce28">
            <text:p>4,588</text:p>
          </table:table-cell>
          <table:table-cell office:value-type="float" office:value="4615" table:style-name="ce28">
            <text:p>4,615</text:p>
          </table:table-cell>
          <table:table-cell office:value-type="float" office:value="4082" table:style-name="ce29">
            <text:p>4,082</text:p>
          </table:table-cell>
          <table:table-cell office:value-type="float" office:value="18932" table:style-name="ce28">
            <text:p>18,932</text:p>
          </table:table-cell>
          <table:table-cell office:value-type="float" office:value="4084" table:style-name="ce28">
            <text:p>4,084</text:p>
          </table:table-cell>
          <table:table-cell office:value-type="float" office:value="3956" table:style-name="ce28">
            <text:p>3,956</text:p>
          </table:table-cell>
          <table:table-cell office:value-type="float" office:value="3876" table:style-name="ce28">
            <text:p>3,876</text:p>
          </table:table-cell>
          <table:table-cell office:value-type="float" office:value="3701" table:style-name="ce28">
            <text:p>3,701</text:p>
          </table:table-cell>
          <table:table-cell office:value-type="float" office:value="3315" table:style-name="ce29">
            <text:p>3,315</text:p>
          </table:table-cell>
          <table:table-cell office:value-type="float" office:value="14379" table:style-name="ce28">
            <text:p>14,379</text:p>
          </table:table-cell>
          <table:table-cell office:value-type="float" office:value="3594" table:style-name="ce28">
            <text:p>3,594</text:p>
          </table:table-cell>
          <table:table-cell office:value-type="float" office:value="3196" table:style-name="ce28">
            <text:p>3,196</text:p>
          </table:table-cell>
          <table:table-cell office:value-type="float" office:value="2709" table:style-name="ce28">
            <text:p>2,709</text:p>
          </table:table-cell>
          <table:table-cell office:value-type="float" office:value="2627" table:style-name="ce28">
            <text:p>2,627</text:p>
          </table:table-cell>
          <table:table-cell office:value-type="float" office:value="2253" table:style-name="ce29">
            <text:p>2,253</text:p>
          </table:table-cell>
          <table:table-cell office:value-type="float" office:value="8602" table:style-name="ce28">
            <text:p>8,602</text:p>
          </table:table-cell>
          <table:table-cell office:value-type="float" office:value="1769" table:style-name="ce28">
            <text:p>1,769</text:p>
          </table:table-cell>
          <table:table-cell office:value-type="float" office:value="1431" table:style-name="ce28">
            <text:p>1,431</text:p>
          </table:table-cell>
          <table:table-cell office:value-type="float" office:value="1729" table:style-name="ce28">
            <text:p>1,729</text:p>
          </table:table-cell>
          <table:table-cell office:value-type="float" office:value="1857" table:style-name="ce28">
            <text:p>1,857</text:p>
          </table:table-cell>
          <table:table-cell office:value-type="float" office:value="1816" table:style-name="ce29">
            <text:p>1,816</text:p>
          </table:table-cell>
          <table:table-cell office:value-type="float" office:value="8796" table:style-name="ce28">
            <text:p>8,796</text:p>
          </table:table-cell>
          <table:table-cell office:value-type="float" office:value="1829" table:style-name="ce28">
            <text:p>1,829</text:p>
          </table:table-cell>
          <table:table-cell office:value-type="float" office:value="1890" table:style-name="ce28">
            <text:p>1,890</text:p>
          </table:table-cell>
          <table:table-cell office:value-type="float" office:value="1816" table:style-name="ce28">
            <text:p>1,816</text:p>
          </table:table-cell>
          <table:table-cell office:value-type="float" office:value="1649" table:style-name="ce28">
            <text:p>1,649</text:p>
          </table:table-cell>
          <table:table-cell office:value-type="float" office:value="1612" table:style-name="ce29">
            <text:p>1,612</text:p>
          </table:table-cell>
          <table:table-cell office:value-type="float" office:value="6295" table:style-name="ce28">
            <text:p>6,295</text:p>
          </table:table-cell>
          <table:table-cell office:value-type="float" office:value="1484" table:style-name="ce28">
            <text:p>1,484</text:p>
          </table:table-cell>
          <table:table-cell office:value-type="float" office:value="1386" table:style-name="ce28">
            <text:p>1,386</text:p>
          </table:table-cell>
          <table:table-cell office:value-type="float" office:value="1277" table:style-name="ce28">
            <text:p>1,277</text:p>
          </table:table-cell>
          <table:table-cell office:value-type="float" office:value="1138" table:style-name="ce28">
            <text:p>1,138</text:p>
          </table:table-cell>
          <table:table-cell office:value-type="float" office:value="1010" table:style-name="ce29">
            <text:p>1,010</text:p>
          </table:table-cell>
          <table:table-cell office:value-type="float" office:value="3383" table:style-name="ce28">
            <text:p>3,383</text:p>
          </table:table-cell>
          <table:table-cell office:value-type="float" office:value="932" table:style-name="ce28">
            <text:p>932</text:p>
          </table:table-cell>
          <table:table-cell office:value-type="float" office:value="813" table:style-name="ce28">
            <text:p>813</text:p>
          </table:table-cell>
          <table:table-cell office:value-type="float" office:value="700" table:style-name="ce28">
            <text:p>700</text:p>
          </table:table-cell>
          <table:table-cell office:value-type="float" office:value="519" table:style-name="ce28">
            <text:p>519</text:p>
          </table:table-cell>
          <table:table-cell office:value-type="float" office:value="419" table:style-name="ce29">
            <text:p>419</text:p>
          </table:table-cell>
          <table:table-cell office:value-type="float" office:value="1046" table:style-name="ce28">
            <text:p>1,046</text:p>
          </table:table-cell>
          <table:table-cell office:value-type="float" office:value="337" table:style-name="ce28">
            <text:p>337</text:p>
          </table:table-cell>
          <table:table-cell office:value-type="float" office:value="280" table:style-name="ce28">
            <text:p>280</text:p>
          </table:table-cell>
          <table:table-cell office:value-type="float" office:value="189" table:style-name="ce28">
            <text:p>189</text:p>
          </table:table-cell>
          <table:table-cell office:value-type="float" office:value="146" table:style-name="ce28">
            <text:p>146</text:p>
          </table:table-cell>
          <table:table-cell office:value-type="float" office:value="94" table:style-name="ce29">
            <text:p>94</text:p>
          </table:table-cell>
          <table:table-cell office:value-type="float" office:value="187" table:style-name="ce28">
            <text:p>187</text:p>
          </table:table-cell>
          <table:table-cell office:value-type="float" office:value="72" table:style-name="ce28">
            <text:p>72</text:p>
          </table:table-cell>
          <table:table-cell office:value-type="float" office:value="51" table:style-name="ce28">
            <text:p>51</text:p>
          </table:table-cell>
          <table:table-cell office:value-type="float" office:value="28" table:style-name="ce28">
            <text:p>28</text:p>
          </table:table-cell>
          <table:table-cell office:value-type="float" office:value="23" table:style-name="ce28">
            <text:p>23</text:p>
          </table:table-cell>
          <table:table-cell office:value-type="float" office:value="13" table:style-name="ce29">
            <text:p>13</text:p>
          </table:table-cell>
          <table:table-cell office:value-type="float" office:value="23" table:style-name="ce28">
            <text:p>2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46092" table:style-name="ce25">
            <text:p>246,092</text:p>
          </table:table-cell>
          <table:table-cell office:value-type="float" office:value="7046" table:style-name="ce24">
            <text:p>7,046</text:p>
          </table:table-cell>
          <table:table-cell office:value-type="float" office:value="1312" table:style-name="ce22">
            <text:p>1,312</text:p>
          </table:table-cell>
          <table:table-cell office:value-type="float" office:value="1477" table:style-name="ce22">
            <text:p>1,477</text:p>
          </table:table-cell>
          <table:table-cell office:value-type="float" office:value="1396" table:style-name="ce22">
            <text:p>1,396</text:p>
          </table:table-cell>
          <table:table-cell office:value-type="float" office:value="1271" table:style-name="ce22">
            <text:p>1,271</text:p>
          </table:table-cell>
          <table:table-cell office:value-type="float" office:value="1590" table:style-name="ce22">
            <text:p>1,590</text:p>
          </table:table-cell>
          <table:table-cell office:value-type="float" office:value="7443" table:style-name="ce22">
            <text:p>7,443</text:p>
          </table:table-cell>
          <table:table-cell office:value-type="float" office:value="1496" table:style-name="ce22">
            <text:p>1,496</text:p>
          </table:table-cell>
          <table:table-cell office:value-type="float" office:value="1367" table:style-name="ce22">
            <text:p>1,367</text:p>
          </table:table-cell>
          <table:table-cell office:value-type="float" office:value="1371" table:style-name="ce22">
            <text:p>1,371</text:p>
          </table:table-cell>
          <table:table-cell office:value-type="float" office:value="1533" table:style-name="ce22">
            <text:p>1,533</text:p>
          </table:table-cell>
          <table:table-cell office:value-type="float" office:value="1676" table:style-name="ce23">
            <text:p>1,676</text:p>
          </table:table-cell>
          <table:table-cell office:value-type="float" office:value="10057" table:style-name="ce22">
            <text:p>10,057</text:p>
          </table:table-cell>
          <table:table-cell office:value-type="float" office:value="1694" table:style-name="ce22">
            <text:p>1,694</text:p>
          </table:table-cell>
          <table:table-cell office:value-type="float" office:value="1898" table:style-name="ce22">
            <text:p>1,898</text:p>
          </table:table-cell>
          <table:table-cell office:value-type="float" office:value="1883" table:style-name="ce22">
            <text:p>1,883</text:p>
          </table:table-cell>
          <table:table-cell office:value-type="float" office:value="2171" table:style-name="ce22">
            <text:p>2,171</text:p>
          </table:table-cell>
          <table:table-cell office:value-type="float" office:value="2411" table:style-name="ce23">
            <text:p>2,411</text:p>
          </table:table-cell>
          <table:table-cell office:value-type="float" office:value="14562" table:style-name="ce22">
            <text:p>14,562</text:p>
          </table:table-cell>
          <table:table-cell office:value-type="float" office:value="2532" table:style-name="ce22">
            <text:p>2,532</text:p>
          </table:table-cell>
          <table:table-cell office:value-type="float" office:value="2985" table:style-name="ce22">
            <text:p>2,985</text:p>
          </table:table-cell>
          <table:table-cell office:value-type="float" office:value="2920" table:style-name="ce22">
            <text:p>2,920</text:p>
          </table:table-cell>
          <table:table-cell office:value-type="float" office:value="2847" table:style-name="ce22">
            <text:p>2,847</text:p>
          </table:table-cell>
          <table:table-cell office:value-type="float" office:value="3278" table:style-name="ce23">
            <text:p>3,278</text:p>
          </table:table-cell>
          <table:table-cell office:value-type="float" office:value="17018" table:style-name="ce22">
            <text:p>17,018</text:p>
          </table:table-cell>
          <table:table-cell office:value-type="float" office:value="3438" table:style-name="ce22">
            <text:p>3,438</text:p>
          </table:table-cell>
          <table:table-cell office:value-type="float" office:value="3421" table:style-name="ce22">
            <text:p>3,421</text:p>
          </table:table-cell>
          <table:table-cell office:value-type="float" office:value="3447" table:style-name="ce22">
            <text:p>3,447</text:p>
          </table:table-cell>
          <table:table-cell office:value-type="float" office:value="3354" table:style-name="ce22">
            <text:p>3,354</text:p>
          </table:table-cell>
          <table:table-cell office:value-type="float" office:value="3358" table:style-name="ce23">
            <text:p>3,358</text:p>
          </table:table-cell>
          <table:table-cell office:value-type="float" office:value="15767" table:style-name="ce22">
            <text:p>15,767</text:p>
          </table:table-cell>
          <table:table-cell office:value-type="float" office:value="3220" table:style-name="ce22">
            <text:p>3,220</text:p>
          </table:table-cell>
          <table:table-cell office:value-type="float" office:value="3273" table:style-name="ce22">
            <text:p>3,273</text:p>
          </table:table-cell>
          <table:table-cell office:value-type="float" office:value="3193" table:style-name="ce22">
            <text:p>3,193</text:p>
          </table:table-cell>
          <table:table-cell office:value-type="float" office:value="3048" table:style-name="ce22">
            <text:p>3,048</text:p>
          </table:table-cell>
          <table:table-cell office:value-type="float" office:value="3033" table:style-name="ce23">
            <text:p>3,033</text:p>
          </table:table-cell>
          <table:table-cell office:value-type="float" office:value="15894" table:style-name="ce22">
            <text:p>15,894</text:p>
          </table:table-cell>
          <table:table-cell office:value-type="float" office:value="2904" table:style-name="ce22">
            <text:p>2,904</text:p>
          </table:table-cell>
          <table:table-cell office:value-type="float" office:value="2961" table:style-name="ce22">
            <text:p>2,961</text:p>
          </table:table-cell>
          <table:table-cell office:value-type="float" office:value="3267" table:style-name="ce22">
            <text:p>3,267</text:p>
          </table:table-cell>
          <table:table-cell office:value-type="float" office:value="3294" table:style-name="ce22">
            <text:p>3,294</text:p>
          </table:table-cell>
          <table:table-cell office:value-type="float" office:value="3468" table:style-name="ce23">
            <text:p>3,468</text:p>
          </table:table-cell>
          <table:table-cell office:value-type="float" office:value="18357" table:style-name="ce22">
            <text:p>18,357</text:p>
          </table:table-cell>
          <table:table-cell office:value-type="float" office:value="3586" table:style-name="ce22">
            <text:p>3,586</text:p>
          </table:table-cell>
          <table:table-cell office:value-type="float" office:value="3834" table:style-name="ce22">
            <text:p>3,834</text:p>
          </table:table-cell>
          <table:table-cell office:value-type="float" office:value="3581" table:style-name="ce22">
            <text:p>3,581</text:p>
          </table:table-cell>
          <table:table-cell office:value-type="float" office:value="3716" table:style-name="ce22">
            <text:p>3,716</text:p>
          </table:table-cell>
          <table:table-cell office:value-type="float" office:value="3640" table:style-name="ce23">
            <text:p>3,640</text:p>
          </table:table-cell>
          <table:table-cell office:value-type="float" office:value="17342" table:style-name="ce22">
            <text:p>17,342</text:p>
          </table:table-cell>
          <table:table-cell office:value-type="float" office:value="3777" table:style-name="ce22">
            <text:p>3,777</text:p>
          </table:table-cell>
          <table:table-cell office:value-type="float" office:value="3481" table:style-name="ce22">
            <text:p>3,481</text:p>
          </table:table-cell>
          <table:table-cell office:value-type="float" office:value="3320" table:style-name="ce22">
            <text:p>3,320</text:p>
          </table:table-cell>
          <table:table-cell office:value-type="float" office:value="3319" table:style-name="ce22">
            <text:p>3,319</text:p>
          </table:table-cell>
          <table:table-cell office:value-type="float" office:value="3445" table:style-name="ce23">
            <text:p>3,445</text:p>
          </table:table-cell>
          <table:table-cell office:value-type="float" office:value="17947" table:style-name="ce22">
            <text:p>17,947</text:p>
          </table:table-cell>
          <table:table-cell office:value-type="float" office:value="3460" table:style-name="ce22">
            <text:p>3,460</text:p>
          </table:table-cell>
          <table:table-cell office:value-type="float" office:value="3581" table:style-name="ce22">
            <text:p>3,581</text:p>
          </table:table-cell>
          <table:table-cell office:value-type="float" office:value="3604" table:style-name="ce22">
            <text:p>3,604</text:p>
          </table:table-cell>
          <table:table-cell office:value-type="float" office:value="3627" table:style-name="ce22">
            <text:p>3,627</text:p>
          </table:table-cell>
          <table:table-cell office:value-type="float" office:value="3675" table:style-name="ce23">
            <text:p>3,675</text:p>
          </table:table-cell>
          <table:table-cell office:value-type="float" office:value="18788" table:style-name="ce22">
            <text:p>18,788</text:p>
          </table:table-cell>
          <table:table-cell office:value-type="float" office:value="3590" table:style-name="ce22">
            <text:p>3,590</text:p>
          </table:table-cell>
          <table:table-cell office:value-type="float" office:value="3798" table:style-name="ce22">
            <text:p>3,798</text:p>
          </table:table-cell>
          <table:table-cell office:value-type="float" office:value="3715" table:style-name="ce22">
            <text:p>3,715</text:p>
          </table:table-cell>
          <table:table-cell office:value-type="float" office:value="3850" table:style-name="ce22">
            <text:p>3,850</text:p>
          </table:table-cell>
          <table:table-cell office:value-type="float" office:value="3835" table:style-name="ce23">
            <text:p>3,835</text:p>
          </table:table-cell>
          <table:table-cell office:value-type="float" office:value="18793" table:style-name="ce22">
            <text:p>18,793</text:p>
          </table:table-cell>
          <table:table-cell office:value-type="float" office:value="4020" table:style-name="ce22">
            <text:p>4,020</text:p>
          </table:table-cell>
          <table:table-cell office:value-type="float" office:value="3813" table:style-name="ce22">
            <text:p>3,813</text:p>
          </table:table-cell>
          <table:table-cell office:value-type="float" office:value="3766" table:style-name="ce22">
            <text:p>3,766</text:p>
          </table:table-cell>
          <table:table-cell office:value-type="float" office:value="3859" table:style-name="ce22">
            <text:p>3,859</text:p>
          </table:table-cell>
          <table:table-cell office:value-type="float" office:value="3335" table:style-name="ce23">
            <text:p>3,335</text:p>
          </table:table-cell>
          <table:table-cell office:value-type="float" office:value="16493" table:style-name="ce22">
            <text:p>16,493</text:p>
          </table:table-cell>
          <table:table-cell office:value-type="float" office:value="3365" table:style-name="ce22">
            <text:p>3,365</text:p>
          </table:table-cell>
          <table:table-cell office:value-type="float" office:value="3401" table:style-name="ce22">
            <text:p>3,401</text:p>
          </table:table-cell>
          <table:table-cell office:value-type="float" office:value="3399" table:style-name="ce22">
            <text:p>3,399</text:p>
          </table:table-cell>
          <table:table-cell office:value-type="float" office:value="3288" table:style-name="ce22">
            <text:p>3,288</text:p>
          </table:table-cell>
          <table:table-cell office:value-type="float" office:value="3040" table:style-name="ce23">
            <text:p>3,040</text:p>
          </table:table-cell>
          <table:table-cell office:value-type="float" office:value="13850" table:style-name="ce22">
            <text:p>13,850</text:p>
          </table:table-cell>
          <table:table-cell office:value-type="float" office:value="3161" table:style-name="ce22">
            <text:p>3,161</text:p>
          </table:table-cell>
          <table:table-cell office:value-type="float" office:value="3031" table:style-name="ce22">
            <text:p>3,031</text:p>
          </table:table-cell>
          <table:table-cell office:value-type="float" office:value="2556" table:style-name="ce22">
            <text:p>2,556</text:p>
          </table:table-cell>
          <table:table-cell office:value-type="float" office:value="2704" table:style-name="ce22">
            <text:p>2,704</text:p>
          </table:table-cell>
          <table:table-cell office:value-type="float" office:value="2398" table:style-name="ce23">
            <text:p>2,398</text:p>
          </table:table-cell>
          <table:table-cell office:value-type="float" office:value="9665" table:style-name="ce22">
            <text:p>9,665</text:p>
          </table:table-cell>
          <table:table-cell office:value-type="float" office:value="1840" table:style-name="ce22">
            <text:p>1,840</text:p>
          </table:table-cell>
          <table:table-cell office:value-type="float" office:value="1616" table:style-name="ce22">
            <text:p>1,616</text:p>
          </table:table-cell>
          <table:table-cell office:value-type="float" office:value="1959" table:style-name="ce22">
            <text:p>1,959</text:p>
          </table:table-cell>
          <table:table-cell office:value-type="float" office:value="2101" table:style-name="ce22">
            <text:p>2,101</text:p>
          </table:table-cell>
          <table:table-cell office:value-type="float" office:value="2149" table:style-name="ce23">
            <text:p>2,149</text:p>
          </table:table-cell>
          <table:table-cell office:value-type="float" office:value="10798" table:style-name="ce22">
            <text:p>10,798</text:p>
          </table:table-cell>
          <table:table-cell office:value-type="float" office:value="2135" table:style-name="ce22">
            <text:p>2,135</text:p>
          </table:table-cell>
          <table:table-cell office:value-type="float" office:value="2251" table:style-name="ce22">
            <text:p>2,251</text:p>
          </table:table-cell>
          <table:table-cell office:value-type="float" office:value="2264" table:style-name="ce22">
            <text:p>2,264</text:p>
          </table:table-cell>
          <table:table-cell office:value-type="float" office:value="2225" table:style-name="ce22">
            <text:p>2,225</text:p>
          </table:table-cell>
          <table:table-cell office:value-type="float" office:value="1923" table:style-name="ce23">
            <text:p>1,923</text:p>
          </table:table-cell>
          <table:table-cell office:value-type="float" office:value="8720" table:style-name="ce22">
            <text:p>8,720</text:p>
          </table:table-cell>
          <table:table-cell office:value-type="float" office:value="1982" table:style-name="ce22">
            <text:p>1,982</text:p>
          </table:table-cell>
          <table:table-cell office:value-type="float" office:value="1811" table:style-name="ce22">
            <text:p>1,811</text:p>
          </table:table-cell>
          <table:table-cell office:value-type="float" office:value="1771" table:style-name="ce22">
            <text:p>1,771</text:p>
          </table:table-cell>
          <table:table-cell office:value-type="float" office:value="1703" table:style-name="ce22">
            <text:p>1,703</text:p>
          </table:table-cell>
          <table:table-cell office:value-type="float" office:value="1453" table:style-name="ce23">
            <text:p>1,453</text:p>
          </table:table-cell>
          <table:table-cell office:value-type="float" office:value="5295" table:style-name="ce22">
            <text:p>5,295</text:p>
          </table:table-cell>
          <table:table-cell office:value-type="float" office:value="1372" table:style-name="ce22">
            <text:p>1,372</text:p>
          </table:table-cell>
          <table:table-cell office:value-type="float" office:value="1216" table:style-name="ce22">
            <text:p>1,216</text:p>
          </table:table-cell>
          <table:table-cell office:value-type="float" office:value="1108" table:style-name="ce22">
            <text:p>1,108</text:p>
          </table:table-cell>
          <table:table-cell office:value-type="float" office:value="870" table:style-name="ce22">
            <text:p>870</text:p>
          </table:table-cell>
          <table:table-cell office:value-type="float" office:value="729" table:style-name="ce23">
            <text:p>729</text:p>
          </table:table-cell>
          <table:table-cell office:value-type="float" office:value="1788" table:style-name="ce22">
            <text:p>1,788</text:p>
          </table:table-cell>
          <table:table-cell office:value-type="float" office:value="568" table:style-name="ce22">
            <text:p>568</text:p>
          </table:table-cell>
          <table:table-cell office:value-type="float" office:value="462" table:style-name="ce22">
            <text:p>462</text:p>
          </table:table-cell>
          <table:table-cell office:value-type="float" office:value="305" table:style-name="ce22">
            <text:p>305</text:p>
          </table:table-cell>
          <table:table-cell office:value-type="float" office:value="259" table:style-name="ce22">
            <text:p>259</text:p>
          </table:table-cell>
          <table:table-cell office:value-type="float" office:value="194" table:style-name="ce23">
            <text:p>194</text:p>
          </table:table-cell>
          <table:table-cell office:value-type="float" office:value="427" table:style-name="ce22">
            <text:p>427</text:p>
          </table:table-cell>
          <table:table-cell office:value-type="float" office:value="175" table:style-name="ce22">
            <text:p>175</text:p>
          </table:table-cell>
          <table:table-cell office:value-type="float" office:value="119" table:style-name="ce22">
            <text:p>119</text:p>
          </table:table-cell>
          <table:table-cell office:value-type="float" office:value="66" table:style-name="ce22">
            <text:p>66</text:p>
          </table:table-cell>
          <table:table-cell office:value-type="float" office:value="31" table:style-name="ce22">
            <text:p>31</text:p>
          </table:table-cell>
          <table:table-cell office:value-type="float" office:value="36" table:style-name="ce23">
            <text:p>36</text:p>
          </table:table-cell>
          <table:table-cell office:value-type="float" office:value="42" table:style-name="ce22">
            <text:p>4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832489" table:style-name="ce16">
            <text:p>832,489</text:p>
          </table:table-cell>
          <table:table-cell office:value-type="float" office:value="27296" table:style-name="ce16">
            <text:p>27,296</text:p>
          </table:table-cell>
          <table:table-cell office:value-type="float" office:value="4962" table:style-name="ce16">
            <text:p>4,962</text:p>
          </table:table-cell>
          <table:table-cell office:value-type="float" office:value="5442" table:style-name="ce16">
            <text:p>5,442</text:p>
          </table:table-cell>
          <table:table-cell office:value-type="float" office:value="5641" table:style-name="ce16">
            <text:p>5,641</text:p>
          </table:table-cell>
          <table:table-cell office:value-type="float" office:value="5264" table:style-name="ce16">
            <text:p>5,264</text:p>
          </table:table-cell>
          <table:table-cell office:value-type="float" office:value="5987" table:style-name="ce16">
            <text:p>5,987</text:p>
          </table:table-cell>
          <table:table-cell office:value-type="float" office:value="28663" table:style-name="ce16">
            <text:p>28,663</text:p>
          </table:table-cell>
          <table:table-cell office:value-type="float" office:value="5896" table:style-name="ce16">
            <text:p>5,896</text:p>
          </table:table-cell>
          <table:table-cell office:value-type="float" office:value="5244" table:style-name="ce16">
            <text:p>5,244</text:p>
          </table:table-cell>
          <table:table-cell office:value-type="float" office:value="5489" table:style-name="ce16">
            <text:p>5,489</text:p>
          </table:table-cell>
          <table:table-cell office:value-type="float" office:value="5875" table:style-name="ce16">
            <text:p>5,875</text:p>
          </table:table-cell>
          <table:table-cell office:value-type="float" office:value="6159" table:style-name="ce17">
            <text:p>6,159</text:p>
          </table:table-cell>
          <table:table-cell office:value-type="float" office:value="36493" table:style-name="ce16">
            <text:p>36,493</text:p>
          </table:table-cell>
          <table:table-cell office:value-type="float" office:value="6544" table:style-name="ce16">
            <text:p>6,544</text:p>
          </table:table-cell>
          <table:table-cell office:value-type="float" office:value="6846" table:style-name="ce16">
            <text:p>6,846</text:p>
          </table:table-cell>
          <table:table-cell office:value-type="float" office:value="7323" table:style-name="ce16">
            <text:p>7,323</text:p>
          </table:table-cell>
          <table:table-cell office:value-type="float" office:value="7530" table:style-name="ce16">
            <text:p>7,530</text:p>
          </table:table-cell>
          <table:table-cell office:value-type="float" office:value="8250" table:style-name="ce17">
            <text:p>8,250</text:p>
          </table:table-cell>
          <table:table-cell office:value-type="float" office:value="49160" table:style-name="ce16">
            <text:p>49,160</text:p>
          </table:table-cell>
          <table:table-cell office:value-type="float" office:value="8295" table:style-name="ce16">
            <text:p>8,295</text:p>
          </table:table-cell>
          <table:table-cell office:value-type="float" office:value="9895" table:style-name="ce16">
            <text:p>9,895</text:p>
          </table:table-cell>
          <table:table-cell office:value-type="float" office:value="10024" table:style-name="ce16">
            <text:p>10,024</text:p>
          </table:table-cell>
          <table:table-cell office:value-type="float" office:value="9779" table:style-name="ce16">
            <text:p>9,779</text:p>
          </table:table-cell>
          <table:table-cell office:value-type="float" office:value="11167" table:style-name="ce17">
            <text:p>11,167</text:p>
          </table:table-cell>
          <table:table-cell office:value-type="float" office:value="60710" table:style-name="ce16">
            <text:p>60,710</text:p>
          </table:table-cell>
          <table:table-cell office:value-type="float" office:value="12196" table:style-name="ce16">
            <text:p>12,196</text:p>
          </table:table-cell>
          <table:table-cell office:value-type="float" office:value="12251" table:style-name="ce16">
            <text:p>12,251</text:p>
          </table:table-cell>
          <table:table-cell office:value-type="float" office:value="12405" table:style-name="ce16">
            <text:p>12,405</text:p>
          </table:table-cell>
          <table:table-cell office:value-type="float" office:value="11872" table:style-name="ce16">
            <text:p>11,872</text:p>
          </table:table-cell>
          <table:table-cell office:value-type="float" office:value="11986" table:style-name="ce17">
            <text:p>11,986</text:p>
          </table:table-cell>
          <table:table-cell office:value-type="float" office:value="57054" table:style-name="ce16">
            <text:p>57,054</text:p>
          </table:table-cell>
          <table:table-cell office:value-type="float" office:value="11629" table:style-name="ce16">
            <text:p>11,629</text:p>
          </table:table-cell>
          <table:table-cell office:value-type="float" office:value="11506" table:style-name="ce16">
            <text:p>11,506</text:p>
          </table:table-cell>
          <table:table-cell office:value-type="float" office:value="11402" table:style-name="ce16">
            <text:p>11,402</text:p>
          </table:table-cell>
          <table:table-cell office:value-type="float" office:value="11463" table:style-name="ce16">
            <text:p>11,463</text:p>
          </table:table-cell>
          <table:table-cell office:value-type="float" office:value="11054" table:style-name="ce17">
            <text:p>11,054</text:p>
          </table:table-cell>
          <table:table-cell office:value-type="float" office:value="57900" table:style-name="ce16">
            <text:p>57,900</text:p>
          </table:table-cell>
          <table:table-cell office:value-type="float" office:value="10536" table:style-name="ce16">
            <text:p>10,536</text:p>
          </table:table-cell>
          <table:table-cell office:value-type="float" office:value="10850" table:style-name="ce16">
            <text:p>10,850</text:p>
          </table:table-cell>
          <table:table-cell office:value-type="float" office:value="11672" table:style-name="ce16">
            <text:p>11,672</text:p>
          </table:table-cell>
          <table:table-cell office:value-type="float" office:value="12124" table:style-name="ce16">
            <text:p>12,124</text:p>
          </table:table-cell>
          <table:table-cell office:value-type="float" office:value="12718" table:style-name="ce17">
            <text:p>12,718</text:p>
          </table:table-cell>
          <table:table-cell office:value-type="float" office:value="65672" table:style-name="ce16">
            <text:p>65,672</text:p>
          </table:table-cell>
          <table:table-cell office:value-type="float" office:value="12868" table:style-name="ce16">
            <text:p>12,868</text:p>
          </table:table-cell>
          <table:table-cell office:value-type="float" office:value="13054" table:style-name="ce16">
            <text:p>13,054</text:p>
          </table:table-cell>
          <table:table-cell office:value-type="float" office:value="13559" table:style-name="ce16">
            <text:p>13,559</text:p>
          </table:table-cell>
          <table:table-cell office:value-type="float" office:value="13202" table:style-name="ce16">
            <text:p>13,202</text:p>
          </table:table-cell>
          <table:table-cell office:value-type="float" office:value="12989" table:style-name="ce17">
            <text:p>12,989</text:p>
          </table:table-cell>
          <table:table-cell office:value-type="float" office:value="61102" table:style-name="ce16">
            <text:p>61,102</text:p>
          </table:table-cell>
          <table:table-cell office:value-type="float" office:value="13478" table:style-name="ce16">
            <text:p>13,478</text:p>
          </table:table-cell>
          <table:table-cell office:value-type="float" office:value="12555" table:style-name="ce16">
            <text:p>12,555</text:p>
          </table:table-cell>
          <table:table-cell office:value-type="float" office:value="11730" table:style-name="ce16">
            <text:p>11,730</text:p>
          </table:table-cell>
          <table:table-cell office:value-type="float" office:value="11600" table:style-name="ce16">
            <text:p>11,600</text:p>
          </table:table-cell>
          <table:table-cell office:value-type="float" office:value="11739" table:style-name="ce17">
            <text:p>11,739</text:p>
          </table:table-cell>
          <table:table-cell office:value-type="float" office:value="64638" table:style-name="ce16">
            <text:p>64,638</text:p>
          </table:table-cell>
          <table:table-cell office:value-type="float" office:value="12375" table:style-name="ce16">
            <text:p>12,375</text:p>
          </table:table-cell>
          <table:table-cell office:value-type="float" office:value="12788" table:style-name="ce16">
            <text:p>12,788</text:p>
          </table:table-cell>
          <table:table-cell office:value-type="float" office:value="13048" table:style-name="ce16">
            <text:p>13,048</text:p>
          </table:table-cell>
          <table:table-cell office:value-type="float" office:value="13023" table:style-name="ce16">
            <text:p>13,023</text:p>
          </table:table-cell>
          <table:table-cell office:value-type="float" office:value="13404" table:style-name="ce17">
            <text:p>13,404</text:p>
          </table:table-cell>
          <table:table-cell office:value-type="float" office:value="68418" table:style-name="ce16">
            <text:p>68,418</text:p>
          </table:table-cell>
          <table:table-cell office:value-type="float" office:value="13323" table:style-name="ce16">
            <text:p>13,323</text:p>
          </table:table-cell>
          <table:table-cell office:value-type="float" office:value="13660" table:style-name="ce16">
            <text:p>13,660</text:p>
          </table:table-cell>
          <table:table-cell office:value-type="float" office:value="13865" table:style-name="ce16">
            <text:p>13,865</text:p>
          </table:table-cell>
          <table:table-cell office:value-type="float" office:value="13933" table:style-name="ce16">
            <text:p>13,933</text:p>
          </table:table-cell>
          <table:table-cell office:value-type="float" office:value="13637" table:style-name="ce17">
            <text:p>13,637</text:p>
          </table:table-cell>
          <table:table-cell office:value-type="float" office:value="67273" table:style-name="ce16">
            <text:p>67,273</text:p>
          </table:table-cell>
          <table:table-cell office:value-type="float" office:value="14373" table:style-name="ce16">
            <text:p>14,373</text:p>
          </table:table-cell>
          <table:table-cell office:value-type="float" office:value="13477" table:style-name="ce16">
            <text:p>13,477</text:p>
          </table:table-cell>
          <table:table-cell office:value-type="float" office:value="13590" table:style-name="ce16">
            <text:p>13,590</text:p>
          </table:table-cell>
          <table:table-cell office:value-type="float" office:value="13432" table:style-name="ce16">
            <text:p>13,432</text:p>
          </table:table-cell>
          <table:table-cell office:value-type="float" office:value="12401" table:style-name="ce17">
            <text:p>12,401</text:p>
          </table:table-cell>
          <table:table-cell office:value-type="float" office:value="59031" table:style-name="ce16">
            <text:p>59,031</text:p>
          </table:table-cell>
          <table:table-cell office:value-type="float" office:value="12409" table:style-name="ce16">
            <text:p>12,409</text:p>
          </table:table-cell>
          <table:table-cell office:value-type="float" office:value="12316" table:style-name="ce16">
            <text:p>12,316</text:p>
          </table:table-cell>
          <table:table-cell office:value-type="float" office:value="12000" table:style-name="ce16">
            <text:p>12,000</text:p>
          </table:table-cell>
          <table:table-cell office:value-type="float" office:value="11593" table:style-name="ce16">
            <text:p>11,593</text:p>
          </table:table-cell>
          <table:table-cell office:value-type="float" office:value="10713" table:style-name="ce17">
            <text:p>10,713</text:p>
          </table:table-cell>
          <table:table-cell office:value-type="float" office:value="45200" table:style-name="ce16">
            <text:p>45,200</text:p>
          </table:table-cell>
          <table:table-cell office:value-type="float" office:value="10756" table:style-name="ce16">
            <text:p>10,756</text:p>
          </table:table-cell>
          <table:table-cell office:value-type="float" office:value="10351" table:style-name="ce16">
            <text:p>10,351</text:p>
          </table:table-cell>
          <table:table-cell office:value-type="float" office:value="8346" table:style-name="ce16">
            <text:p>8,346</text:p>
          </table:table-cell>
          <table:table-cell office:value-type="float" office:value="8166" table:style-name="ce16">
            <text:p>8,166</text:p>
          </table:table-cell>
          <table:table-cell office:value-type="float" office:value="7581" table:style-name="ce17">
            <text:p>7,581</text:p>
          </table:table-cell>
          <table:table-cell office:value-type="float" office:value="26884" table:style-name="ce16">
            <text:p>26,884</text:p>
          </table:table-cell>
          <table:table-cell office:value-type="float" office:value="5679" table:style-name="ce16">
            <text:p>5,679</text:p>
          </table:table-cell>
          <table:table-cell office:value-type="float" office:value="4617" table:style-name="ce16">
            <text:p>4,617</text:p>
          </table:table-cell>
          <table:table-cell office:value-type="float" office:value="5314" table:style-name="ce16">
            <text:p>5,314</text:p>
          </table:table-cell>
          <table:table-cell office:value-type="float" office:value="5762" table:style-name="ce16">
            <text:p>5,762</text:p>
          </table:table-cell>
          <table:table-cell office:value-type="float" office:value="5512" table:style-name="ce17">
            <text:p>5,512</text:p>
          </table:table-cell>
          <table:table-cell office:value-type="float" office:value="26017" table:style-name="ce16">
            <text:p>26,017</text:p>
          </table:table-cell>
          <table:table-cell office:value-type="float" office:value="5652" table:style-name="ce16">
            <text:p>5,652</text:p>
          </table:table-cell>
          <table:table-cell office:value-type="float" office:value="5613" table:style-name="ce16">
            <text:p>5,613</text:p>
          </table:table-cell>
          <table:table-cell office:value-type="float" office:value="5218" table:style-name="ce16">
            <text:p>5,218</text:p>
          </table:table-cell>
          <table:table-cell office:value-type="float" office:value="4968" table:style-name="ce16">
            <text:p>4,968</text:p>
          </table:table-cell>
          <table:table-cell office:value-type="float" office:value="4566" table:style-name="ce17">
            <text:p>4,566</text:p>
          </table:table-cell>
          <table:table-cell office:value-type="float" office:value="17613" table:style-name="ce16">
            <text:p>17,613</text:p>
          </table:table-cell>
          <table:table-cell office:value-type="float" office:value="4291" table:style-name="ce16">
            <text:p>4,291</text:p>
          </table:table-cell>
          <table:table-cell office:value-type="float" office:value="3831" table:style-name="ce16">
            <text:p>3,831</text:p>
          </table:table-cell>
          <table:table-cell office:value-type="float" office:value="3558" table:style-name="ce16">
            <text:p>3,558</text:p>
          </table:table-cell>
          <table:table-cell office:value-type="float" office:value="3098" table:style-name="ce16">
            <text:p>3,098</text:p>
          </table:table-cell>
          <table:table-cell office:value-type="float" office:value="2835" table:style-name="ce17">
            <text:p>2,835</text:p>
          </table:table-cell>
          <table:table-cell office:value-type="float" office:value="9576" table:style-name="ce16">
            <text:p>9,576</text:p>
          </table:table-cell>
          <table:table-cell office:value-type="float" office:value="2398" table:style-name="ce16">
            <text:p>2,398</text:p>
          </table:table-cell>
          <table:table-cell office:value-type="float" office:value="2355" table:style-name="ce16">
            <text:p>2,355</text:p>
          </table:table-cell>
          <table:table-cell office:value-type="float" office:value="1987" table:style-name="ce16">
            <text:p>1,987</text:p>
          </table:table-cell>
          <table:table-cell office:value-type="float" office:value="1610" table:style-name="ce16">
            <text:p>1,610</text:p>
          </table:table-cell>
          <table:table-cell office:value-type="float" office:value="1226" table:style-name="ce17">
            <text:p>1,226</text:p>
          </table:table-cell>
          <table:table-cell office:value-type="float" office:value="3109" table:style-name="ce16">
            <text:p>3,109</text:p>
          </table:table-cell>
          <table:table-cell office:value-type="float" office:value="1043" table:style-name="ce16">
            <text:p>1,043</text:p>
          </table:table-cell>
          <table:table-cell office:value-type="float" office:value="783" table:style-name="ce16">
            <text:p>783</text:p>
          </table:table-cell>
          <table:table-cell office:value-type="float" office:value="548" table:style-name="ce16">
            <text:p>548</text:p>
          </table:table-cell>
          <table:table-cell office:value-type="float" office:value="437" table:style-name="ce16">
            <text:p>437</text:p>
          </table:table-cell>
          <table:table-cell office:value-type="float" office:value="298" table:style-name="ce17">
            <text:p>298</text:p>
          </table:table-cell>
          <table:table-cell office:value-type="float" office:value="599" table:style-name="ce16">
            <text:p>599</text:p>
          </table:table-cell>
          <table:table-cell office:value-type="float" office:value="232" table:style-name="ce16">
            <text:p>232</text:p>
          </table:table-cell>
          <table:table-cell office:value-type="float" office:value="138" table:style-name="ce16">
            <text:p>138</text:p>
          </table:table-cell>
          <table:table-cell office:value-type="float" office:value="116" table:style-name="ce16">
            <text:p>116</text:p>
          </table:table-cell>
          <table:table-cell office:value-type="float" office:value="66" table:style-name="ce16">
            <text:p>66</text:p>
          </table:table-cell>
          <table:table-cell office:value-type="float" office:value="47" table:style-name="ce17">
            <text:p>47</text:p>
          </table:table-cell>
          <table:table-cell office:value-type="float" office:value="81" table:style-name="ce16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屏東縣</text:p>
          </table:table-cell>
          <table:table-cell office:value-type="string" table:style-name="ce18">
            <text:p>男</text:p>
          </table:table-cell>
          <table:table-cell office:value-type="float" office:value="425970" table:style-name="ce16">
            <text:p>425,970</text:p>
          </table:table-cell>
          <table:table-cell office:value-type="float" office:value="14251" table:style-name="ce16">
            <text:p>14,251</text:p>
          </table:table-cell>
          <table:table-cell office:value-type="float" office:value="2629" table:style-name="ce16">
            <text:p>2,629</text:p>
          </table:table-cell>
          <table:table-cell office:value-type="float" office:value="2834" table:style-name="ce16">
            <text:p>2,834</text:p>
          </table:table-cell>
          <table:table-cell office:value-type="float" office:value="2933" table:style-name="ce16">
            <text:p>2,933</text:p>
          </table:table-cell>
          <table:table-cell office:value-type="float" office:value="2707" table:style-name="ce16">
            <text:p>2,707</text:p>
          </table:table-cell>
          <table:table-cell office:value-type="float" office:value="3148" table:style-name="ce16">
            <text:p>3,148</text:p>
          </table:table-cell>
          <table:table-cell office:value-type="float" office:value="15053" table:style-name="ce16">
            <text:p>15,053</text:p>
          </table:table-cell>
          <table:table-cell office:value-type="float" office:value="3095" table:style-name="ce16">
            <text:p>3,095</text:p>
          </table:table-cell>
          <table:table-cell office:value-type="float" office:value="2762" table:style-name="ce16">
            <text:p>2,762</text:p>
          </table:table-cell>
          <table:table-cell office:value-type="float" office:value="2866" table:style-name="ce16">
            <text:p>2,866</text:p>
          </table:table-cell>
          <table:table-cell office:value-type="float" office:value="3058" table:style-name="ce16">
            <text:p>3,058</text:p>
          </table:table-cell>
          <table:table-cell office:value-type="float" office:value="3272" table:style-name="ce17">
            <text:p>3,272</text:p>
          </table:table-cell>
          <table:table-cell office:value-type="float" office:value="19083" table:style-name="ce16">
            <text:p>19,083</text:p>
          </table:table-cell>
          <table:table-cell office:value-type="float" office:value="3377" table:style-name="ce16">
            <text:p>3,377</text:p>
          </table:table-cell>
          <table:table-cell office:value-type="float" office:value="3624" table:style-name="ce16">
            <text:p>3,624</text:p>
          </table:table-cell>
          <table:table-cell office:value-type="float" office:value="3782" table:style-name="ce16">
            <text:p>3,782</text:p>
          </table:table-cell>
          <table:table-cell office:value-type="float" office:value="3999" table:style-name="ce16">
            <text:p>3,999</text:p>
          </table:table-cell>
          <table:table-cell office:value-type="float" office:value="4301" table:style-name="ce17">
            <text:p>4,301</text:p>
          </table:table-cell>
          <table:table-cell office:value-type="float" office:value="25653" table:style-name="ce16">
            <text:p>25,653</text:p>
          </table:table-cell>
          <table:table-cell office:value-type="float" office:value="4227" table:style-name="ce16">
            <text:p>4,227</text:p>
          </table:table-cell>
          <table:table-cell office:value-type="float" office:value="5196" table:style-name="ce16">
            <text:p>5,196</text:p>
          </table:table-cell>
          <table:table-cell office:value-type="float" office:value="5281" table:style-name="ce16">
            <text:p>5,281</text:p>
          </table:table-cell>
          <table:table-cell office:value-type="float" office:value="5127" table:style-name="ce16">
            <text:p>5,127</text:p>
          </table:table-cell>
          <table:table-cell office:value-type="float" office:value="5822" table:style-name="ce17">
            <text:p>5,822</text:p>
          </table:table-cell>
          <table:table-cell office:value-type="float" office:value="31724" table:style-name="ce16">
            <text:p>31,724</text:p>
          </table:table-cell>
          <table:table-cell office:value-type="float" office:value="6451" table:style-name="ce16">
            <text:p>6,451</text:p>
          </table:table-cell>
          <table:table-cell office:value-type="float" office:value="6420" table:style-name="ce16">
            <text:p>6,420</text:p>
          </table:table-cell>
          <table:table-cell office:value-type="float" office:value="6425" table:style-name="ce16">
            <text:p>6,425</text:p>
          </table:table-cell>
          <table:table-cell office:value-type="float" office:value="6202" table:style-name="ce16">
            <text:p>6,202</text:p>
          </table:table-cell>
          <table:table-cell office:value-type="float" office:value="6226" table:style-name="ce17">
            <text:p>6,226</text:p>
          </table:table-cell>
          <table:table-cell office:value-type="float" office:value="29951" table:style-name="ce16">
            <text:p>29,951</text:p>
          </table:table-cell>
          <table:table-cell office:value-type="float" office:value="6087" table:style-name="ce16">
            <text:p>6,087</text:p>
          </table:table-cell>
          <table:table-cell office:value-type="float" office:value="6084" table:style-name="ce16">
            <text:p>6,084</text:p>
          </table:table-cell>
          <table:table-cell office:value-type="float" office:value="5854" table:style-name="ce16">
            <text:p>5,854</text:p>
          </table:table-cell>
          <table:table-cell office:value-type="float" office:value="6012" table:style-name="ce16">
            <text:p>6,012</text:p>
          </table:table-cell>
          <table:table-cell office:value-type="float" office:value="5914" table:style-name="ce17">
            <text:p>5,914</text:p>
          </table:table-cell>
          <table:table-cell office:value-type="float" office:value="30444" table:style-name="ce16">
            <text:p>30,444</text:p>
          </table:table-cell>
          <table:table-cell office:value-type="float" office:value="5584" table:style-name="ce16">
            <text:p>5,584</text:p>
          </table:table-cell>
          <table:table-cell office:value-type="float" office:value="5744" table:style-name="ce16">
            <text:p>5,744</text:p>
          </table:table-cell>
          <table:table-cell office:value-type="float" office:value="6103" table:style-name="ce16">
            <text:p>6,103</text:p>
          </table:table-cell>
          <table:table-cell office:value-type="float" office:value="6425" table:style-name="ce16">
            <text:p>6,425</text:p>
          </table:table-cell>
          <table:table-cell office:value-type="float" office:value="6588" table:style-name="ce17">
            <text:p>6,588</text:p>
          </table:table-cell>
          <table:table-cell office:value-type="float" office:value="34173" table:style-name="ce16">
            <text:p>34,173</text:p>
          </table:table-cell>
          <table:table-cell office:value-type="float" office:value="6696" table:style-name="ce16">
            <text:p>6,696</text:p>
          </table:table-cell>
          <table:table-cell office:value-type="float" office:value="6807" table:style-name="ce16">
            <text:p>6,807</text:p>
          </table:table-cell>
          <table:table-cell office:value-type="float" office:value="7043" table:style-name="ce16">
            <text:p>7,043</text:p>
          </table:table-cell>
          <table:table-cell office:value-type="float" office:value="6921" table:style-name="ce16">
            <text:p>6,921</text:p>
          </table:table-cell>
          <table:table-cell office:value-type="float" office:value="6706" table:style-name="ce17">
            <text:p>6,706</text:p>
          </table:table-cell>
          <table:table-cell office:value-type="float" office:value="31510" table:style-name="ce16">
            <text:p>31,510</text:p>
          </table:table-cell>
          <table:table-cell office:value-type="float" office:value="7003" table:style-name="ce16">
            <text:p>7,003</text:p>
          </table:table-cell>
          <table:table-cell office:value-type="float" office:value="6471" table:style-name="ce16">
            <text:p>6,471</text:p>
          </table:table-cell>
          <table:table-cell office:value-type="float" office:value="6045" table:style-name="ce16">
            <text:p>6,045</text:p>
          </table:table-cell>
          <table:table-cell office:value-type="float" office:value="5958" table:style-name="ce16">
            <text:p>5,958</text:p>
          </table:table-cell>
          <table:table-cell office:value-type="float" office:value="6033" table:style-name="ce17">
            <text:p>6,033</text:p>
          </table:table-cell>
          <table:table-cell office:value-type="float" office:value="33638" table:style-name="ce16">
            <text:p>33,638</text:p>
          </table:table-cell>
          <table:table-cell office:value-type="float" office:value="6379" table:style-name="ce16">
            <text:p>6,379</text:p>
          </table:table-cell>
          <table:table-cell office:value-type="float" office:value="6647" table:style-name="ce16">
            <text:p>6,647</text:p>
          </table:table-cell>
          <table:table-cell office:value-type="float" office:value="6731" table:style-name="ce16">
            <text:p>6,731</text:p>
          </table:table-cell>
          <table:table-cell office:value-type="float" office:value="6734" table:style-name="ce16">
            <text:p>6,734</text:p>
          </table:table-cell>
          <table:table-cell office:value-type="float" office:value="7147" table:style-name="ce17">
            <text:p>7,147</text:p>
          </table:table-cell>
          <table:table-cell office:value-type="float" office:value="35861" table:style-name="ce16">
            <text:p>35,861</text:p>
          </table:table-cell>
          <table:table-cell office:value-type="float" office:value="7139" table:style-name="ce16">
            <text:p>7,139</text:p>
          </table:table-cell>
          <table:table-cell office:value-type="float" office:value="7123" table:style-name="ce16">
            <text:p>7,123</text:p>
          </table:table-cell>
          <table:table-cell office:value-type="float" office:value="7268" table:style-name="ce16">
            <text:p>7,268</text:p>
          </table:table-cell>
          <table:table-cell office:value-type="float" office:value="7297" table:style-name="ce16">
            <text:p>7,297</text:p>
          </table:table-cell>
          <table:table-cell office:value-type="float" office:value="7034" table:style-name="ce17">
            <text:p>7,034</text:p>
          </table:table-cell>
          <table:table-cell office:value-type="float" office:value="34375" table:style-name="ce16">
            <text:p>34,375</text:p>
          </table:table-cell>
          <table:table-cell office:value-type="float" office:value="7449" table:style-name="ce16">
            <text:p>7,449</text:p>
          </table:table-cell>
          <table:table-cell office:value-type="float" office:value="6946" table:style-name="ce16">
            <text:p>6,946</text:p>
          </table:table-cell>
          <table:table-cell office:value-type="float" office:value="6944" table:style-name="ce16">
            <text:p>6,944</text:p>
          </table:table-cell>
          <table:table-cell office:value-type="float" office:value="6874" table:style-name="ce16">
            <text:p>6,874</text:p>
          </table:table-cell>
          <table:table-cell office:value-type="float" office:value="6162" table:style-name="ce17">
            <text:p>6,162</text:p>
          </table:table-cell>
          <table:table-cell office:value-type="float" office:value="29379" table:style-name="ce16">
            <text:p>29,379</text:p>
          </table:table-cell>
          <table:table-cell office:value-type="float" office:value="6185" table:style-name="ce16">
            <text:p>6,185</text:p>
          </table:table-cell>
          <table:table-cell office:value-type="float" office:value="6105" table:style-name="ce16">
            <text:p>6,105</text:p>
          </table:table-cell>
          <table:table-cell office:value-type="float" office:value="5981" table:style-name="ce16">
            <text:p>5,981</text:p>
          </table:table-cell>
          <table:table-cell office:value-type="float" office:value="5802" table:style-name="ce16">
            <text:p>5,802</text:p>
          </table:table-cell>
          <table:table-cell office:value-type="float" office:value="5306" table:style-name="ce17">
            <text:p>5,306</text:p>
          </table:table-cell>
          <table:table-cell office:value-type="float" office:value="22376" table:style-name="ce16">
            <text:p>22,376</text:p>
          </table:table-cell>
          <table:table-cell office:value-type="float" office:value="5420" table:style-name="ce16">
            <text:p>5,420</text:p>
          </table:table-cell>
          <table:table-cell office:value-type="float" office:value="5167" table:style-name="ce16">
            <text:p>5,167</text:p>
          </table:table-cell>
          <table:table-cell office:value-type="float" office:value="4085" table:style-name="ce16">
            <text:p>4,085</text:p>
          </table:table-cell>
          <table:table-cell office:value-type="float" office:value="3978" table:style-name="ce16">
            <text:p>3,978</text:p>
          </table:table-cell>
          <table:table-cell office:value-type="float" office:value="3726" table:style-name="ce17">
            <text:p>3,726</text:p>
          </table:table-cell>
          <table:table-cell office:value-type="float" office:value="12715" table:style-name="ce16">
            <text:p>12,715</text:p>
          </table:table-cell>
          <table:table-cell office:value-type="float" office:value="2640" table:style-name="ce16">
            <text:p>2,640</text:p>
          </table:table-cell>
          <table:table-cell office:value-type="float" office:value="2180" table:style-name="ce16">
            <text:p>2,180</text:p>
          </table:table-cell>
          <table:table-cell office:value-type="float" office:value="2518" table:style-name="ce16">
            <text:p>2,518</text:p>
          </table:table-cell>
          <table:table-cell office:value-type="float" office:value="2770" table:style-name="ce16">
            <text:p>2,770</text:p>
          </table:table-cell>
          <table:table-cell office:value-type="float" office:value="2607" table:style-name="ce17">
            <text:p>2,607</text:p>
          </table:table-cell>
          <table:table-cell office:value-type="float" office:value="12128" table:style-name="ce16">
            <text:p>12,128</text:p>
          </table:table-cell>
          <table:table-cell office:value-type="float" office:value="2672" table:style-name="ce16">
            <text:p>2,672</text:p>
          </table:table-cell>
          <table:table-cell office:value-type="float" office:value="2596" table:style-name="ce16">
            <text:p>2,596</text:p>
          </table:table-cell>
          <table:table-cell office:value-type="float" office:value="2438" table:style-name="ce16">
            <text:p>2,438</text:p>
          </table:table-cell>
          <table:table-cell office:value-type="float" office:value="2296" table:style-name="ce16">
            <text:p>2,296</text:p>
          </table:table-cell>
          <table:table-cell office:value-type="float" office:value="2126" table:style-name="ce17">
            <text:p>2,126</text:p>
          </table:table-cell>
          <table:table-cell office:value-type="float" office:value="7737" table:style-name="ce16">
            <text:p>7,737</text:p>
          </table:table-cell>
          <table:table-cell office:value-type="float" office:value="1928" table:style-name="ce16">
            <text:p>1,928</text:p>
          </table:table-cell>
          <table:table-cell office:value-type="float" office:value="1691" table:style-name="ce16">
            <text:p>1,691</text:p>
          </table:table-cell>
          <table:table-cell office:value-type="float" office:value="1511" table:style-name="ce16">
            <text:p>1,511</text:p>
          </table:table-cell>
          <table:table-cell office:value-type="float" office:value="1359" table:style-name="ce16">
            <text:p>1,359</text:p>
          </table:table-cell>
          <table:table-cell office:value-type="float" office:value="1248" table:style-name="ce17">
            <text:p>1,248</text:p>
          </table:table-cell>
          <table:table-cell office:value-type="float" office:value="4269" table:style-name="ce16">
            <text:p>4,269</text:p>
          </table:table-cell>
          <table:table-cell office:value-type="float" office:value="1026" table:style-name="ce16">
            <text:p>1,026</text:p>
          </table:table-cell>
          <table:table-cell office:value-type="float" office:value="1105" table:style-name="ce16">
            <text:p>1,105</text:p>
          </table:table-cell>
          <table:table-cell office:value-type="float" office:value="852" table:style-name="ce16">
            <text:p>852</text:p>
          </table:table-cell>
          <table:table-cell office:value-type="float" office:value="731" table:style-name="ce16">
            <text:p>731</text:p>
          </table:table-cell>
          <table:table-cell office:value-type="float" office:value="555" table:style-name="ce17">
            <text:p>555</text:p>
          </table:table-cell>
          <table:table-cell office:value-type="float" office:value="1378" table:style-name="ce16">
            <text:p>1,378</text:p>
          </table:table-cell>
          <table:table-cell office:value-type="float" office:value="475" table:style-name="ce16">
            <text:p>475</text:p>
          </table:table-cell>
          <table:table-cell office:value-type="float" office:value="346" table:style-name="ce16">
            <text:p>346</text:p>
          </table:table-cell>
          <table:table-cell office:value-type="float" office:value="250" table:style-name="ce16">
            <text:p>250</text:p>
          </table:table-cell>
          <table:table-cell office:value-type="float" office:value="186" table:style-name="ce16">
            <text:p>186</text:p>
          </table:table-cell>
          <table:table-cell office:value-type="float" office:value="121" table:style-name="ce17">
            <text:p>121</text:p>
          </table:table-cell>
          <table:table-cell office:value-type="float" office:value="229" table:style-name="ce16">
            <text:p>229</text:p>
          </table:table-cell>
          <table:table-cell office:value-type="float" office:value="93" table:style-name="ce16">
            <text:p>93</text:p>
          </table:table-cell>
          <table:table-cell office:value-type="float" office:value="52" table:style-name="ce16">
            <text:p>52</text:p>
          </table:table-cell>
          <table:table-cell office:value-type="float" office:value="41" table:style-name="ce16">
            <text:p>41</text:p>
          </table:table-cell>
          <table:table-cell office:value-type="float" office:value="24" table:style-name="ce16">
            <text:p>24</text:p>
          </table:table-cell>
          <table:table-cell office:value-type="float" office:value="19" table:style-name="ce17">
            <text:p>19</text:p>
          </table:table-cell>
          <table:table-cell office:value-type="float" office:value="43" table:style-name="ce16">
            <text:p>4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406519" table:style-name="ce25">
            <text:p>406,519</text:p>
          </table:table-cell>
          <table:table-cell office:value-type="float" office:value="13045" table:style-name="ce24">
            <text:p>13,045</text:p>
          </table:table-cell>
          <table:table-cell office:value-type="float" office:value="2333" table:style-name="ce25">
            <text:p>2,333</text:p>
          </table:table-cell>
          <table:table-cell office:value-type="float" office:value="2608" table:style-name="ce25">
            <text:p>2,608</text:p>
          </table:table-cell>
          <table:table-cell office:value-type="float" office:value="2708" table:style-name="ce25">
            <text:p>2,708</text:p>
          </table:table-cell>
          <table:table-cell office:value-type="float" office:value="2557" table:style-name="ce25">
            <text:p>2,557</text:p>
          </table:table-cell>
          <table:table-cell office:value-type="float" office:value="2839" table:style-name="ce25">
            <text:p>2,839</text:p>
          </table:table-cell>
          <table:table-cell office:value-type="float" office:value="13610" table:style-name="ce25">
            <text:p>13,610</text:p>
          </table:table-cell>
          <table:table-cell office:value-type="float" office:value="2801" table:style-name="ce25">
            <text:p>2,801</text:p>
          </table:table-cell>
          <table:table-cell office:value-type="float" office:value="2482" table:style-name="ce25">
            <text:p>2,482</text:p>
          </table:table-cell>
          <table:table-cell office:value-type="float" office:value="2623" table:style-name="ce25">
            <text:p>2,623</text:p>
          </table:table-cell>
          <table:table-cell office:value-type="float" office:value="2817" table:style-name="ce25">
            <text:p>2,817</text:p>
          </table:table-cell>
          <table:table-cell office:value-type="float" office:value="2887" table:style-name="ce24">
            <text:p>2,887</text:p>
          </table:table-cell>
          <table:table-cell office:value-type="float" office:value="17410" table:style-name="ce25">
            <text:p>17,410</text:p>
          </table:table-cell>
          <table:table-cell office:value-type="float" office:value="3167" table:style-name="ce25">
            <text:p>3,167</text:p>
          </table:table-cell>
          <table:table-cell office:value-type="float" office:value="3222" table:style-name="ce25">
            <text:p>3,222</text:p>
          </table:table-cell>
          <table:table-cell office:value-type="float" office:value="3541" table:style-name="ce25">
            <text:p>3,541</text:p>
          </table:table-cell>
          <table:table-cell office:value-type="float" office:value="3531" table:style-name="ce25">
            <text:p>3,531</text:p>
          </table:table-cell>
          <table:table-cell office:value-type="float" office:value="3949" table:style-name="ce24">
            <text:p>3,949</text:p>
          </table:table-cell>
          <table:table-cell office:value-type="float" office:value="23507" table:style-name="ce25">
            <text:p>23,507</text:p>
          </table:table-cell>
          <table:table-cell office:value-type="float" office:value="4068" table:style-name="ce25">
            <text:p>4,068</text:p>
          </table:table-cell>
          <table:table-cell office:value-type="float" office:value="4699" table:style-name="ce25">
            <text:p>4,699</text:p>
          </table:table-cell>
          <table:table-cell office:value-type="float" office:value="4743" table:style-name="ce25">
            <text:p>4,743</text:p>
          </table:table-cell>
          <table:table-cell office:value-type="float" office:value="4652" table:style-name="ce25">
            <text:p>4,652</text:p>
          </table:table-cell>
          <table:table-cell office:value-type="float" office:value="5345" table:style-name="ce24">
            <text:p>5,345</text:p>
          </table:table-cell>
          <table:table-cell office:value-type="float" office:value="28986" table:style-name="ce25">
            <text:p>28,986</text:p>
          </table:table-cell>
          <table:table-cell office:value-type="float" office:value="5745" table:style-name="ce25">
            <text:p>5,745</text:p>
          </table:table-cell>
          <table:table-cell office:value-type="float" office:value="5831" table:style-name="ce25">
            <text:p>5,831</text:p>
          </table:table-cell>
          <table:table-cell office:value-type="float" office:value="5980" table:style-name="ce25">
            <text:p>5,980</text:p>
          </table:table-cell>
          <table:table-cell office:value-type="float" office:value="5670" table:style-name="ce25">
            <text:p>5,670</text:p>
          </table:table-cell>
          <table:table-cell office:value-type="float" office:value="5760" table:style-name="ce24">
            <text:p>5,760</text:p>
          </table:table-cell>
          <table:table-cell office:value-type="float" office:value="27103" table:style-name="ce25">
            <text:p>27,103</text:p>
          </table:table-cell>
          <table:table-cell office:value-type="float" office:value="5542" table:style-name="ce25">
            <text:p>5,542</text:p>
          </table:table-cell>
          <table:table-cell office:value-type="float" office:value="5422" table:style-name="ce25">
            <text:p>5,422</text:p>
          </table:table-cell>
          <table:table-cell office:value-type="float" office:value="5548" table:style-name="ce25">
            <text:p>5,548</text:p>
          </table:table-cell>
          <table:table-cell office:value-type="float" office:value="5451" table:style-name="ce25">
            <text:p>5,451</text:p>
          </table:table-cell>
          <table:table-cell office:value-type="float" office:value="5140" table:style-name="ce24">
            <text:p>5,140</text:p>
          </table:table-cell>
          <table:table-cell office:value-type="float" office:value="27456" table:style-name="ce25">
            <text:p>27,456</text:p>
          </table:table-cell>
          <table:table-cell office:value-type="float" office:value="4952" table:style-name="ce25">
            <text:p>4,952</text:p>
          </table:table-cell>
          <table:table-cell office:value-type="float" office:value="5106" table:style-name="ce25">
            <text:p>5,106</text:p>
          </table:table-cell>
          <table:table-cell office:value-type="float" office:value="5569" table:style-name="ce25">
            <text:p>5,569</text:p>
          </table:table-cell>
          <table:table-cell office:value-type="float" office:value="5699" table:style-name="ce25">
            <text:p>5,699</text:p>
          </table:table-cell>
          <table:table-cell office:value-type="float" office:value="6130" table:style-name="ce24">
            <text:p>6,130</text:p>
          </table:table-cell>
          <table:table-cell office:value-type="float" office:value="31499" table:style-name="ce25">
            <text:p>31,499</text:p>
          </table:table-cell>
          <table:table-cell office:value-type="float" office:value="6172" table:style-name="ce25">
            <text:p>6,172</text:p>
          </table:table-cell>
          <table:table-cell office:value-type="float" office:value="6247" table:style-name="ce25">
            <text:p>6,247</text:p>
          </table:table-cell>
          <table:table-cell office:value-type="float" office:value="6516" table:style-name="ce25">
            <text:p>6,516</text:p>
          </table:table-cell>
          <table:table-cell office:value-type="float" office:value="6281" table:style-name="ce25">
            <text:p>6,281</text:p>
          </table:table-cell>
          <table:table-cell office:value-type="float" office:value="6283" table:style-name="ce24">
            <text:p>6,283</text:p>
          </table:table-cell>
          <table:table-cell office:value-type="float" office:value="29592" table:style-name="ce25">
            <text:p>29,592</text:p>
          </table:table-cell>
          <table:table-cell office:value-type="float" office:value="6475" table:style-name="ce25">
            <text:p>6,475</text:p>
          </table:table-cell>
          <table:table-cell office:value-type="float" office:value="6084" table:style-name="ce25">
            <text:p>6,084</text:p>
          </table:table-cell>
          <table:table-cell office:value-type="float" office:value="5685" table:style-name="ce25">
            <text:p>5,685</text:p>
          </table:table-cell>
          <table:table-cell office:value-type="float" office:value="5642" table:style-name="ce25">
            <text:p>5,642</text:p>
          </table:table-cell>
          <table:table-cell office:value-type="float" office:value="5706" table:style-name="ce24">
            <text:p>5,706</text:p>
          </table:table-cell>
          <table:table-cell office:value-type="float" office:value="31000" table:style-name="ce25">
            <text:p>31,000</text:p>
          </table:table-cell>
          <table:table-cell office:value-type="float" office:value="5996" table:style-name="ce25">
            <text:p>5,996</text:p>
          </table:table-cell>
          <table:table-cell office:value-type="float" office:value="6141" table:style-name="ce25">
            <text:p>6,141</text:p>
          </table:table-cell>
          <table:table-cell office:value-type="float" office:value="6317" table:style-name="ce25">
            <text:p>6,317</text:p>
          </table:table-cell>
          <table:table-cell office:value-type="float" office:value="6289" table:style-name="ce25">
            <text:p>6,289</text:p>
          </table:table-cell>
          <table:table-cell office:value-type="float" office:value="6257" table:style-name="ce24">
            <text:p>6,257</text:p>
          </table:table-cell>
          <table:table-cell office:value-type="float" office:value="32557" table:style-name="ce25">
            <text:p>32,557</text:p>
          </table:table-cell>
          <table:table-cell office:value-type="float" office:value="6184" table:style-name="ce25">
            <text:p>6,184</text:p>
          </table:table-cell>
          <table:table-cell office:value-type="float" office:value="6537" table:style-name="ce25">
            <text:p>6,537</text:p>
          </table:table-cell>
          <table:table-cell office:value-type="float" office:value="6597" table:style-name="ce25">
            <text:p>6,597</text:p>
          </table:table-cell>
          <table:table-cell office:value-type="float" office:value="6636" table:style-name="ce25">
            <text:p>6,636</text:p>
          </table:table-cell>
          <table:table-cell office:value-type="float" office:value="6603" table:style-name="ce24">
            <text:p>6,603</text:p>
          </table:table-cell>
          <table:table-cell office:value-type="float" office:value="32898" table:style-name="ce25">
            <text:p>32,898</text:p>
          </table:table-cell>
          <table:table-cell office:value-type="float" office:value="6924" table:style-name="ce25">
            <text:p>6,924</text:p>
          </table:table-cell>
          <table:table-cell office:value-type="float" office:value="6531" table:style-name="ce25">
            <text:p>6,531</text:p>
          </table:table-cell>
          <table:table-cell office:value-type="float" office:value="6646" table:style-name="ce25">
            <text:p>6,646</text:p>
          </table:table-cell>
          <table:table-cell office:value-type="float" office:value="6558" table:style-name="ce25">
            <text:p>6,558</text:p>
          </table:table-cell>
          <table:table-cell office:value-type="float" office:value="6239" table:style-name="ce24">
            <text:p>6,239</text:p>
          </table:table-cell>
          <table:table-cell office:value-type="float" office:value="29652" table:style-name="ce25">
            <text:p>29,652</text:p>
          </table:table-cell>
          <table:table-cell office:value-type="float" office:value="6224" table:style-name="ce25">
            <text:p>6,224</text:p>
          </table:table-cell>
          <table:table-cell office:value-type="float" office:value="6211" table:style-name="ce25">
            <text:p>6,211</text:p>
          </table:table-cell>
          <table:table-cell office:value-type="float" office:value="6019" table:style-name="ce25">
            <text:p>6,019</text:p>
          </table:table-cell>
          <table:table-cell office:value-type="float" office:value="5791" table:style-name="ce25">
            <text:p>5,791</text:p>
          </table:table-cell>
          <table:table-cell office:value-type="float" office:value="5407" table:style-name="ce24">
            <text:p>5,407</text:p>
          </table:table-cell>
          <table:table-cell office:value-type="float" office:value="22824" table:style-name="ce25">
            <text:p>22,824</text:p>
          </table:table-cell>
          <table:table-cell office:value-type="float" office:value="5336" table:style-name="ce25">
            <text:p>5,336</text:p>
          </table:table-cell>
          <table:table-cell office:value-type="float" office:value="5184" table:style-name="ce25">
            <text:p>5,184</text:p>
          </table:table-cell>
          <table:table-cell office:value-type="float" office:value="4261" table:style-name="ce25">
            <text:p>4,261</text:p>
          </table:table-cell>
          <table:table-cell office:value-type="float" office:value="4188" table:style-name="ce25">
            <text:p>4,188</text:p>
          </table:table-cell>
          <table:table-cell office:value-type="float" office:value="3855" table:style-name="ce24">
            <text:p>3,855</text:p>
          </table:table-cell>
          <table:table-cell office:value-type="float" office:value="14169" table:style-name="ce25">
            <text:p>14,169</text:p>
          </table:table-cell>
          <table:table-cell office:value-type="float" office:value="3039" table:style-name="ce25">
            <text:p>3,039</text:p>
          </table:table-cell>
          <table:table-cell office:value-type="float" office:value="2437" table:style-name="ce25">
            <text:p>2,437</text:p>
          </table:table-cell>
          <table:table-cell office:value-type="float" office:value="2796" table:style-name="ce25">
            <text:p>2,796</text:p>
          </table:table-cell>
          <table:table-cell office:value-type="float" office:value="2992" table:style-name="ce25">
            <text:p>2,992</text:p>
          </table:table-cell>
          <table:table-cell office:value-type="float" office:value="2905" table:style-name="ce24">
            <text:p>2,905</text:p>
          </table:table-cell>
          <table:table-cell office:value-type="float" office:value="13889" table:style-name="ce25">
            <text:p>13,889</text:p>
          </table:table-cell>
          <table:table-cell office:value-type="float" office:value="2980" table:style-name="ce25">
            <text:p>2,980</text:p>
          </table:table-cell>
          <table:table-cell office:value-type="float" office:value="3017" table:style-name="ce25">
            <text:p>3,017</text:p>
          </table:table-cell>
          <table:table-cell office:value-type="float" office:value="2780" table:style-name="ce25">
            <text:p>2,780</text:p>
          </table:table-cell>
          <table:table-cell office:value-type="float" office:value="2672" table:style-name="ce25">
            <text:p>2,672</text:p>
          </table:table-cell>
          <table:table-cell office:value-type="float" office:value="2440" table:style-name="ce24">
            <text:p>2,440</text:p>
          </table:table-cell>
          <table:table-cell office:value-type="float" office:value="9876" table:style-name="ce25">
            <text:p>9,876</text:p>
          </table:table-cell>
          <table:table-cell office:value-type="float" office:value="2363" table:style-name="ce25">
            <text:p>2,363</text:p>
          </table:table-cell>
          <table:table-cell office:value-type="float" office:value="2140" table:style-name="ce25">
            <text:p>2,140</text:p>
          </table:table-cell>
          <table:table-cell office:value-type="float" office:value="2047" table:style-name="ce25">
            <text:p>2,047</text:p>
          </table:table-cell>
          <table:table-cell office:value-type="float" office:value="1739" table:style-name="ce25">
            <text:p>1,739</text:p>
          </table:table-cell>
          <table:table-cell office:value-type="float" office:value="1587" table:style-name="ce24">
            <text:p>1,587</text:p>
          </table:table-cell>
          <table:table-cell office:value-type="float" office:value="5307" table:style-name="ce25">
            <text:p>5,307</text:p>
          </table:table-cell>
          <table:table-cell office:value-type="float" office:value="1372" table:style-name="ce25">
            <text:p>1,372</text:p>
          </table:table-cell>
          <table:table-cell office:value-type="float" office:value="1250" table:style-name="ce25">
            <text:p>1,250</text:p>
          </table:table-cell>
          <table:table-cell office:value-type="float" office:value="1135" table:style-name="ce25">
            <text:p>1,135</text:p>
          </table:table-cell>
          <table:table-cell office:value-type="float" office:value="879" table:style-name="ce25">
            <text:p>879</text:p>
          </table:table-cell>
          <table:table-cell office:value-type="float" office:value="671" table:style-name="ce24">
            <text:p>671</text:p>
          </table:table-cell>
          <table:table-cell office:value-type="float" office:value="1731" table:style-name="ce25">
            <text:p>1,731</text:p>
          </table:table-cell>
          <table:table-cell office:value-type="float" office:value="568" table:style-name="ce25">
            <text:p>568</text:p>
          </table:table-cell>
          <table:table-cell office:value-type="float" office:value="437" table:style-name="ce25">
            <text:p>437</text:p>
          </table:table-cell>
          <table:table-cell office:value-type="float" office:value="298" table:style-name="ce25">
            <text:p>298</text:p>
          </table:table-cell>
          <table:table-cell office:value-type="float" office:value="251" table:style-name="ce25">
            <text:p>251</text:p>
          </table:table-cell>
          <table:table-cell office:value-type="float" office:value="177" table:style-name="ce24">
            <text:p>177</text:p>
          </table:table-cell>
          <table:table-cell office:value-type="float" office:value="370" table:style-name="ce25">
            <text:p>370</text:p>
          </table:table-cell>
          <table:table-cell office:value-type="float" office:value="139" table:style-name="ce25">
            <text:p>139</text:p>
          </table:table-cell>
          <table:table-cell office:value-type="float" office:value="86" table:style-name="ce25">
            <text:p>86</text:p>
          </table:table-cell>
          <table:table-cell office:value-type="float" office:value="75" table:style-name="ce25">
            <text:p>75</text:p>
          </table:table-cell>
          <table:table-cell office:value-type="float" office:value="42" table:style-name="ce25">
            <text:p>42</text:p>
          </table:table-cell>
          <table:table-cell office:value-type="float" office:value="28" table:style-name="ce24">
            <text:p>28</text:p>
          </table:table-cell>
          <table:table-cell office:value-type="float" office:value="38" table:style-name="ce25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20083" table:style-name="ce16">
            <text:p>220,083</text:p>
          </table:table-cell>
          <table:table-cell office:value-type="float" office:value="8115" table:style-name="ce16">
            <text:p>8,115</text:p>
          </table:table-cell>
          <table:table-cell office:value-type="float" office:value="1426" table:style-name="ce16">
            <text:p>1,426</text:p>
          </table:table-cell>
          <table:table-cell office:value-type="float" office:value="1669" table:style-name="ce16">
            <text:p>1,669</text:p>
          </table:table-cell>
          <table:table-cell office:value-type="float" office:value="1615" table:style-name="ce16">
            <text:p>1,615</text:p>
          </table:table-cell>
          <table:table-cell office:value-type="float" office:value="1663" table:style-name="ce16">
            <text:p>1,663</text:p>
          </table:table-cell>
          <table:table-cell office:value-type="float" office:value="1742" table:style-name="ce16">
            <text:p>1,742</text:p>
          </table:table-cell>
          <table:table-cell office:value-type="float" office:value="8361" table:style-name="ce16">
            <text:p>8,361</text:p>
          </table:table-cell>
          <table:table-cell office:value-type="float" office:value="1669" table:style-name="ce16">
            <text:p>1,669</text:p>
          </table:table-cell>
          <table:table-cell office:value-type="float" office:value="1600" table:style-name="ce16">
            <text:p>1,600</text:p>
          </table:table-cell>
          <table:table-cell office:value-type="float" office:value="1586" table:style-name="ce16">
            <text:p>1,586</text:p>
          </table:table-cell>
          <table:table-cell office:value-type="float" office:value="1706" table:style-name="ce16">
            <text:p>1,706</text:p>
          </table:table-cell>
          <table:table-cell office:value-type="float" office:value="1800" table:style-name="ce17">
            <text:p>1,800</text:p>
          </table:table-cell>
          <table:table-cell office:value-type="float" office:value="10398" table:style-name="ce16">
            <text:p>10,398</text:p>
          </table:table-cell>
          <table:table-cell office:value-type="float" office:value="1945" table:style-name="ce16">
            <text:p>1,945</text:p>
          </table:table-cell>
          <table:table-cell office:value-type="float" office:value="1989" table:style-name="ce16">
            <text:p>1,989</text:p>
          </table:table-cell>
          <table:table-cell office:value-type="float" office:value="2038" table:style-name="ce16">
            <text:p>2,038</text:p>
          </table:table-cell>
          <table:table-cell office:value-type="float" office:value="2097" table:style-name="ce16">
            <text:p>2,097</text:p>
          </table:table-cell>
          <table:table-cell office:value-type="float" office:value="2329" table:style-name="ce17">
            <text:p>2,329</text:p>
          </table:table-cell>
          <table:table-cell office:value-type="float" office:value="13385" table:style-name="ce16">
            <text:p>13,385</text:p>
          </table:table-cell>
          <table:table-cell office:value-type="float" office:value="2361" table:style-name="ce16">
            <text:p>2,361</text:p>
          </table:table-cell>
          <table:table-cell office:value-type="float" office:value="2678" table:style-name="ce16">
            <text:p>2,678</text:p>
          </table:table-cell>
          <table:table-cell office:value-type="float" office:value="2747" table:style-name="ce16">
            <text:p>2,747</text:p>
          </table:table-cell>
          <table:table-cell office:value-type="float" office:value="2663" table:style-name="ce16">
            <text:p>2,663</text:p>
          </table:table-cell>
          <table:table-cell office:value-type="float" office:value="2936" table:style-name="ce17">
            <text:p>2,936</text:p>
          </table:table-cell>
          <table:table-cell office:value-type="float" office:value="15616" table:style-name="ce16">
            <text:p>15,616</text:p>
          </table:table-cell>
          <table:table-cell office:value-type="float" office:value="3243" table:style-name="ce16">
            <text:p>3,243</text:p>
          </table:table-cell>
          <table:table-cell office:value-type="float" office:value="3090" table:style-name="ce16">
            <text:p>3,090</text:p>
          </table:table-cell>
          <table:table-cell office:value-type="float" office:value="3107" table:style-name="ce16">
            <text:p>3,107</text:p>
          </table:table-cell>
          <table:table-cell office:value-type="float" office:value="3090" table:style-name="ce16">
            <text:p>3,090</text:p>
          </table:table-cell>
          <table:table-cell office:value-type="float" office:value="3086" table:style-name="ce17">
            <text:p>3,086</text:p>
          </table:table-cell>
          <table:table-cell office:value-type="float" office:value="14364" table:style-name="ce16">
            <text:p>14,364</text:p>
          </table:table-cell>
          <table:table-cell office:value-type="float" office:value="3059" table:style-name="ce16">
            <text:p>3,059</text:p>
          </table:table-cell>
          <table:table-cell office:value-type="float" office:value="2946" table:style-name="ce16">
            <text:p>2,946</text:p>
          </table:table-cell>
          <table:table-cell office:value-type="float" office:value="2854" table:style-name="ce16">
            <text:p>2,854</text:p>
          </table:table-cell>
          <table:table-cell office:value-type="float" office:value="2848" table:style-name="ce16">
            <text:p>2,848</text:p>
          </table:table-cell>
          <table:table-cell office:value-type="float" office:value="2657" table:style-name="ce17">
            <text:p>2,657</text:p>
          </table:table-cell>
          <table:table-cell office:value-type="float" office:value="14878" table:style-name="ce16">
            <text:p>14,878</text:p>
          </table:table-cell>
          <table:table-cell office:value-type="float" office:value="2655" table:style-name="ce16">
            <text:p>2,655</text:p>
          </table:table-cell>
          <table:table-cell office:value-type="float" office:value="2821" table:style-name="ce16">
            <text:p>2,821</text:p>
          </table:table-cell>
          <table:table-cell office:value-type="float" office:value="2893" table:style-name="ce16">
            <text:p>2,893</text:p>
          </table:table-cell>
          <table:table-cell office:value-type="float" office:value="3101" table:style-name="ce16">
            <text:p>3,101</text:p>
          </table:table-cell>
          <table:table-cell office:value-type="float" office:value="3408" table:style-name="ce17">
            <text:p>3,408</text:p>
          </table:table-cell>
          <table:table-cell office:value-type="float" office:value="16408" table:style-name="ce16">
            <text:p>16,408</text:p>
          </table:table-cell>
          <table:table-cell office:value-type="float" office:value="3285" table:style-name="ce16">
            <text:p>3,285</text:p>
          </table:table-cell>
          <table:table-cell office:value-type="float" office:value="3282" table:style-name="ce16">
            <text:p>3,282</text:p>
          </table:table-cell>
          <table:table-cell office:value-type="float" office:value="3266" table:style-name="ce16">
            <text:p>3,266</text:p>
          </table:table-cell>
          <table:table-cell office:value-type="float" office:value="3283" table:style-name="ce16">
            <text:p>3,283</text:p>
          </table:table-cell>
          <table:table-cell office:value-type="float" office:value="3292" table:style-name="ce17">
            <text:p>3,292</text:p>
          </table:table-cell>
          <table:table-cell office:value-type="float" office:value="16595" table:style-name="ce16">
            <text:p>16,595</text:p>
          </table:table-cell>
          <table:table-cell office:value-type="float" office:value="3404" table:style-name="ce16">
            <text:p>3,404</text:p>
          </table:table-cell>
          <table:table-cell office:value-type="float" office:value="3348" table:style-name="ce16">
            <text:p>3,348</text:p>
          </table:table-cell>
          <table:table-cell office:value-type="float" office:value="3137" table:style-name="ce16">
            <text:p>3,137</text:p>
          </table:table-cell>
          <table:table-cell office:value-type="float" office:value="3267" table:style-name="ce16">
            <text:p>3,267</text:p>
          </table:table-cell>
          <table:table-cell office:value-type="float" office:value="3439" table:style-name="ce17">
            <text:p>3,439</text:p>
          </table:table-cell>
          <table:table-cell office:value-type="float" office:value="17842" table:style-name="ce16">
            <text:p>17,842</text:p>
          </table:table-cell>
          <table:table-cell office:value-type="float" office:value="3457" table:style-name="ce16">
            <text:p>3,457</text:p>
          </table:table-cell>
          <table:table-cell office:value-type="float" office:value="3618" table:style-name="ce16">
            <text:p>3,618</text:p>
          </table:table-cell>
          <table:table-cell office:value-type="float" office:value="3657" table:style-name="ce16">
            <text:p>3,657</text:p>
          </table:table-cell>
          <table:table-cell office:value-type="float" office:value="3544" table:style-name="ce16">
            <text:p>3,544</text:p>
          </table:table-cell>
          <table:table-cell office:value-type="float" office:value="3566" table:style-name="ce17">
            <text:p>3,566</text:p>
          </table:table-cell>
          <table:table-cell office:value-type="float" office:value="18349" table:style-name="ce16">
            <text:p>18,349</text:p>
          </table:table-cell>
          <table:table-cell office:value-type="float" office:value="3592" table:style-name="ce16">
            <text:p>3,592</text:p>
          </table:table-cell>
          <table:table-cell office:value-type="float" office:value="3664" table:style-name="ce16">
            <text:p>3,664</text:p>
          </table:table-cell>
          <table:table-cell office:value-type="float" office:value="3667" table:style-name="ce16">
            <text:p>3,667</text:p>
          </table:table-cell>
          <table:table-cell office:value-type="float" office:value="3745" table:style-name="ce16">
            <text:p>3,745</text:p>
          </table:table-cell>
          <table:table-cell office:value-type="float" office:value="3681" table:style-name="ce17">
            <text:p>3,681</text:p>
          </table:table-cell>
          <table:table-cell office:value-type="float" office:value="17272" table:style-name="ce16">
            <text:p>17,272</text:p>
          </table:table-cell>
          <table:table-cell office:value-type="float" office:value="3682" table:style-name="ce16">
            <text:p>3,682</text:p>
          </table:table-cell>
          <table:table-cell office:value-type="float" office:value="3381" table:style-name="ce16">
            <text:p>3,381</text:p>
          </table:table-cell>
          <table:table-cell office:value-type="float" office:value="3553" table:style-name="ce16">
            <text:p>3,553</text:p>
          </table:table-cell>
          <table:table-cell office:value-type="float" office:value="3458" table:style-name="ce16">
            <text:p>3,458</text:p>
          </table:table-cell>
          <table:table-cell office:value-type="float" office:value="3198" table:style-name="ce17">
            <text:p>3,198</text:p>
          </table:table-cell>
          <table:table-cell office:value-type="float" office:value="14902" table:style-name="ce16">
            <text:p>14,902</text:p>
          </table:table-cell>
          <table:table-cell office:value-type="float" office:value="3110" table:style-name="ce16">
            <text:p>3,110</text:p>
          </table:table-cell>
          <table:table-cell office:value-type="float" office:value="3207" table:style-name="ce16">
            <text:p>3,207</text:p>
          </table:table-cell>
          <table:table-cell office:value-type="float" office:value="3010" table:style-name="ce16">
            <text:p>3,010</text:p>
          </table:table-cell>
          <table:table-cell office:value-type="float" office:value="2785" table:style-name="ce16">
            <text:p>2,785</text:p>
          </table:table-cell>
          <table:table-cell office:value-type="float" office:value="2790" table:style-name="ce17">
            <text:p>2,790</text:p>
          </table:table-cell>
          <table:table-cell office:value-type="float" office:value="11326" table:style-name="ce16">
            <text:p>11,326</text:p>
          </table:table-cell>
          <table:table-cell office:value-type="float" office:value="2725" table:style-name="ce16">
            <text:p>2,725</text:p>
          </table:table-cell>
          <table:table-cell office:value-type="float" office:value="2491" table:style-name="ce16">
            <text:p>2,491</text:p>
          </table:table-cell>
          <table:table-cell office:value-type="float" office:value="2248" table:style-name="ce16">
            <text:p>2,248</text:p>
          </table:table-cell>
          <table:table-cell office:value-type="float" office:value="1948" table:style-name="ce16">
            <text:p>1,948</text:p>
          </table:table-cell>
          <table:table-cell office:value-type="float" office:value="1914" table:style-name="ce17">
            <text:p>1,914</text:p>
          </table:table-cell>
          <table:table-cell office:value-type="float" office:value="7211" table:style-name="ce16">
            <text:p>7,211</text:p>
          </table:table-cell>
          <table:table-cell office:value-type="float" office:value="1682" table:style-name="ce16">
            <text:p>1,682</text:p>
          </table:table-cell>
          <table:table-cell office:value-type="float" office:value="1185" table:style-name="ce16">
            <text:p>1,185</text:p>
          </table:table-cell>
          <table:table-cell office:value-type="float" office:value="1396" table:style-name="ce16">
            <text:p>1,396</text:p>
          </table:table-cell>
          <table:table-cell office:value-type="float" office:value="1490" table:style-name="ce16">
            <text:p>1,490</text:p>
          </table:table-cell>
          <table:table-cell office:value-type="float" office:value="1458" table:style-name="ce17">
            <text:p>1,458</text:p>
          </table:table-cell>
          <table:table-cell office:value-type="float" office:value="6436" table:style-name="ce16">
            <text:p>6,436</text:p>
          </table:table-cell>
          <table:table-cell office:value-type="float" office:value="1403" table:style-name="ce16">
            <text:p>1,403</text:p>
          </table:table-cell>
          <table:table-cell office:value-type="float" office:value="1395" table:style-name="ce16">
            <text:p>1,395</text:p>
          </table:table-cell>
          <table:table-cell office:value-type="float" office:value="1289" table:style-name="ce16">
            <text:p>1,289</text:p>
          </table:table-cell>
          <table:table-cell office:value-type="float" office:value="1235" table:style-name="ce16">
            <text:p>1,235</text:p>
          </table:table-cell>
          <table:table-cell office:value-type="float" office:value="1114" table:style-name="ce17">
            <text:p>1,114</text:p>
          </table:table-cell>
          <table:table-cell office:value-type="float" office:value="4505" table:style-name="ce16">
            <text:p>4,505</text:p>
          </table:table-cell>
          <table:table-cell office:value-type="float" office:value="1083" table:style-name="ce16">
            <text:p>1,083</text:p>
          </table:table-cell>
          <table:table-cell office:value-type="float" office:value="996" table:style-name="ce16">
            <text:p>996</text:p>
          </table:table-cell>
          <table:table-cell office:value-type="float" office:value="923" table:style-name="ce16">
            <text:p>923</text:p>
          </table:table-cell>
          <table:table-cell office:value-type="float" office:value="807" table:style-name="ce16">
            <text:p>807</text:p>
          </table:table-cell>
          <table:table-cell office:value-type="float" office:value="696" table:style-name="ce17">
            <text:p>696</text:p>
          </table:table-cell>
          <table:table-cell office:value-type="float" office:value="2714" table:style-name="ce16">
            <text:p>2,714</text:p>
          </table:table-cell>
          <table:table-cell office:value-type="float" office:value="674" table:style-name="ce16">
            <text:p>674</text:p>
          </table:table-cell>
          <table:table-cell office:value-type="float" office:value="606" table:style-name="ce16">
            <text:p>606</text:p>
          </table:table-cell>
          <table:table-cell office:value-type="float" office:value="560" table:style-name="ce16">
            <text:p>560</text:p>
          </table:table-cell>
          <table:table-cell office:value-type="float" office:value="481" table:style-name="ce16">
            <text:p>481</text:p>
          </table:table-cell>
          <table:table-cell office:value-type="float" office:value="393" table:style-name="ce17">
            <text:p>393</text:p>
          </table:table-cell>
          <table:table-cell office:value-type="float" office:value="1124" table:style-name="ce16">
            <text:p>1,124</text:p>
          </table:table-cell>
          <table:table-cell office:value-type="float" office:value="357" table:style-name="ce16">
            <text:p>357</text:p>
          </table:table-cell>
          <table:table-cell office:value-type="float" office:value="283" table:style-name="ce16">
            <text:p>283</text:p>
          </table:table-cell>
          <table:table-cell office:value-type="float" office:value="186" table:style-name="ce16">
            <text:p>186</text:p>
          </table:table-cell>
          <table:table-cell office:value-type="float" office:value="169" table:style-name="ce16">
            <text:p>169</text:p>
          </table:table-cell>
          <table:table-cell office:value-type="float" office:value="129" table:style-name="ce17">
            <text:p>129</text:p>
          </table:table-cell>
          <table:table-cell office:value-type="float" office:value="241" table:style-name="ce16">
            <text:p>241</text:p>
          </table:table-cell>
          <table:table-cell office:value-type="float" office:value="102" table:style-name="ce16">
            <text:p>102</text:p>
          </table:table-cell>
          <table:table-cell office:value-type="float" office:value="61" table:style-name="ce16">
            <text:p>61</text:p>
          </table:table-cell>
          <table:table-cell office:value-type="float" office:value="36" table:style-name="ce16">
            <text:p>36</text:p>
          </table:table-cell>
          <table:table-cell office:value-type="float" office:value="23" table:style-name="ce16">
            <text:p>23</text:p>
          </table:table-cell>
          <table:table-cell office:value-type="float" office:value="19" table:style-name="ce17">
            <text:p>19</text:p>
          </table:table-cell>
          <table:table-cell office:value-type="float" office:value="41" table:style-name="ce16">
            <text:p>41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臺東縣</text:p>
          </table:table-cell>
          <table:table-cell office:value-type="string" table:style-name="ce18">
            <text:p>男</text:p>
          </table:table-cell>
          <table:table-cell office:value-type="float" office:value="113739" table:style-name="ce16">
            <text:p>113,739</text:p>
          </table:table-cell>
          <table:table-cell office:value-type="float" office:value="4219" table:style-name="ce16">
            <text:p>4,219</text:p>
          </table:table-cell>
          <table:table-cell office:value-type="float" office:value="757" table:style-name="ce16">
            <text:p>757</text:p>
          </table:table-cell>
          <table:table-cell office:value-type="float" office:value="835" table:style-name="ce16">
            <text:p>835</text:p>
          </table:table-cell>
          <table:table-cell office:value-type="float" office:value="812" table:style-name="ce16">
            <text:p>812</text:p>
          </table:table-cell>
          <table:table-cell office:value-type="float" office:value="869" table:style-name="ce16">
            <text:p>869</text:p>
          </table:table-cell>
          <table:table-cell office:value-type="float" office:value="946" table:style-name="ce16">
            <text:p>946</text:p>
          </table:table-cell>
          <table:table-cell office:value-type="float" office:value="4379" table:style-name="ce16">
            <text:p>4,379</text:p>
          </table:table-cell>
          <table:table-cell office:value-type="float" office:value="895" table:style-name="ce16">
            <text:p>895</text:p>
          </table:table-cell>
          <table:table-cell office:value-type="float" office:value="820" table:style-name="ce16">
            <text:p>820</text:p>
          </table:table-cell>
          <table:table-cell office:value-type="float" office:value="789" table:style-name="ce16">
            <text:p>789</text:p>
          </table:table-cell>
          <table:table-cell office:value-type="float" office:value="920" table:style-name="ce16">
            <text:p>920</text:p>
          </table:table-cell>
          <table:table-cell office:value-type="float" office:value="955" table:style-name="ce17">
            <text:p>955</text:p>
          </table:table-cell>
          <table:table-cell office:value-type="float" office:value="5514" table:style-name="ce16">
            <text:p>5,514</text:p>
          </table:table-cell>
          <table:table-cell office:value-type="float" office:value="999" table:style-name="ce16">
            <text:p>999</text:p>
          </table:table-cell>
          <table:table-cell office:value-type="float" office:value="1080" table:style-name="ce16">
            <text:p>1,080</text:p>
          </table:table-cell>
          <table:table-cell office:value-type="float" office:value="1084" table:style-name="ce16">
            <text:p>1,084</text:p>
          </table:table-cell>
          <table:table-cell office:value-type="float" office:value="1128" table:style-name="ce16">
            <text:p>1,128</text:p>
          </table:table-cell>
          <table:table-cell office:value-type="float" office:value="1223" table:style-name="ce17">
            <text:p>1,223</text:p>
          </table:table-cell>
          <table:table-cell office:value-type="float" office:value="6943" table:style-name="ce16">
            <text:p>6,943</text:p>
          </table:table-cell>
          <table:table-cell office:value-type="float" office:value="1208" table:style-name="ce16">
            <text:p>1,208</text:p>
          </table:table-cell>
          <table:table-cell office:value-type="float" office:value="1390" table:style-name="ce16">
            <text:p>1,390</text:p>
          </table:table-cell>
          <table:table-cell office:value-type="float" office:value="1460" table:style-name="ce16">
            <text:p>1,460</text:p>
          </table:table-cell>
          <table:table-cell office:value-type="float" office:value="1364" table:style-name="ce16">
            <text:p>1,364</text:p>
          </table:table-cell>
          <table:table-cell office:value-type="float" office:value="1521" table:style-name="ce17">
            <text:p>1,521</text:p>
          </table:table-cell>
          <table:table-cell office:value-type="float" office:value="8099" table:style-name="ce16">
            <text:p>8,099</text:p>
          </table:table-cell>
          <table:table-cell office:value-type="float" office:value="1677" table:style-name="ce16">
            <text:p>1,677</text:p>
          </table:table-cell>
          <table:table-cell office:value-type="float" office:value="1535" table:style-name="ce16">
            <text:p>1,535</text:p>
          </table:table-cell>
          <table:table-cell office:value-type="float" office:value="1662" table:style-name="ce16">
            <text:p>1,662</text:p>
          </table:table-cell>
          <table:table-cell office:value-type="float" office:value="1636" table:style-name="ce16">
            <text:p>1,636</text:p>
          </table:table-cell>
          <table:table-cell office:value-type="float" office:value="1589" table:style-name="ce17">
            <text:p>1,589</text:p>
          </table:table-cell>
          <table:table-cell office:value-type="float" office:value="7731" table:style-name="ce16">
            <text:p>7,731</text:p>
          </table:table-cell>
          <table:table-cell office:value-type="float" office:value="1603" table:style-name="ce16">
            <text:p>1,603</text:p>
          </table:table-cell>
          <table:table-cell office:value-type="float" office:value="1612" table:style-name="ce16">
            <text:p>1,612</text:p>
          </table:table-cell>
          <table:table-cell office:value-type="float" office:value="1530" table:style-name="ce16">
            <text:p>1,530</text:p>
          </table:table-cell>
          <table:table-cell office:value-type="float" office:value="1531" table:style-name="ce16">
            <text:p>1,531</text:p>
          </table:table-cell>
          <table:table-cell office:value-type="float" office:value="1455" table:style-name="ce17">
            <text:p>1,455</text:p>
          </table:table-cell>
          <table:table-cell office:value-type="float" office:value="7926" table:style-name="ce16">
            <text:p>7,926</text:p>
          </table:table-cell>
          <table:table-cell office:value-type="float" office:value="1445" table:style-name="ce16">
            <text:p>1,445</text:p>
          </table:table-cell>
          <table:table-cell office:value-type="float" office:value="1496" table:style-name="ce16">
            <text:p>1,496</text:p>
          </table:table-cell>
          <table:table-cell office:value-type="float" office:value="1560" table:style-name="ce16">
            <text:p>1,560</text:p>
          </table:table-cell>
          <table:table-cell office:value-type="float" office:value="1631" table:style-name="ce16">
            <text:p>1,631</text:p>
          </table:table-cell>
          <table:table-cell office:value-type="float" office:value="1794" table:style-name="ce17">
            <text:p>1,794</text:p>
          </table:table-cell>
          <table:table-cell office:value-type="float" office:value="8678" table:style-name="ce16">
            <text:p>8,678</text:p>
          </table:table-cell>
          <table:table-cell office:value-type="float" office:value="1767" table:style-name="ce16">
            <text:p>1,767</text:p>
          </table:table-cell>
          <table:table-cell office:value-type="float" office:value="1723" table:style-name="ce16">
            <text:p>1,723</text:p>
          </table:table-cell>
          <table:table-cell office:value-type="float" office:value="1734" table:style-name="ce16">
            <text:p>1,734</text:p>
          </table:table-cell>
          <table:table-cell office:value-type="float" office:value="1699" table:style-name="ce16">
            <text:p>1,699</text:p>
          </table:table-cell>
          <table:table-cell office:value-type="float" office:value="1755" table:style-name="ce17">
            <text:p>1,755</text:p>
          </table:table-cell>
          <table:table-cell office:value-type="float" office:value="8774" table:style-name="ce16">
            <text:p>8,774</text:p>
          </table:table-cell>
          <table:table-cell office:value-type="float" office:value="1762" table:style-name="ce16">
            <text:p>1,762</text:p>
          </table:table-cell>
          <table:table-cell office:value-type="float" office:value="1761" table:style-name="ce16">
            <text:p>1,761</text:p>
          </table:table-cell>
          <table:table-cell office:value-type="float" office:value="1679" table:style-name="ce16">
            <text:p>1,679</text:p>
          </table:table-cell>
          <table:table-cell office:value-type="float" office:value="1721" table:style-name="ce16">
            <text:p>1,721</text:p>
          </table:table-cell>
          <table:table-cell office:value-type="float" office:value="1851" table:style-name="ce17">
            <text:p>1,851</text:p>
          </table:table-cell>
          <table:table-cell office:value-type="float" office:value="9628" table:style-name="ce16">
            <text:p>9,628</text:p>
          </table:table-cell>
          <table:table-cell office:value-type="float" office:value="1802" table:style-name="ce16">
            <text:p>1,802</text:p>
          </table:table-cell>
          <table:table-cell office:value-type="float" office:value="1942" table:style-name="ce16">
            <text:p>1,942</text:p>
          </table:table-cell>
          <table:table-cell office:value-type="float" office:value="2008" table:style-name="ce16">
            <text:p>2,008</text:p>
          </table:table-cell>
          <table:table-cell office:value-type="float" office:value="1953" table:style-name="ce16">
            <text:p>1,953</text:p>
          </table:table-cell>
          <table:table-cell office:value-type="float" office:value="1923" table:style-name="ce17">
            <text:p>1,923</text:p>
          </table:table-cell>
          <table:table-cell office:value-type="float" office:value="9958" table:style-name="ce16">
            <text:p>9,958</text:p>
          </table:table-cell>
          <table:table-cell office:value-type="float" office:value="1996" table:style-name="ce16">
            <text:p>1,996</text:p>
          </table:table-cell>
          <table:table-cell office:value-type="float" office:value="2029" table:style-name="ce16">
            <text:p>2,029</text:p>
          </table:table-cell>
          <table:table-cell office:value-type="float" office:value="1986" table:style-name="ce16">
            <text:p>1,986</text:p>
          </table:table-cell>
          <table:table-cell office:value-type="float" office:value="2009" table:style-name="ce16">
            <text:p>2,009</text:p>
          </table:table-cell>
          <table:table-cell office:value-type="float" office:value="1938" table:style-name="ce17">
            <text:p>1,938</text:p>
          </table:table-cell>
          <table:table-cell office:value-type="float" office:value="9078" table:style-name="ce16">
            <text:p>9,078</text:p>
          </table:table-cell>
          <table:table-cell office:value-type="float" office:value="1992" table:style-name="ce16">
            <text:p>1,992</text:p>
          </table:table-cell>
          <table:table-cell office:value-type="float" office:value="1818" table:style-name="ce16">
            <text:p>1,818</text:p>
          </table:table-cell>
          <table:table-cell office:value-type="float" office:value="1819" table:style-name="ce16">
            <text:p>1,819</text:p>
          </table:table-cell>
          <table:table-cell office:value-type="float" office:value="1784" table:style-name="ce16">
            <text:p>1,784</text:p>
          </table:table-cell>
          <table:table-cell office:value-type="float" office:value="1665" table:style-name="ce17">
            <text:p>1,665</text:p>
          </table:table-cell>
          <table:table-cell office:value-type="float" office:value="7435" table:style-name="ce16">
            <text:p>7,435</text:p>
          </table:table-cell>
          <table:table-cell office:value-type="float" office:value="1659" table:style-name="ce16">
            <text:p>1,659</text:p>
          </table:table-cell>
          <table:table-cell office:value-type="float" office:value="1580" table:style-name="ce16">
            <text:p>1,580</text:p>
          </table:table-cell>
          <table:table-cell office:value-type="float" office:value="1492" table:style-name="ce16">
            <text:p>1,492</text:p>
          </table:table-cell>
          <table:table-cell office:value-type="float" office:value="1336" table:style-name="ce16">
            <text:p>1,336</text:p>
          </table:table-cell>
          <table:table-cell office:value-type="float" office:value="1368" table:style-name="ce17">
            <text:p>1,368</text:p>
          </table:table-cell>
          <table:table-cell office:value-type="float" office:value="5350" table:style-name="ce16">
            <text:p>5,350</text:p>
          </table:table-cell>
          <table:table-cell office:value-type="float" office:value="1269" table:style-name="ce16">
            <text:p>1,269</text:p>
          </table:table-cell>
          <table:table-cell office:value-type="float" office:value="1171" table:style-name="ce16">
            <text:p>1,171</text:p>
          </table:table-cell>
          <table:table-cell office:value-type="float" office:value="1086" table:style-name="ce16">
            <text:p>1,086</text:p>
          </table:table-cell>
          <table:table-cell office:value-type="float" office:value="903" table:style-name="ce16">
            <text:p>903</text:p>
          </table:table-cell>
          <table:table-cell office:value-type="float" office:value="921" table:style-name="ce17">
            <text:p>921</text:p>
          </table:table-cell>
          <table:table-cell office:value-type="float" office:value="3292" table:style-name="ce16">
            <text:p>3,292</text:p>
          </table:table-cell>
          <table:table-cell office:value-type="float" office:value="762" table:style-name="ce16">
            <text:p>762</text:p>
          </table:table-cell>
          <table:table-cell office:value-type="float" office:value="519" table:style-name="ce16">
            <text:p>519</text:p>
          </table:table-cell>
          <table:table-cell office:value-type="float" office:value="645" table:style-name="ce16">
            <text:p>645</text:p>
          </table:table-cell>
          <table:table-cell office:value-type="float" office:value="700" table:style-name="ce16">
            <text:p>700</text:p>
          </table:table-cell>
          <table:table-cell office:value-type="float" office:value="666" table:style-name="ce17">
            <text:p>666</text:p>
          </table:table-cell>
          <table:table-cell office:value-type="float" office:value="2800" table:style-name="ce16">
            <text:p>2,800</text:p>
          </table:table-cell>
          <table:table-cell office:value-type="float" office:value="615" table:style-name="ce16">
            <text:p>615</text:p>
          </table:table-cell>
          <table:table-cell office:value-type="float" office:value="628" table:style-name="ce16">
            <text:p>628</text:p>
          </table:table-cell>
          <table:table-cell office:value-type="float" office:value="545" table:style-name="ce16">
            <text:p>545</text:p>
          </table:table-cell>
          <table:table-cell office:value-type="float" office:value="535" table:style-name="ce16">
            <text:p>535</text:p>
          </table:table-cell>
          <table:table-cell office:value-type="float" office:value="477" table:style-name="ce17">
            <text:p>477</text:p>
          </table:table-cell>
          <table:table-cell office:value-type="float" office:value="1923" table:style-name="ce16">
            <text:p>1,923</text:p>
          </table:table-cell>
          <table:table-cell office:value-type="float" office:value="462" table:style-name="ce16">
            <text:p>462</text:p>
          </table:table-cell>
          <table:table-cell office:value-type="float" office:value="445" table:style-name="ce16">
            <text:p>445</text:p>
          </table:table-cell>
          <table:table-cell office:value-type="float" office:value="382" table:style-name="ce16">
            <text:p>382</text:p>
          </table:table-cell>
          <table:table-cell office:value-type="float" office:value="324" table:style-name="ce16">
            <text:p>324</text:p>
          </table:table-cell>
          <table:table-cell office:value-type="float" office:value="310" table:style-name="ce17">
            <text:p>310</text:p>
          </table:table-cell>
          <table:table-cell office:value-type="float" office:value="1299" table:style-name="ce16">
            <text:p>1,299</text:p>
          </table:table-cell>
          <table:table-cell office:value-type="float" office:value="303" table:style-name="ce16">
            <text:p>303</text:p>
          </table:table-cell>
          <table:table-cell office:value-type="float" office:value="283" table:style-name="ce16">
            <text:p>283</text:p>
          </table:table-cell>
          <table:table-cell office:value-type="float" office:value="268" table:style-name="ce16">
            <text:p>268</text:p>
          </table:table-cell>
          <table:table-cell office:value-type="float" office:value="236" table:style-name="ce16">
            <text:p>236</text:p>
          </table:table-cell>
          <table:table-cell office:value-type="float" office:value="209" table:style-name="ce17">
            <text:p>209</text:p>
          </table:table-cell>
          <table:table-cell office:value-type="float" office:value="574" table:style-name="ce16">
            <text:p>574</text:p>
          </table:table-cell>
          <table:table-cell office:value-type="float" office:value="165" table:style-name="ce16">
            <text:p>165</text:p>
          </table:table-cell>
          <table:table-cell office:value-type="float" office:value="161" table:style-name="ce16">
            <text:p>161</text:p>
          </table:table-cell>
          <table:table-cell office:value-type="float" office:value="100" table:style-name="ce16">
            <text:p>100</text:p>
          </table:table-cell>
          <table:table-cell office:value-type="float" office:value="85" table:style-name="ce16">
            <text:p>85</text:p>
          </table:table-cell>
          <table:table-cell office:value-type="float" office:value="63" table:style-name="ce17">
            <text:p>63</text:p>
          </table:table-cell>
          <table:table-cell office:value-type="float" office:value="117" table:style-name="ce16">
            <text:p>117</text:p>
          </table:table-cell>
          <table:table-cell office:value-type="float" office:value="46" table:style-name="ce16">
            <text:p>46</text:p>
          </table:table-cell>
          <table:table-cell office:value-type="float" office:value="29" table:style-name="ce16">
            <text:p>29</text:p>
          </table:table-cell>
          <table:table-cell office:value-type="float" office:value="21" table:style-name="ce16">
            <text:p>21</text:p>
          </table:table-cell>
          <table:table-cell office:value-type="float" office:value="12" table:style-name="ce16">
            <text:p>12</text:p>
          </table:table-cell>
          <table:table-cell office:value-type="float" office:value="9" table:style-name="ce17">
            <text:p>9</text:p>
          </table:table-cell>
          <table:table-cell office:value-type="float" office:value="22" table:style-name="ce16">
            <text:p>2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06344" table:style-name="ce25">
            <text:p>106,344</text:p>
          </table:table-cell>
          <table:table-cell office:value-type="float" office:value="3896" table:style-name="ce24">
            <text:p>3,896</text:p>
          </table:table-cell>
          <table:table-cell office:value-type="float" office:value="669" table:style-name="ce25">
            <text:p>669</text:p>
          </table:table-cell>
          <table:table-cell office:value-type="float" office:value="834" table:style-name="ce25">
            <text:p>834</text:p>
          </table:table-cell>
          <table:table-cell office:value-type="float" office:value="803" table:style-name="ce25">
            <text:p>803</text:p>
          </table:table-cell>
          <table:table-cell office:value-type="float" office:value="794" table:style-name="ce25">
            <text:p>794</text:p>
          </table:table-cell>
          <table:table-cell office:value-type="float" office:value="796" table:style-name="ce25">
            <text:p>796</text:p>
          </table:table-cell>
          <table:table-cell office:value-type="float" office:value="3982" table:style-name="ce25">
            <text:p>3,982</text:p>
          </table:table-cell>
          <table:table-cell office:value-type="float" office:value="774" table:style-name="ce25">
            <text:p>774</text:p>
          </table:table-cell>
          <table:table-cell office:value-type="float" office:value="780" table:style-name="ce25">
            <text:p>780</text:p>
          </table:table-cell>
          <table:table-cell office:value-type="float" office:value="797" table:style-name="ce25">
            <text:p>797</text:p>
          </table:table-cell>
          <table:table-cell office:value-type="float" office:value="786" table:style-name="ce25">
            <text:p>786</text:p>
          </table:table-cell>
          <table:table-cell office:value-type="float" office:value="845" table:style-name="ce24">
            <text:p>845</text:p>
          </table:table-cell>
          <table:table-cell office:value-type="float" office:value="4884" table:style-name="ce25">
            <text:p>4,884</text:p>
          </table:table-cell>
          <table:table-cell office:value-type="float" office:value="946" table:style-name="ce25">
            <text:p>946</text:p>
          </table:table-cell>
          <table:table-cell office:value-type="float" office:value="909" table:style-name="ce25">
            <text:p>909</text:p>
          </table:table-cell>
          <table:table-cell office:value-type="float" office:value="954" table:style-name="ce25">
            <text:p>954</text:p>
          </table:table-cell>
          <table:table-cell office:value-type="float" office:value="969" table:style-name="ce25">
            <text:p>969</text:p>
          </table:table-cell>
          <table:table-cell office:value-type="float" office:value="1106" table:style-name="ce24">
            <text:p>1,106</text:p>
          </table:table-cell>
          <table:table-cell office:value-type="float" office:value="6442" table:style-name="ce25">
            <text:p>6,442</text:p>
          </table:table-cell>
          <table:table-cell office:value-type="float" office:value="1153" table:style-name="ce25">
            <text:p>1,153</text:p>
          </table:table-cell>
          <table:table-cell office:value-type="float" office:value="1288" table:style-name="ce25">
            <text:p>1,288</text:p>
          </table:table-cell>
          <table:table-cell office:value-type="float" office:value="1287" table:style-name="ce25">
            <text:p>1,287</text:p>
          </table:table-cell>
          <table:table-cell office:value-type="float" office:value="1299" table:style-name="ce25">
            <text:p>1,299</text:p>
          </table:table-cell>
          <table:table-cell office:value-type="float" office:value="1415" table:style-name="ce24">
            <text:p>1,415</text:p>
          </table:table-cell>
          <table:table-cell office:value-type="float" office:value="7517" table:style-name="ce25">
            <text:p>7,517</text:p>
          </table:table-cell>
          <table:table-cell office:value-type="float" office:value="1566" table:style-name="ce25">
            <text:p>1,566</text:p>
          </table:table-cell>
          <table:table-cell office:value-type="float" office:value="1555" table:style-name="ce25">
            <text:p>1,555</text:p>
          </table:table-cell>
          <table:table-cell office:value-type="float" office:value="1445" table:style-name="ce25">
            <text:p>1,445</text:p>
          </table:table-cell>
          <table:table-cell office:value-type="float" office:value="1454" table:style-name="ce25">
            <text:p>1,454</text:p>
          </table:table-cell>
          <table:table-cell office:value-type="float" office:value="1497" table:style-name="ce24">
            <text:p>1,497</text:p>
          </table:table-cell>
          <table:table-cell office:value-type="float" office:value="6633" table:style-name="ce25">
            <text:p>6,633</text:p>
          </table:table-cell>
          <table:table-cell office:value-type="float" office:value="1456" table:style-name="ce25">
            <text:p>1,456</text:p>
          </table:table-cell>
          <table:table-cell office:value-type="float" office:value="1334" table:style-name="ce25">
            <text:p>1,334</text:p>
          </table:table-cell>
          <table:table-cell office:value-type="float" office:value="1324" table:style-name="ce25">
            <text:p>1,324</text:p>
          </table:table-cell>
          <table:table-cell office:value-type="float" office:value="1317" table:style-name="ce25">
            <text:p>1,317</text:p>
          </table:table-cell>
          <table:table-cell office:value-type="float" office:value="1202" table:style-name="ce24">
            <text:p>1,202</text:p>
          </table:table-cell>
          <table:table-cell office:value-type="float" office:value="6952" table:style-name="ce25">
            <text:p>6,952</text:p>
          </table:table-cell>
          <table:table-cell office:value-type="float" office:value="1210" table:style-name="ce25">
            <text:p>1,210</text:p>
          </table:table-cell>
          <table:table-cell office:value-type="float" office:value="1325" table:style-name="ce25">
            <text:p>1,325</text:p>
          </table:table-cell>
          <table:table-cell office:value-type="float" office:value="1333" table:style-name="ce25">
            <text:p>1,333</text:p>
          </table:table-cell>
          <table:table-cell office:value-type="float" office:value="1470" table:style-name="ce25">
            <text:p>1,470</text:p>
          </table:table-cell>
          <table:table-cell office:value-type="float" office:value="1614" table:style-name="ce24">
            <text:p>1,614</text:p>
          </table:table-cell>
          <table:table-cell office:value-type="float" office:value="7730" table:style-name="ce25">
            <text:p>7,730</text:p>
          </table:table-cell>
          <table:table-cell office:value-type="float" office:value="1518" table:style-name="ce25">
            <text:p>1,518</text:p>
          </table:table-cell>
          <table:table-cell office:value-type="float" office:value="1559" table:style-name="ce25">
            <text:p>1,559</text:p>
          </table:table-cell>
          <table:table-cell office:value-type="float" office:value="1532" table:style-name="ce25">
            <text:p>1,532</text:p>
          </table:table-cell>
          <table:table-cell office:value-type="float" office:value="1584" table:style-name="ce25">
            <text:p>1,584</text:p>
          </table:table-cell>
          <table:table-cell office:value-type="float" office:value="1537" table:style-name="ce24">
            <text:p>1,537</text:p>
          </table:table-cell>
          <table:table-cell office:value-type="float" office:value="7821" table:style-name="ce25">
            <text:p>7,821</text:p>
          </table:table-cell>
          <table:table-cell office:value-type="float" office:value="1642" table:style-name="ce25">
            <text:p>1,642</text:p>
          </table:table-cell>
          <table:table-cell office:value-type="float" office:value="1587" table:style-name="ce25">
            <text:p>1,587</text:p>
          </table:table-cell>
          <table:table-cell office:value-type="float" office:value="1458" table:style-name="ce25">
            <text:p>1,458</text:p>
          </table:table-cell>
          <table:table-cell office:value-type="float" office:value="1546" table:style-name="ce25">
            <text:p>1,546</text:p>
          </table:table-cell>
          <table:table-cell office:value-type="float" office:value="1588" table:style-name="ce24">
            <text:p>1,588</text:p>
          </table:table-cell>
          <table:table-cell office:value-type="float" office:value="8214" table:style-name="ce25">
            <text:p>8,214</text:p>
          </table:table-cell>
          <table:table-cell office:value-type="float" office:value="1655" table:style-name="ce25">
            <text:p>1,655</text:p>
          </table:table-cell>
          <table:table-cell office:value-type="float" office:value="1676" table:style-name="ce25">
            <text:p>1,676</text:p>
          </table:table-cell>
          <table:table-cell office:value-type="float" office:value="1649" table:style-name="ce25">
            <text:p>1,649</text:p>
          </table:table-cell>
          <table:table-cell office:value-type="float" office:value="1591" table:style-name="ce25">
            <text:p>1,591</text:p>
          </table:table-cell>
          <table:table-cell office:value-type="float" office:value="1643" table:style-name="ce24">
            <text:p>1,643</text:p>
          </table:table-cell>
          <table:table-cell office:value-type="float" office:value="8391" table:style-name="ce25">
            <text:p>8,391</text:p>
          </table:table-cell>
          <table:table-cell office:value-type="float" office:value="1596" table:style-name="ce25">
            <text:p>1,596</text:p>
          </table:table-cell>
          <table:table-cell office:value-type="float" office:value="1635" table:style-name="ce25">
            <text:p>1,635</text:p>
          </table:table-cell>
          <table:table-cell office:value-type="float" office:value="1681" table:style-name="ce25">
            <text:p>1,681</text:p>
          </table:table-cell>
          <table:table-cell office:value-type="float" office:value="1736" table:style-name="ce25">
            <text:p>1,736</text:p>
          </table:table-cell>
          <table:table-cell office:value-type="float" office:value="1743" table:style-name="ce24">
            <text:p>1,743</text:p>
          </table:table-cell>
          <table:table-cell office:value-type="float" office:value="8194" table:style-name="ce25">
            <text:p>8,194</text:p>
          </table:table-cell>
          <table:table-cell office:value-type="float" office:value="1690" table:style-name="ce25">
            <text:p>1,690</text:p>
          </table:table-cell>
          <table:table-cell office:value-type="float" office:value="1563" table:style-name="ce25">
            <text:p>1,563</text:p>
          </table:table-cell>
          <table:table-cell office:value-type="float" office:value="1734" table:style-name="ce25">
            <text:p>1,734</text:p>
          </table:table-cell>
          <table:table-cell office:value-type="float" office:value="1674" table:style-name="ce25">
            <text:p>1,674</text:p>
          </table:table-cell>
          <table:table-cell office:value-type="float" office:value="1533" table:style-name="ce24">
            <text:p>1,533</text:p>
          </table:table-cell>
          <table:table-cell office:value-type="float" office:value="7467" table:style-name="ce25">
            <text:p>7,467</text:p>
          </table:table-cell>
          <table:table-cell office:value-type="float" office:value="1451" table:style-name="ce25">
            <text:p>1,451</text:p>
          </table:table-cell>
          <table:table-cell office:value-type="float" office:value="1627" table:style-name="ce25">
            <text:p>1,627</text:p>
          </table:table-cell>
          <table:table-cell office:value-type="float" office:value="1518" table:style-name="ce25">
            <text:p>1,518</text:p>
          </table:table-cell>
          <table:table-cell office:value-type="float" office:value="1449" table:style-name="ce25">
            <text:p>1,449</text:p>
          </table:table-cell>
          <table:table-cell office:value-type="float" office:value="1422" table:style-name="ce24">
            <text:p>1,422</text:p>
          </table:table-cell>
          <table:table-cell office:value-type="float" office:value="5976" table:style-name="ce25">
            <text:p>5,976</text:p>
          </table:table-cell>
          <table:table-cell office:value-type="float" office:value="1456" table:style-name="ce25">
            <text:p>1,456</text:p>
          </table:table-cell>
          <table:table-cell office:value-type="float" office:value="1320" table:style-name="ce25">
            <text:p>1,320</text:p>
          </table:table-cell>
          <table:table-cell office:value-type="float" office:value="1162" table:style-name="ce25">
            <text:p>1,162</text:p>
          </table:table-cell>
          <table:table-cell office:value-type="float" office:value="1045" table:style-name="ce25">
            <text:p>1,045</text:p>
          </table:table-cell>
          <table:table-cell office:value-type="float" office:value="993" table:style-name="ce24">
            <text:p>993</text:p>
          </table:table-cell>
          <table:table-cell office:value-type="float" office:value="3919" table:style-name="ce25">
            <text:p>3,919</text:p>
          </table:table-cell>
          <table:table-cell office:value-type="float" office:value="920" table:style-name="ce25">
            <text:p>920</text:p>
          </table:table-cell>
          <table:table-cell office:value-type="float" office:value="666" table:style-name="ce25">
            <text:p>666</text:p>
          </table:table-cell>
          <table:table-cell office:value-type="float" office:value="751" table:style-name="ce25">
            <text:p>751</text:p>
          </table:table-cell>
          <table:table-cell office:value-type="float" office:value="790" table:style-name="ce25">
            <text:p>790</text:p>
          </table:table-cell>
          <table:table-cell office:value-type="float" office:value="792" table:style-name="ce24">
            <text:p>792</text:p>
          </table:table-cell>
          <table:table-cell office:value-type="float" office:value="3636" table:style-name="ce25">
            <text:p>3,636</text:p>
          </table:table-cell>
          <table:table-cell office:value-type="float" office:value="788" table:style-name="ce25">
            <text:p>788</text:p>
          </table:table-cell>
          <table:table-cell office:value-type="float" office:value="767" table:style-name="ce25">
            <text:p>767</text:p>
          </table:table-cell>
          <table:table-cell office:value-type="float" office:value="744" table:style-name="ce25">
            <text:p>744</text:p>
          </table:table-cell>
          <table:table-cell office:value-type="float" office:value="700" table:style-name="ce25">
            <text:p>700</text:p>
          </table:table-cell>
          <table:table-cell office:value-type="float" office:value="637" table:style-name="ce24">
            <text:p>637</text:p>
          </table:table-cell>
          <table:table-cell office:value-type="float" office:value="2582" table:style-name="ce25">
            <text:p>2,582</text:p>
          </table:table-cell>
          <table:table-cell office:value-type="float" office:value="621" table:style-name="ce25">
            <text:p>621</text:p>
          </table:table-cell>
          <table:table-cell office:value-type="float" office:value="551" table:style-name="ce25">
            <text:p>551</text:p>
          </table:table-cell>
          <table:table-cell office:value-type="float" office:value="541" table:style-name="ce25">
            <text:p>541</text:p>
          </table:table-cell>
          <table:table-cell office:value-type="float" office:value="483" table:style-name="ce25">
            <text:p>483</text:p>
          </table:table-cell>
          <table:table-cell office:value-type="float" office:value="386" table:style-name="ce24">
            <text:p>386</text:p>
          </table:table-cell>
          <table:table-cell office:value-type="float" office:value="1415" table:style-name="ce25">
            <text:p>1,415</text:p>
          </table:table-cell>
          <table:table-cell office:value-type="float" office:value="371" table:style-name="ce25">
            <text:p>371</text:p>
          </table:table-cell>
          <table:table-cell office:value-type="float" office:value="323" table:style-name="ce25">
            <text:p>323</text:p>
          </table:table-cell>
          <table:table-cell office:value-type="float" office:value="292" table:style-name="ce25">
            <text:p>292</text:p>
          </table:table-cell>
          <table:table-cell office:value-type="float" office:value="245" table:style-name="ce25">
            <text:p>245</text:p>
          </table:table-cell>
          <table:table-cell office:value-type="float" office:value="184" table:style-name="ce24">
            <text:p>184</text:p>
          </table:table-cell>
          <table:table-cell office:value-type="float" office:value="550" table:style-name="ce25">
            <text:p>550</text:p>
          </table:table-cell>
          <table:table-cell office:value-type="float" office:value="192" table:style-name="ce25">
            <text:p>192</text:p>
          </table:table-cell>
          <table:table-cell office:value-type="float" office:value="122" table:style-name="ce25">
            <text:p>122</text:p>
          </table:table-cell>
          <table:table-cell office:value-type="float" office:value="86" table:style-name="ce25">
            <text:p>86</text:p>
          </table:table-cell>
          <table:table-cell office:value-type="float" office:value="84" table:style-name="ce25">
            <text:p>84</text:p>
          </table:table-cell>
          <table:table-cell office:value-type="float" office:value="66" table:style-name="ce24">
            <text:p>66</text:p>
          </table:table-cell>
          <table:table-cell office:value-type="float" office:value="124" table:style-name="ce25">
            <text:p>124</text:p>
          </table:table-cell>
          <table:table-cell office:value-type="float" office:value="56" table:style-name="ce25">
            <text:p>56</text:p>
          </table:table-cell>
          <table:table-cell office:value-type="float" office:value="32" table:style-name="ce25">
            <text:p>32</text:p>
          </table:table-cell>
          <table:table-cell office:value-type="float" office:value="15" table:style-name="ce25">
            <text:p>15</text:p>
          </table:table-cell>
          <table:table-cell office:value-type="float" office:value="11" table:style-name="ce25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9" table:style-name="ce25">
            <text:p>1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29976" table:style-name="ce16">
            <text:p>329,976</text:p>
          </table:table-cell>
          <table:table-cell office:value-type="float" office:value="13039" table:style-name="ce16">
            <text:p>13,039</text:p>
          </table:table-cell>
          <table:table-cell office:value-type="float" office:value="2375" table:style-name="ce16">
            <text:p>2,375</text:p>
          </table:table-cell>
          <table:table-cell office:value-type="float" office:value="2708" table:style-name="ce16">
            <text:p>2,708</text:p>
          </table:table-cell>
          <table:table-cell office:value-type="float" office:value="2593" table:style-name="ce16">
            <text:p>2,593</text:p>
          </table:table-cell>
          <table:table-cell office:value-type="float" office:value="2593" table:style-name="ce16">
            <text:p>2,593</text:p>
          </table:table-cell>
          <table:table-cell office:value-type="float" office:value="2770" table:style-name="ce16">
            <text:p>2,770</text:p>
          </table:table-cell>
          <table:table-cell office:value-type="float" office:value="12717" table:style-name="ce16">
            <text:p>12,717</text:p>
          </table:table-cell>
          <table:table-cell office:value-type="float" office:value="2686" table:style-name="ce16">
            <text:p>2,686</text:p>
          </table:table-cell>
          <table:table-cell office:value-type="float" office:value="2376" table:style-name="ce16">
            <text:p>2,376</text:p>
          </table:table-cell>
          <table:table-cell office:value-type="float" office:value="2429" table:style-name="ce16">
            <text:p>2,429</text:p>
          </table:table-cell>
          <table:table-cell office:value-type="float" office:value="2554" table:style-name="ce16">
            <text:p>2,554</text:p>
          </table:table-cell>
          <table:table-cell office:value-type="float" office:value="2672" table:style-name="ce17">
            <text:p>2,672</text:p>
          </table:table-cell>
          <table:table-cell office:value-type="float" office:value="14908" table:style-name="ce16">
            <text:p>14,908</text:p>
          </table:table-cell>
          <table:table-cell office:value-type="float" office:value="2672" table:style-name="ce16">
            <text:p>2,672</text:p>
          </table:table-cell>
          <table:table-cell office:value-type="float" office:value="2846" table:style-name="ce16">
            <text:p>2,846</text:p>
          </table:table-cell>
          <table:table-cell office:value-type="float" office:value="2987" table:style-name="ce16">
            <text:p>2,987</text:p>
          </table:table-cell>
          <table:table-cell office:value-type="float" office:value="3128" table:style-name="ce16">
            <text:p>3,128</text:p>
          </table:table-cell>
          <table:table-cell office:value-type="float" office:value="3275" table:style-name="ce17">
            <text:p>3,275</text:p>
          </table:table-cell>
          <table:table-cell office:value-type="float" office:value="19751" table:style-name="ce16">
            <text:p>19,751</text:p>
          </table:table-cell>
          <table:table-cell office:value-type="float" office:value="3443" table:style-name="ce16">
            <text:p>3,443</text:p>
          </table:table-cell>
          <table:table-cell office:value-type="float" office:value="3957" table:style-name="ce16">
            <text:p>3,957</text:p>
          </table:table-cell>
          <table:table-cell office:value-type="float" office:value="4041" table:style-name="ce16">
            <text:p>4,041</text:p>
          </table:table-cell>
          <table:table-cell office:value-type="float" office:value="3939" table:style-name="ce16">
            <text:p>3,939</text:p>
          </table:table-cell>
          <table:table-cell office:value-type="float" office:value="4371" table:style-name="ce17">
            <text:p>4,371</text:p>
          </table:table-cell>
          <table:table-cell office:value-type="float" office:value="23930" table:style-name="ce16">
            <text:p>23,930</text:p>
          </table:table-cell>
          <table:table-cell office:value-type="float" office:value="4877" table:style-name="ce16">
            <text:p>4,877</text:p>
          </table:table-cell>
          <table:table-cell office:value-type="float" office:value="4679" table:style-name="ce16">
            <text:p>4,679</text:p>
          </table:table-cell>
          <table:table-cell office:value-type="float" office:value="4791" table:style-name="ce16">
            <text:p>4,791</text:p>
          </table:table-cell>
          <table:table-cell office:value-type="float" office:value="4869" table:style-name="ce16">
            <text:p>4,869</text:p>
          </table:table-cell>
          <table:table-cell office:value-type="float" office:value="4714" table:style-name="ce17">
            <text:p>4,714</text:p>
          </table:table-cell>
          <table:table-cell office:value-type="float" office:value="22010" table:style-name="ce16">
            <text:p>22,010</text:p>
          </table:table-cell>
          <table:table-cell office:value-type="float" office:value="4595" table:style-name="ce16">
            <text:p>4,595</text:p>
          </table:table-cell>
          <table:table-cell office:value-type="float" office:value="4588" table:style-name="ce16">
            <text:p>4,588</text:p>
          </table:table-cell>
          <table:table-cell office:value-type="float" office:value="4399" table:style-name="ce16">
            <text:p>4,399</text:p>
          </table:table-cell>
          <table:table-cell office:value-type="float" office:value="4325" table:style-name="ce16">
            <text:p>4,325</text:p>
          </table:table-cell>
          <table:table-cell office:value-type="float" office:value="4103" table:style-name="ce17">
            <text:p>4,103</text:p>
          </table:table-cell>
          <table:table-cell office:value-type="float" office:value="22570" table:style-name="ce16">
            <text:p>22,570</text:p>
          </table:table-cell>
          <table:table-cell office:value-type="float" office:value="4013" table:style-name="ce16">
            <text:p>4,013</text:p>
          </table:table-cell>
          <table:table-cell office:value-type="float" office:value="4176" table:style-name="ce16">
            <text:p>4,176</text:p>
          </table:table-cell>
          <table:table-cell office:value-type="float" office:value="4675" table:style-name="ce16">
            <text:p>4,675</text:p>
          </table:table-cell>
          <table:table-cell office:value-type="float" office:value="4637" table:style-name="ce16">
            <text:p>4,637</text:p>
          </table:table-cell>
          <table:table-cell office:value-type="float" office:value="5069" table:style-name="ce17">
            <text:p>5,069</text:p>
          </table:table-cell>
          <table:table-cell office:value-type="float" office:value="25349" table:style-name="ce16">
            <text:p>25,349</text:p>
          </table:table-cell>
          <table:table-cell office:value-type="float" office:value="5126" table:style-name="ce16">
            <text:p>5,126</text:p>
          </table:table-cell>
          <table:table-cell office:value-type="float" office:value="5192" table:style-name="ce16">
            <text:p>5,192</text:p>
          </table:table-cell>
          <table:table-cell office:value-type="float" office:value="5077" table:style-name="ce16">
            <text:p>5,077</text:p>
          </table:table-cell>
          <table:table-cell office:value-type="float" office:value="5083" table:style-name="ce16">
            <text:p>5,083</text:p>
          </table:table-cell>
          <table:table-cell office:value-type="float" office:value="4871" table:style-name="ce17">
            <text:p>4,871</text:p>
          </table:table-cell>
          <table:table-cell office:value-type="float" office:value="24637" table:style-name="ce16">
            <text:p>24,637</text:p>
          </table:table-cell>
          <table:table-cell office:value-type="float" office:value="5243" table:style-name="ce16">
            <text:p>5,243</text:p>
          </table:table-cell>
          <table:table-cell office:value-type="float" office:value="5026" table:style-name="ce16">
            <text:p>5,026</text:p>
          </table:table-cell>
          <table:table-cell office:value-type="float" office:value="4740" table:style-name="ce16">
            <text:p>4,740</text:p>
          </table:table-cell>
          <table:table-cell office:value-type="float" office:value="4831" table:style-name="ce16">
            <text:p>4,831</text:p>
          </table:table-cell>
          <table:table-cell office:value-type="float" office:value="4797" table:style-name="ce17">
            <text:p>4,797</text:p>
          </table:table-cell>
          <table:table-cell office:value-type="float" office:value="25841" table:style-name="ce16">
            <text:p>25,841</text:p>
          </table:table-cell>
          <table:table-cell office:value-type="float" office:value="5041" table:style-name="ce16">
            <text:p>5,041</text:p>
          </table:table-cell>
          <table:table-cell office:value-type="float" office:value="5139" table:style-name="ce16">
            <text:p>5,139</text:p>
          </table:table-cell>
          <table:table-cell office:value-type="float" office:value="5294" table:style-name="ce16">
            <text:p>5,294</text:p>
          </table:table-cell>
          <table:table-cell office:value-type="float" office:value="5218" table:style-name="ce16">
            <text:p>5,218</text:p>
          </table:table-cell>
          <table:table-cell office:value-type="float" office:value="5149" table:style-name="ce17">
            <text:p>5,149</text:p>
          </table:table-cell>
          <table:table-cell office:value-type="float" office:value="26208" table:style-name="ce16">
            <text:p>26,208</text:p>
          </table:table-cell>
          <table:table-cell office:value-type="float" office:value="5068" table:style-name="ce16">
            <text:p>5,068</text:p>
          </table:table-cell>
          <table:table-cell office:value-type="float" office:value="5163" table:style-name="ce16">
            <text:p>5,163</text:p>
          </table:table-cell>
          <table:table-cell office:value-type="float" office:value="5472" table:style-name="ce16">
            <text:p>5,472</text:p>
          </table:table-cell>
          <table:table-cell office:value-type="float" office:value="5161" table:style-name="ce16">
            <text:p>5,161</text:p>
          </table:table-cell>
          <table:table-cell office:value-type="float" office:value="5344" table:style-name="ce17">
            <text:p>5,344</text:p>
          </table:table-cell>
          <table:table-cell office:value-type="float" office:value="26119" table:style-name="ce16">
            <text:p>26,119</text:p>
          </table:table-cell>
          <table:table-cell office:value-type="float" office:value="5407" table:style-name="ce16">
            <text:p>5,407</text:p>
          </table:table-cell>
          <table:table-cell office:value-type="float" office:value="5182" table:style-name="ce16">
            <text:p>5,182</text:p>
          </table:table-cell>
          <table:table-cell office:value-type="float" office:value="5377" table:style-name="ce16">
            <text:p>5,377</text:p>
          </table:table-cell>
          <table:table-cell office:value-type="float" office:value="5148" table:style-name="ce16">
            <text:p>5,148</text:p>
          </table:table-cell>
          <table:table-cell office:value-type="float" office:value="5005" table:style-name="ce17">
            <text:p>5,005</text:p>
          </table:table-cell>
          <table:table-cell office:value-type="float" office:value="23413" table:style-name="ce16">
            <text:p>23,413</text:p>
          </table:table-cell>
          <table:table-cell office:value-type="float" office:value="4889" table:style-name="ce16">
            <text:p>4,889</text:p>
          </table:table-cell>
          <table:table-cell office:value-type="float" office:value="4965" table:style-name="ce16">
            <text:p>4,965</text:p>
          </table:table-cell>
          <table:table-cell office:value-type="float" office:value="4884" table:style-name="ce16">
            <text:p>4,884</text:p>
          </table:table-cell>
          <table:table-cell office:value-type="float" office:value="4396" table:style-name="ce16">
            <text:p>4,396</text:p>
          </table:table-cell>
          <table:table-cell office:value-type="float" office:value="4279" table:style-name="ce17">
            <text:p>4,279</text:p>
          </table:table-cell>
          <table:table-cell office:value-type="float" office:value="17176" table:style-name="ce16">
            <text:p>17,176</text:p>
          </table:table-cell>
          <table:table-cell office:value-type="float" office:value="4161" table:style-name="ce16">
            <text:p>4,161</text:p>
          </table:table-cell>
          <table:table-cell office:value-type="float" office:value="3862" table:style-name="ce16">
            <text:p>3,862</text:p>
          </table:table-cell>
          <table:table-cell office:value-type="float" office:value="3440" table:style-name="ce16">
            <text:p>3,440</text:p>
          </table:table-cell>
          <table:table-cell office:value-type="float" office:value="3065" table:style-name="ce16">
            <text:p>3,065</text:p>
          </table:table-cell>
          <table:table-cell office:value-type="float" office:value="2648" table:style-name="ce17">
            <text:p>2,648</text:p>
          </table:table-cell>
          <table:table-cell office:value-type="float" office:value="10710" table:style-name="ce16">
            <text:p>10,710</text:p>
          </table:table-cell>
          <table:table-cell office:value-type="float" office:value="2445" table:style-name="ce16">
            <text:p>2,445</text:p>
          </table:table-cell>
          <table:table-cell office:value-type="float" office:value="1890" table:style-name="ce16">
            <text:p>1,890</text:p>
          </table:table-cell>
          <table:table-cell office:value-type="float" office:value="2062" table:style-name="ce16">
            <text:p>2,062</text:p>
          </table:table-cell>
          <table:table-cell office:value-type="float" office:value="2138" table:style-name="ce16">
            <text:p>2,138</text:p>
          </table:table-cell>
          <table:table-cell office:value-type="float" office:value="2175" table:style-name="ce17">
            <text:p>2,175</text:p>
          </table:table-cell>
          <table:table-cell office:value-type="float" office:value="9244" table:style-name="ce16">
            <text:p>9,244</text:p>
          </table:table-cell>
          <table:table-cell office:value-type="float" office:value="2120" table:style-name="ce16">
            <text:p>2,120</text:p>
          </table:table-cell>
          <table:table-cell office:value-type="float" office:value="1955" table:style-name="ce16">
            <text:p>1,955</text:p>
          </table:table-cell>
          <table:table-cell office:value-type="float" office:value="1841" table:style-name="ce16">
            <text:p>1,841</text:p>
          </table:table-cell>
          <table:table-cell office:value-type="float" office:value="1740" table:style-name="ce16">
            <text:p>1,740</text:p>
          </table:table-cell>
          <table:table-cell office:value-type="float" office:value="1588" table:style-name="ce17">
            <text:p>1,588</text:p>
          </table:table-cell>
          <table:table-cell office:value-type="float" office:value="6399" table:style-name="ce16">
            <text:p>6,399</text:p>
          </table:table-cell>
          <table:table-cell office:value-type="float" office:value="1475" table:style-name="ce16">
            <text:p>1,475</text:p>
          </table:table-cell>
          <table:table-cell office:value-type="float" office:value="1394" table:style-name="ce16">
            <text:p>1,394</text:p>
          </table:table-cell>
          <table:table-cell office:value-type="float" office:value="1268" table:style-name="ce16">
            <text:p>1,268</text:p>
          </table:table-cell>
          <table:table-cell office:value-type="float" office:value="1183" table:style-name="ce16">
            <text:p>1,183</text:p>
          </table:table-cell>
          <table:table-cell office:value-type="float" office:value="1079" table:style-name="ce17">
            <text:p>1,079</text:p>
          </table:table-cell>
          <table:table-cell office:value-type="float" office:value="3880" table:style-name="ce16">
            <text:p>3,880</text:p>
          </table:table-cell>
          <table:table-cell office:value-type="float" office:value="901" table:style-name="ce16">
            <text:p>901</text:p>
          </table:table-cell>
          <table:table-cell office:value-type="float" office:value="919" table:style-name="ce16">
            <text:p>919</text:p>
          </table:table-cell>
          <table:table-cell office:value-type="float" office:value="807" table:style-name="ce16">
            <text:p>807</text:p>
          </table:table-cell>
          <table:table-cell office:value-type="float" office:value="648" table:style-name="ce16">
            <text:p>648</text:p>
          </table:table-cell>
          <table:table-cell office:value-type="float" office:value="605" table:style-name="ce17">
            <text:p>605</text:p>
          </table:table-cell>
          <table:table-cell office:value-type="float" office:value="1659" table:style-name="ce16">
            <text:p>1,659</text:p>
          </table:table-cell>
          <table:table-cell office:value-type="float" office:value="528" table:style-name="ce16">
            <text:p>528</text:p>
          </table:table-cell>
          <table:table-cell office:value-type="float" office:value="414" table:style-name="ce16">
            <text:p>414</text:p>
          </table:table-cell>
          <table:table-cell office:value-type="float" office:value="282" table:style-name="ce16">
            <text:p>282</text:p>
          </table:table-cell>
          <table:table-cell office:value-type="float" office:value="232" table:style-name="ce16">
            <text:p>232</text:p>
          </table:table-cell>
          <table:table-cell office:value-type="float" office:value="203" table:style-name="ce17">
            <text:p>203</text:p>
          </table:table-cell>
          <table:table-cell office:value-type="float" office:value="350" table:style-name="ce16">
            <text:p>350</text:p>
          </table:table-cell>
          <table:table-cell office:value-type="float" office:value="127" table:style-name="ce16">
            <text:p>127</text:p>
          </table:table-cell>
          <table:table-cell office:value-type="float" office:value="95" table:style-name="ce16">
            <text:p>95</text:p>
          </table:table-cell>
          <table:table-cell office:value-type="float" office:value="69" table:style-name="ce16">
            <text:p>69</text:p>
          </table:table-cell>
          <table:table-cell office:value-type="float" office:value="33" table:style-name="ce16">
            <text:p>33</text:p>
          </table:table-cell>
          <table:table-cell office:value-type="float" office:value="26" table:style-name="ce17">
            <text:p>26</text:p>
          </table:table-cell>
          <table:table-cell office:value-type="float" office:value="66" table:style-name="ce16">
            <text:p>66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花蓮縣</text:p>
          </table:table-cell>
          <table:table-cell office:value-type="string" table:style-name="ce18">
            <text:p>男</text:p>
          </table:table-cell>
          <table:table-cell office:value-type="float" office:value="167749" table:style-name="ce16">
            <text:p>167,749</text:p>
          </table:table-cell>
          <table:table-cell office:value-type="float" office:value="6749" table:style-name="ce16">
            <text:p>6,749</text:p>
          </table:table-cell>
          <table:table-cell office:value-type="float" office:value="1224" table:style-name="ce28">
            <text:p>1,224</text:p>
          </table:table-cell>
          <table:table-cell office:value-type="float" office:value="1409" table:style-name="ce28">
            <text:p>1,409</text:p>
          </table:table-cell>
          <table:table-cell office:value-type="float" office:value="1351" table:style-name="ce28">
            <text:p>1,351</text:p>
          </table:table-cell>
          <table:table-cell office:value-type="float" office:value="1353" table:style-name="ce28">
            <text:p>1,353</text:p>
          </table:table-cell>
          <table:table-cell office:value-type="float" office:value="1412" table:style-name="ce28">
            <text:p>1,412</text:p>
          </table:table-cell>
          <table:table-cell office:value-type="float" office:value="6716" table:style-name="ce28">
            <text:p>6,716</text:p>
          </table:table-cell>
          <table:table-cell office:value-type="float" office:value="1428" table:style-name="ce28">
            <text:p>1,428</text:p>
          </table:table-cell>
          <table:table-cell office:value-type="float" office:value="1263" table:style-name="ce28">
            <text:p>1,263</text:p>
          </table:table-cell>
          <table:table-cell office:value-type="float" office:value="1305" table:style-name="ce28">
            <text:p>1,305</text:p>
          </table:table-cell>
          <table:table-cell office:value-type="float" office:value="1333" table:style-name="ce28">
            <text:p>1,333</text:p>
          </table:table-cell>
          <table:table-cell office:value-type="float" office:value="1387" table:style-name="ce29">
            <text:p>1,387</text:p>
          </table:table-cell>
          <table:table-cell office:value-type="float" office:value="7812" table:style-name="ce28">
            <text:p>7,812</text:p>
          </table:table-cell>
          <table:table-cell office:value-type="float" office:value="1414" table:style-name="ce28">
            <text:p>1,414</text:p>
          </table:table-cell>
          <table:table-cell office:value-type="float" office:value="1487" table:style-name="ce28">
            <text:p>1,487</text:p>
          </table:table-cell>
          <table:table-cell office:value-type="float" office:value="1519" table:style-name="ce28">
            <text:p>1,519</text:p>
          </table:table-cell>
          <table:table-cell office:value-type="float" office:value="1651" table:style-name="ce28">
            <text:p>1,651</text:p>
          </table:table-cell>
          <table:table-cell office:value-type="float" office:value="1741" table:style-name="ce29">
            <text:p>1,741</text:p>
          </table:table-cell>
          <table:table-cell office:value-type="float" office:value="10339" table:style-name="ce28">
            <text:p>10,339</text:p>
          </table:table-cell>
          <table:table-cell office:value-type="float" office:value="1801" table:style-name="ce28">
            <text:p>1,801</text:p>
          </table:table-cell>
          <table:table-cell office:value-type="float" office:value="2060" table:style-name="ce28">
            <text:p>2,060</text:p>
          </table:table-cell>
          <table:table-cell office:value-type="float" office:value="2091" table:style-name="ce28">
            <text:p>2,091</text:p>
          </table:table-cell>
          <table:table-cell office:value-type="float" office:value="2096" table:style-name="ce28">
            <text:p>2,096</text:p>
          </table:table-cell>
          <table:table-cell office:value-type="float" office:value="2291" table:style-name="ce29">
            <text:p>2,291</text:p>
          </table:table-cell>
          <table:table-cell office:value-type="float" office:value="12412" table:style-name="ce28">
            <text:p>12,412</text:p>
          </table:table-cell>
          <table:table-cell office:value-type="float" office:value="2544" table:style-name="ce28">
            <text:p>2,544</text:p>
          </table:table-cell>
          <table:table-cell office:value-type="float" office:value="2401" table:style-name="ce28">
            <text:p>2,401</text:p>
          </table:table-cell>
          <table:table-cell office:value-type="float" office:value="2470" table:style-name="ce28">
            <text:p>2,470</text:p>
          </table:table-cell>
          <table:table-cell office:value-type="float" office:value="2508" table:style-name="ce28">
            <text:p>2,508</text:p>
          </table:table-cell>
          <table:table-cell office:value-type="float" office:value="2489" table:style-name="ce29">
            <text:p>2,489</text:p>
          </table:table-cell>
          <table:table-cell office:value-type="float" office:value="11429" table:style-name="ce28">
            <text:p>11,429</text:p>
          </table:table-cell>
          <table:table-cell office:value-type="float" office:value="2359" table:style-name="ce28">
            <text:p>2,359</text:p>
          </table:table-cell>
          <table:table-cell office:value-type="float" office:value="2374" table:style-name="ce28">
            <text:p>2,374</text:p>
          </table:table-cell>
          <table:table-cell office:value-type="float" office:value="2278" table:style-name="ce28">
            <text:p>2,278</text:p>
          </table:table-cell>
          <table:table-cell office:value-type="float" office:value="2277" table:style-name="ce28">
            <text:p>2,277</text:p>
          </table:table-cell>
          <table:table-cell office:value-type="float" office:value="2141" table:style-name="ce29">
            <text:p>2,141</text:p>
          </table:table-cell>
          <table:table-cell office:value-type="float" office:value="11872" table:style-name="ce28">
            <text:p>11,872</text:p>
          </table:table-cell>
          <table:table-cell office:value-type="float" office:value="2148" table:style-name="ce28">
            <text:p>2,148</text:p>
          </table:table-cell>
          <table:table-cell office:value-type="float" office:value="2192" table:style-name="ce28">
            <text:p>2,192</text:p>
          </table:table-cell>
          <table:table-cell office:value-type="float" office:value="2449" table:style-name="ce28">
            <text:p>2,449</text:p>
          </table:table-cell>
          <table:table-cell office:value-type="float" office:value="2404" table:style-name="ce28">
            <text:p>2,404</text:p>
          </table:table-cell>
          <table:table-cell office:value-type="float" office:value="2679" table:style-name="ce29">
            <text:p>2,679</text:p>
          </table:table-cell>
          <table:table-cell office:value-type="float" office:value="13207" table:style-name="ce28">
            <text:p>13,207</text:p>
          </table:table-cell>
          <table:table-cell office:value-type="float" office:value="2675" table:style-name="ce28">
            <text:p>2,675</text:p>
          </table:table-cell>
          <table:table-cell office:value-type="float" office:value="2720" table:style-name="ce28">
            <text:p>2,720</text:p>
          </table:table-cell>
          <table:table-cell office:value-type="float" office:value="2682" table:style-name="ce28">
            <text:p>2,682</text:p>
          </table:table-cell>
          <table:table-cell office:value-type="float" office:value="2611" table:style-name="ce28">
            <text:p>2,611</text:p>
          </table:table-cell>
          <table:table-cell office:value-type="float" office:value="2519" table:style-name="ce29">
            <text:p>2,519</text:p>
          </table:table-cell>
          <table:table-cell office:value-type="float" office:value="12467" table:style-name="ce28">
            <text:p>12,467</text:p>
          </table:table-cell>
          <table:table-cell office:value-type="float" office:value="2691" table:style-name="ce28">
            <text:p>2,691</text:p>
          </table:table-cell>
          <table:table-cell office:value-type="float" office:value="2542" table:style-name="ce28">
            <text:p>2,542</text:p>
          </table:table-cell>
          <table:table-cell office:value-type="float" office:value="2407" table:style-name="ce28">
            <text:p>2,407</text:p>
          </table:table-cell>
          <table:table-cell office:value-type="float" office:value="2437" table:style-name="ce28">
            <text:p>2,437</text:p>
          </table:table-cell>
          <table:table-cell office:value-type="float" office:value="2390" table:style-name="ce29">
            <text:p>2,390</text:p>
          </table:table-cell>
          <table:table-cell office:value-type="float" office:value="13379" table:style-name="ce28">
            <text:p>13,379</text:p>
          </table:table-cell>
          <table:table-cell office:value-type="float" office:value="2538" table:style-name="ce28">
            <text:p>2,538</text:p>
          </table:table-cell>
          <table:table-cell office:value-type="float" office:value="2611" table:style-name="ce28">
            <text:p>2,611</text:p>
          </table:table-cell>
          <table:table-cell office:value-type="float" office:value="2799" table:style-name="ce28">
            <text:p>2,799</text:p>
          </table:table-cell>
          <table:table-cell office:value-type="float" office:value="2695" table:style-name="ce28">
            <text:p>2,695</text:p>
          </table:table-cell>
          <table:table-cell office:value-type="float" office:value="2736" table:style-name="ce29">
            <text:p>2,736</text:p>
          </table:table-cell>
          <table:table-cell office:value-type="float" office:value="13695" table:style-name="ce28">
            <text:p>13,695</text:p>
          </table:table-cell>
          <table:table-cell office:value-type="float" office:value="2693" table:style-name="ce28">
            <text:p>2,693</text:p>
          </table:table-cell>
          <table:table-cell office:value-type="float" office:value="2723" table:style-name="ce28">
            <text:p>2,723</text:p>
          </table:table-cell>
          <table:table-cell office:value-type="float" office:value="2826" table:style-name="ce28">
            <text:p>2,826</text:p>
          </table:table-cell>
          <table:table-cell office:value-type="float" office:value="2683" table:style-name="ce28">
            <text:p>2,683</text:p>
          </table:table-cell>
          <table:table-cell office:value-type="float" office:value="2770" table:style-name="ce29">
            <text:p>2,770</text:p>
          </table:table-cell>
          <table:table-cell office:value-type="float" office:value="13046" table:style-name="ce28">
            <text:p>13,046</text:p>
          </table:table-cell>
          <table:table-cell office:value-type="float" office:value="2679" table:style-name="ce28">
            <text:p>2,679</text:p>
          </table:table-cell>
          <table:table-cell office:value-type="float" office:value="2604" table:style-name="ce28">
            <text:p>2,604</text:p>
          </table:table-cell>
          <table:table-cell office:value-type="float" office:value="2718" table:style-name="ce28">
            <text:p>2,718</text:p>
          </table:table-cell>
          <table:table-cell office:value-type="float" office:value="2525" table:style-name="ce28">
            <text:p>2,525</text:p>
          </table:table-cell>
          <table:table-cell office:value-type="float" office:value="2520" table:style-name="ce29">
            <text:p>2,520</text:p>
          </table:table-cell>
          <table:table-cell office:value-type="float" office:value="11698" table:style-name="ce28">
            <text:p>11,698</text:p>
          </table:table-cell>
          <table:table-cell office:value-type="float" office:value="2454" table:style-name="ce28">
            <text:p>2,454</text:p>
          </table:table-cell>
          <table:table-cell office:value-type="float" office:value="2491" table:style-name="ce28">
            <text:p>2,491</text:p>
          </table:table-cell>
          <table:table-cell office:value-type="float" office:value="2417" table:style-name="ce28">
            <text:p>2,417</text:p>
          </table:table-cell>
          <table:table-cell office:value-type="float" office:value="2217" table:style-name="ce28">
            <text:p>2,217</text:p>
          </table:table-cell>
          <table:table-cell office:value-type="float" office:value="2119" table:style-name="ce29">
            <text:p>2,119</text:p>
          </table:table-cell>
          <table:table-cell office:value-type="float" office:value="8211" table:style-name="ce28">
            <text:p>8,211</text:p>
          </table:table-cell>
          <table:table-cell office:value-type="float" office:value="2036" table:style-name="ce28">
            <text:p>2,036</text:p>
          </table:table-cell>
          <table:table-cell office:value-type="float" office:value="1878" table:style-name="ce28">
            <text:p>1,878</text:p>
          </table:table-cell>
          <table:table-cell office:value-type="float" office:value="1648" table:style-name="ce28">
            <text:p>1,648</text:p>
          </table:table-cell>
          <table:table-cell office:value-type="float" office:value="1390" table:style-name="ce28">
            <text:p>1,390</text:p>
          </table:table-cell>
          <table:table-cell office:value-type="float" office:value="1259" table:style-name="ce29">
            <text:p>1,259</text:p>
          </table:table-cell>
          <table:table-cell office:value-type="float" office:value="4907" table:style-name="ce28">
            <text:p>4,907</text:p>
          </table:table-cell>
          <table:table-cell office:value-type="float" office:value="1167" table:style-name="ce28">
            <text:p>1,167</text:p>
          </table:table-cell>
          <table:table-cell office:value-type="float" office:value="865" table:style-name="ce28">
            <text:p>865</text:p>
          </table:table-cell>
          <table:table-cell office:value-type="float" office:value="923" table:style-name="ce28">
            <text:p>923</text:p>
          </table:table-cell>
          <table:table-cell office:value-type="float" office:value="948" table:style-name="ce28">
            <text:p>948</text:p>
          </table:table-cell>
          <table:table-cell office:value-type="float" office:value="1004" table:style-name="ce29">
            <text:p>1,004</text:p>
          </table:table-cell>
          <table:table-cell office:value-type="float" office:value="4073" table:style-name="ce28">
            <text:p>4,073</text:p>
          </table:table-cell>
          <table:table-cell office:value-type="float" office:value="936" table:style-name="ce28">
            <text:p>936</text:p>
          </table:table-cell>
          <table:table-cell office:value-type="float" office:value="873" table:style-name="ce28">
            <text:p>873</text:p>
          </table:table-cell>
          <table:table-cell office:value-type="float" office:value="809" table:style-name="ce28">
            <text:p>809</text:p>
          </table:table-cell>
          <table:table-cell office:value-type="float" office:value="756" table:style-name="ce28">
            <text:p>756</text:p>
          </table:table-cell>
          <table:table-cell office:value-type="float" office:value="699" table:style-name="ce29">
            <text:p>699</text:p>
          </table:table-cell>
          <table:table-cell office:value-type="float" office:value="2759" table:style-name="ce28">
            <text:p>2,759</text:p>
          </table:table-cell>
          <table:table-cell office:value-type="float" office:value="626" table:style-name="ce28">
            <text:p>626</text:p>
          </table:table-cell>
          <table:table-cell office:value-type="float" office:value="591" table:style-name="ce28">
            <text:p>591</text:p>
          </table:table-cell>
          <table:table-cell office:value-type="float" office:value="548" table:style-name="ce28">
            <text:p>548</text:p>
          </table:table-cell>
          <table:table-cell office:value-type="float" office:value="491" table:style-name="ce28">
            <text:p>491</text:p>
          </table:table-cell>
          <table:table-cell office:value-type="float" office:value="503" table:style-name="ce29">
            <text:p>503</text:p>
          </table:table-cell>
          <table:table-cell office:value-type="float" office:value="1889" table:style-name="ce28">
            <text:p>1,889</text:p>
          </table:table-cell>
          <table:table-cell office:value-type="float" office:value="393" table:style-name="ce28">
            <text:p>393</text:p>
          </table:table-cell>
          <table:table-cell office:value-type="float" office:value="447" table:style-name="ce28">
            <text:p>447</text:p>
          </table:table-cell>
          <table:table-cell office:value-type="float" office:value="398" table:style-name="ce28">
            <text:p>398</text:p>
          </table:table-cell>
          <table:table-cell office:value-type="float" office:value="327" table:style-name="ce28">
            <text:p>327</text:p>
          </table:table-cell>
          <table:table-cell office:value-type="float" office:value="324" table:style-name="ce29">
            <text:p>324</text:p>
          </table:table-cell>
          <table:table-cell office:value-type="float" office:value="873" table:style-name="ce28">
            <text:p>873</text:p>
          </table:table-cell>
          <table:table-cell office:value-type="float" office:value="278" table:style-name="ce28">
            <text:p>278</text:p>
          </table:table-cell>
          <table:table-cell office:value-type="float" office:value="220" table:style-name="ce28">
            <text:p>220</text:p>
          </table:table-cell>
          <table:table-cell office:value-type="float" office:value="158" table:style-name="ce28">
            <text:p>158</text:p>
          </table:table-cell>
          <table:table-cell office:value-type="float" office:value="119" table:style-name="ce28">
            <text:p>119</text:p>
          </table:table-cell>
          <table:table-cell office:value-type="float" office:value="98" table:style-name="ce29">
            <text:p>98</text:p>
          </table:table-cell>
          <table:table-cell office:value-type="float" office:value="175" table:style-name="ce28">
            <text:p>175</text:p>
          </table:table-cell>
          <table:table-cell office:value-type="float" office:value="67" table:style-name="ce28">
            <text:p>67</text:p>
          </table:table-cell>
          <table:table-cell office:value-type="float" office:value="41" table:style-name="ce28">
            <text:p>41</text:p>
          </table:table-cell>
          <table:table-cell office:value-type="float" office:value="36" table:style-name="ce28">
            <text:p>36</text:p>
          </table:table-cell>
          <table:table-cell office:value-type="float" office:value="17" table:style-name="ce28">
            <text:p>17</text:p>
          </table:table-cell>
          <table:table-cell office:value-type="float" office:value="14" table:style-name="ce29">
            <text:p>14</text:p>
          </table:table-cell>
          <table:table-cell office:value-type="float" office:value="41" table:style-name="ce28">
            <text:p>4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62227" table:style-name="ce25">
            <text:p>162,227</text:p>
          </table:table-cell>
          <table:table-cell office:value-type="float" office:value="6290" table:style-name="ce24">
            <text:p>6,290</text:p>
          </table:table-cell>
          <table:table-cell office:value-type="float" office:value="1151" table:style-name="ce22">
            <text:p>1,151</text:p>
          </table:table-cell>
          <table:table-cell office:value-type="float" office:value="1299" table:style-name="ce22">
            <text:p>1,299</text:p>
          </table:table-cell>
          <table:table-cell office:value-type="float" office:value="1242" table:style-name="ce22">
            <text:p>1,242</text:p>
          </table:table-cell>
          <table:table-cell office:value-type="float" office:value="1240" table:style-name="ce22">
            <text:p>1,240</text:p>
          </table:table-cell>
          <table:table-cell office:value-type="float" office:value="1358" table:style-name="ce22">
            <text:p>1,358</text:p>
          </table:table-cell>
          <table:table-cell office:value-type="float" office:value="6001" table:style-name="ce22">
            <text:p>6,001</text:p>
          </table:table-cell>
          <table:table-cell office:value-type="float" office:value="1258" table:style-name="ce22">
            <text:p>1,258</text:p>
          </table:table-cell>
          <table:table-cell office:value-type="float" office:value="1113" table:style-name="ce22">
            <text:p>1,113</text:p>
          </table:table-cell>
          <table:table-cell office:value-type="float" office:value="1124" table:style-name="ce22">
            <text:p>1,124</text:p>
          </table:table-cell>
          <table:table-cell office:value-type="float" office:value="1221" table:style-name="ce22">
            <text:p>1,221</text:p>
          </table:table-cell>
          <table:table-cell office:value-type="float" office:value="1285" table:style-name="ce23">
            <text:p>1,285</text:p>
          </table:table-cell>
          <table:table-cell office:value-type="float" office:value="7096" table:style-name="ce22">
            <text:p>7,096</text:p>
          </table:table-cell>
          <table:table-cell office:value-type="float" office:value="1258" table:style-name="ce22">
            <text:p>1,258</text:p>
          </table:table-cell>
          <table:table-cell office:value-type="float" office:value="1359" table:style-name="ce22">
            <text:p>1,359</text:p>
          </table:table-cell>
          <table:table-cell office:value-type="float" office:value="1468" table:style-name="ce22">
            <text:p>1,468</text:p>
          </table:table-cell>
          <table:table-cell office:value-type="float" office:value="1477" table:style-name="ce22">
            <text:p>1,477</text:p>
          </table:table-cell>
          <table:table-cell office:value-type="float" office:value="1534" table:style-name="ce23">
            <text:p>1,534</text:p>
          </table:table-cell>
          <table:table-cell office:value-type="float" office:value="9412" table:style-name="ce22">
            <text:p>9,412</text:p>
          </table:table-cell>
          <table:table-cell office:value-type="float" office:value="1642" table:style-name="ce22">
            <text:p>1,642</text:p>
          </table:table-cell>
          <table:table-cell office:value-type="float" office:value="1897" table:style-name="ce22">
            <text:p>1,897</text:p>
          </table:table-cell>
          <table:table-cell office:value-type="float" office:value="1950" table:style-name="ce22">
            <text:p>1,950</text:p>
          </table:table-cell>
          <table:table-cell office:value-type="float" office:value="1843" table:style-name="ce22">
            <text:p>1,843</text:p>
          </table:table-cell>
          <table:table-cell office:value-type="float" office:value="2080" table:style-name="ce23">
            <text:p>2,080</text:p>
          </table:table-cell>
          <table:table-cell office:value-type="float" office:value="11518" table:style-name="ce22">
            <text:p>11,518</text:p>
          </table:table-cell>
          <table:table-cell office:value-type="float" office:value="2333" table:style-name="ce22">
            <text:p>2,333</text:p>
          </table:table-cell>
          <table:table-cell office:value-type="float" office:value="2278" table:style-name="ce22">
            <text:p>2,278</text:p>
          </table:table-cell>
          <table:table-cell office:value-type="float" office:value="2321" table:style-name="ce22">
            <text:p>2,321</text:p>
          </table:table-cell>
          <table:table-cell office:value-type="float" office:value="2361" table:style-name="ce22">
            <text:p>2,361</text:p>
          </table:table-cell>
          <table:table-cell office:value-type="float" office:value="2225" table:style-name="ce23">
            <text:p>2,225</text:p>
          </table:table-cell>
          <table:table-cell office:value-type="float" office:value="10581" table:style-name="ce22">
            <text:p>10,581</text:p>
          </table:table-cell>
          <table:table-cell office:value-type="float" office:value="2236" table:style-name="ce22">
            <text:p>2,236</text:p>
          </table:table-cell>
          <table:table-cell office:value-type="float" office:value="2214" table:style-name="ce22">
            <text:p>2,214</text:p>
          </table:table-cell>
          <table:table-cell office:value-type="float" office:value="2121" table:style-name="ce22">
            <text:p>2,121</text:p>
          </table:table-cell>
          <table:table-cell office:value-type="float" office:value="2048" table:style-name="ce22">
            <text:p>2,048</text:p>
          </table:table-cell>
          <table:table-cell office:value-type="float" office:value="1962" table:style-name="ce23">
            <text:p>1,962</text:p>
          </table:table-cell>
          <table:table-cell office:value-type="float" office:value="10698" table:style-name="ce22">
            <text:p>10,698</text:p>
          </table:table-cell>
          <table:table-cell office:value-type="float" office:value="1865" table:style-name="ce22">
            <text:p>1,865</text:p>
          </table:table-cell>
          <table:table-cell office:value-type="float" office:value="1984" table:style-name="ce22">
            <text:p>1,984</text:p>
          </table:table-cell>
          <table:table-cell office:value-type="float" office:value="2226" table:style-name="ce22">
            <text:p>2,226</text:p>
          </table:table-cell>
          <table:table-cell office:value-type="float" office:value="2233" table:style-name="ce22">
            <text:p>2,233</text:p>
          </table:table-cell>
          <table:table-cell office:value-type="float" office:value="2390" table:style-name="ce23">
            <text:p>2,390</text:p>
          </table:table-cell>
          <table:table-cell office:value-type="float" office:value="12142" table:style-name="ce22">
            <text:p>12,142</text:p>
          </table:table-cell>
          <table:table-cell office:value-type="float" office:value="2451" table:style-name="ce22">
            <text:p>2,451</text:p>
          </table:table-cell>
          <table:table-cell office:value-type="float" office:value="2472" table:style-name="ce22">
            <text:p>2,472</text:p>
          </table:table-cell>
          <table:table-cell office:value-type="float" office:value="2395" table:style-name="ce22">
            <text:p>2,395</text:p>
          </table:table-cell>
          <table:table-cell office:value-type="float" office:value="2472" table:style-name="ce22">
            <text:p>2,472</text:p>
          </table:table-cell>
          <table:table-cell office:value-type="float" office:value="2352" table:style-name="ce23">
            <text:p>2,352</text:p>
          </table:table-cell>
          <table:table-cell office:value-type="float" office:value="12170" table:style-name="ce22">
            <text:p>12,170</text:p>
          </table:table-cell>
          <table:table-cell office:value-type="float" office:value="2552" table:style-name="ce22">
            <text:p>2,552</text:p>
          </table:table-cell>
          <table:table-cell office:value-type="float" office:value="2484" table:style-name="ce22">
            <text:p>2,484</text:p>
          </table:table-cell>
          <table:table-cell office:value-type="float" office:value="2333" table:style-name="ce22">
            <text:p>2,333</text:p>
          </table:table-cell>
          <table:table-cell office:value-type="float" office:value="2394" table:style-name="ce22">
            <text:p>2,394</text:p>
          </table:table-cell>
          <table:table-cell office:value-type="float" office:value="2407" table:style-name="ce23">
            <text:p>2,407</text:p>
          </table:table-cell>
          <table:table-cell office:value-type="float" office:value="12462" table:style-name="ce22">
            <text:p>12,462</text:p>
          </table:table-cell>
          <table:table-cell office:value-type="float" office:value="2503" table:style-name="ce22">
            <text:p>2,503</text:p>
          </table:table-cell>
          <table:table-cell office:value-type="float" office:value="2528" table:style-name="ce22">
            <text:p>2,528</text:p>
          </table:table-cell>
          <table:table-cell office:value-type="float" office:value="2495" table:style-name="ce22">
            <text:p>2,495</text:p>
          </table:table-cell>
          <table:table-cell office:value-type="float" office:value="2523" table:style-name="ce22">
            <text:p>2,523</text:p>
          </table:table-cell>
          <table:table-cell office:value-type="float" office:value="2413" table:style-name="ce23">
            <text:p>2,413</text:p>
          </table:table-cell>
          <table:table-cell office:value-type="float" office:value="12513" table:style-name="ce22">
            <text:p>12,513</text:p>
          </table:table-cell>
          <table:table-cell office:value-type="float" office:value="2375" table:style-name="ce22">
            <text:p>2,375</text:p>
          </table:table-cell>
          <table:table-cell office:value-type="float" office:value="2440" table:style-name="ce22">
            <text:p>2,440</text:p>
          </table:table-cell>
          <table:table-cell office:value-type="float" office:value="2646" table:style-name="ce22">
            <text:p>2,646</text:p>
          </table:table-cell>
          <table:table-cell office:value-type="float" office:value="2478" table:style-name="ce22">
            <text:p>2,478</text:p>
          </table:table-cell>
          <table:table-cell office:value-type="float" office:value="2574" table:style-name="ce23">
            <text:p>2,574</text:p>
          </table:table-cell>
          <table:table-cell office:value-type="float" office:value="13073" table:style-name="ce22">
            <text:p>13,073</text:p>
          </table:table-cell>
          <table:table-cell office:value-type="float" office:value="2728" table:style-name="ce22">
            <text:p>2,728</text:p>
          </table:table-cell>
          <table:table-cell office:value-type="float" office:value="2578" table:style-name="ce22">
            <text:p>2,578</text:p>
          </table:table-cell>
          <table:table-cell office:value-type="float" office:value="2659" table:style-name="ce22">
            <text:p>2,659</text:p>
          </table:table-cell>
          <table:table-cell office:value-type="float" office:value="2623" table:style-name="ce22">
            <text:p>2,623</text:p>
          </table:table-cell>
          <table:table-cell office:value-type="float" office:value="2485" table:style-name="ce23">
            <text:p>2,485</text:p>
          </table:table-cell>
          <table:table-cell office:value-type="float" office:value="11715" table:style-name="ce22">
            <text:p>11,715</text:p>
          </table:table-cell>
          <table:table-cell office:value-type="float" office:value="2435" table:style-name="ce22">
            <text:p>2,435</text:p>
          </table:table-cell>
          <table:table-cell office:value-type="float" office:value="2474" table:style-name="ce22">
            <text:p>2,474</text:p>
          </table:table-cell>
          <table:table-cell office:value-type="float" office:value="2467" table:style-name="ce22">
            <text:p>2,467</text:p>
          </table:table-cell>
          <table:table-cell office:value-type="float" office:value="2179" table:style-name="ce22">
            <text:p>2,179</text:p>
          </table:table-cell>
          <table:table-cell office:value-type="float" office:value="2160" table:style-name="ce23">
            <text:p>2,160</text:p>
          </table:table-cell>
          <table:table-cell office:value-type="float" office:value="8965" table:style-name="ce22">
            <text:p>8,965</text:p>
          </table:table-cell>
          <table:table-cell office:value-type="float" office:value="2125" table:style-name="ce22">
            <text:p>2,125</text:p>
          </table:table-cell>
          <table:table-cell office:value-type="float" office:value="1984" table:style-name="ce22">
            <text:p>1,984</text:p>
          </table:table-cell>
          <table:table-cell office:value-type="float" office:value="1792" table:style-name="ce22">
            <text:p>1,792</text:p>
          </table:table-cell>
          <table:table-cell office:value-type="float" office:value="1675" table:style-name="ce22">
            <text:p>1,675</text:p>
          </table:table-cell>
          <table:table-cell office:value-type="float" office:value="1389" table:style-name="ce23">
            <text:p>1,389</text:p>
          </table:table-cell>
          <table:table-cell office:value-type="float" office:value="5803" table:style-name="ce22">
            <text:p>5,803</text:p>
          </table:table-cell>
          <table:table-cell office:value-type="float" office:value="1278" table:style-name="ce22">
            <text:p>1,278</text:p>
          </table:table-cell>
          <table:table-cell office:value-type="float" office:value="1025" table:style-name="ce22">
            <text:p>1,025</text:p>
          </table:table-cell>
          <table:table-cell office:value-type="float" office:value="1139" table:style-name="ce22">
            <text:p>1,139</text:p>
          </table:table-cell>
          <table:table-cell office:value-type="float" office:value="1190" table:style-name="ce22">
            <text:p>1,190</text:p>
          </table:table-cell>
          <table:table-cell office:value-type="float" office:value="1171" table:style-name="ce23">
            <text:p>1,171</text:p>
          </table:table-cell>
          <table:table-cell office:value-type="float" office:value="5171" table:style-name="ce22">
            <text:p>5,171</text:p>
          </table:table-cell>
          <table:table-cell office:value-type="float" office:value="1184" table:style-name="ce22">
            <text:p>1,184</text:p>
          </table:table-cell>
          <table:table-cell office:value-type="float" office:value="1082" table:style-name="ce22">
            <text:p>1,082</text:p>
          </table:table-cell>
          <table:table-cell office:value-type="float" office:value="1032" table:style-name="ce22">
            <text:p>1,032</text:p>
          </table:table-cell>
          <table:table-cell office:value-type="float" office:value="984" table:style-name="ce22">
            <text:p>984</text:p>
          </table:table-cell>
          <table:table-cell office:value-type="float" office:value="889" table:style-name="ce23">
            <text:p>889</text:p>
          </table:table-cell>
          <table:table-cell office:value-type="float" office:value="3640" table:style-name="ce22">
            <text:p>3,640</text:p>
          </table:table-cell>
          <table:table-cell office:value-type="float" office:value="849" table:style-name="ce22">
            <text:p>849</text:p>
          </table:table-cell>
          <table:table-cell office:value-type="float" office:value="803" table:style-name="ce22">
            <text:p>803</text:p>
          </table:table-cell>
          <table:table-cell office:value-type="float" office:value="720" table:style-name="ce22">
            <text:p>720</text:p>
          </table:table-cell>
          <table:table-cell office:value-type="float" office:value="692" table:style-name="ce22">
            <text:p>692</text:p>
          </table:table-cell>
          <table:table-cell office:value-type="float" office:value="576" table:style-name="ce23">
            <text:p>576</text:p>
          </table:table-cell>
          <table:table-cell office:value-type="float" office:value="1991" table:style-name="ce22">
            <text:p>1,991</text:p>
          </table:table-cell>
          <table:table-cell office:value-type="float" office:value="508" table:style-name="ce22">
            <text:p>508</text:p>
          </table:table-cell>
          <table:table-cell office:value-type="float" office:value="472" table:style-name="ce22">
            <text:p>472</text:p>
          </table:table-cell>
          <table:table-cell office:value-type="float" office:value="409" table:style-name="ce22">
            <text:p>409</text:p>
          </table:table-cell>
          <table:table-cell office:value-type="float" office:value="321" table:style-name="ce22">
            <text:p>321</text:p>
          </table:table-cell>
          <table:table-cell office:value-type="float" office:value="281" table:style-name="ce23">
            <text:p>281</text:p>
          </table:table-cell>
          <table:table-cell office:value-type="float" office:value="786" table:style-name="ce22">
            <text:p>786</text:p>
          </table:table-cell>
          <table:table-cell office:value-type="float" office:value="250" table:style-name="ce22">
            <text:p>250</text:p>
          </table:table-cell>
          <table:table-cell office:value-type="float" office:value="194" table:style-name="ce22">
            <text:p>194</text:p>
          </table:table-cell>
          <table:table-cell office:value-type="float" office:value="124" table:style-name="ce22">
            <text:p>124</text:p>
          </table:table-cell>
          <table:table-cell office:value-type="float" office:value="113" table:style-name="ce22">
            <text:p>113</text:p>
          </table:table-cell>
          <table:table-cell office:value-type="float" office:value="105" table:style-name="ce23">
            <text:p>105</text:p>
          </table:table-cell>
          <table:table-cell office:value-type="float" office:value="175" table:style-name="ce22">
            <text:p>175</text:p>
          </table:table-cell>
          <table:table-cell office:value-type="float" office:value="60" table:style-name="ce22">
            <text:p>60</text:p>
          </table:table-cell>
          <table:table-cell office:value-type="float" office:value="54" table:style-name="ce22">
            <text:p>54</text:p>
          </table:table-cell>
          <table:table-cell office:value-type="float" office:value="33" table:style-name="ce22">
            <text:p>33</text:p>
          </table:table-cell>
          <table:table-cell office:value-type="float" office:value="16" table:style-name="ce22">
            <text:p>16</text:p>
          </table:table-cell>
          <table:table-cell office:value-type="float" office:value="12" table:style-name="ce23">
            <text:p>12</text:p>
          </table:table-cell>
          <table:table-cell office:value-type="float" office:value="25" table:style-name="ce22">
            <text:p>2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03406" table:style-name="ce16">
            <text:p>103,406</text:p>
          </table:table-cell>
          <table:table-cell office:value-type="float" office:value="4366" table:style-name="ce16">
            <text:p>4,366</text:p>
          </table:table-cell>
          <table:table-cell office:value-type="float" office:value="974" table:style-name="ce16">
            <text:p>974</text:p>
          </table:table-cell>
          <table:table-cell office:value-type="float" office:value="904" table:style-name="ce16">
            <text:p>904</text:p>
          </table:table-cell>
          <table:table-cell office:value-type="float" office:value="912" table:style-name="ce16">
            <text:p>912</text:p>
          </table:table-cell>
          <table:table-cell office:value-type="float" office:value="786" table:style-name="ce16">
            <text:p>786</text:p>
          </table:table-cell>
          <table:table-cell office:value-type="float" office:value="790" table:style-name="ce16">
            <text:p>790</text:p>
          </table:table-cell>
          <table:table-cell office:value-type="float" office:value="3106" table:style-name="ce16">
            <text:p>3,106</text:p>
          </table:table-cell>
          <table:table-cell office:value-type="float" office:value="693" table:style-name="ce16">
            <text:p>693</text:p>
          </table:table-cell>
          <table:table-cell office:value-type="float" office:value="537" table:style-name="ce16">
            <text:p>537</text:p>
          </table:table-cell>
          <table:table-cell office:value-type="float" office:value="613" table:style-name="ce16">
            <text:p>613</text:p>
          </table:table-cell>
          <table:table-cell office:value-type="float" office:value="600" table:style-name="ce16">
            <text:p>600</text:p>
          </table:table-cell>
          <table:table-cell office:value-type="float" office:value="663" table:style-name="ce17">
            <text:p>663</text:p>
          </table:table-cell>
          <table:table-cell office:value-type="float" office:value="3910" table:style-name="ce16">
            <text:p>3,910</text:p>
          </table:table-cell>
          <table:table-cell office:value-type="float" office:value="686" table:style-name="ce16">
            <text:p>686</text:p>
          </table:table-cell>
          <table:table-cell office:value-type="float" office:value="716" table:style-name="ce16">
            <text:p>716</text:p>
          </table:table-cell>
          <table:table-cell office:value-type="float" office:value="778" table:style-name="ce16">
            <text:p>778</text:p>
          </table:table-cell>
          <table:table-cell office:value-type="float" office:value="836" table:style-name="ce16">
            <text:p>836</text:p>
          </table:table-cell>
          <table:table-cell office:value-type="float" office:value="894" table:style-name="ce17">
            <text:p>894</text:p>
          </table:table-cell>
          <table:table-cell office:value-type="float" office:value="6017" table:style-name="ce16">
            <text:p>6,017</text:p>
          </table:table-cell>
          <table:table-cell office:value-type="float" office:value="924" table:style-name="ce16">
            <text:p>924</text:p>
          </table:table-cell>
          <table:table-cell office:value-type="float" office:value="1135" table:style-name="ce16">
            <text:p>1,135</text:p>
          </table:table-cell>
          <table:table-cell office:value-type="float" office:value="1084" table:style-name="ce16">
            <text:p>1,084</text:p>
          </table:table-cell>
          <table:table-cell office:value-type="float" office:value="1147" table:style-name="ce16">
            <text:p>1,147</text:p>
          </table:table-cell>
          <table:table-cell office:value-type="float" office:value="1727" table:style-name="ce17">
            <text:p>1,727</text:p>
          </table:table-cell>
          <table:table-cell office:value-type="float" office:value="8362" table:style-name="ce16">
            <text:p>8,362</text:p>
          </table:table-cell>
          <table:table-cell office:value-type="float" office:value="1768" table:style-name="ce16">
            <text:p>1,768</text:p>
          </table:table-cell>
          <table:table-cell office:value-type="float" office:value="1706" table:style-name="ce16">
            <text:p>1,706</text:p>
          </table:table-cell>
          <table:table-cell office:value-type="float" office:value="1553" table:style-name="ce16">
            <text:p>1,553</text:p>
          </table:table-cell>
          <table:table-cell office:value-type="float" office:value="1630" table:style-name="ce16">
            <text:p>1,630</text:p>
          </table:table-cell>
          <table:table-cell office:value-type="float" office:value="1705" table:style-name="ce17">
            <text:p>1,705</text:p>
          </table:table-cell>
          <table:table-cell office:value-type="float" office:value="7625" table:style-name="ce16">
            <text:p>7,625</text:p>
          </table:table-cell>
          <table:table-cell office:value-type="float" office:value="1587" table:style-name="ce16">
            <text:p>1,587</text:p>
          </table:table-cell>
          <table:table-cell office:value-type="float" office:value="1535" table:style-name="ce16">
            <text:p>1,535</text:p>
          </table:table-cell>
          <table:table-cell office:value-type="float" office:value="1434" table:style-name="ce16">
            <text:p>1,434</text:p>
          </table:table-cell>
          <table:table-cell office:value-type="float" office:value="1542" table:style-name="ce16">
            <text:p>1,542</text:p>
          </table:table-cell>
          <table:table-cell office:value-type="float" office:value="1527" table:style-name="ce17">
            <text:p>1,527</text:p>
          </table:table-cell>
          <table:table-cell office:value-type="float" office:value="7899" table:style-name="ce16">
            <text:p>7,899</text:p>
          </table:table-cell>
          <table:table-cell office:value-type="float" office:value="1427" table:style-name="ce16">
            <text:p>1,427</text:p>
          </table:table-cell>
          <table:table-cell office:value-type="float" office:value="1474" table:style-name="ce16">
            <text:p>1,474</text:p>
          </table:table-cell>
          <table:table-cell office:value-type="float" office:value="1602" table:style-name="ce16">
            <text:p>1,602</text:p>
          </table:table-cell>
          <table:table-cell office:value-type="float" office:value="1670" table:style-name="ce16">
            <text:p>1,670</text:p>
          </table:table-cell>
          <table:table-cell office:value-type="float" office:value="1726" table:style-name="ce17">
            <text:p>1,726</text:p>
          </table:table-cell>
          <table:table-cell office:value-type="float" office:value="8387" table:style-name="ce16">
            <text:p>8,387</text:p>
          </table:table-cell>
          <table:table-cell office:value-type="float" office:value="1712" table:style-name="ce16">
            <text:p>1,712</text:p>
          </table:table-cell>
          <table:table-cell office:value-type="float" office:value="1705" table:style-name="ce16">
            <text:p>1,705</text:p>
          </table:table-cell>
          <table:table-cell office:value-type="float" office:value="1732" table:style-name="ce16">
            <text:p>1,732</text:p>
          </table:table-cell>
          <table:table-cell office:value-type="float" office:value="1723" table:style-name="ce16">
            <text:p>1,723</text:p>
          </table:table-cell>
          <table:table-cell office:value-type="float" office:value="1515" table:style-name="ce17">
            <text:p>1,515</text:p>
          </table:table-cell>
          <table:table-cell office:value-type="float" office:value="7853" table:style-name="ce16">
            <text:p>7,853</text:p>
          </table:table-cell>
          <table:table-cell office:value-type="float" office:value="1757" table:style-name="ce16">
            <text:p>1,757</text:p>
          </table:table-cell>
          <table:table-cell office:value-type="float" office:value="1591" table:style-name="ce16">
            <text:p>1,591</text:p>
          </table:table-cell>
          <table:table-cell office:value-type="float" office:value="1542" table:style-name="ce16">
            <text:p>1,542</text:p>
          </table:table-cell>
          <table:table-cell office:value-type="float" office:value="1464" table:style-name="ce16">
            <text:p>1,464</text:p>
          </table:table-cell>
          <table:table-cell office:value-type="float" office:value="1499" table:style-name="ce17">
            <text:p>1,499</text:p>
          </table:table-cell>
          <table:table-cell office:value-type="float" office:value="7817" table:style-name="ce16">
            <text:p>7,817</text:p>
          </table:table-cell>
          <table:table-cell office:value-type="float" office:value="1537" table:style-name="ce16">
            <text:p>1,537</text:p>
          </table:table-cell>
          <table:table-cell office:value-type="float" office:value="1565" table:style-name="ce16">
            <text:p>1,565</text:p>
          </table:table-cell>
          <table:table-cell office:value-type="float" office:value="1526" table:style-name="ce16">
            <text:p>1,526</text:p>
          </table:table-cell>
          <table:table-cell office:value-type="float" office:value="1611" table:style-name="ce16">
            <text:p>1,611</text:p>
          </table:table-cell>
          <table:table-cell office:value-type="float" office:value="1578" table:style-name="ce17">
            <text:p>1,578</text:p>
          </table:table-cell>
          <table:table-cell office:value-type="float" office:value="8094" table:style-name="ce16">
            <text:p>8,094</text:p>
          </table:table-cell>
          <table:table-cell office:value-type="float" office:value="1642" table:style-name="ce16">
            <text:p>1,642</text:p>
          </table:table-cell>
          <table:table-cell office:value-type="float" office:value="1601" table:style-name="ce16">
            <text:p>1,601</text:p>
          </table:table-cell>
          <table:table-cell office:value-type="float" office:value="1635" table:style-name="ce16">
            <text:p>1,635</text:p>
          </table:table-cell>
          <table:table-cell office:value-type="float" office:value="1615" table:style-name="ce16">
            <text:p>1,615</text:p>
          </table:table-cell>
          <table:table-cell office:value-type="float" office:value="1601" table:style-name="ce17">
            <text:p>1,601</text:p>
          </table:table-cell>
          <table:table-cell office:value-type="float" office:value="7646" table:style-name="ce16">
            <text:p>7,646</text:p>
          </table:table-cell>
          <table:table-cell office:value-type="float" office:value="1615" table:style-name="ce16">
            <text:p>1,615</text:p>
          </table:table-cell>
          <table:table-cell office:value-type="float" office:value="1573" table:style-name="ce16">
            <text:p>1,573</text:p>
          </table:table-cell>
          <table:table-cell office:value-type="float" office:value="1526" table:style-name="ce16">
            <text:p>1,526</text:p>
          </table:table-cell>
          <table:table-cell office:value-type="float" office:value="1437" table:style-name="ce16">
            <text:p>1,437</text:p>
          </table:table-cell>
          <table:table-cell office:value-type="float" office:value="1495" table:style-name="ce17">
            <text:p>1,495</text:p>
          </table:table-cell>
          <table:table-cell office:value-type="float" office:value="6478" table:style-name="ce16">
            <text:p>6,478</text:p>
          </table:table-cell>
          <table:table-cell office:value-type="float" office:value="1409" table:style-name="ce16">
            <text:p>1,409</text:p>
          </table:table-cell>
          <table:table-cell office:value-type="float" office:value="1358" table:style-name="ce16">
            <text:p>1,358</text:p>
          </table:table-cell>
          <table:table-cell office:value-type="float" office:value="1286" table:style-name="ce16">
            <text:p>1,286</text:p>
          </table:table-cell>
          <table:table-cell office:value-type="float" office:value="1252" table:style-name="ce16">
            <text:p>1,252</text:p>
          </table:table-cell>
          <table:table-cell office:value-type="float" office:value="1173" table:style-name="ce17">
            <text:p>1,173</text:p>
          </table:table-cell>
          <table:table-cell office:value-type="float" office:value="4906" table:style-name="ce16">
            <text:p>4,906</text:p>
          </table:table-cell>
          <table:table-cell office:value-type="float" office:value="1207" table:style-name="ce16">
            <text:p>1,207</text:p>
          </table:table-cell>
          <table:table-cell office:value-type="float" office:value="1106" table:style-name="ce16">
            <text:p>1,106</text:p>
          </table:table-cell>
          <table:table-cell office:value-type="float" office:value="1019" table:style-name="ce16">
            <text:p>1,019</text:p>
          </table:table-cell>
          <table:table-cell office:value-type="float" office:value="863" table:style-name="ce16">
            <text:p>863</text:p>
          </table:table-cell>
          <table:table-cell office:value-type="float" office:value="711" table:style-name="ce17">
            <text:p>711</text:p>
          </table:table-cell>
          <table:table-cell office:value-type="float" office:value="3122" table:style-name="ce16">
            <text:p>3,122</text:p>
          </table:table-cell>
          <table:table-cell office:value-type="float" office:value="768" table:style-name="ce16">
            <text:p>768</text:p>
          </table:table-cell>
          <table:table-cell office:value-type="float" office:value="568" table:style-name="ce16">
            <text:p>568</text:p>
          </table:table-cell>
          <table:table-cell office:value-type="float" office:value="603" table:style-name="ce16">
            <text:p>603</text:p>
          </table:table-cell>
          <table:table-cell office:value-type="float" office:value="619" table:style-name="ce16">
            <text:p>619</text:p>
          </table:table-cell>
          <table:table-cell office:value-type="float" office:value="564" table:style-name="ce17">
            <text:p>564</text:p>
          </table:table-cell>
          <table:table-cell office:value-type="float" office:value="2899" table:style-name="ce16">
            <text:p>2,899</text:p>
          </table:table-cell>
          <table:table-cell office:value-type="float" office:value="586" table:style-name="ce16">
            <text:p>586</text:p>
          </table:table-cell>
          <table:table-cell office:value-type="float" office:value="627" table:style-name="ce16">
            <text:p>627</text:p>
          </table:table-cell>
          <table:table-cell office:value-type="float" office:value="578" table:style-name="ce16">
            <text:p>578</text:p>
          </table:table-cell>
          <table:table-cell office:value-type="float" office:value="574" table:style-name="ce16">
            <text:p>574</text:p>
          </table:table-cell>
          <table:table-cell office:value-type="float" office:value="534" table:style-name="ce17">
            <text:p>534</text:p>
          </table:table-cell>
          <table:table-cell office:value-type="float" office:value="2572" table:style-name="ce16">
            <text:p>2,572</text:p>
          </table:table-cell>
          <table:table-cell office:value-type="float" office:value="559" table:style-name="ce16">
            <text:p>559</text:p>
          </table:table-cell>
          <table:table-cell office:value-type="float" office:value="568" table:style-name="ce16">
            <text:p>568</text:p>
          </table:table-cell>
          <table:table-cell office:value-type="float" office:value="521" table:style-name="ce16">
            <text:p>521</text:p>
          </table:table-cell>
          <table:table-cell office:value-type="float" office:value="473" table:style-name="ce16">
            <text:p>473</text:p>
          </table:table-cell>
          <table:table-cell office:value-type="float" office:value="451" table:style-name="ce17">
            <text:p>451</text:p>
          </table:table-cell>
          <table:table-cell office:value-type="float" office:value="1587" table:style-name="ce16">
            <text:p>1,587</text:p>
          </table:table-cell>
          <table:table-cell office:value-type="float" office:value="415" table:style-name="ce16">
            <text:p>415</text:p>
          </table:table-cell>
          <table:table-cell office:value-type="float" office:value="377" table:style-name="ce16">
            <text:p>377</text:p>
          </table:table-cell>
          <table:table-cell office:value-type="float" office:value="324" table:style-name="ce16">
            <text:p>324</text:p>
          </table:table-cell>
          <table:table-cell office:value-type="float" office:value="227" table:style-name="ce16">
            <text:p>227</text:p>
          </table:table-cell>
          <table:table-cell office:value-type="float" office:value="244" table:style-name="ce17">
            <text:p>244</text:p>
          </table:table-cell>
          <table:table-cell office:value-type="float" office:value="610" table:style-name="ce16">
            <text:p>610</text:p>
          </table:table-cell>
          <table:table-cell office:value-type="float" office:value="185" table:style-name="ce16">
            <text:p>185</text:p>
          </table:table-cell>
          <table:table-cell office:value-type="float" office:value="141" table:style-name="ce16">
            <text:p>141</text:p>
          </table:table-cell>
          <table:table-cell office:value-type="float" office:value="111" table:style-name="ce16">
            <text:p>111</text:p>
          </table:table-cell>
          <table:table-cell office:value-type="float" office:value="87" table:style-name="ce16">
            <text:p>87</text:p>
          </table:table-cell>
          <table:table-cell office:value-type="float" office:value="86" table:style-name="ce17">
            <text:p>86</text:p>
          </table:table-cell>
          <table:table-cell office:value-type="float" office:value="138" table:style-name="ce16">
            <text:p>138</text:p>
          </table:table-cell>
          <table:table-cell office:value-type="float" office:value="49" table:style-name="ce16">
            <text:p>49</text:p>
          </table:table-cell>
          <table:table-cell office:value-type="float" office:value="36" table:style-name="ce16">
            <text:p>36</text:p>
          </table:table-cell>
          <table:table-cell office:value-type="float" office:value="31" table:style-name="ce16">
            <text:p>31</text:p>
          </table:table-cell>
          <table:table-cell office:value-type="float" office:value="15" table:style-name="ce16">
            <text:p>15</text:p>
          </table:table-cell>
          <table:table-cell office:value-type="float" office:value="7" table:style-name="ce17">
            <text:p>7</text:p>
          </table:table-cell>
          <table:table-cell office:value-type="float" office:value="12" table:style-name="ce16">
            <text:p>1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澎湖縣</text:p>
          </table:table-cell>
          <table:table-cell office:value-type="string" table:style-name="ce18">
            <text:p>男</text:p>
          </table:table-cell>
          <table:table-cell office:value-type="float" office:value="53283" table:style-name="ce16">
            <text:p>53,283</text:p>
          </table:table-cell>
          <table:table-cell office:value-type="float" office:value="2323" table:style-name="ce16">
            <text:p>2,323</text:p>
          </table:table-cell>
          <table:table-cell office:value-type="float" office:value="532" table:style-name="ce16">
            <text:p>532</text:p>
          </table:table-cell>
          <table:table-cell office:value-type="float" office:value="468" table:style-name="ce16">
            <text:p>468</text:p>
          </table:table-cell>
          <table:table-cell office:value-type="float" office:value="493" table:style-name="ce16">
            <text:p>493</text:p>
          </table:table-cell>
          <table:table-cell office:value-type="float" office:value="405" table:style-name="ce16">
            <text:p>405</text:p>
          </table:table-cell>
          <table:table-cell office:value-type="float" office:value="425" table:style-name="ce16">
            <text:p>425</text:p>
          </table:table-cell>
          <table:table-cell office:value-type="float" office:value="1605" table:style-name="ce16">
            <text:p>1,605</text:p>
          </table:table-cell>
          <table:table-cell office:value-type="float" office:value="375" table:style-name="ce16">
            <text:p>375</text:p>
          </table:table-cell>
          <table:table-cell office:value-type="float" office:value="270" table:style-name="ce16">
            <text:p>270</text:p>
          </table:table-cell>
          <table:table-cell office:value-type="float" office:value="317" table:style-name="ce16">
            <text:p>317</text:p>
          </table:table-cell>
          <table:table-cell office:value-type="float" office:value="306" table:style-name="ce16">
            <text:p>306</text:p>
          </table:table-cell>
          <table:table-cell office:value-type="float" office:value="337" table:style-name="ce17">
            <text:p>337</text:p>
          </table:table-cell>
          <table:table-cell office:value-type="float" office:value="2065" table:style-name="ce16">
            <text:p>2,065</text:p>
          </table:table-cell>
          <table:table-cell office:value-type="float" office:value="367" table:style-name="ce16">
            <text:p>367</text:p>
          </table:table-cell>
          <table:table-cell office:value-type="float" office:value="379" table:style-name="ce16">
            <text:p>379</text:p>
          </table:table-cell>
          <table:table-cell office:value-type="float" office:value="384" table:style-name="ce16">
            <text:p>384</text:p>
          </table:table-cell>
          <table:table-cell office:value-type="float" office:value="455" table:style-name="ce16">
            <text:p>455</text:p>
          </table:table-cell>
          <table:table-cell office:value-type="float" office:value="480" table:style-name="ce17">
            <text:p>480</text:p>
          </table:table-cell>
          <table:table-cell office:value-type="float" office:value="3171" table:style-name="ce16">
            <text:p>3,171</text:p>
          </table:table-cell>
          <table:table-cell office:value-type="float" office:value="465" table:style-name="ce16">
            <text:p>465</text:p>
          </table:table-cell>
          <table:table-cell office:value-type="float" office:value="624" table:style-name="ce16">
            <text:p>624</text:p>
          </table:table-cell>
          <table:table-cell office:value-type="float" office:value="572" table:style-name="ce16">
            <text:p>572</text:p>
          </table:table-cell>
          <table:table-cell office:value-type="float" office:value="604" table:style-name="ce16">
            <text:p>604</text:p>
          </table:table-cell>
          <table:table-cell office:value-type="float" office:value="906" table:style-name="ce17">
            <text:p>906</text:p>
          </table:table-cell>
          <table:table-cell office:value-type="float" office:value="4550" table:style-name="ce16">
            <text:p>4,550</text:p>
          </table:table-cell>
          <table:table-cell office:value-type="float" office:value="942" table:style-name="ce16">
            <text:p>942</text:p>
          </table:table-cell>
          <table:table-cell office:value-type="float" office:value="901" table:style-name="ce16">
            <text:p>901</text:p>
          </table:table-cell>
          <table:table-cell office:value-type="float" office:value="831" table:style-name="ce16">
            <text:p>831</text:p>
          </table:table-cell>
          <table:table-cell office:value-type="float" office:value="916" table:style-name="ce16">
            <text:p>916</text:p>
          </table:table-cell>
          <table:table-cell office:value-type="float" office:value="960" table:style-name="ce17">
            <text:p>960</text:p>
          </table:table-cell>
          <table:table-cell office:value-type="float" office:value="4056" table:style-name="ce16">
            <text:p>4,056</text:p>
          </table:table-cell>
          <table:table-cell office:value-type="float" office:value="869" table:style-name="ce16">
            <text:p>869</text:p>
          </table:table-cell>
          <table:table-cell office:value-type="float" office:value="859" table:style-name="ce16">
            <text:p>859</text:p>
          </table:table-cell>
          <table:table-cell office:value-type="float" office:value="743" table:style-name="ce16">
            <text:p>743</text:p>
          </table:table-cell>
          <table:table-cell office:value-type="float" office:value="808" table:style-name="ce16">
            <text:p>808</text:p>
          </table:table-cell>
          <table:table-cell office:value-type="float" office:value="777" table:style-name="ce17">
            <text:p>777</text:p>
          </table:table-cell>
          <table:table-cell office:value-type="float" office:value="4056" table:style-name="ce16">
            <text:p>4,056</text:p>
          </table:table-cell>
          <table:table-cell office:value-type="float" office:value="753" table:style-name="ce16">
            <text:p>753</text:p>
          </table:table-cell>
          <table:table-cell office:value-type="float" office:value="770" table:style-name="ce16">
            <text:p>770</text:p>
          </table:table-cell>
          <table:table-cell office:value-type="float" office:value="819" table:style-name="ce16">
            <text:p>819</text:p>
          </table:table-cell>
          <table:table-cell office:value-type="float" office:value="840" table:style-name="ce16">
            <text:p>840</text:p>
          </table:table-cell>
          <table:table-cell office:value-type="float" office:value="874" table:style-name="ce17">
            <text:p>874</text:p>
          </table:table-cell>
          <table:table-cell office:value-type="float" office:value="4209" table:style-name="ce16">
            <text:p>4,209</text:p>
          </table:table-cell>
          <table:table-cell office:value-type="float" office:value="873" table:style-name="ce16">
            <text:p>873</text:p>
          </table:table-cell>
          <table:table-cell office:value-type="float" office:value="848" table:style-name="ce16">
            <text:p>848</text:p>
          </table:table-cell>
          <table:table-cell office:value-type="float" office:value="837" table:style-name="ce16">
            <text:p>837</text:p>
          </table:table-cell>
          <table:table-cell office:value-type="float" office:value="867" table:style-name="ce16">
            <text:p>867</text:p>
          </table:table-cell>
          <table:table-cell office:value-type="float" office:value="784" table:style-name="ce17">
            <text:p>784</text:p>
          </table:table-cell>
          <table:table-cell office:value-type="float" office:value="3998" table:style-name="ce16">
            <text:p>3,998</text:p>
          </table:table-cell>
          <table:table-cell office:value-type="float" office:value="891" table:style-name="ce16">
            <text:p>891</text:p>
          </table:table-cell>
          <table:table-cell office:value-type="float" office:value="781" table:style-name="ce16">
            <text:p>781</text:p>
          </table:table-cell>
          <table:table-cell office:value-type="float" office:value="786" table:style-name="ce16">
            <text:p>786</text:p>
          </table:table-cell>
          <table:table-cell office:value-type="float" office:value="749" table:style-name="ce16">
            <text:p>749</text:p>
          </table:table-cell>
          <table:table-cell office:value-type="float" office:value="791" table:style-name="ce17">
            <text:p>791</text:p>
          </table:table-cell>
          <table:table-cell office:value-type="float" office:value="4150" table:style-name="ce16">
            <text:p>4,150</text:p>
          </table:table-cell>
          <table:table-cell office:value-type="float" office:value="805" table:style-name="ce16">
            <text:p>805</text:p>
          </table:table-cell>
          <table:table-cell office:value-type="float" office:value="828" table:style-name="ce16">
            <text:p>828</text:p>
          </table:table-cell>
          <table:table-cell office:value-type="float" office:value="820" table:style-name="ce16">
            <text:p>820</text:p>
          </table:table-cell>
          <table:table-cell office:value-type="float" office:value="843" table:style-name="ce16">
            <text:p>843</text:p>
          </table:table-cell>
          <table:table-cell office:value-type="float" office:value="854" table:style-name="ce17">
            <text:p>854</text:p>
          </table:table-cell>
          <table:table-cell office:value-type="float" office:value="4367" table:style-name="ce16">
            <text:p>4,367</text:p>
          </table:table-cell>
          <table:table-cell office:value-type="float" office:value="898" table:style-name="ce16">
            <text:p>898</text:p>
          </table:table-cell>
          <table:table-cell office:value-type="float" office:value="845" table:style-name="ce16">
            <text:p>845</text:p>
          </table:table-cell>
          <table:table-cell office:value-type="float" office:value="883" table:style-name="ce16">
            <text:p>883</text:p>
          </table:table-cell>
          <table:table-cell office:value-type="float" office:value="883" table:style-name="ce16">
            <text:p>883</text:p>
          </table:table-cell>
          <table:table-cell office:value-type="float" office:value="858" table:style-name="ce17">
            <text:p>858</text:p>
          </table:table-cell>
          <table:table-cell office:value-type="float" office:value="4040" table:style-name="ce16">
            <text:p>4,040</text:p>
          </table:table-cell>
          <table:table-cell office:value-type="float" office:value="846" table:style-name="ce16">
            <text:p>846</text:p>
          </table:table-cell>
          <table:table-cell office:value-type="float" office:value="819" table:style-name="ce16">
            <text:p>819</text:p>
          </table:table-cell>
          <table:table-cell office:value-type="float" office:value="800" table:style-name="ce16">
            <text:p>800</text:p>
          </table:table-cell>
          <table:table-cell office:value-type="float" office:value="767" table:style-name="ce16">
            <text:p>767</text:p>
          </table:table-cell>
          <table:table-cell office:value-type="float" office:value="808" table:style-name="ce17">
            <text:p>808</text:p>
          </table:table-cell>
          <table:table-cell office:value-type="float" office:value="3358" table:style-name="ce16">
            <text:p>3,358</text:p>
          </table:table-cell>
          <table:table-cell office:value-type="float" office:value="776" table:style-name="ce16">
            <text:p>776</text:p>
          </table:table-cell>
          <table:table-cell office:value-type="float" office:value="729" table:style-name="ce16">
            <text:p>729</text:p>
          </table:table-cell>
          <table:table-cell office:value-type="float" office:value="671" table:style-name="ce16">
            <text:p>671</text:p>
          </table:table-cell>
          <table:table-cell office:value-type="float" office:value="612" table:style-name="ce16">
            <text:p>612</text:p>
          </table:table-cell>
          <table:table-cell office:value-type="float" office:value="570" table:style-name="ce17">
            <text:p>570</text:p>
          </table:table-cell>
          <table:table-cell office:value-type="float" office:value="2425" table:style-name="ce16">
            <text:p>2,425</text:p>
          </table:table-cell>
          <table:table-cell office:value-type="float" office:value="611" table:style-name="ce16">
            <text:p>611</text:p>
          </table:table-cell>
          <table:table-cell office:value-type="float" office:value="545" table:style-name="ce16">
            <text:p>545</text:p>
          </table:table-cell>
          <table:table-cell office:value-type="float" office:value="506" table:style-name="ce16">
            <text:p>506</text:p>
          </table:table-cell>
          <table:table-cell office:value-type="float" office:value="419" table:style-name="ce16">
            <text:p>419</text:p>
          </table:table-cell>
          <table:table-cell office:value-type="float" office:value="344" table:style-name="ce17">
            <text:p>344</text:p>
          </table:table-cell>
          <table:table-cell office:value-type="float" office:value="1489" table:style-name="ce16">
            <text:p>1,489</text:p>
          </table:table-cell>
          <table:table-cell office:value-type="float" office:value="363" table:style-name="ce16">
            <text:p>363</text:p>
          </table:table-cell>
          <table:table-cell office:value-type="float" office:value="272" table:style-name="ce16">
            <text:p>272</text:p>
          </table:table-cell>
          <table:table-cell office:value-type="float" office:value="279" table:style-name="ce16">
            <text:p>279</text:p>
          </table:table-cell>
          <table:table-cell office:value-type="float" office:value="302" table:style-name="ce16">
            <text:p>302</text:p>
          </table:table-cell>
          <table:table-cell office:value-type="float" office:value="273" table:style-name="ce17">
            <text:p>273</text:p>
          </table:table-cell>
          <table:table-cell office:value-type="float" office:value="1314" table:style-name="ce16">
            <text:p>1,314</text:p>
          </table:table-cell>
          <table:table-cell office:value-type="float" office:value="261" table:style-name="ce16">
            <text:p>261</text:p>
          </table:table-cell>
          <table:table-cell office:value-type="float" office:value="295" table:style-name="ce16">
            <text:p>295</text:p>
          </table:table-cell>
          <table:table-cell office:value-type="float" office:value="256" table:style-name="ce16">
            <text:p>256</text:p>
          </table:table-cell>
          <table:table-cell office:value-type="float" office:value="263" table:style-name="ce16">
            <text:p>263</text:p>
          </table:table-cell>
          <table:table-cell office:value-type="float" office:value="239" table:style-name="ce17">
            <text:p>239</text:p>
          </table:table-cell>
          <table:table-cell office:value-type="float" office:value="1125" table:style-name="ce16">
            <text:p>1,125</text:p>
          </table:table-cell>
          <table:table-cell office:value-type="float" office:value="268" table:style-name="ce16">
            <text:p>268</text:p>
          </table:table-cell>
          <table:table-cell office:value-type="float" office:value="247" table:style-name="ce16">
            <text:p>247</text:p>
          </table:table-cell>
          <table:table-cell office:value-type="float" office:value="221" table:style-name="ce16">
            <text:p>221</text:p>
          </table:table-cell>
          <table:table-cell office:value-type="float" office:value="199" table:style-name="ce16">
            <text:p>199</text:p>
          </table:table-cell>
          <table:table-cell office:value-type="float" office:value="190" table:style-name="ce17">
            <text:p>190</text:p>
          </table:table-cell>
          <table:table-cell office:value-type="float" office:value="698" table:style-name="ce16">
            <text:p>698</text:p>
          </table:table-cell>
          <table:table-cell office:value-type="float" office:value="181" table:style-name="ce16">
            <text:p>181</text:p>
          </table:table-cell>
          <table:table-cell office:value-type="float" office:value="177" table:style-name="ce16">
            <text:p>177</text:p>
          </table:table-cell>
          <table:table-cell office:value-type="float" office:value="135" table:style-name="ce16">
            <text:p>135</text:p>
          </table:table-cell>
          <table:table-cell office:value-type="float" office:value="104" table:style-name="ce16">
            <text:p>104</text:p>
          </table:table-cell>
          <table:table-cell office:value-type="float" office:value="101" table:style-name="ce17">
            <text:p>101</text:p>
          </table:table-cell>
          <table:table-cell office:value-type="float" office:value="233" table:style-name="ce16">
            <text:p>233</text:p>
          </table:table-cell>
          <table:table-cell office:value-type="float" office:value="83" table:style-name="ce16">
            <text:p>83</text:p>
          </table:table-cell>
          <table:table-cell office:value-type="float" office:value="48" table:style-name="ce16">
            <text:p>48</text:p>
          </table:table-cell>
          <table:table-cell office:value-type="float" office:value="40" table:style-name="ce16">
            <text:p>40</text:p>
          </table:table-cell>
          <table:table-cell office:value-type="float" office:value="34" table:style-name="ce16">
            <text:p>34</text:p>
          </table:table-cell>
          <table:table-cell office:value-type="float" office:value="28" table:style-name="ce17">
            <text:p>28</text:p>
          </table:table-cell>
          <table:table-cell office:value-type="float" office:value="49" table:style-name="ce16">
            <text:p>49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4" table:style-name="ce16">
            <text:p>14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50123" table:style-name="ce25">
            <text:p>50,123</text:p>
          </table:table-cell>
          <table:table-cell office:value-type="float" office:value="2043" table:style-name="ce24">
            <text:p>2,043</text:p>
          </table:table-cell>
          <table:table-cell office:value-type="float" office:value="442" table:style-name="ce25">
            <text:p>442</text:p>
          </table:table-cell>
          <table:table-cell office:value-type="float" office:value="436" table:style-name="ce25">
            <text:p>436</text:p>
          </table:table-cell>
          <table:table-cell office:value-type="float" office:value="419" table:style-name="ce25">
            <text:p>419</text:p>
          </table:table-cell>
          <table:table-cell office:value-type="float" office:value="381" table:style-name="ce25">
            <text:p>381</text:p>
          </table:table-cell>
          <table:table-cell office:value-type="float" office:value="365" table:style-name="ce25">
            <text:p>365</text:p>
          </table:table-cell>
          <table:table-cell office:value-type="float" office:value="1501" table:style-name="ce25">
            <text:p>1,501</text:p>
          </table:table-cell>
          <table:table-cell office:value-type="float" office:value="318" table:style-name="ce25">
            <text:p>318</text:p>
          </table:table-cell>
          <table:table-cell office:value-type="float" office:value="267" table:style-name="ce25">
            <text:p>267</text:p>
          </table:table-cell>
          <table:table-cell office:value-type="float" office:value="296" table:style-name="ce25">
            <text:p>296</text:p>
          </table:table-cell>
          <table:table-cell office:value-type="float" office:value="294" table:style-name="ce25">
            <text:p>294</text:p>
          </table:table-cell>
          <table:table-cell office:value-type="float" office:value="326" table:style-name="ce24">
            <text:p>326</text:p>
          </table:table-cell>
          <table:table-cell office:value-type="float" office:value="1845" table:style-name="ce25">
            <text:p>1,845</text:p>
          </table:table-cell>
          <table:table-cell office:value-type="float" office:value="319" table:style-name="ce25">
            <text:p>319</text:p>
          </table:table-cell>
          <table:table-cell office:value-type="float" office:value="337" table:style-name="ce25">
            <text:p>337</text:p>
          </table:table-cell>
          <table:table-cell office:value-type="float" office:value="394" table:style-name="ce25">
            <text:p>394</text:p>
          </table:table-cell>
          <table:table-cell office:value-type="float" office:value="381" table:style-name="ce25">
            <text:p>381</text:p>
          </table:table-cell>
          <table:table-cell office:value-type="float" office:value="414" table:style-name="ce24">
            <text:p>414</text:p>
          </table:table-cell>
          <table:table-cell office:value-type="float" office:value="2846" table:style-name="ce25">
            <text:p>2,846</text:p>
          </table:table-cell>
          <table:table-cell office:value-type="float" office:value="459" table:style-name="ce25">
            <text:p>459</text:p>
          </table:table-cell>
          <table:table-cell office:value-type="float" office:value="511" table:style-name="ce25">
            <text:p>511</text:p>
          </table:table-cell>
          <table:table-cell office:value-type="float" office:value="512" table:style-name="ce25">
            <text:p>512</text:p>
          </table:table-cell>
          <table:table-cell office:value-type="float" office:value="543" table:style-name="ce25">
            <text:p>543</text:p>
          </table:table-cell>
          <table:table-cell office:value-type="float" office:value="821" table:style-name="ce24">
            <text:p>821</text:p>
          </table:table-cell>
          <table:table-cell office:value-type="float" office:value="3812" table:style-name="ce25">
            <text:p>3,812</text:p>
          </table:table-cell>
          <table:table-cell office:value-type="float" office:value="826" table:style-name="ce25">
            <text:p>826</text:p>
          </table:table-cell>
          <table:table-cell office:value-type="float" office:value="805" table:style-name="ce25">
            <text:p>805</text:p>
          </table:table-cell>
          <table:table-cell office:value-type="float" office:value="722" table:style-name="ce25">
            <text:p>722</text:p>
          </table:table-cell>
          <table:table-cell office:value-type="float" office:value="714" table:style-name="ce25">
            <text:p>714</text:p>
          </table:table-cell>
          <table:table-cell office:value-type="float" office:value="745" table:style-name="ce24">
            <text:p>745</text:p>
          </table:table-cell>
          <table:table-cell office:value-type="float" office:value="3569" table:style-name="ce25">
            <text:p>3,569</text:p>
          </table:table-cell>
          <table:table-cell office:value-type="float" office:value="718" table:style-name="ce25">
            <text:p>718</text:p>
          </table:table-cell>
          <table:table-cell office:value-type="float" office:value="676" table:style-name="ce25">
            <text:p>676</text:p>
          </table:table-cell>
          <table:table-cell office:value-type="float" office:value="691" table:style-name="ce25">
            <text:p>691</text:p>
          </table:table-cell>
          <table:table-cell office:value-type="float" office:value="734" table:style-name="ce25">
            <text:p>734</text:p>
          </table:table-cell>
          <table:table-cell office:value-type="float" office:value="750" table:style-name="ce24">
            <text:p>750</text:p>
          </table:table-cell>
          <table:table-cell office:value-type="float" office:value="3843" table:style-name="ce25">
            <text:p>3,843</text:p>
          </table:table-cell>
          <table:table-cell office:value-type="float" office:value="674" table:style-name="ce25">
            <text:p>674</text:p>
          </table:table-cell>
          <table:table-cell office:value-type="float" office:value="704" table:style-name="ce25">
            <text:p>704</text:p>
          </table:table-cell>
          <table:table-cell office:value-type="float" office:value="783" table:style-name="ce25">
            <text:p>783</text:p>
          </table:table-cell>
          <table:table-cell office:value-type="float" office:value="830" table:style-name="ce25">
            <text:p>830</text:p>
          </table:table-cell>
          <table:table-cell office:value-type="float" office:value="852" table:style-name="ce24">
            <text:p>852</text:p>
          </table:table-cell>
          <table:table-cell office:value-type="float" office:value="4178" table:style-name="ce25">
            <text:p>4,178</text:p>
          </table:table-cell>
          <table:table-cell office:value-type="float" office:value="839" table:style-name="ce25">
            <text:p>839</text:p>
          </table:table-cell>
          <table:table-cell office:value-type="float" office:value="857" table:style-name="ce25">
            <text:p>857</text:p>
          </table:table-cell>
          <table:table-cell office:value-type="float" office:value="895" table:style-name="ce25">
            <text:p>895</text:p>
          </table:table-cell>
          <table:table-cell office:value-type="float" office:value="856" table:style-name="ce25">
            <text:p>856</text:p>
          </table:table-cell>
          <table:table-cell office:value-type="float" office:value="731" table:style-name="ce24">
            <text:p>731</text:p>
          </table:table-cell>
          <table:table-cell office:value-type="float" office:value="3855" table:style-name="ce25">
            <text:p>3,855</text:p>
          </table:table-cell>
          <table:table-cell office:value-type="float" office:value="866" table:style-name="ce25">
            <text:p>866</text:p>
          </table:table-cell>
          <table:table-cell office:value-type="float" office:value="810" table:style-name="ce25">
            <text:p>810</text:p>
          </table:table-cell>
          <table:table-cell office:value-type="float" office:value="756" table:style-name="ce25">
            <text:p>756</text:p>
          </table:table-cell>
          <table:table-cell office:value-type="float" office:value="715" table:style-name="ce25">
            <text:p>715</text:p>
          </table:table-cell>
          <table:table-cell office:value-type="float" office:value="708" table:style-name="ce24">
            <text:p>708</text:p>
          </table:table-cell>
          <table:table-cell office:value-type="float" office:value="3667" table:style-name="ce25">
            <text:p>3,667</text:p>
          </table:table-cell>
          <table:table-cell office:value-type="float" office:value="732" table:style-name="ce25">
            <text:p>732</text:p>
          </table:table-cell>
          <table:table-cell office:value-type="float" office:value="737" table:style-name="ce25">
            <text:p>737</text:p>
          </table:table-cell>
          <table:table-cell office:value-type="float" office:value="706" table:style-name="ce25">
            <text:p>706</text:p>
          </table:table-cell>
          <table:table-cell office:value-type="float" office:value="768" table:style-name="ce25">
            <text:p>768</text:p>
          </table:table-cell>
          <table:table-cell office:value-type="float" office:value="724" table:style-name="ce24">
            <text:p>724</text:p>
          </table:table-cell>
          <table:table-cell office:value-type="float" office:value="3727" table:style-name="ce25">
            <text:p>3,727</text:p>
          </table:table-cell>
          <table:table-cell office:value-type="float" office:value="744" table:style-name="ce25">
            <text:p>744</text:p>
          </table:table-cell>
          <table:table-cell office:value-type="float" office:value="756" table:style-name="ce25">
            <text:p>756</text:p>
          </table:table-cell>
          <table:table-cell office:value-type="float" office:value="752" table:style-name="ce25">
            <text:p>752</text:p>
          </table:table-cell>
          <table:table-cell office:value-type="float" office:value="732" table:style-name="ce25">
            <text:p>732</text:p>
          </table:table-cell>
          <table:table-cell office:value-type="float" office:value="743" table:style-name="ce24">
            <text:p>743</text:p>
          </table:table-cell>
          <table:table-cell office:value-type="float" office:value="3606" table:style-name="ce25">
            <text:p>3,606</text:p>
          </table:table-cell>
          <table:table-cell office:value-type="float" office:value="769" table:style-name="ce25">
            <text:p>769</text:p>
          </table:table-cell>
          <table:table-cell office:value-type="float" office:value="754" table:style-name="ce25">
            <text:p>754</text:p>
          </table:table-cell>
          <table:table-cell office:value-type="float" office:value="726" table:style-name="ce25">
            <text:p>726</text:p>
          </table:table-cell>
          <table:table-cell office:value-type="float" office:value="670" table:style-name="ce25">
            <text:p>670</text:p>
          </table:table-cell>
          <table:table-cell office:value-type="float" office:value="687" table:style-name="ce24">
            <text:p>687</text:p>
          </table:table-cell>
          <table:table-cell office:value-type="float" office:value="3120" table:style-name="ce25">
            <text:p>3,120</text:p>
          </table:table-cell>
          <table:table-cell office:value-type="float" office:value="633" table:style-name="ce25">
            <text:p>633</text:p>
          </table:table-cell>
          <table:table-cell office:value-type="float" office:value="629" table:style-name="ce25">
            <text:p>629</text:p>
          </table:table-cell>
          <table:table-cell office:value-type="float" office:value="615" table:style-name="ce25">
            <text:p>615</text:p>
          </table:table-cell>
          <table:table-cell office:value-type="float" office:value="640" table:style-name="ce25">
            <text:p>640</text:p>
          </table:table-cell>
          <table:table-cell office:value-type="float" office:value="603" table:style-name="ce24">
            <text:p>603</text:p>
          </table:table-cell>
          <table:table-cell office:value-type="float" office:value="2481" table:style-name="ce25">
            <text:p>2,481</text:p>
          </table:table-cell>
          <table:table-cell office:value-type="float" office:value="596" table:style-name="ce25">
            <text:p>596</text:p>
          </table:table-cell>
          <table:table-cell office:value-type="float" office:value="561" table:style-name="ce25">
            <text:p>561</text:p>
          </table:table-cell>
          <table:table-cell office:value-type="float" office:value="513" table:style-name="ce25">
            <text:p>513</text:p>
          </table:table-cell>
          <table:table-cell office:value-type="float" office:value="444" table:style-name="ce25">
            <text:p>444</text:p>
          </table:table-cell>
          <table:table-cell office:value-type="float" office:value="367" table:style-name="ce24">
            <text:p>367</text:p>
          </table:table-cell>
          <table:table-cell office:value-type="float" office:value="1633" table:style-name="ce25">
            <text:p>1,633</text:p>
          </table:table-cell>
          <table:table-cell office:value-type="float" office:value="405" table:style-name="ce25">
            <text:p>405</text:p>
          </table:table-cell>
          <table:table-cell office:value-type="float" office:value="296" table:style-name="ce25">
            <text:p>296</text:p>
          </table:table-cell>
          <table:table-cell office:value-type="float" office:value="324" table:style-name="ce25">
            <text:p>324</text:p>
          </table:table-cell>
          <table:table-cell office:value-type="float" office:value="317" table:style-name="ce25">
            <text:p>317</text:p>
          </table:table-cell>
          <table:table-cell office:value-type="float" office:value="291" table:style-name="ce24">
            <text:p>291</text:p>
          </table:table-cell>
          <table:table-cell office:value-type="float" office:value="1585" table:style-name="ce25">
            <text:p>1,585</text:p>
          </table:table-cell>
          <table:table-cell office:value-type="float" office:value="325" table:style-name="ce25">
            <text:p>325</text:p>
          </table:table-cell>
          <table:table-cell office:value-type="float" office:value="332" table:style-name="ce25">
            <text:p>332</text:p>
          </table:table-cell>
          <table:table-cell office:value-type="float" office:value="322" table:style-name="ce25">
            <text:p>322</text:p>
          </table:table-cell>
          <table:table-cell office:value-type="float" office:value="311" table:style-name="ce25">
            <text:p>311</text:p>
          </table:table-cell>
          <table:table-cell office:value-type="float" office:value="295" table:style-name="ce24">
            <text:p>295</text:p>
          </table:table-cell>
          <table:table-cell office:value-type="float" office:value="1447" table:style-name="ce25">
            <text:p>1,447</text:p>
          </table:table-cell>
          <table:table-cell office:value-type="float" office:value="291" table:style-name="ce25">
            <text:p>291</text:p>
          </table:table-cell>
          <table:table-cell office:value-type="float" office:value="321" table:style-name="ce25">
            <text:p>321</text:p>
          </table:table-cell>
          <table:table-cell office:value-type="float" office:value="300" table:style-name="ce25">
            <text:p>300</text:p>
          </table:table-cell>
          <table:table-cell office:value-type="float" office:value="274" table:style-name="ce25">
            <text:p>274</text:p>
          </table:table-cell>
          <table:table-cell office:value-type="float" office:value="261" table:style-name="ce24">
            <text:p>261</text:p>
          </table:table-cell>
          <table:table-cell office:value-type="float" office:value="889" table:style-name="ce25">
            <text:p>889</text:p>
          </table:table-cell>
          <table:table-cell office:value-type="float" office:value="234" table:style-name="ce25">
            <text:p>234</text:p>
          </table:table-cell>
          <table:table-cell office:value-type="float" office:value="200" table:style-name="ce25">
            <text:p>200</text:p>
          </table:table-cell>
          <table:table-cell office:value-type="float" office:value="189" table:style-name="ce25">
            <text:p>189</text:p>
          </table:table-cell>
          <table:table-cell office:value-type="float" office:value="123" table:style-name="ce25">
            <text:p>123</text:p>
          </table:table-cell>
          <table:table-cell office:value-type="float" office:value="143" table:style-name="ce24">
            <text:p>143</text:p>
          </table:table-cell>
          <table:table-cell office:value-type="float" office:value="377" table:style-name="ce25">
            <text:p>377</text:p>
          </table:table-cell>
          <table:table-cell office:value-type="float" office:value="102" table:style-name="ce25">
            <text:p>102</text:p>
          </table:table-cell>
          <table:table-cell office:value-type="float" office:value="93" table:style-name="ce25">
            <text:p>93</text:p>
          </table:table-cell>
          <table:table-cell office:value-type="float" office:value="71" table:style-name="ce25">
            <text:p>71</text:p>
          </table:table-cell>
          <table:table-cell office:value-type="float" office:value="53" table:style-name="ce25">
            <text:p>53</text:p>
          </table:table-cell>
          <table:table-cell office:value-type="float" office:value="58" table:style-name="ce24">
            <text:p>58</text:p>
          </table:table-cell>
          <table:table-cell office:value-type="float" office:value="89" table:style-name="ce25">
            <text:p>89</text:p>
          </table:table-cell>
          <table:table-cell office:value-type="float" office:value="35" table:style-name="ce25">
            <text:p>35</text:p>
          </table:table-cell>
          <table:table-cell office:value-type="float" office:value="23" table:style-name="ce25">
            <text:p>23</text:p>
          </table:table-cell>
          <table:table-cell office:value-type="float" office:value="17" table:style-name="ce25">
            <text:p>17</text:p>
          </table:table-cell>
          <table:table-cell office:value-type="float" office:value="9" table:style-name="ce25">
            <text:p>9</text:p>
          </table:table-cell>
          <table:table-cell office:value-type="float" office:value="5" table:style-name="ce24">
            <text:p>5</text:p>
          </table:table-cell>
          <table:table-cell office:value-type="float" office:value="10" table:style-name="ce25">
            <text:p>1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371876" table:style-name="ce16">
            <text:p>371,876</text:p>
          </table:table-cell>
          <table:table-cell office:value-type="float" office:value="11795" table:style-name="ce16">
            <text:p>11,795</text:p>
          </table:table-cell>
          <table:table-cell office:value-type="float" office:value="2153" table:style-name="ce16">
            <text:p>2,153</text:p>
          </table:table-cell>
          <table:table-cell office:value-type="float" office:value="2520" table:style-name="ce16">
            <text:p>2,520</text:p>
          </table:table-cell>
          <table:table-cell office:value-type="float" office:value="2301" table:style-name="ce16">
            <text:p>2,301</text:p>
          </table:table-cell>
          <table:table-cell office:value-type="float" office:value="2191" table:style-name="ce16">
            <text:p>2,191</text:p>
          </table:table-cell>
          <table:table-cell office:value-type="float" office:value="2630" table:style-name="ce16">
            <text:p>2,630</text:p>
          </table:table-cell>
          <table:table-cell office:value-type="float" office:value="12881" table:style-name="ce16">
            <text:p>12,881</text:p>
          </table:table-cell>
          <table:table-cell office:value-type="float" office:value="2600" table:style-name="ce16">
            <text:p>2,600</text:p>
          </table:table-cell>
          <table:table-cell office:value-type="float" office:value="2322" table:style-name="ce16">
            <text:p>2,322</text:p>
          </table:table-cell>
          <table:table-cell office:value-type="float" office:value="2519" table:style-name="ce16">
            <text:p>2,519</text:p>
          </table:table-cell>
          <table:table-cell office:value-type="float" office:value="2634" table:style-name="ce16">
            <text:p>2,634</text:p>
          </table:table-cell>
          <table:table-cell office:value-type="float" office:value="2806" table:style-name="ce17">
            <text:p>2,806</text:p>
          </table:table-cell>
          <table:table-cell office:value-type="float" office:value="15540" table:style-name="ce16">
            <text:p>15,540</text:p>
          </table:table-cell>
          <table:table-cell office:value-type="float" office:value="2906" table:style-name="ce16">
            <text:p>2,906</text:p>
          </table:table-cell>
          <table:table-cell office:value-type="float" office:value="2883" table:style-name="ce16">
            <text:p>2,883</text:p>
          </table:table-cell>
          <table:table-cell office:value-type="float" office:value="3136" table:style-name="ce16">
            <text:p>3,136</text:p>
          </table:table-cell>
          <table:table-cell office:value-type="float" office:value="3153" table:style-name="ce16">
            <text:p>3,153</text:p>
          </table:table-cell>
          <table:table-cell office:value-type="float" office:value="3462" table:style-name="ce17">
            <text:p>3,462</text:p>
          </table:table-cell>
          <table:table-cell office:value-type="float" office:value="21911" table:style-name="ce16">
            <text:p>21,911</text:p>
          </table:table-cell>
          <table:table-cell office:value-type="float" office:value="3691" table:style-name="ce16">
            <text:p>3,691</text:p>
          </table:table-cell>
          <table:table-cell office:value-type="float" office:value="4515" table:style-name="ce16">
            <text:p>4,515</text:p>
          </table:table-cell>
          <table:table-cell office:value-type="float" office:value="4575" table:style-name="ce16">
            <text:p>4,575</text:p>
          </table:table-cell>
          <table:table-cell office:value-type="float" office:value="4344" table:style-name="ce16">
            <text:p>4,344</text:p>
          </table:table-cell>
          <table:table-cell office:value-type="float" office:value="4786" table:style-name="ce17">
            <text:p>4,786</text:p>
          </table:table-cell>
          <table:table-cell office:value-type="float" office:value="26714" table:style-name="ce16">
            <text:p>26,714</text:p>
          </table:table-cell>
          <table:table-cell office:value-type="float" office:value="5186" table:style-name="ce16">
            <text:p>5,186</text:p>
          </table:table-cell>
          <table:table-cell office:value-type="float" office:value="5448" table:style-name="ce16">
            <text:p>5,448</text:p>
          </table:table-cell>
          <table:table-cell office:value-type="float" office:value="5316" table:style-name="ce16">
            <text:p>5,316</text:p>
          </table:table-cell>
          <table:table-cell office:value-type="float" office:value="5393" table:style-name="ce16">
            <text:p>5,393</text:p>
          </table:table-cell>
          <table:table-cell office:value-type="float" office:value="5371" table:style-name="ce17">
            <text:p>5,371</text:p>
          </table:table-cell>
          <table:table-cell office:value-type="float" office:value="26200" table:style-name="ce16">
            <text:p>26,200</text:p>
          </table:table-cell>
          <table:table-cell office:value-type="float" office:value="5310" table:style-name="ce16">
            <text:p>5,310</text:p>
          </table:table-cell>
          <table:table-cell office:value-type="float" office:value="5537" table:style-name="ce16">
            <text:p>5,537</text:p>
          </table:table-cell>
          <table:table-cell office:value-type="float" office:value="5220" table:style-name="ce16">
            <text:p>5,220</text:p>
          </table:table-cell>
          <table:table-cell office:value-type="float" office:value="5242" table:style-name="ce16">
            <text:p>5,242</text:p>
          </table:table-cell>
          <table:table-cell office:value-type="float" office:value="4891" table:style-name="ce17">
            <text:p>4,891</text:p>
          </table:table-cell>
          <table:table-cell office:value-type="float" office:value="24485" table:style-name="ce16">
            <text:p>24,485</text:p>
          </table:table-cell>
          <table:table-cell office:value-type="float" office:value="4532" table:style-name="ce16">
            <text:p>4,532</text:p>
          </table:table-cell>
          <table:table-cell office:value-type="float" office:value="4622" table:style-name="ce16">
            <text:p>4,622</text:p>
          </table:table-cell>
          <table:table-cell office:value-type="float" office:value="4949" table:style-name="ce16">
            <text:p>4,949</text:p>
          </table:table-cell>
          <table:table-cell office:value-type="float" office:value="5002" table:style-name="ce16">
            <text:p>5,002</text:p>
          </table:table-cell>
          <table:table-cell office:value-type="float" office:value="5380" table:style-name="ce17">
            <text:p>5,380</text:p>
          </table:table-cell>
          <table:table-cell office:value-type="float" office:value="28243" table:style-name="ce16">
            <text:p>28,243</text:p>
          </table:table-cell>
          <table:table-cell office:value-type="float" office:value="5687" table:style-name="ce16">
            <text:p>5,687</text:p>
          </table:table-cell>
          <table:table-cell office:value-type="float" office:value="5613" table:style-name="ce16">
            <text:p>5,613</text:p>
          </table:table-cell>
          <table:table-cell office:value-type="float" office:value="5669" table:style-name="ce16">
            <text:p>5,669</text:p>
          </table:table-cell>
          <table:table-cell office:value-type="float" office:value="5692" table:style-name="ce16">
            <text:p>5,692</text:p>
          </table:table-cell>
          <table:table-cell office:value-type="float" office:value="5582" table:style-name="ce17">
            <text:p>5,582</text:p>
          </table:table-cell>
          <table:table-cell office:value-type="float" office:value="28162" table:style-name="ce16">
            <text:p>28,162</text:p>
          </table:table-cell>
          <table:table-cell office:value-type="float" office:value="5977" table:style-name="ce16">
            <text:p>5,977</text:p>
          </table:table-cell>
          <table:table-cell office:value-type="float" office:value="5528" table:style-name="ce16">
            <text:p>5,528</text:p>
          </table:table-cell>
          <table:table-cell office:value-type="float" office:value="5597" table:style-name="ce16">
            <text:p>5,597</text:p>
          </table:table-cell>
          <table:table-cell office:value-type="float" office:value="5490" table:style-name="ce16">
            <text:p>5,490</text:p>
          </table:table-cell>
          <table:table-cell office:value-type="float" office:value="5570" table:style-name="ce17">
            <text:p>5,570</text:p>
          </table:table-cell>
          <table:table-cell office:value-type="float" office:value="30431" table:style-name="ce16">
            <text:p>30,431</text:p>
          </table:table-cell>
          <table:table-cell office:value-type="float" office:value="5853" table:style-name="ce16">
            <text:p>5,853</text:p>
          </table:table-cell>
          <table:table-cell office:value-type="float" office:value="5993" table:style-name="ce16">
            <text:p>5,993</text:p>
          </table:table-cell>
          <table:table-cell office:value-type="float" office:value="6143" table:style-name="ce16">
            <text:p>6,143</text:p>
          </table:table-cell>
          <table:table-cell office:value-type="float" office:value="6285" table:style-name="ce16">
            <text:p>6,285</text:p>
          </table:table-cell>
          <table:table-cell office:value-type="float" office:value="6157" table:style-name="ce17">
            <text:p>6,157</text:p>
          </table:table-cell>
          <table:table-cell office:value-type="float" office:value="32204" table:style-name="ce16">
            <text:p>32,204</text:p>
          </table:table-cell>
          <table:table-cell office:value-type="float" office:value="6169" table:style-name="ce16">
            <text:p>6,169</text:p>
          </table:table-cell>
          <table:table-cell office:value-type="float" office:value="6362" table:style-name="ce16">
            <text:p>6,362</text:p>
          </table:table-cell>
          <table:table-cell office:value-type="float" office:value="6527" table:style-name="ce16">
            <text:p>6,527</text:p>
          </table:table-cell>
          <table:table-cell office:value-type="float" office:value="6572" table:style-name="ce16">
            <text:p>6,572</text:p>
          </table:table-cell>
          <table:table-cell office:value-type="float" office:value="6574" table:style-name="ce17">
            <text:p>6,574</text:p>
          </table:table-cell>
          <table:table-cell office:value-type="float" office:value="31966" table:style-name="ce16">
            <text:p>31,966</text:p>
          </table:table-cell>
          <table:table-cell office:value-type="float" office:value="6588" table:style-name="ce16">
            <text:p>6,588</text:p>
          </table:table-cell>
          <table:table-cell office:value-type="float" office:value="6468" table:style-name="ce16">
            <text:p>6,468</text:p>
          </table:table-cell>
          <table:table-cell office:value-type="float" office:value="6341" table:style-name="ce16">
            <text:p>6,341</text:p>
          </table:table-cell>
          <table:table-cell office:value-type="float" office:value="6539" table:style-name="ce16">
            <text:p>6,539</text:p>
          </table:table-cell>
          <table:table-cell office:value-type="float" office:value="6030" table:style-name="ce17">
            <text:p>6,030</text:p>
          </table:table-cell>
          <table:table-cell office:value-type="float" office:value="27794" table:style-name="ce16">
            <text:p>27,794</text:p>
          </table:table-cell>
          <table:table-cell office:value-type="float" office:value="5808" table:style-name="ce16">
            <text:p>5,808</text:p>
          </table:table-cell>
          <table:table-cell office:value-type="float" office:value="5836" table:style-name="ce16">
            <text:p>5,836</text:p>
          </table:table-cell>
          <table:table-cell office:value-type="float" office:value="5713" table:style-name="ce16">
            <text:p>5,713</text:p>
          </table:table-cell>
          <table:table-cell office:value-type="float" office:value="5245" table:style-name="ce16">
            <text:p>5,245</text:p>
          </table:table-cell>
          <table:table-cell office:value-type="float" office:value="5192" table:style-name="ce17">
            <text:p>5,192</text:p>
          </table:table-cell>
          <table:table-cell office:value-type="float" office:value="20421" table:style-name="ce16">
            <text:p>20,421</text:p>
          </table:table-cell>
          <table:table-cell office:value-type="float" office:value="5160" table:style-name="ce16">
            <text:p>5,160</text:p>
          </table:table-cell>
          <table:table-cell office:value-type="float" office:value="4539" table:style-name="ce16">
            <text:p>4,539</text:p>
          </table:table-cell>
          <table:table-cell office:value-type="float" office:value="4025" table:style-name="ce16">
            <text:p>4,025</text:p>
          </table:table-cell>
          <table:table-cell office:value-type="float" office:value="3567" table:style-name="ce16">
            <text:p>3,567</text:p>
          </table:table-cell>
          <table:table-cell office:value-type="float" office:value="3130" table:style-name="ce17">
            <text:p>3,130</text:p>
          </table:table-cell>
          <table:table-cell office:value-type="float" office:value="10547" table:style-name="ce16">
            <text:p>10,547</text:p>
          </table:table-cell>
          <table:table-cell office:value-type="float" office:value="2484" table:style-name="ce16">
            <text:p>2,484</text:p>
          </table:table-cell>
          <table:table-cell office:value-type="float" office:value="1516" table:style-name="ce16">
            <text:p>1,516</text:p>
          </table:table-cell>
          <table:table-cell office:value-type="float" office:value="2026" table:style-name="ce16">
            <text:p>2,026</text:p>
          </table:table-cell>
          <table:table-cell office:value-type="float" office:value="2312" table:style-name="ce16">
            <text:p>2,312</text:p>
          </table:table-cell>
          <table:table-cell office:value-type="float" office:value="2209" table:style-name="ce17">
            <text:p>2,209</text:p>
          </table:table-cell>
          <table:table-cell office:value-type="float" office:value="10185" table:style-name="ce16">
            <text:p>10,185</text:p>
          </table:table-cell>
          <table:table-cell office:value-type="float" office:value="2116" table:style-name="ce16">
            <text:p>2,116</text:p>
          </table:table-cell>
          <table:table-cell office:value-type="float" office:value="2289" table:style-name="ce16">
            <text:p>2,289</text:p>
          </table:table-cell>
          <table:table-cell office:value-type="float" office:value="2139" table:style-name="ce16">
            <text:p>2,139</text:p>
          </table:table-cell>
          <table:table-cell office:value-type="float" office:value="1946" table:style-name="ce16">
            <text:p>1,946</text:p>
          </table:table-cell>
          <table:table-cell office:value-type="float" office:value="1695" table:style-name="ce17">
            <text:p>1,695</text:p>
          </table:table-cell>
          <table:table-cell office:value-type="float" office:value="6394" table:style-name="ce16">
            <text:p>6,394</text:p>
          </table:table-cell>
          <table:table-cell office:value-type="float" office:value="1531" table:style-name="ce16">
            <text:p>1,531</text:p>
          </table:table-cell>
          <table:table-cell office:value-type="float" office:value="1399" table:style-name="ce16">
            <text:p>1,399</text:p>
          </table:table-cell>
          <table:table-cell office:value-type="float" office:value="1298" table:style-name="ce16">
            <text:p>1,298</text:p>
          </table:table-cell>
          <table:table-cell office:value-type="float" office:value="1150" table:style-name="ce16">
            <text:p>1,150</text:p>
          </table:table-cell>
          <table:table-cell office:value-type="float" office:value="1016" table:style-name="ce17">
            <text:p>1,016</text:p>
          </table:table-cell>
          <table:table-cell office:value-type="float" office:value="3933" table:style-name="ce16">
            <text:p>3,933</text:p>
          </table:table-cell>
          <table:table-cell office:value-type="float" office:value="985" table:style-name="ce16">
            <text:p>985</text:p>
          </table:table-cell>
          <table:table-cell office:value-type="float" office:value="870" table:style-name="ce16">
            <text:p>870</text:p>
          </table:table-cell>
          <table:table-cell office:value-type="float" office:value="799" table:style-name="ce16">
            <text:p>799</text:p>
          </table:table-cell>
          <table:table-cell office:value-type="float" office:value="688" table:style-name="ce16">
            <text:p>688</text:p>
          </table:table-cell>
          <table:table-cell office:value-type="float" office:value="591" table:style-name="ce17">
            <text:p>591</text:p>
          </table:table-cell>
          <table:table-cell office:value-type="float" office:value="1642" table:style-name="ce16">
            <text:p>1,642</text:p>
          </table:table-cell>
          <table:table-cell office:value-type="float" office:value="517" table:style-name="ce16">
            <text:p>517</text:p>
          </table:table-cell>
          <table:table-cell office:value-type="float" office:value="406" table:style-name="ce16">
            <text:p>406</text:p>
          </table:table-cell>
          <table:table-cell office:value-type="float" office:value="299" table:style-name="ce16">
            <text:p>299</text:p>
          </table:table-cell>
          <table:table-cell office:value-type="float" office:value="219" table:style-name="ce16">
            <text:p>219</text:p>
          </table:table-cell>
          <table:table-cell office:value-type="float" office:value="201" table:style-name="ce17">
            <text:p>201</text:p>
          </table:table-cell>
          <table:table-cell office:value-type="float" office:value="349" table:style-name="ce16">
            <text:p>349</text:p>
          </table:table-cell>
          <table:table-cell office:value-type="float" office:value="128" table:style-name="ce16">
            <text:p>128</text:p>
          </table:table-cell>
          <table:table-cell office:value-type="float" office:value="83" table:style-name="ce16">
            <text:p>83</text:p>
          </table:table-cell>
          <table:table-cell office:value-type="float" office:value="63" table:style-name="ce16">
            <text:p>63</text:p>
          </table:table-cell>
          <table:table-cell office:value-type="float" office:value="43" table:style-name="ce16">
            <text:p>43</text:p>
          </table:table-cell>
          <table:table-cell office:value-type="float" office:value="32" table:style-name="ce17">
            <text:p>32</text:p>
          </table:table-cell>
          <table:table-cell office:value-type="float" office:value="79" table:style-name="ce16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基隆市</text:p>
          </table:table-cell>
          <table:table-cell office:value-type="string" table:style-name="ce18">
            <text:p>男</text:p>
          </table:table-cell>
          <table:table-cell office:value-type="float" office:value="186221" table:style-name="ce16">
            <text:p>186,221</text:p>
          </table:table-cell>
          <table:table-cell office:value-type="float" office:value="6076" table:style-name="ce16">
            <text:p>6,076</text:p>
          </table:table-cell>
          <table:table-cell office:value-type="float" office:value="1086" table:style-name="ce16">
            <text:p>1,086</text:p>
          </table:table-cell>
          <table:table-cell office:value-type="float" office:value="1282" table:style-name="ce16">
            <text:p>1,282</text:p>
          </table:table-cell>
          <table:table-cell office:value-type="float" office:value="1180" table:style-name="ce16">
            <text:p>1,180</text:p>
          </table:table-cell>
          <table:table-cell office:value-type="float" office:value="1158" table:style-name="ce16">
            <text:p>1,158</text:p>
          </table:table-cell>
          <table:table-cell office:value-type="float" office:value="1370" table:style-name="ce16">
            <text:p>1,370</text:p>
          </table:table-cell>
          <table:table-cell office:value-type="float" office:value="6628" table:style-name="ce16">
            <text:p>6,628</text:p>
          </table:table-cell>
          <table:table-cell office:value-type="float" office:value="1308" table:style-name="ce16">
            <text:p>1,308</text:p>
          </table:table-cell>
          <table:table-cell office:value-type="float" office:value="1199" table:style-name="ce16">
            <text:p>1,199</text:p>
          </table:table-cell>
          <table:table-cell office:value-type="float" office:value="1299" table:style-name="ce16">
            <text:p>1,299</text:p>
          </table:table-cell>
          <table:table-cell office:value-type="float" office:value="1379" table:style-name="ce16">
            <text:p>1,379</text:p>
          </table:table-cell>
          <table:table-cell office:value-type="float" office:value="1443" table:style-name="ce17">
            <text:p>1,443</text:p>
          </table:table-cell>
          <table:table-cell office:value-type="float" office:value="8173" table:style-name="ce16">
            <text:p>8,173</text:p>
          </table:table-cell>
          <table:table-cell office:value-type="float" office:value="1548" table:style-name="ce16">
            <text:p>1,548</text:p>
          </table:table-cell>
          <table:table-cell office:value-type="float" office:value="1458" table:style-name="ce16">
            <text:p>1,458</text:p>
          </table:table-cell>
          <table:table-cell office:value-type="float" office:value="1653" table:style-name="ce16">
            <text:p>1,653</text:p>
          </table:table-cell>
          <table:table-cell office:value-type="float" office:value="1706" table:style-name="ce16">
            <text:p>1,706</text:p>
          </table:table-cell>
          <table:table-cell office:value-type="float" office:value="1808" table:style-name="ce17">
            <text:p>1,808</text:p>
          </table:table-cell>
          <table:table-cell office:value-type="float" office:value="11387" table:style-name="ce16">
            <text:p>11,387</text:p>
          </table:table-cell>
          <table:table-cell office:value-type="float" office:value="1953" table:style-name="ce16">
            <text:p>1,953</text:p>
          </table:table-cell>
          <table:table-cell office:value-type="float" office:value="2341" table:style-name="ce16">
            <text:p>2,341</text:p>
          </table:table-cell>
          <table:table-cell office:value-type="float" office:value="2378" table:style-name="ce16">
            <text:p>2,378</text:p>
          </table:table-cell>
          <table:table-cell office:value-type="float" office:value="2249" table:style-name="ce16">
            <text:p>2,249</text:p>
          </table:table-cell>
          <table:table-cell office:value-type="float" office:value="2466" table:style-name="ce17">
            <text:p>2,466</text:p>
          </table:table-cell>
          <table:table-cell office:value-type="float" office:value="13925" table:style-name="ce16">
            <text:p>13,925</text:p>
          </table:table-cell>
          <table:table-cell office:value-type="float" office:value="2737" table:style-name="ce16">
            <text:p>2,737</text:p>
          </table:table-cell>
          <table:table-cell office:value-type="float" office:value="2866" table:style-name="ce16">
            <text:p>2,866</text:p>
          </table:table-cell>
          <table:table-cell office:value-type="float" office:value="2716" table:style-name="ce16">
            <text:p>2,716</text:p>
          </table:table-cell>
          <table:table-cell office:value-type="float" office:value="2785" table:style-name="ce16">
            <text:p>2,785</text:p>
          </table:table-cell>
          <table:table-cell office:value-type="float" office:value="2821" table:style-name="ce17">
            <text:p>2,821</text:p>
          </table:table-cell>
          <table:table-cell office:value-type="float" office:value="13901" table:style-name="ce16">
            <text:p>13,901</text:p>
          </table:table-cell>
          <table:table-cell office:value-type="float" office:value="2846" table:style-name="ce16">
            <text:p>2,846</text:p>
          </table:table-cell>
          <table:table-cell office:value-type="float" office:value="2923" table:style-name="ce16">
            <text:p>2,923</text:p>
          </table:table-cell>
          <table:table-cell office:value-type="float" office:value="2770" table:style-name="ce16">
            <text:p>2,770</text:p>
          </table:table-cell>
          <table:table-cell office:value-type="float" office:value="2755" table:style-name="ce16">
            <text:p>2,755</text:p>
          </table:table-cell>
          <table:table-cell office:value-type="float" office:value="2607" table:style-name="ce17">
            <text:p>2,607</text:p>
          </table:table-cell>
          <table:table-cell office:value-type="float" office:value="12722" table:style-name="ce16">
            <text:p>12,722</text:p>
          </table:table-cell>
          <table:table-cell office:value-type="float" office:value="2355" table:style-name="ce16">
            <text:p>2,355</text:p>
          </table:table-cell>
          <table:table-cell office:value-type="float" office:value="2382" table:style-name="ce16">
            <text:p>2,382</text:p>
          </table:table-cell>
          <table:table-cell office:value-type="float" office:value="2587" table:style-name="ce16">
            <text:p>2,587</text:p>
          </table:table-cell>
          <table:table-cell office:value-type="float" office:value="2657" table:style-name="ce16">
            <text:p>2,657</text:p>
          </table:table-cell>
          <table:table-cell office:value-type="float" office:value="2741" table:style-name="ce17">
            <text:p>2,741</text:p>
          </table:table-cell>
          <table:table-cell office:value-type="float" office:value="14173" table:style-name="ce16">
            <text:p>14,173</text:p>
          </table:table-cell>
          <table:table-cell office:value-type="float" office:value="2883" table:style-name="ce16">
            <text:p>2,883</text:p>
          </table:table-cell>
          <table:table-cell office:value-type="float" office:value="2885" table:style-name="ce16">
            <text:p>2,885</text:p>
          </table:table-cell>
          <table:table-cell office:value-type="float" office:value="2890" table:style-name="ce16">
            <text:p>2,890</text:p>
          </table:table-cell>
          <table:table-cell office:value-type="float" office:value="2782" table:style-name="ce16">
            <text:p>2,782</text:p>
          </table:table-cell>
          <table:table-cell office:value-type="float" office:value="2733" table:style-name="ce17">
            <text:p>2,733</text:p>
          </table:table-cell>
          <table:table-cell office:value-type="float" office:value="14118" table:style-name="ce16">
            <text:p>14,118</text:p>
          </table:table-cell>
          <table:table-cell office:value-type="float" office:value="3031" table:style-name="ce16">
            <text:p>3,031</text:p>
          </table:table-cell>
          <table:table-cell office:value-type="float" office:value="2725" table:style-name="ce16">
            <text:p>2,725</text:p>
          </table:table-cell>
          <table:table-cell office:value-type="float" office:value="2840" table:style-name="ce16">
            <text:p>2,840</text:p>
          </table:table-cell>
          <table:table-cell office:value-type="float" office:value="2736" table:style-name="ce16">
            <text:p>2,736</text:p>
          </table:table-cell>
          <table:table-cell office:value-type="float" office:value="2786" table:style-name="ce17">
            <text:p>2,786</text:p>
          </table:table-cell>
          <table:table-cell office:value-type="float" office:value="15236" table:style-name="ce16">
            <text:p>15,236</text:p>
          </table:table-cell>
          <table:table-cell office:value-type="float" office:value="2955" table:style-name="ce16">
            <text:p>2,955</text:p>
          </table:table-cell>
          <table:table-cell office:value-type="float" office:value="3008" table:style-name="ce16">
            <text:p>3,008</text:p>
          </table:table-cell>
          <table:table-cell office:value-type="float" office:value="3014" table:style-name="ce16">
            <text:p>3,014</text:p>
          </table:table-cell>
          <table:table-cell office:value-type="float" office:value="3168" table:style-name="ce16">
            <text:p>3,168</text:p>
          </table:table-cell>
          <table:table-cell office:value-type="float" office:value="3091" table:style-name="ce17">
            <text:p>3,091</text:p>
          </table:table-cell>
          <table:table-cell office:value-type="float" office:value="16203" table:style-name="ce16">
            <text:p>16,203</text:p>
          </table:table-cell>
          <table:table-cell office:value-type="float" office:value="3096" table:style-name="ce16">
            <text:p>3,096</text:p>
          </table:table-cell>
          <table:table-cell office:value-type="float" office:value="3169" table:style-name="ce16">
            <text:p>3,169</text:p>
          </table:table-cell>
          <table:table-cell office:value-type="float" office:value="3262" table:style-name="ce16">
            <text:p>3,262</text:p>
          </table:table-cell>
          <table:table-cell office:value-type="float" office:value="3306" table:style-name="ce16">
            <text:p>3,306</text:p>
          </table:table-cell>
          <table:table-cell office:value-type="float" office:value="3370" table:style-name="ce17">
            <text:p>3,370</text:p>
          </table:table-cell>
          <table:table-cell office:value-type="float" office:value="15821" table:style-name="ce16">
            <text:p>15,821</text:p>
          </table:table-cell>
          <table:table-cell office:value-type="float" office:value="3225" table:style-name="ce16">
            <text:p>3,225</text:p>
          </table:table-cell>
          <table:table-cell office:value-type="float" office:value="3283" table:style-name="ce16">
            <text:p>3,283</text:p>
          </table:table-cell>
          <table:table-cell office:value-type="float" office:value="3139" table:style-name="ce16">
            <text:p>3,139</text:p>
          </table:table-cell>
          <table:table-cell office:value-type="float" office:value="3237" table:style-name="ce16">
            <text:p>3,237</text:p>
          </table:table-cell>
          <table:table-cell office:value-type="float" office:value="2937" table:style-name="ce17">
            <text:p>2,937</text:p>
          </table:table-cell>
          <table:table-cell office:value-type="float" office:value="13478" table:style-name="ce16">
            <text:p>13,478</text:p>
          </table:table-cell>
          <table:table-cell office:value-type="float" office:value="2825" table:style-name="ce16">
            <text:p>2,825</text:p>
          </table:table-cell>
          <table:table-cell office:value-type="float" office:value="2875" table:style-name="ce16">
            <text:p>2,875</text:p>
          </table:table-cell>
          <table:table-cell office:value-type="float" office:value="2784" table:style-name="ce16">
            <text:p>2,784</text:p>
          </table:table-cell>
          <table:table-cell office:value-type="float" office:value="2548" table:style-name="ce16">
            <text:p>2,548</text:p>
          </table:table-cell>
          <table:table-cell office:value-type="float" office:value="2446" table:style-name="ce17">
            <text:p>2,446</text:p>
          </table:table-cell>
          <table:table-cell office:value-type="float" office:value="9757" table:style-name="ce16">
            <text:p>9,757</text:p>
          </table:table-cell>
          <table:table-cell office:value-type="float" office:value="2451" table:style-name="ce16">
            <text:p>2,451</text:p>
          </table:table-cell>
          <table:table-cell office:value-type="float" office:value="2166" table:style-name="ce16">
            <text:p>2,166</text:p>
          </table:table-cell>
          <table:table-cell office:value-type="float" office:value="1932" table:style-name="ce16">
            <text:p>1,932</text:p>
          </table:table-cell>
          <table:table-cell office:value-type="float" office:value="1664" table:style-name="ce16">
            <text:p>1,664</text:p>
          </table:table-cell>
          <table:table-cell office:value-type="float" office:value="1544" table:style-name="ce17">
            <text:p>1,544</text:p>
          </table:table-cell>
          <table:table-cell office:value-type="float" office:value="4797" table:style-name="ce16">
            <text:p>4,797</text:p>
          </table:table-cell>
          <table:table-cell office:value-type="float" office:value="1195" table:style-name="ce16">
            <text:p>1,195</text:p>
          </table:table-cell>
          <table:table-cell office:value-type="float" office:value="689" table:style-name="ce16">
            <text:p>689</text:p>
          </table:table-cell>
          <table:table-cell office:value-type="float" office:value="876" table:style-name="ce16">
            <text:p>876</text:p>
          </table:table-cell>
          <table:table-cell office:value-type="float" office:value="1050" table:style-name="ce16">
            <text:p>1,050</text:p>
          </table:table-cell>
          <table:table-cell office:value-type="float" office:value="987" table:style-name="ce17">
            <text:p>987</text:p>
          </table:table-cell>
          <table:table-cell office:value-type="float" office:value="4370" table:style-name="ce16">
            <text:p>4,370</text:p>
          </table:table-cell>
          <table:table-cell office:value-type="float" office:value="946" table:style-name="ce16">
            <text:p>946</text:p>
          </table:table-cell>
          <table:table-cell office:value-type="float" office:value="1037" table:style-name="ce16">
            <text:p>1,037</text:p>
          </table:table-cell>
          <table:table-cell office:value-type="float" office:value="930" table:style-name="ce16">
            <text:p>930</text:p>
          </table:table-cell>
          <table:table-cell office:value-type="float" office:value="774" table:style-name="ce16">
            <text:p>774</text:p>
          </table:table-cell>
          <table:table-cell office:value-type="float" office:value="683" table:style-name="ce17">
            <text:p>683</text:p>
          </table:table-cell>
          <table:table-cell office:value-type="float" office:value="2627" table:style-name="ce16">
            <text:p>2,627</text:p>
          </table:table-cell>
          <table:table-cell office:value-type="float" office:value="626" table:style-name="ce16">
            <text:p>626</text:p>
          </table:table-cell>
          <table:table-cell office:value-type="float" office:value="567" table:style-name="ce16">
            <text:p>567</text:p>
          </table:table-cell>
          <table:table-cell office:value-type="float" office:value="544" table:style-name="ce16">
            <text:p>544</text:p>
          </table:table-cell>
          <table:table-cell office:value-type="float" office:value="480" table:style-name="ce16">
            <text:p>480</text:p>
          </table:table-cell>
          <table:table-cell office:value-type="float" office:value="410" table:style-name="ce17">
            <text:p>410</text:p>
          </table:table-cell>
          <table:table-cell office:value-type="float" office:value="1826" table:style-name="ce16">
            <text:p>1,826</text:p>
          </table:table-cell>
          <table:table-cell office:value-type="float" office:value="455" table:style-name="ce16">
            <text:p>455</text:p>
          </table:table-cell>
          <table:table-cell office:value-type="float" office:value="377" table:style-name="ce16">
            <text:p>377</text:p>
          </table:table-cell>
          <table:table-cell office:value-type="float" office:value="375" table:style-name="ce16">
            <text:p>375</text:p>
          </table:table-cell>
          <table:table-cell office:value-type="float" office:value="338" table:style-name="ce16">
            <text:p>338</text:p>
          </table:table-cell>
          <table:table-cell office:value-type="float" office:value="281" table:style-name="ce17">
            <text:p>281</text:p>
          </table:table-cell>
          <table:table-cell office:value-type="float" office:value="794" table:style-name="ce16">
            <text:p>794</text:p>
          </table:table-cell>
          <table:table-cell office:value-type="float" office:value="238" table:style-name="ce16">
            <text:p>238</text:p>
          </table:table-cell>
          <table:table-cell office:value-type="float" office:value="202" table:style-name="ce16">
            <text:p>202</text:p>
          </table:table-cell>
          <table:table-cell office:value-type="float" office:value="155" table:style-name="ce16">
            <text:p>155</text:p>
          </table:table-cell>
          <table:table-cell office:value-type="float" office:value="107" table:style-name="ce16">
            <text:p>107</text:p>
          </table:table-cell>
          <table:table-cell office:value-type="float" office:value="92" table:style-name="ce17">
            <text:p>92</text:p>
          </table:table-cell>
          <table:table-cell office:value-type="float" office:value="165" table:style-name="ce16">
            <text:p>165</text:p>
          </table:table-cell>
          <table:table-cell office:value-type="float" office:value="62" table:style-name="ce16">
            <text:p>62</text:p>
          </table:table-cell>
          <table:table-cell office:value-type="float" office:value="39" table:style-name="ce16">
            <text:p>39</text:p>
          </table:table-cell>
          <table:table-cell office:value-type="float" office:value="28" table:style-name="ce16">
            <text:p>28</text:p>
          </table:table-cell>
          <table:table-cell office:value-type="float" office:value="24" table:style-name="ce16">
            <text:p>24</text:p>
          </table:table-cell>
          <table:table-cell office:value-type="float" office:value="12" table:style-name="ce17">
            <text:p>12</text:p>
          </table:table-cell>
          <table:table-cell office:value-type="float" office:value="44" table:style-name="ce16">
            <text:p>44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85655" table:style-name="ce25">
            <text:p>185,655</text:p>
          </table:table-cell>
          <table:table-cell office:value-type="float" office:value="5719" table:style-name="ce24">
            <text:p>5,719</text:p>
          </table:table-cell>
          <table:table-cell office:value-type="float" office:value="1067" table:style-name="ce25">
            <text:p>1,067</text:p>
          </table:table-cell>
          <table:table-cell office:value-type="float" office:value="1238" table:style-name="ce25">
            <text:p>1,238</text:p>
          </table:table-cell>
          <table:table-cell office:value-type="float" office:value="1121" table:style-name="ce25">
            <text:p>1,121</text:p>
          </table:table-cell>
          <table:table-cell office:value-type="float" office:value="1033" table:style-name="ce25">
            <text:p>1,033</text:p>
          </table:table-cell>
          <table:table-cell office:value-type="float" office:value="1260" table:style-name="ce25">
            <text:p>1,260</text:p>
          </table:table-cell>
          <table:table-cell office:value-type="float" office:value="6253" table:style-name="ce25">
            <text:p>6,253</text:p>
          </table:table-cell>
          <table:table-cell office:value-type="float" office:value="1292" table:style-name="ce25">
            <text:p>1,292</text:p>
          </table:table-cell>
          <table:table-cell office:value-type="float" office:value="1123" table:style-name="ce25">
            <text:p>1,123</text:p>
          </table:table-cell>
          <table:table-cell office:value-type="float" office:value="1220" table:style-name="ce25">
            <text:p>1,220</text:p>
          </table:table-cell>
          <table:table-cell office:value-type="float" office:value="1255" table:style-name="ce25">
            <text:p>1,255</text:p>
          </table:table-cell>
          <table:table-cell office:value-type="float" office:value="1363" table:style-name="ce24">
            <text:p>1,363</text:p>
          </table:table-cell>
          <table:table-cell office:value-type="float" office:value="7367" table:style-name="ce25">
            <text:p>7,367</text:p>
          </table:table-cell>
          <table:table-cell office:value-type="float" office:value="1358" table:style-name="ce25">
            <text:p>1,358</text:p>
          </table:table-cell>
          <table:table-cell office:value-type="float" office:value="1425" table:style-name="ce25">
            <text:p>1,425</text:p>
          </table:table-cell>
          <table:table-cell office:value-type="float" office:value="1483" table:style-name="ce25">
            <text:p>1,483</text:p>
          </table:table-cell>
          <table:table-cell office:value-type="float" office:value="1447" table:style-name="ce25">
            <text:p>1,447</text:p>
          </table:table-cell>
          <table:table-cell office:value-type="float" office:value="1654" table:style-name="ce24">
            <text:p>1,654</text:p>
          </table:table-cell>
          <table:table-cell office:value-type="float" office:value="10524" table:style-name="ce25">
            <text:p>10,524</text:p>
          </table:table-cell>
          <table:table-cell office:value-type="float" office:value="1738" table:style-name="ce25">
            <text:p>1,738</text:p>
          </table:table-cell>
          <table:table-cell office:value-type="float" office:value="2174" table:style-name="ce25">
            <text:p>2,174</text:p>
          </table:table-cell>
          <table:table-cell office:value-type="float" office:value="2197" table:style-name="ce25">
            <text:p>2,197</text:p>
          </table:table-cell>
          <table:table-cell office:value-type="float" office:value="2095" table:style-name="ce25">
            <text:p>2,095</text:p>
          </table:table-cell>
          <table:table-cell office:value-type="float" office:value="2320" table:style-name="ce24">
            <text:p>2,320</text:p>
          </table:table-cell>
          <table:table-cell office:value-type="float" office:value="12789" table:style-name="ce25">
            <text:p>12,789</text:p>
          </table:table-cell>
          <table:table-cell office:value-type="float" office:value="2449" table:style-name="ce25">
            <text:p>2,449</text:p>
          </table:table-cell>
          <table:table-cell office:value-type="float" office:value="2582" table:style-name="ce25">
            <text:p>2,582</text:p>
          </table:table-cell>
          <table:table-cell office:value-type="float" office:value="2600" table:style-name="ce25">
            <text:p>2,600</text:p>
          </table:table-cell>
          <table:table-cell office:value-type="float" office:value="2608" table:style-name="ce25">
            <text:p>2,608</text:p>
          </table:table-cell>
          <table:table-cell office:value-type="float" office:value="2550" table:style-name="ce24">
            <text:p>2,550</text:p>
          </table:table-cell>
          <table:table-cell office:value-type="float" office:value="12299" table:style-name="ce25">
            <text:p>12,299</text:p>
          </table:table-cell>
          <table:table-cell office:value-type="float" office:value="2464" table:style-name="ce25">
            <text:p>2,464</text:p>
          </table:table-cell>
          <table:table-cell office:value-type="float" office:value="2614" table:style-name="ce25">
            <text:p>2,614</text:p>
          </table:table-cell>
          <table:table-cell office:value-type="float" office:value="2450" table:style-name="ce25">
            <text:p>2,450</text:p>
          </table:table-cell>
          <table:table-cell office:value-type="float" office:value="2487" table:style-name="ce25">
            <text:p>2,487</text:p>
          </table:table-cell>
          <table:table-cell office:value-type="float" office:value="2284" table:style-name="ce24">
            <text:p>2,284</text:p>
          </table:table-cell>
          <table:table-cell office:value-type="float" office:value="11763" table:style-name="ce25">
            <text:p>11,763</text:p>
          </table:table-cell>
          <table:table-cell office:value-type="float" office:value="2177" table:style-name="ce25">
            <text:p>2,177</text:p>
          </table:table-cell>
          <table:table-cell office:value-type="float" office:value="2240" table:style-name="ce25">
            <text:p>2,240</text:p>
          </table:table-cell>
          <table:table-cell office:value-type="float" office:value="2362" table:style-name="ce25">
            <text:p>2,362</text:p>
          </table:table-cell>
          <table:table-cell office:value-type="float" office:value="2345" table:style-name="ce25">
            <text:p>2,345</text:p>
          </table:table-cell>
          <table:table-cell office:value-type="float" office:value="2639" table:style-name="ce24">
            <text:p>2,639</text:p>
          </table:table-cell>
          <table:table-cell office:value-type="float" office:value="14070" table:style-name="ce25">
            <text:p>14,070</text:p>
          </table:table-cell>
          <table:table-cell office:value-type="float" office:value="2804" table:style-name="ce25">
            <text:p>2,804</text:p>
          </table:table-cell>
          <table:table-cell office:value-type="float" office:value="2728" table:style-name="ce25">
            <text:p>2,728</text:p>
          </table:table-cell>
          <table:table-cell office:value-type="float" office:value="2779" table:style-name="ce25">
            <text:p>2,779</text:p>
          </table:table-cell>
          <table:table-cell office:value-type="float" office:value="2910" table:style-name="ce25">
            <text:p>2,910</text:p>
          </table:table-cell>
          <table:table-cell office:value-type="float" office:value="2849" table:style-name="ce24">
            <text:p>2,849</text:p>
          </table:table-cell>
          <table:table-cell office:value-type="float" office:value="14044" table:style-name="ce25">
            <text:p>14,044</text:p>
          </table:table-cell>
          <table:table-cell office:value-type="float" office:value="2946" table:style-name="ce25">
            <text:p>2,946</text:p>
          </table:table-cell>
          <table:table-cell office:value-type="float" office:value="2803" table:style-name="ce25">
            <text:p>2,803</text:p>
          </table:table-cell>
          <table:table-cell office:value-type="float" office:value="2757" table:style-name="ce25">
            <text:p>2,757</text:p>
          </table:table-cell>
          <table:table-cell office:value-type="float" office:value="2754" table:style-name="ce25">
            <text:p>2,754</text:p>
          </table:table-cell>
          <table:table-cell office:value-type="float" office:value="2784" table:style-name="ce24">
            <text:p>2,784</text:p>
          </table:table-cell>
          <table:table-cell office:value-type="float" office:value="15195" table:style-name="ce25">
            <text:p>15,195</text:p>
          </table:table-cell>
          <table:table-cell office:value-type="float" office:value="2898" table:style-name="ce25">
            <text:p>2,898</text:p>
          </table:table-cell>
          <table:table-cell office:value-type="float" office:value="2985" table:style-name="ce25">
            <text:p>2,985</text:p>
          </table:table-cell>
          <table:table-cell office:value-type="float" office:value="3129" table:style-name="ce25">
            <text:p>3,129</text:p>
          </table:table-cell>
          <table:table-cell office:value-type="float" office:value="3117" table:style-name="ce25">
            <text:p>3,117</text:p>
          </table:table-cell>
          <table:table-cell office:value-type="float" office:value="3066" table:style-name="ce24">
            <text:p>3,066</text:p>
          </table:table-cell>
          <table:table-cell office:value-type="float" office:value="16001" table:style-name="ce25">
            <text:p>16,001</text:p>
          </table:table-cell>
          <table:table-cell office:value-type="float" office:value="3073" table:style-name="ce25">
            <text:p>3,073</text:p>
          </table:table-cell>
          <table:table-cell office:value-type="float" office:value="3193" table:style-name="ce25">
            <text:p>3,193</text:p>
          </table:table-cell>
          <table:table-cell office:value-type="float" office:value="3265" table:style-name="ce25">
            <text:p>3,265</text:p>
          </table:table-cell>
          <table:table-cell office:value-type="float" office:value="3266" table:style-name="ce25">
            <text:p>3,266</text:p>
          </table:table-cell>
          <table:table-cell office:value-type="float" office:value="3204" table:style-name="ce24">
            <text:p>3,204</text:p>
          </table:table-cell>
          <table:table-cell office:value-type="float" office:value="16145" table:style-name="ce25">
            <text:p>16,145</text:p>
          </table:table-cell>
          <table:table-cell office:value-type="float" office:value="3363" table:style-name="ce25">
            <text:p>3,363</text:p>
          </table:table-cell>
          <table:table-cell office:value-type="float" office:value="3185" table:style-name="ce25">
            <text:p>3,185</text:p>
          </table:table-cell>
          <table:table-cell office:value-type="float" office:value="3202" table:style-name="ce25">
            <text:p>3,202</text:p>
          </table:table-cell>
          <table:table-cell office:value-type="float" office:value="3302" table:style-name="ce25">
            <text:p>3,302</text:p>
          </table:table-cell>
          <table:table-cell office:value-type="float" office:value="3093" table:style-name="ce24">
            <text:p>3,093</text:p>
          </table:table-cell>
          <table:table-cell office:value-type="float" office:value="14316" table:style-name="ce25">
            <text:p>14,316</text:p>
          </table:table-cell>
          <table:table-cell office:value-type="float" office:value="2983" table:style-name="ce25">
            <text:p>2,983</text:p>
          </table:table-cell>
          <table:table-cell office:value-type="float" office:value="2961" table:style-name="ce25">
            <text:p>2,961</text:p>
          </table:table-cell>
          <table:table-cell office:value-type="float" office:value="2929" table:style-name="ce25">
            <text:p>2,929</text:p>
          </table:table-cell>
          <table:table-cell office:value-type="float" office:value="2697" table:style-name="ce25">
            <text:p>2,697</text:p>
          </table:table-cell>
          <table:table-cell office:value-type="float" office:value="2746" table:style-name="ce24">
            <text:p>2,746</text:p>
          </table:table-cell>
          <table:table-cell office:value-type="float" office:value="10664" table:style-name="ce25">
            <text:p>10,664</text:p>
          </table:table-cell>
          <table:table-cell office:value-type="float" office:value="2709" table:style-name="ce25">
            <text:p>2,709</text:p>
          </table:table-cell>
          <table:table-cell office:value-type="float" office:value="2373" table:style-name="ce25">
            <text:p>2,373</text:p>
          </table:table-cell>
          <table:table-cell office:value-type="float" office:value="2093" table:style-name="ce25">
            <text:p>2,093</text:p>
          </table:table-cell>
          <table:table-cell office:value-type="float" office:value="1903" table:style-name="ce25">
            <text:p>1,903</text:p>
          </table:table-cell>
          <table:table-cell office:value-type="float" office:value="1586" table:style-name="ce24">
            <text:p>1,586</text:p>
          </table:table-cell>
          <table:table-cell office:value-type="float" office:value="5750" table:style-name="ce25">
            <text:p>5,750</text:p>
          </table:table-cell>
          <table:table-cell office:value-type="float" office:value="1289" table:style-name="ce25">
            <text:p>1,289</text:p>
          </table:table-cell>
          <table:table-cell office:value-type="float" office:value="827" table:style-name="ce25">
            <text:p>827</text:p>
          </table:table-cell>
          <table:table-cell office:value-type="float" office:value="1150" table:style-name="ce25">
            <text:p>1,150</text:p>
          </table:table-cell>
          <table:table-cell office:value-type="float" office:value="1262" table:style-name="ce25">
            <text:p>1,262</text:p>
          </table:table-cell>
          <table:table-cell office:value-type="float" office:value="1222" table:style-name="ce24">
            <text:p>1,222</text:p>
          </table:table-cell>
          <table:table-cell office:value-type="float" office:value="5815" table:style-name="ce25">
            <text:p>5,815</text:p>
          </table:table-cell>
          <table:table-cell office:value-type="float" office:value="1170" table:style-name="ce25">
            <text:p>1,170</text:p>
          </table:table-cell>
          <table:table-cell office:value-type="float" office:value="1252" table:style-name="ce25">
            <text:p>1,252</text:p>
          </table:table-cell>
          <table:table-cell office:value-type="float" office:value="1209" table:style-name="ce25">
            <text:p>1,209</text:p>
          </table:table-cell>
          <table:table-cell office:value-type="float" office:value="1172" table:style-name="ce25">
            <text:p>1,172</text:p>
          </table:table-cell>
          <table:table-cell office:value-type="float" office:value="1012" table:style-name="ce24">
            <text:p>1,012</text:p>
          </table:table-cell>
          <table:table-cell office:value-type="float" office:value="3767" table:style-name="ce25">
            <text:p>3,767</text:p>
          </table:table-cell>
          <table:table-cell office:value-type="float" office:value="905" table:style-name="ce25">
            <text:p>905</text:p>
          </table:table-cell>
          <table:table-cell office:value-type="float" office:value="832" table:style-name="ce25">
            <text:p>832</text:p>
          </table:table-cell>
          <table:table-cell office:value-type="float" office:value="754" table:style-name="ce25">
            <text:p>754</text:p>
          </table:table-cell>
          <table:table-cell office:value-type="float" office:value="670" table:style-name="ce25">
            <text:p>670</text:p>
          </table:table-cell>
          <table:table-cell office:value-type="float" office:value="606" table:style-name="ce24">
            <text:p>606</text:p>
          </table:table-cell>
          <table:table-cell office:value-type="float" office:value="2107" table:style-name="ce25">
            <text:p>2,107</text:p>
          </table:table-cell>
          <table:table-cell office:value-type="float" office:value="530" table:style-name="ce25">
            <text:p>530</text:p>
          </table:table-cell>
          <table:table-cell office:value-type="float" office:value="493" table:style-name="ce25">
            <text:p>493</text:p>
          </table:table-cell>
          <table:table-cell office:value-type="float" office:value="424" table:style-name="ce25">
            <text:p>424</text:p>
          </table:table-cell>
          <table:table-cell office:value-type="float" office:value="350" table:style-name="ce25">
            <text:p>350</text:p>
          </table:table-cell>
          <table:table-cell office:value-type="float" office:value="310" table:style-name="ce24">
            <text:p>310</text:p>
          </table:table-cell>
          <table:table-cell office:value-type="float" office:value="848" table:style-name="ce25">
            <text:p>848</text:p>
          </table:table-cell>
          <table:table-cell office:value-type="float" office:value="279" table:style-name="ce25">
            <text:p>279</text:p>
          </table:table-cell>
          <table:table-cell office:value-type="float" office:value="204" table:style-name="ce25">
            <text:p>204</text:p>
          </table:table-cell>
          <table:table-cell office:value-type="float" office:value="144" table:style-name="ce25">
            <text:p>144</text:p>
          </table:table-cell>
          <table:table-cell office:value-type="float" office:value="112" table:style-name="ce25">
            <text:p>112</text:p>
          </table:table-cell>
          <table:table-cell office:value-type="float" office:value="109" table:style-name="ce24">
            <text:p>109</text:p>
          </table:table-cell>
          <table:table-cell office:value-type="float" office:value="184" table:style-name="ce25">
            <text:p>184</text:p>
          </table:table-cell>
          <table:table-cell office:value-type="float" office:value="66" table:style-name="ce25">
            <text:p>66</text:p>
          </table:table-cell>
          <table:table-cell office:value-type="float" office:value="44" table:style-name="ce25">
            <text:p>44</text:p>
          </table:table-cell>
          <table:table-cell office:value-type="float" office:value="35" table:style-name="ce25">
            <text:p>35</text:p>
          </table:table-cell>
          <table:table-cell office:value-type="float" office:value="19" table:style-name="ce25">
            <text:p>19</text:p>
          </table:table-cell>
          <table:table-cell office:value-type="float" office:value="20" table:style-name="ce24">
            <text:p>20</text:p>
          </table:table-cell>
          <table:table-cell office:value-type="float" office:value="35" table:style-name="ce25">
            <text:p>3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439299" table:style-name="ce16">
            <text:p>439,299</text:p>
          </table:table-cell>
          <table:table-cell office:value-type="float" office:value="25543" table:style-name="ce16">
            <text:p>25,543</text:p>
          </table:table-cell>
          <table:table-cell office:value-type="float" office:value="4241" table:style-name="ce16">
            <text:p>4,241</text:p>
          </table:table-cell>
          <table:table-cell office:value-type="float" office:value="4950" table:style-name="ce16">
            <text:p>4,950</text:p>
          </table:table-cell>
          <table:table-cell office:value-type="float" office:value="5273" table:style-name="ce16">
            <text:p>5,273</text:p>
          </table:table-cell>
          <table:table-cell office:value-type="float" office:value="5149" table:style-name="ce16">
            <text:p>5,149</text:p>
          </table:table-cell>
          <table:table-cell office:value-type="float" office:value="5930" table:style-name="ce16">
            <text:p>5,930</text:p>
          </table:table-cell>
          <table:table-cell office:value-type="float" office:value="25768" table:style-name="ce16">
            <text:p>25,768</text:p>
          </table:table-cell>
          <table:table-cell office:value-type="float" office:value="5709" table:style-name="ce16">
            <text:p>5,709</text:p>
          </table:table-cell>
          <table:table-cell office:value-type="float" office:value="4802" table:style-name="ce16">
            <text:p>4,802</text:p>
          </table:table-cell>
          <table:table-cell office:value-type="float" office:value="4926" table:style-name="ce16">
            <text:p>4,926</text:p>
          </table:table-cell>
          <table:table-cell office:value-type="float" office:value="5044" table:style-name="ce16">
            <text:p>5,044</text:p>
          </table:table-cell>
          <table:table-cell office:value-type="float" office:value="5287" table:style-name="ce17">
            <text:p>5,287</text:p>
          </table:table-cell>
          <table:table-cell office:value-type="float" office:value="25034" table:style-name="ce16">
            <text:p>25,034</text:p>
          </table:table-cell>
          <table:table-cell office:value-type="float" office:value="4906" table:style-name="ce16">
            <text:p>4,906</text:p>
          </table:table-cell>
          <table:table-cell office:value-type="float" office:value="4929" table:style-name="ce16">
            <text:p>4,929</text:p>
          </table:table-cell>
          <table:table-cell office:value-type="float" office:value="5007" table:style-name="ce16">
            <text:p>5,007</text:p>
          </table:table-cell>
          <table:table-cell office:value-type="float" office:value="4929" table:style-name="ce16">
            <text:p>4,929</text:p>
          </table:table-cell>
          <table:table-cell office:value-type="float" office:value="5263" table:style-name="ce17">
            <text:p>5,263</text:p>
          </table:table-cell>
          <table:table-cell office:value-type="float" office:value="27438" table:style-name="ce16">
            <text:p>27,438</text:p>
          </table:table-cell>
          <table:table-cell office:value-type="float" office:value="5282" table:style-name="ce16">
            <text:p>5,282</text:p>
          </table:table-cell>
          <table:table-cell office:value-type="float" office:value="5935" table:style-name="ce16">
            <text:p>5,935</text:p>
          </table:table-cell>
          <table:table-cell office:value-type="float" office:value="5541" table:style-name="ce16">
            <text:p>5,541</text:p>
          </table:table-cell>
          <table:table-cell office:value-type="float" office:value="5178" table:style-name="ce16">
            <text:p>5,178</text:p>
          </table:table-cell>
          <table:table-cell office:value-type="float" office:value="5502" table:style-name="ce17">
            <text:p>5,502</text:p>
          </table:table-cell>
          <table:table-cell office:value-type="float" office:value="28264" table:style-name="ce16">
            <text:p>28,264</text:p>
          </table:table-cell>
          <table:table-cell office:value-type="float" office:value="5868" table:style-name="ce16">
            <text:p>5,868</text:p>
          </table:table-cell>
          <table:table-cell office:value-type="float" office:value="5832" table:style-name="ce16">
            <text:p>5,832</text:p>
          </table:table-cell>
          <table:table-cell office:value-type="float" office:value="5471" table:style-name="ce16">
            <text:p>5,471</text:p>
          </table:table-cell>
          <table:table-cell office:value-type="float" office:value="5560" table:style-name="ce16">
            <text:p>5,560</text:p>
          </table:table-cell>
          <table:table-cell office:value-type="float" office:value="5533" table:style-name="ce17">
            <text:p>5,533</text:p>
          </table:table-cell>
          <table:table-cell office:value-type="float" office:value="27175" table:style-name="ce16">
            <text:p>27,175</text:p>
          </table:table-cell>
          <table:table-cell office:value-type="float" office:value="5262" table:style-name="ce16">
            <text:p>5,262</text:p>
          </table:table-cell>
          <table:table-cell office:value-type="float" office:value="5585" table:style-name="ce16">
            <text:p>5,585</text:p>
          </table:table-cell>
          <table:table-cell office:value-type="float" office:value="5456" table:style-name="ce16">
            <text:p>5,456</text:p>
          </table:table-cell>
          <table:table-cell office:value-type="float" office:value="5533" table:style-name="ce16">
            <text:p>5,533</text:p>
          </table:table-cell>
          <table:table-cell office:value-type="float" office:value="5339" table:style-name="ce17">
            <text:p>5,339</text:p>
          </table:table-cell>
          <table:table-cell office:value-type="float" office:value="32169" table:style-name="ce16">
            <text:p>32,169</text:p>
          </table:table-cell>
          <table:table-cell office:value-type="float" office:value="5355" table:style-name="ce16">
            <text:p>5,355</text:p>
          </table:table-cell>
          <table:table-cell office:value-type="float" office:value="5710" table:style-name="ce16">
            <text:p>5,710</text:p>
          </table:table-cell>
          <table:table-cell office:value-type="float" office:value="6454" table:style-name="ce16">
            <text:p>6,454</text:p>
          </table:table-cell>
          <table:table-cell office:value-type="float" office:value="7055" table:style-name="ce16">
            <text:p>7,055</text:p>
          </table:table-cell>
          <table:table-cell office:value-type="float" office:value="7595" table:style-name="ce17">
            <text:p>7,595</text:p>
          </table:table-cell>
          <table:table-cell office:value-type="float" office:value="42398" table:style-name="ce16">
            <text:p>42,398</text:p>
          </table:table-cell>
          <table:table-cell office:value-type="float" office:value="8208" table:style-name="ce16">
            <text:p>8,208</text:p>
          </table:table-cell>
          <table:table-cell office:value-type="float" office:value="8647" table:style-name="ce16">
            <text:p>8,647</text:p>
          </table:table-cell>
          <table:table-cell office:value-type="float" office:value="8772" table:style-name="ce16">
            <text:p>8,772</text:p>
          </table:table-cell>
          <table:table-cell office:value-type="float" office:value="8672" table:style-name="ce16">
            <text:p>8,672</text:p>
          </table:table-cell>
          <table:table-cell office:value-type="float" office:value="8099" table:style-name="ce17">
            <text:p>8,099</text:p>
          </table:table-cell>
          <table:table-cell office:value-type="float" office:value="38060" table:style-name="ce16">
            <text:p>38,060</text:p>
          </table:table-cell>
          <table:table-cell office:value-type="float" office:value="8831" table:style-name="ce16">
            <text:p>8,831</text:p>
          </table:table-cell>
          <table:table-cell office:value-type="float" office:value="7889" table:style-name="ce16">
            <text:p>7,889</text:p>
          </table:table-cell>
          <table:table-cell office:value-type="float" office:value="7386" table:style-name="ce16">
            <text:p>7,386</text:p>
          </table:table-cell>
          <table:table-cell office:value-type="float" office:value="6989" table:style-name="ce16">
            <text:p>6,989</text:p>
          </table:table-cell>
          <table:table-cell office:value-type="float" office:value="6965" table:style-name="ce17">
            <text:p>6,965</text:p>
          </table:table-cell>
          <table:table-cell office:value-type="float" office:value="34626" table:style-name="ce16">
            <text:p>34,626</text:p>
          </table:table-cell>
          <table:table-cell office:value-type="float" office:value="7090" table:style-name="ce16">
            <text:p>7,090</text:p>
          </table:table-cell>
          <table:table-cell office:value-type="float" office:value="7066" table:style-name="ce16">
            <text:p>7,066</text:p>
          </table:table-cell>
          <table:table-cell office:value-type="float" office:value="7026" table:style-name="ce16">
            <text:p>7,026</text:p>
          </table:table-cell>
          <table:table-cell office:value-type="float" office:value="6959" table:style-name="ce16">
            <text:p>6,959</text:p>
          </table:table-cell>
          <table:table-cell office:value-type="float" office:value="6485" table:style-name="ce17">
            <text:p>6,485</text:p>
          </table:table-cell>
          <table:table-cell office:value-type="float" office:value="31246" table:style-name="ce16">
            <text:p>31,246</text:p>
          </table:table-cell>
          <table:table-cell office:value-type="float" office:value="6163" table:style-name="ce16">
            <text:p>6,163</text:p>
          </table:table-cell>
          <table:table-cell office:value-type="float" office:value="6390" table:style-name="ce16">
            <text:p>6,390</text:p>
          </table:table-cell>
          <table:table-cell office:value-type="float" office:value="6352" table:style-name="ce16">
            <text:p>6,352</text:p>
          </table:table-cell>
          <table:table-cell office:value-type="float" office:value="6198" table:style-name="ce16">
            <text:p>6,198</text:p>
          </table:table-cell>
          <table:table-cell office:value-type="float" office:value="6143" table:style-name="ce17">
            <text:p>6,143</text:p>
          </table:table-cell>
          <table:table-cell office:value-type="float" office:value="28075" table:style-name="ce16">
            <text:p>28,075</text:p>
          </table:table-cell>
          <table:table-cell office:value-type="float" office:value="5991" table:style-name="ce16">
            <text:p>5,991</text:p>
          </table:table-cell>
          <table:table-cell office:value-type="float" office:value="5689" table:style-name="ce16">
            <text:p>5,689</text:p>
          </table:table-cell>
          <table:table-cell office:value-type="float" office:value="5667" table:style-name="ce16">
            <text:p>5,667</text:p>
          </table:table-cell>
          <table:table-cell office:value-type="float" office:value="5674" table:style-name="ce16">
            <text:p>5,674</text:p>
          </table:table-cell>
          <table:table-cell office:value-type="float" office:value="5054" table:style-name="ce17">
            <text:p>5,054</text:p>
          </table:table-cell>
          <table:table-cell office:value-type="float" office:value="24097" table:style-name="ce16">
            <text:p>24,097</text:p>
          </table:table-cell>
          <table:table-cell office:value-type="float" office:value="4962" table:style-name="ce16">
            <text:p>4,962</text:p>
          </table:table-cell>
          <table:table-cell office:value-type="float" office:value="4992" table:style-name="ce16">
            <text:p>4,992</text:p>
          </table:table-cell>
          <table:table-cell office:value-type="float" office:value="5064" table:style-name="ce16">
            <text:p>5,064</text:p>
          </table:table-cell>
          <table:table-cell office:value-type="float" office:value="4675" table:style-name="ce16">
            <text:p>4,675</text:p>
          </table:table-cell>
          <table:table-cell office:value-type="float" office:value="4404" table:style-name="ce17">
            <text:p>4,404</text:p>
          </table:table-cell>
          <table:table-cell office:value-type="float" office:value="17807" table:style-name="ce16">
            <text:p>17,807</text:p>
          </table:table-cell>
          <table:table-cell office:value-type="float" office:value="4395" table:style-name="ce16">
            <text:p>4,395</text:p>
          </table:table-cell>
          <table:table-cell office:value-type="float" office:value="4007" table:style-name="ce16">
            <text:p>4,007</text:p>
          </table:table-cell>
          <table:table-cell office:value-type="float" office:value="3439" table:style-name="ce16">
            <text:p>3,439</text:p>
          </table:table-cell>
          <table:table-cell office:value-type="float" office:value="3277" table:style-name="ce16">
            <text:p>3,277</text:p>
          </table:table-cell>
          <table:table-cell office:value-type="float" office:value="2689" table:style-name="ce17">
            <text:p>2,689</text:p>
          </table:table-cell>
          <table:table-cell office:value-type="float" office:value="10619" table:style-name="ce16">
            <text:p>10,619</text:p>
          </table:table-cell>
          <table:table-cell office:value-type="float" office:value="2544" table:style-name="ce16">
            <text:p>2,544</text:p>
          </table:table-cell>
          <table:table-cell office:value-type="float" office:value="1795" table:style-name="ce16">
            <text:p>1,795</text:p>
          </table:table-cell>
          <table:table-cell office:value-type="float" office:value="2044" table:style-name="ce16">
            <text:p>2,044</text:p>
          </table:table-cell>
          <table:table-cell office:value-type="float" office:value="2170" table:style-name="ce16">
            <text:p>2,170</text:p>
          </table:table-cell>
          <table:table-cell office:value-type="float" office:value="2066" table:style-name="ce17">
            <text:p>2,066</text:p>
          </table:table-cell>
          <table:table-cell office:value-type="float" office:value="8882" table:style-name="ce16">
            <text:p>8,882</text:p>
          </table:table-cell>
          <table:table-cell office:value-type="float" office:value="1993" table:style-name="ce16">
            <text:p>1,993</text:p>
          </table:table-cell>
          <table:table-cell office:value-type="float" office:value="1916" table:style-name="ce16">
            <text:p>1,916</text:p>
          </table:table-cell>
          <table:table-cell office:value-type="float" office:value="1810" table:style-name="ce16">
            <text:p>1,810</text:p>
          </table:table-cell>
          <table:table-cell office:value-type="float" office:value="1684" table:style-name="ce16">
            <text:p>1,684</text:p>
          </table:table-cell>
          <table:table-cell office:value-type="float" office:value="1479" table:style-name="ce17">
            <text:p>1,479</text:p>
          </table:table-cell>
          <table:table-cell office:value-type="float" office:value="5898" table:style-name="ce16">
            <text:p>5,898</text:p>
          </table:table-cell>
          <table:table-cell office:value-type="float" office:value="1421" table:style-name="ce16">
            <text:p>1,421</text:p>
          </table:table-cell>
          <table:table-cell office:value-type="float" office:value="1238" table:style-name="ce16">
            <text:p>1,238</text:p>
          </table:table-cell>
          <table:table-cell office:value-type="float" office:value="1210" table:style-name="ce16">
            <text:p>1,210</text:p>
          </table:table-cell>
          <table:table-cell office:value-type="float" office:value="1018" table:style-name="ce16">
            <text:p>1,018</text:p>
          </table:table-cell>
          <table:table-cell office:value-type="float" office:value="1011" table:style-name="ce17">
            <text:p>1,011</text:p>
          </table:table-cell>
          <table:table-cell office:value-type="float" office:value="3998" table:style-name="ce16">
            <text:p>3,998</text:p>
          </table:table-cell>
          <table:table-cell office:value-type="float" office:value="922" table:style-name="ce16">
            <text:p>922</text:p>
          </table:table-cell>
          <table:table-cell office:value-type="float" office:value="914" table:style-name="ce16">
            <text:p>914</text:p>
          </table:table-cell>
          <table:table-cell office:value-type="float" office:value="847" table:style-name="ce16">
            <text:p>847</text:p>
          </table:table-cell>
          <table:table-cell office:value-type="float" office:value="716" table:style-name="ce16">
            <text:p>716</text:p>
          </table:table-cell>
          <table:table-cell office:value-type="float" office:value="599" table:style-name="ce17">
            <text:p>599</text:p>
          </table:table-cell>
          <table:table-cell office:value-type="float" office:value="1764" table:style-name="ce16">
            <text:p>1,764</text:p>
          </table:table-cell>
          <table:table-cell office:value-type="float" office:value="534" table:style-name="ce16">
            <text:p>534</text:p>
          </table:table-cell>
          <table:table-cell office:value-type="float" office:value="422" table:style-name="ce16">
            <text:p>422</text:p>
          </table:table-cell>
          <table:table-cell office:value-type="float" office:value="338" table:style-name="ce16">
            <text:p>338</text:p>
          </table:table-cell>
          <table:table-cell office:value-type="float" office:value="273" table:style-name="ce16">
            <text:p>273</text:p>
          </table:table-cell>
          <table:table-cell office:value-type="float" office:value="197" table:style-name="ce17">
            <text:p>197</text:p>
          </table:table-cell>
          <table:table-cell office:value-type="float" office:value="381" table:style-name="ce16">
            <text:p>381</text:p>
          </table:table-cell>
          <table:table-cell office:value-type="float" office:value="123" table:style-name="ce16">
            <text:p>123</text:p>
          </table:table-cell>
          <table:table-cell office:value-type="float" office:value="104" table:style-name="ce16">
            <text:p>104</text:p>
          </table:table-cell>
          <table:table-cell office:value-type="float" office:value="80" table:style-name="ce16">
            <text:p>80</text:p>
          </table:table-cell>
          <table:table-cell office:value-type="float" office:value="40" table:style-name="ce16">
            <text:p>40</text:p>
          </table:table-cell>
          <table:table-cell office:value-type="float" office:value="34" table:style-name="ce17">
            <text:p>34</text:p>
          </table:table-cell>
          <table:table-cell office:value-type="float" office:value="57" table:style-name="ce16">
            <text:p>5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新竹市</text:p>
          </table:table-cell>
          <table:table-cell office:value-type="string" table:style-name="ce18">
            <text:p>男</text:p>
          </table:table-cell>
          <table:table-cell office:value-type="float" office:value="217034" table:style-name="ce16">
            <text:p>217,034</text:p>
          </table:table-cell>
          <table:table-cell office:value-type="float" office:value="13130" table:style-name="ce16">
            <text:p>13,130</text:p>
          </table:table-cell>
          <table:table-cell office:value-type="float" office:value="2177" table:style-name="ce28">
            <text:p>2,177</text:p>
          </table:table-cell>
          <table:table-cell office:value-type="float" office:value="2552" table:style-name="ce28">
            <text:p>2,552</text:p>
          </table:table-cell>
          <table:table-cell office:value-type="float" office:value="2716" table:style-name="ce28">
            <text:p>2,716</text:p>
          </table:table-cell>
          <table:table-cell office:value-type="float" office:value="2669" table:style-name="ce28">
            <text:p>2,669</text:p>
          </table:table-cell>
          <table:table-cell office:value-type="float" office:value="3016" table:style-name="ce28">
            <text:p>3,016</text:p>
          </table:table-cell>
          <table:table-cell office:value-type="float" office:value="13560" table:style-name="ce28">
            <text:p>13,560</text:p>
          </table:table-cell>
          <table:table-cell office:value-type="float" office:value="3013" table:style-name="ce28">
            <text:p>3,013</text:p>
          </table:table-cell>
          <table:table-cell office:value-type="float" office:value="2491" table:style-name="ce28">
            <text:p>2,491</text:p>
          </table:table-cell>
          <table:table-cell office:value-type="float" office:value="2542" table:style-name="ce28">
            <text:p>2,542</text:p>
          </table:table-cell>
          <table:table-cell office:value-type="float" office:value="2686" table:style-name="ce28">
            <text:p>2,686</text:p>
          </table:table-cell>
          <table:table-cell office:value-type="float" office:value="2828" table:style-name="ce29">
            <text:p>2,828</text:p>
          </table:table-cell>
          <table:table-cell office:value-type="float" office:value="13052" table:style-name="ce28">
            <text:p>13,052</text:p>
          </table:table-cell>
          <table:table-cell office:value-type="float" office:value="2514" table:style-name="ce28">
            <text:p>2,514</text:p>
          </table:table-cell>
          <table:table-cell office:value-type="float" office:value="2607" table:style-name="ce28">
            <text:p>2,607</text:p>
          </table:table-cell>
          <table:table-cell office:value-type="float" office:value="2606" table:style-name="ce28">
            <text:p>2,606</text:p>
          </table:table-cell>
          <table:table-cell office:value-type="float" office:value="2567" table:style-name="ce28">
            <text:p>2,567</text:p>
          </table:table-cell>
          <table:table-cell office:value-type="float" office:value="2758" table:style-name="ce29">
            <text:p>2,758</text:p>
          </table:table-cell>
          <table:table-cell office:value-type="float" office:value="14281" table:style-name="ce28">
            <text:p>14,281</text:p>
          </table:table-cell>
          <table:table-cell office:value-type="float" office:value="2731" table:style-name="ce28">
            <text:p>2,731</text:p>
          </table:table-cell>
          <table:table-cell office:value-type="float" office:value="3091" table:style-name="ce28">
            <text:p>3,091</text:p>
          </table:table-cell>
          <table:table-cell office:value-type="float" office:value="2871" table:style-name="ce28">
            <text:p>2,871</text:p>
          </table:table-cell>
          <table:table-cell office:value-type="float" office:value="2736" table:style-name="ce28">
            <text:p>2,736</text:p>
          </table:table-cell>
          <table:table-cell office:value-type="float" office:value="2852" table:style-name="ce29">
            <text:p>2,852</text:p>
          </table:table-cell>
          <table:table-cell office:value-type="float" office:value="14578" table:style-name="ce28">
            <text:p>14,578</text:p>
          </table:table-cell>
          <table:table-cell office:value-type="float" office:value="3050" table:style-name="ce28">
            <text:p>3,050</text:p>
          </table:table-cell>
          <table:table-cell office:value-type="float" office:value="3013" table:style-name="ce28">
            <text:p>3,013</text:p>
          </table:table-cell>
          <table:table-cell office:value-type="float" office:value="2827" table:style-name="ce28">
            <text:p>2,827</text:p>
          </table:table-cell>
          <table:table-cell office:value-type="float" office:value="2812" table:style-name="ce28">
            <text:p>2,812</text:p>
          </table:table-cell>
          <table:table-cell office:value-type="float" office:value="2876" table:style-name="ce29">
            <text:p>2,876</text:p>
          </table:table-cell>
          <table:table-cell office:value-type="float" office:value="14004" table:style-name="ce28">
            <text:p>14,004</text:p>
          </table:table-cell>
          <table:table-cell office:value-type="float" office:value="2728" table:style-name="ce28">
            <text:p>2,728</text:p>
          </table:table-cell>
          <table:table-cell office:value-type="float" office:value="2933" table:style-name="ce28">
            <text:p>2,933</text:p>
          </table:table-cell>
          <table:table-cell office:value-type="float" office:value="2784" table:style-name="ce28">
            <text:p>2,784</text:p>
          </table:table-cell>
          <table:table-cell office:value-type="float" office:value="2848" table:style-name="ce28">
            <text:p>2,848</text:p>
          </table:table-cell>
          <table:table-cell office:value-type="float" office:value="2711" table:style-name="ce29">
            <text:p>2,711</text:p>
          </table:table-cell>
          <table:table-cell office:value-type="float" office:value="15689" table:style-name="ce28">
            <text:p>15,689</text:p>
          </table:table-cell>
          <table:table-cell office:value-type="float" office:value="2661" table:style-name="ce28">
            <text:p>2,661</text:p>
          </table:table-cell>
          <table:table-cell office:value-type="float" office:value="2834" table:style-name="ce28">
            <text:p>2,834</text:p>
          </table:table-cell>
          <table:table-cell office:value-type="float" office:value="3117" table:style-name="ce28">
            <text:p>3,117</text:p>
          </table:table-cell>
          <table:table-cell office:value-type="float" office:value="3403" table:style-name="ce28">
            <text:p>3,403</text:p>
          </table:table-cell>
          <table:table-cell office:value-type="float" office:value="3674" table:style-name="ce29">
            <text:p>3,674</text:p>
          </table:table-cell>
          <table:table-cell office:value-type="float" office:value="20245" table:style-name="ce28">
            <text:p>20,245</text:p>
          </table:table-cell>
          <table:table-cell office:value-type="float" office:value="3929" table:style-name="ce28">
            <text:p>3,929</text:p>
          </table:table-cell>
          <table:table-cell office:value-type="float" office:value="4108" table:style-name="ce28">
            <text:p>4,108</text:p>
          </table:table-cell>
          <table:table-cell office:value-type="float" office:value="4196" table:style-name="ce28">
            <text:p>4,196</text:p>
          </table:table-cell>
          <table:table-cell office:value-type="float" office:value="4157" table:style-name="ce28">
            <text:p>4,157</text:p>
          </table:table-cell>
          <table:table-cell office:value-type="float" office:value="3855" table:style-name="ce29">
            <text:p>3,855</text:p>
          </table:table-cell>
          <table:table-cell office:value-type="float" office:value="18599" table:style-name="ce28">
            <text:p>18,599</text:p>
          </table:table-cell>
          <table:table-cell office:value-type="float" office:value="4282" table:style-name="ce28">
            <text:p>4,282</text:p>
          </table:table-cell>
          <table:table-cell office:value-type="float" office:value="3842" table:style-name="ce28">
            <text:p>3,842</text:p>
          </table:table-cell>
          <table:table-cell office:value-type="float" office:value="3624" table:style-name="ce28">
            <text:p>3,624</text:p>
          </table:table-cell>
          <table:table-cell office:value-type="float" office:value="3473" table:style-name="ce28">
            <text:p>3,473</text:p>
          </table:table-cell>
          <table:table-cell office:value-type="float" office:value="3378" table:style-name="ce29">
            <text:p>3,378</text:p>
          </table:table-cell>
          <table:table-cell office:value-type="float" office:value="17038" table:style-name="ce28">
            <text:p>17,038</text:p>
          </table:table-cell>
          <table:table-cell office:value-type="float" office:value="3440" table:style-name="ce28">
            <text:p>3,440</text:p>
          </table:table-cell>
          <table:table-cell office:value-type="float" office:value="3495" table:style-name="ce28">
            <text:p>3,495</text:p>
          </table:table-cell>
          <table:table-cell office:value-type="float" office:value="3430" table:style-name="ce28">
            <text:p>3,430</text:p>
          </table:table-cell>
          <table:table-cell office:value-type="float" office:value="3425" table:style-name="ce28">
            <text:p>3,425</text:p>
          </table:table-cell>
          <table:table-cell office:value-type="float" office:value="3248" table:style-name="ce29">
            <text:p>3,248</text:p>
          </table:table-cell>
          <table:table-cell office:value-type="float" office:value="15587" table:style-name="ce28">
            <text:p>15,587</text:p>
          </table:table-cell>
          <table:table-cell office:value-type="float" office:value="3046" table:style-name="ce28">
            <text:p>3,046</text:p>
          </table:table-cell>
          <table:table-cell office:value-type="float" office:value="3199" table:style-name="ce28">
            <text:p>3,199</text:p>
          </table:table-cell>
          <table:table-cell office:value-type="float" office:value="3199" table:style-name="ce28">
            <text:p>3,199</text:p>
          </table:table-cell>
          <table:table-cell office:value-type="float" office:value="3113" table:style-name="ce28">
            <text:p>3,113</text:p>
          </table:table-cell>
          <table:table-cell office:value-type="float" office:value="3030" table:style-name="ce29">
            <text:p>3,030</text:p>
          </table:table-cell>
          <table:table-cell office:value-type="float" office:value="13793" table:style-name="ce28">
            <text:p>13,793</text:p>
          </table:table-cell>
          <table:table-cell office:value-type="float" office:value="2993" table:style-name="ce28">
            <text:p>2,993</text:p>
          </table:table-cell>
          <table:table-cell office:value-type="float" office:value="2771" table:style-name="ce28">
            <text:p>2,771</text:p>
          </table:table-cell>
          <table:table-cell office:value-type="float" office:value="2743" table:style-name="ce28">
            <text:p>2,743</text:p>
          </table:table-cell>
          <table:table-cell office:value-type="float" office:value="2801" table:style-name="ce28">
            <text:p>2,801</text:p>
          </table:table-cell>
          <table:table-cell office:value-type="float" office:value="2485" table:style-name="ce29">
            <text:p>2,485</text:p>
          </table:table-cell>
          <table:table-cell office:value-type="float" office:value="11395" table:style-name="ce28">
            <text:p>11,395</text:p>
          </table:table-cell>
          <table:table-cell office:value-type="float" office:value="2292" table:style-name="ce28">
            <text:p>2,292</text:p>
          </table:table-cell>
          <table:table-cell office:value-type="float" office:value="2388" table:style-name="ce28">
            <text:p>2,388</text:p>
          </table:table-cell>
          <table:table-cell office:value-type="float" office:value="2379" table:style-name="ce28">
            <text:p>2,379</text:p>
          </table:table-cell>
          <table:table-cell office:value-type="float" office:value="2252" table:style-name="ce28">
            <text:p>2,252</text:p>
          </table:table-cell>
          <table:table-cell office:value-type="float" office:value="2084" table:style-name="ce29">
            <text:p>2,084</text:p>
          </table:table-cell>
          <table:table-cell office:value-type="float" office:value="8274" table:style-name="ce28">
            <text:p>8,274</text:p>
          </table:table-cell>
          <table:table-cell office:value-type="float" office:value="2057" table:style-name="ce28">
            <text:p>2,057</text:p>
          </table:table-cell>
          <table:table-cell office:value-type="float" office:value="1867" table:style-name="ce28">
            <text:p>1,867</text:p>
          </table:table-cell>
          <table:table-cell office:value-type="float" office:value="1598" table:style-name="ce28">
            <text:p>1,598</text:p>
          </table:table-cell>
          <table:table-cell office:value-type="float" office:value="1495" table:style-name="ce28">
            <text:p>1,495</text:p>
          </table:table-cell>
          <table:table-cell office:value-type="float" office:value="1257" table:style-name="ce29">
            <text:p>1,257</text:p>
          </table:table-cell>
          <table:table-cell office:value-type="float" office:value="4696" table:style-name="ce28">
            <text:p>4,696</text:p>
          </table:table-cell>
          <table:table-cell office:value-type="float" office:value="1180" table:style-name="ce28">
            <text:p>1,180</text:p>
          </table:table-cell>
          <table:table-cell office:value-type="float" office:value="810" table:style-name="ce28">
            <text:p>810</text:p>
          </table:table-cell>
          <table:table-cell office:value-type="float" office:value="882" table:style-name="ce28">
            <text:p>882</text:p>
          </table:table-cell>
          <table:table-cell office:value-type="float" office:value="951" table:style-name="ce28">
            <text:p>951</text:p>
          </table:table-cell>
          <table:table-cell office:value-type="float" office:value="873" table:style-name="ce29">
            <text:p>873</text:p>
          </table:table-cell>
          <table:table-cell office:value-type="float" office:value="3689" table:style-name="ce28">
            <text:p>3,689</text:p>
          </table:table-cell>
          <table:table-cell office:value-type="float" office:value="857" table:style-name="ce28">
            <text:p>857</text:p>
          </table:table-cell>
          <table:table-cell office:value-type="float" office:value="800" table:style-name="ce28">
            <text:p>800</text:p>
          </table:table-cell>
          <table:table-cell office:value-type="float" office:value="740" table:style-name="ce28">
            <text:p>740</text:p>
          </table:table-cell>
          <table:table-cell office:value-type="float" office:value="689" table:style-name="ce28">
            <text:p>689</text:p>
          </table:table-cell>
          <table:table-cell office:value-type="float" office:value="603" table:style-name="ce29">
            <text:p>603</text:p>
          </table:table-cell>
          <table:table-cell office:value-type="float" office:value="2428" table:style-name="ce28">
            <text:p>2,428</text:p>
          </table:table-cell>
          <table:table-cell office:value-type="float" office:value="584" table:style-name="ce28">
            <text:p>584</text:p>
          </table:table-cell>
          <table:table-cell office:value-type="float" office:value="501" table:style-name="ce28">
            <text:p>501</text:p>
          </table:table-cell>
          <table:table-cell office:value-type="float" office:value="502" table:style-name="ce28">
            <text:p>502</text:p>
          </table:table-cell>
          <table:table-cell office:value-type="float" office:value="401" table:style-name="ce28">
            <text:p>401</text:p>
          </table:table-cell>
          <table:table-cell office:value-type="float" office:value="440" table:style-name="ce29">
            <text:p>440</text:p>
          </table:table-cell>
          <table:table-cell office:value-type="float" office:value="1908" table:style-name="ce28">
            <text:p>1,908</text:p>
          </table:table-cell>
          <table:table-cell office:value-type="float" office:value="444" table:style-name="ce28">
            <text:p>444</text:p>
          </table:table-cell>
          <table:table-cell office:value-type="float" office:value="436" table:style-name="ce28">
            <text:p>436</text:p>
          </table:table-cell>
          <table:table-cell office:value-type="float" office:value="398" table:style-name="ce28">
            <text:p>398</text:p>
          </table:table-cell>
          <table:table-cell office:value-type="float" office:value="332" table:style-name="ce28">
            <text:p>332</text:p>
          </table:table-cell>
          <table:table-cell office:value-type="float" office:value="298" table:style-name="ce29">
            <text:p>298</text:p>
          </table:table-cell>
          <table:table-cell office:value-type="float" office:value="887" table:style-name="ce28">
            <text:p>887</text:p>
          </table:table-cell>
          <table:table-cell office:value-type="float" office:value="268" table:style-name="ce28">
            <text:p>268</text:p>
          </table:table-cell>
          <table:table-cell office:value-type="float" office:value="226" table:style-name="ce28">
            <text:p>226</text:p>
          </table:table-cell>
          <table:table-cell office:value-type="float" office:value="162" table:style-name="ce28">
            <text:p>162</text:p>
          </table:table-cell>
          <table:table-cell office:value-type="float" office:value="136" table:style-name="ce28">
            <text:p>136</text:p>
          </table:table-cell>
          <table:table-cell office:value-type="float" office:value="95" table:style-name="ce29">
            <text:p>95</text:p>
          </table:table-cell>
          <table:table-cell office:value-type="float" office:value="172" table:style-name="ce28">
            <text:p>172</text:p>
          </table:table-cell>
          <table:table-cell office:value-type="float" office:value="62" table:style-name="ce28">
            <text:p>62</text:p>
          </table:table-cell>
          <table:table-cell office:value-type="float" office:value="53" table:style-name="ce28">
            <text:p>53</text:p>
          </table:table-cell>
          <table:table-cell office:value-type="float" office:value="30" table:style-name="ce28">
            <text:p>30</text:p>
          </table:table-cell>
          <table:table-cell office:value-type="float" office:value="15" table:style-name="ce28">
            <text:p>15</text:p>
          </table:table-cell>
          <table:table-cell office:value-type="float" office:value="12" table:style-name="ce29">
            <text:p>12</text:p>
          </table:table-cell>
          <table:table-cell office:value-type="float" office:value="29" table:style-name="ce28">
            <text:p>2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222265" table:style-name="ce25">
            <text:p>222,265</text:p>
          </table:table-cell>
          <table:table-cell office:value-type="float" office:value="12413" table:style-name="ce24">
            <text:p>12,413</text:p>
          </table:table-cell>
          <table:table-cell office:value-type="float" office:value="2064" table:style-name="ce22">
            <text:p>2,064</text:p>
          </table:table-cell>
          <table:table-cell office:value-type="float" office:value="2398" table:style-name="ce22">
            <text:p>2,398</text:p>
          </table:table-cell>
          <table:table-cell office:value-type="float" office:value="2557" table:style-name="ce22">
            <text:p>2,557</text:p>
          </table:table-cell>
          <table:table-cell office:value-type="float" office:value="2480" table:style-name="ce22">
            <text:p>2,480</text:p>
          </table:table-cell>
          <table:table-cell office:value-type="float" office:value="2914" table:style-name="ce22">
            <text:p>2,914</text:p>
          </table:table-cell>
          <table:table-cell office:value-type="float" office:value="12208" table:style-name="ce22">
            <text:p>12,208</text:p>
          </table:table-cell>
          <table:table-cell office:value-type="float" office:value="2696" table:style-name="ce22">
            <text:p>2,696</text:p>
          </table:table-cell>
          <table:table-cell office:value-type="float" office:value="2311" table:style-name="ce22">
            <text:p>2,311</text:p>
          </table:table-cell>
          <table:table-cell office:value-type="float" office:value="2384" table:style-name="ce22">
            <text:p>2,384</text:p>
          </table:table-cell>
          <table:table-cell office:value-type="float" office:value="2358" table:style-name="ce22">
            <text:p>2,358</text:p>
          </table:table-cell>
          <table:table-cell office:value-type="float" office:value="2459" table:style-name="ce23">
            <text:p>2,459</text:p>
          </table:table-cell>
          <table:table-cell office:value-type="float" office:value="11982" table:style-name="ce22">
            <text:p>11,982</text:p>
          </table:table-cell>
          <table:table-cell office:value-type="float" office:value="2392" table:style-name="ce22">
            <text:p>2,392</text:p>
          </table:table-cell>
          <table:table-cell office:value-type="float" office:value="2322" table:style-name="ce22">
            <text:p>2,322</text:p>
          </table:table-cell>
          <table:table-cell office:value-type="float" office:value="2401" table:style-name="ce22">
            <text:p>2,401</text:p>
          </table:table-cell>
          <table:table-cell office:value-type="float" office:value="2362" table:style-name="ce22">
            <text:p>2,362</text:p>
          </table:table-cell>
          <table:table-cell office:value-type="float" office:value="2505" table:style-name="ce23">
            <text:p>2,505</text:p>
          </table:table-cell>
          <table:table-cell office:value-type="float" office:value="13157" table:style-name="ce22">
            <text:p>13,157</text:p>
          </table:table-cell>
          <table:table-cell office:value-type="float" office:value="2551" table:style-name="ce22">
            <text:p>2,551</text:p>
          </table:table-cell>
          <table:table-cell office:value-type="float" office:value="2844" table:style-name="ce22">
            <text:p>2,844</text:p>
          </table:table-cell>
          <table:table-cell office:value-type="float" office:value="2670" table:style-name="ce22">
            <text:p>2,670</text:p>
          </table:table-cell>
          <table:table-cell office:value-type="float" office:value="2442" table:style-name="ce22">
            <text:p>2,442</text:p>
          </table:table-cell>
          <table:table-cell office:value-type="float" office:value="2650" table:style-name="ce23">
            <text:p>2,650</text:p>
          </table:table-cell>
          <table:table-cell office:value-type="float" office:value="13686" table:style-name="ce22">
            <text:p>13,686</text:p>
          </table:table-cell>
          <table:table-cell office:value-type="float" office:value="2818" table:style-name="ce22">
            <text:p>2,818</text:p>
          </table:table-cell>
          <table:table-cell office:value-type="float" office:value="2819" table:style-name="ce22">
            <text:p>2,819</text:p>
          </table:table-cell>
          <table:table-cell office:value-type="float" office:value="2644" table:style-name="ce22">
            <text:p>2,644</text:p>
          </table:table-cell>
          <table:table-cell office:value-type="float" office:value="2748" table:style-name="ce22">
            <text:p>2,748</text:p>
          </table:table-cell>
          <table:table-cell office:value-type="float" office:value="2657" table:style-name="ce23">
            <text:p>2,657</text:p>
          </table:table-cell>
          <table:table-cell office:value-type="float" office:value="13171" table:style-name="ce22">
            <text:p>13,171</text:p>
          </table:table-cell>
          <table:table-cell office:value-type="float" office:value="2534" table:style-name="ce22">
            <text:p>2,534</text:p>
          </table:table-cell>
          <table:table-cell office:value-type="float" office:value="2652" table:style-name="ce22">
            <text:p>2,652</text:p>
          </table:table-cell>
          <table:table-cell office:value-type="float" office:value="2672" table:style-name="ce22">
            <text:p>2,672</text:p>
          </table:table-cell>
          <table:table-cell office:value-type="float" office:value="2685" table:style-name="ce22">
            <text:p>2,685</text:p>
          </table:table-cell>
          <table:table-cell office:value-type="float" office:value="2628" table:style-name="ce23">
            <text:p>2,628</text:p>
          </table:table-cell>
          <table:table-cell office:value-type="float" office:value="16480" table:style-name="ce22">
            <text:p>16,480</text:p>
          </table:table-cell>
          <table:table-cell office:value-type="float" office:value="2694" table:style-name="ce22">
            <text:p>2,694</text:p>
          </table:table-cell>
          <table:table-cell office:value-type="float" office:value="2876" table:style-name="ce22">
            <text:p>2,876</text:p>
          </table:table-cell>
          <table:table-cell office:value-type="float" office:value="3337" table:style-name="ce22">
            <text:p>3,337</text:p>
          </table:table-cell>
          <table:table-cell office:value-type="float" office:value="3652" table:style-name="ce22">
            <text:p>3,652</text:p>
          </table:table-cell>
          <table:table-cell office:value-type="float" office:value="3921" table:style-name="ce23">
            <text:p>3,921</text:p>
          </table:table-cell>
          <table:table-cell office:value-type="float" office:value="22153" table:style-name="ce22">
            <text:p>22,153</text:p>
          </table:table-cell>
          <table:table-cell office:value-type="float" office:value="4279" table:style-name="ce22">
            <text:p>4,279</text:p>
          </table:table-cell>
          <table:table-cell office:value-type="float" office:value="4539" table:style-name="ce22">
            <text:p>4,539</text:p>
          </table:table-cell>
          <table:table-cell office:value-type="float" office:value="4576" table:style-name="ce22">
            <text:p>4,576</text:p>
          </table:table-cell>
          <table:table-cell office:value-type="float" office:value="4515" table:style-name="ce22">
            <text:p>4,515</text:p>
          </table:table-cell>
          <table:table-cell office:value-type="float" office:value="4244" table:style-name="ce23">
            <text:p>4,244</text:p>
          </table:table-cell>
          <table:table-cell office:value-type="float" office:value="19461" table:style-name="ce22">
            <text:p>19,461</text:p>
          </table:table-cell>
          <table:table-cell office:value-type="float" office:value="4549" table:style-name="ce22">
            <text:p>4,549</text:p>
          </table:table-cell>
          <table:table-cell office:value-type="float" office:value="4047" table:style-name="ce22">
            <text:p>4,047</text:p>
          </table:table-cell>
          <table:table-cell office:value-type="float" office:value="3762" table:style-name="ce22">
            <text:p>3,762</text:p>
          </table:table-cell>
          <table:table-cell office:value-type="float" office:value="3516" table:style-name="ce22">
            <text:p>3,516</text:p>
          </table:table-cell>
          <table:table-cell office:value-type="float" office:value="3587" table:style-name="ce23">
            <text:p>3,587</text:p>
          </table:table-cell>
          <table:table-cell office:value-type="float" office:value="17588" table:style-name="ce22">
            <text:p>17,588</text:p>
          </table:table-cell>
          <table:table-cell office:value-type="float" office:value="3650" table:style-name="ce22">
            <text:p>3,650</text:p>
          </table:table-cell>
          <table:table-cell office:value-type="float" office:value="3571" table:style-name="ce22">
            <text:p>3,571</text:p>
          </table:table-cell>
          <table:table-cell office:value-type="float" office:value="3596" table:style-name="ce22">
            <text:p>3,596</text:p>
          </table:table-cell>
          <table:table-cell office:value-type="float" office:value="3534" table:style-name="ce22">
            <text:p>3,534</text:p>
          </table:table-cell>
          <table:table-cell office:value-type="float" office:value="3237" table:style-name="ce23">
            <text:p>3,237</text:p>
          </table:table-cell>
          <table:table-cell office:value-type="float" office:value="15659" table:style-name="ce22">
            <text:p>15,659</text:p>
          </table:table-cell>
          <table:table-cell office:value-type="float" office:value="3117" table:style-name="ce22">
            <text:p>3,117</text:p>
          </table:table-cell>
          <table:table-cell office:value-type="float" office:value="3191" table:style-name="ce22">
            <text:p>3,191</text:p>
          </table:table-cell>
          <table:table-cell office:value-type="float" office:value="3153" table:style-name="ce22">
            <text:p>3,153</text:p>
          </table:table-cell>
          <table:table-cell office:value-type="float" office:value="3085" table:style-name="ce22">
            <text:p>3,085</text:p>
          </table:table-cell>
          <table:table-cell office:value-type="float" office:value="3113" table:style-name="ce23">
            <text:p>3,113</text:p>
          </table:table-cell>
          <table:table-cell office:value-type="float" office:value="14282" table:style-name="ce22">
            <text:p>14,282</text:p>
          </table:table-cell>
          <table:table-cell office:value-type="float" office:value="2998" table:style-name="ce22">
            <text:p>2,998</text:p>
          </table:table-cell>
          <table:table-cell office:value-type="float" office:value="2918" table:style-name="ce22">
            <text:p>2,918</text:p>
          </table:table-cell>
          <table:table-cell office:value-type="float" office:value="2924" table:style-name="ce22">
            <text:p>2,924</text:p>
          </table:table-cell>
          <table:table-cell office:value-type="float" office:value="2873" table:style-name="ce22">
            <text:p>2,873</text:p>
          </table:table-cell>
          <table:table-cell office:value-type="float" office:value="2569" table:style-name="ce23">
            <text:p>2,569</text:p>
          </table:table-cell>
          <table:table-cell office:value-type="float" office:value="12702" table:style-name="ce22">
            <text:p>12,702</text:p>
          </table:table-cell>
          <table:table-cell office:value-type="float" office:value="2670" table:style-name="ce22">
            <text:p>2,670</text:p>
          </table:table-cell>
          <table:table-cell office:value-type="float" office:value="2604" table:style-name="ce22">
            <text:p>2,604</text:p>
          </table:table-cell>
          <table:table-cell office:value-type="float" office:value="2685" table:style-name="ce22">
            <text:p>2,685</text:p>
          </table:table-cell>
          <table:table-cell office:value-type="float" office:value="2423" table:style-name="ce22">
            <text:p>2,423</text:p>
          </table:table-cell>
          <table:table-cell office:value-type="float" office:value="2320" table:style-name="ce23">
            <text:p>2,320</text:p>
          </table:table-cell>
          <table:table-cell office:value-type="float" office:value="9533" table:style-name="ce22">
            <text:p>9,533</text:p>
          </table:table-cell>
          <table:table-cell office:value-type="float" office:value="2338" table:style-name="ce22">
            <text:p>2,338</text:p>
          </table:table-cell>
          <table:table-cell office:value-type="float" office:value="2140" table:style-name="ce22">
            <text:p>2,140</text:p>
          </table:table-cell>
          <table:table-cell office:value-type="float" office:value="1841" table:style-name="ce22">
            <text:p>1,841</text:p>
          </table:table-cell>
          <table:table-cell office:value-type="float" office:value="1782" table:style-name="ce22">
            <text:p>1,782</text:p>
          </table:table-cell>
          <table:table-cell office:value-type="float" office:value="1432" table:style-name="ce23">
            <text:p>1,432</text:p>
          </table:table-cell>
          <table:table-cell office:value-type="float" office:value="5923" table:style-name="ce22">
            <text:p>5,923</text:p>
          </table:table-cell>
          <table:table-cell office:value-type="float" office:value="1364" table:style-name="ce22">
            <text:p>1,364</text:p>
          </table:table-cell>
          <table:table-cell office:value-type="float" office:value="985" table:style-name="ce22">
            <text:p>985</text:p>
          </table:table-cell>
          <table:table-cell office:value-type="float" office:value="1162" table:style-name="ce22">
            <text:p>1,162</text:p>
          </table:table-cell>
          <table:table-cell office:value-type="float" office:value="1219" table:style-name="ce22">
            <text:p>1,219</text:p>
          </table:table-cell>
          <table:table-cell office:value-type="float" office:value="1193" table:style-name="ce23">
            <text:p>1,193</text:p>
          </table:table-cell>
          <table:table-cell office:value-type="float" office:value="5193" table:style-name="ce22">
            <text:p>5,193</text:p>
          </table:table-cell>
          <table:table-cell office:value-type="float" office:value="1136" table:style-name="ce22">
            <text:p>1,136</text:p>
          </table:table-cell>
          <table:table-cell office:value-type="float" office:value="1116" table:style-name="ce22">
            <text:p>1,116</text:p>
          </table:table-cell>
          <table:table-cell office:value-type="float" office:value="1070" table:style-name="ce22">
            <text:p>1,070</text:p>
          </table:table-cell>
          <table:table-cell office:value-type="float" office:value="995" table:style-name="ce22">
            <text:p>995</text:p>
          </table:table-cell>
          <table:table-cell office:value-type="float" office:value="876" table:style-name="ce23">
            <text:p>876</text:p>
          </table:table-cell>
          <table:table-cell office:value-type="float" office:value="3470" table:style-name="ce22">
            <text:p>3,470</text:p>
          </table:table-cell>
          <table:table-cell office:value-type="float" office:value="837" table:style-name="ce22">
            <text:p>837</text:p>
          </table:table-cell>
          <table:table-cell office:value-type="float" office:value="737" table:style-name="ce22">
            <text:p>737</text:p>
          </table:table-cell>
          <table:table-cell office:value-type="float" office:value="708" table:style-name="ce22">
            <text:p>708</text:p>
          </table:table-cell>
          <table:table-cell office:value-type="float" office:value="617" table:style-name="ce22">
            <text:p>617</text:p>
          </table:table-cell>
          <table:table-cell office:value-type="float" office:value="571" table:style-name="ce23">
            <text:p>571</text:p>
          </table:table-cell>
          <table:table-cell office:value-type="float" office:value="2090" table:style-name="ce22">
            <text:p>2,090</text:p>
          </table:table-cell>
          <table:table-cell office:value-type="float" office:value="478" table:style-name="ce22">
            <text:p>478</text:p>
          </table:table-cell>
          <table:table-cell office:value-type="float" office:value="478" table:style-name="ce22">
            <text:p>478</text:p>
          </table:table-cell>
          <table:table-cell office:value-type="float" office:value="449" table:style-name="ce22">
            <text:p>449</text:p>
          </table:table-cell>
          <table:table-cell office:value-type="float" office:value="384" table:style-name="ce22">
            <text:p>384</text:p>
          </table:table-cell>
          <table:table-cell office:value-type="float" office:value="301" table:style-name="ce23">
            <text:p>301</text:p>
          </table:table-cell>
          <table:table-cell office:value-type="float" office:value="877" table:style-name="ce22">
            <text:p>877</text:p>
          </table:table-cell>
          <table:table-cell office:value-type="float" office:value="266" table:style-name="ce22">
            <text:p>266</text:p>
          </table:table-cell>
          <table:table-cell office:value-type="float" office:value="196" table:style-name="ce22">
            <text:p>196</text:p>
          </table:table-cell>
          <table:table-cell office:value-type="float" office:value="176" table:style-name="ce22">
            <text:p>176</text:p>
          </table:table-cell>
          <table:table-cell office:value-type="float" office:value="137" table:style-name="ce22">
            <text:p>137</text:p>
          </table:table-cell>
          <table:table-cell office:value-type="float" office:value="102" table:style-name="ce23">
            <text:p>102</text:p>
          </table:table-cell>
          <table:table-cell office:value-type="float" office:value="209" table:style-name="ce22">
            <text:p>209</text:p>
          </table:table-cell>
          <table:table-cell office:value-type="float" office:value="61" table:style-name="ce22">
            <text:p>61</text:p>
          </table:table-cell>
          <table:table-cell office:value-type="float" office:value="51" table:style-name="ce22">
            <text:p>51</text:p>
          </table:table-cell>
          <table:table-cell office:value-type="float" office:value="50" table:style-name="ce22">
            <text:p>50</text:p>
          </table:table-cell>
          <table:table-cell office:value-type="float" office:value="25" table:style-name="ce22">
            <text:p>25</text:p>
          </table:table-cell>
          <table:table-cell office:value-type="float" office:value="22" table:style-name="ce23">
            <text:p>22</text:p>
          </table:table-cell>
          <table:table-cell office:value-type="float" office:value="28" table:style-name="ce22">
            <text:p>2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269717" table:style-name="ce16">
            <text:p>269,717</text:p>
          </table:table-cell>
          <table:table-cell office:value-type="float" office:value="11043" table:style-name="ce16">
            <text:p>11,043</text:p>
          </table:table-cell>
          <table:table-cell office:value-type="float" office:value="1886" table:style-name="ce16">
            <text:p>1,886</text:p>
          </table:table-cell>
          <table:table-cell office:value-type="float" office:value="2266" table:style-name="ce16">
            <text:p>2,266</text:p>
          </table:table-cell>
          <table:table-cell office:value-type="float" office:value="2286" table:style-name="ce16">
            <text:p>2,286</text:p>
          </table:table-cell>
          <table:table-cell office:value-type="float" office:value="2107" table:style-name="ce16">
            <text:p>2,107</text:p>
          </table:table-cell>
          <table:table-cell office:value-type="float" office:value="2498" table:style-name="ce16">
            <text:p>2,498</text:p>
          </table:table-cell>
          <table:table-cell office:value-type="float" office:value="12414" table:style-name="ce16">
            <text:p>12,414</text:p>
          </table:table-cell>
          <table:table-cell office:value-type="float" office:value="2532" table:style-name="ce16">
            <text:p>2,532</text:p>
          </table:table-cell>
          <table:table-cell office:value-type="float" office:value="2354" table:style-name="ce16">
            <text:p>2,354</text:p>
          </table:table-cell>
          <table:table-cell office:value-type="float" office:value="2385" table:style-name="ce16">
            <text:p>2,385</text:p>
          </table:table-cell>
          <table:table-cell office:value-type="float" office:value="2443" table:style-name="ce16">
            <text:p>2,443</text:p>
          </table:table-cell>
          <table:table-cell office:value-type="float" office:value="2700" table:style-name="ce17">
            <text:p>2,700</text:p>
          </table:table-cell>
          <table:table-cell office:value-type="float" office:value="14750" table:style-name="ce16">
            <text:p>14,750</text:p>
          </table:table-cell>
          <table:table-cell office:value-type="float" office:value="2701" table:style-name="ce16">
            <text:p>2,701</text:p>
          </table:table-cell>
          <table:table-cell office:value-type="float" office:value="2748" table:style-name="ce16">
            <text:p>2,748</text:p>
          </table:table-cell>
          <table:table-cell office:value-type="float" office:value="3031" table:style-name="ce16">
            <text:p>3,031</text:p>
          </table:table-cell>
          <table:table-cell office:value-type="float" office:value="3074" table:style-name="ce16">
            <text:p>3,074</text:p>
          </table:table-cell>
          <table:table-cell office:value-type="float" office:value="3196" table:style-name="ce17">
            <text:p>3,196</text:p>
          </table:table-cell>
          <table:table-cell office:value-type="float" office:value="18524" table:style-name="ce16">
            <text:p>18,524</text:p>
          </table:table-cell>
          <table:table-cell office:value-type="float" office:value="3329" table:style-name="ce16">
            <text:p>3,329</text:p>
          </table:table-cell>
          <table:table-cell office:value-type="float" office:value="3949" table:style-name="ce16">
            <text:p>3,949</text:p>
          </table:table-cell>
          <table:table-cell office:value-type="float" office:value="3892" table:style-name="ce16">
            <text:p>3,892</text:p>
          </table:table-cell>
          <table:table-cell office:value-type="float" office:value="3544" table:style-name="ce16">
            <text:p>3,544</text:p>
          </table:table-cell>
          <table:table-cell office:value-type="float" office:value="3810" table:style-name="ce17">
            <text:p>3,810</text:p>
          </table:table-cell>
          <table:table-cell office:value-type="float" office:value="19441" table:style-name="ce16">
            <text:p>19,441</text:p>
          </table:table-cell>
          <table:table-cell office:value-type="float" office:value="4008" table:style-name="ce16">
            <text:p>4,008</text:p>
          </table:table-cell>
          <table:table-cell office:value-type="float" office:value="4002" table:style-name="ce16">
            <text:p>4,002</text:p>
          </table:table-cell>
          <table:table-cell office:value-type="float" office:value="3875" table:style-name="ce16">
            <text:p>3,875</text:p>
          </table:table-cell>
          <table:table-cell office:value-type="float" office:value="3823" table:style-name="ce16">
            <text:p>3,823</text:p>
          </table:table-cell>
          <table:table-cell office:value-type="float" office:value="3733" table:style-name="ce17">
            <text:p>3,733</text:p>
          </table:table-cell>
          <table:table-cell office:value-type="float" office:value="17650" table:style-name="ce16">
            <text:p>17,650</text:p>
          </table:table-cell>
          <table:table-cell office:value-type="float" office:value="3607" table:style-name="ce16">
            <text:p>3,607</text:p>
          </table:table-cell>
          <table:table-cell office:value-type="float" office:value="3569" table:style-name="ce16">
            <text:p>3,569</text:p>
          </table:table-cell>
          <table:table-cell office:value-type="float" office:value="3541" table:style-name="ce16">
            <text:p>3,541</text:p>
          </table:table-cell>
          <table:table-cell office:value-type="float" office:value="3556" table:style-name="ce16">
            <text:p>3,556</text:p>
          </table:table-cell>
          <table:table-cell office:value-type="float" office:value="3377" table:style-name="ce17">
            <text:p>3,377</text:p>
          </table:table-cell>
          <table:table-cell office:value-type="float" office:value="18516" table:style-name="ce16">
            <text:p>18,516</text:p>
          </table:table-cell>
          <table:table-cell office:value-type="float" office:value="3294" table:style-name="ce16">
            <text:p>3,294</text:p>
          </table:table-cell>
          <table:table-cell office:value-type="float" office:value="3438" table:style-name="ce16">
            <text:p>3,438</text:p>
          </table:table-cell>
          <table:table-cell office:value-type="float" office:value="3820" table:style-name="ce16">
            <text:p>3,820</text:p>
          </table:table-cell>
          <table:table-cell office:value-type="float" office:value="3832" table:style-name="ce16">
            <text:p>3,832</text:p>
          </table:table-cell>
          <table:table-cell office:value-type="float" office:value="4132" table:style-name="ce17">
            <text:p>4,132</text:p>
          </table:table-cell>
          <table:table-cell office:value-type="float" office:value="21467" table:style-name="ce16">
            <text:p>21,467</text:p>
          </table:table-cell>
          <table:table-cell office:value-type="float" office:value="4245" table:style-name="ce16">
            <text:p>4,245</text:p>
          </table:table-cell>
          <table:table-cell office:value-type="float" office:value="4324" table:style-name="ce16">
            <text:p>4,324</text:p>
          </table:table-cell>
          <table:table-cell office:value-type="float" office:value="4314" table:style-name="ce16">
            <text:p>4,314</text:p>
          </table:table-cell>
          <table:table-cell office:value-type="float" office:value="4353" table:style-name="ce16">
            <text:p>4,353</text:p>
          </table:table-cell>
          <table:table-cell office:value-type="float" office:value="4231" table:style-name="ce17">
            <text:p>4,231</text:p>
          </table:table-cell>
          <table:table-cell office:value-type="float" office:value="20587" table:style-name="ce16">
            <text:p>20,587</text:p>
          </table:table-cell>
          <table:table-cell office:value-type="float" office:value="4656" table:style-name="ce16">
            <text:p>4,656</text:p>
          </table:table-cell>
          <table:table-cell office:value-type="float" office:value="4127" table:style-name="ce16">
            <text:p>4,127</text:p>
          </table:table-cell>
          <table:table-cell office:value-type="float" office:value="4057" table:style-name="ce16">
            <text:p>4,057</text:p>
          </table:table-cell>
          <table:table-cell office:value-type="float" office:value="3869" table:style-name="ce16">
            <text:p>3,869</text:p>
          </table:table-cell>
          <table:table-cell office:value-type="float" office:value="3878" table:style-name="ce17">
            <text:p>3,878</text:p>
          </table:table-cell>
          <table:table-cell office:value-type="float" office:value="20947" table:style-name="ce16">
            <text:p>20,947</text:p>
          </table:table-cell>
          <table:table-cell office:value-type="float" office:value="4105" table:style-name="ce16">
            <text:p>4,105</text:p>
          </table:table-cell>
          <table:table-cell office:value-type="float" office:value="4128" table:style-name="ce16">
            <text:p>4,128</text:p>
          </table:table-cell>
          <table:table-cell office:value-type="float" office:value="4346" table:style-name="ce16">
            <text:p>4,346</text:p>
          </table:table-cell>
          <table:table-cell office:value-type="float" office:value="4181" table:style-name="ce16">
            <text:p>4,181</text:p>
          </table:table-cell>
          <table:table-cell office:value-type="float" office:value="4187" table:style-name="ce17">
            <text:p>4,187</text:p>
          </table:table-cell>
          <table:table-cell office:value-type="float" office:value="20902" table:style-name="ce16">
            <text:p>20,902</text:p>
          </table:table-cell>
          <table:table-cell office:value-type="float" office:value="4166" table:style-name="ce16">
            <text:p>4,166</text:p>
          </table:table-cell>
          <table:table-cell office:value-type="float" office:value="4254" table:style-name="ce16">
            <text:p>4,254</text:p>
          </table:table-cell>
          <table:table-cell office:value-type="float" office:value="4103" table:style-name="ce16">
            <text:p>4,103</text:p>
          </table:table-cell>
          <table:table-cell office:value-type="float" office:value="4234" table:style-name="ce16">
            <text:p>4,234</text:p>
          </table:table-cell>
          <table:table-cell office:value-type="float" office:value="4145" table:style-name="ce17">
            <text:p>4,145</text:p>
          </table:table-cell>
          <table:table-cell office:value-type="float" office:value="19371" table:style-name="ce16">
            <text:p>19,371</text:p>
          </table:table-cell>
          <table:table-cell office:value-type="float" office:value="4145" table:style-name="ce16">
            <text:p>4,145</text:p>
          </table:table-cell>
          <table:table-cell office:value-type="float" office:value="3996" table:style-name="ce16">
            <text:p>3,996</text:p>
          </table:table-cell>
          <table:table-cell office:value-type="float" office:value="3807" table:style-name="ce16">
            <text:p>3,807</text:p>
          </table:table-cell>
          <table:table-cell office:value-type="float" office:value="3857" table:style-name="ce16">
            <text:p>3,857</text:p>
          </table:table-cell>
          <table:table-cell office:value-type="float" office:value="3566" table:style-name="ce17">
            <text:p>3,566</text:p>
          </table:table-cell>
          <table:table-cell office:value-type="float" office:value="16977" table:style-name="ce16">
            <text:p>16,977</text:p>
          </table:table-cell>
          <table:table-cell office:value-type="float" office:value="3578" table:style-name="ce16">
            <text:p>3,578</text:p>
          </table:table-cell>
          <table:table-cell office:value-type="float" office:value="3580" table:style-name="ce16">
            <text:p>3,580</text:p>
          </table:table-cell>
          <table:table-cell office:value-type="float" office:value="3479" table:style-name="ce16">
            <text:p>3,479</text:p>
          </table:table-cell>
          <table:table-cell office:value-type="float" office:value="3256" table:style-name="ce16">
            <text:p>3,256</text:p>
          </table:table-cell>
          <table:table-cell office:value-type="float" office:value="3084" table:style-name="ce17">
            <text:p>3,084</text:p>
          </table:table-cell>
          <table:table-cell office:value-type="float" office:value="13165" table:style-name="ce16">
            <text:p>13,165</text:p>
          </table:table-cell>
          <table:table-cell office:value-type="float" office:value="3253" table:style-name="ce16">
            <text:p>3,253</text:p>
          </table:table-cell>
          <table:table-cell office:value-type="float" office:value="2860" table:style-name="ce16">
            <text:p>2,860</text:p>
          </table:table-cell>
          <table:table-cell office:value-type="float" office:value="2423" table:style-name="ce16">
            <text:p>2,423</text:p>
          </table:table-cell>
          <table:table-cell office:value-type="float" office:value="2460" table:style-name="ce16">
            <text:p>2,460</text:p>
          </table:table-cell>
          <table:table-cell office:value-type="float" office:value="2169" table:style-name="ce17">
            <text:p>2,169</text:p>
          </table:table-cell>
          <table:table-cell office:value-type="float" office:value="7801" table:style-name="ce16">
            <text:p>7,801</text:p>
          </table:table-cell>
          <table:table-cell office:value-type="float" office:value="1736" table:style-name="ce16">
            <text:p>1,736</text:p>
          </table:table-cell>
          <table:table-cell office:value-type="float" office:value="1335" table:style-name="ce16">
            <text:p>1,335</text:p>
          </table:table-cell>
          <table:table-cell office:value-type="float" office:value="1564" table:style-name="ce16">
            <text:p>1,564</text:p>
          </table:table-cell>
          <table:table-cell office:value-type="float" office:value="1656" table:style-name="ce16">
            <text:p>1,656</text:p>
          </table:table-cell>
          <table:table-cell office:value-type="float" office:value="1510" table:style-name="ce17">
            <text:p>1,510</text:p>
          </table:table-cell>
          <table:table-cell office:value-type="float" office:value="7037" table:style-name="ce16">
            <text:p>7,037</text:p>
          </table:table-cell>
          <table:table-cell office:value-type="float" office:value="1556" table:style-name="ce16">
            <text:p>1,556</text:p>
          </table:table-cell>
          <table:table-cell office:value-type="float" office:value="1508" table:style-name="ce16">
            <text:p>1,508</text:p>
          </table:table-cell>
          <table:table-cell office:value-type="float" office:value="1433" table:style-name="ce16">
            <text:p>1,433</text:p>
          </table:table-cell>
          <table:table-cell office:value-type="float" office:value="1274" table:style-name="ce16">
            <text:p>1,274</text:p>
          </table:table-cell>
          <table:table-cell office:value-type="float" office:value="1266" table:style-name="ce17">
            <text:p>1,266</text:p>
          </table:table-cell>
          <table:table-cell office:value-type="float" office:value="4928" table:style-name="ce16">
            <text:p>4,928</text:p>
          </table:table-cell>
          <table:table-cell office:value-type="float" office:value="1165" table:style-name="ce16">
            <text:p>1,165</text:p>
          </table:table-cell>
          <table:table-cell office:value-type="float" office:value="1068" table:style-name="ce16">
            <text:p>1,068</text:p>
          </table:table-cell>
          <table:table-cell office:value-type="float" office:value="1016" table:style-name="ce16">
            <text:p>1,016</text:p>
          </table:table-cell>
          <table:table-cell office:value-type="float" office:value="888" table:style-name="ce16">
            <text:p>888</text:p>
          </table:table-cell>
          <table:table-cell office:value-type="float" office:value="791" table:style-name="ce17">
            <text:p>791</text:p>
          </table:table-cell>
          <table:table-cell office:value-type="float" office:value="2878" table:style-name="ce16">
            <text:p>2,878</text:p>
          </table:table-cell>
          <table:table-cell office:value-type="float" office:value="721" table:style-name="ce16">
            <text:p>721</text:p>
          </table:table-cell>
          <table:table-cell office:value-type="float" office:value="687" table:style-name="ce16">
            <text:p>687</text:p>
          </table:table-cell>
          <table:table-cell office:value-type="float" office:value="570" table:style-name="ce16">
            <text:p>570</text:p>
          </table:table-cell>
          <table:table-cell office:value-type="float" office:value="493" table:style-name="ce16">
            <text:p>493</text:p>
          </table:table-cell>
          <table:table-cell office:value-type="float" office:value="407" table:style-name="ce17">
            <text:p>407</text:p>
          </table:table-cell>
          <table:table-cell office:value-type="float" office:value="1074" table:style-name="ce16">
            <text:p>1,074</text:p>
          </table:table-cell>
          <table:table-cell office:value-type="float" office:value="364" table:style-name="ce16">
            <text:p>364</text:p>
          </table:table-cell>
          <table:table-cell office:value-type="float" office:value="261" table:style-name="ce16">
            <text:p>261</text:p>
          </table:table-cell>
          <table:table-cell office:value-type="float" office:value="204" table:style-name="ce16">
            <text:p>204</text:p>
          </table:table-cell>
          <table:table-cell office:value-type="float" office:value="140" table:style-name="ce16">
            <text:p>140</text:p>
          </table:table-cell>
          <table:table-cell office:value-type="float" office:value="105" table:style-name="ce17">
            <text:p>105</text:p>
          </table:table-cell>
          <table:table-cell office:value-type="float" office:value="208" table:style-name="ce16">
            <text:p>208</text:p>
          </table:table-cell>
          <table:table-cell office:value-type="float" office:value="81" table:style-name="ce16">
            <text:p>81</text:p>
          </table:table-cell>
          <table:table-cell office:value-type="float" office:value="63" table:style-name="ce16">
            <text:p>63</text:p>
          </table:table-cell>
          <table:table-cell office:value-type="float" office:value="25" table:style-name="ce16">
            <text:p>25</text:p>
          </table:table-cell>
          <table:table-cell office:value-type="float" office:value="25" table:style-name="ce16">
            <text:p>25</text:p>
          </table:table-cell>
          <table:table-cell office:value-type="float" office:value="14" table:style-name="ce17">
            <text:p>14</text:p>
          </table:table-cell>
          <table:table-cell office:value-type="float" office:value="37" table:style-name="ce16">
            <text:p>3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嘉義市</text:p>
          </table:table-cell>
          <table:table-cell office:value-type="string" table:style-name="ce18">
            <text:p>男</text:p>
          </table:table-cell>
          <table:table-cell office:value-type="float" office:value="131236" table:style-name="ce16">
            <text:p>131,236</text:p>
          </table:table-cell>
          <table:table-cell office:value-type="float" office:value="5713" table:style-name="ce16">
            <text:p>5,713</text:p>
          </table:table-cell>
          <table:table-cell office:value-type="float" office:value="974" table:style-name="ce16">
            <text:p>974</text:p>
          </table:table-cell>
          <table:table-cell office:value-type="float" office:value="1128" table:style-name="ce16">
            <text:p>1,128</text:p>
          </table:table-cell>
          <table:table-cell office:value-type="float" office:value="1183" table:style-name="ce16">
            <text:p>1,183</text:p>
          </table:table-cell>
          <table:table-cell office:value-type="float" office:value="1100" table:style-name="ce16">
            <text:p>1,100</text:p>
          </table:table-cell>
          <table:table-cell office:value-type="float" office:value="1328" table:style-name="ce16">
            <text:p>1,328</text:p>
          </table:table-cell>
          <table:table-cell office:value-type="float" office:value="6563" table:style-name="ce16">
            <text:p>6,563</text:p>
          </table:table-cell>
          <table:table-cell office:value-type="float" office:value="1329" table:style-name="ce16">
            <text:p>1,329</text:p>
          </table:table-cell>
          <table:table-cell office:value-type="float" office:value="1203" table:style-name="ce16">
            <text:p>1,203</text:p>
          </table:table-cell>
          <table:table-cell office:value-type="float" office:value="1258" table:style-name="ce16">
            <text:p>1,258</text:p>
          </table:table-cell>
          <table:table-cell office:value-type="float" office:value="1327" table:style-name="ce16">
            <text:p>1,327</text:p>
          </table:table-cell>
          <table:table-cell office:value-type="float" office:value="1446" table:style-name="ce17">
            <text:p>1,446</text:p>
          </table:table-cell>
          <table:table-cell office:value-type="float" office:value="7675" table:style-name="ce16">
            <text:p>7,675</text:p>
          </table:table-cell>
          <table:table-cell office:value-type="float" office:value="1378" table:style-name="ce16">
            <text:p>1,378</text:p>
          </table:table-cell>
          <table:table-cell office:value-type="float" office:value="1387" table:style-name="ce16">
            <text:p>1,387</text:p>
          </table:table-cell>
          <table:table-cell office:value-type="float" office:value="1632" table:style-name="ce16">
            <text:p>1,632</text:p>
          </table:table-cell>
          <table:table-cell office:value-type="float" office:value="1632" table:style-name="ce16">
            <text:p>1,632</text:p>
          </table:table-cell>
          <table:table-cell office:value-type="float" office:value="1646" table:style-name="ce17">
            <text:p>1,646</text:p>
          </table:table-cell>
          <table:table-cell office:value-type="float" office:value="9708" table:style-name="ce16">
            <text:p>9,708</text:p>
          </table:table-cell>
          <table:table-cell office:value-type="float" office:value="1754" table:style-name="ce16">
            <text:p>1,754</text:p>
          </table:table-cell>
          <table:table-cell office:value-type="float" office:value="2073" table:style-name="ce16">
            <text:p>2,073</text:p>
          </table:table-cell>
          <table:table-cell office:value-type="float" office:value="2073" table:style-name="ce16">
            <text:p>2,073</text:p>
          </table:table-cell>
          <table:table-cell office:value-type="float" office:value="1849" table:style-name="ce16">
            <text:p>1,849</text:p>
          </table:table-cell>
          <table:table-cell office:value-type="float" office:value="1959" table:style-name="ce17">
            <text:p>1,959</text:p>
          </table:table-cell>
          <table:table-cell office:value-type="float" office:value="9989" table:style-name="ce16">
            <text:p>9,989</text:p>
          </table:table-cell>
          <table:table-cell office:value-type="float" office:value="2017" table:style-name="ce16">
            <text:p>2,017</text:p>
          </table:table-cell>
          <table:table-cell office:value-type="float" office:value="2013" table:style-name="ce16">
            <text:p>2,013</text:p>
          </table:table-cell>
          <table:table-cell office:value-type="float" office:value="2028" table:style-name="ce16">
            <text:p>2,028</text:p>
          </table:table-cell>
          <table:table-cell office:value-type="float" office:value="1994" table:style-name="ce16">
            <text:p>1,994</text:p>
          </table:table-cell>
          <table:table-cell office:value-type="float" office:value="1937" table:style-name="ce17">
            <text:p>1,937</text:p>
          </table:table-cell>
          <table:table-cell office:value-type="float" office:value="9107" table:style-name="ce16">
            <text:p>9,107</text:p>
          </table:table-cell>
          <table:table-cell office:value-type="float" office:value="1885" table:style-name="ce16">
            <text:p>1,885</text:p>
          </table:table-cell>
          <table:table-cell office:value-type="float" office:value="1800" table:style-name="ce16">
            <text:p>1,800</text:p>
          </table:table-cell>
          <table:table-cell office:value-type="float" office:value="1871" table:style-name="ce16">
            <text:p>1,871</text:p>
          </table:table-cell>
          <table:table-cell office:value-type="float" office:value="1833" table:style-name="ce16">
            <text:p>1,833</text:p>
          </table:table-cell>
          <table:table-cell office:value-type="float" office:value="1718" table:style-name="ce17">
            <text:p>1,718</text:p>
          </table:table-cell>
          <table:table-cell office:value-type="float" office:value="9116" table:style-name="ce16">
            <text:p>9,116</text:p>
          </table:table-cell>
          <table:table-cell office:value-type="float" office:value="1652" table:style-name="ce16">
            <text:p>1,652</text:p>
          </table:table-cell>
          <table:table-cell office:value-type="float" office:value="1664" table:style-name="ce16">
            <text:p>1,664</text:p>
          </table:table-cell>
          <table:table-cell office:value-type="float" office:value="1914" table:style-name="ce16">
            <text:p>1,914</text:p>
          </table:table-cell>
          <table:table-cell office:value-type="float" office:value="1884" table:style-name="ce16">
            <text:p>1,884</text:p>
          </table:table-cell>
          <table:table-cell office:value-type="float" office:value="2002" table:style-name="ce17">
            <text:p>2,002</text:p>
          </table:table-cell>
          <table:table-cell office:value-type="float" office:value="10184" table:style-name="ce16">
            <text:p>10,184</text:p>
          </table:table-cell>
          <table:table-cell office:value-type="float" office:value="2020" table:style-name="ce16">
            <text:p>2,020</text:p>
          </table:table-cell>
          <table:table-cell office:value-type="float" office:value="2075" table:style-name="ce16">
            <text:p>2,075</text:p>
          </table:table-cell>
          <table:table-cell office:value-type="float" office:value="2079" table:style-name="ce16">
            <text:p>2,079</text:p>
          </table:table-cell>
          <table:table-cell office:value-type="float" office:value="2038" table:style-name="ce16">
            <text:p>2,038</text:p>
          </table:table-cell>
          <table:table-cell office:value-type="float" office:value="1972" table:style-name="ce17">
            <text:p>1,972</text:p>
          </table:table-cell>
          <table:table-cell office:value-type="float" office:value="9396" table:style-name="ce16">
            <text:p>9,396</text:p>
          </table:table-cell>
          <table:table-cell office:value-type="float" office:value="2149" table:style-name="ce16">
            <text:p>2,149</text:p>
          </table:table-cell>
          <table:table-cell office:value-type="float" office:value="1879" table:style-name="ce16">
            <text:p>1,879</text:p>
          </table:table-cell>
          <table:table-cell office:value-type="float" office:value="1832" table:style-name="ce16">
            <text:p>1,832</text:p>
          </table:table-cell>
          <table:table-cell office:value-type="float" office:value="1761" table:style-name="ce16">
            <text:p>1,761</text:p>
          </table:table-cell>
          <table:table-cell office:value-type="float" office:value="1775" table:style-name="ce17">
            <text:p>1,775</text:p>
          </table:table-cell>
          <table:table-cell office:value-type="float" office:value="9801" table:style-name="ce16">
            <text:p>9,801</text:p>
          </table:table-cell>
          <table:table-cell office:value-type="float" office:value="1878" table:style-name="ce16">
            <text:p>1,878</text:p>
          </table:table-cell>
          <table:table-cell office:value-type="float" office:value="1936" table:style-name="ce16">
            <text:p>1,936</text:p>
          </table:table-cell>
          <table:table-cell office:value-type="float" office:value="2051" table:style-name="ce16">
            <text:p>2,051</text:p>
          </table:table-cell>
          <table:table-cell office:value-type="float" office:value="1974" table:style-name="ce16">
            <text:p>1,974</text:p>
          </table:table-cell>
          <table:table-cell office:value-type="float" office:value="1962" table:style-name="ce17">
            <text:p>1,962</text:p>
          </table:table-cell>
          <table:table-cell office:value-type="float" office:value="10055" table:style-name="ce16">
            <text:p>10,055</text:p>
          </table:table-cell>
          <table:table-cell office:value-type="float" office:value="2009" table:style-name="ce16">
            <text:p>2,009</text:p>
          </table:table-cell>
          <table:table-cell office:value-type="float" office:value="2056" table:style-name="ce16">
            <text:p>2,056</text:p>
          </table:table-cell>
          <table:table-cell office:value-type="float" office:value="1946" table:style-name="ce16">
            <text:p>1,946</text:p>
          </table:table-cell>
          <table:table-cell office:value-type="float" office:value="2059" table:style-name="ce16">
            <text:p>2,059</text:p>
          </table:table-cell>
          <table:table-cell office:value-type="float" office:value="1985" table:style-name="ce17">
            <text:p>1,985</text:p>
          </table:table-cell>
          <table:table-cell office:value-type="float" office:value="9332" table:style-name="ce16">
            <text:p>9,332</text:p>
          </table:table-cell>
          <table:table-cell office:value-type="float" office:value="1989" table:style-name="ce16">
            <text:p>1,989</text:p>
          </table:table-cell>
          <table:table-cell office:value-type="float" office:value="1953" table:style-name="ce16">
            <text:p>1,953</text:p>
          </table:table-cell>
          <table:table-cell office:value-type="float" office:value="1819" table:style-name="ce16">
            <text:p>1,819</text:p>
          </table:table-cell>
          <table:table-cell office:value-type="float" office:value="1869" table:style-name="ce16">
            <text:p>1,869</text:p>
          </table:table-cell>
          <table:table-cell office:value-type="float" office:value="1702" table:style-name="ce17">
            <text:p>1,702</text:p>
          </table:table-cell>
          <table:table-cell office:value-type="float" office:value="8177" table:style-name="ce16">
            <text:p>8,177</text:p>
          </table:table-cell>
          <table:table-cell office:value-type="float" office:value="1728" table:style-name="ce16">
            <text:p>1,728</text:p>
          </table:table-cell>
          <table:table-cell office:value-type="float" office:value="1723" table:style-name="ce16">
            <text:p>1,723</text:p>
          </table:table-cell>
          <table:table-cell office:value-type="float" office:value="1707" table:style-name="ce16">
            <text:p>1,707</text:p>
          </table:table-cell>
          <table:table-cell office:value-type="float" office:value="1518" table:style-name="ce16">
            <text:p>1,518</text:p>
          </table:table-cell>
          <table:table-cell office:value-type="float" office:value="1501" table:style-name="ce17">
            <text:p>1,501</text:p>
          </table:table-cell>
          <table:table-cell office:value-type="float" office:value="6039" table:style-name="ce16">
            <text:p>6,039</text:p>
          </table:table-cell>
          <table:table-cell office:value-type="float" office:value="1522" table:style-name="ce16">
            <text:p>1,522</text:p>
          </table:table-cell>
          <table:table-cell office:value-type="float" office:value="1274" table:style-name="ce16">
            <text:p>1,274</text:p>
          </table:table-cell>
          <table:table-cell office:value-type="float" office:value="1113" table:style-name="ce16">
            <text:p>1,113</text:p>
          </table:table-cell>
          <table:table-cell office:value-type="float" office:value="1125" table:style-name="ce16">
            <text:p>1,125</text:p>
          </table:table-cell>
          <table:table-cell office:value-type="float" office:value="1005" table:style-name="ce17">
            <text:p>1,005</text:p>
          </table:table-cell>
          <table:table-cell office:value-type="float" office:value="3490" table:style-name="ce16">
            <text:p>3,490</text:p>
          </table:table-cell>
          <table:table-cell office:value-type="float" office:value="782" table:style-name="ce16">
            <text:p>782</text:p>
          </table:table-cell>
          <table:table-cell office:value-type="float" office:value="628" table:style-name="ce16">
            <text:p>628</text:p>
          </table:table-cell>
          <table:table-cell office:value-type="float" office:value="661" table:style-name="ce16">
            <text:p>661</text:p>
          </table:table-cell>
          <table:table-cell office:value-type="float" office:value="767" table:style-name="ce16">
            <text:p>767</text:p>
          </table:table-cell>
          <table:table-cell office:value-type="float" office:value="652" table:style-name="ce17">
            <text:p>652</text:p>
          </table:table-cell>
          <table:table-cell office:value-type="float" office:value="3004" table:style-name="ce16">
            <text:p>3,004</text:p>
          </table:table-cell>
          <table:table-cell office:value-type="float" office:value="680" table:style-name="ce16">
            <text:p>680</text:p>
          </table:table-cell>
          <table:table-cell office:value-type="float" office:value="640" table:style-name="ce16">
            <text:p>640</text:p>
          </table:table-cell>
          <table:table-cell office:value-type="float" office:value="607" table:style-name="ce16">
            <text:p>607</text:p>
          </table:table-cell>
          <table:table-cell office:value-type="float" office:value="549" table:style-name="ce16">
            <text:p>549</text:p>
          </table:table-cell>
          <table:table-cell office:value-type="float" office:value="528" table:style-name="ce17">
            <text:p>528</text:p>
          </table:table-cell>
          <table:table-cell office:value-type="float" office:value="1999" table:style-name="ce16">
            <text:p>1,999</text:p>
          </table:table-cell>
          <table:table-cell office:value-type="float" office:value="453" table:style-name="ce16">
            <text:p>453</text:p>
          </table:table-cell>
          <table:table-cell office:value-type="float" office:value="455" table:style-name="ce16">
            <text:p>455</text:p>
          </table:table-cell>
          <table:table-cell office:value-type="float" office:value="396" table:style-name="ce16">
            <text:p>396</text:p>
          </table:table-cell>
          <table:table-cell office:value-type="float" office:value="374" table:style-name="ce16">
            <text:p>374</text:p>
          </table:table-cell>
          <table:table-cell office:value-type="float" office:value="321" table:style-name="ce17">
            <text:p>321</text:p>
          </table:table-cell>
          <table:table-cell office:value-type="float" office:value="1257" table:style-name="ce16">
            <text:p>1,257</text:p>
          </table:table-cell>
          <table:table-cell office:value-type="float" office:value="313" table:style-name="ce16">
            <text:p>313</text:p>
          </table:table-cell>
          <table:table-cell office:value-type="float" office:value="315" table:style-name="ce16">
            <text:p>315</text:p>
          </table:table-cell>
          <table:table-cell office:value-type="float" office:value="236" table:style-name="ce16">
            <text:p>236</text:p>
          </table:table-cell>
          <table:table-cell office:value-type="float" office:value="213" table:style-name="ce16">
            <text:p>213</text:p>
          </table:table-cell>
          <table:table-cell office:value-type="float" office:value="180" table:style-name="ce17">
            <text:p>180</text:p>
          </table:table-cell>
          <table:table-cell office:value-type="float" office:value="520" table:style-name="ce16">
            <text:p>520</text:p>
          </table:table-cell>
          <table:table-cell office:value-type="float" office:value="175" table:style-name="ce16">
            <text:p>175</text:p>
          </table:table-cell>
          <table:table-cell office:value-type="float" office:value="131" table:style-name="ce16">
            <text:p>131</text:p>
          </table:table-cell>
          <table:table-cell office:value-type="float" office:value="92" table:style-name="ce16">
            <text:p>92</text:p>
          </table:table-cell>
          <table:table-cell office:value-type="float" office:value="68" table:style-name="ce16">
            <text:p>68</text:p>
          </table:table-cell>
          <table:table-cell office:value-type="float" office:value="54" table:style-name="ce17">
            <text:p>54</text:p>
          </table:table-cell>
          <table:table-cell office:value-type="float" office:value="95" table:style-name="ce16">
            <text:p>95</text:p>
          </table:table-cell>
          <table:table-cell office:value-type="float" office:value="38" table:style-name="ce16">
            <text:p>38</text:p>
          </table:table-cell>
          <table:table-cell office:value-type="float" office:value="31" table:style-name="ce16">
            <text:p>31</text:p>
          </table:table-cell>
          <table:table-cell office:value-type="float" office:value="11" table:style-name="ce16">
            <text:p>11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7">
            <text:p>8</text:p>
          </table:table-cell>
          <table:table-cell office:value-type="float" office:value="16" table:style-name="ce16">
            <text:p>16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138481" table:style-name="ce25">
            <text:p>138,481</text:p>
          </table:table-cell>
          <table:table-cell office:value-type="float" office:value="5330" table:style-name="ce24">
            <text:p>5,330</text:p>
          </table:table-cell>
          <table:table-cell office:value-type="float" office:value="912" table:style-name="ce25">
            <text:p>912</text:p>
          </table:table-cell>
          <table:table-cell office:value-type="float" office:value="1138" table:style-name="ce25">
            <text:p>1,138</text:p>
          </table:table-cell>
          <table:table-cell office:value-type="float" office:value="1103" table:style-name="ce25">
            <text:p>1,103</text:p>
          </table:table-cell>
          <table:table-cell office:value-type="float" office:value="1007" table:style-name="ce25">
            <text:p>1,007</text:p>
          </table:table-cell>
          <table:table-cell office:value-type="float" office:value="1170" table:style-name="ce25">
            <text:p>1,170</text:p>
          </table:table-cell>
          <table:table-cell office:value-type="float" office:value="5851" table:style-name="ce25">
            <text:p>5,851</text:p>
          </table:table-cell>
          <table:table-cell office:value-type="float" office:value="1203" table:style-name="ce25">
            <text:p>1,203</text:p>
          </table:table-cell>
          <table:table-cell office:value-type="float" office:value="1151" table:style-name="ce25">
            <text:p>1,151</text:p>
          </table:table-cell>
          <table:table-cell office:value-type="float" office:value="1127" table:style-name="ce25">
            <text:p>1,127</text:p>
          </table:table-cell>
          <table:table-cell office:value-type="float" office:value="1116" table:style-name="ce25">
            <text:p>1,116</text:p>
          </table:table-cell>
          <table:table-cell office:value-type="float" office:value="1254" table:style-name="ce24">
            <text:p>1,254</text:p>
          </table:table-cell>
          <table:table-cell office:value-type="float" office:value="7075" table:style-name="ce25">
            <text:p>7,075</text:p>
          </table:table-cell>
          <table:table-cell office:value-type="float" office:value="1323" table:style-name="ce25">
            <text:p>1,323</text:p>
          </table:table-cell>
          <table:table-cell office:value-type="float" office:value="1361" table:style-name="ce25">
            <text:p>1,361</text:p>
          </table:table-cell>
          <table:table-cell office:value-type="float" office:value="1399" table:style-name="ce25">
            <text:p>1,399</text:p>
          </table:table-cell>
          <table:table-cell office:value-type="float" office:value="1442" table:style-name="ce25">
            <text:p>1,442</text:p>
          </table:table-cell>
          <table:table-cell office:value-type="float" office:value="1550" table:style-name="ce24">
            <text:p>1,550</text:p>
          </table:table-cell>
          <table:table-cell office:value-type="float" office:value="8816" table:style-name="ce25">
            <text:p>8,816</text:p>
          </table:table-cell>
          <table:table-cell office:value-type="float" office:value="1575" table:style-name="ce25">
            <text:p>1,575</text:p>
          </table:table-cell>
          <table:table-cell office:value-type="float" office:value="1876" table:style-name="ce25">
            <text:p>1,876</text:p>
          </table:table-cell>
          <table:table-cell office:value-type="float" office:value="1819" table:style-name="ce25">
            <text:p>1,819</text:p>
          </table:table-cell>
          <table:table-cell office:value-type="float" office:value="1695" table:style-name="ce25">
            <text:p>1,695</text:p>
          </table:table-cell>
          <table:table-cell office:value-type="float" office:value="1851" table:style-name="ce24">
            <text:p>1,851</text:p>
          </table:table-cell>
          <table:table-cell office:value-type="float" office:value="9452" table:style-name="ce25">
            <text:p>9,452</text:p>
          </table:table-cell>
          <table:table-cell office:value-type="float" office:value="1991" table:style-name="ce25">
            <text:p>1,991</text:p>
          </table:table-cell>
          <table:table-cell office:value-type="float" office:value="1989" table:style-name="ce25">
            <text:p>1,989</text:p>
          </table:table-cell>
          <table:table-cell office:value-type="float" office:value="1847" table:style-name="ce25">
            <text:p>1,847</text:p>
          </table:table-cell>
          <table:table-cell office:value-type="float" office:value="1829" table:style-name="ce25">
            <text:p>1,829</text:p>
          </table:table-cell>
          <table:table-cell office:value-type="float" office:value="1796" table:style-name="ce24">
            <text:p>1,796</text:p>
          </table:table-cell>
          <table:table-cell office:value-type="float" office:value="8543" table:style-name="ce25">
            <text:p>8,543</text:p>
          </table:table-cell>
          <table:table-cell office:value-type="float" office:value="1722" table:style-name="ce25">
            <text:p>1,722</text:p>
          </table:table-cell>
          <table:table-cell office:value-type="float" office:value="1769" table:style-name="ce25">
            <text:p>1,769</text:p>
          </table:table-cell>
          <table:table-cell office:value-type="float" office:value="1670" table:style-name="ce25">
            <text:p>1,670</text:p>
          </table:table-cell>
          <table:table-cell office:value-type="float" office:value="1723" table:style-name="ce25">
            <text:p>1,723</text:p>
          </table:table-cell>
          <table:table-cell office:value-type="float" office:value="1659" table:style-name="ce24">
            <text:p>1,659</text:p>
          </table:table-cell>
          <table:table-cell office:value-type="float" office:value="9400" table:style-name="ce25">
            <text:p>9,400</text:p>
          </table:table-cell>
          <table:table-cell office:value-type="float" office:value="1642" table:style-name="ce25">
            <text:p>1,642</text:p>
          </table:table-cell>
          <table:table-cell office:value-type="float" office:value="1774" table:style-name="ce25">
            <text:p>1,774</text:p>
          </table:table-cell>
          <table:table-cell office:value-type="float" office:value="1906" table:style-name="ce25">
            <text:p>1,906</text:p>
          </table:table-cell>
          <table:table-cell office:value-type="float" office:value="1948" table:style-name="ce25">
            <text:p>1,948</text:p>
          </table:table-cell>
          <table:table-cell office:value-type="float" office:value="2130" table:style-name="ce24">
            <text:p>2,130</text:p>
          </table:table-cell>
          <table:table-cell office:value-type="float" office:value="11283" table:style-name="ce25">
            <text:p>11,283</text:p>
          </table:table-cell>
          <table:table-cell office:value-type="float" office:value="2225" table:style-name="ce25">
            <text:p>2,225</text:p>
          </table:table-cell>
          <table:table-cell office:value-type="float" office:value="2249" table:style-name="ce25">
            <text:p>2,249</text:p>
          </table:table-cell>
          <table:table-cell office:value-type="float" office:value="2235" table:style-name="ce25">
            <text:p>2,235</text:p>
          </table:table-cell>
          <table:table-cell office:value-type="float" office:value="2315" table:style-name="ce25">
            <text:p>2,315</text:p>
          </table:table-cell>
          <table:table-cell office:value-type="float" office:value="2259" table:style-name="ce24">
            <text:p>2,259</text:p>
          </table:table-cell>
          <table:table-cell office:value-type="float" office:value="11191" table:style-name="ce25">
            <text:p>11,191</text:p>
          </table:table-cell>
          <table:table-cell office:value-type="float" office:value="2507" table:style-name="ce25">
            <text:p>2,507</text:p>
          </table:table-cell>
          <table:table-cell office:value-type="float" office:value="2248" table:style-name="ce25">
            <text:p>2,248</text:p>
          </table:table-cell>
          <table:table-cell office:value-type="float" office:value="2225" table:style-name="ce25">
            <text:p>2,225</text:p>
          </table:table-cell>
          <table:table-cell office:value-type="float" office:value="2108" table:style-name="ce25">
            <text:p>2,108</text:p>
          </table:table-cell>
          <table:table-cell office:value-type="float" office:value="2103" table:style-name="ce24">
            <text:p>2,103</text:p>
          </table:table-cell>
          <table:table-cell office:value-type="float" office:value="11146" table:style-name="ce25">
            <text:p>11,146</text:p>
          </table:table-cell>
          <table:table-cell office:value-type="float" office:value="2227" table:style-name="ce25">
            <text:p>2,227</text:p>
          </table:table-cell>
          <table:table-cell office:value-type="float" office:value="2192" table:style-name="ce25">
            <text:p>2,192</text:p>
          </table:table-cell>
          <table:table-cell office:value-type="float" office:value="2295" table:style-name="ce25">
            <text:p>2,295</text:p>
          </table:table-cell>
          <table:table-cell office:value-type="float" office:value="2207" table:style-name="ce25">
            <text:p>2,207</text:p>
          </table:table-cell>
          <table:table-cell office:value-type="float" office:value="2225" table:style-name="ce24">
            <text:p>2,225</text:p>
          </table:table-cell>
          <table:table-cell office:value-type="float" office:value="10847" table:style-name="ce25">
            <text:p>10,847</text:p>
          </table:table-cell>
          <table:table-cell office:value-type="float" office:value="2157" table:style-name="ce25">
            <text:p>2,157</text:p>
          </table:table-cell>
          <table:table-cell office:value-type="float" office:value="2198" table:style-name="ce25">
            <text:p>2,198</text:p>
          </table:table-cell>
          <table:table-cell office:value-type="float" office:value="2157" table:style-name="ce25">
            <text:p>2,157</text:p>
          </table:table-cell>
          <table:table-cell office:value-type="float" office:value="2175" table:style-name="ce25">
            <text:p>2,175</text:p>
          </table:table-cell>
          <table:table-cell office:value-type="float" office:value="2160" table:style-name="ce24">
            <text:p>2,160</text:p>
          </table:table-cell>
          <table:table-cell office:value-type="float" office:value="10039" table:style-name="ce25">
            <text:p>10,039</text:p>
          </table:table-cell>
          <table:table-cell office:value-type="float" office:value="2156" table:style-name="ce25">
            <text:p>2,156</text:p>
          </table:table-cell>
          <table:table-cell office:value-type="float" office:value="2043" table:style-name="ce25">
            <text:p>2,043</text:p>
          </table:table-cell>
          <table:table-cell office:value-type="float" office:value="1988" table:style-name="ce25">
            <text:p>1,988</text:p>
          </table:table-cell>
          <table:table-cell office:value-type="float" office:value="1988" table:style-name="ce25">
            <text:p>1,988</text:p>
          </table:table-cell>
          <table:table-cell office:value-type="float" office:value="1864" table:style-name="ce24">
            <text:p>1,864</text:p>
          </table:table-cell>
          <table:table-cell office:value-type="float" office:value="8800" table:style-name="ce25">
            <text:p>8,800</text:p>
          </table:table-cell>
          <table:table-cell office:value-type="float" office:value="1850" table:style-name="ce25">
            <text:p>1,850</text:p>
          </table:table-cell>
          <table:table-cell office:value-type="float" office:value="1857" table:style-name="ce25">
            <text:p>1,857</text:p>
          </table:table-cell>
          <table:table-cell office:value-type="float" office:value="1772" table:style-name="ce25">
            <text:p>1,772</text:p>
          </table:table-cell>
          <table:table-cell office:value-type="float" office:value="1738" table:style-name="ce25">
            <text:p>1,738</text:p>
          </table:table-cell>
          <table:table-cell office:value-type="float" office:value="1583" table:style-name="ce24">
            <text:p>1,583</text:p>
          </table:table-cell>
          <table:table-cell office:value-type="float" office:value="7126" table:style-name="ce25">
            <text:p>7,126</text:p>
          </table:table-cell>
          <table:table-cell office:value-type="float" office:value="1731" table:style-name="ce25">
            <text:p>1,731</text:p>
          </table:table-cell>
          <table:table-cell office:value-type="float" office:value="1586" table:style-name="ce25">
            <text:p>1,586</text:p>
          </table:table-cell>
          <table:table-cell office:value-type="float" office:value="1310" table:style-name="ce25">
            <text:p>1,310</text:p>
          </table:table-cell>
          <table:table-cell office:value-type="float" office:value="1335" table:style-name="ce25">
            <text:p>1,335</text:p>
          </table:table-cell>
          <table:table-cell office:value-type="float" office:value="1164" table:style-name="ce24">
            <text:p>1,164</text:p>
          </table:table-cell>
          <table:table-cell office:value-type="float" office:value="4311" table:style-name="ce25">
            <text:p>4,311</text:p>
          </table:table-cell>
          <table:table-cell office:value-type="float" office:value="954" table:style-name="ce25">
            <text:p>954</text:p>
          </table:table-cell>
          <table:table-cell office:value-type="float" office:value="707" table:style-name="ce25">
            <text:p>707</text:p>
          </table:table-cell>
          <table:table-cell office:value-type="float" office:value="903" table:style-name="ce25">
            <text:p>903</text:p>
          </table:table-cell>
          <table:table-cell office:value-type="float" office:value="889" table:style-name="ce25">
            <text:p>889</text:p>
          </table:table-cell>
          <table:table-cell office:value-type="float" office:value="858" table:style-name="ce24">
            <text:p>858</text:p>
          </table:table-cell>
          <table:table-cell office:value-type="float" office:value="4033" table:style-name="ce25">
            <text:p>4,033</text:p>
          </table:table-cell>
          <table:table-cell office:value-type="float" office:value="876" table:style-name="ce25">
            <text:p>876</text:p>
          </table:table-cell>
          <table:table-cell office:value-type="float" office:value="868" table:style-name="ce25">
            <text:p>868</text:p>
          </table:table-cell>
          <table:table-cell office:value-type="float" office:value="826" table:style-name="ce25">
            <text:p>826</text:p>
          </table:table-cell>
          <table:table-cell office:value-type="float" office:value="725" table:style-name="ce25">
            <text:p>725</text:p>
          </table:table-cell>
          <table:table-cell office:value-type="float" office:value="738" table:style-name="ce24">
            <text:p>738</text:p>
          </table:table-cell>
          <table:table-cell office:value-type="float" office:value="2929" table:style-name="ce25">
            <text:p>2,929</text:p>
          </table:table-cell>
          <table:table-cell office:value-type="float" office:value="712" table:style-name="ce25">
            <text:p>712</text:p>
          </table:table-cell>
          <table:table-cell office:value-type="float" office:value="613" table:style-name="ce25">
            <text:p>613</text:p>
          </table:table-cell>
          <table:table-cell office:value-type="float" office:value="620" table:style-name="ce25">
            <text:p>620</text:p>
          </table:table-cell>
          <table:table-cell office:value-type="float" office:value="514" table:style-name="ce25">
            <text:p>514</text:p>
          </table:table-cell>
          <table:table-cell office:value-type="float" office:value="470" table:style-name="ce24">
            <text:p>470</text:p>
          </table:table-cell>
          <table:table-cell office:value-type="float" office:value="1621" table:style-name="ce25">
            <text:p>1,621</text:p>
          </table:table-cell>
          <table:table-cell office:value-type="float" office:value="408" table:style-name="ce25">
            <text:p>408</text:p>
          </table:table-cell>
          <table:table-cell office:value-type="float" office:value="372" table:style-name="ce25">
            <text:p>372</text:p>
          </table:table-cell>
          <table:table-cell office:value-type="float" office:value="334" table:style-name="ce25">
            <text:p>334</text:p>
          </table:table-cell>
          <table:table-cell office:value-type="float" office:value="280" table:style-name="ce25">
            <text:p>280</text:p>
          </table:table-cell>
          <table:table-cell office:value-type="float" office:value="227" table:style-name="ce24">
            <text:p>227</text:p>
          </table:table-cell>
          <table:table-cell office:value-type="float" office:value="554" table:style-name="ce25">
            <text:p>554</text:p>
          </table:table-cell>
          <table:table-cell office:value-type="float" office:value="189" table:style-name="ce25">
            <text:p>189</text:p>
          </table:table-cell>
          <table:table-cell office:value-type="float" office:value="130" table:style-name="ce25">
            <text:p>130</text:p>
          </table:table-cell>
          <table:table-cell office:value-type="float" office:value="112" table:style-name="ce25">
            <text:p>112</text:p>
          </table:table-cell>
          <table:table-cell office:value-type="float" office:value="72" table:style-name="ce25">
            <text:p>72</text:p>
          </table:table-cell>
          <table:table-cell office:value-type="float" office:value="51" table:style-name="ce24">
            <text:p>51</text:p>
          </table:table-cell>
          <table:table-cell office:value-type="float" office:value="113" table:style-name="ce25">
            <text:p>113</text:p>
          </table:table-cell>
          <table:table-cell office:value-type="float" office:value="43" table:style-name="ce25">
            <text:p>43</text:p>
          </table:table-cell>
          <table:table-cell office:value-type="float" office:value="32" table:style-name="ce25">
            <text:p>32</text:p>
          </table:table-cell>
          <table:table-cell office:value-type="float" office:value="14" table:style-name="ce25">
            <text:p>14</text:p>
          </table:table-cell>
          <table:table-cell office:value-type="float" office:value="18" table:style-name="ce25">
            <text:p>18</text:p>
          </table:table-cell>
          <table:table-cell office:value-type="float" office:value="6" table:style-name="ce24">
            <text:p>6</text:p>
          </table:table-cell>
          <table:table-cell office:value-type="float" office:value="21" table:style-name="ce25">
            <text:p>21</text:p>
          </table:table-cell>
          <table:table-cell table:number-columns-repeated="16260"/>
        </table:table-row>
        <table:table-row table:style-name="ro3">
          <table:table-cell table:style-name="ce37"/>
          <table:table-cell office:value-type="string" table:style-name="ce35">
            <text:p>計</text:p>
          </table:table-cell>
          <table:table-cell office:value-type="float" office:value="148279" table:style-name="ce33">
            <text:p>148,279</text:p>
          </table:table-cell>
          <table:table-cell office:value-type="float" office:value="6528" table:style-name="ce33">
            <text:p>6,528</text:p>
          </table:table-cell>
          <table:table-cell office:value-type="float" office:value="1354" table:style-name="ce33">
            <text:p>1,354</text:p>
          </table:table-cell>
          <table:table-cell office:value-type="float" office:value="1391" table:style-name="ce33">
            <text:p>1,391</text:p>
          </table:table-cell>
          <table:table-cell office:value-type="float" office:value="1424" table:style-name="ce33">
            <text:p>1,424</text:p>
          </table:table-cell>
          <table:table-cell office:value-type="float" office:value="1222" table:style-name="ce33">
            <text:p>1,222</text:p>
          </table:table-cell>
          <table:table-cell office:value-type="float" office:value="1137" table:style-name="ce33">
            <text:p>1,137</text:p>
          </table:table-cell>
          <table:table-cell office:value-type="float" office:value="4208" table:style-name="ce33">
            <text:p>4,208</text:p>
          </table:table-cell>
          <table:table-cell office:value-type="float" office:value="1008" table:style-name="ce33">
            <text:p>1,008</text:p>
          </table:table-cell>
          <table:table-cell office:value-type="float" office:value="738" table:style-name="ce33">
            <text:p>738</text:p>
          </table:table-cell>
          <table:table-cell office:value-type="float" office:value="787" table:style-name="ce33">
            <text:p>787</text:p>
          </table:table-cell>
          <table:table-cell office:value-type="float" office:value="823" table:style-name="ce33">
            <text:p>823</text:p>
          </table:table-cell>
          <table:table-cell office:value-type="float" office:value="852" table:style-name="ce34">
            <text:p>852</text:p>
          </table:table-cell>
          <table:table-cell office:value-type="float" office:value="4289" table:style-name="ce33">
            <text:p>4,289</text:p>
          </table:table-cell>
          <table:table-cell office:value-type="float" office:value="852" table:style-name="ce33">
            <text:p>852</text:p>
          </table:table-cell>
          <table:table-cell office:value-type="float" office:value="827" table:style-name="ce33">
            <text:p>827</text:p>
          </table:table-cell>
          <table:table-cell office:value-type="float" office:value="795" table:style-name="ce33">
            <text:p>795</text:p>
          </table:table-cell>
          <table:table-cell office:value-type="float" office:value="831" table:style-name="ce33">
            <text:p>831</text:p>
          </table:table-cell>
          <table:table-cell office:value-type="float" office:value="984" table:style-name="ce34">
            <text:p>984</text:p>
          </table:table-cell>
          <table:table-cell office:value-type="float" office:value="7399" table:style-name="ce33">
            <text:p>7,399</text:p>
          </table:table-cell>
          <table:table-cell office:value-type="float" office:value="998" table:style-name="ce33">
            <text:p>998</text:p>
          </table:table-cell>
          <table:table-cell office:value-type="float" office:value="1289" table:style-name="ce33">
            <text:p>1,289</text:p>
          </table:table-cell>
          <table:table-cell office:value-type="float" office:value="1355" table:style-name="ce33">
            <text:p>1,355</text:p>
          </table:table-cell>
          <table:table-cell office:value-type="float" office:value="1500" table:style-name="ce33">
            <text:p>1,500</text:p>
          </table:table-cell>
          <table:table-cell office:value-type="float" office:value="2257" table:style-name="ce34">
            <text:p>2,257</text:p>
          </table:table-cell>
          <table:table-cell office:value-type="float" office:value="12847" table:style-name="ce33">
            <text:p>12,847</text:p>
          </table:table-cell>
          <table:table-cell office:value-type="float" office:value="2529" table:style-name="ce33">
            <text:p>2,529</text:p>
          </table:table-cell>
          <table:table-cell office:value-type="float" office:value="2716" table:style-name="ce33">
            <text:p>2,716</text:p>
          </table:table-cell>
          <table:table-cell office:value-type="float" office:value="2532" table:style-name="ce33">
            <text:p>2,532</text:p>
          </table:table-cell>
          <table:table-cell office:value-type="float" office:value="2571" table:style-name="ce33">
            <text:p>2,571</text:p>
          </table:table-cell>
          <table:table-cell office:value-type="float" office:value="2499" table:style-name="ce34">
            <text:p>2,499</text:p>
          </table:table-cell>
          <table:table-cell office:value-type="float" office:value="11867" table:style-name="ce33">
            <text:p>11,867</text:p>
          </table:table-cell>
          <table:table-cell office:value-type="float" office:value="2356" table:style-name="ce33">
            <text:p>2,356</text:p>
          </table:table-cell>
          <table:table-cell office:value-type="float" office:value="2483" table:style-name="ce33">
            <text:p>2,483</text:p>
          </table:table-cell>
          <table:table-cell office:value-type="float" office:value="2325" table:style-name="ce33">
            <text:p>2,325</text:p>
          </table:table-cell>
          <table:table-cell office:value-type="float" office:value="2391" table:style-name="ce33">
            <text:p>2,391</text:p>
          </table:table-cell>
          <table:table-cell office:value-type="float" office:value="2312" table:style-name="ce34">
            <text:p>2,312</text:p>
          </table:table-cell>
          <table:table-cell office:value-type="float" office:value="11343" table:style-name="ce33">
            <text:p>11,343</text:p>
          </table:table-cell>
          <table:table-cell office:value-type="float" office:value="2077" table:style-name="ce33">
            <text:p>2,077</text:p>
          </table:table-cell>
          <table:table-cell office:value-type="float" office:value="2202" table:style-name="ce33">
            <text:p>2,202</text:p>
          </table:table-cell>
          <table:table-cell office:value-type="float" office:value="2376" table:style-name="ce33">
            <text:p>2,376</text:p>
          </table:table-cell>
          <table:table-cell office:value-type="float" office:value="2304" table:style-name="ce33">
            <text:p>2,304</text:p>
          </table:table-cell>
          <table:table-cell office:value-type="float" office:value="2384" table:style-name="ce34">
            <text:p>2,384</text:p>
          </table:table-cell>
          <table:table-cell office:value-type="float" office:value="11195" table:style-name="ce33">
            <text:p>11,195</text:p>
          </table:table-cell>
          <table:table-cell office:value-type="float" office:value="2324" table:style-name="ce33">
            <text:p>2,324</text:p>
          </table:table-cell>
          <table:table-cell office:value-type="float" office:value="2262" table:style-name="ce33">
            <text:p>2,262</text:p>
          </table:table-cell>
          <table:table-cell office:value-type="float" office:value="2194" table:style-name="ce33">
            <text:p>2,194</text:p>
          </table:table-cell>
          <table:table-cell office:value-type="float" office:value="2274" table:style-name="ce33">
            <text:p>2,274</text:p>
          </table:table-cell>
          <table:table-cell office:value-type="float" office:value="2141" table:style-name="ce34">
            <text:p>2,141</text:p>
          </table:table-cell>
          <table:table-cell office:value-type="float" office:value="10694" table:style-name="ce33">
            <text:p>10,694</text:p>
          </table:table-cell>
          <table:table-cell office:value-type="float" office:value="2234" table:style-name="ce33">
            <text:p>2,234</text:p>
          </table:table-cell>
          <table:table-cell office:value-type="float" office:value="2123" table:style-name="ce33">
            <text:p>2,123</text:p>
          </table:table-cell>
          <table:table-cell office:value-type="float" office:value="2072" table:style-name="ce33">
            <text:p>2,072</text:p>
          </table:table-cell>
          <table:table-cell office:value-type="float" office:value="2073" table:style-name="ce33">
            <text:p>2,073</text:p>
          </table:table-cell>
          <table:table-cell office:value-type="float" office:value="2192" table:style-name="ce34">
            <text:p>2,192</text:p>
          </table:table-cell>
          <table:table-cell office:value-type="float" office:value="11864" table:style-name="ce33">
            <text:p>11,864</text:p>
          </table:table-cell>
          <table:table-cell office:value-type="float" office:value="2279" table:style-name="ce33">
            <text:p>2,279</text:p>
          </table:table-cell>
          <table:table-cell office:value-type="float" office:value="2398" table:style-name="ce33">
            <text:p>2,398</text:p>
          </table:table-cell>
          <table:table-cell office:value-type="float" office:value="2365" table:style-name="ce33">
            <text:p>2,365</text:p>
          </table:table-cell>
          <table:table-cell office:value-type="float" office:value="2438" table:style-name="ce33">
            <text:p>2,438</text:p>
          </table:table-cell>
          <table:table-cell office:value-type="float" office:value="2384" table:style-name="ce34">
            <text:p>2,384</text:p>
          </table:table-cell>
          <table:table-cell office:value-type="float" office:value="13750" table:style-name="ce33">
            <text:p>13,750</text:p>
          </table:table-cell>
          <table:table-cell office:value-type="float" office:value="2638" table:style-name="ce33">
            <text:p>2,638</text:p>
          </table:table-cell>
          <table:table-cell office:value-type="float" office:value="2678" table:style-name="ce33">
            <text:p>2,678</text:p>
          </table:table-cell>
          <table:table-cell office:value-type="float" office:value="2796" table:style-name="ce33">
            <text:p>2,796</text:p>
          </table:table-cell>
          <table:table-cell office:value-type="float" office:value="2861" table:style-name="ce33">
            <text:p>2,861</text:p>
          </table:table-cell>
          <table:table-cell office:value-type="float" office:value="2777" table:style-name="ce34">
            <text:p>2,777</text:p>
          </table:table-cell>
          <table:table-cell office:value-type="float" office:value="13685" table:style-name="ce33">
            <text:p>13,685</text:p>
          </table:table-cell>
          <table:table-cell office:value-type="float" office:value="2698" table:style-name="ce33">
            <text:p>2,698</text:p>
          </table:table-cell>
          <table:table-cell office:value-type="float" office:value="2625" table:style-name="ce33">
            <text:p>2,625</text:p>
          </table:table-cell>
          <table:table-cell office:value-type="float" office:value="2955" table:style-name="ce33">
            <text:p>2,955</text:p>
          </table:table-cell>
          <table:table-cell office:value-type="float" office:value="2582" table:style-name="ce33">
            <text:p>2,582</text:p>
          </table:table-cell>
          <table:table-cell office:value-type="float" office:value="2825" table:style-name="ce34">
            <text:p>2,825</text:p>
          </table:table-cell>
          <table:table-cell office:value-type="float" office:value="11055" table:style-name="ce33">
            <text:p>11,055</text:p>
          </table:table-cell>
          <table:table-cell office:value-type="float" office:value="2589" table:style-name="ce33">
            <text:p>2,589</text:p>
          </table:table-cell>
          <table:table-cell office:value-type="float" office:value="2368" table:style-name="ce33">
            <text:p>2,368</text:p>
          </table:table-cell>
          <table:table-cell office:value-type="float" office:value="2198" table:style-name="ce33">
            <text:p>2,198</text:p>
          </table:table-cell>
          <table:table-cell office:value-type="float" office:value="2079" table:style-name="ce33">
            <text:p>2,079</text:p>
          </table:table-cell>
          <table:table-cell office:value-type="float" office:value="1821" table:style-name="ce34">
            <text:p>1,821</text:p>
          </table:table-cell>
          <table:table-cell office:value-type="float" office:value="6237" table:style-name="ce33">
            <text:p>6,237</text:p>
          </table:table-cell>
          <table:table-cell office:value-type="float" office:value="1606" table:style-name="ce33">
            <text:p>1,606</text:p>
          </table:table-cell>
          <table:table-cell office:value-type="float" office:value="1426" table:style-name="ce33">
            <text:p>1,426</text:p>
          </table:table-cell>
          <table:table-cell office:value-type="float" office:value="1179" table:style-name="ce33">
            <text:p>1,179</text:p>
          </table:table-cell>
          <table:table-cell office:value-type="float" office:value="1075" table:style-name="ce33">
            <text:p>1,075</text:p>
          </table:table-cell>
          <table:table-cell office:value-type="float" office:value="951" table:style-name="ce34">
            <text:p>951</text:p>
          </table:table-cell>
          <table:table-cell office:value-type="float" office:value="3690" table:style-name="ce33">
            <text:p>3,690</text:p>
          </table:table-cell>
          <table:table-cell office:value-type="float" office:value="803" table:style-name="ce33">
            <text:p>803</text:p>
          </table:table-cell>
          <table:table-cell office:value-type="float" office:value="713" table:style-name="ce33">
            <text:p>713</text:p>
          </table:table-cell>
          <table:table-cell office:value-type="float" office:value="729" table:style-name="ce33">
            <text:p>729</text:p>
          </table:table-cell>
          <table:table-cell office:value-type="float" office:value="775" table:style-name="ce33">
            <text:p>775</text:p>
          </table:table-cell>
          <table:table-cell office:value-type="float" office:value="670" table:style-name="ce34">
            <text:p>670</text:p>
          </table:table-cell>
          <table:table-cell office:value-type="float" office:value="3164" table:style-name="ce33">
            <text:p>3,164</text:p>
          </table:table-cell>
          <table:table-cell office:value-type="float" office:value="685" table:style-name="ce33">
            <text:p>685</text:p>
          </table:table-cell>
          <table:table-cell office:value-type="float" office:value="636" table:style-name="ce33">
            <text:p>636</text:p>
          </table:table-cell>
          <table:table-cell office:value-type="float" office:value="604" table:style-name="ce33">
            <text:p>604</text:p>
          </table:table-cell>
          <table:table-cell office:value-type="float" office:value="591" table:style-name="ce33">
            <text:p>591</text:p>
          </table:table-cell>
          <table:table-cell office:value-type="float" office:value="648" table:style-name="ce34">
            <text:p>648</text:p>
          </table:table-cell>
          <table:table-cell office:value-type="float" office:value="2351" table:style-name="ce33">
            <text:p>2,351</text:p>
          </table:table-cell>
          <table:table-cell office:value-type="float" office:value="558" table:style-name="ce33">
            <text:p>558</text:p>
          </table:table-cell>
          <table:table-cell office:value-type="float" office:value="487" table:style-name="ce33">
            <text:p>487</text:p>
          </table:table-cell>
          <table:table-cell office:value-type="float" office:value="462" table:style-name="ce33">
            <text:p>462</text:p>
          </table:table-cell>
          <table:table-cell office:value-type="float" office:value="435" table:style-name="ce33">
            <text:p>435</text:p>
          </table:table-cell>
          <table:table-cell office:value-type="float" office:value="409" table:style-name="ce34">
            <text:p>409</text:p>
          </table:table-cell>
          <table:table-cell office:value-type="float" office:value="1283" table:style-name="ce33">
            <text:p>1,283</text:p>
          </table:table-cell>
          <table:table-cell office:value-type="float" office:value="346" table:style-name="ce33">
            <text:p>346</text:p>
          </table:table-cell>
          <table:table-cell office:value-type="float" office:value="283" table:style-name="ce33">
            <text:p>283</text:p>
          </table:table-cell>
          <table:table-cell office:value-type="float" office:value="242" table:style-name="ce33">
            <text:p>242</text:p>
          </table:table-cell>
          <table:table-cell office:value-type="float" office:value="242" table:style-name="ce33">
            <text:p>242</text:p>
          </table:table-cell>
          <table:table-cell office:value-type="float" office:value="170" table:style-name="ce34">
            <text:p>170</text:p>
          </table:table-cell>
          <table:table-cell office:value-type="float" office:value="588" table:style-name="ce33">
            <text:p>588</text:p>
          </table:table-cell>
          <table:table-cell office:value-type="float" office:value="158" table:style-name="ce33">
            <text:p>158</text:p>
          </table:table-cell>
          <table:table-cell office:value-type="float" office:value="141" table:style-name="ce33">
            <text:p>141</text:p>
          </table:table-cell>
          <table:table-cell office:value-type="float" office:value="109" table:style-name="ce33">
            <text:p>109</text:p>
          </table:table-cell>
          <table:table-cell office:value-type="float" office:value="102" table:style-name="ce33">
            <text:p>102</text:p>
          </table:table-cell>
          <table:table-cell office:value-type="float" office:value="78" table:style-name="ce34">
            <text:p>78</text:p>
          </table:table-cell>
          <table:table-cell office:value-type="float" office:value="193" table:style-name="ce33">
            <text:p>193</text:p>
          </table:table-cell>
          <table:table-cell office:value-type="float" office:value="61" table:style-name="ce33">
            <text:p>61</text:p>
          </table:table-cell>
          <table:table-cell office:value-type="float" office:value="51" table:style-name="ce33">
            <text:p>51</text:p>
          </table:table-cell>
          <table:table-cell office:value-type="float" office:value="33" table:style-name="ce33">
            <text:p>33</text:p>
          </table:table-cell>
          <table:table-cell office:value-type="float" office:value="29" table:style-name="ce33">
            <text:p>29</text:p>
          </table:table-cell>
          <table:table-cell office:value-type="float" office:value="19" table:style-name="ce34">
            <text:p>19</text:p>
          </table:table-cell>
          <table:table-cell office:value-type="float" office:value="49" table:style-name="ce33">
            <text:p>49</text:p>
          </table:table-cell>
          <table:table-cell table:number-columns-repeated="16260"/>
        </table:table-row>
        <table:table-row table:style-name="ro3">
          <table:table-cell office:value-type="string" table:style-name="ce36">
            <text:p>福建省</text:p>
          </table:table-cell>
          <table:table-cell office:value-type="string" table:style-name="ce35">
            <text:p>男</text:p>
          </table:table-cell>
          <table:table-cell office:value-type="float" office:value="74964" table:style-name="ce33">
            <text:p>74,964</text:p>
          </table:table-cell>
          <table:table-cell office:value-type="float" office:value="3393" table:style-name="ce33">
            <text:p>3,393</text:p>
          </table:table-cell>
          <table:table-cell office:value-type="float" office:value="707" table:style-name="ce33">
            <text:p>707</text:p>
          </table:table-cell>
          <table:table-cell office:value-type="float" office:value="733" table:style-name="ce33">
            <text:p>733</text:p>
          </table:table-cell>
          <table:table-cell office:value-type="float" office:value="728" table:style-name="ce33">
            <text:p>728</text:p>
          </table:table-cell>
          <table:table-cell office:value-type="float" office:value="625" table:style-name="ce33">
            <text:p>625</text:p>
          </table:table-cell>
          <table:table-cell office:value-type="float" office:value="600" table:style-name="ce33">
            <text:p>600</text:p>
          </table:table-cell>
          <table:table-cell office:value-type="float" office:value="2184" table:style-name="ce33">
            <text:p>2,184</text:p>
          </table:table-cell>
          <table:table-cell office:value-type="float" office:value="526" table:style-name="ce33">
            <text:p>526</text:p>
          </table:table-cell>
          <table:table-cell office:value-type="float" office:value="387" table:style-name="ce33">
            <text:p>387</text:p>
          </table:table-cell>
          <table:table-cell office:value-type="float" office:value="395" table:style-name="ce33">
            <text:p>395</text:p>
          </table:table-cell>
          <table:table-cell office:value-type="float" office:value="425" table:style-name="ce33">
            <text:p>425</text:p>
          </table:table-cell>
          <table:table-cell office:value-type="float" office:value="451" table:style-name="ce34">
            <text:p>451</text:p>
          </table:table-cell>
          <table:table-cell office:value-type="float" office:value="2265" table:style-name="ce33">
            <text:p>2,265</text:p>
          </table:table-cell>
          <table:table-cell office:value-type="float" office:value="462" table:style-name="ce33">
            <text:p>462</text:p>
          </table:table-cell>
          <table:table-cell office:value-type="float" office:value="432" table:style-name="ce33">
            <text:p>432</text:p>
          </table:table-cell>
          <table:table-cell office:value-type="float" office:value="406" table:style-name="ce33">
            <text:p>406</text:p>
          </table:table-cell>
          <table:table-cell office:value-type="float" office:value="446" table:style-name="ce33">
            <text:p>446</text:p>
          </table:table-cell>
          <table:table-cell office:value-type="float" office:value="519" table:style-name="ce34">
            <text:p>519</text:p>
          </table:table-cell>
          <table:table-cell office:value-type="float" office:value="3764" table:style-name="ce33">
            <text:p>3,764</text:p>
          </table:table-cell>
          <table:table-cell office:value-type="float" office:value="518" table:style-name="ce33">
            <text:p>518</text:p>
          </table:table-cell>
          <table:table-cell office:value-type="float" office:value="681" table:style-name="ce33">
            <text:p>681</text:p>
          </table:table-cell>
          <table:table-cell office:value-type="float" office:value="680" table:style-name="ce33">
            <text:p>680</text:p>
          </table:table-cell>
          <table:table-cell office:value-type="float" office:value="774" table:style-name="ce33">
            <text:p>774</text:p>
          </table:table-cell>
          <table:table-cell office:value-type="float" office:value="1111" table:style-name="ce34">
            <text:p>1,111</text:p>
          </table:table-cell>
          <table:table-cell office:value-type="float" office:value="6375" table:style-name="ce33">
            <text:p>6,375</text:p>
          </table:table-cell>
          <table:table-cell office:value-type="float" office:value="1231" table:style-name="ce33">
            <text:p>1,231</text:p>
          </table:table-cell>
          <table:table-cell office:value-type="float" office:value="1337" table:style-name="ce33">
            <text:p>1,337</text:p>
          </table:table-cell>
          <table:table-cell office:value-type="float" office:value="1220" table:style-name="ce33">
            <text:p>1,220</text:p>
          </table:table-cell>
          <table:table-cell office:value-type="float" office:value="1325" table:style-name="ce33">
            <text:p>1,325</text:p>
          </table:table-cell>
          <table:table-cell office:value-type="float" office:value="1262" table:style-name="ce34">
            <text:p>1,262</text:p>
          </table:table-cell>
          <table:table-cell office:value-type="float" office:value="5984" table:style-name="ce33">
            <text:p>5,984</text:p>
          </table:table-cell>
          <table:table-cell office:value-type="float" office:value="1176" table:style-name="ce33">
            <text:p>1,176</text:p>
          </table:table-cell>
          <table:table-cell office:value-type="float" office:value="1235" table:style-name="ce33">
            <text:p>1,235</text:p>
          </table:table-cell>
          <table:table-cell office:value-type="float" office:value="1205" table:style-name="ce33">
            <text:p>1,205</text:p>
          </table:table-cell>
          <table:table-cell office:value-type="float" office:value="1219" table:style-name="ce33">
            <text:p>1,219</text:p>
          </table:table-cell>
          <table:table-cell office:value-type="float" office:value="1149" table:style-name="ce34">
            <text:p>1,149</text:p>
          </table:table-cell>
          <table:table-cell office:value-type="float" office:value="5669" table:style-name="ce33">
            <text:p>5,669</text:p>
          </table:table-cell>
          <table:table-cell office:value-type="float" office:value="1088" table:style-name="ce33">
            <text:p>1,088</text:p>
          </table:table-cell>
          <table:table-cell office:value-type="float" office:value="1084" table:style-name="ce33">
            <text:p>1,084</text:p>
          </table:table-cell>
          <table:table-cell office:value-type="float" office:value="1172" table:style-name="ce33">
            <text:p>1,172</text:p>
          </table:table-cell>
          <table:table-cell office:value-type="float" office:value="1152" table:style-name="ce33">
            <text:p>1,152</text:p>
          </table:table-cell>
          <table:table-cell office:value-type="float" office:value="1173" table:style-name="ce34">
            <text:p>1,173</text:p>
          </table:table-cell>
          <table:table-cell office:value-type="float" office:value="5428" table:style-name="ce33">
            <text:p>5,428</text:p>
          </table:table-cell>
          <table:table-cell office:value-type="float" office:value="1149" table:style-name="ce33">
            <text:p>1,149</text:p>
          </table:table-cell>
          <table:table-cell office:value-type="float" office:value="1091" table:style-name="ce33">
            <text:p>1,091</text:p>
          </table:table-cell>
          <table:table-cell office:value-type="float" office:value="1106" table:style-name="ce33">
            <text:p>1,106</text:p>
          </table:table-cell>
          <table:table-cell office:value-type="float" office:value="1094" table:style-name="ce33">
            <text:p>1,094</text:p>
          </table:table-cell>
          <table:table-cell office:value-type="float" office:value="988" table:style-name="ce34">
            <text:p>988</text:p>
          </table:table-cell>
          <table:table-cell office:value-type="float" office:value="5361" table:style-name="ce33">
            <text:p>5,361</text:p>
          </table:table-cell>
          <table:table-cell office:value-type="float" office:value="1091" table:style-name="ce33">
            <text:p>1,091</text:p>
          </table:table-cell>
          <table:table-cell office:value-type="float" office:value="1057" table:style-name="ce33">
            <text:p>1,057</text:p>
          </table:table-cell>
          <table:table-cell office:value-type="float" office:value="1019" table:style-name="ce33">
            <text:p>1,019</text:p>
          </table:table-cell>
          <table:table-cell office:value-type="float" office:value="1067" table:style-name="ce33">
            <text:p>1,067</text:p>
          </table:table-cell>
          <table:table-cell office:value-type="float" office:value="1127" table:style-name="ce34">
            <text:p>1,127</text:p>
          </table:table-cell>
          <table:table-cell office:value-type="float" office:value="6167" table:style-name="ce33">
            <text:p>6,167</text:p>
          </table:table-cell>
          <table:table-cell office:value-type="float" office:value="1166" table:style-name="ce33">
            <text:p>1,166</text:p>
          </table:table-cell>
          <table:table-cell office:value-type="float" office:value="1266" table:style-name="ce33">
            <text:p>1,266</text:p>
          </table:table-cell>
          <table:table-cell office:value-type="float" office:value="1248" table:style-name="ce33">
            <text:p>1,248</text:p>
          </table:table-cell>
          <table:table-cell office:value-type="float" office:value="1267" table:style-name="ce33">
            <text:p>1,267</text:p>
          </table:table-cell>
          <table:table-cell office:value-type="float" office:value="1220" table:style-name="ce34">
            <text:p>1,220</text:p>
          </table:table-cell>
          <table:table-cell office:value-type="float" office:value="6956" table:style-name="ce33">
            <text:p>6,956</text:p>
          </table:table-cell>
          <table:table-cell office:value-type="float" office:value="1297" table:style-name="ce33">
            <text:p>1,297</text:p>
          </table:table-cell>
          <table:table-cell office:value-type="float" office:value="1364" table:style-name="ce33">
            <text:p>1,364</text:p>
          </table:table-cell>
          <table:table-cell office:value-type="float" office:value="1439" table:style-name="ce33">
            <text:p>1,439</text:p>
          </table:table-cell>
          <table:table-cell office:value-type="float" office:value="1459" table:style-name="ce33">
            <text:p>1,459</text:p>
          </table:table-cell>
          <table:table-cell office:value-type="float" office:value="1397" table:style-name="ce34">
            <text:p>1,397</text:p>
          </table:table-cell>
          <table:table-cell office:value-type="float" office:value="7202" table:style-name="ce33">
            <text:p>7,202</text:p>
          </table:table-cell>
          <table:table-cell office:value-type="float" office:value="1417" table:style-name="ce33">
            <text:p>1,417</text:p>
          </table:table-cell>
          <table:table-cell office:value-type="float" office:value="1356" table:style-name="ce33">
            <text:p>1,356</text:p>
          </table:table-cell>
          <table:table-cell office:value-type="float" office:value="1559" table:style-name="ce33">
            <text:p>1,559</text:p>
          </table:table-cell>
          <table:table-cell office:value-type="float" office:value="1373" table:style-name="ce33">
            <text:p>1,373</text:p>
          </table:table-cell>
          <table:table-cell office:value-type="float" office:value="1497" table:style-name="ce34">
            <text:p>1,497</text:p>
          </table:table-cell>
          <table:table-cell office:value-type="float" office:value="5751" table:style-name="ce33">
            <text:p>5,751</text:p>
          </table:table-cell>
          <table:table-cell office:value-type="float" office:value="1357" table:style-name="ce33">
            <text:p>1,357</text:p>
          </table:table-cell>
          <table:table-cell office:value-type="float" office:value="1211" table:style-name="ce33">
            <text:p>1,211</text:p>
          </table:table-cell>
          <table:table-cell office:value-type="float" office:value="1130" table:style-name="ce33">
            <text:p>1,130</text:p>
          </table:table-cell>
          <table:table-cell office:value-type="float" office:value="1088" table:style-name="ce33">
            <text:p>1,088</text:p>
          </table:table-cell>
          <table:table-cell office:value-type="float" office:value="965" table:style-name="ce34">
            <text:p>965</text:p>
          </table:table-cell>
          <table:table-cell office:value-type="float" office:value="3156" table:style-name="ce33">
            <text:p>3,156</text:p>
          </table:table-cell>
          <table:table-cell office:value-type="float" office:value="803" table:style-name="ce33">
            <text:p>803</text:p>
          </table:table-cell>
          <table:table-cell office:value-type="float" office:value="732" table:style-name="ce33">
            <text:p>732</text:p>
          </table:table-cell>
          <table:table-cell office:value-type="float" office:value="583" table:style-name="ce33">
            <text:p>583</text:p>
          </table:table-cell>
          <table:table-cell office:value-type="float" office:value="548" table:style-name="ce33">
            <text:p>548</text:p>
          </table:table-cell>
          <table:table-cell office:value-type="float" office:value="490" table:style-name="ce34">
            <text:p>490</text:p>
          </table:table-cell>
          <table:table-cell office:value-type="float" office:value="1916" table:style-name="ce33">
            <text:p>1,916</text:p>
          </table:table-cell>
          <table:table-cell office:value-type="float" office:value="422" table:style-name="ce33">
            <text:p>422</text:p>
          </table:table-cell>
          <table:table-cell office:value-type="float" office:value="370" table:style-name="ce33">
            <text:p>370</text:p>
          </table:table-cell>
          <table:table-cell office:value-type="float" office:value="382" table:style-name="ce33">
            <text:p>382</text:p>
          </table:table-cell>
          <table:table-cell office:value-type="float" office:value="394" table:style-name="ce33">
            <text:p>394</text:p>
          </table:table-cell>
          <table:table-cell office:value-type="float" office:value="348" table:style-name="ce34">
            <text:p>348</text:p>
          </table:table-cell>
          <table:table-cell office:value-type="float" office:value="1578" table:style-name="ce33">
            <text:p>1,578</text:p>
          </table:table-cell>
          <table:table-cell office:value-type="float" office:value="341" table:style-name="ce33">
            <text:p>341</text:p>
          </table:table-cell>
          <table:table-cell office:value-type="float" office:value="329" table:style-name="ce33">
            <text:p>329</text:p>
          </table:table-cell>
          <table:table-cell office:value-type="float" office:value="296" table:style-name="ce33">
            <text:p>296</text:p>
          </table:table-cell>
          <table:table-cell office:value-type="float" office:value="294" table:style-name="ce33">
            <text:p>294</text:p>
          </table:table-cell>
          <table:table-cell office:value-type="float" office:value="318" table:style-name="ce34">
            <text:p>318</text:p>
          </table:table-cell>
          <table:table-cell office:value-type="float" office:value="1112" table:style-name="ce33">
            <text:p>1,112</text:p>
          </table:table-cell>
          <table:table-cell office:value-type="float" office:value="285" table:style-name="ce33">
            <text:p>285</text:p>
          </table:table-cell>
          <table:table-cell office:value-type="float" office:value="218" table:style-name="ce33">
            <text:p>218</text:p>
          </table:table-cell>
          <table:table-cell office:value-type="float" office:value="231" table:style-name="ce33">
            <text:p>231</text:p>
          </table:table-cell>
          <table:table-cell office:value-type="float" office:value="200" table:style-name="ce33">
            <text:p>200</text:p>
          </table:table-cell>
          <table:table-cell office:value-type="float" office:value="178" table:style-name="ce34">
            <text:p>178</text:p>
          </table:table-cell>
          <table:table-cell office:value-type="float" office:value="464" table:style-name="ce33">
            <text:p>464</text:p>
          </table:table-cell>
          <table:table-cell office:value-type="float" office:value="142" table:style-name="ce33">
            <text:p>142</text:p>
          </table:table-cell>
          <table:table-cell office:value-type="float" office:value="115" table:style-name="ce33">
            <text:p>115</text:p>
          </table:table-cell>
          <table:table-cell office:value-type="float" office:value="89" table:style-name="ce33">
            <text:p>89</text:p>
          </table:table-cell>
          <table:table-cell office:value-type="float" office:value="61" table:style-name="ce33">
            <text:p>61</text:p>
          </table:table-cell>
          <table:table-cell office:value-type="float" office:value="57" table:style-name="ce34">
            <text:p>57</text:p>
          </table:table-cell>
          <table:table-cell office:value-type="float" office:value="164" table:style-name="ce33">
            <text:p>164</text:p>
          </table:table-cell>
          <table:table-cell office:value-type="float" office:value="45" table:style-name="ce33">
            <text:p>45</text:p>
          </table:table-cell>
          <table:table-cell office:value-type="float" office:value="39" table:style-name="ce33">
            <text:p>39</text:p>
          </table:table-cell>
          <table:table-cell office:value-type="float" office:value="34" table:style-name="ce33">
            <text:p>34</text:p>
          </table:table-cell>
          <table:table-cell office:value-type="float" office:value="22" table:style-name="ce33">
            <text:p>22</text:p>
          </table:table-cell>
          <table:table-cell office:value-type="float" office:value="24" table:style-name="ce34">
            <text:p>24</text:p>
          </table:table-cell>
          <table:table-cell office:value-type="float" office:value="64" table:style-name="ce33">
            <text:p>64</text:p>
          </table:table-cell>
          <table:table-cell office:value-type="float" office:value="19" table:style-name="ce33">
            <text:p>19</text:p>
          </table:table-cell>
          <table:table-cell office:value-type="float" office:value="18" table:style-name="ce33">
            <text:p>18</text:p>
          </table:table-cell>
          <table:table-cell office:value-type="float" office:value="10" table:style-name="ce33">
            <text:p>10</text:p>
          </table:table-cell>
          <table:table-cell office:value-type="float" office:value="11" table:style-name="ce33">
            <text:p>11</text:p>
          </table:table-cell>
          <table:table-cell office:value-type="float" office:value="6" table:style-name="ce34">
            <text:p>6</text:p>
          </table:table-cell>
          <table:table-cell office:value-type="float" office:value="11" table:style-name="ce33">
            <text:p>1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32">
            <text:p>女</text:p>
          </table:table-cell>
          <table:table-cell office:value-type="float" office:value="73315" table:style-name="ce30">
            <text:p>73,315</text:p>
          </table:table-cell>
          <table:table-cell office:value-type="float" office:value="3135" table:style-name="ce31">
            <text:p>3,135</text:p>
          </table:table-cell>
          <table:table-cell office:value-type="float" office:value="647" table:style-name="ce30">
            <text:p>647</text:p>
          </table:table-cell>
          <table:table-cell office:value-type="float" office:value="658" table:style-name="ce30">
            <text:p>658</text:p>
          </table:table-cell>
          <table:table-cell office:value-type="float" office:value="696" table:style-name="ce30">
            <text:p>696</text:p>
          </table:table-cell>
          <table:table-cell office:value-type="float" office:value="597" table:style-name="ce30">
            <text:p>597</text:p>
          </table:table-cell>
          <table:table-cell office:value-type="float" office:value="537" table:style-name="ce30">
            <text:p>537</text:p>
          </table:table-cell>
          <table:table-cell office:value-type="float" office:value="2024" table:style-name="ce30">
            <text:p>2,024</text:p>
          </table:table-cell>
          <table:table-cell office:value-type="float" office:value="482" table:style-name="ce30">
            <text:p>482</text:p>
          </table:table-cell>
          <table:table-cell office:value-type="float" office:value="351" table:style-name="ce30">
            <text:p>351</text:p>
          </table:table-cell>
          <table:table-cell office:value-type="float" office:value="392" table:style-name="ce30">
            <text:p>392</text:p>
          </table:table-cell>
          <table:table-cell office:value-type="float" office:value="398" table:style-name="ce30">
            <text:p>398</text:p>
          </table:table-cell>
          <table:table-cell office:value-type="float" office:value="401" table:style-name="ce31">
            <text:p>401</text:p>
          </table:table-cell>
          <table:table-cell office:value-type="float" office:value="2024" table:style-name="ce30">
            <text:p>2,024</text:p>
          </table:table-cell>
          <table:table-cell office:value-type="float" office:value="390" table:style-name="ce30">
            <text:p>390</text:p>
          </table:table-cell>
          <table:table-cell office:value-type="float" office:value="395" table:style-name="ce30">
            <text:p>395</text:p>
          </table:table-cell>
          <table:table-cell office:value-type="float" office:value="389" table:style-name="ce30">
            <text:p>389</text:p>
          </table:table-cell>
          <table:table-cell office:value-type="float" office:value="385" table:style-name="ce30">
            <text:p>385</text:p>
          </table:table-cell>
          <table:table-cell office:value-type="float" office:value="465" table:style-name="ce31">
            <text:p>465</text:p>
          </table:table-cell>
          <table:table-cell office:value-type="float" office:value="3635" table:style-name="ce30">
            <text:p>3,635</text:p>
          </table:table-cell>
          <table:table-cell office:value-type="float" office:value="480" table:style-name="ce30">
            <text:p>480</text:p>
          </table:table-cell>
          <table:table-cell office:value-type="float" office:value="608" table:style-name="ce30">
            <text:p>608</text:p>
          </table:table-cell>
          <table:table-cell office:value-type="float" office:value="675" table:style-name="ce30">
            <text:p>675</text:p>
          </table:table-cell>
          <table:table-cell office:value-type="float" office:value="726" table:style-name="ce30">
            <text:p>726</text:p>
          </table:table-cell>
          <table:table-cell office:value-type="float" office:value="1146" table:style-name="ce31">
            <text:p>1,146</text:p>
          </table:table-cell>
          <table:table-cell office:value-type="float" office:value="6472" table:style-name="ce30">
            <text:p>6,472</text:p>
          </table:table-cell>
          <table:table-cell office:value-type="float" office:value="1298" table:style-name="ce30">
            <text:p>1,298</text:p>
          </table:table-cell>
          <table:table-cell office:value-type="float" office:value="1379" table:style-name="ce30">
            <text:p>1,379</text:p>
          </table:table-cell>
          <table:table-cell office:value-type="float" office:value="1312" table:style-name="ce30">
            <text:p>1,312</text:p>
          </table:table-cell>
          <table:table-cell office:value-type="float" office:value="1246" table:style-name="ce30">
            <text:p>1,246</text:p>
          </table:table-cell>
          <table:table-cell office:value-type="float" office:value="1237" table:style-name="ce31">
            <text:p>1,237</text:p>
          </table:table-cell>
          <table:table-cell office:value-type="float" office:value="5883" table:style-name="ce30">
            <text:p>5,883</text:p>
          </table:table-cell>
          <table:table-cell office:value-type="float" office:value="1180" table:style-name="ce30">
            <text:p>1,180</text:p>
          </table:table-cell>
          <table:table-cell office:value-type="float" office:value="1248" table:style-name="ce30">
            <text:p>1,248</text:p>
          </table:table-cell>
          <table:table-cell office:value-type="float" office:value="1120" table:style-name="ce30">
            <text:p>1,120</text:p>
          </table:table-cell>
          <table:table-cell office:value-type="float" office:value="1172" table:style-name="ce30">
            <text:p>1,172</text:p>
          </table:table-cell>
          <table:table-cell office:value-type="float" office:value="1163" table:style-name="ce31">
            <text:p>1,163</text:p>
          </table:table-cell>
          <table:table-cell office:value-type="float" office:value="5674" table:style-name="ce30">
            <text:p>5,674</text:p>
          </table:table-cell>
          <table:table-cell office:value-type="float" office:value="989" table:style-name="ce30">
            <text:p>989</text:p>
          </table:table-cell>
          <table:table-cell office:value-type="float" office:value="1118" table:style-name="ce30">
            <text:p>1,118</text:p>
          </table:table-cell>
          <table:table-cell office:value-type="float" office:value="1204" table:style-name="ce30">
            <text:p>1,204</text:p>
          </table:table-cell>
          <table:table-cell office:value-type="float" office:value="1152" table:style-name="ce30">
            <text:p>1,152</text:p>
          </table:table-cell>
          <table:table-cell office:value-type="float" office:value="1211" table:style-name="ce31">
            <text:p>1,211</text:p>
          </table:table-cell>
          <table:table-cell office:value-type="float" office:value="5767" table:style-name="ce30">
            <text:p>5,767</text:p>
          </table:table-cell>
          <table:table-cell office:value-type="float" office:value="1175" table:style-name="ce30">
            <text:p>1,175</text:p>
          </table:table-cell>
          <table:table-cell office:value-type="float" office:value="1171" table:style-name="ce30">
            <text:p>1,171</text:p>
          </table:table-cell>
          <table:table-cell office:value-type="float" office:value="1088" table:style-name="ce30">
            <text:p>1,088</text:p>
          </table:table-cell>
          <table:table-cell office:value-type="float" office:value="1180" table:style-name="ce30">
            <text:p>1,180</text:p>
          </table:table-cell>
          <table:table-cell office:value-type="float" office:value="1153" table:style-name="ce31">
            <text:p>1,153</text:p>
          </table:table-cell>
          <table:table-cell office:value-type="float" office:value="5333" table:style-name="ce30">
            <text:p>5,333</text:p>
          </table:table-cell>
          <table:table-cell office:value-type="float" office:value="1143" table:style-name="ce30">
            <text:p>1,143</text:p>
          </table:table-cell>
          <table:table-cell office:value-type="float" office:value="1066" table:style-name="ce30">
            <text:p>1,066</text:p>
          </table:table-cell>
          <table:table-cell office:value-type="float" office:value="1053" table:style-name="ce30">
            <text:p>1,053</text:p>
          </table:table-cell>
          <table:table-cell office:value-type="float" office:value="1006" table:style-name="ce30">
            <text:p>1,006</text:p>
          </table:table-cell>
          <table:table-cell office:value-type="float" office:value="1065" table:style-name="ce31">
            <text:p>1,065</text:p>
          </table:table-cell>
          <table:table-cell office:value-type="float" office:value="5697" table:style-name="ce30">
            <text:p>5,697</text:p>
          </table:table-cell>
          <table:table-cell office:value-type="float" office:value="1113" table:style-name="ce30">
            <text:p>1,113</text:p>
          </table:table-cell>
          <table:table-cell office:value-type="float" office:value="1132" table:style-name="ce30">
            <text:p>1,132</text:p>
          </table:table-cell>
          <table:table-cell office:value-type="float" office:value="1117" table:style-name="ce30">
            <text:p>1,117</text:p>
          </table:table-cell>
          <table:table-cell office:value-type="float" office:value="1171" table:style-name="ce30">
            <text:p>1,171</text:p>
          </table:table-cell>
          <table:table-cell office:value-type="float" office:value="1164" table:style-name="ce31">
            <text:p>1,164</text:p>
          </table:table-cell>
          <table:table-cell office:value-type="float" office:value="6794" table:style-name="ce30">
            <text:p>6,794</text:p>
          </table:table-cell>
          <table:table-cell office:value-type="float" office:value="1341" table:style-name="ce30">
            <text:p>1,341</text:p>
          </table:table-cell>
          <table:table-cell office:value-type="float" office:value="1314" table:style-name="ce30">
            <text:p>1,314</text:p>
          </table:table-cell>
          <table:table-cell office:value-type="float" office:value="1357" table:style-name="ce30">
            <text:p>1,357</text:p>
          </table:table-cell>
          <table:table-cell office:value-type="float" office:value="1402" table:style-name="ce30">
            <text:p>1,402</text:p>
          </table:table-cell>
          <table:table-cell office:value-type="float" office:value="1380" table:style-name="ce31">
            <text:p>1,380</text:p>
          </table:table-cell>
          <table:table-cell office:value-type="float" office:value="6483" table:style-name="ce30">
            <text:p>6,483</text:p>
          </table:table-cell>
          <table:table-cell office:value-type="float" office:value="1281" table:style-name="ce30">
            <text:p>1,281</text:p>
          </table:table-cell>
          <table:table-cell office:value-type="float" office:value="1269" table:style-name="ce30">
            <text:p>1,269</text:p>
          </table:table-cell>
          <table:table-cell office:value-type="float" office:value="1396" table:style-name="ce30">
            <text:p>1,396</text:p>
          </table:table-cell>
          <table:table-cell office:value-type="float" office:value="1209" table:style-name="ce30">
            <text:p>1,209</text:p>
          </table:table-cell>
          <table:table-cell office:value-type="float" office:value="1328" table:style-name="ce31">
            <text:p>1,328</text:p>
          </table:table-cell>
          <table:table-cell office:value-type="float" office:value="5304" table:style-name="ce30">
            <text:p>5,304</text:p>
          </table:table-cell>
          <table:table-cell office:value-type="float" office:value="1232" table:style-name="ce30">
            <text:p>1,232</text:p>
          </table:table-cell>
          <table:table-cell office:value-type="float" office:value="1157" table:style-name="ce30">
            <text:p>1,157</text:p>
          </table:table-cell>
          <table:table-cell office:value-type="float" office:value="1068" table:style-name="ce30">
            <text:p>1,068</text:p>
          </table:table-cell>
          <table:table-cell office:value-type="float" office:value="991" table:style-name="ce30">
            <text:p>991</text:p>
          </table:table-cell>
          <table:table-cell office:value-type="float" office:value="856" table:style-name="ce31">
            <text:p>856</text:p>
          </table:table-cell>
          <table:table-cell office:value-type="float" office:value="3081" table:style-name="ce30">
            <text:p>3,081</text:p>
          </table:table-cell>
          <table:table-cell office:value-type="float" office:value="803" table:style-name="ce30">
            <text:p>803</text:p>
          </table:table-cell>
          <table:table-cell office:value-type="float" office:value="694" table:style-name="ce30">
            <text:p>694</text:p>
          </table:table-cell>
          <table:table-cell office:value-type="float" office:value="596" table:style-name="ce30">
            <text:p>596</text:p>
          </table:table-cell>
          <table:table-cell office:value-type="float" office:value="527" table:style-name="ce30">
            <text:p>527</text:p>
          </table:table-cell>
          <table:table-cell office:value-type="float" office:value="461" table:style-name="ce31">
            <text:p>461</text:p>
          </table:table-cell>
          <table:table-cell office:value-type="float" office:value="1774" table:style-name="ce30">
            <text:p>1,774</text:p>
          </table:table-cell>
          <table:table-cell office:value-type="float" office:value="381" table:style-name="ce30">
            <text:p>381</text:p>
          </table:table-cell>
          <table:table-cell office:value-type="float" office:value="343" table:style-name="ce30">
            <text:p>343</text:p>
          </table:table-cell>
          <table:table-cell office:value-type="float" office:value="347" table:style-name="ce30">
            <text:p>347</text:p>
          </table:table-cell>
          <table:table-cell office:value-type="float" office:value="381" table:style-name="ce30">
            <text:p>381</text:p>
          </table:table-cell>
          <table:table-cell office:value-type="float" office:value="322" table:style-name="ce31">
            <text:p>322</text:p>
          </table:table-cell>
          <table:table-cell office:value-type="float" office:value="1586" table:style-name="ce30">
            <text:p>1,586</text:p>
          </table:table-cell>
          <table:table-cell office:value-type="float" office:value="344" table:style-name="ce30">
            <text:p>344</text:p>
          </table:table-cell>
          <table:table-cell office:value-type="float" office:value="307" table:style-name="ce30">
            <text:p>307</text:p>
          </table:table-cell>
          <table:table-cell office:value-type="float" office:value="308" table:style-name="ce30">
            <text:p>308</text:p>
          </table:table-cell>
          <table:table-cell office:value-type="float" office:value="297" table:style-name="ce30">
            <text:p>297</text:p>
          </table:table-cell>
          <table:table-cell office:value-type="float" office:value="330" table:style-name="ce31">
            <text:p>330</text:p>
          </table:table-cell>
          <table:table-cell office:value-type="float" office:value="1239" table:style-name="ce30">
            <text:p>1,239</text:p>
          </table:table-cell>
          <table:table-cell office:value-type="float" office:value="273" table:style-name="ce30">
            <text:p>273</text:p>
          </table:table-cell>
          <table:table-cell office:value-type="float" office:value="269" table:style-name="ce30">
            <text:p>269</text:p>
          </table:table-cell>
          <table:table-cell office:value-type="float" office:value="231" table:style-name="ce30">
            <text:p>231</text:p>
          </table:table-cell>
          <table:table-cell office:value-type="float" office:value="235" table:style-name="ce30">
            <text:p>235</text:p>
          </table:table-cell>
          <table:table-cell office:value-type="float" office:value="231" table:style-name="ce31">
            <text:p>231</text:p>
          </table:table-cell>
          <table:table-cell office:value-type="float" office:value="819" table:style-name="ce30">
            <text:p>819</text:p>
          </table:table-cell>
          <table:table-cell office:value-type="float" office:value="204" table:style-name="ce30">
            <text:p>204</text:p>
          </table:table-cell>
          <table:table-cell office:value-type="float" office:value="168" table:style-name="ce30">
            <text:p>168</text:p>
          </table:table-cell>
          <table:table-cell office:value-type="float" office:value="153" table:style-name="ce30">
            <text:p>153</text:p>
          </table:table-cell>
          <table:table-cell office:value-type="float" office:value="181" table:style-name="ce30">
            <text:p>181</text:p>
          </table:table-cell>
          <table:table-cell office:value-type="float" office:value="113" table:style-name="ce31">
            <text:p>113</text:p>
          </table:table-cell>
          <table:table-cell office:value-type="float" office:value="424" table:style-name="ce30">
            <text:p>424</text:p>
          </table:table-cell>
          <table:table-cell office:value-type="float" office:value="113" table:style-name="ce30">
            <text:p>113</text:p>
          </table:table-cell>
          <table:table-cell office:value-type="float" office:value="102" table:style-name="ce30">
            <text:p>102</text:p>
          </table:table-cell>
          <table:table-cell office:value-type="float" office:value="75" table:style-name="ce30">
            <text:p>75</text:p>
          </table:table-cell>
          <table:table-cell office:value-type="float" office:value="80" table:style-name="ce30">
            <text:p>80</text:p>
          </table:table-cell>
          <table:table-cell office:value-type="float" office:value="54" table:style-name="ce31">
            <text:p>54</text:p>
          </table:table-cell>
          <table:table-cell office:value-type="float" office:value="129" table:style-name="ce30">
            <text:p>129</text:p>
          </table:table-cell>
          <table:table-cell office:value-type="float" office:value="42" table:style-name="ce30">
            <text:p>42</text:p>
          </table:table-cell>
          <table:table-cell office:value-type="float" office:value="33" table:style-name="ce30">
            <text:p>33</text:p>
          </table:table-cell>
          <table:table-cell office:value-type="float" office:value="23" table:style-name="ce30">
            <text:p>23</text:p>
          </table:table-cell>
          <table:table-cell office:value-type="float" office:value="18" table:style-name="ce30">
            <text:p>18</text:p>
          </table:table-cell>
          <table:table-cell office:value-type="float" office:value="13" table:style-name="ce31">
            <text:p>13</text:p>
          </table:table-cell>
          <table:table-cell office:value-type="float" office:value="38" table:style-name="ce30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35563" table:style-name="ce16">
            <text:p>135,563</text:p>
          </table:table-cell>
          <table:table-cell office:value-type="float" office:value="5837" table:style-name="ce16">
            <text:p>5,837</text:p>
          </table:table-cell>
          <table:table-cell office:value-type="float" office:value="1200" table:style-name="ce16">
            <text:p>1,200</text:p>
          </table:table-cell>
          <table:table-cell office:value-type="float" office:value="1246" table:style-name="ce16">
            <text:p>1,246</text:p>
          </table:table-cell>
          <table:table-cell office:value-type="float" office:value="1277" table:style-name="ce16">
            <text:p>1,277</text:p>
          </table:table-cell>
          <table:table-cell office:value-type="float" office:value="1098" table:style-name="ce16">
            <text:p>1,098</text:p>
          </table:table-cell>
          <table:table-cell office:value-type="float" office:value="1016" table:style-name="ce16">
            <text:p>1,016</text:p>
          </table:table-cell>
          <table:table-cell office:value-type="float" office:value="3766" table:style-name="ce16">
            <text:p>3,766</text:p>
          </table:table-cell>
          <table:table-cell office:value-type="float" office:value="902" table:style-name="ce16">
            <text:p>902</text:p>
          </table:table-cell>
          <table:table-cell office:value-type="float" office:value="665" table:style-name="ce16">
            <text:p>665</text:p>
          </table:table-cell>
          <table:table-cell office:value-type="float" office:value="708" table:style-name="ce16">
            <text:p>708</text:p>
          </table:table-cell>
          <table:table-cell office:value-type="float" office:value="735" table:style-name="ce16">
            <text:p>735</text:p>
          </table:table-cell>
          <table:table-cell office:value-type="float" office:value="756" table:style-name="ce17">
            <text:p>756</text:p>
          </table:table-cell>
          <table:table-cell office:value-type="float" office:value="3836" table:style-name="ce16">
            <text:p>3,836</text:p>
          </table:table-cell>
          <table:table-cell office:value-type="float" office:value="763" table:style-name="ce16">
            <text:p>763</text:p>
          </table:table-cell>
          <table:table-cell office:value-type="float" office:value="726" table:style-name="ce16">
            <text:p>726</text:p>
          </table:table-cell>
          <table:table-cell office:value-type="float" office:value="723" table:style-name="ce16">
            <text:p>723</text:p>
          </table:table-cell>
          <table:table-cell office:value-type="float" office:value="758" table:style-name="ce16">
            <text:p>758</text:p>
          </table:table-cell>
          <table:table-cell office:value-type="float" office:value="866" table:style-name="ce17">
            <text:p>866</text:p>
          </table:table-cell>
          <table:table-cell office:value-type="float" office:value="6737" table:style-name="ce16">
            <text:p>6,737</text:p>
          </table:table-cell>
          <table:table-cell office:value-type="float" office:value="897" table:style-name="ce16">
            <text:p>897</text:p>
          </table:table-cell>
          <table:table-cell office:value-type="float" office:value="1179" table:style-name="ce16">
            <text:p>1,179</text:p>
          </table:table-cell>
          <table:table-cell office:value-type="float" office:value="1201" table:style-name="ce16">
            <text:p>1,201</text:p>
          </table:table-cell>
          <table:table-cell office:value-type="float" office:value="1355" table:style-name="ce16">
            <text:p>1,355</text:p>
          </table:table-cell>
          <table:table-cell office:value-type="float" office:value="2105" table:style-name="ce17">
            <text:p>2,105</text:p>
          </table:table-cell>
          <table:table-cell office:value-type="float" office:value="11936" table:style-name="ce16">
            <text:p>11,936</text:p>
          </table:table-cell>
          <table:table-cell office:value-type="float" office:value="2358" table:style-name="ce16">
            <text:p>2,358</text:p>
          </table:table-cell>
          <table:table-cell office:value-type="float" office:value="2553" table:style-name="ce16">
            <text:p>2,553</text:p>
          </table:table-cell>
          <table:table-cell office:value-type="float" office:value="2380" table:style-name="ce16">
            <text:p>2,380</text:p>
          </table:table-cell>
          <table:table-cell office:value-type="float" office:value="2348" table:style-name="ce16">
            <text:p>2,348</text:p>
          </table:table-cell>
          <table:table-cell office:value-type="float" office:value="2297" table:style-name="ce17">
            <text:p>2,297</text:p>
          </table:table-cell>
          <table:table-cell office:value-type="float" office:value="10828" table:style-name="ce16">
            <text:p>10,828</text:p>
          </table:table-cell>
          <table:table-cell office:value-type="float" office:value="2137" table:style-name="ce16">
            <text:p>2,137</text:p>
          </table:table-cell>
          <table:table-cell office:value-type="float" office:value="2248" table:style-name="ce16">
            <text:p>2,248</text:p>
          </table:table-cell>
          <table:table-cell office:value-type="float" office:value="2141" table:style-name="ce16">
            <text:p>2,141</text:p>
          </table:table-cell>
          <table:table-cell office:value-type="float" office:value="2167" table:style-name="ce16">
            <text:p>2,167</text:p>
          </table:table-cell>
          <table:table-cell office:value-type="float" office:value="2135" table:style-name="ce17">
            <text:p>2,135</text:p>
          </table:table-cell>
          <table:table-cell office:value-type="float" office:value="10378" table:style-name="ce16">
            <text:p>10,378</text:p>
          </table:table-cell>
          <table:table-cell office:value-type="float" office:value="1900" table:style-name="ce16">
            <text:p>1,900</text:p>
          </table:table-cell>
          <table:table-cell office:value-type="float" office:value="2035" table:style-name="ce16">
            <text:p>2,035</text:p>
          </table:table-cell>
          <table:table-cell office:value-type="float" office:value="2156" table:style-name="ce16">
            <text:p>2,156</text:p>
          </table:table-cell>
          <table:table-cell office:value-type="float" office:value="2112" table:style-name="ce16">
            <text:p>2,112</text:p>
          </table:table-cell>
          <table:table-cell office:value-type="float" office:value="2175" table:style-name="ce17">
            <text:p>2,175</text:p>
          </table:table-cell>
          <table:table-cell office:value-type="float" office:value="10141" table:style-name="ce16">
            <text:p>10,141</text:p>
          </table:table-cell>
          <table:table-cell office:value-type="float" office:value="2112" table:style-name="ce16">
            <text:p>2,112</text:p>
          </table:table-cell>
          <table:table-cell office:value-type="float" office:value="2051" table:style-name="ce16">
            <text:p>2,051</text:p>
          </table:table-cell>
          <table:table-cell office:value-type="float" office:value="1968" table:style-name="ce16">
            <text:p>1,968</text:p>
          </table:table-cell>
          <table:table-cell office:value-type="float" office:value="2050" table:style-name="ce16">
            <text:p>2,050</text:p>
          </table:table-cell>
          <table:table-cell office:value-type="float" office:value="1960" table:style-name="ce17">
            <text:p>1,960</text:p>
          </table:table-cell>
          <table:table-cell office:value-type="float" office:value="9707" table:style-name="ce16">
            <text:p>9,707</text:p>
          </table:table-cell>
          <table:table-cell office:value-type="float" office:value="2032" table:style-name="ce16">
            <text:p>2,032</text:p>
          </table:table-cell>
          <table:table-cell office:value-type="float" office:value="1931" table:style-name="ce16">
            <text:p>1,931</text:p>
          </table:table-cell>
          <table:table-cell office:value-type="float" office:value="1869" table:style-name="ce16">
            <text:p>1,869</text:p>
          </table:table-cell>
          <table:table-cell office:value-type="float" office:value="1873" table:style-name="ce16">
            <text:p>1,873</text:p>
          </table:table-cell>
          <table:table-cell office:value-type="float" office:value="2002" table:style-name="ce17">
            <text:p>2,002</text:p>
          </table:table-cell>
          <table:table-cell office:value-type="float" office:value="10854" table:style-name="ce16">
            <text:p>10,854</text:p>
          </table:table-cell>
          <table:table-cell office:value-type="float" office:value="2064" table:style-name="ce16">
            <text:p>2,064</text:p>
          </table:table-cell>
          <table:table-cell office:value-type="float" office:value="2182" table:style-name="ce16">
            <text:p>2,182</text:p>
          </table:table-cell>
          <table:table-cell office:value-type="float" office:value="2164" table:style-name="ce16">
            <text:p>2,164</text:p>
          </table:table-cell>
          <table:table-cell office:value-type="float" office:value="2249" table:style-name="ce16">
            <text:p>2,249</text:p>
          </table:table-cell>
          <table:table-cell office:value-type="float" office:value="2195" table:style-name="ce17">
            <text:p>2,195</text:p>
          </table:table-cell>
          <table:table-cell office:value-type="float" office:value="12623" table:style-name="ce16">
            <text:p>12,623</text:p>
          </table:table-cell>
          <table:table-cell office:value-type="float" office:value="2415" table:style-name="ce16">
            <text:p>2,415</text:p>
          </table:table-cell>
          <table:table-cell office:value-type="float" office:value="2439" table:style-name="ce16">
            <text:p>2,439</text:p>
          </table:table-cell>
          <table:table-cell office:value-type="float" office:value="2579" table:style-name="ce16">
            <text:p>2,579</text:p>
          </table:table-cell>
          <table:table-cell office:value-type="float" office:value="2652" table:style-name="ce16">
            <text:p>2,652</text:p>
          </table:table-cell>
          <table:table-cell office:value-type="float" office:value="2538" table:style-name="ce17">
            <text:p>2,538</text:p>
          </table:table-cell>
          <table:table-cell office:value-type="float" office:value="12570" table:style-name="ce16">
            <text:p>12,570</text:p>
          </table:table-cell>
          <table:table-cell office:value-type="float" office:value="2482" table:style-name="ce16">
            <text:p>2,482</text:p>
          </table:table-cell>
          <table:table-cell office:value-type="float" office:value="2419" table:style-name="ce16">
            <text:p>2,419</text:p>
          </table:table-cell>
          <table:table-cell office:value-type="float" office:value="2698" table:style-name="ce16">
            <text:p>2,698</text:p>
          </table:table-cell>
          <table:table-cell office:value-type="float" office:value="2360" table:style-name="ce16">
            <text:p>2,360</text:p>
          </table:table-cell>
          <table:table-cell office:value-type="float" office:value="2611" table:style-name="ce17">
            <text:p>2,611</text:p>
          </table:table-cell>
          <table:table-cell office:value-type="float" office:value="10119" table:style-name="ce16">
            <text:p>10,119</text:p>
          </table:table-cell>
          <table:table-cell office:value-type="float" office:value="2376" table:style-name="ce16">
            <text:p>2,376</text:p>
          </table:table-cell>
          <table:table-cell office:value-type="float" office:value="2170" table:style-name="ce16">
            <text:p>2,170</text:p>
          </table:table-cell>
          <table:table-cell office:value-type="float" office:value="2003" table:style-name="ce16">
            <text:p>2,003</text:p>
          </table:table-cell>
          <table:table-cell office:value-type="float" office:value="1900" table:style-name="ce16">
            <text:p>1,900</text:p>
          </table:table-cell>
          <table:table-cell office:value-type="float" office:value="1670" table:style-name="ce17">
            <text:p>1,670</text:p>
          </table:table-cell>
          <table:table-cell office:value-type="float" office:value="5722" table:style-name="ce16">
            <text:p>5,722</text:p>
          </table:table-cell>
          <table:table-cell office:value-type="float" office:value="1483" table:style-name="ce16">
            <text:p>1,483</text:p>
          </table:table-cell>
          <table:table-cell office:value-type="float" office:value="1328" table:style-name="ce16">
            <text:p>1,328</text:p>
          </table:table-cell>
          <table:table-cell office:value-type="float" office:value="1072" table:style-name="ce16">
            <text:p>1,072</text:p>
          </table:table-cell>
          <table:table-cell office:value-type="float" office:value="986" table:style-name="ce16">
            <text:p>986</text:p>
          </table:table-cell>
          <table:table-cell office:value-type="float" office:value="853" table:style-name="ce17">
            <text:p>853</text:p>
          </table:table-cell>
          <table:table-cell office:value-type="float" office:value="3405" table:style-name="ce16">
            <text:p>3,405</text:p>
          </table:table-cell>
          <table:table-cell office:value-type="float" office:value="702" table:style-name="ce16">
            <text:p>702</text:p>
          </table:table-cell>
          <table:table-cell office:value-type="float" office:value="666" table:style-name="ce16">
            <text:p>666</text:p>
          </table:table-cell>
          <table:table-cell office:value-type="float" office:value="677" table:style-name="ce16">
            <text:p>677</text:p>
          </table:table-cell>
          <table:table-cell office:value-type="float" office:value="731" table:style-name="ce16">
            <text:p>731</text:p>
          </table:table-cell>
          <table:table-cell office:value-type="float" office:value="629" table:style-name="ce17">
            <text:p>629</text:p>
          </table:table-cell>
          <table:table-cell office:value-type="float" office:value="2969" table:style-name="ce16">
            <text:p>2,969</text:p>
          </table:table-cell>
          <table:table-cell office:value-type="float" office:value="639" table:style-name="ce16">
            <text:p>639</text:p>
          </table:table-cell>
          <table:table-cell office:value-type="float" office:value="608" table:style-name="ce16">
            <text:p>608</text:p>
          </table:table-cell>
          <table:table-cell office:value-type="float" office:value="569" table:style-name="ce16">
            <text:p>569</text:p>
          </table:table-cell>
          <table:table-cell office:value-type="float" office:value="546" table:style-name="ce16">
            <text:p>546</text:p>
          </table:table-cell>
          <table:table-cell office:value-type="float" office:value="607" table:style-name="ce17">
            <text:p>607</text:p>
          </table:table-cell>
          <table:table-cell office:value-type="float" office:value="2194" table:style-name="ce16">
            <text:p>2,194</text:p>
          </table:table-cell>
          <table:table-cell office:value-type="float" office:value="524" table:style-name="ce16">
            <text:p>524</text:p>
          </table:table-cell>
          <table:table-cell office:value-type="float" office:value="453" table:style-name="ce16">
            <text:p>453</text:p>
          </table:table-cell>
          <table:table-cell office:value-type="float" office:value="432" table:style-name="ce16">
            <text:p>432</text:p>
          </table:table-cell>
          <table:table-cell office:value-type="float" office:value="404" table:style-name="ce16">
            <text:p>404</text:p>
          </table:table-cell>
          <table:table-cell office:value-type="float" office:value="381" table:style-name="ce17">
            <text:p>381</text:p>
          </table:table-cell>
          <table:table-cell office:value-type="float" office:value="1188" table:style-name="ce16">
            <text:p>1,188</text:p>
          </table:table-cell>
          <table:table-cell office:value-type="float" office:value="325" table:style-name="ce16">
            <text:p>325</text:p>
          </table:table-cell>
          <table:table-cell office:value-type="float" office:value="260" table:style-name="ce16">
            <text:p>260</text:p>
          </table:table-cell>
          <table:table-cell office:value-type="float" office:value="225" table:style-name="ce16">
            <text:p>225</text:p>
          </table:table-cell>
          <table:table-cell office:value-type="float" office:value="221" table:style-name="ce16">
            <text:p>221</text:p>
          </table:table-cell>
          <table:table-cell office:value-type="float" office:value="157" table:style-name="ce17">
            <text:p>157</text:p>
          </table:table-cell>
          <table:table-cell office:value-type="float" office:value="533" table:style-name="ce16">
            <text:p>533</text:p>
          </table:table-cell>
          <table:table-cell office:value-type="float" office:value="146" table:style-name="ce16">
            <text:p>146</text:p>
          </table:table-cell>
          <table:table-cell office:value-type="float" office:value="127" table:style-name="ce16">
            <text:p>127</text:p>
          </table:table-cell>
          <table:table-cell office:value-type="float" office:value="102" table:style-name="ce16">
            <text:p>102</text:p>
          </table:table-cell>
          <table:table-cell office:value-type="float" office:value="89" table:style-name="ce16">
            <text:p>89</text:p>
          </table:table-cell>
          <table:table-cell office:value-type="float" office:value="69" table:style-name="ce17">
            <text:p>69</text:p>
          </table:table-cell>
          <table:table-cell office:value-type="float" office:value="173" table:style-name="ce16">
            <text:p>173</text:p>
          </table:table-cell>
          <table:table-cell office:value-type="float" office:value="53" table:style-name="ce16">
            <text:p>53</text:p>
          </table:table-cell>
          <table:table-cell office:value-type="float" office:value="47" table:style-name="ce16">
            <text:p>47</text:p>
          </table:table-cell>
          <table:table-cell office:value-type="float" office:value="30" table:style-name="ce16">
            <text:p>30</text:p>
          </table:table-cell>
          <table:table-cell office:value-type="float" office:value="26" table:style-name="ce16">
            <text:p>26</text:p>
          </table:table-cell>
          <table:table-cell office:value-type="float" office:value="17" table:style-name="ce17">
            <text:p>17</text:p>
          </table:table-cell>
          <table:table-cell office:value-type="float" office:value="47" table:style-name="ce16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金門縣</text:p>
          </table:table-cell>
          <table:table-cell office:value-type="string" table:style-name="ce18">
            <text:p>男</text:p>
          </table:table-cell>
          <table:table-cell office:value-type="float" office:value="67720" table:style-name="ce16">
            <text:p>67,720</text:p>
          </table:table-cell>
          <table:table-cell office:value-type="float" office:value="3047" table:style-name="ce16">
            <text:p>3,047</text:p>
          </table:table-cell>
          <table:table-cell office:value-type="float" office:value="627" table:style-name="ce28">
            <text:p>627</text:p>
          </table:table-cell>
          <table:table-cell office:value-type="float" office:value="650" table:style-name="ce28">
            <text:p>650</text:p>
          </table:table-cell>
          <table:table-cell office:value-type="float" office:value="662" table:style-name="ce28">
            <text:p>662</text:p>
          </table:table-cell>
          <table:table-cell office:value-type="float" office:value="572" table:style-name="ce28">
            <text:p>572</text:p>
          </table:table-cell>
          <table:table-cell office:value-type="float" office:value="536" table:style-name="ce28">
            <text:p>536</text:p>
          </table:table-cell>
          <table:table-cell office:value-type="float" office:value="1942" table:style-name="ce28">
            <text:p>1,942</text:p>
          </table:table-cell>
          <table:table-cell office:value-type="float" office:value="468" table:style-name="ce28">
            <text:p>468</text:p>
          </table:table-cell>
          <table:table-cell office:value-type="float" office:value="351" table:style-name="ce28">
            <text:p>351</text:p>
          </table:table-cell>
          <table:table-cell office:value-type="float" office:value="353" table:style-name="ce28">
            <text:p>353</text:p>
          </table:table-cell>
          <table:table-cell office:value-type="float" office:value="369" table:style-name="ce28">
            <text:p>369</text:p>
          </table:table-cell>
          <table:table-cell office:value-type="float" office:value="401" table:style-name="ce29">
            <text:p>401</text:p>
          </table:table-cell>
          <table:table-cell office:value-type="float" office:value="2013" table:style-name="ce28">
            <text:p>2,013</text:p>
          </table:table-cell>
          <table:table-cell office:value-type="float" office:value="417" table:style-name="ce28">
            <text:p>417</text:p>
          </table:table-cell>
          <table:table-cell office:value-type="float" office:value="374" table:style-name="ce28">
            <text:p>374</text:p>
          </table:table-cell>
          <table:table-cell office:value-type="float" office:value="368" table:style-name="ce28">
            <text:p>368</text:p>
          </table:table-cell>
          <table:table-cell office:value-type="float" office:value="401" table:style-name="ce28">
            <text:p>401</text:p>
          </table:table-cell>
          <table:table-cell office:value-type="float" office:value="453" table:style-name="ce29">
            <text:p>453</text:p>
          </table:table-cell>
          <table:table-cell office:value-type="float" office:value="3395" table:style-name="ce28">
            <text:p>3,395</text:p>
          </table:table-cell>
          <table:table-cell office:value-type="float" office:value="459" table:style-name="ce28">
            <text:p>459</text:p>
          </table:table-cell>
          <table:table-cell office:value-type="float" office:value="621" table:style-name="ce28">
            <text:p>621</text:p>
          </table:table-cell>
          <table:table-cell office:value-type="float" office:value="592" table:style-name="ce28">
            <text:p>592</text:p>
          </table:table-cell>
          <table:table-cell office:value-type="float" office:value="693" table:style-name="ce28">
            <text:p>693</text:p>
          </table:table-cell>
          <table:table-cell office:value-type="float" office:value="1030" table:style-name="ce29">
            <text:p>1,030</text:p>
          </table:table-cell>
          <table:table-cell office:value-type="float" office:value="5866" table:style-name="ce28">
            <text:p>5,866</text:p>
          </table:table-cell>
          <table:table-cell office:value-type="float" office:value="1144" table:style-name="ce28">
            <text:p>1,144</text:p>
          </table:table-cell>
          <table:table-cell office:value-type="float" office:value="1248" table:style-name="ce28">
            <text:p>1,248</text:p>
          </table:table-cell>
          <table:table-cell office:value-type="float" office:value="1143" table:style-name="ce28">
            <text:p>1,143</text:p>
          </table:table-cell>
          <table:table-cell office:value-type="float" office:value="1190" table:style-name="ce28">
            <text:p>1,190</text:p>
          </table:table-cell>
          <table:table-cell office:value-type="float" office:value="1141" table:style-name="ce29">
            <text:p>1,141</text:p>
          </table:table-cell>
          <table:table-cell office:value-type="float" office:value="5372" table:style-name="ce28">
            <text:p>5,372</text:p>
          </table:table-cell>
          <table:table-cell office:value-type="float" office:value="1046" table:style-name="ce28">
            <text:p>1,046</text:p>
          </table:table-cell>
          <table:table-cell office:value-type="float" office:value="1092" table:style-name="ce28">
            <text:p>1,092</text:p>
          </table:table-cell>
          <table:table-cell office:value-type="float" office:value="1101" table:style-name="ce28">
            <text:p>1,101</text:p>
          </table:table-cell>
          <table:table-cell office:value-type="float" office:value="1079" table:style-name="ce28">
            <text:p>1,079</text:p>
          </table:table-cell>
          <table:table-cell office:value-type="float" office:value="1054" table:style-name="ce29">
            <text:p>1,054</text:p>
          </table:table-cell>
          <table:table-cell office:value-type="float" office:value="5130" table:style-name="ce28">
            <text:p>5,130</text:p>
          </table:table-cell>
          <table:table-cell office:value-type="float" office:value="987" table:style-name="ce28">
            <text:p>987</text:p>
          </table:table-cell>
          <table:table-cell office:value-type="float" office:value="989" table:style-name="ce28">
            <text:p>989</text:p>
          </table:table-cell>
          <table:table-cell office:value-type="float" office:value="1054" table:style-name="ce28">
            <text:p>1,054</text:p>
          </table:table-cell>
          <table:table-cell office:value-type="float" office:value="1040" table:style-name="ce28">
            <text:p>1,040</text:p>
          </table:table-cell>
          <table:table-cell office:value-type="float" office:value="1060" table:style-name="ce29">
            <text:p>1,060</text:p>
          </table:table-cell>
          <table:table-cell office:value-type="float" office:value="4848" table:style-name="ce28">
            <text:p>4,848</text:p>
          </table:table-cell>
          <table:table-cell office:value-type="float" office:value="1035" table:style-name="ce28">
            <text:p>1,035</text:p>
          </table:table-cell>
          <table:table-cell office:value-type="float" office:value="984" table:style-name="ce28">
            <text:p>984</text:p>
          </table:table-cell>
          <table:table-cell office:value-type="float" office:value="971" table:style-name="ce28">
            <text:p>971</text:p>
          </table:table-cell>
          <table:table-cell office:value-type="float" office:value="971" table:style-name="ce28">
            <text:p>971</text:p>
          </table:table-cell>
          <table:table-cell office:value-type="float" office:value="887" table:style-name="ce29">
            <text:p>887</text:p>
          </table:table-cell>
          <table:table-cell office:value-type="float" office:value="4816" table:style-name="ce28">
            <text:p>4,816</text:p>
          </table:table-cell>
          <table:table-cell office:value-type="float" office:value="991" table:style-name="ce28">
            <text:p>991</text:p>
          </table:table-cell>
          <table:table-cell office:value-type="float" office:value="948" table:style-name="ce28">
            <text:p>948</text:p>
          </table:table-cell>
          <table:table-cell office:value-type="float" office:value="903" table:style-name="ce28">
            <text:p>903</text:p>
          </table:table-cell>
          <table:table-cell office:value-type="float" office:value="952" table:style-name="ce28">
            <text:p>952</text:p>
          </table:table-cell>
          <table:table-cell office:value-type="float" office:value="1022" table:style-name="ce29">
            <text:p>1,022</text:p>
          </table:table-cell>
          <table:table-cell office:value-type="float" office:value="5549" table:style-name="ce28">
            <text:p>5,549</text:p>
          </table:table-cell>
          <table:table-cell office:value-type="float" office:value="1040" table:style-name="ce28">
            <text:p>1,040</text:p>
          </table:table-cell>
          <table:table-cell office:value-type="float" office:value="1132" table:style-name="ce28">
            <text:p>1,132</text:p>
          </table:table-cell>
          <table:table-cell office:value-type="float" office:value="1129" table:style-name="ce28">
            <text:p>1,129</text:p>
          </table:table-cell>
          <table:table-cell office:value-type="float" office:value="1143" table:style-name="ce28">
            <text:p>1,143</text:p>
          </table:table-cell>
          <table:table-cell office:value-type="float" office:value="1105" table:style-name="ce29">
            <text:p>1,105</text:p>
          </table:table-cell>
          <table:table-cell office:value-type="float" office:value="6269" table:style-name="ce28">
            <text:p>6,269</text:p>
          </table:table-cell>
          <table:table-cell office:value-type="float" office:value="1167" table:style-name="ce28">
            <text:p>1,167</text:p>
          </table:table-cell>
          <table:table-cell office:value-type="float" office:value="1222" table:style-name="ce28">
            <text:p>1,222</text:p>
          </table:table-cell>
          <table:table-cell office:value-type="float" office:value="1301" table:style-name="ce28">
            <text:p>1,301</text:p>
          </table:table-cell>
          <table:table-cell office:value-type="float" office:value="1328" table:style-name="ce28">
            <text:p>1,328</text:p>
          </table:table-cell>
          <table:table-cell office:value-type="float" office:value="1251" table:style-name="ce29">
            <text:p>1,251</text:p>
          </table:table-cell>
          <table:table-cell office:value-type="float" office:value="6526" table:style-name="ce28">
            <text:p>6,526</text:p>
          </table:table-cell>
          <table:table-cell office:value-type="float" office:value="1288" table:style-name="ce28">
            <text:p>1,288</text:p>
          </table:table-cell>
          <table:table-cell office:value-type="float" office:value="1237" table:style-name="ce28">
            <text:p>1,237</text:p>
          </table:table-cell>
          <table:table-cell office:value-type="float" office:value="1402" table:style-name="ce28">
            <text:p>1,402</text:p>
          </table:table-cell>
          <table:table-cell office:value-type="float" office:value="1228" table:style-name="ce28">
            <text:p>1,228</text:p>
          </table:table-cell>
          <table:table-cell office:value-type="float" office:value="1371" table:style-name="ce29">
            <text:p>1,371</text:p>
          </table:table-cell>
          <table:table-cell office:value-type="float" office:value="5184" table:style-name="ce28">
            <text:p>5,184</text:p>
          </table:table-cell>
          <table:table-cell office:value-type="float" office:value="1223" table:style-name="ce28">
            <text:p>1,223</text:p>
          </table:table-cell>
          <table:table-cell office:value-type="float" office:value="1110" table:style-name="ce28">
            <text:p>1,110</text:p>
          </table:table-cell>
          <table:table-cell office:value-type="float" office:value="1001" table:style-name="ce28">
            <text:p>1,001</text:p>
          </table:table-cell>
          <table:table-cell office:value-type="float" office:value="974" table:style-name="ce28">
            <text:p>974</text:p>
          </table:table-cell>
          <table:table-cell office:value-type="float" office:value="876" table:style-name="ce29">
            <text:p>876</text:p>
          </table:table-cell>
          <table:table-cell office:value-type="float" office:value="2872" table:style-name="ce28">
            <text:p>2,872</text:p>
          </table:table-cell>
          <table:table-cell office:value-type="float" office:value="729" table:style-name="ce28">
            <text:p>729</text:p>
          </table:table-cell>
          <table:table-cell office:value-type="float" office:value="671" table:style-name="ce28">
            <text:p>671</text:p>
          </table:table-cell>
          <table:table-cell office:value-type="float" office:value="522" table:style-name="ce28">
            <text:p>522</text:p>
          </table:table-cell>
          <table:table-cell office:value-type="float" office:value="508" table:style-name="ce28">
            <text:p>508</text:p>
          </table:table-cell>
          <table:table-cell office:value-type="float" office:value="442" table:style-name="ce29">
            <text:p>442</text:p>
          </table:table-cell>
          <table:table-cell office:value-type="float" office:value="1743" table:style-name="ce28">
            <text:p>1,743</text:p>
          </table:table-cell>
          <table:table-cell office:value-type="float" office:value="358" table:style-name="ce28">
            <text:p>358</text:p>
          </table:table-cell>
          <table:table-cell office:value-type="float" office:value="348" table:style-name="ce28">
            <text:p>348</text:p>
          </table:table-cell>
          <table:table-cell office:value-type="float" office:value="346" table:style-name="ce28">
            <text:p>346</text:p>
          </table:table-cell>
          <table:table-cell office:value-type="float" office:value="362" table:style-name="ce28">
            <text:p>362</text:p>
          </table:table-cell>
          <table:table-cell office:value-type="float" office:value="329" table:style-name="ce29">
            <text:p>329</text:p>
          </table:table-cell>
          <table:table-cell office:value-type="float" office:value="1467" table:style-name="ce28">
            <text:p>1,467</text:p>
          </table:table-cell>
          <table:table-cell office:value-type="float" office:value="314" table:style-name="ce28">
            <text:p>314</text:p>
          </table:table-cell>
          <table:table-cell office:value-type="float" office:value="309" table:style-name="ce28">
            <text:p>309</text:p>
          </table:table-cell>
          <table:table-cell office:value-type="float" office:value="274" table:style-name="ce28">
            <text:p>274</text:p>
          </table:table-cell>
          <table:table-cell office:value-type="float" office:value="271" table:style-name="ce28">
            <text:p>271</text:p>
          </table:table-cell>
          <table:table-cell office:value-type="float" office:value="299" table:style-name="ce29">
            <text:p>299</text:p>
          </table:table-cell>
          <table:table-cell office:value-type="float" office:value="1044" table:style-name="ce28">
            <text:p>1,044</text:p>
          </table:table-cell>
          <table:table-cell office:value-type="float" office:value="267" table:style-name="ce28">
            <text:p>267</text:p>
          </table:table-cell>
          <table:table-cell office:value-type="float" office:value="202" table:style-name="ce28">
            <text:p>202</text:p>
          </table:table-cell>
          <table:table-cell office:value-type="float" office:value="217" table:style-name="ce28">
            <text:p>217</text:p>
          </table:table-cell>
          <table:table-cell office:value-type="float" office:value="191" table:style-name="ce28">
            <text:p>191</text:p>
          </table:table-cell>
          <table:table-cell office:value-type="float" office:value="167" table:style-name="ce29">
            <text:p>167</text:p>
          </table:table-cell>
          <table:table-cell office:value-type="float" office:value="428" table:style-name="ce28">
            <text:p>428</text:p>
          </table:table-cell>
          <table:table-cell office:value-type="float" office:value="135" table:style-name="ce28">
            <text:p>135</text:p>
          </table:table-cell>
          <table:table-cell office:value-type="float" office:value="106" table:style-name="ce28">
            <text:p>106</text:p>
          </table:table-cell>
          <table:table-cell office:value-type="float" office:value="84" table:style-name="ce28">
            <text:p>84</text:p>
          </table:table-cell>
          <table:table-cell office:value-type="float" office:value="54" table:style-name="ce28">
            <text:p>54</text:p>
          </table:table-cell>
          <table:table-cell office:value-type="float" office:value="49" table:style-name="ce29">
            <text:p>49</text:p>
          </table:table-cell>
          <table:table-cell office:value-type="float" office:value="144" table:style-name="ce28">
            <text:p>144</text:p>
          </table:table-cell>
          <table:table-cell office:value-type="float" office:value="42" table:style-name="ce28">
            <text:p>42</text:p>
          </table:table-cell>
          <table:table-cell office:value-type="float" office:value="34" table:style-name="ce28">
            <text:p>34</text:p>
          </table:table-cell>
          <table:table-cell office:value-type="float" office:value="31" table:style-name="ce28">
            <text:p>31</text:p>
          </table:table-cell>
          <table:table-cell office:value-type="float" office:value="18" table:style-name="ce28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56" table:style-name="ce28">
            <text:p>56</text:p>
          </table:table-cell>
          <table:table-cell office:value-type="float" office:value="16" table:style-name="ce28">
            <text:p>16</text:p>
          </table:table-cell>
          <table:table-cell office:value-type="float" office:value="15" table:style-name="ce28">
            <text:p>15</text:p>
          </table:table-cell>
          <table:table-cell office:value-type="float" office:value="9" table:style-name="ce28">
            <text:p>9</text:p>
          </table:table-cell>
          <table:table-cell office:value-type="float" office:value="10" table:style-name="ce28">
            <text:p>10</text:p>
          </table:table-cell>
          <table:table-cell office:value-type="float" office:value="6" table:style-name="ce29">
            <text:p>6</text:p>
          </table:table-cell>
          <table:table-cell office:value-type="float" office:value="9" table:style-name="ce28">
            <text:p>9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6">
            <text:p>女</text:p>
          </table:table-cell>
          <table:table-cell office:value-type="float" office:value="67843" table:style-name="ce25">
            <text:p>67,843</text:p>
          </table:table-cell>
          <table:table-cell office:value-type="float" office:value="2790" table:style-name="ce24">
            <text:p>2,790</text:p>
          </table:table-cell>
          <table:table-cell office:value-type="float" office:value="573" table:style-name="ce22">
            <text:p>573</text:p>
          </table:table-cell>
          <table:table-cell office:value-type="float" office:value="596" table:style-name="ce22">
            <text:p>596</text:p>
          </table:table-cell>
          <table:table-cell office:value-type="float" office:value="615" table:style-name="ce22">
            <text:p>615</text:p>
          </table:table-cell>
          <table:table-cell office:value-type="float" office:value="526" table:style-name="ce22">
            <text:p>526</text:p>
          </table:table-cell>
          <table:table-cell office:value-type="float" office:value="480" table:style-name="ce22">
            <text:p>480</text:p>
          </table:table-cell>
          <table:table-cell office:value-type="float" office:value="1824" table:style-name="ce22">
            <text:p>1,824</text:p>
          </table:table-cell>
          <table:table-cell office:value-type="float" office:value="434" table:style-name="ce22">
            <text:p>434</text:p>
          </table:table-cell>
          <table:table-cell office:value-type="float" office:value="314" table:style-name="ce22">
            <text:p>314</text:p>
          </table:table-cell>
          <table:table-cell office:value-type="float" office:value="355" table:style-name="ce22">
            <text:p>355</text:p>
          </table:table-cell>
          <table:table-cell office:value-type="float" office:value="366" table:style-name="ce22">
            <text:p>366</text:p>
          </table:table-cell>
          <table:table-cell office:value-type="float" office:value="355" table:style-name="ce23">
            <text:p>355</text:p>
          </table:table-cell>
          <table:table-cell office:value-type="float" office:value="1823" table:style-name="ce22">
            <text:p>1,823</text:p>
          </table:table-cell>
          <table:table-cell office:value-type="float" office:value="346" table:style-name="ce22">
            <text:p>346</text:p>
          </table:table-cell>
          <table:table-cell office:value-type="float" office:value="352" table:style-name="ce22">
            <text:p>352</text:p>
          </table:table-cell>
          <table:table-cell office:value-type="float" office:value="355" table:style-name="ce22">
            <text:p>355</text:p>
          </table:table-cell>
          <table:table-cell office:value-type="float" office:value="357" table:style-name="ce22">
            <text:p>357</text:p>
          </table:table-cell>
          <table:table-cell office:value-type="float" office:value="413" table:style-name="ce23">
            <text:p>413</text:p>
          </table:table-cell>
          <table:table-cell office:value-type="float" office:value="3342" table:style-name="ce22">
            <text:p>3,342</text:p>
          </table:table-cell>
          <table:table-cell office:value-type="float" office:value="438" table:style-name="ce22">
            <text:p>438</text:p>
          </table:table-cell>
          <table:table-cell office:value-type="float" office:value="558" table:style-name="ce22">
            <text:p>558</text:p>
          </table:table-cell>
          <table:table-cell office:value-type="float" office:value="609" table:style-name="ce22">
            <text:p>609</text:p>
          </table:table-cell>
          <table:table-cell office:value-type="float" office:value="662" table:style-name="ce22">
            <text:p>662</text:p>
          </table:table-cell>
          <table:table-cell office:value-type="float" office:value="1075" table:style-name="ce23">
            <text:p>1,075</text:p>
          </table:table-cell>
          <table:table-cell office:value-type="float" office:value="6070" table:style-name="ce22">
            <text:p>6,070</text:p>
          </table:table-cell>
          <table:table-cell office:value-type="float" office:value="1214" table:style-name="ce22">
            <text:p>1,214</text:p>
          </table:table-cell>
          <table:table-cell office:value-type="float" office:value="1305" table:style-name="ce22">
            <text:p>1,305</text:p>
          </table:table-cell>
          <table:table-cell office:value-type="float" office:value="1237" table:style-name="ce22">
            <text:p>1,237</text:p>
          </table:table-cell>
          <table:table-cell office:value-type="float" office:value="1158" table:style-name="ce22">
            <text:p>1,158</text:p>
          </table:table-cell>
          <table:table-cell office:value-type="float" office:value="1156" table:style-name="ce23">
            <text:p>1,156</text:p>
          </table:table-cell>
          <table:table-cell office:value-type="float" office:value="5456" table:style-name="ce22">
            <text:p>5,456</text:p>
          </table:table-cell>
          <table:table-cell office:value-type="float" office:value="1091" table:style-name="ce22">
            <text:p>1,091</text:p>
          </table:table-cell>
          <table:table-cell office:value-type="float" office:value="1156" table:style-name="ce22">
            <text:p>1,156</text:p>
          </table:table-cell>
          <table:table-cell office:value-type="float" office:value="1040" table:style-name="ce22">
            <text:p>1,040</text:p>
          </table:table-cell>
          <table:table-cell office:value-type="float" office:value="1088" table:style-name="ce22">
            <text:p>1,088</text:p>
          </table:table-cell>
          <table:table-cell office:value-type="float" office:value="1081" table:style-name="ce23">
            <text:p>1,081</text:p>
          </table:table-cell>
          <table:table-cell office:value-type="float" office:value="5248" table:style-name="ce22">
            <text:p>5,248</text:p>
          </table:table-cell>
          <table:table-cell office:value-type="float" office:value="913" table:style-name="ce22">
            <text:p>913</text:p>
          </table:table-cell>
          <table:table-cell office:value-type="float" office:value="1046" table:style-name="ce22">
            <text:p>1,046</text:p>
          </table:table-cell>
          <table:table-cell office:value-type="float" office:value="1102" table:style-name="ce22">
            <text:p>1,102</text:p>
          </table:table-cell>
          <table:table-cell office:value-type="float" office:value="1072" table:style-name="ce22">
            <text:p>1,072</text:p>
          </table:table-cell>
          <table:table-cell office:value-type="float" office:value="1115" table:style-name="ce23">
            <text:p>1,115</text:p>
          </table:table-cell>
          <table:table-cell office:value-type="float" office:value="5293" table:style-name="ce22">
            <text:p>5,293</text:p>
          </table:table-cell>
          <table:table-cell office:value-type="float" office:value="1077" table:style-name="ce22">
            <text:p>1,077</text:p>
          </table:table-cell>
          <table:table-cell office:value-type="float" office:value="1067" table:style-name="ce22">
            <text:p>1,067</text:p>
          </table:table-cell>
          <table:table-cell office:value-type="float" office:value="997" table:style-name="ce22">
            <text:p>997</text:p>
          </table:table-cell>
          <table:table-cell office:value-type="float" office:value="1079" table:style-name="ce22">
            <text:p>1,079</text:p>
          </table:table-cell>
          <table:table-cell office:value-type="float" office:value="1073" table:style-name="ce23">
            <text:p>1,073</text:p>
          </table:table-cell>
          <table:table-cell office:value-type="float" office:value="4891" table:style-name="ce22">
            <text:p>4,891</text:p>
          </table:table-cell>
          <table:table-cell office:value-type="float" office:value="1041" table:style-name="ce22">
            <text:p>1,041</text:p>
          </table:table-cell>
          <table:table-cell office:value-type="float" office:value="983" table:style-name="ce22">
            <text:p>983</text:p>
          </table:table-cell>
          <table:table-cell office:value-type="float" office:value="966" table:style-name="ce22">
            <text:p>966</text:p>
          </table:table-cell>
          <table:table-cell office:value-type="float" office:value="921" table:style-name="ce22">
            <text:p>921</text:p>
          </table:table-cell>
          <table:table-cell office:value-type="float" office:value="980" table:style-name="ce23">
            <text:p>980</text:p>
          </table:table-cell>
          <table:table-cell office:value-type="float" office:value="5305" table:style-name="ce22">
            <text:p>5,305</text:p>
          </table:table-cell>
          <table:table-cell office:value-type="float" office:value="1024" table:style-name="ce22">
            <text:p>1,024</text:p>
          </table:table-cell>
          <table:table-cell office:value-type="float" office:value="1050" table:style-name="ce22">
            <text:p>1,050</text:p>
          </table:table-cell>
          <table:table-cell office:value-type="float" office:value="1035" table:style-name="ce22">
            <text:p>1,035</text:p>
          </table:table-cell>
          <table:table-cell office:value-type="float" office:value="1106" table:style-name="ce22">
            <text:p>1,106</text:p>
          </table:table-cell>
          <table:table-cell office:value-type="float" office:value="1090" table:style-name="ce23">
            <text:p>1,090</text:p>
          </table:table-cell>
          <table:table-cell office:value-type="float" office:value="6354" table:style-name="ce22">
            <text:p>6,354</text:p>
          </table:table-cell>
          <table:table-cell office:value-type="float" office:value="1248" table:style-name="ce22">
            <text:p>1,248</text:p>
          </table:table-cell>
          <table:table-cell office:value-type="float" office:value="1217" table:style-name="ce22">
            <text:p>1,217</text:p>
          </table:table-cell>
          <table:table-cell office:value-type="float" office:value="1278" table:style-name="ce22">
            <text:p>1,278</text:p>
          </table:table-cell>
          <table:table-cell office:value-type="float" office:value="1324" table:style-name="ce22">
            <text:p>1,324</text:p>
          </table:table-cell>
          <table:table-cell office:value-type="float" office:value="1287" table:style-name="ce23">
            <text:p>1,287</text:p>
          </table:table-cell>
          <table:table-cell office:value-type="float" office:value="6044" table:style-name="ce22">
            <text:p>6,044</text:p>
          </table:table-cell>
          <table:table-cell office:value-type="float" office:value="1194" table:style-name="ce22">
            <text:p>1,194</text:p>
          </table:table-cell>
          <table:table-cell office:value-type="float" office:value="1182" table:style-name="ce22">
            <text:p>1,182</text:p>
          </table:table-cell>
          <table:table-cell office:value-type="float" office:value="1296" table:style-name="ce22">
            <text:p>1,296</text:p>
          </table:table-cell>
          <table:table-cell office:value-type="float" office:value="1132" table:style-name="ce22">
            <text:p>1,132</text:p>
          </table:table-cell>
          <table:table-cell office:value-type="float" office:value="1240" table:style-name="ce23">
            <text:p>1,240</text:p>
          </table:table-cell>
          <table:table-cell office:value-type="float" office:value="4935" table:style-name="ce22">
            <text:p>4,935</text:p>
          </table:table-cell>
          <table:table-cell office:value-type="float" office:value="1153" table:style-name="ce22">
            <text:p>1,153</text:p>
          </table:table-cell>
          <table:table-cell office:value-type="float" office:value="1060" table:style-name="ce22">
            <text:p>1,060</text:p>
          </table:table-cell>
          <table:table-cell office:value-type="float" office:value="1002" table:style-name="ce22">
            <text:p>1,002</text:p>
          </table:table-cell>
          <table:table-cell office:value-type="float" office:value="926" table:style-name="ce22">
            <text:p>926</text:p>
          </table:table-cell>
          <table:table-cell office:value-type="float" office:value="794" table:style-name="ce23">
            <text:p>794</text:p>
          </table:table-cell>
          <table:table-cell office:value-type="float" office:value="2850" table:style-name="ce22">
            <text:p>2,850</text:p>
          </table:table-cell>
          <table:table-cell office:value-type="float" office:value="754" table:style-name="ce22">
            <text:p>754</text:p>
          </table:table-cell>
          <table:table-cell office:value-type="float" office:value="657" table:style-name="ce22">
            <text:p>657</text:p>
          </table:table-cell>
          <table:table-cell office:value-type="float" office:value="550" table:style-name="ce22">
            <text:p>550</text:p>
          </table:table-cell>
          <table:table-cell office:value-type="float" office:value="478" table:style-name="ce22">
            <text:p>478</text:p>
          </table:table-cell>
          <table:table-cell office:value-type="float" office:value="411" table:style-name="ce23">
            <text:p>411</text:p>
          </table:table-cell>
          <table:table-cell office:value-type="float" office:value="1662" table:style-name="ce22">
            <text:p>1,662</text:p>
          </table:table-cell>
          <table:table-cell office:value-type="float" office:value="344" table:style-name="ce22">
            <text:p>344</text:p>
          </table:table-cell>
          <table:table-cell office:value-type="float" office:value="318" table:style-name="ce22">
            <text:p>318</text:p>
          </table:table-cell>
          <table:table-cell office:value-type="float" office:value="331" table:style-name="ce22">
            <text:p>331</text:p>
          </table:table-cell>
          <table:table-cell office:value-type="float" office:value="369" table:style-name="ce22">
            <text:p>369</text:p>
          </table:table-cell>
          <table:table-cell office:value-type="float" office:value="300" table:style-name="ce23">
            <text:p>300</text:p>
          </table:table-cell>
          <table:table-cell office:value-type="float" office:value="1502" table:style-name="ce22">
            <text:p>1,502</text:p>
          </table:table-cell>
          <table:table-cell office:value-type="float" office:value="325" table:style-name="ce22">
            <text:p>325</text:p>
          </table:table-cell>
          <table:table-cell office:value-type="float" office:value="299" table:style-name="ce22">
            <text:p>299</text:p>
          </table:table-cell>
          <table:table-cell office:value-type="float" office:value="295" table:style-name="ce22">
            <text:p>295</text:p>
          </table:table-cell>
          <table:table-cell office:value-type="float" office:value="275" table:style-name="ce22">
            <text:p>275</text:p>
          </table:table-cell>
          <table:table-cell office:value-type="float" office:value="308" table:style-name="ce23">
            <text:p>308</text:p>
          </table:table-cell>
          <table:table-cell office:value-type="float" office:value="1150" table:style-name="ce22">
            <text:p>1,150</text:p>
          </table:table-cell>
          <table:table-cell office:value-type="float" office:value="257" table:style-name="ce22">
            <text:p>257</text:p>
          </table:table-cell>
          <table:table-cell office:value-type="float" office:value="251" table:style-name="ce22">
            <text:p>251</text:p>
          </table:table-cell>
          <table:table-cell office:value-type="float" office:value="215" table:style-name="ce22">
            <text:p>215</text:p>
          </table:table-cell>
          <table:table-cell office:value-type="float" office:value="213" table:style-name="ce22">
            <text:p>213</text:p>
          </table:table-cell>
          <table:table-cell office:value-type="float" office:value="214" table:style-name="ce23">
            <text:p>214</text:p>
          </table:table-cell>
          <table:table-cell office:value-type="float" office:value="760" table:style-name="ce22">
            <text:p>760</text:p>
          </table:table-cell>
          <table:table-cell office:value-type="float" office:value="190" table:style-name="ce22">
            <text:p>190</text:p>
          </table:table-cell>
          <table:table-cell office:value-type="float" office:value="154" table:style-name="ce22">
            <text:p>154</text:p>
          </table:table-cell>
          <table:table-cell office:value-type="float" office:value="141" table:style-name="ce22">
            <text:p>141</text:p>
          </table:table-cell>
          <table:table-cell office:value-type="float" office:value="167" table:style-name="ce22">
            <text:p>167</text:p>
          </table:table-cell>
          <table:table-cell office:value-type="float" office:value="108" table:style-name="ce23">
            <text:p>108</text:p>
          </table:table-cell>
          <table:table-cell office:value-type="float" office:value="389" table:style-name="ce22">
            <text:p>389</text:p>
          </table:table-cell>
          <table:table-cell office:value-type="float" office:value="104" table:style-name="ce22">
            <text:p>104</text:p>
          </table:table-cell>
          <table:table-cell office:value-type="float" office:value="93" table:style-name="ce22">
            <text:p>93</text:p>
          </table:table-cell>
          <table:table-cell office:value-type="float" office:value="71" table:style-name="ce22">
            <text:p>71</text:p>
          </table:table-cell>
          <table:table-cell office:value-type="float" office:value="71" table:style-name="ce22">
            <text:p>71</text:p>
          </table:table-cell>
          <table:table-cell office:value-type="float" office:value="50" table:style-name="ce23">
            <text:p>50</text:p>
          </table:table-cell>
          <table:table-cell office:value-type="float" office:value="117" table:style-name="ce22">
            <text:p>117</text:p>
          </table:table-cell>
          <table:table-cell office:value-type="float" office:value="37" table:style-name="ce22">
            <text:p>37</text:p>
          </table:table-cell>
          <table:table-cell office:value-type="float" office:value="32" table:style-name="ce22">
            <text:p>32</text:p>
          </table:table-cell>
          <table:table-cell office:value-type="float" office:value="21" table:style-name="ce22">
            <text:p>21</text:p>
          </table:table-cell>
          <table:table-cell office:value-type="float" office:value="16" table:style-name="ce22">
            <text:p>16</text:p>
          </table:table-cell>
          <table:table-cell office:value-type="float" office:value="11" table:style-name="ce23">
            <text:p>11</text:p>
          </table:table-cell>
          <table:table-cell office:value-type="float" office:value="38" table:style-name="ce22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18">
            <text:p>計</text:p>
          </table:table-cell>
          <table:table-cell office:value-type="float" office:value="12716" table:style-name="ce16">
            <text:p>12,716</text:p>
          </table:table-cell>
          <table:table-cell office:value-type="float" office:value="691" table:style-name="ce16">
            <text:p>691</text:p>
          </table:table-cell>
          <table:table-cell office:value-type="float" office:value="154" table:style-name="ce16">
            <text:p>154</text:p>
          </table:table-cell>
          <table:table-cell office:value-type="float" office:value="145" table:style-name="ce16">
            <text:p>145</text:p>
          </table:table-cell>
          <table:table-cell office:value-type="float" office:value="147" table:style-name="ce16">
            <text:p>147</text:p>
          </table:table-cell>
          <table:table-cell office:value-type="float" office:value="124" table:style-name="ce16">
            <text:p>124</text:p>
          </table:table-cell>
          <table:table-cell office:value-type="float" office:value="121" table:style-name="ce16">
            <text:p>121</text:p>
          </table:table-cell>
          <table:table-cell office:value-type="float" office:value="442" table:style-name="ce16">
            <text:p>442</text:p>
          </table:table-cell>
          <table:table-cell office:value-type="float" office:value="106" table:style-name="ce16">
            <text:p>106</text:p>
          </table:table-cell>
          <table:table-cell office:value-type="float" office:value="73" table:style-name="ce16">
            <text:p>73</text:p>
          </table:table-cell>
          <table:table-cell office:value-type="float" office:value="79" table:style-name="ce16">
            <text:p>79</text:p>
          </table:table-cell>
          <table:table-cell office:value-type="float" office:value="88" table:style-name="ce16">
            <text:p>88</text:p>
          </table:table-cell>
          <table:table-cell office:value-type="float" office:value="96" table:style-name="ce17">
            <text:p>96</text:p>
          </table:table-cell>
          <table:table-cell office:value-type="float" office:value="453" table:style-name="ce16">
            <text:p>453</text:p>
          </table:table-cell>
          <table:table-cell office:value-type="float" office:value="89" table:style-name="ce16">
            <text:p>89</text:p>
          </table:table-cell>
          <table:table-cell office:value-type="float" office:value="101" table:style-name="ce16">
            <text:p>101</text:p>
          </table:table-cell>
          <table:table-cell office:value-type="float" office:value="72" table:style-name="ce16">
            <text:p>72</text:p>
          </table:table-cell>
          <table:table-cell office:value-type="float" office:value="73" table:style-name="ce16">
            <text:p>73</text:p>
          </table:table-cell>
          <table:table-cell office:value-type="float" office:value="118" table:style-name="ce17">
            <text:p>118</text:p>
          </table:table-cell>
          <table:table-cell office:value-type="float" office:value="662" table:style-name="ce16">
            <text:p>662</text:p>
          </table:table-cell>
          <table:table-cell office:value-type="float" office:value="101" table:style-name="ce16">
            <text:p>101</text:p>
          </table:table-cell>
          <table:table-cell office:value-type="float" office:value="110" table:style-name="ce16">
            <text:p>110</text:p>
          </table:table-cell>
          <table:table-cell office:value-type="float" office:value="154" table:style-name="ce16">
            <text:p>154</text:p>
          </table:table-cell>
          <table:table-cell office:value-type="float" office:value="145" table:style-name="ce16">
            <text:p>145</text:p>
          </table:table-cell>
          <table:table-cell office:value-type="float" office:value="152" table:style-name="ce17">
            <text:p>152</text:p>
          </table:table-cell>
          <table:table-cell office:value-type="float" office:value="911" table:style-name="ce16">
            <text:p>911</text:p>
          </table:table-cell>
          <table:table-cell office:value-type="float" office:value="171" table:style-name="ce16">
            <text:p>171</text:p>
          </table:table-cell>
          <table:table-cell office:value-type="float" office:value="163" table:style-name="ce16">
            <text:p>163</text:p>
          </table:table-cell>
          <table:table-cell office:value-type="float" office:value="152" table:style-name="ce16">
            <text:p>152</text:p>
          </table:table-cell>
          <table:table-cell office:value-type="float" office:value="223" table:style-name="ce16">
            <text:p>223</text:p>
          </table:table-cell>
          <table:table-cell office:value-type="float" office:value="202" table:style-name="ce17">
            <text:p>202</text:p>
          </table:table-cell>
          <table:table-cell office:value-type="float" office:value="1039" table:style-name="ce16">
            <text:p>1,039</text:p>
          </table:table-cell>
          <table:table-cell office:value-type="float" office:value="219" table:style-name="ce16">
            <text:p>219</text:p>
          </table:table-cell>
          <table:table-cell office:value-type="float" office:value="235" table:style-name="ce16">
            <text:p>235</text:p>
          </table:table-cell>
          <table:table-cell office:value-type="float" office:value="184" table:style-name="ce16">
            <text:p>184</text:p>
          </table:table-cell>
          <table:table-cell office:value-type="float" office:value="224" table:style-name="ce16">
            <text:p>224</text:p>
          </table:table-cell>
          <table:table-cell office:value-type="float" office:value="177" table:style-name="ce17">
            <text:p>177</text:p>
          </table:table-cell>
          <table:table-cell office:value-type="float" office:value="965" table:style-name="ce16">
            <text:p>965</text:p>
          </table:table-cell>
          <table:table-cell office:value-type="float" office:value="177" table:style-name="ce16">
            <text:p>177</text:p>
          </table:table-cell>
          <table:table-cell office:value-type="float" office:value="167" table:style-name="ce16">
            <text:p>167</text:p>
          </table:table-cell>
          <table:table-cell office:value-type="float" office:value="220" table:style-name="ce16">
            <text:p>220</text:p>
          </table:table-cell>
          <table:table-cell office:value-type="float" office:value="192" table:style-name="ce16">
            <text:p>192</text:p>
          </table:table-cell>
          <table:table-cell office:value-type="float" office:value="209" table:style-name="ce17">
            <text:p>209</text:p>
          </table:table-cell>
          <table:table-cell office:value-type="float" office:value="1054" table:style-name="ce16">
            <text:p>1,054</text:p>
          </table:table-cell>
          <table:table-cell office:value-type="float" office:value="212" table:style-name="ce16">
            <text:p>212</text:p>
          </table:table-cell>
          <table:table-cell office:value-type="float" office:value="211" table:style-name="ce16">
            <text:p>211</text:p>
          </table:table-cell>
          <table:table-cell office:value-type="float" office:value="226" table:style-name="ce16">
            <text:p>226</text:p>
          </table:table-cell>
          <table:table-cell office:value-type="float" office:value="224" table:style-name="ce16">
            <text:p>224</text:p>
          </table:table-cell>
          <table:table-cell office:value-type="float" office:value="181" table:style-name="ce17">
            <text:p>181</text:p>
          </table:table-cell>
          <table:table-cell office:value-type="float" office:value="987" table:style-name="ce16">
            <text:p>987</text:p>
          </table:table-cell>
          <table:table-cell office:value-type="float" office:value="202" table:style-name="ce16">
            <text:p>202</text:p>
          </table:table-cell>
          <table:table-cell office:value-type="float" office:value="192" table:style-name="ce16">
            <text:p>192</text:p>
          </table:table-cell>
          <table:table-cell office:value-type="float" office:value="203" table:style-name="ce16">
            <text:p>203</text:p>
          </table:table-cell>
          <table:table-cell office:value-type="float" office:value="200" table:style-name="ce16">
            <text:p>200</text:p>
          </table:table-cell>
          <table:table-cell office:value-type="float" office:value="190" table:style-name="ce17">
            <text:p>190</text:p>
          </table:table-cell>
          <table:table-cell office:value-type="float" office:value="1010" table:style-name="ce16">
            <text:p>1,010</text:p>
          </table:table-cell>
          <table:table-cell office:value-type="float" office:value="215" table:style-name="ce16">
            <text:p>215</text:p>
          </table:table-cell>
          <table:table-cell office:value-type="float" office:value="216" table:style-name="ce16">
            <text:p>216</text:p>
          </table:table-cell>
          <table:table-cell office:value-type="float" office:value="201" table:style-name="ce16">
            <text:p>201</text:p>
          </table:table-cell>
          <table:table-cell office:value-type="float" office:value="189" table:style-name="ce16">
            <text:p>189</text:p>
          </table:table-cell>
          <table:table-cell office:value-type="float" office:value="189" table:style-name="ce17">
            <text:p>189</text:p>
          </table:table-cell>
          <table:table-cell office:value-type="float" office:value="1127" table:style-name="ce16">
            <text:p>1,127</text:p>
          </table:table-cell>
          <table:table-cell office:value-type="float" office:value="223" table:style-name="ce16">
            <text:p>223</text:p>
          </table:table-cell>
          <table:table-cell office:value-type="float" office:value="239" table:style-name="ce16">
            <text:p>239</text:p>
          </table:table-cell>
          <table:table-cell office:value-type="float" office:value="217" table:style-name="ce16">
            <text:p>217</text:p>
          </table:table-cell>
          <table:table-cell office:value-type="float" office:value="209" table:style-name="ce16">
            <text:p>209</text:p>
          </table:table-cell>
          <table:table-cell office:value-type="float" office:value="239" table:style-name="ce17">
            <text:p>239</text:p>
          </table:table-cell>
          <table:table-cell office:value-type="float" office:value="1115" table:style-name="ce16">
            <text:p>1,115</text:p>
          </table:table-cell>
          <table:table-cell office:value-type="float" office:value="216" table:style-name="ce16">
            <text:p>216</text:p>
          </table:table-cell>
          <table:table-cell office:value-type="float" office:value="206" table:style-name="ce16">
            <text:p>206</text:p>
          </table:table-cell>
          <table:table-cell office:value-type="float" office:value="257" table:style-name="ce16">
            <text:p>257</text:p>
          </table:table-cell>
          <table:table-cell office:value-type="float" office:value="222" table:style-name="ce16">
            <text:p>222</text:p>
          </table:table-cell>
          <table:table-cell office:value-type="float" office:value="214" table:style-name="ce17">
            <text:p>214</text:p>
          </table:table-cell>
          <table:table-cell office:value-type="float" office:value="936" table:style-name="ce16">
            <text:p>936</text:p>
          </table:table-cell>
          <table:table-cell office:value-type="float" office:value="213" table:style-name="ce16">
            <text:p>213</text:p>
          </table:table-cell>
          <table:table-cell office:value-type="float" office:value="198" table:style-name="ce16">
            <text:p>198</text:p>
          </table:table-cell>
          <table:table-cell office:value-type="float" office:value="195" table:style-name="ce16">
            <text:p>195</text:p>
          </table:table-cell>
          <table:table-cell office:value-type="float" office:value="179" table:style-name="ce16">
            <text:p>179</text:p>
          </table:table-cell>
          <table:table-cell office:value-type="float" office:value="151" table:style-name="ce17">
            <text:p>151</text:p>
          </table:table-cell>
          <table:table-cell office:value-type="float" office:value="515" table:style-name="ce16">
            <text:p>515</text:p>
          </table:table-cell>
          <table:table-cell office:value-type="float" office:value="123" table:style-name="ce16">
            <text:p>123</text:p>
          </table:table-cell>
          <table:table-cell office:value-type="float" office:value="98" table:style-name="ce16">
            <text:p>98</text:p>
          </table:table-cell>
          <table:table-cell office:value-type="float" office:value="107" table:style-name="ce16">
            <text:p>107</text:p>
          </table:table-cell>
          <table:table-cell office:value-type="float" office:value="89" table:style-name="ce16">
            <text:p>89</text:p>
          </table:table-cell>
          <table:table-cell office:value-type="float" office:value="98" table:style-name="ce17">
            <text:p>98</text:p>
          </table:table-cell>
          <table:table-cell office:value-type="float" office:value="285" table:style-name="ce16">
            <text:p>285</text:p>
          </table:table-cell>
          <table:table-cell office:value-type="float" office:value="101" table:style-name="ce16">
            <text:p>101</text:p>
          </table:table-cell>
          <table:table-cell office:value-type="float" office:value="47" table:style-name="ce16">
            <text:p>47</text:p>
          </table:table-cell>
          <table:table-cell office:value-type="float" office:value="52" table:style-name="ce16">
            <text:p>52</text:p>
          </table:table-cell>
          <table:table-cell office:value-type="float" office:value="44" table:style-name="ce16">
            <text:p>44</text:p>
          </table:table-cell>
          <table:table-cell office:value-type="float" office:value="41" table:style-name="ce17">
            <text:p>41</text:p>
          </table:table-cell>
          <table:table-cell office:value-type="float" office:value="195" table:style-name="ce16">
            <text:p>195</text:p>
          </table:table-cell>
          <table:table-cell office:value-type="float" office:value="46" table:style-name="ce16">
            <text:p>46</text:p>
          </table:table-cell>
          <table:table-cell office:value-type="float" office:value="28" table:style-name="ce16">
            <text:p>28</text:p>
          </table:table-cell>
          <table:table-cell office:value-type="float" office:value="35" table:style-name="ce16">
            <text:p>35</text:p>
          </table:table-cell>
          <table:table-cell office:value-type="float" office:value="45" table:style-name="ce16">
            <text:p>45</text:p>
          </table:table-cell>
          <table:table-cell office:value-type="float" office:value="41" table:style-name="ce17">
            <text:p>41</text:p>
          </table:table-cell>
          <table:table-cell office:value-type="float" office:value="157" table:style-name="ce16">
            <text:p>157</text:p>
          </table:table-cell>
          <table:table-cell office:value-type="float" office:value="34" table:style-name="ce16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0" table:style-name="ce16">
            <text:p>30</text:p>
          </table:table-cell>
          <table:table-cell office:value-type="float" office:value="31" table:style-name="ce16">
            <text:p>31</text:p>
          </table:table-cell>
          <table:table-cell office:value-type="float" office:value="28" table:style-name="ce17">
            <text:p>28</text:p>
          </table:table-cell>
          <table:table-cell office:value-type="float" office:value="95" table:style-name="ce16">
            <text:p>95</text:p>
          </table:table-cell>
          <table:table-cell office:value-type="float" office:value="21" table:style-name="ce16">
            <text:p>21</text:p>
          </table:table-cell>
          <table:table-cell office:value-type="float" office:value="23" table:style-name="ce16">
            <text:p>23</text:p>
          </table:table-cell>
          <table:table-cell office:value-type="float" office:value="17" table:style-name="ce16">
            <text:p>17</text:p>
          </table:table-cell>
          <table:table-cell office:value-type="float" office:value="21" table:style-name="ce16">
            <text:p>21</text:p>
          </table:table-cell>
          <table:table-cell office:value-type="float" office:value="13" table:style-name="ce17">
            <text:p>13</text:p>
          </table:table-cell>
          <table:table-cell office:value-type="float" office:value="55" table:style-name="ce16">
            <text:p>55</text:p>
          </table:table-cell>
          <table:table-cell office:value-type="float" office:value="12" table:style-name="ce16">
            <text:p>12</text:p>
          </table:table-cell>
          <table:table-cell office:value-type="float" office:value="14" table:style-name="ce16">
            <text:p>14</text:p>
          </table:table-cell>
          <table:table-cell office:value-type="float" office:value="7" table:style-name="ce16">
            <text:p>7</text:p>
          </table:table-cell>
          <table:table-cell office:value-type="float" office:value="13" table:style-name="ce16">
            <text:p>13</text:p>
          </table:table-cell>
          <table:table-cell office:value-type="float" office:value="9" table:style-name="ce17">
            <text:p>9</text:p>
          </table:table-cell>
          <table:table-cell office:value-type="float" office:value="20" table:style-name="ce16">
            <text:p>20</text:p>
          </table:table-cell>
          <table:table-cell office:value-type="float" office:value="8" table:style-name="ce16">
            <text:p>8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office:value-type="string" table:style-name="ce20">
            <text:p>連江縣</text:p>
          </table:table-cell>
          <table:table-cell office:value-type="string" table:style-name="ce18">
            <text:p>男</text:p>
          </table:table-cell>
          <table:table-cell office:value-type="float" office:value="7244" table:style-name="ce16">
            <text:p>7,244</text:p>
          </table:table-cell>
          <table:table-cell office:value-type="float" office:value="346" table:style-name="ce16">
            <text:p>346</text:p>
          </table:table-cell>
          <table:table-cell office:value-type="float" office:value="80" table:style-name="ce16">
            <text:p>80</text:p>
          </table:table-cell>
          <table:table-cell office:value-type="float" office:value="83" table:style-name="ce16">
            <text:p>83</text:p>
          </table:table-cell>
          <table:table-cell office:value-type="float" office:value="66" table:style-name="ce16">
            <text:p>66</text:p>
          </table:table-cell>
          <table:table-cell office:value-type="float" office:value="53" table:style-name="ce16">
            <text:p>53</text:p>
          </table:table-cell>
          <table:table-cell office:value-type="float" office:value="64" table:style-name="ce16">
            <text:p>64</text:p>
          </table:table-cell>
          <table:table-cell office:value-type="float" office:value="242" table:style-name="ce16">
            <text:p>242</text:p>
          </table:table-cell>
          <table:table-cell office:value-type="float" office:value="58" table:style-name="ce16">
            <text:p>58</text:p>
          </table:table-cell>
          <table:table-cell office:value-type="float" office:value="36" table:style-name="ce16">
            <text:p>36</text:p>
          </table:table-cell>
          <table:table-cell office:value-type="float" office:value="42" table:style-name="ce16">
            <text:p>42</text:p>
          </table:table-cell>
          <table:table-cell office:value-type="float" office:value="56" table:style-name="ce16">
            <text:p>56</text:p>
          </table:table-cell>
          <table:table-cell office:value-type="float" office:value="50" table:style-name="ce17">
            <text:p>50</text:p>
          </table:table-cell>
          <table:table-cell office:value-type="float" office:value="252" table:style-name="ce16">
            <text:p>252</text:p>
          </table:table-cell>
          <table:table-cell office:value-type="float" office:value="45" table:style-name="ce16">
            <text:p>45</text:p>
          </table:table-cell>
          <table:table-cell office:value-type="float" office:value="58" table:style-name="ce16">
            <text:p>58</text:p>
          </table:table-cell>
          <table:table-cell office:value-type="float" office:value="38" table:style-name="ce16">
            <text:p>38</text:p>
          </table:table-cell>
          <table:table-cell office:value-type="float" office:value="45" table:style-name="ce16">
            <text:p>45</text:p>
          </table:table-cell>
          <table:table-cell office:value-type="float" office:value="66" table:style-name="ce17">
            <text:p>66</text:p>
          </table:table-cell>
          <table:table-cell office:value-type="float" office:value="369" table:style-name="ce16">
            <text:p>369</text:p>
          </table:table-cell>
          <table:table-cell office:value-type="float" office:value="59" table:style-name="ce16">
            <text:p>59</text:p>
          </table:table-cell>
          <table:table-cell office:value-type="float" office:value="60" table:style-name="ce16">
            <text:p>60</text:p>
          </table:table-cell>
          <table:table-cell office:value-type="float" office:value="88" table:style-name="ce16">
            <text:p>88</text:p>
          </table:table-cell>
          <table:table-cell office:value-type="float" office:value="81" table:style-name="ce16">
            <text:p>81</text:p>
          </table:table-cell>
          <table:table-cell office:value-type="float" office:value="81" table:style-name="ce17">
            <text:p>81</text:p>
          </table:table-cell>
          <table:table-cell office:value-type="float" office:value="509" table:style-name="ce16">
            <text:p>509</text:p>
          </table:table-cell>
          <table:table-cell office:value-type="float" office:value="87" table:style-name="ce16">
            <text:p>87</text:p>
          </table:table-cell>
          <table:table-cell office:value-type="float" office:value="89" table:style-name="ce16">
            <text:p>89</text:p>
          </table:table-cell>
          <table:table-cell office:value-type="float" office:value="77" table:style-name="ce16">
            <text:p>77</text:p>
          </table:table-cell>
          <table:table-cell office:value-type="float" office:value="135" table:style-name="ce16">
            <text:p>135</text:p>
          </table:table-cell>
          <table:table-cell office:value-type="float" office:value="121" table:style-name="ce17">
            <text:p>121</text:p>
          </table:table-cell>
          <table:table-cell office:value-type="float" office:value="612" table:style-name="ce16">
            <text:p>612</text:p>
          </table:table-cell>
          <table:table-cell office:value-type="float" office:value="130" table:style-name="ce16">
            <text:p>130</text:p>
          </table:table-cell>
          <table:table-cell office:value-type="float" office:value="143" table:style-name="ce16">
            <text:p>143</text:p>
          </table:table-cell>
          <table:table-cell office:value-type="float" office:value="104" table:style-name="ce16">
            <text:p>104</text:p>
          </table:table-cell>
          <table:table-cell office:value-type="float" office:value="140" table:style-name="ce16">
            <text:p>140</text:p>
          </table:table-cell>
          <table:table-cell office:value-type="float" office:value="95" table:style-name="ce17">
            <text:p>95</text:p>
          </table:table-cell>
          <table:table-cell office:value-type="float" office:value="539" table:style-name="ce16">
            <text:p>539</text:p>
          </table:table-cell>
          <table:table-cell office:value-type="float" office:value="101" table:style-name="ce16">
            <text:p>101</text:p>
          </table:table-cell>
          <table:table-cell office:value-type="float" office:value="95" table:style-name="ce16">
            <text:p>95</text:p>
          </table:table-cell>
          <table:table-cell office:value-type="float" office:value="118" table:style-name="ce16">
            <text:p>118</text:p>
          </table:table-cell>
          <table:table-cell office:value-type="float" office:value="112" table:style-name="ce16">
            <text:p>112</text:p>
          </table:table-cell>
          <table:table-cell office:value-type="float" office:value="113" table:style-name="ce17">
            <text:p>113</text:p>
          </table:table-cell>
          <table:table-cell office:value-type="float" office:value="580" table:style-name="ce16">
            <text:p>580</text:p>
          </table:table-cell>
          <table:table-cell office:value-type="float" office:value="114" table:style-name="ce16">
            <text:p>114</text:p>
          </table:table-cell>
          <table:table-cell office:value-type="float" office:value="107" table:style-name="ce16">
            <text:p>107</text:p>
          </table:table-cell>
          <table:table-cell office:value-type="float" office:value="135" table:style-name="ce16">
            <text:p>135</text:p>
          </table:table-cell>
          <table:table-cell office:value-type="float" office:value="123" table:style-name="ce16">
            <text:p>123</text:p>
          </table:table-cell>
          <table:table-cell office:value-type="float" office:value="101" table:style-name="ce17">
            <text:p>101</text:p>
          </table:table-cell>
          <table:table-cell office:value-type="float" office:value="545" table:style-name="ce16">
            <text:p>545</text:p>
          </table:table-cell>
          <table:table-cell office:value-type="float" office:value="100" table:style-name="ce16">
            <text:p>100</text:p>
          </table:table-cell>
          <table:table-cell office:value-type="float" office:value="109" table:style-name="ce16">
            <text:p>109</text:p>
          </table:table-cell>
          <table:table-cell office:value-type="float" office:value="116" table:style-name="ce16">
            <text:p>116</text:p>
          </table:table-cell>
          <table:table-cell office:value-type="float" office:value="115" table:style-name="ce16">
            <text:p>115</text:p>
          </table:table-cell>
          <table:table-cell office:value-type="float" office:value="105" table:style-name="ce17">
            <text:p>105</text:p>
          </table:table-cell>
          <table:table-cell office:value-type="float" office:value="618" table:style-name="ce16">
            <text:p>618</text:p>
          </table:table-cell>
          <table:table-cell office:value-type="float" office:value="126" table:style-name="ce16">
            <text:p>126</text:p>
          </table:table-cell>
          <table:table-cell office:value-type="float" office:value="134" table:style-name="ce16">
            <text:p>134</text:p>
          </table:table-cell>
          <table:table-cell office:value-type="float" office:value="119" table:style-name="ce16">
            <text:p>119</text:p>
          </table:table-cell>
          <table:table-cell office:value-type="float" office:value="124" table:style-name="ce16">
            <text:p>124</text:p>
          </table:table-cell>
          <table:table-cell office:value-type="float" office:value="115" table:style-name="ce17">
            <text:p>115</text:p>
          </table:table-cell>
          <table:table-cell office:value-type="float" office:value="687" table:style-name="ce16">
            <text:p>687</text:p>
          </table:table-cell>
          <table:table-cell office:value-type="float" office:value="130" table:style-name="ce16">
            <text:p>130</text:p>
          </table:table-cell>
          <table:table-cell office:value-type="float" office:value="142" table:style-name="ce16">
            <text:p>142</text:p>
          </table:table-cell>
          <table:table-cell office:value-type="float" office:value="138" table:style-name="ce16">
            <text:p>138</text:p>
          </table:table-cell>
          <table:table-cell office:value-type="float" office:value="131" table:style-name="ce16">
            <text:p>131</text:p>
          </table:table-cell>
          <table:table-cell office:value-type="float" office:value="146" table:style-name="ce17">
            <text:p>146</text:p>
          </table:table-cell>
          <table:table-cell office:value-type="float" office:value="676" table:style-name="ce16">
            <text:p>676</text:p>
          </table:table-cell>
          <table:table-cell office:value-type="float" office:value="129" table:style-name="ce16">
            <text:p>129</text:p>
          </table:table-cell>
          <table:table-cell office:value-type="float" office:value="119" table:style-name="ce16">
            <text:p>119</text:p>
          </table:table-cell>
          <table:table-cell office:value-type="float" office:value="157" table:style-name="ce16">
            <text:p>157</text:p>
          </table:table-cell>
          <table:table-cell office:value-type="float" office:value="145" table:style-name="ce16">
            <text:p>145</text:p>
          </table:table-cell>
          <table:table-cell office:value-type="float" office:value="126" table:style-name="ce17">
            <text:p>126</text:p>
          </table:table-cell>
          <table:table-cell office:value-type="float" office:value="567" table:style-name="ce16">
            <text:p>567</text:p>
          </table:table-cell>
          <table:table-cell office:value-type="float" office:value="134" table:style-name="ce16">
            <text:p>134</text:p>
          </table:table-cell>
          <table:table-cell office:value-type="float" office:value="101" table:style-name="ce16">
            <text:p>101</text:p>
          </table:table-cell>
          <table:table-cell office:value-type="float" office:value="129" table:style-name="ce16">
            <text:p>129</text:p>
          </table:table-cell>
          <table:table-cell office:value-type="float" office:value="114" table:style-name="ce16">
            <text:p>114</text:p>
          </table:table-cell>
          <table:table-cell office:value-type="float" office:value="89" table:style-name="ce17">
            <text:p>89</text:p>
          </table:table-cell>
          <table:table-cell office:value-type="float" office:value="284" table:style-name="ce16">
            <text:p>284</text:p>
          </table:table-cell>
          <table:table-cell office:value-type="float" office:value="74" table:style-name="ce16">
            <text:p>74</text:p>
          </table:table-cell>
          <table:table-cell office:value-type="float" office:value="61" table:style-name="ce16">
            <text:p>61</text:p>
          </table:table-cell>
          <table:table-cell office:value-type="float" office:value="61" table:style-name="ce16">
            <text:p>61</text:p>
          </table:table-cell>
          <table:table-cell office:value-type="float" office:value="40" table:style-name="ce16">
            <text:p>40</text:p>
          </table:table-cell>
          <table:table-cell office:value-type="float" office:value="48" table:style-name="ce17">
            <text:p>48</text:p>
          </table:table-cell>
          <table:table-cell office:value-type="float" office:value="173" table:style-name="ce16">
            <text:p>173</text:p>
          </table:table-cell>
          <table:table-cell office:value-type="float" office:value="64" table:style-name="ce16">
            <text:p>64</text:p>
          </table:table-cell>
          <table:table-cell office:value-type="float" office:value="22" table:style-name="ce16">
            <text:p>22</text:p>
          </table:table-cell>
          <table:table-cell office:value-type="float" office:value="36" table:style-name="ce16">
            <text:p>36</text:p>
          </table:table-cell>
          <table:table-cell office:value-type="float" office:value="32" table:style-name="ce16">
            <text:p>32</text:p>
          </table:table-cell>
          <table:table-cell office:value-type="float" office:value="19" table:style-name="ce17">
            <text:p>19</text:p>
          </table:table-cell>
          <table:table-cell office:value-type="float" office:value="111" table:style-name="ce16">
            <text:p>111</text:p>
          </table:table-cell>
          <table:table-cell office:value-type="float" office:value="27" table:style-name="ce16">
            <text:p>27</text:p>
          </table:table-cell>
          <table:table-cell office:value-type="float" office:value="20" table:style-name="ce16">
            <text:p>20</text:p>
          </table:table-cell>
          <table:table-cell office:value-type="float" office:value="22" table:style-name="ce16">
            <text:p>22</text:p>
          </table:table-cell>
          <table:table-cell office:value-type="float" office:value="23" table:style-name="ce16">
            <text:p>23</text:p>
          </table:table-cell>
          <table:table-cell office:value-type="float" office:value="19" table:style-name="ce17">
            <text:p>19</text:p>
          </table:table-cell>
          <table:table-cell office:value-type="float" office:value="68" table:style-name="ce16">
            <text:p>68</text:p>
          </table:table-cell>
          <table:table-cell office:value-type="float" office:value="18" table:style-name="ce16">
            <text:p>18</text:p>
          </table:table-cell>
          <table:table-cell office:value-type="float" office:value="16" table:style-name="ce16">
            <text:p>16</text:p>
          </table:table-cell>
          <table:table-cell office:value-type="float" office:value="14" table:style-name="ce16">
            <text:p>14</text:p>
          </table:table-cell>
          <table:table-cell office:value-type="float" office:value="9" table:style-name="ce16">
            <text:p>9</text:p>
          </table:table-cell>
          <table:table-cell office:value-type="float" office:value="11" table:style-name="ce17">
            <text:p>11</text:p>
          </table:table-cell>
          <table:table-cell office:value-type="float" office:value="36" table:style-name="ce16">
            <text:p>36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6">
            <text:p>9</text:p>
          </table:table-cell>
          <table:table-cell office:value-type="float" office:value="5" table:style-name="ce16">
            <text:p>5</text:p>
          </table:table-cell>
          <table:table-cell office:value-type="float" office:value="7" table:style-name="ce16">
            <text:p>7</text:p>
          </table:table-cell>
          <table:table-cell office:value-type="float" office:value="8" table:style-name="ce17">
            <text:p>8</text:p>
          </table:table-cell>
          <table:table-cell office:value-type="float" office:value="20" table:style-name="ce16">
            <text:p>20</text:p>
          </table:table-cell>
          <table:table-cell office:value-type="float" office:value="3" table:style-name="ce16">
            <text:p>3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7">
            <text:p>5</text:p>
          </table:table-cell>
          <table:table-cell office:value-type="float" office:value="8" table:style-name="ce16">
            <text:p>8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—</text:p>
          </table:table-cell>
          <table:table-cell office:value-type="float" office:value="2" table:style-name="ce16">
            <text:p>2</text:p>
          </table:table-cell>
          <table:table-cell table:number-columns-repeated="16260"/>
        </table:table-row>
        <table:table-row table:style-name="ro3">
          <table:table-cell table:style-name="ce19"/>
          <table:table-cell office:value-type="string" table:style-name="ce18">
            <text:p>女</text:p>
          </table:table-cell>
          <table:table-cell office:value-type="float" office:value="5472" table:style-name="ce16">
            <text:p>5,472</text:p>
          </table:table-cell>
          <table:table-cell office:value-type="float" office:value="345" table:style-name="ce17">
            <text:p>345</text:p>
          </table:table-cell>
          <table:table-cell office:value-type="float" office:value="74" table:style-name="ce16">
            <text:p>74</text:p>
          </table:table-cell>
          <table:table-cell office:value-type="float" office:value="62" table:style-name="ce16">
            <text:p>62</text:p>
          </table:table-cell>
          <table:table-cell office:value-type="float" office:value="81" table:style-name="ce16">
            <text:p>81</text:p>
          </table:table-cell>
          <table:table-cell office:value-type="float" office:value="71" table:style-name="ce16">
            <text:p>71</text:p>
          </table:table-cell>
          <table:table-cell office:value-type="float" office:value="57" table:style-name="ce16">
            <text:p>57</text:p>
          </table:table-cell>
          <table:table-cell office:value-type="float" office:value="200" table:style-name="ce16">
            <text:p>200</text:p>
          </table:table-cell>
          <table:table-cell office:value-type="float" office:value="48" table:style-name="ce16">
            <text:p>48</text:p>
          </table:table-cell>
          <table:table-cell office:value-type="float" office:value="37" table:style-name="ce16">
            <text:p>37</text:p>
          </table:table-cell>
          <table:table-cell office:value-type="float" office:value="37" table:style-name="ce16">
            <text:p>37</text:p>
          </table:table-cell>
          <table:table-cell office:value-type="float" office:value="32" table:style-name="ce16">
            <text:p>32</text:p>
          </table:table-cell>
          <table:table-cell office:value-type="float" office:value="46" table:style-name="ce17">
            <text:p>46</text:p>
          </table:table-cell>
          <table:table-cell office:value-type="float" office:value="201" table:style-name="ce16">
            <text:p>201</text:p>
          </table:table-cell>
          <table:table-cell office:value-type="float" office:value="44" table:style-name="ce16">
            <text:p>44</text:p>
          </table:table-cell>
          <table:table-cell office:value-type="float" office:value="43" table:style-name="ce16">
            <text:p>43</text:p>
          </table:table-cell>
          <table:table-cell office:value-type="float" office:value="34" table:style-name="ce16">
            <text:p>34</text:p>
          </table:table-cell>
          <table:table-cell office:value-type="float" office:value="28" table:style-name="ce16">
            <text:p>28</text:p>
          </table:table-cell>
          <table:table-cell office:value-type="float" office:value="52" table:style-name="ce17">
            <text:p>52</text:p>
          </table:table-cell>
          <table:table-cell office:value-type="float" office:value="293" table:style-name="ce16">
            <text:p>293</text:p>
          </table:table-cell>
          <table:table-cell office:value-type="float" office:value="42" table:style-name="ce16">
            <text:p>42</text:p>
          </table:table-cell>
          <table:table-cell office:value-type="float" office:value="50" table:style-name="ce16">
            <text:p>50</text:p>
          </table:table-cell>
          <table:table-cell office:value-type="float" office:value="66" table:style-name="ce16">
            <text:p>66</text:p>
          </table:table-cell>
          <table:table-cell office:value-type="float" office:value="64" table:style-name="ce16">
            <text:p>64</text:p>
          </table:table-cell>
          <table:table-cell office:value-type="float" office:value="71" table:style-name="ce17">
            <text:p>71</text:p>
          </table:table-cell>
          <table:table-cell office:value-type="float" office:value="402" table:style-name="ce16">
            <text:p>402</text:p>
          </table:table-cell>
          <table:table-cell office:value-type="float" office:value="84" table:style-name="ce16">
            <text:p>84</text:p>
          </table:table-cell>
          <table:table-cell office:value-type="float" office:value="74" table:style-name="ce16">
            <text:p>74</text:p>
          </table:table-cell>
          <table:table-cell office:value-type="float" office:value="75" table:style-name="ce16">
            <text:p>75</text:p>
          </table:table-cell>
          <table:table-cell office:value-type="float" office:value="88" table:style-name="ce16">
            <text:p>88</text:p>
          </table:table-cell>
          <table:table-cell office:value-type="float" office:value="81" table:style-name="ce17">
            <text:p>81</text:p>
          </table:table-cell>
          <table:table-cell office:value-type="float" office:value="427" table:style-name="ce16">
            <text:p>427</text:p>
          </table:table-cell>
          <table:table-cell office:value-type="float" office:value="89" table:style-name="ce16">
            <text:p>89</text:p>
          </table:table-cell>
          <table:table-cell office:value-type="float" office:value="92" table:style-name="ce16">
            <text:p>92</text:p>
          </table:table-cell>
          <table:table-cell office:value-type="float" office:value="80" table:style-name="ce16">
            <text:p>80</text:p>
          </table:table-cell>
          <table:table-cell office:value-type="float" office:value="84" table:style-name="ce16">
            <text:p>84</text:p>
          </table:table-cell>
          <table:table-cell office:value-type="float" office:value="82" table:style-name="ce17">
            <text:p>82</text:p>
          </table:table-cell>
          <table:table-cell office:value-type="float" office:value="426" table:style-name="ce16">
            <text:p>426</text:p>
          </table:table-cell>
          <table:table-cell office:value-type="float" office:value="76" table:style-name="ce16">
            <text:p>76</text:p>
          </table:table-cell>
          <table:table-cell office:value-type="float" office:value="72" table:style-name="ce16">
            <text:p>72</text:p>
          </table:table-cell>
          <table:table-cell office:value-type="float" office:value="102" table:style-name="ce16">
            <text:p>102</text:p>
          </table:table-cell>
          <table:table-cell office:value-type="float" office:value="80" table:style-name="ce16">
            <text:p>80</text:p>
          </table:table-cell>
          <table:table-cell office:value-type="float" office:value="96" table:style-name="ce17">
            <text:p>96</text:p>
          </table:table-cell>
          <table:table-cell office:value-type="float" office:value="474" table:style-name="ce16">
            <text:p>474</text:p>
          </table:table-cell>
          <table:table-cell office:value-type="float" office:value="98" table:style-name="ce16">
            <text:p>98</text:p>
          </table:table-cell>
          <table:table-cell office:value-type="float" office:value="104" table:style-name="ce16">
            <text:p>104</text:p>
          </table:table-cell>
          <table:table-cell office:value-type="float" office:value="91" table:style-name="ce16">
            <text:p>91</text:p>
          </table:table-cell>
          <table:table-cell office:value-type="float" office:value="101" table:style-name="ce16">
            <text:p>101</text:p>
          </table:table-cell>
          <table:table-cell office:value-type="float" office:value="80" table:style-name="ce17">
            <text:p>80</text:p>
          </table:table-cell>
          <table:table-cell office:value-type="float" office:value="442" table:style-name="ce16">
            <text:p>442</text:p>
          </table:table-cell>
          <table:table-cell office:value-type="float" office:value="102" table:style-name="ce16">
            <text:p>102</text:p>
          </table:table-cell>
          <table:table-cell office:value-type="float" office:value="83" table:style-name="ce16">
            <text:p>83</text:p>
          </table:table-cell>
          <table:table-cell office:value-type="float" office:value="87" table:style-name="ce16">
            <text:p>87</text:p>
          </table:table-cell>
          <table:table-cell office:value-type="float" office:value="85" table:style-name="ce16">
            <text:p>85</text:p>
          </table:table-cell>
          <table:table-cell office:value-type="float" office:value="85" table:style-name="ce17">
            <text:p>85</text:p>
          </table:table-cell>
          <table:table-cell office:value-type="float" office:value="392" table:style-name="ce16">
            <text:p>392</text:p>
          </table:table-cell>
          <table:table-cell office:value-type="float" office:value="89" table:style-name="ce16">
            <text:p>89</text:p>
          </table:table-cell>
          <table:table-cell office:value-type="float" office:value="82" table:style-name="ce16">
            <text:p>82</text:p>
          </table:table-cell>
          <table:table-cell office:value-type="float" office:value="82" table:style-name="ce16">
            <text:p>82</text:p>
          </table:table-cell>
          <table:table-cell office:value-type="float" office:value="65" table:style-name="ce16">
            <text:p>65</text:p>
          </table:table-cell>
          <table:table-cell office:value-type="float" office:value="74" table:style-name="ce17">
            <text:p>74</text:p>
          </table:table-cell>
          <table:table-cell office:value-type="float" office:value="440" table:style-name="ce16">
            <text:p>440</text:p>
          </table:table-cell>
          <table:table-cell office:value-type="float" office:value="93" table:style-name="ce16">
            <text:p>93</text:p>
          </table:table-cell>
          <table:table-cell office:value-type="float" office:value="97" table:style-name="ce16">
            <text:p>97</text:p>
          </table:table-cell>
          <table:table-cell office:value-type="float" office:value="79" table:style-name="ce16">
            <text:p>79</text:p>
          </table:table-cell>
          <table:table-cell office:value-type="float" office:value="78" table:style-name="ce16">
            <text:p>78</text:p>
          </table:table-cell>
          <table:table-cell office:value-type="float" office:value="93" table:style-name="ce17">
            <text:p>93</text:p>
          </table:table-cell>
          <table:table-cell office:value-type="float" office:value="439" table:style-name="ce16">
            <text:p>439</text:p>
          </table:table-cell>
          <table:table-cell office:value-type="float" office:value="87" table:style-name="ce16">
            <text:p>87</text:p>
          </table:table-cell>
          <table:table-cell office:value-type="float" office:value="87" table:style-name="ce16">
            <text:p>87</text:p>
          </table:table-cell>
          <table:table-cell office:value-type="float" office:value="100" table:style-name="ce16">
            <text:p>100</text:p>
          </table:table-cell>
          <table:table-cell office:value-type="float" office:value="77" table:style-name="ce16">
            <text:p>77</text:p>
          </table:table-cell>
          <table:table-cell office:value-type="float" office:value="88" table:style-name="ce17">
            <text:p>88</text:p>
          </table:table-cell>
          <table:table-cell office:value-type="float" office:value="369" table:style-name="ce16">
            <text:p>369</text:p>
          </table:table-cell>
          <table:table-cell office:value-type="float" office:value="79" table:style-name="ce16">
            <text:p>79</text:p>
          </table:table-cell>
          <table:table-cell office:value-type="float" office:value="97" table:style-name="ce16">
            <text:p>97</text:p>
          </table:table-cell>
          <table:table-cell office:value-type="float" office:value="66" table:style-name="ce16">
            <text:p>66</text:p>
          </table:table-cell>
          <table:table-cell office:value-type="float" office:value="65" table:style-name="ce16">
            <text:p>65</text:p>
          </table:table-cell>
          <table:table-cell office:value-type="float" office:value="62" table:style-name="ce17">
            <text:p>62</text:p>
          </table:table-cell>
          <table:table-cell office:value-type="float" office:value="231" table:style-name="ce16">
            <text:p>231</text:p>
          </table:table-cell>
          <table:table-cell office:value-type="float" office:value="49" table:style-name="ce16">
            <text:p>49</text:p>
          </table:table-cell>
          <table:table-cell office:value-type="float" office:value="37" table:style-name="ce16">
            <text:p>37</text:p>
          </table:table-cell>
          <table:table-cell office:value-type="float" office:value="46" table:style-name="ce16">
            <text:p>46</text:p>
          </table:table-cell>
          <table:table-cell office:value-type="float" office:value="49" table:style-name="ce16">
            <text:p>49</text:p>
          </table:table-cell>
          <table:table-cell office:value-type="float" office:value="50" table:style-name="ce17">
            <text:p>50</text:p>
          </table:table-cell>
          <table:table-cell office:value-type="float" office:value="112" table:style-name="ce16">
            <text:p>112</text:p>
          </table:table-cell>
          <table:table-cell office:value-type="float" office:value="37" table:style-name="ce16">
            <text:p>37</text:p>
          </table:table-cell>
          <table:table-cell office:value-type="float" office:value="25" table:style-name="ce16">
            <text:p>25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office:value-type="float" office:value="22" table:style-name="ce17">
            <text:p>22</text:p>
          </table:table-cell>
          <table:table-cell office:value-type="float" office:value="84" table:style-name="ce16">
            <text:p>84</text:p>
          </table:table-cell>
          <table:table-cell office:value-type="float" office:value="19" table:style-name="ce16">
            <text:p>19</text:p>
          </table:table-cell>
          <table:table-cell office:value-type="float" office:value="8" table:style-name="ce16">
            <text:p>8</text:p>
          </table:table-cell>
          <table:table-cell office:value-type="float" office:value="13" table:style-name="ce16">
            <text:p>13</text:p>
          </table:table-cell>
          <table:table-cell office:value-type="float" office:value="22" table:style-name="ce16">
            <text:p>22</text:p>
          </table:table-cell>
          <table:table-cell office:value-type="float" office:value="22" table:style-name="ce17">
            <text:p>22</text:p>
          </table:table-cell>
          <table:table-cell office:value-type="float" office:value="89" table:style-name="ce16">
            <text:p>89</text:p>
          </table:table-cell>
          <table:table-cell office:value-type="float" office:value="16" table:style-name="ce16">
            <text:p>16</text:p>
          </table:table-cell>
          <table:table-cell office:value-type="float" office:value="18" table:style-name="ce16">
            <text:p>18</text:p>
          </table:table-cell>
          <table:table-cell office:value-type="float" office:value="16" table:style-name="ce16">
            <text:p>16</text:p>
          </table:table-cell>
          <table:table-cell office:value-type="float" office:value="22" table:style-name="ce16">
            <text:p>22</text:p>
          </table:table-cell>
          <table:table-cell office:value-type="float" office:value="17" table:style-name="ce17">
            <text:p>17</text:p>
          </table:table-cell>
          <table:table-cell office:value-type="float" office:value="59" table:style-name="ce16">
            <text:p>59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14" table:style-name="ce16">
            <text:p>14</text:p>
          </table:table-cell>
          <table:table-cell office:value-type="float" office:value="5" table:style-name="ce17">
            <text:p>5</text:p>
          </table:table-cell>
          <table:table-cell office:value-type="float" office:value="35" table:style-name="ce16">
            <text:p>35</text:p>
          </table:table-cell>
          <table:table-cell office:value-type="float" office:value="9" table:style-name="ce16">
            <text:p>9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6">
            <text:p>4</text:p>
          </table:table-cell>
          <table:table-cell office:value-type="float" office:value="9" table:style-name="ce16">
            <text:p>9</text:p>
          </table:table-cell>
          <table:table-cell office:value-type="float" office:value="4" table:style-name="ce17">
            <text:p>4</text:p>
          </table:table-cell>
          <table:table-cell office:value-type="float" office:value="12" table:style-name="ce16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6">
            <text:p>—</text:p>
          </table:table-cell>
          <table:table-cell table:number-columns-repeated="16260"/>
        </table:table-row>
        <table:table-row table:style-name="ro5">
          <table:table-cell table:style-name="ce15"/>
          <table:table-cell table:number-columns-repeated="6" table:style-name="ce14"/>
          <table:table-cell table:number-columns-repeated="5" table:style-name="ce11"/>
          <table:table-cell table:style-name="ce13"/>
          <table:table-cell table:style-name="ce11"/>
          <table:table-cell table:style-name="ce12"/>
          <table:table-cell table:number-columns-repeated="106" table:style-name="ce11"/>
          <table:table-cell table:style-name="ce8"/>
          <table:table-cell table:style-name="ce10"/>
          <table:table-cell office:value-type="string" table:style-name="ce9">
            <text:p><text:s text:c="6"/>內政部戶政司 民國106年7月5日編製</text:p>
          </table:table-cell>
          <table:table-cell table:number-columns-repeated="16260" table:style-name="ce8"/>
        </table:table-row>
        <table:table-row table:number-rows-repeated="2" table:style-name="ro6">
          <table:table-cell table:number-columns-repeated="2" table:style-name="ce4"/>
          <table:table-cell table:style-name="ce6"/>
          <table:table-cell table:number-columns-repeated="121" table:style-name="ce7"/>
          <table:table-cell table:number-columns-repeated="16260" table:style-name="ce3"/>
        </table:table-row>
        <table:table-row table:number-rows-repeated="5" table:style-name="ro6">
          <table:table-cell table:number-columns-repeated="2" table:style-name="ce4"/>
          <table:table-cell table:style-name="ce6"/>
          <table:table-cell table:number-columns-repeated="16381" table:style-name="ce3"/>
        </table:table-row>
        <table:table-row table:style-name="ro6">
          <table:table-cell table:number-columns-repeated="2" table:style-name="ce4"/>
          <table:table-cell table:style-name="ce5"/>
          <table:table-cell table:number-columns-repeated="16381" table:style-name="ce3"/>
        </table:table-row>
        <table:table-row table:number-rows-repeated="3" table:style-name="ro6">
          <table:table-cell table:number-columns-repeated="2" table:style-name="ce4"/>
          <table:table-cell table:number-columns-repeated="16382" table:style-name="ce3"/>
        </table:table-row>
        <table:table-row table:number-rows-repeated="8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2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速報-年齡結構-新(列印版)" table:style-name="ta2">
        <table:table-source xlink:href="file:///D:/0662/A.上網月報(含1科)/106年/10606/新表號04,05,速報3階段年齡-連結(公式)檔106.6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速報-年齡結構-新(貼值-上網版)" table:style-name="ta2">
        <table:table-source xlink:href="file:///D:/0662/A.上網月報(含1科)/106年/10606/新表號04,05,速報3階段年齡-連結(公式)檔106.6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05年齡結構-列印版" table:style-name="ta2">
        <table:table-source xlink:href="file:///D:/0662/A.上網月報(含1科)/106年/10606/新表號04,05,速報3階段年齡-連結(公式)檔106.6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6/新表號04,05,速報3階段年齡-連結(公式)檔106.6.xls'#05年齡結構-(貼值-上網版)" table:style-name="ta2">
        <table:table-source xlink:href="file:///D:/0662/A.上網月報(含1科)/106年/10606/新表號04,05,速報3階段年齡-連結(公式)檔106.6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單一年齡.$A$1"/>
        <table:named-expression table:name="\b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新細明體" svg:font-family="新細明體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7-04T08:32:12Z</meta:creation-date>
    <dc:date>2017-07-04T08:33:15Z</dc:date>
  </office:meta>
</office:document-meta>
</file>